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Calibri1" svg:font-family="Calibri1"/>
  </office:font-face-decls>
  <office:automatic-styles>
    <style:style style:name="ce1" style:family="table-cell" style:parent-style-name="Default" style:data-style-name="N0"/>
    <style:style style:name="ce2" style:family="table-cell" style:parent-style-name="Excel_32_Built-in_32_Normal" style:data-style-name="N37">
      <style:table-cell-properties fo:border="thin solid #000000" style:vertical-align="middle" fo:wrap-option="wrap" fo:background-color="transparent" style:cell-protect="protected"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style>
    <style:style style:name="ce3" style:family="table-cell" style:parent-style-name="Excel_32_Built-in_32_Normal" style:data-style-name="N37">
      <style:table-cell-properties fo:border="thin solid #000000" style:vertical-align="automatic" fo:wrap-option="wrap" fo:background-color="transparent" style:cell-protect="protected"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style>
    <style:style style:name="ce4" style:family="table-cell" style:parent-style-name="Excel_32_Built-in_32_Normal" style:data-style-name="N37">
      <style:table-cell-properties style:vertical-align="automatic" fo:background-color="transparent" style:cell-protect="protected"/>
      <style:text-properties fo:color="#000000" style:font-name="Calibri" style:font-name-asian="Calibri" style:font-name-complex="Calibri" fo:font-size="11pt" style:font-size-asian="11pt" style:font-size-complex="11pt"/>
    </style:style>
    <style:style style:name="ce5" style:family="table-cell" style:parent-style-name="Excel_32_Built-in_32_Normal" style:data-style-name="N37">
      <style:table-cell-properties fo:border="thin solid #000000" style:vertical-align="automatic" fo:background-color="#E2F0D9" style:cell-protect="protected"/>
      <style:text-properties fo:color="#000000" style:font-name="Calibri1" style:font-name-asian="Calibri1" style:font-name-complex="Calibri1" fo:font-size="11pt" style:font-size-asian="11pt" style:font-size-complex="11pt"/>
    </style:style>
    <style:style style:name="ce6" style:family="table-cell" style:parent-style-name="Excel_32_Built-in_32_Normal" style:data-style-name="N37">
      <style:table-cell-properties fo:border="thin solid #000000" style:vertical-align="automatic" fo:wrap-option="wrap" fo:background-color="#E2F0D9" style:cell-protect="protected"/>
      <style:text-properties fo:color="#000000" style:font-name="Calibri1" style:font-name-asian="Calibri1" style:font-name-complex="Calibri1" fo:font-size="11pt" style:font-size-asian="11pt" style:font-size-complex="11pt"/>
    </style:style>
    <style:style style:name="ce7" style:family="table-cell" style:parent-style-name="Excel_32_Built-in_32_Normal" style:data-style-name="N37">
      <style:table-cell-properties fo:border="thin solid #000000" style:vertical-align="automatic" fo:background-color="#F6B26B" style:cell-protect="protected"/>
      <style:text-properties fo:color="#000000" style:font-name="Calibri1" style:font-name-asian="Calibri1" style:font-name-complex="Calibri1" fo:font-size="11pt" style:font-size-asian="11pt" style:font-size-complex="11pt"/>
    </style:style>
    <style:style style:name="ce8" style:family="table-cell" style:parent-style-name="Excel_32_Built-in_32_Normal" style:data-style-name="N37">
      <style:table-cell-properties fo:border="thin solid #000000" style:vertical-align="middle" fo:wrap-option="wrap" fo:background-color="#CCFF00" style:cell-protect="protected"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style>
    <style:style style:name="ce9" style:family="table-cell" style:parent-style-name="Excel_32_Built-in_32_Normal" style:data-style-name="N37">
      <style:table-cell-properties fo:border="thin solid #000000" style:vertical-align="middle" fo:wrap-option="wrap" fo:background-color="transparent" style:cell-protect="protected"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10" style:family="table-cell" style:parent-style-name="Excel_32_Built-in_32_Normal" style:data-style-name="N37">
      <style:table-cell-properties fo:border="thin solid #000000" style:vertical-align="middle" fo:wrap-option="wrap" fo:background-color="#FFFFFF" style:cell-protect="protected"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11" style:family="table-cell" style:parent-style-name="Excel_32_Built-in_32_Normal" style:data-style-name="N37">
      <style:table-cell-properties fo:border-top="thin solid #000000" fo:border-bottom="thin solid #000000" fo:border-left="thin solid #000000" fo:border-right="none" style:vertical-align="middle" fo:wrap-option="wrap" fo:background-color="transparent" style:cell-protect="protected"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12" style:family="table-cell" style:parent-style-name="Excel_32_Built-in_32_Normal" style:data-style-name="N37">
      <style:table-cell-properties fo:border="thin solid #000000" style:vertical-align="automatic" fo:background-color="#E2F0D9" style:cell-protect="protected" style:repeat-content="false"/>
      <style:paragraph-properties fo:text-align="center"/>
      <style:text-properties fo:color="#000000" style:font-name="Arial" style:font-name-asian="Arial" style:font-name-complex="Arial" fo:font-size="11pt" style:font-size-asian="11pt" style:font-size-complex="11pt"/>
    </style:style>
    <style:style style:name="ce13" style:family="table-cell" style:parent-style-name="Excel_32_Built-in_32_Normal" style:data-style-name="N37">
      <style:table-cell-properties fo:border="thin solid #000000" style:vertical-align="automatic" fo:wrap-option="wrap" fo:background-color="#E2F0D9" style:cell-protect="protected"/>
      <style:text-properties fo:color="#000000" style:font-name="Arial" style:font-name-asian="Arial" style:font-name-complex="Arial" fo:font-size="11pt" style:font-size-asian="11pt" style:font-size-complex="11pt"/>
    </style:style>
    <style:style style:name="ce14" style:family="table-cell" style:parent-style-name="Excel_32_Built-in_32_Normal" style:data-style-name="N30">
      <style:table-cell-properties fo:border="thin solid #000000" style:vertical-align="automatic" fo:background-color="#E2F0D9" style:cell-protect="protected"/>
      <style:text-properties fo:color="#000000" style:font-name="Calibri1" style:font-name-asian="Calibri1" style:font-name-complex="Calibri1" fo:font-size="11pt" style:font-size-asian="11pt" style:font-size-complex="11pt"/>
    </style:style>
    <style:style style:name="ce15" style:family="table-cell" style:parent-style-name="Excel_32_Built-in_32_Normal" style:data-style-name="N37">
      <style:table-cell-properties fo:border-top="thin solid #000000" fo:border-bottom="thin solid #000000" fo:border-left="thin solid #000000" fo:border-right="none" style:vertical-align="automatic" fo:background-color="#E2F0D9" style:cell-protect="protected"/>
      <style:text-properties fo:color="#000000" style:font-name="Calibri1" style:font-name-asian="Calibri1" style:font-name-complex="Calibri1" fo:font-size="11pt" style:font-size-asian="11pt" style:font-size-complex="11pt"/>
    </style:style>
    <style:style style:name="ce16" style:family="table-cell" style:parent-style-name="Excel_32_Built-in_32_Normal" style:data-style-name="N37">
      <style:table-cell-properties fo:border="thin solid #000000" style:vertical-align="automatic" fo:background-color="#E2F0D9" style:cell-protect="protected"/>
      <style:text-properties fo:color="#000000" style:font-name="Calibri1" style:font-name-asian="Calibri1" style:font-name-complex="Calibri1" fo:font-size="11pt" style:font-size-asian="11pt" style:font-size-complex="11pt" style:text-underline-style="solid" style:text-underline-type="single"/>
    </style:style>
    <style:style style:name="ce17" style:family="table-cell" style:parent-style-name="Excel_32_Built-in_32_Normal" style:data-style-name="N37">
      <style:table-cell-properties fo:border="thin solid #000000" style:vertical-align="middle" fo:background-color="#E2F0D9" style:cell-protect="protected"/>
      <style:text-properties fo:color="#000000" style:font-name="Arial" style:font-name-asian="Arial" style:font-name-complex="Arial" fo:font-size="10pt" style:font-size-asian="10pt" style:font-size-complex="10pt"/>
    </style:style>
    <style:style style:name="ce18" style:family="table-cell" style:parent-style-name="Excel_32_Built-in_32_Normal" style:data-style-name="N37">
      <style:table-cell-properties fo:border="thin solid #000000" style:vertical-align="middle" fo:wrap-option="wrap" fo:background-color="#E2F0D9" style:cell-protect="protected"/>
      <style:text-properties fo:color="#000000" style:font-name="Arial" style:font-name-asian="Arial" style:font-name-complex="Arial" fo:font-size="10pt" style:font-size-asian="10pt" style:font-size-complex="10pt"/>
    </style:style>
    <style:style style:name="ce19" style:family="table-cell" style:parent-style-name="Excel_32_Built-in_32_Normal" style:data-style-name="N37">
      <style:table-cell-properties fo:border="thin solid #000000" style:vertical-align="middle" fo:background-color="#E2F0D9" style:cell-protect="protected"/>
      <style:text-properties fo:color="#000000" style:font-name="Calibri1" style:font-name-asian="Calibri1" style:font-name-complex="Calibri1" fo:font-size="11pt" style:font-size-asian="11pt" style:font-size-complex="11pt"/>
    </style:style>
    <style:style style:name="ce20" style:family="table-cell" style:parent-style-name="Excel_32_Built-in_32_Normal" style:data-style-name="N37">
      <style:table-cell-properties style:vertical-align="automatic" fo:background-color="transparent" style:cell-protect="protected"/>
      <style:text-properties fo:color="#000000" style:font-name="Calibri1" style:font-name-asian="Calibri1" style:font-name-complex="Calibri1" fo:font-size="11pt" style:font-size-asian="11pt" style:font-size-complex="11pt"/>
    </style:style>
    <style:style style:name="ce21" style:family="table-cell" style:parent-style-name="Excel_32_Built-in_32_Normal" style:data-style-name="N37">
      <style:table-cell-properties fo:border="thin solid #000000" style:vertical-align="automatic" fo:background-color="#E2F0D9" style:cell-protect="protected"/>
      <style:text-properties fo:color="#000000" style:font-name="Arial" style:font-name-asian="Arial" style:font-name-complex="Arial" fo:font-size="10pt" style:font-size-asian="10pt" style:font-size-complex="10pt"/>
    </style:style>
    <style:style style:name="ce22" style:family="table-cell" style:parent-style-name="Excel_32_Built-in_32_Normal" style:data-style-name="N37">
      <style:table-cell-properties style:vertical-align="middle" fo:background-color="transparent" style:cell-protect="protected"/>
      <style:text-properties fo:color="#000000" style:font-name="Arial" style:font-name-asian="Arial" style:font-name-complex="Arial" fo:font-size="10pt" style:font-size-asian="10pt" style:font-size-complex="10pt"/>
    </style:style>
    <style:style style:name="ce23" style:family="table-cell" style:parent-style-name="Excel_32_Built-in_32_Normal" style:data-style-name="N37">
      <style:table-cell-properties fo:border="thin solid #000000" style:vertical-align="middle" fo:background-color="#E2F0D9" style:cell-protect="protected"/>
      <style:text-properties fo:color="#000000" style:font-name="Arial" style:font-name-asian="Arial" style:font-name-complex="Arial" fo:font-size="11pt" style:font-size-asian="11pt" style:font-size-complex="11pt"/>
    </style:style>
    <style:style style:name="ce24" style:family="table-cell" style:parent-style-name="Excel_32_Built-in_32_Normal" style:data-style-name="N37">
      <style:table-cell-properties fo:border="thin solid #000000" style:vertical-align="automatic" fo:background-color="#E2F0D9" style:cell-protect="protected" style:repeat-content="false"/>
      <style:paragraph-properties fo:text-align="start" fo:margin-left="0cm"/>
      <style:text-properties fo:color="#000000" style:font-name="Arial" style:font-name-asian="Arial" style:font-name-complex="Arial" fo:font-size="11pt" style:font-size-asian="11pt" style:font-size-complex="11pt"/>
    </style:style>
    <style:style style:name="ce25" style:family="table-cell" style:parent-style-name="Excel_32_Built-in_32_Normal" style:data-style-name="N37">
      <style:table-cell-properties fo:border="thin solid #000000" style:vertical-align="middle" fo:wrap-option="wrap" fo:background-color="#E2F0D9" style:cell-protect="protected"/>
      <style:text-properties fo:color="#000000" style:font-name="Arial" style:font-name-asian="Arial" style:font-name-complex="Arial" fo:font-size="11pt" style:font-size-asian="11pt" style:font-size-complex="11pt"/>
    </style:style>
    <style:style style:name="ce26" style:family="table-cell" style:parent-style-name="Excel_32_Built-in_32_Normal" style:data-style-name="N36">
      <style:table-cell-properties fo:border="thin solid #000000" style:vertical-align="middle" fo:wrap-option="wrap" fo:background-color="#E2F0D9" style:cell-protect="protected"/>
      <style:text-properties fo:color="#000000" style:font-name="Arial" style:font-name-asian="Arial" style:font-name-complex="Arial" fo:font-size="11pt" style:font-size-asian="11pt" style:font-size-complex="11pt"/>
    </style:style>
    <style:style style:name="ce27" style:family="table-cell" style:parent-style-name="Excel_32_Built-in_32_Normal" style:data-style-name="N37">
      <style:table-cell-properties fo:border="thin solid #000000" style:vertical-align="middle" fo:background-color="#E2F0D9" style:cell-protect="protected"/>
      <style:text-properties fo:color="#000000" style:font-name="Calibri1" style:font-name-asian="Calibri1" style:font-name-complex="Calibri1" fo:font-size="10pt" style:font-size-asian="10pt" style:font-size-complex="10pt"/>
    </style:style>
    <style:style style:name="ce28" style:family="table-cell" style:parent-style-name="Excel_32_Built-in_32_Normal" style:data-style-name="N37">
      <style:table-cell-properties fo:border="thin solid #000000" style:vertical-align="automatic" fo:background-color="#E2F0D9" style:cell-protect="protected"/>
      <style:text-properties fo:color="#000000" style:font-name="Arial" style:font-name-asian="Arial" style:font-name-complex="Arial" fo:font-size="11pt" style:font-size-asian="11pt" style:font-size-complex="11pt"/>
    </style:style>
    <style:style style:name="ce29" style:family="table-cell" style:parent-style-name="Excel_32_Built-in_32_Normal" style:data-style-name="N36">
      <style:table-cell-properties fo:border="thin solid #000000" style:vertical-align="automatic" fo:background-color="#E2F0D9" style:cell-protect="protected"/>
      <style:text-properties fo:color="#000000" style:font-name="Arial" style:font-name-asian="Arial" style:font-name-complex="Arial" fo:font-size="11pt" style:font-size-asian="11pt" style:font-size-complex="11pt"/>
    </style:style>
    <style:style style:name="ce30" style:family="table-cell" style:parent-style-name="Excel_32_Built-in_32_Normal" style:data-style-name="N36">
      <style:table-cell-properties fo:border="thin solid #000000" style:vertical-align="automatic" fo:background-color="#E2F0D9" style:cell-protect="protected"/>
      <style:text-properties fo:color="#000000" style:font-name="Calibri1" style:font-name-asian="Calibri1" style:font-name-complex="Calibri1" fo:font-size="11pt" style:font-size-asian="11pt" style:font-size-complex="11pt"/>
    </style:style>
    <style:style style:name="ce31" style:family="table-cell" style:parent-style-name="Excel_32_Built-in_32_Normal" style:data-style-name="N37">
      <style:table-cell-properties fo:border-top="thin solid #000000" fo:border-bottom="none" fo:border-left="thin solid #000000" fo:border-right="thin solid #000000" style:vertical-align="middle" fo:wrap-option="wrap" fo:background-color="transparent" style:cell-protect="protected"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32" style:family="table-cell" style:parent-style-name="Excel_32_Built-in_32_Normal" style:data-style-name="N37">
      <style:table-cell-properties fo:border-top="thin solid #000000" fo:border-bottom="thin solid #000000" fo:border-left="none" fo:border-right="none" style:vertical-align="middle" fo:background-color="#E2F0D9" style:cell-protect="protected"/>
      <style:text-properties fo:color="#000000" style:font-name="Arial" style:font-name-asian="Arial" style:font-name-complex="Arial" fo:font-size="10pt" style:font-size-asian="10pt" style:font-size-complex="10pt"/>
    </style:style>
    <style:style style:name="ce33" style:family="table-cell" style:parent-style-name="Excel_32_Built-in_32_Normal" style:data-style-name="N37">
      <style:table-cell-properties fo:border="thin solid #000000" style:vertical-align="automatic" fo:background-color="#E2F0D9" style:cell-protect="protected" style:repeat-content="false"/>
      <style:paragraph-properties fo:text-align="start" fo:margin-left="0cm"/>
      <style:text-properties fo:color="#212529" style:font-name="Arial" style:font-name-asian="Arial" style:font-name-complex="Arial" fo:font-size="10pt" style:font-size-asian="10pt" style:font-size-complex="10pt"/>
    </style:style>
    <style:style style:name="ce34" style:family="table-cell" style:parent-style-name="Excel_32_Built-in_32_Normal" style:data-style-name="N37">
      <style:table-cell-properties fo:border-top="thin solid #000000" fo:border-bottom="thin solid #000000" fo:border-left="none" fo:border-right="thin solid #000000" style:vertical-align="middle" fo:background-color="#E2F0D9" style:cell-protect="protected"/>
      <style:text-properties fo:color="#000000" style:font-name="Arial" style:font-name-asian="Arial" style:font-name-complex="Arial" fo:font-size="10pt" style:font-size-asian="10pt" style:font-size-complex="10pt"/>
    </style:style>
    <style:style style:name="ce35" style:family="table-cell" style:parent-style-name="Excel_32_Built-in_32_Normal" style:data-style-name="N37">
      <style:table-cell-properties fo:border="thin solid #000000" style:vertical-align="automatic" fo:wrap-option="wrap" fo:background-color="#E2F0D9" style:cell-protect="protected"/>
      <style:text-properties fo:color="#000000" style:font-name="Arial" style:font-name-asian="Arial" style:font-name-complex="Arial" fo:font-size="10pt" style:font-size-asian="10pt" style:font-size-complex="10pt"/>
    </style:style>
    <style:style style:name="ce36" style:family="table-cell" style:parent-style-name="Excel_32_Built-in_32_Normal" style:data-style-name="N37">
      <style:table-cell-properties fo:border-top="none" fo:border-bottom="thin solid #000000" fo:border-left="thin solid #000000" fo:border-right="thin solid #000000" style:vertical-align="automatic" fo:background-color="#E2F0D9" style:cell-protect="protected"/>
      <style:text-properties fo:color="#000000" style:font-name="Arial" style:font-name-asian="Arial" style:font-name-complex="Arial" fo:font-size="11pt" style:font-size-asian="11pt" style:font-size-complex="11pt"/>
    </style:style>
    <style:style style:name="ce37" style:family="table-cell" style:parent-style-name="Excel_32_Built-in_32_Normal" style:data-style-name="N37">
      <style:table-cell-properties fo:border-top="thin solid #000000" fo:border-bottom="none" fo:border-left="thin solid #000000" fo:border-right="thin solid #000000" style:vertical-align="middle" fo:wrap-option="wrap" fo:background-color="#E2F0D9" style:cell-protect="protected"/>
      <style:text-properties fo:color="#000000" style:font-name="Arial" style:font-name-asian="Arial" style:font-name-complex="Arial" fo:font-size="10pt" style:font-size-asian="10pt" style:font-size-complex="10pt"/>
    </style:style>
    <style:style style:name="ce38" style:family="table-cell" style:parent-style-name="Excel_32_Built-in_32_Normal" style:data-style-name="N37">
      <style:table-cell-properties fo:border-top="thin solid #000000" fo:border-bottom="thin solid #000000" fo:border-left="thin solid #000000" fo:border-right="none" style:vertical-align="middle" fo:background-color="#E2F0D9" style:cell-protect="protected"/>
      <style:text-properties fo:color="#000000" style:font-name="Arial" style:font-name-asian="Arial" style:font-name-complex="Arial" fo:font-size="10pt" style:font-size-asian="10pt" style:font-size-complex="10pt"/>
    </style:style>
    <style:style style:name="ce39" style:family="table-cell" style:parent-style-name="Excel_32_Built-in_32_Normal" style:data-style-name="N37">
      <style:table-cell-properties fo:border-top="none" fo:border-bottom="thin solid #000000" fo:border-left="thin solid #000000" fo:border-right="thin solid #000000" style:vertical-align="automatic" fo:background-color="#E2F0D9" style:cell-protect="protected"/>
      <style:text-properties fo:color="#000000" style:font-name="Arial" style:font-name-asian="Arial" style:font-name-complex="Arial" fo:font-size="10pt" style:font-size-asian="10pt" style:font-size-complex="10pt"/>
    </style:style>
    <style:style style:name="ce40" style:family="table-cell" style:parent-style-name="Excel_32_Built-in_32_Normal" style:data-style-name="N37">
      <style:table-cell-properties fo:border-top="none" fo:border-bottom="thin solid #000000" fo:border-left="thin solid #000000" fo:border-right="thin solid #000000" style:vertical-align="automatic" fo:background-color="#E2F0D9" style:cell-protect="protected"/>
      <style:text-properties fo:color="#000000" style:font-name="Calibri1" style:font-name-asian="Calibri1" style:font-name-complex="Calibri1" fo:font-size="11pt" style:font-size-asian="11pt" style:font-size-complex="11pt"/>
    </style:style>
    <style:style style:name="ce41" style:family="table-cell" style:parent-style-name="Excel_32_Built-in_32_Normal" style:data-style-name="N37">
      <style:table-cell-properties fo:border-top="none" fo:border-bottom="thin solid #000000" fo:border-left="thin solid #000000" fo:border-right="thin solid #000000" style:vertical-align="middle" fo:background-color="#E2F0D9" style:cell-protect="protected"/>
      <style:text-properties fo:color="#000000" style:font-name="Arial" style:font-name-asian="Arial" style:font-name-complex="Arial" fo:font-size="10pt" style:font-size-asian="10pt" style:font-size-complex="10pt"/>
    </style:style>
    <style:style style:name="ce42" style:family="table-cell" style:parent-style-name="Excel_32_Built-in_32_Normal" style:data-style-name="N37">
      <style:table-cell-properties fo:border-top="thin solid #000000" fo:border-bottom="none" fo:border-left="thin solid #000000" fo:border-right="thin solid #000000" style:vertical-align="middle" fo:background-color="#E2F0D9" style:cell-protect="protected"/>
      <style:text-properties fo:color="#000000" style:font-name="Arial" style:font-name-asian="Arial" style:font-name-complex="Arial" fo:font-size="10pt" style:font-size-asian="10pt" style:font-size-complex="10pt"/>
    </style:style>
    <style:style style:name="ce43" style:family="table-cell" style:parent-style-name="Excel_32_Built-in_32_Normal" style:data-style-name="N37">
      <style:table-cell-properties style:vertical-align="automatic" fo:background-color="transparent" style:cell-protect="protected"/>
      <style:text-properties fo:color="#000000" style:font-name="Calibri1" style:font-name-asian="Calibri1" style:font-name-complex="Calibri1" fo:font-size="11pt" style:font-size-asian="11pt" style:font-size-complex="11pt"/>
    </style:style>
    <style:style style:name="T1" style:family="text" style:parent-style-name="Default">
      <style:text-properties fo:color="#FF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6.429375cm"/>
    </style:style>
    <style:style style:name="co2" style:family="table-column">
      <style:table-column-properties fo:break-before="auto" style:column-width="6.24416666666667cm"/>
    </style:style>
    <style:style style:name="co3" style:family="table-column">
      <style:table-column-properties fo:break-before="auto" style:column-width="13.6789583333333cm"/>
    </style:style>
    <style:style style:name="co4" style:family="table-column">
      <style:table-column-properties fo:break-before="auto" style:column-width="2.8575cm"/>
    </style:style>
    <style:style style:name="co5" style:family="table-column">
      <style:table-column-properties fo:break-before="auto" style:column-width="7.46125cm"/>
    </style:style>
    <style:style style:name="co6" style:family="table-column">
      <style:table-column-properties fo:break-before="auto" style:column-width="1.984375cm"/>
    </style:style>
    <style:style style:name="co7" style:family="table-column">
      <style:table-column-properties fo:break-before="auto" style:column-width="5.29166666666667cm"/>
    </style:style>
    <style:style style:name="co8" style:family="table-column">
      <style:table-column-properties fo:break-before="auto" style:column-width="7.540625cm"/>
    </style:style>
    <style:style style:name="co9" style:family="table-column">
      <style:table-column-properties fo:break-before="auto" style:column-width="12.85875cm"/>
    </style:style>
    <style:style style:name="co10" style:family="table-column">
      <style:table-column-properties fo:break-before="auto" style:column-width="6.0325cm"/>
    </style:style>
    <style:style style:name="co11" style:family="table-column">
      <style:table-column-properties fo:break-before="auto" style:column-width="6.64104166666667cm"/>
    </style:style>
    <style:style style:name="co12" style:family="table-column">
      <style:table-column-properties fo:break-before="auto" style:column-width="6.905625cm"/>
    </style:style>
    <style:style style:name="co13" style:family="table-column">
      <style:table-column-properties fo:break-before="auto" style:column-width="4.39208333333333cm"/>
    </style:style>
    <style:style style:name="co14" style:family="table-column">
      <style:table-column-properties fo:break-before="auto" style:column-width="4.048125cm"/>
    </style:style>
    <style:style style:name="co15" style:family="table-column">
      <style:table-column-properties fo:break-before="auto" style:column-width="3.59833333333333cm"/>
    </style:style>
    <style:style style:name="co16" style:family="table-column">
      <style:table-column-properties fo:break-before="auto" style:column-width="3.413125cm"/>
    </style:style>
    <style:style style:name="co17" style:family="table-column">
      <style:table-column-properties fo:break-before="auto" style:column-width="3.01625cm"/>
    </style:style>
    <style:style style:name="co18" style:family="table-column">
      <style:table-column-properties fo:break-before="auto" style:column-width="2.778125cm"/>
    </style:style>
    <style:style style:name="co19" style:family="table-column">
      <style:table-column-properties fo:break-before="auto" style:column-width="2.91041666666667cm"/>
    </style:style>
    <style:style style:name="co20" style:family="table-column">
      <style:table-column-properties fo:break-before="auto" style:column-width="2.56645833333333cm"/>
    </style:style>
    <style:style style:name="co21" style:family="table-column">
      <style:table-column-properties fo:break-before="auto" style:column-width="9.31333333333333cm"/>
    </style:style>
    <style:style style:name="co22" style:family="table-column">
      <style:table-column-properties fo:break-before="auto" style:column-width="5.97958333333333cm"/>
    </style:style>
    <style:style style:name="co23" style:family="table-column">
      <style:table-column-properties fo:break-before="auto" style:column-width="5.84729166666667cm"/>
    </style:style>
    <style:style style:name="co24" style:family="table-column">
      <style:table-column-properties fo:break-before="auto" style:column-width="5.82083333333333cm"/>
    </style:style>
    <style:style style:name="co25" style:family="table-column">
      <style:table-column-properties fo:break-before="auto" style:column-width="5.90020833333333cm"/>
    </style:style>
    <style:style style:name="co26" style:family="table-column">
      <style:table-column-properties fo:break-before="auto" style:column-width="6.77333333333333cm"/>
    </style:style>
    <style:style style:name="co27" style:family="table-column">
      <style:table-column-properties fo:break-before="auto" style:column-width="12.303125cm"/>
    </style:style>
    <style:style style:name="co28" style:family="table-column">
      <style:table-column-properties fo:break-before="auto" style:column-width="15.7691666666667cm"/>
    </style:style>
    <style:style style:name="co29" style:family="table-column">
      <style:table-column-properties fo:break-before="auto" style:column-width="6.19125cm"/>
    </style:style>
    <style:style style:name="co30" style:family="table-column">
      <style:table-column-properties fo:break-before="auto" style:column-width="7.51416666666667cm"/>
    </style:style>
    <style:style style:name="ro1" style:family="table-row">
      <style:table-row-properties style:row-height="16pt" style:use-optimal-row-height="true" fo:break-before="auto"/>
    </style:style>
    <style:style style:name="ro2" style:family="table-row">
      <style:table-row-properties style:row-height="121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15.75pt" style:use-optimal-row-height="false" fo:break-before="auto"/>
    </style:style>
    <style:style style:name="ro5" style:family="table-row">
      <style:table-row-properties style:row-height="25.5pt" style:use-optimal-row-height="false" fo:break-before="auto"/>
    </style:style>
    <style:style style:name="ro6" style:family="table-row">
      <style:table-row-properties style:row-height="61pt" style:use-optimal-row-height="true" fo:break-before="auto"/>
    </style:style>
    <style:style style:name="ro7" style:family="table-row">
      <style:table-row-properties style:row-height="36.75pt" style:use-optimal-row-height="false" fo:break-before="auto"/>
    </style:style>
    <style:style style:name="ro8" style:family="table-row">
      <style:table-row-properties style:row-height="28pt" style:use-optimal-row-height="true" fo:break-before="auto"/>
    </style:style>
    <style:style style:name="ro9" style:family="table-row">
      <style:table-row-properties style:row-height="12.75pt" style:use-optimal-row-height="false" fo:break-before="auto"/>
    </style:style>
    <style:style style:name="ro10" style:family="table-row">
      <style:table-row-properties style:row-height="24.75pt" style:use-optimal-row-height="false" fo:break-before="auto"/>
    </style:style>
    <style:style style:name="ro11" style:family="table-row">
      <style:table-row-properties style:row-height="31.5pt" style:use-optimal-row-height="false" fo:break-before="auto"/>
    </style:style>
    <style:style style:name="ro12" style:family="table-row">
      <style:table-row-properties style:row-height="33pt" style:use-optimal-row-height="false" fo:break-before="auto"/>
    </style:style>
    <style:style style:name="ro13" style:family="table-row">
      <style:table-row-properties style:row-height="32.25pt" style:use-optimal-row-height="false" fo:break-before="auto"/>
    </style:style>
    <style:style style:name="ro14" style:family="table-row">
      <style:table-row-properties style:row-height="27pt" style:use-optimal-row-height="false" fo:break-before="auto"/>
    </style:style>
    <style:style style:name="ro15" style:family="table-row">
      <style:table-row-properties style:row-height="27.75pt" style:use-optimal-row-height="false" fo:break-before="auto"/>
    </style:style>
    <style:style style:name="ro16" style:family="table-row">
      <style:table-row-properties style:row-height="29.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Investigation" table:style-name="ta1">
        <table:table-column table:style-name="co1" table:default-cell-style-name="ce4"/>
        <table:table-column table:style-name="co2" table:default-cell-style-name="ce4"/>
        <table:table-column table:style-name="co3" table:default-cell-style-name="ce4"/>
        <table:table-column table:style-name="co4" table:number-columns-repeated="4" table:default-cell-style-name="ce4"/>
        <table:table-column table:style-name="co5" table:default-cell-style-name="ce4"/>
        <table:table-column table:style-name="co4" table:number-columns-repeated="1016" table:default-cell-style-name="ce4"/>
        <table:table-column table:style-name="co6" table:number-columns-repeated="15360" table:default-cell-style-name="ce1"/>
        <table:table-row table:style-name="ro1">
          <table:table-cell office:value-type="string" table:style-name="ce2">
            <text:p>Investigation unique ID</text:p>
          </table:table-cell>
          <table:table-cell office:value-type="string" table:style-name="ce2">
            <text:p>Investigation title*</text:p>
          </table:table-cell>
          <table:table-cell office:value-type="string" table:style-name="ce2">
            <text:p>Investigation description</text:p>
          </table:table-cell>
          <table:table-cell office:value-type="string" table:style-name="ce2">
            <text:p>Submission date</text:p>
          </table:table-cell>
          <table:table-cell office:value-type="string" table:style-name="ce2">
            <text:p>Public release date</text:p>
          </table:table-cell>
          <table:table-cell office:value-type="string" table:style-name="ce2">
            <text:p>License</text:p>
          </table:table-cell>
          <table:table-cell office:value-type="string" table:style-name="ce3">
            <text:p>MIAPPE version*</text:p>
          </table:table-cell>
          <table:table-cell office:value-type="string" table:style-name="ce2">
            <text:p>Associated publication</text:p>
          </table:table-cell>
          <table:table-cell table:number-columns-repeated="16376"/>
        </table:table-row>
        <table:table-row table:style-name="ro2">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6">
            <text:p>Temperature is the major climate element for grapevine development, controlling the rhythm at which several phenological stages like budbreak, flowering, veraison and maturity occur during the biological cycle. In Portugal, information about the thermal requirements of the different cultivars for wine production is lacking. This work aims to evaluate the thermal durations of each development phase of grapevine cultivars of the portuguese collection, located at Estação Vitivinícola Nacional, Dois Portos. Cultivars were classified as short-cycle, medium-cycle or long-cycle according to the duration of both each phase of development and the full cycle. They were also classified as early-season, mid season or late-season cultivars, starting on the 1st of January.</text:p>
          </table:table-cell>
          <table:table-cell table:number-columns-repeated="2" table:style-name="ce5"/>
          <table:table-cell office:value-type="string" table:style-name="ce5">
            <text:p>CC BY</text:p>
          </table:table-cell>
          <table:table-cell office:value-type="string" table:style-name="ce5">
            <text:p>1.1</text:p>
          </table:table-cell>
          <table:table-cell office:value-type="string" table:style-name="ce7">
            <text:p>Ciência Téc. Vitiv. 23 (1) 61-71. 2008</text:p>
          </table:table-cell>
          <table:table-cell table:number-columns-repeated="16376"/>
        </table:table-row>
        <table:table-row table:number-rows-repeated="18" table:style-name="ro3">
          <table:table-cell table:number-columns-repeated="16384"/>
        </table:table-row>
        <table:table-row table:number-rows-repeated="980" table:style-name="ro4">
          <table:table-cell table:number-columns-repeated="16384"/>
        </table:table-row>
        <table:table-row table:number-rows-repeated="1047576" table:style-name="ro3">
          <table:table-cell table:number-columns-repeated="16384"/>
        </table:table-row>
      </table:table>
      <table:table table:name="Study" table:style-name="ta1">
        <table:table-column table:style-name="co7" table:default-cell-style-name="ce4"/>
        <table:table-column table:style-name="co8" table:number-columns-repeated="2" table:default-cell-style-name="ce4"/>
        <table:table-column table:style-name="co9" table:default-cell-style-name="ce4"/>
        <table:table-column table:style-name="co10" table:number-columns-repeated="17" table:default-cell-style-name="ce4"/>
        <table:table-column table:style-name="co4" table:number-columns-repeated="1003" table:default-cell-style-name="ce4"/>
        <table:table-column table:style-name="co6" table:number-columns-repeated="15360" table:default-cell-style-name="ce1"/>
        <table:table-row table:style-name="ro5">
          <table:table-cell office:value-type="string" table:style-name="ce8">
            <text:p>Investigation unique ID</text:p>
          </table:table-cell>
          <table:table-cell office:value-type="string" table:style-name="ce8">
            <text:p>Investigation title*</text:p>
          </table:table-cell>
          <table:table-cell office:value-type="string" table:style-name="ce9">
            <text:p>Study unique ID<text:span text:style-name="T1">*</text:span></text:p>
          </table:table-cell>
          <table:table-cell office:value-type="string" table:style-name="ce9">
            <text:p>Study title*</text:p>
          </table:table-cell>
          <table:table-cell office:value-type="string" table:style-name="ce9">
            <text:p>Study description</text:p>
          </table:table-cell>
          <table:table-cell office:value-type="string" table:style-name="ce9">
            <text:p>Start date of study*</text:p>
          </table:table-cell>
          <table:table-cell office:value-type="string" table:style-name="ce9">
            <text:p>End date of study</text:p>
          </table:table-cell>
          <table:table-cell office:value-type="string" table:style-name="ce10">
            <text:p>Contact institution*</text:p>
          </table:table-cell>
          <table:table-cell office:value-type="string" table:style-name="ce9">
            <text:p>Geographic location (country)*</text:p>
          </table:table-cell>
          <table:table-cell office:value-type="string" table:style-name="ce9">
            <text:p>Experimental site name*</text:p>
          </table:table-cell>
          <table:table-cell office:value-type="string" table:style-name="ce9">
            <text:p>Geographic location (latitude)</text:p>
          </table:table-cell>
          <table:table-cell office:value-type="string" table:style-name="ce9">
            <text:p>Geographic location (longitude)</text:p>
          </table:table-cell>
          <table:table-cell office:value-type="string" table:style-name="ce9">
            <text:p>Geographic location (altitude)</text:p>
          </table:table-cell>
          <table:table-cell office:value-type="string" table:style-name="ce9">
            <text:p>Description of statistical design*</text:p>
          </table:table-cell>
          <table:table-cell office:value-type="string" table:style-name="ce10">
            <text:p>Type of statistical design</text:p>
          </table:table-cell>
          <table:table-cell office:value-type="string" table:style-name="ce9">
            <text:p>Observation unit level hierarchy</text:p>
          </table:table-cell>
          <table:table-cell office:value-type="string" table:style-name="ce9">
            <text:p>Observation unit description*</text:p>
          </table:table-cell>
          <table:table-cell office:value-type="string" table:style-name="ce9">
            <text:p>Description of growth facility*</text:p>
          </table:table-cell>
          <table:table-cell office:value-type="string" table:style-name="ce9">
            <text:p>Type of growth facility</text:p>
          </table:table-cell>
          <table:table-cell office:value-type="string" table:style-name="ce11">
            <text:p>Cultural practices</text:p>
          </table:table-cell>
          <table:table-cell office:value-type="string" table:style-name="ce9">
            <text:p>Map of experimental design</text:p>
          </table:table-cell>
          <table:table-cell table:number-columns-repeated="16363"/>
        </table:table-row>
        <table:table-row table:style-name="ro6">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Alvarinho B</text:p>
          </table:table-cell>
          <table:table-cell office:value-type="string" table:style-name="ce13">
            <text:p>THERMAL REQUIREMENTS, DURATION AND PRECOCITY OF PHENOLOGICAL STAGES OF GRAPEVINE CULTIVAR Alvarinho B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6" table:style-name="ce5"/>
          <table:table-cell table:number-columns-repeated="2" table:style-name="ce15"/>
          <table:table-cell table:style-name="ce5"/>
          <table:table-cell table:number-columns-repeated="16363"/>
        </table:table-row>
        <table:table-row table:style-name="ro6">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Aragonês T</text:p>
          </table:table-cell>
          <table:table-cell office:value-type="string" table:style-name="ce13">
            <text:p>THERMAL REQUIREMENTS, DURATION AND PRECOCITY OF PHENOLOGICAL STAGES OF GRAPEVINE CULTIVAR Alvarinho B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6" table:style-name="ce5"/>
          <table:table-cell table:number-columns-repeated="2" table:style-name="ce15"/>
          <table:table-cell table:style-name="ce5"/>
          <table:table-cell table:number-columns-repeated="16363"/>
        </table:table-row>
        <table:table-row table:style-name="ro6">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Antão Vaz B</text:p>
          </table:table-cell>
          <table:table-cell office:value-type="string" table:style-name="ce13">
            <text:p>THERMAL REQUIREMENTS, DURATION AND PRECOCITY OF PHENOLOGICAL STAGES OF GRAPEVINE CULTIVAR Antão Vaz B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6" table:style-name="ce5"/>
          <table:table-cell table:number-columns-repeated="2" table:style-name="ce15"/>
          <table:table-cell table:style-name="ce5"/>
          <table:table-cell table:number-columns-repeated="16363"/>
        </table:table-row>
        <table:table-row table:style-name="ro6">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Arinto B</text:p>
          </table:table-cell>
          <table:table-cell office:value-type="string" table:style-name="ce13">
            <text:p>THERMAL REQUIREMENTS, DURATION AND PRECOCITY OF PHENOLOGICAL STAGES OF GRAPEVINE CULTIVAR Arinto B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6" table:style-name="ce5"/>
          <table:table-cell table:number-columns-repeated="2" table:style-name="ce15"/>
          <table:table-cell table:style-name="ce5"/>
          <table:table-cell table:number-columns-repeated="16363"/>
        </table:table-row>
        <table:table-row table:style-name="ro6">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Bical B</text:p>
          </table:table-cell>
          <table:table-cell office:value-type="string" table:style-name="ce13">
            <text:p>THERMAL REQUIREMENTS, DURATION AND PRECOCITY OF PHENOLOGICAL STAGES OF GRAPEVINE CULTIVAR Bical B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6">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Encruzado B</text:p>
          </table:table-cell>
          <table:table-cell office:value-type="string" table:style-name="ce13">
            <text:p>THERMAL REQUIREMENTS, DURATION AND PRECOCITY OF PHENOLOGICAL STAGES OF GRAPEVINE CULTIVAR Encruzado B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6">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Fernão Pires B</text:p>
          </table:table-cell>
          <table:table-cell office:value-type="string" table:style-name="ce13">
            <text:p>THERMAL REQUIREMENTS, DURATION AND PRECOCITY OF PHENOLOGICAL STAGES OF GRAPEVINE CULTIVAR Fernão Pires B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6">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Fonte Cal B</text:p>
          </table:table-cell>
          <table:table-cell office:value-type="string" table:style-name="ce13">
            <text:p>THERMAL REQUIREMENTS, DURATION AND PRECOCITY OF PHENOLOGICAL STAGES OF GRAPEVINE CULTIVAR Fonte Cal B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6">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Gouveio B</text:p>
          </table:table-cell>
          <table:table-cell office:value-type="string" table:style-name="ce13">
            <text:p>THERMAL REQUIREMENTS, DURATION AND PRECOCITY OF PHENOLOGICAL STAGES OF GRAPEVINE CULTIVAR <text:s/>Gouveio B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6">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Loureiro B</text:p>
          </table:table-cell>
          <table:table-cell office:value-type="string" table:style-name="ce13">
            <text:p>THERMAL REQUIREMENTS, DURATION AND PRECOCITY OF PHENOLOGICAL STAGES OF GRAPEVINE CULTIVAR Loureiro B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6">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Malvasia Fina B</text:p>
          </table:table-cell>
          <table:table-cell office:value-type="string" table:style-name="ce13">
            <text:p>THERMAL REQUIREMENTS, DURATION AND PRECOCITY OF PHENOLOGICAL STAGES OF GRAPEVINE CULTIVAR Malvasia Fina B OF THE PORTUGUESE COLLECTION Malvasia Fina B</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6">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Moscatel de Setúbal B</text:p>
          </table:table-cell>
          <table:table-cell office:value-type="string" table:style-name="ce13">
            <text:p>THERMAL REQUIREMENTS, DURATION AND PRECOCITY OF PHENOLOGICAL STAGES OF GRAPEVINE CULTIVAR <text:s/>Moscatel de Setúbal B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6">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Rabigato B</text:p>
          </table:table-cell>
          <table:table-cell office:value-type="string" table:style-name="ce13">
            <text:p>THERMAL REQUIREMENTS, DURATION AND PRECOCITY OF PHENOLOGICAL STAGES OF GRAPEVINE CULTIVAR Rabigato B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6">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Sercial B</text:p>
          </table:table-cell>
          <table:table-cell office:value-type="string" table:style-name="ce13">
            <text:p>THERMAL REQUIREMENTS, DURATION AND PRECOCITY OF PHENOLOGICAL STAGES OF GRAPEVINE CULTIVAR Sercial B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6">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Síria B</text:p>
          </table:table-cell>
          <table:table-cell office:value-type="string" table:style-name="ce13">
            <text:p>THERMAL REQUIREMENTS, DURATION AND PRECOCITY OF PHENOLOGICAL STAGES OF GRAPEVINE CULTIVAR Síria B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6">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Verdelho B</text:p>
          </table:table-cell>
          <table:table-cell office:value-type="string" table:style-name="ce13">
            <text:p>THERMAL REQUIREMENTS, DURATION AND PRECOCITY OF PHENOLOGICAL STAGES OF GRAPEVINE CULTIVAR Verdelho B (Açores)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6">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Viosinho B</text:p>
          </table:table-cell>
          <table:table-cell office:value-type="string" table:style-name="ce13">
            <text:p>THERMAL REQUIREMENTS, DURATION AND PRECOCITY OF PHENOLOGICAL STAGES OF GRAPEVINE CULTIVAR Viosinho B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6">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Avesso B</text:p>
          </table:table-cell>
          <table:table-cell office:value-type="string" table:style-name="ce6">
            <text:p>THERMAL REQUIREMENTS, DURATION AND PRECOCITY OF PHENOLOGICAL STAGES OF GRAPEVINE CULTIVAR Avesso B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6">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Boal Ratinho B</text:p>
          </table:table-cell>
          <table:table-cell office:value-type="string" table:style-name="ce13">
            <text:p>THERMAL REQUIREMENTS, DURATION AND PRECOCITY OF PHENOLOGICAL STAGES OF GRAPEVINE CULTIVAR Boal Ratinho B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4">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Chardonnay B</text:p>
          </table:table-cell>
          <table:table-cell office:value-type="string" table:style-name="ce13">
            <text:p>THERMAL REQUIREMENTS, DURATION AND PRECOCITY OF PHENOLOGICAL STAGES OF GRAPEVINE CULTIVAR Chardonnay B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4">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Alfrocheiro T</text:p>
          </table:table-cell>
          <table:table-cell office:value-type="string" table:style-name="ce13">
            <text:p>THERMAL REQUIREMENTS, DURATION AND PRECOCITY OF PHENOLOGICAL STAGES OF GRAPEVINE CULTIVAR Alfrocheiro T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4">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Baga T</text:p>
          </table:table-cell>
          <table:table-cell office:value-type="string" table:style-name="ce13">
            <text:p>THERMAL REQUIREMENTS, DURATION AND PRECOCITY OF PHENOLOGICAL STAGES OF GRAPEVINE CULTIVAR Baga T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4">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Jaen T</text:p>
          </table:table-cell>
          <table:table-cell office:value-type="string" table:style-name="ce13">
            <text:p>THERMAL REQUIREMENTS, DURATION AND PRECOCITY OF PHENOLOGICAL STAGES OF GRAPEVINE CULTIVAR Jaen T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4">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Castelão T</text:p>
          </table:table-cell>
          <table:table-cell office:value-type="string" table:style-name="ce13">
            <text:p>THERMAL REQUIREMENTS, DURATION AND PRECOCITY OF PHENOLOGICAL STAGES OF GRAPEVINE CULTIVAR <text:s/>Castelão T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4">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Ramisco T</text:p>
          </table:table-cell>
          <table:table-cell office:value-type="string" table:style-name="ce13">
            <text:p>THERMAL REQUIREMENTS, DURATION AND PRECOCITY OF PHENOLOGICAL STAGES OF GRAPEVINE CULTIVAR Ramisco T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4">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Rufete T</text:p>
          </table:table-cell>
          <table:table-cell office:value-type="string" table:style-name="ce13">
            <text:p>THERMAL REQUIREMENTS, DURATION AND PRECOCITY OF PHENOLOGICAL STAGES OF GRAPEVINE CULTIVAR Rufete T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4">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Tinta Barroca T</text:p>
          </table:table-cell>
          <table:table-cell office:value-type="string" table:style-name="ce13">
            <text:p>THERMAL REQUIREMENTS, DURATION AND PRECOCITY OF PHENOLOGICAL STAGES OF GRAPEVINE CULTIVAR Tinta Barroca T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4">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Tinta Roriz T</text:p>
          </table:table-cell>
          <table:table-cell office:value-type="string" table:style-name="ce13">
            <text:p>THERMAL REQUIREMENTS, DURATION AND PRECOCITY OF PHENOLOGICAL STAGES OF GRAPEVINE CULTIVAR Tinta Roriz T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4">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Tinta Caiada T</text:p>
          </table:table-cell>
          <table:table-cell office:value-type="string" table:style-name="ce13">
            <text:p>THERMAL REQUIREMENTS, DURATION AND PRECOCITY OF PHENOLOGICAL STAGES OF GRAPEVINE CULTIVAR Tinta Caiada T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4">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Tinto Cão T</text:p>
          </table:table-cell>
          <table:table-cell office:value-type="string" table:style-name="ce13">
            <text:p>THERMAL REQUIREMENTS, DURATION AND PRECOCITY OF PHENOLOGICAL STAGES OF GRAPEVINE CULTIVAR Tinto Cão T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4">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Touriga Francesa T</text:p>
          </table:table-cell>
          <table:table-cell office:value-type="string" table:style-name="ce13">
            <text:p>THERMAL REQUIREMENTS, DURATION AND PRECOCITY OF PHENOLOGICAL STAGES OF GRAPEVINE CULTIVAR <text:s/>Touriga Francesa T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4">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Touriga Nacional T</text:p>
          </table:table-cell>
          <table:table-cell office:value-type="string" table:style-name="ce13">
            <text:p>THERMAL REQUIREMENTS, DURATION AND PRECOCITY OF PHENOLOGICAL STAGES OF GRAPEVINE CULTIVAR Touriga Nacional T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4">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Trincadeira Preta T</text:p>
          </table:table-cell>
          <table:table-cell office:value-type="string" table:style-name="ce13">
            <text:p>THERMAL REQUIREMENTS, DURATION AND PRECOCITY OF PHENOLOGICAL STAGES OF GRAPEVINE CULTIVAR Trincadeira Preta T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4">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Vinhão T</text:p>
          </table:table-cell>
          <table:table-cell office:value-type="string" table:style-name="ce13">
            <text:p>THERMAL REQUIREMENTS, DURATION AND PRECOCITY OF PHENOLOGICAL STAGES OF GRAPEVINE CULTIVAR Vinhão T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number-rows-repeated="13" table:style-name="ro4">
          <table:table-cell table:number-columns-repeated="1024" table:style-name="ce4"/>
          <table:table-cell table:number-columns-repeated="15360"/>
        </table:table-row>
        <table:table-row table:number-rows-repeated="952" table:style-name="ro4">
          <table:table-cell table:number-columns-repeated="16384"/>
        </table:table-row>
        <table:table-row table:number-rows-repeated="1047576" table:style-name="ro3">
          <table:table-cell table:number-columns-repeated="16384"/>
        </table:table-row>
      </table:table>
      <table:table table:name="Person" table:style-name="ta1">
        <table:table-column table:style-name="co11" table:default-cell-style-name="ce4"/>
        <table:table-column table:style-name="co10" table:number-columns-repeated="5" table:default-cell-style-name="ce4"/>
        <table:table-column table:style-name="co4" table:number-columns-repeated="1018" table:default-cell-style-name="ce4"/>
        <table:table-column table:style-name="co6" table:number-columns-repeated="15360" table:default-cell-style-name="ce1"/>
        <table:table-row table:style-name="ro5">
          <table:table-cell office:value-type="string" table:style-name="ce9">
            <text:p>Study unique ID*</text:p>
          </table:table-cell>
          <table:table-cell office:value-type="string" table:style-name="ce9">
            <text:p>Person name*</text:p>
          </table:table-cell>
          <table:table-cell office:value-type="string" table:style-name="ce9">
            <text:p>Person email</text:p>
          </table:table-cell>
          <table:table-cell office:value-type="string" table:style-name="ce9">
            <text:p>Person ID</text:p>
          </table:table-cell>
          <table:table-cell office:value-type="string" table:style-name="ce9">
            <text:p>Person role*</text:p>
          </table:table-cell>
          <table:table-cell office:value-type="string" table:style-name="ce9">
            <text:p>Person affiliation*</text:p>
          </table:table-cell>
          <table:table-cell table:number-columns-repeated="16378"/>
        </table:table-row>
        <table:table-row table:style-name="ro3">
          <table:table-cell office:value-type="string" table:style-name="ce5">
            <text:p>INIAV:2PORTOS:Alvarinho B</text:p>
          </table:table-cell>
          <table:table-cell office:value-type="string" table:style-name="ce5">
            <text:p>Jorge Cunha</text:p>
          </table:table-cell>
          <table:table-cell office:value-type="string" table:style-name="ce5">
            <text:p>jorge.cunha@iniav.pt</text:p>
          </table:table-cell>
          <table:table-cell office:value-type="string" table:style-name="ce16">
            <text:p><text:a xlink:href="http://orcid.org/0000-0003-4248-5117">orcid.org/0000-0003-4248-5117</text:a></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3">
          <table:table-cell office:value-type="string" table:style-name="ce5">
            <text:p>INIAV:2PORTOS:Antão Vaz B</text:p>
          </table:table-cell>
          <table:table-cell office:value-type="string" table:style-name="ce5">
            <text:p>Jorge Cunha</text:p>
          </table:table-cell>
          <table:table-cell office:value-type="string" table:style-name="ce5">
            <text:p>jorge.cunha@iniav.pt</text:p>
          </table:table-cell>
          <table:table-cell office:value-type="string" table:style-name="ce16">
            <text:p><text:a xlink:href="http://orcid.org/0000-0003-4248-5117">orcid.org/0000-0003-4248-5117</text:a></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3">
          <table:table-cell office:value-type="string" table:style-name="ce5">
            <text:p>INIAV:2PORTOS:Arinto B</text:p>
          </table:table-cell>
          <table:table-cell office:value-type="string" table:style-name="ce5">
            <text:p>Jorge Cunha</text:p>
          </table:table-cell>
          <table:table-cell office:value-type="string" table:style-name="ce5">
            <text:p>jorge.cunha@iniav.pt</text:p>
          </table:table-cell>
          <table:table-cell office:value-type="string" table:style-name="ce16">
            <text:p><text:a xlink:href="http://orcid.org/0000-0003-4248-5117">orcid.org/0000-0003-4248-5117</text:a></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3">
          <table:table-cell office:value-type="string" table:style-name="ce5">
            <text:p>INIAV:2PORTOS:Bical B</text:p>
          </table:table-cell>
          <table:table-cell office:value-type="string" table:style-name="ce5">
            <text:p>Jorge Cunha</text:p>
          </table:table-cell>
          <table:table-cell office:value-type="string" table:style-name="ce5">
            <text:p>jorge.cunha@iniav.pt</text:p>
          </table:table-cell>
          <table:table-cell office:value-type="string" table:style-name="ce16">
            <text:p><text:a xlink:href="http://orcid.org/0000-0003-4248-5117">orcid.org/0000-0003-4248-5117</text:a></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3">
          <table:table-cell office:value-type="string" table:style-name="ce5">
            <text:p>INIAV:2PORTOS:Encruzado B</text:p>
          </table:table-cell>
          <table:table-cell office:value-type="string" table:style-name="ce5">
            <text:p>Jorge Cunha</text:p>
          </table:table-cell>
          <table:table-cell office:value-type="string" table:style-name="ce5">
            <text:p>jorge.cunha@iniav.pt</text:p>
          </table:table-cell>
          <table:table-cell office:value-type="string" table:style-name="ce16">
            <text:p><text:a xlink:href="http://orcid.org/0000-0003-4248-5117">orcid.org/0000-0003-4248-5117</text:a></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3">
          <table:table-cell office:value-type="string" table:style-name="ce5">
            <text:p>INIAV:2PORTOS:Fernão Pires B</text:p>
          </table:table-cell>
          <table:table-cell office:value-type="string" table:style-name="ce5">
            <text:p>Jorge Cunha</text:p>
          </table:table-cell>
          <table:table-cell office:value-type="string" table:style-name="ce5">
            <text:p>jorge.cunha@iniav.pt</text:p>
          </table:table-cell>
          <table:table-cell office:value-type="string" table:style-name="ce16">
            <text:p><text:a xlink:href="http://orcid.org/0000-0003-4248-5117">orcid.org/0000-0003-4248-5117</text:a></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3">
          <table:table-cell office:value-type="string" table:style-name="ce5">
            <text:p>INIAV:2PORTOS:Fonte Cal B</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1">
          <table:table-cell office:value-type="string" table:style-name="ce5">
            <text:p>INIAV:2PORTOS:Gouveio B</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Loureiro B</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Malvasia Fina B</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Moscatel de Setúbal B</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Rabigato B</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Sercial B</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Síria B</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Verdelho B</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Viosinho B</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Avesso B</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Boal Ratinho B</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Chardonnay B</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Alfrocheiro T</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17">
            <text:p>INIAV:2PORTOS:Aragonês T</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Baga T</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Jaen T</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Castelão T</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Ramisco T</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Rufete T</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Tinta Barroca T</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Tinta Roriz T</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Tinta Caiada T</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Tinto Cão T</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Touriga Francesa T</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Touriga Nacional T</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Trincadeira Preta T</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Vinhão T</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number-rows-repeated="13" table:style-name="ro4">
          <table:table-cell table:number-columns-repeated="1024" table:style-name="ce4"/>
          <table:table-cell table:number-columns-repeated="15360"/>
        </table:table-row>
        <table:table-row table:number-rows-repeated="952" table:style-name="ro4">
          <table:table-cell table:number-columns-repeated="16384"/>
        </table:table-row>
        <table:table-row table:number-rows-repeated="1047576" table:style-name="ro3">
          <table:table-cell table:number-columns-repeated="16384"/>
        </table:table-row>
      </table:table>
      <table:table table:name="Biological_Material" table:style-name="ta1">
        <table:table-column table:style-name="co12" table:default-cell-style-name="ce4"/>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20" table:default-cell-style-name="ce4"/>
        <table:table-column table:style-name="co21" table:default-cell-style-name="ce4"/>
        <table:table-column table:style-name="co10" table:number-columns-repeated="7" table:default-cell-style-name="ce4"/>
        <table:table-column table:style-name="co4" table:number-columns-repeated="1007" table:default-cell-style-name="ce4"/>
        <table:table-column table:style-name="co6" table:number-columns-repeated="15360" table:default-cell-style-name="ce1"/>
        <table:table-row table:style-name="ro7">
          <table:table-cell office:value-type="string" table:style-name="ce9">
            <text:p>Study unique ID*</text:p>
          </table:table-cell>
          <table:table-cell office:value-type="string" table:style-name="ce9">
            <text:p>Biological material ID*</text:p>
          </table:table-cell>
          <table:table-cell office:value-type="string" table:style-name="ce9">
            <text:p>Organism*</text:p>
          </table:table-cell>
          <table:table-cell office:value-type="string" table:style-name="ce9">
            <text:p>Genus</text:p>
          </table:table-cell>
          <table:table-cell office:value-type="string" table:style-name="ce9">
            <text:p>Species</text:p>
          </table:table-cell>
          <table:table-cell office:value-type="string" table:style-name="ce9">
            <text:p>Biological material latitude</text:p>
          </table:table-cell>
          <table:table-cell office:value-type="string" table:style-name="ce9">
            <text:p>Biological material longitude</text:p>
          </table:table-cell>
          <table:table-cell office:value-type="string" table:style-name="ce9">
            <text:p>Biological material altitude</text:p>
          </table:table-cell>
          <table:table-cell office:value-type="string" table:style-name="ce9">
            <text:p>Biological material coordinates uncertainty</text:p>
          </table:table-cell>
          <table:table-cell office:value-type="string" table:style-name="ce9">
            <text:p>Biological material preprocessing</text:p>
          </table:table-cell>
          <table:table-cell office:value-type="string" table:style-name="ce9">
            <text:p>Material source ID</text:p>
          </table:table-cell>
          <table:table-cell office:value-type="string" table:style-name="ce9">
            <text:p>Material source DOI</text:p>
          </table:table-cell>
          <table:table-cell office:value-type="string" table:style-name="ce9">
            <text:p>Material source latitude</text:p>
          </table:table-cell>
          <table:table-cell office:value-type="string" table:style-name="ce9">
            <text:p>Material source longitude</text:p>
          </table:table-cell>
          <table:table-cell office:value-type="string" table:style-name="ce9">
            <text:p>Material source altitude</text:p>
          </table:table-cell>
          <table:table-cell office:value-type="string" table:style-name="ce9">
            <text:p>Material source coordinates uncertainty</text:p>
          </table:table-cell>
          <table:table-cell office:value-type="string" table:style-name="ce9">
            <text:p>Material source description</text:p>
          </table:table-cell>
          <table:table-cell table:number-columns-repeated="16367"/>
        </table:table-row>
        <table:table-row table:style-name="ro8">
          <table:table-cell office:value-type="string" table:style-name="ce17">
            <text:p>INIAV:2PORTOS:Alvarinho B</text:p>
          </table:table-cell>
          <table:table-cell office:value-type="string" table:style-name="ce17">
            <text:p>INIAV:2PORTOS:52007</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7"/>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number-columns-repeated="7" table:style-name="ce17"/>
          <table:table-cell table:number-columns-repeated="16367"/>
        </table:table-row>
        <table:table-row table:style-name="ro8">
          <table:table-cell office:value-type="string" table:style-name="ce17">
            <text:p>INIAV:2PORTOS:Antão Vaz B</text:p>
          </table:table-cell>
          <table:table-cell office:value-type="string" table:style-name="ce17">
            <text:p>INIAV:2PORTOS:52316</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7"/>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number-columns-repeated="7" table:style-name="ce17"/>
          <table:table-cell table:number-columns-repeated="16367"/>
        </table:table-row>
        <table:table-row table:style-name="ro8">
          <table:table-cell office:value-type="string" table:style-name="ce17">
            <text:p>INIAV:2PORTOS:Arinto B</text:p>
          </table:table-cell>
          <table:table-cell office:value-type="string" table:style-name="ce17">
            <text:p>INIAV:2PORTOS:52311</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7"/>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number-columns-repeated="7" table:style-name="ce17"/>
          <table:table-cell table:number-columns-repeated="16367"/>
        </table:table-row>
        <table:table-row table:style-name="ro8">
          <table:table-cell office:value-type="string" table:style-name="ce17">
            <text:p>INIAV:2PORTOS:Bical B</text:p>
          </table:table-cell>
          <table:table-cell office:value-type="string" table:style-name="ce17">
            <text:p>INIAV:2PORTOS:52016</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7"/>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number-columns-repeated="7" table:style-name="ce17"/>
          <table:table-cell table:number-columns-repeated="16367"/>
        </table:table-row>
        <table:table-row table:style-name="ro8">
          <table:table-cell office:value-type="string" table:style-name="ce17">
            <text:p>INIAV:2PORTOS:Encruzado B</text:p>
          </table:table-cell>
          <table:table-cell office:value-type="string" table:style-name="ce17">
            <text:p>INIAV:2PORTOS:52207</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7"/>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number-columns-repeated="7" table:style-name="ce17"/>
          <table:table-cell table:number-columns-repeated="16367"/>
        </table:table-row>
        <table:table-row table:style-name="ro8">
          <table:table-cell office:value-type="string" table:style-name="ce17">
            <text:p>INIAV:2PORTOS:Fernão Pires B</text:p>
          </table:table-cell>
          <table:table-cell office:value-type="string" table:style-name="ce17">
            <text:p>INIAV:2PORTOS:52810</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7"/>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number-columns-repeated="7" table:style-name="ce17"/>
          <table:table-cell table:number-columns-repeated="16367"/>
        </table:table-row>
        <table:table-row table:style-name="ro8">
          <table:table-cell office:value-type="string" table:style-name="ce17">
            <text:p>INIAV:2PORTOS:Fonte Cal B</text:p>
          </table:table-cell>
          <table:table-cell office:value-type="string" table:style-name="ce17">
            <text:p>INIAV:2PORTOS:FB</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7"/>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number-columns-repeated="7" table:style-name="ce17"/>
          <table:table-cell table:number-columns-repeated="16367"/>
        </table:table-row>
        <table:table-row table:style-name="ro8">
          <table:table-cell office:value-type="string" table:style-name="ce17">
            <text:p>INIAV:2PORTOS:Gouveio B</text:p>
          </table:table-cell>
          <table:table-cell office:value-type="string" table:style-name="ce17">
            <text:p>INIAV:2PORTOS:52112</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7"/>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number-columns-repeated="7" table:style-name="ce17"/>
          <table:table-cell table:number-columns-repeated="16367"/>
        </table:table-row>
        <table:table-row table:style-name="ro8">
          <table:table-cell office:value-type="string" table:style-name="ce17">
            <text:p>INIAV:2PORTOS:Loureiro B</text:p>
          </table:table-cell>
          <table:table-cell office:value-type="string" table:style-name="ce17">
            <text:p>INIAV:2PORTOS:52213</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number-columns-repeated="2" table:style-name="ce17"/>
          <table:table-cell table:number-columns-repeated="3" table:style-name="ce5"/>
          <table:table-cell table:number-columns-repeated="2" table:style-name="ce17"/>
          <table:table-cell table:number-columns-repeated="16367"/>
        </table:table-row>
        <table:table-row table:style-name="ro8">
          <table:table-cell office:value-type="string" table:style-name="ce17">
            <text:p>INIAV:2PORTOS:Malvasia Fina B</text:p>
          </table:table-cell>
          <table:table-cell office:value-type="string" table:style-name="ce17">
            <text:p>INIAV:2PORTOS:52512</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number-columns-repeated="2" table:style-name="ce17"/>
          <table:table-cell table:number-columns-repeated="3" table:style-name="ce5"/>
          <table:table-cell table:number-columns-repeated="2" table:style-name="ce17"/>
          <table:table-cell table:number-columns-repeated="16367"/>
        </table:table-row>
        <table:table-row table:style-name="ro8">
          <table:table-cell office:value-type="string" table:style-name="ce17">
            <text:p>INIAV:2PORTOS:Moscatel de Setúbal B</text:p>
          </table:table-cell>
          <table:table-cell office:value-type="string" table:style-name="ce17">
            <text:p>INIAV:2PORTOS:53115</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number-columns-repeated="2" table:style-name="ce17"/>
          <table:table-cell table:number-columns-repeated="3" table:style-name="ce5"/>
          <table:table-cell table:number-columns-repeated="2" table:style-name="ce17"/>
          <table:table-cell table:number-columns-repeated="16367"/>
        </table:table-row>
        <table:table-row table:style-name="ro8">
          <table:table-cell office:value-type="string" table:style-name="ce17">
            <text:p>INIAV:2PORTOS:Rabigato B</text:p>
          </table:table-cell>
          <table:table-cell office:value-type="string" table:style-name="ce17">
            <text:p>INIAV:2PORTOS:RB</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number-columns-repeated="2" table:style-name="ce17"/>
          <table:table-cell table:number-columns-repeated="3" table:style-name="ce5"/>
          <table:table-cell table:number-columns-repeated="2" table:style-name="ce17"/>
          <table:table-cell table:number-columns-repeated="16367"/>
        </table:table-row>
        <table:table-row table:style-name="ro8">
          <table:table-cell office:value-type="string" table:style-name="ce17">
            <text:p>INIAV:2PORTOS:Sercial B</text:p>
          </table:table-cell>
          <table:table-cell office:value-type="string" table:style-name="ce17">
            <text:p>INIAV:2PORTOS:52413</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number-columns-repeated="2" table:style-name="ce17"/>
          <table:table-cell table:number-columns-repeated="3" table:style-name="ce5"/>
          <table:table-cell table:number-columns-repeated="2" table:style-name="ce17"/>
          <table:table-cell table:number-columns-repeated="16367"/>
        </table:table-row>
        <table:table-row table:style-name="ro8">
          <table:table-cell office:value-type="string" table:style-name="ce17">
            <text:p>INIAV:2PORTOS:Síria B</text:p>
          </table:table-cell>
          <table:table-cell office:value-type="string" table:style-name="ce17">
            <text:p>INIAV:2PORTOS:51914</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number-columns-repeated="2" table:style-name="ce17"/>
          <table:table-cell table:number-columns-repeated="3" table:style-name="ce5"/>
          <table:table-cell table:number-columns-repeated="2" table:style-name="ce17"/>
          <table:table-cell table:number-columns-repeated="16367"/>
        </table:table-row>
        <table:table-row table:style-name="ro8">
          <table:table-cell office:value-type="string" table:style-name="ce17">
            <text:p>INIAV:2PORTOS:Verdelho B</text:p>
          </table:table-cell>
          <table:table-cell office:value-type="string" table:style-name="ce17">
            <text:p>INIAV:2PORTOS:51512</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number-columns-repeated="2" table:style-name="ce17"/>
          <table:table-cell table:number-columns-repeated="3" table:style-name="ce5"/>
          <table:table-cell table:number-columns-repeated="2" table:style-name="ce17"/>
          <table:table-cell table:number-columns-repeated="16367"/>
        </table:table-row>
        <table:table-row table:style-name="ro8">
          <table:table-cell office:value-type="string" table:style-name="ce17">
            <text:p>INIAV:2PORTOS:Viosinho B</text:p>
          </table:table-cell>
          <table:table-cell office:value-type="string" table:style-name="ce17">
            <text:p>INIAV:2PORTOS:52715</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number-columns-repeated="2" table:style-name="ce17"/>
          <table:table-cell table:number-columns-repeated="3" table:style-name="ce5"/>
          <table:table-cell table:number-columns-repeated="2" table:style-name="ce17"/>
          <table:table-cell table:number-columns-repeated="16367"/>
        </table:table-row>
        <table:table-row table:style-name="ro8">
          <table:table-cell office:value-type="string" table:style-name="ce17">
            <text:p>INIAV:2PORTOS:Avesso B</text:p>
          </table:table-cell>
          <table:table-cell office:value-type="string" table:style-name="ce17">
            <text:p>INIAV:2PORTOS:AB</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number-columns-repeated="2" table:style-name="ce17"/>
          <table:table-cell table:number-columns-repeated="3" table:style-name="ce5"/>
          <table:table-cell table:number-columns-repeated="2" table:style-name="ce17"/>
          <table:table-cell table:number-columns-repeated="16367"/>
        </table:table-row>
        <table:table-row table:style-name="ro8">
          <table:table-cell office:value-type="string" table:style-name="ce17">
            <text:p>INIAV:2PORTOS:Boal Ratinho B</text:p>
          </table:table-cell>
          <table:table-cell office:value-type="string" table:style-name="ce17">
            <text:p>INIAV:2PORTOS:BB</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style-name="ce17"/>
          <table:table-cell table:number-columns-repeated="4" table:style-name="ce5"/>
          <table:table-cell table:number-columns-repeated="2" table:style-name="ce17"/>
          <table:table-cell table:number-columns-repeated="16367"/>
        </table:table-row>
        <table:table-row table:style-name="ro8">
          <table:table-cell office:value-type="string" table:style-name="ce17">
            <text:p>INIAV:2PORTOS:Chardonnay B</text:p>
          </table:table-cell>
          <table:table-cell office:value-type="string" table:style-name="ce17">
            <text:p>INIAV:2PORTOS:CB</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style-name="ce17"/>
          <table:table-cell table:number-columns-repeated="4" table:style-name="ce5"/>
          <table:table-cell table:number-columns-repeated="2" table:style-name="ce17"/>
          <table:table-cell table:number-columns-repeated="16367"/>
        </table:table-row>
        <table:table-row table:style-name="ro4">
          <table:table-cell office:value-type="string" table:style-name="ce17">
            <text:p>INIAV:2PORTOS:Alfrocheiro T</text:p>
          </table:table-cell>
          <table:table-cell office:value-type="string" table:style-name="ce17">
            <text:p>INIAV:2PORTOS:52003</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style-name="ce17"/>
          <table:table-cell table:number-columns-repeated="4" table:style-name="ce5"/>
          <table:table-cell table:number-columns-repeated="2" table:style-name="ce17"/>
          <table:table-cell table:number-columns-repeated="16367"/>
        </table:table-row>
        <table:table-row table:style-name="ro4">
          <table:table-cell office:value-type="string" table:style-name="ce17">
            <text:p>INIAV:2PORTOS:Aragonês T</text:p>
          </table:table-cell>
          <table:table-cell office:value-type="string" table:style-name="ce17">
            <text:p>INIAV:2PORTOS:AR</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style-name="ce17"/>
          <table:table-cell table:number-columns-repeated="4" table:style-name="ce5"/>
          <table:table-cell table:number-columns-repeated="2" table:style-name="ce17"/>
          <table:table-cell table:number-columns-repeated="16367"/>
        </table:table-row>
        <table:table-row table:style-name="ro4">
          <table:table-cell office:value-type="string" table:style-name="ce17">
            <text:p>INIAV:2PORTOS:Baga T</text:p>
          </table:table-cell>
          <table:table-cell office:value-type="string" table:style-name="ce17">
            <text:p>INIAV:2PORTOS:52606</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style-name="ce17"/>
          <table:table-cell table:number-columns-repeated="4" table:style-name="ce5"/>
          <table:table-cell table:number-columns-repeated="2" table:style-name="ce17"/>
          <table:table-cell table:number-columns-repeated="16367"/>
        </table:table-row>
        <table:table-row table:style-name="ro4">
          <table:table-cell office:value-type="string" table:style-name="ce17">
            <text:p>INIAV:2PORTOS:Jaen T</text:p>
          </table:table-cell>
          <table:table-cell office:value-type="string" table:style-name="ce17">
            <text:p>INIAV:2PORTOS:52503</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style-name="ce17"/>
          <table:table-cell table:number-columns-repeated="4" table:style-name="ce5"/>
          <table:table-cell table:number-columns-repeated="2" table:style-name="ce17"/>
          <table:table-cell table:number-columns-repeated="16367"/>
        </table:table-row>
        <table:table-row table:style-name="ro4">
          <table:table-cell office:value-type="string" table:style-name="ce17">
            <text:p>INIAV:2PORTOS:Castelão T</text:p>
          </table:table-cell>
          <table:table-cell office:value-type="string" table:style-name="ce17">
            <text:p>INIAV:2PORTOS:53104</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style-name="ce17"/>
          <table:table-cell table:number-columns-repeated="4" table:style-name="ce5"/>
          <table:table-cell table:number-columns-repeated="2" table:style-name="ce17"/>
          <table:table-cell table:number-columns-repeated="16367"/>
        </table:table-row>
        <table:table-row table:style-name="ro4">
          <table:table-cell office:value-type="string" table:style-name="ce17">
            <text:p>INIAV:2PORTOS:Ramisco T</text:p>
          </table:table-cell>
          <table:table-cell office:value-type="string" table:style-name="ce17">
            <text:p>INIAV:2PORTOS:52203</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style-name="ce17"/>
          <table:table-cell table:number-columns-repeated="4" table:style-name="ce5"/>
          <table:table-cell table:number-columns-repeated="2" table:style-name="ce17"/>
          <table:table-cell table:number-columns-repeated="16367"/>
        </table:table-row>
        <table:table-row table:style-name="ro4">
          <table:table-cell office:value-type="string" table:style-name="ce17">
            <text:p>INIAV:2PORTOS:Rufete T</text:p>
          </table:table-cell>
          <table:table-cell office:value-type="string" table:style-name="ce17">
            <text:p>INIAV:2PORTOS:52106</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style-name="ce17"/>
          <table:table-cell table:number-columns-repeated="4" table:style-name="ce5"/>
          <table:table-cell table:number-columns-repeated="2" table:style-name="ce17"/>
          <table:table-cell table:number-columns-repeated="16367"/>
        </table:table-row>
        <table:table-row table:style-name="ro4">
          <table:table-cell office:value-type="string" table:style-name="ce17">
            <text:p>INIAV:2PORTOS:Tinta Barroca T</text:p>
          </table:table-cell>
          <table:table-cell office:value-type="string" table:style-name="ce17">
            <text:p>INIAV:2PORTOS:52905</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style-name="ce17"/>
          <table:table-cell table:number-columns-repeated="4" table:style-name="ce5"/>
          <table:table-cell table:number-columns-repeated="2" table:style-name="ce17"/>
          <table:table-cell table:number-columns-repeated="16367"/>
        </table:table-row>
        <table:table-row table:style-name="ro4">
          <table:table-cell office:value-type="string" table:style-name="ce17">
            <text:p>INIAV:2PORTOS:Tinta Roriz T</text:p>
          </table:table-cell>
          <table:table-cell office:value-type="string" table:style-name="ce17">
            <text:p>INIAV:2PORTOS:52602</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style-name="ce17"/>
          <table:table-cell table:number-columns-repeated="4" table:style-name="ce5"/>
          <table:table-cell table:number-columns-repeated="2" table:style-name="ce17"/>
          <table:table-cell table:number-columns-repeated="16367"/>
        </table:table-row>
        <table:table-row table:style-name="ro4">
          <table:table-cell office:value-type="string" table:style-name="ce17">
            <text:p>INIAV:2PORTOS:Tinta Caiada T</text:p>
          </table:table-cell>
          <table:table-cell office:value-type="string" table:style-name="ce17">
            <text:p>INIAV:2PORTOS:TT</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style-name="ce17"/>
          <table:table-cell table:number-columns-repeated="4" table:style-name="ce5"/>
          <table:table-cell table:number-columns-repeated="2" table:style-name="ce17"/>
          <table:table-cell table:number-columns-repeated="16367"/>
        </table:table-row>
        <table:table-row table:style-name="ro4">
          <table:table-cell office:value-type="string" table:style-name="ce17">
            <text:p>INIAV:2PORTOS:Tinto Cão T</text:p>
          </table:table-cell>
          <table:table-cell office:value-type="string" table:style-name="ce17">
            <text:p>INIAV:2PORTOS:53307</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style-name="ce17"/>
          <table:table-cell table:number-columns-repeated="4" table:style-name="ce5"/>
          <table:table-cell table:number-columns-repeated="2" table:style-name="ce17"/>
          <table:table-cell table:number-columns-repeated="16367"/>
        </table:table-row>
        <table:table-row table:style-name="ro4">
          <table:table-cell office:value-type="string" table:style-name="ce17">
            <text:p>INIAV:2PORTOS:Touriga Francesa T</text:p>
          </table:table-cell>
          <table:table-cell office:value-type="string" table:style-name="ce17">
            <text:p>INIAV:2PORTOS:52205</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style-name="ce17"/>
          <table:table-cell table:number-columns-repeated="4" table:style-name="ce5"/>
          <table:table-cell table:number-columns-repeated="2" table:style-name="ce17"/>
          <table:table-cell table:number-columns-repeated="16367"/>
        </table:table-row>
        <table:table-row table:style-name="ro4">
          <table:table-cell office:value-type="string" table:style-name="ce17">
            <text:p>INIAV:2PORTOS:Touriga Nacional T</text:p>
          </table:table-cell>
          <table:table-cell office:value-type="string" table:style-name="ce17">
            <text:p>INIAV:2PORTOS:52206</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style-name="ce17"/>
          <table:table-cell table:number-columns-repeated="4" table:style-name="ce5"/>
          <table:table-cell table:number-columns-repeated="2" table:style-name="ce17"/>
          <table:table-cell table:number-columns-repeated="16367"/>
        </table:table-row>
        <table:table-row table:style-name="ro4">
          <table:table-cell office:value-type="string" table:style-name="ce17">
            <text:p>INIAV:2PORTOS:Trincadeira Preta T</text:p>
          </table:table-cell>
          <table:table-cell office:value-type="string" table:style-name="ce17">
            <text:p>INIAV:2PORTOS:53006</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style-name="ce17"/>
          <table:table-cell table:number-columns-repeated="4" table:style-name="ce5"/>
          <table:table-cell table:number-columns-repeated="2" table:style-name="ce17"/>
          <table:table-cell table:number-columns-repeated="16367"/>
        </table:table-row>
        <table:table-row table:style-name="ro4">
          <table:table-cell office:value-type="string" table:style-name="ce17">
            <text:p>INIAV:2PORTOS:Vinhão T</text:p>
          </table:table-cell>
          <table:table-cell office:value-type="string" table:style-name="ce17">
            <text:p>INIAV:2PORTOS:51902</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style-name="ce17"/>
          <table:table-cell table:number-columns-repeated="4" table:style-name="ce5"/>
          <table:table-cell table:number-columns-repeated="2" table:style-name="ce17"/>
          <table:table-cell table:number-columns-repeated="16367"/>
        </table:table-row>
        <table:table-row table:number-rows-repeated="5" table:style-name="ro4">
          <table:table-cell table:style-name="ce20"/>
          <table:table-cell table:style-name="ce4"/>
          <table:table-cell table:number-columns-repeated="15" table:style-name="ce20"/>
          <table:table-cell table:number-columns-repeated="16367"/>
        </table:table-row>
        <table:table-row table:number-rows-repeated="195" table:style-name="ro4">
          <table:table-cell table:number-columns-repeated="17" table:style-name="ce20"/>
          <table:table-cell table:number-columns-repeated="16367"/>
        </table:table-row>
        <table:table-row table:number-rows-repeated="5" table:style-name="ro4">
          <table:table-cell table:number-columns-repeated="1024" table:style-name="ce4"/>
          <table:table-cell table:number-columns-repeated="15360"/>
        </table:table-row>
        <table:table-row table:number-rows-repeated="760" table:style-name="ro4">
          <table:table-cell table:number-columns-repeated="16384"/>
        </table:table-row>
        <table:table-row table:number-rows-repeated="1047576" table:style-name="ro3">
          <table:table-cell table:number-columns-repeated="16384"/>
        </table:table-row>
      </table:table>
      <table:table table:name="Observation_Unit" table:style-name="ta2">
        <table:table-column table:style-name="co12" table:default-cell-style-name="ce4"/>
        <table:table-column table:style-name="co22" table:default-cell-style-name="ce4"/>
        <table:table-column table:style-name="co23" table:default-cell-style-name="ce4"/>
        <table:table-column table:style-name="co24" table:default-cell-style-name="ce4"/>
        <table:table-column table:style-name="co25" table:default-cell-style-name="ce4"/>
        <table:table-column table:style-name="co10" table:number-columns-repeated="2" table:default-cell-style-name="ce4"/>
        <table:table-column table:style-name="co4" table:number-columns-repeated="1017" table:default-cell-style-name="ce4"/>
        <table:table-column table:style-name="co6" table:number-columns-repeated="15360" table:default-cell-style-name="ce1"/>
        <table:table-row table:style-name="ro5">
          <table:table-cell office:value-type="string" table:style-name="ce9">
            <text:p>Study unique ID*</text:p>
          </table:table-cell>
          <table:table-cell office:value-type="string" table:style-name="ce9">
            <text:p>Biological Material ID*</text:p>
          </table:table-cell>
          <table:table-cell office:value-type="string" table:style-name="ce9">
            <text:p>Observation unit ID*</text:p>
          </table:table-cell>
          <table:table-cell office:value-type="string" table:style-name="ce9">
            <text:p>Observation unit type*</text:p>
          </table:table-cell>
          <table:table-cell office:value-type="string" table:style-name="ce9">
            <text:p>External ID</text:p>
          </table:table-cell>
          <table:table-cell office:value-type="string" table:style-name="ce9">
            <text:p>Spatial distribution</text:p>
          </table:table-cell>
          <table:table-cell office:value-type="string" table:style-name="ce9">
            <text:p>Observation unit factor value</text:p>
          </table:table-cell>
          <table:table-cell table:number-columns-repeated="16377"/>
        </table:table-row>
        <table:table-row table:style-name="ro9">
          <table:table-cell office:value-type="string" table:style-name="ce21">
            <text:p>INIAV:2PORTOS:Alvarinho B</text:p>
          </table:table-cell>
          <table:table-cell office:value-type="string" table:style-name="ce17">
            <text:p>INIAV:2PORTOS:52007</text:p>
          </table:table-cell>
          <table:table-cell office:value-type="string" table:style-name="ce17">
            <text:p>INIAV:2PORTOS:52007:clones</text:p>
          </table:table-cell>
          <table:table-cell office:value-type="string" table:style-name="ce17">
            <text:p>7 plants</text:p>
          </table:table-cell>
          <table:table-cell table:number-columns-repeated="3" table:style-name="ce17"/>
          <table:table-cell table:number-columns-repeated="16377"/>
        </table:table-row>
        <table:table-row table:style-name="ro9">
          <table:table-cell office:value-type="string" table:style-name="ce21">
            <text:p>INIAV:2PORTOS:Antão Vaz B</text:p>
          </table:table-cell>
          <table:table-cell office:value-type="string" table:style-name="ce17">
            <text:p>INIAV:2PORTOS:52316</text:p>
          </table:table-cell>
          <table:table-cell office:value-type="string" table:style-name="ce17">
            <text:p>INIAV:2PORTOS:52316:clones</text:p>
          </table:table-cell>
          <table:table-cell office:value-type="string" table:style-name="ce17">
            <text:p>7 plants</text:p>
          </table:table-cell>
          <table:table-cell table:number-columns-repeated="3" table:style-name="ce17"/>
          <table:table-cell table:number-columns-repeated="16377"/>
        </table:table-row>
        <table:table-row table:style-name="ro9">
          <table:table-cell office:value-type="string" table:style-name="ce21">
            <text:p>INIAV:2PORTOS:Arinto B</text:p>
          </table:table-cell>
          <table:table-cell office:value-type="string" table:style-name="ce17">
            <text:p>INIAV:2PORTOS:52311</text:p>
          </table:table-cell>
          <table:table-cell office:value-type="string" table:style-name="ce17">
            <text:p>INIAV:2PORTOS:52311:clones</text:p>
          </table:table-cell>
          <table:table-cell office:value-type="string" table:style-name="ce17">
            <text:p>7 plants</text:p>
          </table:table-cell>
          <table:table-cell table:number-columns-repeated="3" table:style-name="ce17"/>
          <table:table-cell table:number-columns-repeated="16377"/>
        </table:table-row>
        <table:table-row table:style-name="ro9">
          <table:table-cell office:value-type="string" table:style-name="ce21">
            <text:p>INIAV:2PORTOS:Bical B</text:p>
          </table:table-cell>
          <table:table-cell office:value-type="string" table:style-name="ce17">
            <text:p>INIAV:2PORTOS:52016</text:p>
          </table:table-cell>
          <table:table-cell office:value-type="string" table:style-name="ce17">
            <text:p>INIAV:2PORTOS:52016:clones</text:p>
          </table:table-cell>
          <table:table-cell office:value-type="string" table:style-name="ce17">
            <text:p>7 plants</text:p>
          </table:table-cell>
          <table:table-cell table:number-columns-repeated="3" table:style-name="ce17"/>
          <table:table-cell table:number-columns-repeated="16377"/>
        </table:table-row>
        <table:table-row table:style-name="ro9">
          <table:table-cell office:value-type="string" table:style-name="ce21">
            <text:p>INIAV:2PORTOS:Encruzado B</text:p>
          </table:table-cell>
          <table:table-cell office:value-type="string" table:style-name="ce17">
            <text:p>INIAV:2PORTOS:52207</text:p>
          </table:table-cell>
          <table:table-cell office:value-type="string" table:style-name="ce17">
            <text:p>INIAV:2PORTOS:52207:clones</text:p>
          </table:table-cell>
          <table:table-cell office:value-type="string" table:style-name="ce17">
            <text:p>7 plants</text:p>
          </table:table-cell>
          <table:table-cell table:number-columns-repeated="3" table:style-name="ce17"/>
          <table:table-cell table:number-columns-repeated="16377"/>
        </table:table-row>
        <table:table-row table:style-name="ro9">
          <table:table-cell office:value-type="string" table:style-name="ce21">
            <text:p>INIAV:2PORTOS:Fernão Pires B</text:p>
          </table:table-cell>
          <table:table-cell office:value-type="string" table:style-name="ce17">
            <text:p>INIAV:2PORTOS:52810</text:p>
          </table:table-cell>
          <table:table-cell office:value-type="string" table:style-name="ce17">
            <text:p>INIAV:2PORTOS:52810:clones</text:p>
          </table:table-cell>
          <table:table-cell office:value-type="string" table:style-name="ce17">
            <text:p>7 plants</text:p>
          </table:table-cell>
          <table:table-cell table:number-columns-repeated="3" table:style-name="ce17"/>
          <table:table-cell table:number-columns-repeated="16377"/>
        </table:table-row>
        <table:table-row table:style-name="ro9">
          <table:table-cell office:value-type="string" table:style-name="ce21">
            <text:p>INIAV:2PORTOS:Fonte Cal B</text:p>
          </table:table-cell>
          <table:table-cell office:value-type="string" table:style-name="ce17">
            <text:p>INIAV:2PORTOS:FB</text:p>
          </table:table-cell>
          <table:table-cell office:value-type="string" table:style-name="ce17">
            <text:p>INIAV:2PORTOS:FB:clones</text:p>
          </table:table-cell>
          <table:table-cell office:value-type="string" table:style-name="ce17">
            <text:p>7 plants</text:p>
          </table:table-cell>
          <table:table-cell table:number-columns-repeated="3" table:style-name="ce17"/>
          <table:table-cell table:number-columns-repeated="16377"/>
        </table:table-row>
        <table:table-row table:style-name="ro9">
          <table:table-cell office:value-type="string" table:style-name="ce21">
            <text:p>INIAV:2PORTOS:Gouveio B</text:p>
          </table:table-cell>
          <table:table-cell office:value-type="string" table:style-name="ce17">
            <text:p>INIAV:2PORTOS:52112</text:p>
          </table:table-cell>
          <table:table-cell office:value-type="string" table:style-name="ce17">
            <text:p>INIAV:2PORTOS:52112: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Loureiro B</text:p>
          </table:table-cell>
          <table:table-cell office:value-type="string" table:style-name="ce17">
            <text:p>INIAV:2PORTOS:52213</text:p>
          </table:table-cell>
          <table:table-cell office:value-type="string" table:style-name="ce17">
            <text:p>INIAV:2PORTOS:52213: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Malvasia Fina B</text:p>
          </table:table-cell>
          <table:table-cell office:value-type="string" table:style-name="ce17">
            <text:p>INIAV:2PORTOS:52512</text:p>
          </table:table-cell>
          <table:table-cell office:value-type="string" table:style-name="ce17">
            <text:p>INIAV:2PORTOS:52512: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Moscatel de Setúbal B</text:p>
          </table:table-cell>
          <table:table-cell office:value-type="string" table:style-name="ce17">
            <text:p>INIAV:2PORTOS:53115</text:p>
          </table:table-cell>
          <table:table-cell office:value-type="string" table:style-name="ce17">
            <text:p>INIAV:2PORTOS:53115: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Rabigato B</text:p>
          </table:table-cell>
          <table:table-cell office:value-type="string" table:style-name="ce17">
            <text:p>INIAV:2PORTOS:RB</text:p>
          </table:table-cell>
          <table:table-cell office:value-type="string" table:style-name="ce17">
            <text:p>INIAV:2PORTOS:RB: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Sercial B</text:p>
          </table:table-cell>
          <table:table-cell office:value-type="string" table:style-name="ce17">
            <text:p>INIAV:2PORTOS:52413</text:p>
          </table:table-cell>
          <table:table-cell office:value-type="string" table:style-name="ce17">
            <text:p>INIAV:2PORTOS:52413: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Síria B</text:p>
          </table:table-cell>
          <table:table-cell office:value-type="string" table:style-name="ce17">
            <text:p>INIAV:2PORTOS:51914</text:p>
          </table:table-cell>
          <table:table-cell office:value-type="string" table:style-name="ce17">
            <text:p>INIAV:2PORTOS:51914: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Verdelho B</text:p>
          </table:table-cell>
          <table:table-cell office:value-type="string" table:style-name="ce17">
            <text:p>INIAV:2PORTOS:51512</text:p>
          </table:table-cell>
          <table:table-cell office:value-type="string" table:style-name="ce17">
            <text:p>INIAV:2PORTOS:51512: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Viosinho B</text:p>
          </table:table-cell>
          <table:table-cell office:value-type="string" table:style-name="ce17">
            <text:p>INIAV:2PORTOS:52715</text:p>
          </table:table-cell>
          <table:table-cell office:value-type="string" table:style-name="ce17">
            <text:p>INIAV:2PORTOS:52715: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Avesso B</text:p>
          </table:table-cell>
          <table:table-cell office:value-type="string" table:style-name="ce17">
            <text:p>INIAV:2PORTOS:AB</text:p>
          </table:table-cell>
          <table:table-cell office:value-type="string" table:style-name="ce17">
            <text:p>INIAV:2PORTOS:AB: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Boal Ratinho B</text:p>
          </table:table-cell>
          <table:table-cell office:value-type="string" table:style-name="ce17">
            <text:p>INIAV:2PORTOS:BB</text:p>
          </table:table-cell>
          <table:table-cell office:value-type="string" table:style-name="ce17">
            <text:p>INIAV:2PORTOS:BB: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Chardonnay B</text:p>
          </table:table-cell>
          <table:table-cell office:value-type="string" table:style-name="ce17">
            <text:p>INIAV:2PORTOS:CB</text:p>
          </table:table-cell>
          <table:table-cell office:value-type="string" table:style-name="ce17">
            <text:p>INIAV:2PORTOS:CB: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Alfrocheiro T</text:p>
          </table:table-cell>
          <table:table-cell office:value-type="string" table:style-name="ce17">
            <text:p>INIAV:2PORTOS:52003</text:p>
          </table:table-cell>
          <table:table-cell office:value-type="string" table:style-name="ce17">
            <text:p>INIAV:2PORTOS:52003: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17">
            <text:p>INIAV:2PORTOS:Aragonês T</text:p>
          </table:table-cell>
          <table:table-cell office:value-type="string" table:style-name="ce17">
            <text:p>INIAV:2PORTOS:AR</text:p>
          </table:table-cell>
          <table:table-cell office:value-type="string" table:style-name="ce17">
            <text:p>INIAV:2PORTOS:AR: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Baga T</text:p>
          </table:table-cell>
          <table:table-cell office:value-type="string" table:style-name="ce17">
            <text:p>INIAV:2PORTOS:52606</text:p>
          </table:table-cell>
          <table:table-cell office:value-type="string" table:style-name="ce17">
            <text:p>INIAV:2PORTOS:52606: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Jaen T</text:p>
          </table:table-cell>
          <table:table-cell office:value-type="string" table:style-name="ce17">
            <text:p>INIAV:2PORTOS:52503</text:p>
          </table:table-cell>
          <table:table-cell office:value-type="string" table:style-name="ce17">
            <text:p>INIAV:2PORTOS:52503: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Castelão T</text:p>
          </table:table-cell>
          <table:table-cell office:value-type="string" table:style-name="ce17">
            <text:p>INIAV:2PORTOS:53104</text:p>
          </table:table-cell>
          <table:table-cell office:value-type="string" table:style-name="ce17">
            <text:p>INIAV:2PORTOS:53104: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Ramisco T</text:p>
          </table:table-cell>
          <table:table-cell office:value-type="string" table:style-name="ce17">
            <text:p>INIAV:2PORTOS:52203</text:p>
          </table:table-cell>
          <table:table-cell office:value-type="string" table:style-name="ce17">
            <text:p>INIAV:2PORTOS:52203: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Rufete T</text:p>
          </table:table-cell>
          <table:table-cell office:value-type="string" table:style-name="ce17">
            <text:p>INIAV:2PORTOS:52106</text:p>
          </table:table-cell>
          <table:table-cell office:value-type="string" table:style-name="ce17">
            <text:p>INIAV:2PORTOS:52106: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Tinta Barroca T</text:p>
          </table:table-cell>
          <table:table-cell office:value-type="string" table:style-name="ce17">
            <text:p>INIAV:2PORTOS:52905</text:p>
          </table:table-cell>
          <table:table-cell office:value-type="string" table:style-name="ce17">
            <text:p>INIAV:2PORTOS:52905: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Tinta Roriz T</text:p>
          </table:table-cell>
          <table:table-cell office:value-type="string" table:style-name="ce17">
            <text:p>INIAV:2PORTOS:52602</text:p>
          </table:table-cell>
          <table:table-cell office:value-type="string" table:style-name="ce17">
            <text:p>INIAV:2PORTOS:52602: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Tinta Caiada T</text:p>
          </table:table-cell>
          <table:table-cell office:value-type="string" table:style-name="ce17">
            <text:p>INIAV:2PORTOS:TT</text:p>
          </table:table-cell>
          <table:table-cell office:value-type="string" table:style-name="ce17">
            <text:p>INIAV:2PORTOS:TT: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Tinto Cão T</text:p>
          </table:table-cell>
          <table:table-cell office:value-type="string" table:style-name="ce17">
            <text:p>INIAV:2PORTOS:53307</text:p>
          </table:table-cell>
          <table:table-cell office:value-type="string" table:style-name="ce17">
            <text:p>INIAV:2PORTOS:53307: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Touriga Francesa T</text:p>
          </table:table-cell>
          <table:table-cell office:value-type="string" table:style-name="ce17">
            <text:p>INIAV:2PORTOS:52205</text:p>
          </table:table-cell>
          <table:table-cell office:value-type="string" table:style-name="ce17">
            <text:p>INIAV:2PORTOS:52205: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Touriga Nacional T</text:p>
          </table:table-cell>
          <table:table-cell office:value-type="string" table:style-name="ce17">
            <text:p>INIAV:2PORTOS:52206</text:p>
          </table:table-cell>
          <table:table-cell office:value-type="string" table:style-name="ce17">
            <text:p>INIAV:2PORTOS:52206: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Trincadeira Preta T</text:p>
          </table:table-cell>
          <table:table-cell office:value-type="string" table:style-name="ce17">
            <text:p>INIAV:2PORTOS:53006</text:p>
          </table:table-cell>
          <table:table-cell office:value-type="string" table:style-name="ce17">
            <text:p>INIAV:2PORTOS:53006: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Vinhão T</text:p>
          </table:table-cell>
          <table:table-cell office:value-type="string" table:style-name="ce17">
            <text:p>INIAV:2PORTOS:51902</text:p>
          </table:table-cell>
          <table:table-cell office:value-type="string" table:style-name="ce17">
            <text:p>INIAV:2PORTOS:51902: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number-rows-repeated="5" table:style-name="ro4">
          <table:table-cell table:style-name="ce4"/>
          <table:table-cell table:number-columns-repeated="2" table:style-name="ce22"/>
          <table:table-cell table:number-columns-repeated="1021" table:style-name="ce4"/>
          <table:table-cell table:number-columns-repeated="15360"/>
        </table:table-row>
        <table:table-row table:number-rows-repeated="8" table:style-name="ro4">
          <table:table-cell table:number-columns-repeated="1024" table:style-name="ce4"/>
          <table:table-cell table:number-columns-repeated="15360"/>
        </table:table-row>
        <table:table-row table:number-rows-repeated="952" table:style-name="ro4">
          <table:table-cell table:number-columns-repeated="16384"/>
        </table:table-row>
        <table:table-row table:number-rows-repeated="1047576" table:style-name="ro3">
          <table:table-cell table:number-columns-repeated="16384"/>
        </table:table-row>
      </table:table>
      <table:table table:name="Sample" table:style-name="ta1">
        <table:table-column table:style-name="co10" table:default-cell-style-name="ce4"/>
        <table:table-column table:style-name="co26" table:default-cell-style-name="ce4"/>
        <table:table-column table:style-name="co10" table:number-columns-repeated="5" table:default-cell-style-name="ce4"/>
        <table:table-column table:style-name="co4" table:number-columns-repeated="1017" table:default-cell-style-name="ce4"/>
        <table:table-column table:style-name="co6" table:number-columns-repeated="15360" table:default-cell-style-name="ce1"/>
        <table:table-row table:style-name="ro5">
          <table:table-cell office:value-type="string" table:style-name="ce10">
            <text:p>Observation unit ID*</text:p>
          </table:table-cell>
          <table:table-cell office:value-type="string" table:style-name="ce9">
            <text:p>Sample ID*</text:p>
          </table:table-cell>
          <table:table-cell office:value-type="string" table:style-name="ce9">
            <text:p>Plant structure development stage</text:p>
          </table:table-cell>
          <table:table-cell office:value-type="string" table:style-name="ce9">
            <text:p>Plant anatomical entity*</text:p>
          </table:table-cell>
          <table:table-cell office:value-type="string" table:style-name="ce9">
            <text:p>Sample description</text:p>
          </table:table-cell>
          <table:table-cell office:value-type="string" table:style-name="ce9">
            <text:p>Collection date*</text:p>
          </table:table-cell>
          <table:table-cell office:value-type="string" table:style-name="ce9">
            <text:p>External ID</text:p>
          </table:table-cell>
          <table:table-cell table:number-columns-repeated="16377"/>
        </table:table-row>
        <table:table-row table:style-name="ro3">
          <table:table-cell office:value-type="string" table:style-name="ce23">
            <text:p>INIAV:2PORTOS:52003:clones</text:p>
          </table:table-cell>
          <table:table-cell office:value-type="string" table:style-name="ce23">
            <text:p>INIAV:2PORTOS:52003:1995:bud</text:p>
          </table:table-cell>
          <table:table-cell office:value-type="string" table:style-name="ce24">
            <text:p>PO:0025532</text:p>
          </table:table-cell>
          <table:table-cell office:value-type="string" table:style-name="ce25">
            <text:p>PO:0000055</text:p>
          </table:table-cell>
          <table:table-cell office:value-type="string" table:style-name="ce25">
            <text:p>bud burst stage</text:p>
          </table:table-cell>
          <table:table-cell office:value-type="date" office:date-value="1995-03-06T00:00:00" table:style-name="ce26">
            <text:p>1995-03-06</text:p>
          </table:table-cell>
          <table:table-cell table:style-name="ce27"/>
          <table:table-cell table:number-columns-repeated="16377"/>
        </table:table-row>
        <table:table-row table:style-name="ro3">
          <table:table-cell office:value-type="string" table:style-name="ce23">
            <text:p>INIAV:2PORTOS:52003:clones</text:p>
          </table:table-cell>
          <table:table-cell office:value-type="string" table:style-name="ce23">
            <text:p>INIAV:2PORTOS:52003:1996:bud</text:p>
          </table:table-cell>
          <table:table-cell office:value-type="string" table:style-name="ce24">
            <text:p>PO:0025532</text:p>
          </table:table-cell>
          <table:table-cell office:value-type="string" table:style-name="ce24">
            <text:p>PO:0000055</text:p>
          </table:table-cell>
          <table:table-cell office:value-type="string" table:style-name="ce25">
            <text:p>bud burst stage</text:p>
          </table:table-cell>
          <table:table-cell office:value-type="date" office:date-value="1996-03-11T00:00:00" table:style-name="ce26">
            <text:p>1996-03-11</text:p>
          </table:table-cell>
          <table:table-cell table:style-name="ce27"/>
          <table:table-cell table:number-columns-repeated="16377"/>
        </table:table-row>
        <table:table-row table:style-name="ro3">
          <table:table-cell office:value-type="string" table:style-name="ce23">
            <text:p>INIAV:2PORTOS:52003:clones</text:p>
          </table:table-cell>
          <table:table-cell office:value-type="string" table:style-name="ce23">
            <text:p>INIAV:2PORTOS:52003:1997:bud</text:p>
          </table:table-cell>
          <table:table-cell office:value-type="string" table:style-name="ce25">
            <text:p>PO:0025532</text:p>
          </table:table-cell>
          <table:table-cell office:value-type="string" table:style-name="ce25">
            <text:p>PO:0000055</text:p>
          </table:table-cell>
          <table:table-cell office:value-type="string" table:style-name="ce25">
            <text:p>bud burst stage</text:p>
          </table:table-cell>
          <table:table-cell office:value-type="date" office:date-value="1997-03-03T00:00:00" table:style-name="ce26">
            <text:p>1997-03-03</text:p>
          </table:table-cell>
          <table:table-cell table:style-name="ce27"/>
          <table:table-cell table:number-columns-repeated="16377"/>
        </table:table-row>
        <table:table-row table:style-name="ro3">
          <table:table-cell office:value-type="string" table:style-name="ce23">
            <text:p>INIAV:2PORTOS:52003:clones</text:p>
          </table:table-cell>
          <table:table-cell office:value-type="string" table:style-name="ce23">
            <text:p>INIAV:2PORTOS:52003:1998:bud</text:p>
          </table:table-cell>
          <table:table-cell office:value-type="string" table:style-name="ce25">
            <text:p>PO:0025532</text:p>
          </table:table-cell>
          <table:table-cell office:value-type="string" table:style-name="ce25">
            <text:p>PO:0000055</text:p>
          </table:table-cell>
          <table:table-cell office:value-type="string" table:style-name="ce25">
            <text:p>bud burst stage</text:p>
          </table:table-cell>
          <table:table-cell office:value-type="date" office:date-value="1998-03-05T00:00:00" table:style-name="ce26">
            <text:p>1998-03-05</text:p>
          </table:table-cell>
          <table:table-cell table:style-name="ce27"/>
          <table:table-cell table:number-columns-repeated="16377"/>
        </table:table-row>
        <table:table-row table:style-name="ro3">
          <table:table-cell office:value-type="string" table:style-name="ce23">
            <text:p>INIAV:2PORTOS:52003:clones</text:p>
          </table:table-cell>
          <table:table-cell office:value-type="string" table:style-name="ce23">
            <text:p>INIAV:2PORTOS:52003: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2T00:00:00" table:style-name="ce26">
            <text:p>1999-03-22</text:p>
          </table:table-cell>
          <table:table-cell table:style-name="ce27"/>
          <table:table-cell table:number-columns-repeated="16377"/>
        </table:table-row>
        <table:table-row table:style-name="ro1">
          <table:table-cell office:value-type="string" table:style-name="ce23">
            <text:p>INIAV:2PORTOS:52003:clones</text:p>
          </table:table-cell>
          <table:table-cell office:value-type="string" table:style-name="ce23">
            <text:p>INIAV:2PORTOS:52003:2000:bud</text:p>
          </table:table-cell>
          <table:table-cell office:value-type="string" table:style-name="ce24">
            <text:p>PO:0025532</text:p>
          </table:table-cell>
          <table:table-cell office:value-type="string" table:style-name="ce25">
            <text:p>PO:0000055</text:p>
          </table:table-cell>
          <table:table-cell office:value-type="string" table:style-name="ce25">
            <text:p>bud burst stage</text:p>
          </table:table-cell>
          <table:table-cell office:value-type="date" office:date-value="2000-03-09T00:00:00" table:style-name="ce26">
            <text:p>2000-03-09</text:p>
          </table:table-cell>
          <table:table-cell table:style-name="ce27"/>
          <table:table-cell table:number-columns-repeated="16377"/>
        </table:table-row>
        <table:table-row table:style-name="ro1">
          <table:table-cell office:value-type="string" table:style-name="ce23">
            <text:p>INIAV:2PORTOS:52003:clones</text:p>
          </table:table-cell>
          <table:table-cell office:value-type="string" table:style-name="ce23">
            <text:p>INIAV:2PORTOS:52003:2001:bud</text:p>
          </table:table-cell>
          <table:table-cell office:value-type="string" table:style-name="ce24">
            <text:p>PO:0025532</text:p>
          </table:table-cell>
          <table:table-cell office:value-type="string" table:style-name="ce25">
            <text:p>PO:0000055</text:p>
          </table:table-cell>
          <table:table-cell office:value-type="string" table:style-name="ce25">
            <text:p>bud burst stage</text:p>
          </table:table-cell>
          <table:table-cell office:value-type="date" office:date-value="2001-03-02T00:00:00" table:style-name="ce26">
            <text:p>2001-03-02</text:p>
          </table:table-cell>
          <table:table-cell table:style-name="ce27"/>
          <table:table-cell table:number-columns-repeated="16377"/>
        </table:table-row>
        <table:table-row table:style-name="ro1">
          <table:table-cell office:value-type="string" table:style-name="ce23">
            <text:p>INIAV:2PORTOS:52003:clones</text:p>
          </table:table-cell>
          <table:table-cell office:value-type="string" table:style-name="ce23">
            <text:p>INIAV:2PORTOS:52003:2002:bud</text:p>
          </table:table-cell>
          <table:table-cell office:value-type="string" table:style-name="ce24">
            <text:p>PO:0025532</text:p>
          </table:table-cell>
          <table:table-cell office:value-type="string" table:style-name="ce25">
            <text:p>PO:0000055</text:p>
          </table:table-cell>
          <table:table-cell office:value-type="string" table:style-name="ce25">
            <text:p>bud burst stage</text:p>
          </table:table-cell>
          <table:table-cell office:value-type="date" office:date-value="2002-02-28T00:00:00" table:style-name="ce26">
            <text:p>2002-02-28</text:p>
          </table:table-cell>
          <table:table-cell table:style-name="ce27"/>
          <table:table-cell table:number-columns-repeated="16377"/>
        </table:table-row>
        <table:table-row table:style-name="ro1">
          <table:table-cell office:value-type="string" table:style-name="ce23">
            <text:p>INIAV:2PORTOS:52003:clones</text:p>
          </table:table-cell>
          <table:table-cell office:value-type="string" table:style-name="ce23">
            <text:p>INIAV:2PORTOS:52003:2003:bud</text:p>
          </table:table-cell>
          <table:table-cell office:value-type="string" table:style-name="ce24">
            <text:p>PO:0025532</text:p>
          </table:table-cell>
          <table:table-cell office:value-type="string" table:style-name="ce25">
            <text:p>PO:0000055</text:p>
          </table:table-cell>
          <table:table-cell office:value-type="string" table:style-name="ce25">
            <text:p>bud burst stage</text:p>
          </table:table-cell>
          <table:table-cell office:value-type="date" office:date-value="2003-03-10T00:00:00" table:style-name="ce26">
            <text:p>2003-03-10</text:p>
          </table:table-cell>
          <table:table-cell table:style-name="ce27"/>
          <table:table-cell table:number-columns-repeated="16377"/>
        </table:table-row>
        <table:table-row table:style-name="ro1">
          <table:table-cell office:value-type="string" table:style-name="ce23">
            <text:p>INIAV:2PORTOS:52003:clones</text:p>
          </table:table-cell>
          <table:table-cell office:value-type="string" table:style-name="ce23">
            <text:p>INIAV:2PORTOS:52003:2004:bud</text:p>
          </table:table-cell>
          <table:table-cell office:value-type="string" table:style-name="ce24">
            <text:p>PO:0025532</text:p>
          </table:table-cell>
          <table:table-cell office:value-type="string" table:style-name="ce25">
            <text:p>PO:0000055</text:p>
          </table:table-cell>
          <table:table-cell office:value-type="string" table:style-name="ce25">
            <text:p>bud burst stage</text:p>
          </table:table-cell>
          <table:table-cell office:value-type="date" office:date-value="2004-03-06T00:00:00" table:style-name="ce26">
            <text:p>2004-03-06</text:p>
          </table:table-cell>
          <table:table-cell table:style-name="ce27"/>
          <table:table-cell table:number-columns-repeated="16377"/>
        </table:table-row>
        <table:table-row table:style-name="ro1">
          <table:table-cell office:value-type="string" table:style-name="ce23">
            <text:p>INIAV:2PORTOS:52003:clones</text:p>
          </table:table-cell>
          <table:table-cell office:value-type="string" table:style-name="ce23">
            <text:p>INIAV:2PORTOS:52003:2005:bud</text:p>
          </table:table-cell>
          <table:table-cell office:value-type="string" table:style-name="ce24">
            <text:p>PO:0025532</text:p>
          </table:table-cell>
          <table:table-cell office:value-type="string" table:style-name="ce25">
            <text:p>PO:0000055</text:p>
          </table:table-cell>
          <table:table-cell office:value-type="string" table:style-name="ce25">
            <text:p>bud burst stage</text:p>
          </table:table-cell>
          <table:table-cell office:value-type="date" office:date-value="2005-03-28T00:00:00" table:style-name="ce26">
            <text:p>2005-03-28</text:p>
          </table:table-cell>
          <table:table-cell table:style-name="ce27"/>
          <table:table-cell table:number-columns-repeated="16377"/>
        </table:table-row>
        <table:table-row table:style-name="ro1">
          <table:table-cell office:value-type="string" table:style-name="ce23">
            <text:p>INIAV:2PORTOS:52003:clones</text:p>
          </table:table-cell>
          <table:table-cell office:value-type="string" table:style-name="ce23">
            <text:p>INIAV:2PORTOS:52003:2006:bud</text:p>
          </table:table-cell>
          <table:table-cell office:value-type="string" table:style-name="ce24">
            <text:p>PO:0025532</text:p>
          </table:table-cell>
          <table:table-cell office:value-type="string" table:style-name="ce25">
            <text:p>PO:0000055</text:p>
          </table:table-cell>
          <table:table-cell office:value-type="string" table:style-name="ce25">
            <text:p>bud burst stage</text:p>
          </table:table-cell>
          <table:table-cell office:value-type="date" office:date-value="2006-03-26T00:00:00" table:style-name="ce26">
            <text:p>2006-03-26</text:p>
          </table:table-cell>
          <table:table-cell table:style-name="ce27"/>
          <table:table-cell table:number-columns-repeated="16377"/>
        </table:table-row>
        <table:table-row table:style-name="ro1">
          <table:table-cell office:value-type="string" table:style-name="ce23">
            <text:p>INIAV:2PORTOS:52003:clones</text:p>
          </table:table-cell>
          <table:table-cell office:value-type="string" table:style-name="ce23">
            <text:p>INIAV:2PORTOS:52003:1995:flw</text:p>
          </table:table-cell>
          <table:table-cell office:value-type="string" table:style-name="ce24">
            <text:p>PO:0007616</text:p>
          </table:table-cell>
          <table:table-cell office:value-type="string" table:style-name="ce25">
            <text:p>PO:0009046</text:p>
          </table:table-cell>
          <table:table-cell office:value-type="string" table:style-name="ce25">
            <text:p>flower</text:p>
          </table:table-cell>
          <table:table-cell office:value-type="date" office:date-value="1995-05-11T00:00:00" table:style-name="ce26">
            <text:p>1995-05-11</text:p>
          </table:table-cell>
          <table:table-cell table:style-name="ce27"/>
          <table:table-cell table:number-columns-repeated="16377"/>
        </table:table-row>
        <table:table-row table:style-name="ro1">
          <table:table-cell office:value-type="string" table:style-name="ce23">
            <text:p>INIAV:2PORTOS:52003:clones</text:p>
          </table:table-cell>
          <table:table-cell office:value-type="string" table:style-name="ce23">
            <text:p>INIAV:2PORTOS:52003:1996:flw</text:p>
          </table:table-cell>
          <table:table-cell office:value-type="string" table:style-name="ce24">
            <text:p>PO:0007616</text:p>
          </table:table-cell>
          <table:table-cell office:value-type="string" table:style-name="ce25">
            <text:p>PO:0009046</text:p>
          </table:table-cell>
          <table:table-cell office:value-type="string" table:style-name="ce25">
            <text:p>flower</text:p>
          </table:table-cell>
          <table:table-cell office:value-type="date" office:date-value="1996-05-27T00:00:00" table:style-name="ce26">
            <text:p>1996-05-27</text:p>
          </table:table-cell>
          <table:table-cell table:style-name="ce27"/>
          <table:table-cell table:number-columns-repeated="16377"/>
        </table:table-row>
        <table:table-row table:style-name="ro1">
          <table:table-cell office:value-type="string" table:style-name="ce23">
            <text:p>INIAV:2PORTOS:52003:clones</text:p>
          </table:table-cell>
          <table:table-cell office:value-type="string" table:style-name="ce23">
            <text:p>INIAV:2PORTOS:52003:1997:flw</text:p>
          </table:table-cell>
          <table:table-cell office:value-type="string" table:style-name="ce24">
            <text:p>PO:0007616</text:p>
          </table:table-cell>
          <table:table-cell office:value-type="string" table:style-name="ce25">
            <text:p>PO:0009046</text:p>
          </table:table-cell>
          <table:table-cell office:value-type="string" table:style-name="ce25">
            <text:p>flower</text:p>
          </table:table-cell>
          <table:table-cell office:value-type="date" office:date-value="1997-04-22T00:00:00" table:style-name="ce26">
            <text:p>1997-04-22</text:p>
          </table:table-cell>
          <table:table-cell table:style-name="ce27"/>
          <table:table-cell table:number-columns-repeated="16377"/>
        </table:table-row>
        <table:table-row table:style-name="ro1">
          <table:table-cell office:value-type="string" table:style-name="ce23">
            <text:p>INIAV:2PORTOS:52003:clones</text:p>
          </table:table-cell>
          <table:table-cell office:value-type="string" table:style-name="ce23">
            <text:p>INIAV:2PORTOS:52003:1998:flw</text:p>
          </table:table-cell>
          <table:table-cell office:value-type="string" table:style-name="ce24">
            <text:p>PO:0007616</text:p>
          </table:table-cell>
          <table:table-cell office:value-type="string" table:style-name="ce25">
            <text:p>PO:0009046</text:p>
          </table:table-cell>
          <table:table-cell office:value-type="string" table:style-name="ce25">
            <text:p>flower</text:p>
          </table:table-cell>
          <table:table-cell office:value-type="date" office:date-value="1998-05-18T00:00:00" table:style-name="ce26">
            <text:p>1998-05-18</text:p>
          </table:table-cell>
          <table:table-cell table:style-name="ce27"/>
          <table:table-cell table:number-columns-repeated="16377"/>
        </table:table-row>
        <table:table-row table:style-name="ro1">
          <table:table-cell office:value-type="string" table:style-name="ce23">
            <text:p>INIAV:2PORTOS:52003:clones</text:p>
          </table:table-cell>
          <table:table-cell office:value-type="string" table:style-name="ce23">
            <text:p>INIAV:2PORTOS:52003:1999:flw</text:p>
          </table:table-cell>
          <table:table-cell office:value-type="string" table:style-name="ce24">
            <text:p>PO:0007616</text:p>
          </table:table-cell>
          <table:table-cell office:value-type="string" table:style-name="ce25">
            <text:p>PO:0009046</text:p>
          </table:table-cell>
          <table:table-cell office:value-type="string" table:style-name="ce25">
            <text:p>flower</text:p>
          </table:table-cell>
          <table:table-cell office:value-type="date" office:date-value="1999-05-24T00:00:00" table:style-name="ce26">
            <text:p>1999-05-24</text:p>
          </table:table-cell>
          <table:table-cell table:style-name="ce27"/>
          <table:table-cell table:number-columns-repeated="16377"/>
        </table:table-row>
        <table:table-row table:style-name="ro1">
          <table:table-cell office:value-type="string" table:style-name="ce23">
            <text:p>INIAV:2PORTOS:52003:clones</text:p>
          </table:table-cell>
          <table:table-cell office:value-type="string" table:style-name="ce23">
            <text:p>INIAV:2PORTOS:52003:2000:flw</text:p>
          </table:table-cell>
          <table:table-cell office:value-type="string" table:style-name="ce24">
            <text:p>PO:0007616</text:p>
          </table:table-cell>
          <table:table-cell office:value-type="string" table:style-name="ce25">
            <text:p>PO:0009046</text:p>
          </table:table-cell>
          <table:table-cell office:value-type="string" table:style-name="ce25">
            <text:p>flower</text:p>
          </table:table-cell>
          <table:table-cell office:value-type="date" office:date-value="2000-06-02T00:00:00" table:style-name="ce26">
            <text:p>2000-06-02</text:p>
          </table:table-cell>
          <table:table-cell table:style-name="ce27"/>
          <table:table-cell table:number-columns-repeated="16377"/>
        </table:table-row>
        <table:table-row table:style-name="ro1">
          <table:table-cell office:value-type="string" table:style-name="ce23">
            <text:p>INIAV:2PORTOS:52003:clones</text:p>
          </table:table-cell>
          <table:table-cell office:value-type="string" table:style-name="ce23">
            <text:p>INIAV:2PORTOS:52003:2001:flw</text:p>
          </table:table-cell>
          <table:table-cell office:value-type="string" table:style-name="ce24">
            <text:p>PO:0007616</text:p>
          </table:table-cell>
          <table:table-cell office:value-type="string" table:style-name="ce25">
            <text:p>PO:0009046</text:p>
          </table:table-cell>
          <table:table-cell office:value-type="string" table:style-name="ce25">
            <text:p>flower</text:p>
          </table:table-cell>
          <table:table-cell office:value-type="date" office:date-value="2001-05-21T00:00:00" table:style-name="ce26">
            <text:p>2001-05-21</text:p>
          </table:table-cell>
          <table:table-cell table:style-name="ce27"/>
          <table:table-cell table:number-columns-repeated="16377"/>
        </table:table-row>
        <table:table-row table:style-name="ro4">
          <table:table-cell office:value-type="string" table:style-name="ce23">
            <text:p>INIAV:2PORTOS:52003:clones</text:p>
          </table:table-cell>
          <table:table-cell office:value-type="string" table:style-name="ce23">
            <text:p>INIAV:2PORTOS:52003:2002:flw</text:p>
          </table:table-cell>
          <table:table-cell office:value-type="string" table:style-name="ce24">
            <text:p>PO:0007616</text:p>
          </table:table-cell>
          <table:table-cell office:value-type="string" table:style-name="ce25">
            <text:p>PO:0009046</text:p>
          </table:table-cell>
          <table:table-cell office:value-type="string" table:style-name="ce25">
            <text:p>flower</text:p>
          </table:table-cell>
          <table:table-cell office:value-type="date" office:date-value="2002-05-20T00:00:00" table:style-name="ce26">
            <text:p>2002-05-20</text:p>
          </table:table-cell>
          <table:table-cell table:style-name="ce27"/>
          <table:table-cell table:number-columns-repeated="16377"/>
        </table:table-row>
        <table:table-row table:style-name="ro4">
          <table:table-cell office:value-type="string" table:style-name="ce23">
            <text:p>INIAV:2PORTOS:52003:clones</text:p>
          </table:table-cell>
          <table:table-cell office:value-type="string" table:style-name="ce23">
            <text:p>INIAV:2PORTOS:52003:2003:flw</text:p>
          </table:table-cell>
          <table:table-cell office:value-type="string" table:style-name="ce24">
            <text:p>PO:0007616</text:p>
          </table:table-cell>
          <table:table-cell office:value-type="string" table:style-name="ce25">
            <text:p>PO:0009046</text:p>
          </table:table-cell>
          <table:table-cell office:value-type="string" table:style-name="ce25">
            <text:p>flower</text:p>
          </table:table-cell>
          <table:table-cell office:value-type="date" office:date-value="2003-05-22T00:00:00" table:style-name="ce26">
            <text:p>2003-05-22</text:p>
          </table:table-cell>
          <table:table-cell table:style-name="ce27"/>
          <table:table-cell table:number-columns-repeated="16377"/>
        </table:table-row>
        <table:table-row table:style-name="ro4">
          <table:table-cell office:value-type="string" table:style-name="ce23">
            <text:p>INIAV:2PORTOS:52003:clones</text:p>
          </table:table-cell>
          <table:table-cell office:value-type="string" table:style-name="ce23">
            <text:p>INIAV:2PORTOS:52003:2004:flw</text:p>
          </table:table-cell>
          <table:table-cell office:value-type="string" table:style-name="ce24">
            <text:p>PO:0007616</text:p>
          </table:table-cell>
          <table:table-cell office:value-type="string" table:style-name="ce25">
            <text:p>PO:0009046</text:p>
          </table:table-cell>
          <table:table-cell office:value-type="string" table:style-name="ce25">
            <text:p>flower</text:p>
          </table:table-cell>
          <table:table-cell office:value-type="date" office:date-value="2004-05-21T00:00:00" table:style-name="ce26">
            <text:p>2004-05-21</text:p>
          </table:table-cell>
          <table:table-cell table:style-name="ce27"/>
          <table:table-cell table:number-columns-repeated="16377"/>
        </table:table-row>
        <table:table-row table:style-name="ro4">
          <table:table-cell office:value-type="string" table:style-name="ce23">
            <text:p>INIAV:2PORTOS:52003:clones</text:p>
          </table:table-cell>
          <table:table-cell office:value-type="string" table:style-name="ce23">
            <text:p>INIAV:2PORTOS:52003:2005:flw</text:p>
          </table:table-cell>
          <table:table-cell office:value-type="string" table:style-name="ce24">
            <text:p>PO:0007616</text:p>
          </table:table-cell>
          <table:table-cell office:value-type="string" table:style-name="ce25">
            <text:p>PO:0009046</text:p>
          </table:table-cell>
          <table:table-cell office:value-type="string" table:style-name="ce25">
            <text:p>flower</text:p>
          </table:table-cell>
          <table:table-cell office:value-type="date" office:date-value="2005-05-25T00:00:00" table:style-name="ce26">
            <text:p>2005-05-25</text:p>
          </table:table-cell>
          <table:table-cell table:style-name="ce27"/>
          <table:table-cell table:number-columns-repeated="16377"/>
        </table:table-row>
        <table:table-row table:style-name="ro4">
          <table:table-cell office:value-type="string" table:style-name="ce23">
            <text:p>INIAV:2PORTOS:52003:clones</text:p>
          </table:table-cell>
          <table:table-cell office:value-type="string" table:style-name="ce23">
            <text:p>INIAV:2PORTOS:52003:2006:flw</text:p>
          </table:table-cell>
          <table:table-cell office:value-type="string" table:style-name="ce24">
            <text:p>PO:0007616</text:p>
          </table:table-cell>
          <table:table-cell office:value-type="string" table:style-name="ce25">
            <text:p>PO:0009046</text:p>
          </table:table-cell>
          <table:table-cell office:value-type="string" table:style-name="ce25">
            <text:p>flower</text:p>
          </table:table-cell>
          <table:table-cell office:value-type="date" office:date-value="2006-05-25T00:00:00" table:style-name="ce26">
            <text:p>2006-05-25</text:p>
          </table:table-cell>
          <table:table-cell table:style-name="ce27"/>
          <table:table-cell table:number-columns-repeated="16377"/>
        </table:table-row>
        <table:table-row table:style-name="ro4">
          <table:table-cell office:value-type="string" table:style-name="ce23">
            <text:p>INIAV:2PORTOS:52003:clones</text:p>
          </table:table-cell>
          <table:table-cell office:value-type="string" table:style-name="ce23">
            <text:p>INIAV:2PORTOS:52003:1995:pin</text:p>
          </table:table-cell>
          <table:table-cell office:value-type="string" table:style-name="ce24">
            <text:p>PO:0025508</text:p>
          </table:table-cell>
          <table:table-cell office:value-type="string" table:style-name="ce25">
            <text:p>PO:0030108</text:p>
          </table:table-cell>
          <table:table-cell office:value-type="string" table:style-name="ce25">
            <text:p>fruit size 70% to final size stage</text:p>
          </table:table-cell>
          <table:table-cell office:value-type="date" office:date-value="1995-07-24T00:00:00" table:style-name="ce26">
            <text:p>1995-07-24</text:p>
          </table:table-cell>
          <table:table-cell table:style-name="ce27"/>
          <table:table-cell table:number-columns-repeated="16377"/>
        </table:table-row>
        <table:table-row table:style-name="ro4">
          <table:table-cell office:value-type="string" table:style-name="ce23">
            <text:p>INIAV:2PORTOS:52003:clones</text:p>
          </table:table-cell>
          <table:table-cell office:value-type="string" table:style-name="ce23">
            <text:p>INIAV:2PORTOS:52003:1996:pin</text:p>
          </table:table-cell>
          <table:table-cell office:value-type="string" table:style-name="ce24">
            <text:p>PO:0025508</text:p>
          </table:table-cell>
          <table:table-cell office:value-type="string" table:style-name="ce25">
            <text:p>PO:0030108</text:p>
          </table:table-cell>
          <table:table-cell office:value-type="string" table:style-name="ce25">
            <text:p>fruit size 70% to final size stage</text:p>
          </table:table-cell>
          <table:table-cell office:value-type="date" office:date-value="1996-08-01T00:00:00" table:style-name="ce26">
            <text:p>1996-08-01</text:p>
          </table:table-cell>
          <table:table-cell table:style-name="ce27"/>
          <table:table-cell table:number-columns-repeated="16377"/>
        </table:table-row>
        <table:table-row table:style-name="ro4">
          <table:table-cell office:value-type="string" table:style-name="ce23">
            <text:p>INIAV:2PORTOS:52003:clones</text:p>
          </table:table-cell>
          <table:table-cell office:value-type="string" table:style-name="ce23">
            <text:p>INIAV:2PORTOS:52003:1997:pin</text:p>
          </table:table-cell>
          <table:table-cell office:value-type="string" table:style-name="ce24">
            <text:p>PO:0025508</text:p>
          </table:table-cell>
          <table:table-cell office:value-type="string" table:style-name="ce25">
            <text:p>PO:0030108</text:p>
          </table:table-cell>
          <table:table-cell office:value-type="string" table:style-name="ce25">
            <text:p>fruit size 70% to final size stage</text:p>
          </table:table-cell>
          <table:table-cell office:value-type="date" office:date-value="1997-07-15T00:00:00" table:style-name="ce26">
            <text:p>1997-07-15</text:p>
          </table:table-cell>
          <table:table-cell table:style-name="ce27"/>
          <table:table-cell table:number-columns-repeated="16377"/>
        </table:table-row>
        <table:table-row table:style-name="ro4">
          <table:table-cell office:value-type="string" table:style-name="ce23">
            <text:p>INIAV:2PORTOS:52003:clones</text:p>
          </table:table-cell>
          <table:table-cell office:value-type="string" table:style-name="ce23">
            <text:p>INIAV:2PORTOS:52003:1998:pin</text:p>
          </table:table-cell>
          <table:table-cell office:value-type="string" table:style-name="ce24">
            <text:p>PO:0025508</text:p>
          </table:table-cell>
          <table:table-cell office:value-type="string" table:style-name="ce25">
            <text:p>PO:0030108</text:p>
          </table:table-cell>
          <table:table-cell office:value-type="string" table:style-name="ce25">
            <text:p>fruit size 70% to final size stage</text:p>
          </table:table-cell>
          <table:table-cell office:value-type="date" office:date-value="1998-07-31T00:00:00" table:style-name="ce26">
            <text:p>1998-07-31</text:p>
          </table:table-cell>
          <table:table-cell table:style-name="ce27"/>
          <table:table-cell table:number-columns-repeated="16377"/>
        </table:table-row>
        <table:table-row table:style-name="ro4">
          <table:table-cell office:value-type="string" table:style-name="ce23">
            <text:p>INIAV:2PORTOS:52003:clones</text:p>
          </table:table-cell>
          <table:table-cell office:value-type="string" table:style-name="ce23">
            <text:p>INIAV:2PORTOS:52003:1999:pin</text:p>
          </table:table-cell>
          <table:table-cell office:value-type="string" table:style-name="ce24">
            <text:p>PO:0025508</text:p>
          </table:table-cell>
          <table:table-cell office:value-type="string" table:style-name="ce25">
            <text:p>PO:0030108</text:p>
          </table:table-cell>
          <table:table-cell office:value-type="string" table:style-name="ce25">
            <text:p>fruit size 70% to final size stage</text:p>
          </table:table-cell>
          <table:table-cell office:value-type="date" office:date-value="1999-08-02T00:00:00" table:style-name="ce26">
            <text:p>1999-08-02</text:p>
          </table:table-cell>
          <table:table-cell table:style-name="ce27"/>
          <table:table-cell table:number-columns-repeated="16377"/>
        </table:table-row>
        <table:table-row table:style-name="ro4">
          <table:table-cell office:value-type="string" table:style-name="ce23">
            <text:p>INIAV:2PORTOS:52003:clones</text:p>
          </table:table-cell>
          <table:table-cell office:value-type="string" table:style-name="ce23">
            <text:p>INIAV:2PORTOS:52003:2000:pin</text:p>
          </table:table-cell>
          <table:table-cell office:value-type="string" table:style-name="ce24">
            <text:p>PO:0025508</text:p>
          </table:table-cell>
          <table:table-cell office:value-type="string" table:style-name="ce25">
            <text:p>PO:0030108</text:p>
          </table:table-cell>
          <table:table-cell office:value-type="string" table:style-name="ce25">
            <text:p>fruit size 70% to final size stage</text:p>
          </table:table-cell>
          <table:table-cell office:value-type="date" office:date-value="2000-08-05T00:00:00" table:style-name="ce26">
            <text:p>2000-08-05</text:p>
          </table:table-cell>
          <table:table-cell table:style-name="ce27"/>
          <table:table-cell table:number-columns-repeated="16377"/>
        </table:table-row>
        <table:table-row table:style-name="ro4">
          <table:table-cell office:value-type="string" table:style-name="ce23">
            <text:p>INIAV:2PORTOS:52003:clones</text:p>
          </table:table-cell>
          <table:table-cell office:value-type="string" table:style-name="ce23">
            <text:p>INIAV:2PORTOS:52003:2001:pin</text:p>
          </table:table-cell>
          <table:table-cell office:value-type="string" table:style-name="ce24">
            <text:p>PO:0025508</text:p>
          </table:table-cell>
          <table:table-cell office:value-type="string" table:style-name="ce25">
            <text:p>PO:0030108</text:p>
          </table:table-cell>
          <table:table-cell office:value-type="string" table:style-name="ce25">
            <text:p>fruit size 70% to final size stage</text:p>
          </table:table-cell>
          <table:table-cell office:value-type="date" office:date-value="2001-07-27T00:00:00" table:style-name="ce26">
            <text:p>2001-07-27</text:p>
          </table:table-cell>
          <table:table-cell table:style-name="ce27"/>
          <table:table-cell table:number-columns-repeated="16377"/>
        </table:table-row>
        <table:table-row table:style-name="ro4">
          <table:table-cell office:value-type="string" table:style-name="ce23">
            <text:p>INIAV:2PORTOS:52003:clones</text:p>
          </table:table-cell>
          <table:table-cell office:value-type="string" table:style-name="ce23">
            <text:p>INIAV:2PORTOS:52003:2002:pin</text:p>
          </table:table-cell>
          <table:table-cell office:value-type="string" table:style-name="ce28">
            <text:p>PO:0025508</text:p>
          </table:table-cell>
          <table:table-cell office:value-type="string" table:style-name="ce28">
            <text:p>PO:0030108</text:p>
          </table:table-cell>
          <table:table-cell office:value-type="string" table:style-name="ce28">
            <text:p>fruit size 70% to final size stage</text:p>
          </table:table-cell>
          <table:table-cell office:value-type="date" office:date-value="2002-08-04T00:00:00" table:style-name="ce29">
            <text:p>2002-08-04</text:p>
          </table:table-cell>
          <table:table-cell table:style-name="ce5"/>
          <table:table-cell table:number-columns-repeated="16377"/>
        </table:table-row>
        <table:table-row table:style-name="ro4">
          <table:table-cell office:value-type="string" table:style-name="ce23">
            <text:p>INIAV:2PORTOS:52003:clones</text:p>
          </table:table-cell>
          <table:table-cell office:value-type="string" table:style-name="ce23">
            <text:p>INIAV:2PORTOS:52003: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02T00:00:00" table:style-name="ce30">
            <text:p>2003-08-02</text:p>
          </table:table-cell>
          <table:table-cell table:style-name="ce5"/>
          <table:table-cell table:number-columns-repeated="16377"/>
        </table:table-row>
        <table:table-row table:style-name="ro4">
          <table:table-cell office:value-type="string" table:style-name="ce23">
            <text:p>INIAV:2PORTOS:52003:clones</text:p>
          </table:table-cell>
          <table:table-cell office:value-type="string" table:style-name="ce23">
            <text:p>INIAV:2PORTOS:52003: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8-01T00:00:00" table:style-name="ce30">
            <text:p>2004-08-01</text:p>
          </table:table-cell>
          <table:table-cell table:style-name="ce5"/>
          <table:table-cell table:number-columns-repeated="16377"/>
        </table:table-row>
        <table:table-row table:style-name="ro4">
          <table:table-cell office:value-type="string" table:style-name="ce23">
            <text:p>INIAV:2PORTOS:52003:clones</text:p>
          </table:table-cell>
          <table:table-cell office:value-type="string" table:style-name="ce23">
            <text:p>INIAV:2PORTOS:52003: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8-02T00:00:00" table:style-name="ce30">
            <text:p>2005-08-02</text:p>
          </table:table-cell>
          <table:table-cell table:style-name="ce5"/>
          <table:table-cell table:number-columns-repeated="16377"/>
        </table:table-row>
        <table:table-row table:style-name="ro4">
          <table:table-cell office:value-type="string" table:style-name="ce23">
            <text:p>INIAV:2PORTOS:52003:clones</text:p>
          </table:table-cell>
          <table:table-cell office:value-type="string" table:style-name="ce23">
            <text:p>INIAV:2PORTOS:52003:200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6-08-01T00:00:00" table:style-name="ce30">
            <text:p>2006-08-01</text:p>
          </table:table-cell>
          <table:table-cell table:style-name="ce5"/>
          <table:table-cell table:number-columns-repeated="16377"/>
        </table:table-row>
        <table:table-row table:style-name="ro4">
          <table:table-cell office:value-type="string" table:style-name="ce5">
            <text:p>INIAV:2PORTOS:52003:clones</text:p>
          </table:table-cell>
          <table:table-cell office:value-type="string" table:style-name="ce5">
            <text:p>INIAV:2PORTOS:52003: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08T00:00:00" table:style-name="ce30">
            <text:p>1995-09-08</text:p>
          </table:table-cell>
          <table:table-cell table:style-name="ce5"/>
          <table:table-cell table:number-columns-repeated="16377"/>
        </table:table-row>
        <table:table-row table:style-name="ro4">
          <table:table-cell office:value-type="string" table:style-name="ce5">
            <text:p>INIAV:2PORTOS:52003:clones</text:p>
          </table:table-cell>
          <table:table-cell office:value-type="string" table:style-name="ce5">
            <text:p>INIAV:2PORTOS:52003: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2003:clones</text:p>
          </table:table-cell>
          <table:table-cell office:value-type="string" table:style-name="ce5">
            <text:p>INIAV:2PORTOS:52003: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8-25T00:00:00" table:style-name="ce30">
            <text:p>1997-08-25</text:p>
          </table:table-cell>
          <table:table-cell table:style-name="ce5"/>
          <table:table-cell table:number-columns-repeated="16377"/>
        </table:table-row>
        <table:table-row table:style-name="ro4">
          <table:table-cell office:value-type="string" table:style-name="ce5">
            <text:p>INIAV:2PORTOS:52003:clones</text:p>
          </table:table-cell>
          <table:table-cell office:value-type="string" table:style-name="ce5">
            <text:p>INIAV:2PORTOS:52003: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07T00:00:00" table:style-name="ce30">
            <text:p>1998-09-07</text:p>
          </table:table-cell>
          <table:table-cell table:style-name="ce5"/>
          <table:table-cell table:number-columns-repeated="16377"/>
        </table:table-row>
        <table:table-row table:style-name="ro4">
          <table:table-cell office:value-type="string" table:style-name="ce5">
            <text:p>INIAV:2PORTOS:52003:clones</text:p>
          </table:table-cell>
          <table:table-cell office:value-type="string" table:style-name="ce5">
            <text:p>INIAV:2PORTOS:52003: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09-21T00:00:00" table:style-name="ce30">
            <text:p>1999-09-21</text:p>
          </table:table-cell>
          <table:table-cell table:style-name="ce5"/>
          <table:table-cell table:number-columns-repeated="16377"/>
        </table:table-row>
        <table:table-row table:style-name="ro4">
          <table:table-cell office:value-type="string" table:style-name="ce5">
            <text:p>INIAV:2PORTOS:52003:clones</text:p>
          </table:table-cell>
          <table:table-cell office:value-type="string" table:style-name="ce5">
            <text:p>INIAV:2PORTOS:52003: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09-21T00:00:00" table:style-name="ce30">
            <text:p>2000-09-21</text:p>
          </table:table-cell>
          <table:table-cell table:style-name="ce5"/>
          <table:table-cell table:number-columns-repeated="16377"/>
        </table:table-row>
        <table:table-row table:style-name="ro4">
          <table:table-cell office:value-type="string" table:style-name="ce5">
            <text:p>INIAV:2PORTOS:52003:clones</text:p>
          </table:table-cell>
          <table:table-cell office:value-type="string" table:style-name="ce5">
            <text:p>INIAV:2PORTOS:52003: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09-10T00:00:00" table:style-name="ce30">
            <text:p>2001-09-10</text:p>
          </table:table-cell>
          <table:table-cell table:style-name="ce5"/>
          <table:table-cell table:number-columns-repeated="16377"/>
        </table:table-row>
        <table:table-row table:style-name="ro4">
          <table:table-cell office:value-type="string" table:style-name="ce5">
            <text:p>INIAV:2PORTOS:52003:clones</text:p>
          </table:table-cell>
          <table:table-cell office:value-type="string" table:style-name="ce5">
            <text:p>INIAV:2PORTOS:52003: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09-24T00:00:00" table:style-name="ce30">
            <text:p>2002-09-24</text:p>
          </table:table-cell>
          <table:table-cell table:style-name="ce5"/>
          <table:table-cell table:number-columns-repeated="16377"/>
        </table:table-row>
        <table:table-row table:style-name="ro4">
          <table:table-cell office:value-type="string" table:style-name="ce5">
            <text:p>INIAV:2PORTOS:52003:clones</text:p>
          </table:table-cell>
          <table:table-cell office:value-type="string" table:style-name="ce5">
            <text:p>INIAV:2PORTOS:52003: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8-29T00:00:00" table:style-name="ce30">
            <text:p>2003-08-29</text:p>
          </table:table-cell>
          <table:table-cell table:style-name="ce5"/>
          <table:table-cell table:number-columns-repeated="16377"/>
        </table:table-row>
        <table:table-row table:style-name="ro4">
          <table:table-cell office:value-type="string" table:style-name="ce5">
            <text:p>INIAV:2PORTOS:52003:clones</text:p>
          </table:table-cell>
          <table:table-cell office:value-type="string" table:style-name="ce5">
            <text:p>INIAV:2PORTOS:52003: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8-24T00:00:00" table:style-name="ce30">
            <text:p>2004-08-24</text:p>
          </table:table-cell>
          <table:table-cell table:style-name="ce5"/>
          <table:table-cell table:number-columns-repeated="16377"/>
        </table:table-row>
        <table:table-row table:style-name="ro4">
          <table:table-cell office:value-type="string" table:style-name="ce5">
            <text:p>INIAV:2PORTOS:52003:clones</text:p>
          </table:table-cell>
          <table:table-cell office:value-type="string" table:style-name="ce5">
            <text:p>INIAV:2PORTOS:52003: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9-01T00:00:00" table:style-name="ce30">
            <text:p>2005-09-01</text:p>
          </table:table-cell>
          <table:table-cell table:style-name="ce5"/>
          <table:table-cell table:number-columns-repeated="16377"/>
        </table:table-row>
        <table:table-row table:style-name="ro4">
          <table:table-cell office:value-type="string" table:style-name="ce5">
            <text:p>INIAV:2PORTOS:52003:clones</text:p>
          </table:table-cell>
          <table:table-cell office:value-type="string" table:style-name="ce5">
            <text:p>INIAV:2PORTOS:52003:200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6-09-20T00:00:00" table:style-name="ce30">
            <text:p>2006-09-20</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0-03-29T00:00:00" table:style-name="ce30">
            <text:p>1990-03-29</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1-04-01T00:00:00" table:style-name="ce30">
            <text:p>1991-04-01</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2-03-30T00:00:00" table:style-name="ce30">
            <text:p>1992-03-30</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3-03-30T00:00:00" table:style-name="ce30">
            <text:p>1993-03-30</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4-03-14T00:00:00" table:style-name="ce30">
            <text:p>1994-03-14</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16T00:00:00" table:style-name="ce30">
            <text:p>1995-03-16</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21T00:00:00" table:style-name="ce30">
            <text:p>1996-03-21</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10T00:00:00" table:style-name="ce30">
            <text:p>1997-03-10</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09T00:00:00" table:style-name="ce30">
            <text:p>1998-03-09</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7T00:00:00" table:style-name="ce30">
            <text:p>1999-03-27</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9T00:00:00" table:style-name="ce30">
            <text:p>2000-03-19</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0-05-25T00:00:00" table:style-name="ce30">
            <text:p>1990-05-25</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1-06-03T00:00:00" table:style-name="ce30">
            <text:p>1991-06-03</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2-05-25T00:00:00" table:style-name="ce30">
            <text:p>1992-05-25</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3-06-11T00:00:00" table:style-name="ce30">
            <text:p>1993-06-11</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4-05-23T00:00:00" table:style-name="ce30">
            <text:p>1994-05-23</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11T00:00:00" table:style-name="ce30">
            <text:p>1995-05-11</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7T00:00:00" table:style-name="ce30">
            <text:p>1996-05-27</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9T00:00:00" table:style-name="ce30">
            <text:p>1997-04-29</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25T00:00:00" table:style-name="ce30">
            <text:p>1998-05-25</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8T00:00:00" table:style-name="ce30">
            <text:p>1999-05-28</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5-29T00:00:00" table:style-name="ce30">
            <text:p>2000-05-29</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0-08-09T00:00:00" table:style-name="ce30">
            <text:p>1990-08-09</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1-08-12T00:00:00" table:style-name="ce30">
            <text:p>1991-08-12</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2-08-13T00:00:00" table:style-name="ce30">
            <text:p>1992-08-13</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3-08-23T00:00:00" table:style-name="ce30">
            <text:p>1993-08-23</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4-08-11T00:00:00" table:style-name="ce30">
            <text:p>1994-08-11</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7-27T00:00:00" table:style-name="ce30">
            <text:p>1995-07-27</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05T00:00:00" table:style-name="ce30">
            <text:p>1996-08-05</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17T00:00:00" table:style-name="ce30">
            <text:p>1997-07-17</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07T00:00:00" table:style-name="ce30">
            <text:p>1998-08-07</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06T00:00:00" table:style-name="ce30">
            <text:p>1999-08-06</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20T00:00:00" table:style-name="ce30">
            <text:p>2000-08-20</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0-10-15T00:00:00" table:style-name="ce30">
            <text:p>1990-10-15</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1-10-07T00:00:00" table:style-name="ce30">
            <text:p>1991-10-07</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2-10-27T00:00:00" table:style-name="ce30">
            <text:p>1992-10-27</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3-10-22T00:00:00" table:style-name="ce30">
            <text:p>1993-10-22</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4-10-14T00:00:00" table:style-name="ce30">
            <text:p>1994-10-14</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29T00:00:00" table:style-name="ce30">
            <text:p>1995-09-29</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10-06T00:00:00" table:style-name="ce30">
            <text:p>1997-10-06</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10-05T00:00:00" table:style-name="ce30">
            <text:p>1998-10-05</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10-19T00:00:00" table:style-name="ce30">
            <text:p>1999-10-19</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10-19T00:00:00" table:style-name="ce30">
            <text:p>2000-10-19</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13T00:00:00" table:style-name="ce30">
            <text:p>1995-03-13</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25T00:00:00" table:style-name="ce30">
            <text:p>1996-03-25</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10T00:00:00" table:style-name="ce30">
            <text:p>1997-03-10</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09T00:00:00" table:style-name="ce30">
            <text:p>1998-03-09</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6T00:00:00" table:style-name="ce30">
            <text:p>1999-03-26</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4T00:00:00" table:style-name="ce30">
            <text:p>2000-03-14</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06T00:00:00" table:style-name="ce30">
            <text:p>2001-03-06</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11T00:00:00" table:style-name="ce30">
            <text:p>2002-03-11</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20T00:00:00" table:style-name="ce30">
            <text:p>2003-03-20</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16T00:00:00" table:style-name="ce30">
            <text:p>2004-03-16</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5-04-04T00:00:00" table:style-name="ce30">
            <text:p>2005-04-04</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6-03-28T00:00:00" table:style-name="ce30">
            <text:p>2006-03-28</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11T00:00:00" table:style-name="ce30">
            <text:p>1995-05-11</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30T00:00:00" table:style-name="ce30">
            <text:p>1996-05-30</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9T00:00:00" table:style-name="ce30">
            <text:p>1997-04-29</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21T00:00:00" table:style-name="ce30">
            <text:p>1998-05-21</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5T00:00:00" table:style-name="ce30">
            <text:p>1999-05-25</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6-02T00:00:00" table:style-name="ce30">
            <text:p>2000-06-02</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28T00:00:00" table:style-name="ce30">
            <text:p>2001-05-28</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23T00:00:00" table:style-name="ce30">
            <text:p>2002-05-23</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26T00:00:00" table:style-name="ce30">
            <text:p>2003-05-26</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28T00:00:00" table:style-name="ce30">
            <text:p>2004-05-28</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5-05-27T00:00:00" table:style-name="ce30">
            <text:p>2005-05-27</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6-05-25T00:00:00" table:style-name="ce30">
            <text:p>2006-05-25</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7-24T00:00:00" table:style-name="ce30">
            <text:p>1995-07-24</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05T00:00:00" table:style-name="ce30">
            <text:p>1996-08-05</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08T00:00:00" table:style-name="ce30">
            <text:p>1997-07-08</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7-31T00:00:00" table:style-name="ce30">
            <text:p>1998-07-31</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02T00:00:00" table:style-name="ce30">
            <text:p>1999-08-02</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04T00:00:00" table:style-name="ce30">
            <text:p>2000-08-04</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7-24T00:00:00" table:style-name="ce30">
            <text:p>2001-07-24</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8-02T00:00:00" table:style-name="ce30">
            <text:p>2002-08-02</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04T00:00:00" table:style-name="ce30">
            <text:p>2003-08-04</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8-02T00:00:00" table:style-name="ce30">
            <text:p>2004-08-02</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8-01T00:00:00" table:style-name="ce30">
            <text:p>2005-08-01</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6-07-28T00:00:00" table:style-name="ce30">
            <text:p>2006-07-28</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08T00:00:00" table:style-name="ce30">
            <text:p>1995-09-08</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08T00:00:00" table:style-name="ce30">
            <text:p>1997-09-08</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28T00:00:00" table:style-name="ce30">
            <text:p>1998-09-28</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09-28T00:00:00" table:style-name="ce30">
            <text:p>1999-09-28</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09-28T00:00:00" table:style-name="ce30">
            <text:p>2000-09-28</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09-24T00:00:00" table:style-name="ce30">
            <text:p>2001-09-24</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10-01T00:00:00" table:style-name="ce30">
            <text:p>2002-10-01</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8-29T00:00:00" table:style-name="ce30">
            <text:p>2003-08-29</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8-31T00:00:00" table:style-name="ce30">
            <text:p>2004-08-31</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9-08T00:00:00" table:style-name="ce30">
            <text:p>2005-09-08</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6-09-06T00:00:00" table:style-name="ce30">
            <text:p>2006-09-06</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0-03-12T00:00:00" table:style-name="ce30">
            <text:p>1990-03-12</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1-03-21T00:00:00" table:style-name="ce30">
            <text:p>1991-03-21</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2-03-19T00:00:00" table:style-name="ce30">
            <text:p>1992-03-19</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3-03-23T00:00:00" table:style-name="ce30">
            <text:p>1993-03-23</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4-03-10T00:00:00" table:style-name="ce30">
            <text:p>1994-03-10</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09T00:00:00" table:style-name="ce30">
            <text:p>1995-03-09</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15T00:00:00" table:style-name="ce30">
            <text:p>1996-03-15</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06T00:00:00" table:style-name="ce30">
            <text:p>1997-03-06</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06T00:00:00" table:style-name="ce30">
            <text:p>1998-03-06</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2T00:00:00" table:style-name="ce30">
            <text:p>1999-03-22</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0T00:00:00" table:style-name="ce30">
            <text:p>2000-03-10</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02T00:00:00" table:style-name="ce30">
            <text:p>2001-03-02</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11T00:00:00" table:style-name="ce30">
            <text:p>2002-03-11</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14T00:00:00" table:style-name="ce30">
            <text:p>2003-03-14</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11T00:00:00" table:style-name="ce30">
            <text:p>2004-03-11</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5-04-01T00:00:00" table:style-name="ce30">
            <text:p>2005-04-01</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6-03-26T00:00:00" table:style-name="ce30">
            <text:p>2006-03-26</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0-05-18T00:00:00" table:style-name="ce30">
            <text:p>1990-05-18</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1-05-27T00:00:00" table:style-name="ce30">
            <text:p>1991-05-27</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2-05-18T00:00:00" table:style-name="ce30">
            <text:p>1992-05-18</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3-06-04T00:00:00" table:style-name="ce30">
            <text:p>1993-06-04</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4-05-16T00:00:00" table:style-name="ce30">
            <text:p>1994-05-16</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08T00:00:00" table:style-name="ce30">
            <text:p>1995-05-08</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3T00:00:00" table:style-name="ce30">
            <text:p>1996-05-23</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2T00:00:00" table:style-name="ce30">
            <text:p>1997-04-22</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18T00:00:00" table:style-name="ce30">
            <text:p>1998-05-18</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3T00:00:00" table:style-name="ce30">
            <text:p>1999-05-23</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5-26T00:00:00" table:style-name="ce30">
            <text:p>2000-05-26</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19T00:00:00" table:style-name="ce30">
            <text:p>2001-05-19</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14T00:00:00" table:style-name="ce30">
            <text:p>2002-05-14</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17T00:00:00" table:style-name="ce30">
            <text:p>2003-05-17</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18T00:00:00" table:style-name="ce30">
            <text:p>2004-05-18</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5-05-25T00:00:00" table:style-name="ce30">
            <text:p>2005-05-25</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6-05-22T00:00:00" table:style-name="ce30">
            <text:p>2006-05-22</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0-08-09T00:00:00" table:style-name="ce30">
            <text:p>1990-08-09</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1-08-16T00:00:00" table:style-name="ce30">
            <text:p>1991-08-16</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2-08-10T00:00:00" table:style-name="ce30">
            <text:p>1992-08-10</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3-08-20T00:00:00" table:style-name="ce30">
            <text:p>1993-08-20</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4-08-04T00:00:00" table:style-name="ce30">
            <text:p>1994-08-04</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7-24T00:00:00" table:style-name="ce30">
            <text:p>1995-07-24</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05T00:00:00" table:style-name="ce30">
            <text:p>1996-08-05</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17T00:00:00" table:style-name="ce30">
            <text:p>1997-07-17</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10T00:00:00" table:style-name="ce30">
            <text:p>1998-08-10</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06T00:00:00" table:style-name="ce30">
            <text:p>1999-08-06</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12T00:00:00" table:style-name="ce30">
            <text:p>2000-08-12</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8-01T00:00:00" table:style-name="ce30">
            <text:p>2001-08-01</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8-07T00:00:00" table:style-name="ce30">
            <text:p>2002-08-07</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05T00:00:00" table:style-name="ce30">
            <text:p>2003-08-05</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8-04T00:00:00" table:style-name="ce30">
            <text:p>2004-08-04</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8-06T00:00:00" table:style-name="ce30">
            <text:p>2005-08-06</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6-08-11T00:00:00" table:style-name="ce30">
            <text:p>2006-08-11</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0-09-24T00:00:00" table:style-name="ce30">
            <text:p>1990-09-24</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1-09-23T00:00:00" table:style-name="ce30">
            <text:p>1991-09-23</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2-10-06T00:00:00" table:style-name="ce30">
            <text:p>1992-10-06</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3-10-01T00:00:00" table:style-name="ce30">
            <text:p>1993-10-01</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4-09-23T00:00:00" table:style-name="ce30">
            <text:p>1994-09-23</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08T00:00:00" table:style-name="ce30">
            <text:p>1995-09-08</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08T00:00:00" table:style-name="ce30">
            <text:p>1997-09-08</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21T00:00:00" table:style-name="ce30">
            <text:p>1998-09-21</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09-28T00:00:00" table:style-name="ce30">
            <text:p>1999-09-28</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09-21T00:00:00" table:style-name="ce30">
            <text:p>2000-09-21</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09-17T00:00:00" table:style-name="ce30">
            <text:p>2001-09-17</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09-24T00:00:00" table:style-name="ce30">
            <text:p>2002-09-24</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12T00:00:00" table:style-name="ce30">
            <text:p>2003-09-12</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9-07T00:00:00" table:style-name="ce30">
            <text:p>2004-09-07</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9-08T00:00:00" table:style-name="ce30">
            <text:p>2005-09-08</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6-09-13T00:00:00" table:style-name="ce30">
            <text:p>2006-09-13</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2-04-06T00:00:00" table:style-name="ce30">
            <text:p>1992-04-06</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3-04-02T00:00:00" table:style-name="ce30">
            <text:p>1993-04-02</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4-03-14T00:00:00" table:style-name="ce30">
            <text:p>1994-03-14</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23T00:00:00" table:style-name="ce30">
            <text:p>1995-03-23</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28T00:00:00" table:style-name="ce30">
            <text:p>1996-03-28</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13T00:00:00" table:style-name="ce30">
            <text:p>1997-03-13</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11T00:00:00" table:style-name="ce30">
            <text:p>1998-03-11</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6T00:00:00" table:style-name="ce30">
            <text:p>1999-03-26</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6T00:00:00" table:style-name="ce30">
            <text:p>2000-03-16</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10T00:00:00" table:style-name="ce30">
            <text:p>2001-03-10</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24T00:00:00" table:style-name="ce30">
            <text:p>2002-03-24</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20T00:00:00" table:style-name="ce30">
            <text:p>2003-03-20</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2-05-28T00:00:00" table:style-name="ce30">
            <text:p>1992-05-28</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3-06-15T00:00:00" table:style-name="ce30">
            <text:p>1993-06-15</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4-05-23T00:00:00" table:style-name="ce30">
            <text:p>1994-05-23</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18T00:00:00" table:style-name="ce30">
            <text:p>1995-05-18</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30T00:00:00" table:style-name="ce30">
            <text:p>1996-05-30</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5-02T00:00:00" table:style-name="ce30">
            <text:p>1997-05-02</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25T00:00:00" table:style-name="ce30">
            <text:p>1998-05-25</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8T00:00:00" table:style-name="ce30">
            <text:p>1999-05-28</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6-02T00:00:00" table:style-name="ce30">
            <text:p>2000-06-02</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24T00:00:00" table:style-name="ce30">
            <text:p>2001-05-24</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27T00:00:00" table:style-name="ce30">
            <text:p>2002-05-27</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26T00:00:00" table:style-name="ce30">
            <text:p>2003-05-26</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2-09-03T00:00:00" table:style-name="ce30">
            <text:p>1992-09-03</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3-09-06T00:00:00" table:style-name="ce30">
            <text:p>1993-09-06</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4-08-18T00:00:00" table:style-name="ce30">
            <text:p>1994-08-18</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8-14T00:00:00" table:style-name="ce30">
            <text:p>1995-08-14</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22T00:00:00" table:style-name="ce30">
            <text:p>1996-08-22</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19T00:00:00" table:style-name="ce30">
            <text:p>1999-08-19</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29T00:00:00" table:style-name="ce30">
            <text:p>2000-08-29</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8-15T00:00:00" table:style-name="ce30">
            <text:p>2001-08-15</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8-22T00:00:00" table:style-name="ce30">
            <text:p>2002-08-22</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21T00:00:00" table:style-name="ce30">
            <text:p>2003-08-21</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2-10-06T00:00:00" table:style-name="ce30">
            <text:p>1992-10-06</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3-10-01T00:00:00" table:style-name="ce30">
            <text:p>1993-10-01</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4-09-23T00:00:00" table:style-name="ce30">
            <text:p>1994-09-23</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01T00:00:00" table:style-name="ce30">
            <text:p>1995-09-01</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08T00:00:00" table:style-name="ce30">
            <text:p>1997-09-08</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14T00:00:00" table:style-name="ce30">
            <text:p>1998-09-14</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10-05T00:00:00" table:style-name="ce30">
            <text:p>1999-10-05</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09-21T00:00:00" table:style-name="ce30">
            <text:p>2000-09-21</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10-01T00:00:00" table:style-name="ce30">
            <text:p>2001-10-01</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09-24T00:00:00" table:style-name="ce30">
            <text:p>2002-09-24</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05T00:00:00" table:style-name="ce30">
            <text:p>2003-09-05</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09T00:00:00" table:style-name="ce30">
            <text:p>1995-03-09</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18T00:00:00" table:style-name="ce30">
            <text:p>1996-03-18</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06T00:00:00" table:style-name="ce30">
            <text:p>1997-03-06</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06T00:00:00" table:style-name="ce30">
            <text:p>1998-03-06</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6T00:00:00" table:style-name="ce30">
            <text:p>1999-03-26</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3T00:00:00" table:style-name="ce30">
            <text:p>2000-03-13</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06T00:00:00" table:style-name="ce30">
            <text:p>2001-03-06</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13T00:00:00" table:style-name="ce30">
            <text:p>2002-03-13</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14T00:00:00" table:style-name="ce30">
            <text:p>2003-03-14</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12T00:00:00" table:style-name="ce30">
            <text:p>2004-03-12</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5-04-01T00:00:00" table:style-name="ce30">
            <text:p>2005-04-01</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08T00:00:00" table:style-name="ce30">
            <text:p>1995-05-08</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7T00:00:00" table:style-name="ce30">
            <text:p>1996-05-27</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2T00:00:00" table:style-name="ce30">
            <text:p>1997-04-22</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18T00:00:00" table:style-name="ce30">
            <text:p>1998-05-18</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4T00:00:00" table:style-name="ce30">
            <text:p>1999-05-24</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5-26T00:00:00" table:style-name="ce30">
            <text:p>2000-05-26</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17T00:00:00" table:style-name="ce30">
            <text:p>2001-05-17</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17T00:00:00" table:style-name="ce30">
            <text:p>2002-05-17</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19T00:00:00" table:style-name="ce30">
            <text:p>2003-05-19</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20T00:00:00" table:style-name="ce30">
            <text:p>2004-05-20</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5-05-23T00:00:00" table:style-name="ce30">
            <text:p>2005-05-23</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7-20T00:00:00" table:style-name="ce30">
            <text:p>1995-07-20</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01T00:00:00" table:style-name="ce30">
            <text:p>1996-08-01</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6-28T00:00:00" table:style-name="ce30">
            <text:p>1997-06-28</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7-27T00:00:00" table:style-name="ce30">
            <text:p>1998-07-27</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7-30T00:00:00" table:style-name="ce30">
            <text:p>1999-07-30</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01T00:00:00" table:style-name="ce30">
            <text:p>2000-08-01</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7-23T00:00:00" table:style-name="ce30">
            <text:p>2001-07-23</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7-27T00:00:00" table:style-name="ce30">
            <text:p>2002-07-27</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7-28T00:00:00" table:style-name="ce30">
            <text:p>2003-07-28</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7-29T00:00:00" table:style-name="ce30">
            <text:p>2004-07-29</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7-31T00:00:00" table:style-name="ce30">
            <text:p>2005-07-31</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08T00:00:00" table:style-name="ce30">
            <text:p>1995-09-08</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08T00:00:00" table:style-name="ce30">
            <text:p>1997-09-08</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14T00:00:00" table:style-name="ce30">
            <text:p>1998-09-14</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09-28T00:00:00" table:style-name="ce30">
            <text:p>1999-09-28</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09-28T00:00:00" table:style-name="ce30">
            <text:p>2000-09-28</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09-24T00:00:00" table:style-name="ce30">
            <text:p>2001-09-24</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09-24T00:00:00" table:style-name="ce30">
            <text:p>2002-09-24</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12T00:00:00" table:style-name="ce30">
            <text:p>2003-09-12</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9-07T00:00:00" table:style-name="ce30">
            <text:p>2004-09-07</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9-08T00:00:00" table:style-name="ce30">
            <text:p>2005-09-08</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13T00:00:00" table:style-name="ce30">
            <text:p>1995-03-13</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18T00:00:00" table:style-name="ce30">
            <text:p>1996-03-18</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06T00:00:00" table:style-name="ce30">
            <text:p>1997-03-06</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05T00:00:00" table:style-name="ce30">
            <text:p>1998-03-05</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2T00:00:00" table:style-name="ce30">
            <text:p>1999-03-22</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0T00:00:00" table:style-name="ce30">
            <text:p>2000-03-10</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06T00:00:00" table:style-name="ce30">
            <text:p>2001-03-06</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15T00:00:00" table:style-name="ce30">
            <text:p>2002-03-15</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12T00:00:00" table:style-name="ce30">
            <text:p>2003-03-12</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11T00:00:00" table:style-name="ce30">
            <text:p>2004-03-11</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5-04-01T00:00:00" table:style-name="ce30">
            <text:p>2005-04-01</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11T00:00:00" table:style-name="ce30">
            <text:p>1995-05-11</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3T00:00:00" table:style-name="ce30">
            <text:p>1996-05-23</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2T00:00:00" table:style-name="ce30">
            <text:p>1997-04-22</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21T00:00:00" table:style-name="ce30">
            <text:p>1998-05-21</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6T00:00:00" table:style-name="ce30">
            <text:p>1999-05-26</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5-26T00:00:00" table:style-name="ce30">
            <text:p>2000-05-26</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21T00:00:00" table:style-name="ce30">
            <text:p>2001-05-21</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21T00:00:00" table:style-name="ce30">
            <text:p>2002-05-21</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23T00:00:00" table:style-name="ce30">
            <text:p>2003-05-23</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21T00:00:00" table:style-name="ce30">
            <text:p>2004-05-21</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5-05-25T00:00:00" table:style-name="ce30">
            <text:p>2005-05-25</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7-20T00:00:00" table:style-name="ce30">
            <text:p>1995-07-20</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01T00:00:00" table:style-name="ce30">
            <text:p>1996-08-01</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08T00:00:00" table:style-name="ce30">
            <text:p>1997-07-08</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7-31T00:00:00" table:style-name="ce30">
            <text:p>1998-07-31</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02T00:00:00" table:style-name="ce30">
            <text:p>1999-08-02</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01T00:00:00" table:style-name="ce30">
            <text:p>2000-08-01</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7-23T00:00:00" table:style-name="ce30">
            <text:p>2001-07-23</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7-25T00:00:00" table:style-name="ce30">
            <text:p>2002-07-25</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7-28T00:00:00" table:style-name="ce30">
            <text:p>2003-07-28</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7-26T00:00:00" table:style-name="ce30">
            <text:p>2004-07-26</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7-23T00:00:00" table:style-name="ce30">
            <text:p>2005-07-23</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15T00:00:00" table:style-name="ce30">
            <text:p>1995-09-15</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15T00:00:00" table:style-name="ce30">
            <text:p>1997-09-15</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28T00:00:00" table:style-name="ce30">
            <text:p>1998-09-28</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09-28T00:00:00" table:style-name="ce30">
            <text:p>1999-09-28</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10-05T00:00:00" table:style-name="ce30">
            <text:p>2000-10-05</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09-24T00:00:00" table:style-name="ce30">
            <text:p>2001-09-24</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09-24T00:00:00" table:style-name="ce30">
            <text:p>2002-09-24</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19T00:00:00" table:style-name="ce30">
            <text:p>2003-09-19</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9-07T00:00:00" table:style-name="ce30">
            <text:p>2004-09-07</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9-01T00:00:00" table:style-name="ce30">
            <text:p>2005-09-01</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4-03-14T00:00:00" table:style-name="ce30">
            <text:p>1994-03-14</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13T00:00:00" table:style-name="ce30">
            <text:p>1995-03-13</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18T00:00:00" table:style-name="ce30">
            <text:p>1996-03-18</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10T00:00:00" table:style-name="ce30">
            <text:p>1997-03-10</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09T00:00:00" table:style-name="ce30">
            <text:p>1998-03-09</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6T00:00:00" table:style-name="ce30">
            <text:p>1999-03-26</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8T00:00:00" table:style-name="ce30">
            <text:p>2000-03-18</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09T00:00:00" table:style-name="ce30">
            <text:p>2001-03-09</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18T00:00:00" table:style-name="ce30">
            <text:p>2002-03-18</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19T00:00:00" table:style-name="ce30">
            <text:p>2003-03-19</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16T00:00:00" table:style-name="ce30">
            <text:p>2004-03-16</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5-04-07T00:00:00" table:style-name="ce30">
            <text:p>2005-04-07</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6-03-31T00:00:00" table:style-name="ce30">
            <text:p>2006-03-31</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4-05-23T00:00:00" table:style-name="ce30">
            <text:p>1994-05-23</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11T00:00:00" table:style-name="ce30">
            <text:p>1995-05-11</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7T00:00:00" table:style-name="ce30">
            <text:p>1996-05-27</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9T00:00:00" table:style-name="ce30">
            <text:p>1997-04-29</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25T00:00:00" table:style-name="ce30">
            <text:p>1998-05-25</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6T00:00:00" table:style-name="ce30">
            <text:p>1999-05-26</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6-02T00:00:00" table:style-name="ce30">
            <text:p>2000-06-02</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24T00:00:00" table:style-name="ce30">
            <text:p>2001-05-24</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23T00:00:00" table:style-name="ce30">
            <text:p>2002-05-23</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24T00:00:00" table:style-name="ce30">
            <text:p>2003-05-24</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26T00:00:00" table:style-name="ce30">
            <text:p>2004-05-26</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5-05-30T00:00:00" table:style-name="ce30">
            <text:p>2005-05-30</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6-05-27T00:00:00" table:style-name="ce30">
            <text:p>2006-05-27</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4-08-01T00:00:00" table:style-name="ce30">
            <text:p>1994-08-01</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7-27T00:00:00" table:style-name="ce30">
            <text:p>1995-07-27</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05T00:00:00" table:style-name="ce30">
            <text:p>1996-08-05</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12T00:00:00" table:style-name="ce30">
            <text:p>1997-07-12</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7-31T00:00:00" table:style-name="ce30">
            <text:p>1998-07-31</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05T00:00:00" table:style-name="ce30">
            <text:p>1999-08-05</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15T00:00:00" table:style-name="ce30">
            <text:p>2000-08-15</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7-31T00:00:00" table:style-name="ce30">
            <text:p>2001-07-31</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8-03T00:00:00" table:style-name="ce30">
            <text:p>2002-08-03</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04T00:00:00" table:style-name="ce30">
            <text:p>2003-08-04</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8-03T00:00:00" table:style-name="ce30">
            <text:p>2004-08-03</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8-04T00:00:00" table:style-name="ce30">
            <text:p>2005-08-04</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6-07-31T00:00:00" table:style-name="ce30">
            <text:p>2006-07-31</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4-09-23T00:00:00" table:style-name="ce30">
            <text:p>1994-09-23</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15T00:00:00" table:style-name="ce30">
            <text:p>1995-09-15</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08T00:00:00" table:style-name="ce30">
            <text:p>1997-09-08</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07T00:00:00" table:style-name="ce30">
            <text:p>1998-09-07</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09-28T00:00:00" table:style-name="ce30">
            <text:p>1999-09-28</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10-05T00:00:00" table:style-name="ce30">
            <text:p>2000-10-05</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09-24T00:00:00" table:style-name="ce30">
            <text:p>2001-09-24</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09-24T00:00:00" table:style-name="ce30">
            <text:p>2002-09-24</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05T00:00:00" table:style-name="ce30">
            <text:p>2003-09-05</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9-07T00:00:00" table:style-name="ce30">
            <text:p>2004-09-07</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9-01T00:00:00" table:style-name="ce30">
            <text:p>2005-09-01</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6-09-06T00:00:00" table:style-name="ce30">
            <text:p>2006-09-06</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06T00:00:00" table:style-name="ce30">
            <text:p>2001-03-06</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12T00:00:00" table:style-name="ce30">
            <text:p>2002-03-12</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13T00:00:00" table:style-name="ce30">
            <text:p>2003-03-13</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13T00:00:00" table:style-name="ce30">
            <text:p>2004-03-13</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5-04-03T00:00:00" table:style-name="ce30">
            <text:p>2005-04-03</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6-03-27T00:00:00" table:style-name="ce30">
            <text:p>2006-03-27</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24T00:00:00" table:style-name="ce30">
            <text:p>2001-05-24</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23T00:00:00" table:style-name="ce30">
            <text:p>2002-05-23</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23T00:00:00" table:style-name="ce30">
            <text:p>2003-05-23</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26T00:00:00" table:style-name="ce30">
            <text:p>2004-05-26</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5-06-01T00:00:00" table:style-name="ce30">
            <text:p>2005-06-01</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6-05-26T00:00:00" table:style-name="ce30">
            <text:p>2006-05-26</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8-01T00:00:00" table:style-name="ce30">
            <text:p>2001-08-01</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8-09T00:00:00" table:style-name="ce30">
            <text:p>2002-08-09</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04T00:00:00" table:style-name="ce30">
            <text:p>2003-08-04</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8-06T00:00:00" table:style-name="ce30">
            <text:p>2004-08-06</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8-04T00:00:00" table:style-name="ce30">
            <text:p>2005-08-04</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6-08-08T00:00:00" table:style-name="ce30">
            <text:p>2006-08-08</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10-15T00:00:00" table:style-name="ce30">
            <text:p>2001-10-15</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10-15T00:00:00" table:style-name="ce30">
            <text:p>2002-10-15</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10-03T00:00:00" table:style-name="ce30">
            <text:p>2003-10-03</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9-21T00:00:00" table:style-name="ce30">
            <text:p>2004-09-21</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9-22T00:00:00" table:style-name="ce30">
            <text:p>2005-09-22</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6-09-20T00:00:00" table:style-name="ce30">
            <text:p>2006-09-20</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13T00:00:00" table:style-name="ce30">
            <text:p>1995-03-13</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18T00:00:00" table:style-name="ce30">
            <text:p>1996-03-18</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06T00:00:00" table:style-name="ce30">
            <text:p>1997-03-06</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02T00:00:00" table:style-name="ce30">
            <text:p>1998-03-02</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19T00:00:00" table:style-name="ce30">
            <text:p>1999-03-19</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4T00:00:00" table:style-name="ce30">
            <text:p>2000-03-14</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06T00:00:00" table:style-name="ce30">
            <text:p>2001-03-06</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13T00:00:00" table:style-name="ce30">
            <text:p>2002-03-13</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17T00:00:00" table:style-name="ce30">
            <text:p>2003-03-17</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13T00:00:00" table:style-name="ce30">
            <text:p>2004-03-13</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5-04-01T00:00:00" table:style-name="ce30">
            <text:p>2005-04-01</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6-03-26T00:00:00" table:style-name="ce30">
            <text:p>2006-03-26</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08T00:00:00" table:style-name="ce30">
            <text:p>1995-05-08</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3T00:00:00" table:style-name="ce30">
            <text:p>1996-05-23</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4T00:00:00" table:style-name="ce30">
            <text:p>1997-04-24</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18T00:00:00" table:style-name="ce30">
            <text:p>1998-05-18</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3T00:00:00" table:style-name="ce30">
            <text:p>1999-05-23</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5-29T00:00:00" table:style-name="ce30">
            <text:p>2000-05-29</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21T00:00:00" table:style-name="ce30">
            <text:p>2001-05-21</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20T00:00:00" table:style-name="ce30">
            <text:p>2002-05-20</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22T00:00:00" table:style-name="ce30">
            <text:p>2003-05-22</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22T00:00:00" table:style-name="ce30">
            <text:p>2004-05-22</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5-05-25T00:00:00" table:style-name="ce30">
            <text:p>2005-05-25</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6-05-22T00:00:00" table:style-name="ce30">
            <text:p>2006-05-22</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8-07T00:00:00" table:style-name="ce30">
            <text:p>1995-08-07</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12T00:00:00" table:style-name="ce30">
            <text:p>1996-08-12</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17T00:00:00" table:style-name="ce30">
            <text:p>1997-07-17</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04T00:00:00" table:style-name="ce30">
            <text:p>1998-08-04</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09T00:00:00" table:style-name="ce30">
            <text:p>1999-08-09</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14T00:00:00" table:style-name="ce30">
            <text:p>2000-08-14</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8-03T00:00:00" table:style-name="ce30">
            <text:p>2001-08-03</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8-12T00:00:00" table:style-name="ce30">
            <text:p>2002-08-12</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07T00:00:00" table:style-name="ce30">
            <text:p>2003-08-07</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8-10T00:00:00" table:style-name="ce30">
            <text:p>2004-08-10</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8-08T00:00:00" table:style-name="ce30">
            <text:p>2005-08-08</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6-08-11T00:00:00" table:style-name="ce30">
            <text:p>2006-08-11</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22T00:00:00" table:style-name="ce30">
            <text:p>1995-09-22</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15T00:00:00" table:style-name="ce30">
            <text:p>1997-09-15</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21T00:00:00" table:style-name="ce30">
            <text:p>1998-09-21</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09-28T00:00:00" table:style-name="ce30">
            <text:p>1999-09-28</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10-05T00:00:00" table:style-name="ce30">
            <text:p>2000-10-05</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10-01T00:00:00" table:style-name="ce30">
            <text:p>2001-10-01</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10-01T00:00:00" table:style-name="ce30">
            <text:p>2002-10-01</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12T00:00:00" table:style-name="ce30">
            <text:p>2003-09-12</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9-07T00:00:00" table:style-name="ce30">
            <text:p>2004-09-07</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9-01T00:00:00" table:style-name="ce30">
            <text:p>2005-09-01</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6-09-13T00:00:00" table:style-name="ce30">
            <text:p>2006-09-13</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09T00:00:00" table:style-name="ce30">
            <text:p>1995-03-09</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15T00:00:00" table:style-name="ce30">
            <text:p>1996-03-15</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06T00:00:00" table:style-name="ce30">
            <text:p>1997-03-06</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05T00:00:00" table:style-name="ce30">
            <text:p>1998-03-05</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3T00:00:00" table:style-name="ce30">
            <text:p>1999-03-23</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2T00:00:00" table:style-name="ce30">
            <text:p>2000-03-12</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02T00:00:00" table:style-name="ce30">
            <text:p>2001-03-02</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11T00:00:00" table:style-name="ce30">
            <text:p>2002-03-11</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10T00:00:00" table:style-name="ce30">
            <text:p>2003-03-10</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09T00:00:00" table:style-name="ce30">
            <text:p>2004-03-09</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5-03-31T00:00:00" table:style-name="ce30">
            <text:p>2005-03-31</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6-03-23T00:00:00" table:style-name="ce30">
            <text:p>2006-03-23</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11T00:00:00" table:style-name="ce30">
            <text:p>1995-05-11</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3T00:00:00" table:style-name="ce30">
            <text:p>1996-05-23</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2T00:00:00" table:style-name="ce30">
            <text:p>1997-04-22</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18T00:00:00" table:style-name="ce30">
            <text:p>1998-05-18</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5T00:00:00" table:style-name="ce30">
            <text:p>1999-05-25</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5-28T00:00:00" table:style-name="ce30">
            <text:p>2000-05-28</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17T00:00:00" table:style-name="ce30">
            <text:p>2001-05-17</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17T00:00:00" table:style-name="ce30">
            <text:p>2002-05-17</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19T00:00:00" table:style-name="ce30">
            <text:p>2003-05-19</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19T00:00:00" table:style-name="ce30">
            <text:p>2004-05-19</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5-05-25T00:00:00" table:style-name="ce30">
            <text:p>2005-05-25</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6-05-20T00:00:00" table:style-name="ce30">
            <text:p>2006-05-20</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7-20T00:00:00" table:style-name="ce30">
            <text:p>1995-07-20</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01T00:00:00" table:style-name="ce30">
            <text:p>1996-08-01</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6-28T00:00:00" table:style-name="ce30">
            <text:p>1997-06-28</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7-28T00:00:00" table:style-name="ce30">
            <text:p>1998-07-28</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7-30T00:00:00" table:style-name="ce30">
            <text:p>1999-07-30</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7-30T00:00:00" table:style-name="ce30">
            <text:p>2000-07-30</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7-20T00:00:00" table:style-name="ce30">
            <text:p>2001-07-20</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7-24T00:00:00" table:style-name="ce30">
            <text:p>2002-07-24</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7-26T00:00:00" table:style-name="ce30">
            <text:p>2003-07-26</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7-26T00:00:00" table:style-name="ce30">
            <text:p>2004-07-26</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7-26T00:00:00" table:style-name="ce30">
            <text:p>2005-07-26</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6-07-24T00:00:00" table:style-name="ce30">
            <text:p>2006-07-24</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22T00:00:00" table:style-name="ce30">
            <text:p>1995-09-22</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15T00:00:00" table:style-name="ce30">
            <text:p>1997-09-15</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14T00:00:00" table:style-name="ce30">
            <text:p>1998-09-14</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09-28T00:00:00" table:style-name="ce30">
            <text:p>1999-09-28</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10-12T00:00:00" table:style-name="ce30">
            <text:p>2000-10-12</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10-08T00:00:00" table:style-name="ce30">
            <text:p>2001-10-08</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10-08T00:00:00" table:style-name="ce30">
            <text:p>2002-10-08</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19T00:00:00" table:style-name="ce30">
            <text:p>2003-09-19</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9-14T00:00:00" table:style-name="ce30">
            <text:p>2004-09-14</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9-15T00:00:00" table:style-name="ce30">
            <text:p>2005-09-15</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6-09-13T00:00:00" table:style-name="ce30">
            <text:p>2006-09-13</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0-03-19T00:00:00" table:style-name="ce30">
            <text:p>1990-03-19</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1-03-18T00:00:00" table:style-name="ce30">
            <text:p>1991-03-18</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2-03-19T00:00:00" table:style-name="ce30">
            <text:p>1992-03-19</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3-03-23T00:00:00" table:style-name="ce30">
            <text:p>1993-03-23</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4-03-12T00:00:00" table:style-name="ce30">
            <text:p>1994-03-12</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09T00:00:00" table:style-name="ce30">
            <text:p>1995-03-09</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15T00:00:00" table:style-name="ce30">
            <text:p>1996-03-15</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06T00:00:00" table:style-name="ce30">
            <text:p>1997-03-06</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05T00:00:00" table:style-name="ce30">
            <text:p>1998-03-05</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2T00:00:00" table:style-name="ce30">
            <text:p>1999-03-22</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1T00:00:00" table:style-name="ce30">
            <text:p>2000-03-11</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0-05-18T00:00:00" table:style-name="ce30">
            <text:p>1990-05-18</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1-05-27T00:00:00" table:style-name="ce30">
            <text:p>1991-05-27</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2-05-18T00:00:00" table:style-name="ce30">
            <text:p>1992-05-18</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3-06-04T00:00:00" table:style-name="ce30">
            <text:p>1993-06-04</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4-05-16T00:00:00" table:style-name="ce30">
            <text:p>1994-05-16</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08T00:00:00" table:style-name="ce30">
            <text:p>1995-05-08</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3T00:00:00" table:style-name="ce30">
            <text:p>1996-05-23</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2T00:00:00" table:style-name="ce30">
            <text:p>1997-04-22</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18T00:00:00" table:style-name="ce30">
            <text:p>1998-05-18</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4T00:00:00" table:style-name="ce30">
            <text:p>1999-05-24</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5-29T00:00:00" table:style-name="ce30">
            <text:p>2000-05-29</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0-08-06T00:00:00" table:style-name="ce30">
            <text:p>1990-08-06</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1-08-12T00:00:00" table:style-name="ce30">
            <text:p>1991-08-12</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2-08-13T00:00:00" table:style-name="ce30">
            <text:p>1992-08-13</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3-08-23T00:00:00" table:style-name="ce30">
            <text:p>1993-08-23</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4-08-12T00:00:00" table:style-name="ce30">
            <text:p>1994-08-12</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7-27T00:00:00" table:style-name="ce30">
            <text:p>1995-07-27</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09T00:00:00" table:style-name="ce30">
            <text:p>1996-08-09</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15T00:00:00" table:style-name="ce30">
            <text:p>1997-07-15</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10T00:00:00" table:style-name="ce30">
            <text:p>1998-08-10</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10T00:00:00" table:style-name="ce30">
            <text:p>1999-08-10</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14T00:00:00" table:style-name="ce30">
            <text:p>2000-08-14</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0-09-24T00:00:00" table:style-name="ce30">
            <text:p>1990-09-24</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1-09-23T00:00:00" table:style-name="ce30">
            <text:p>1991-09-23</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2-10-20T00:00:00" table:style-name="ce30">
            <text:p>1992-10-20</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3-10-08T00:00:00" table:style-name="ce30">
            <text:p>1993-10-08</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4-10-07T00:00:00" table:style-name="ce30">
            <text:p>1994-10-07</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15T00:00:00" table:style-name="ce30">
            <text:p>1995-09-15</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15T00:00:00" table:style-name="ce30">
            <text:p>1997-09-15</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21T00:00:00" table:style-name="ce30">
            <text:p>1998-09-21</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10-05T00:00:00" table:style-name="ce30">
            <text:p>1999-10-05</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10-05T00:00:00" table:style-name="ce30">
            <text:p>2000-10-05</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0-03-26T00:00:00" table:style-name="ce30">
            <text:p>1990-03-26</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1-03-21T00:00:00" table:style-name="ce30">
            <text:p>1991-03-21</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2-03-30T00:00:00" table:style-name="ce30">
            <text:p>1992-03-30</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3-03-30T00:00:00" table:style-name="ce30">
            <text:p>1993-03-30</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4-03-14T00:00:00" table:style-name="ce30">
            <text:p>1994-03-14</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16T00:00:00" table:style-name="ce30">
            <text:p>1995-03-16</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18T00:00:00" table:style-name="ce30">
            <text:p>1996-03-18</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10T00:00:00" table:style-name="ce30">
            <text:p>1997-03-10</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10T00:00:00" table:style-name="ce30">
            <text:p>1998-03-10</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30T00:00:00" table:style-name="ce30">
            <text:p>1999-03-30</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20T00:00:00" table:style-name="ce30">
            <text:p>2000-03-20</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0-05-25T00:00:00" table:style-name="ce30">
            <text:p>1990-05-25</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1-05-27T00:00:00" table:style-name="ce30">
            <text:p>1991-05-27</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2-05-25T00:00:00" table:style-name="ce30">
            <text:p>1992-05-25</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3-06-11T00:00:00" table:style-name="ce30">
            <text:p>1993-06-11</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4-05-23T00:00:00" table:style-name="ce30">
            <text:p>1994-05-23</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15T00:00:00" table:style-name="ce30">
            <text:p>1995-05-15</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7T00:00:00" table:style-name="ce30">
            <text:p>1996-05-27</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6T00:00:00" table:style-name="ce30">
            <text:p>1997-04-26</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25T00:00:00" table:style-name="ce30">
            <text:p>1998-05-25</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8T00:00:00" table:style-name="ce30">
            <text:p>1999-05-28</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6-09T00:00:00" table:style-name="ce30">
            <text:p>2000-06-09</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0-08-06T00:00:00" table:style-name="ce30">
            <text:p>1990-08-06</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1-08-13T00:00:00" table:style-name="ce30">
            <text:p>1991-08-13</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2-08-13T00:00:00" table:style-name="ce30">
            <text:p>1992-08-13</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3-08-17T00:00:00" table:style-name="ce30">
            <text:p>1993-08-17</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4-08-04T00:00:00" table:style-name="ce30">
            <text:p>1994-08-04</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7-27T00:00:00" table:style-name="ce30">
            <text:p>1995-07-27</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05T00:00:00" table:style-name="ce30">
            <text:p>1996-08-05</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14T00:00:00" table:style-name="ce30">
            <text:p>1997-07-14</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07T00:00:00" table:style-name="ce30">
            <text:p>1998-08-07</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09T00:00:00" table:style-name="ce30">
            <text:p>1999-08-09</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14T00:00:00" table:style-name="ce30">
            <text:p>2000-08-14</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0-09-24T00:00:00" table:style-name="ce30">
            <text:p>1990-09-24</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1-10-07T00:00:00" table:style-name="ce30">
            <text:p>1991-10-07</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2-09-29T00:00:00" table:style-name="ce30">
            <text:p>1992-09-29</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3-10-15T00:00:00" table:style-name="ce30">
            <text:p>1993-10-15</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4-10-14T00:00:00" table:style-name="ce30">
            <text:p>1994-10-14</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15T00:00:00" table:style-name="ce30">
            <text:p>1995-09-15</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15T00:00:00" table:style-name="ce30">
            <text:p>1997-09-15</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14T00:00:00" table:style-name="ce30">
            <text:p>1998-09-14</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10-12T00:00:00" table:style-name="ce30">
            <text:p>1999-10-12</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09-28T00:00:00" table:style-name="ce30">
            <text:p>2000-09-28</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23T00:00:00" table:style-name="ce30">
            <text:p>1995-03-23</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28T00:00:00" table:style-name="ce30">
            <text:p>1996-03-28</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13T00:00:00" table:style-name="ce30">
            <text:p>1997-03-13</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19T00:00:00" table:style-name="ce30">
            <text:p>1998-03-19</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30T00:00:00" table:style-name="ce30">
            <text:p>1999-03-30</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20T00:00:00" table:style-name="ce30">
            <text:p>2000-03-20</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12T00:00:00" table:style-name="ce30">
            <text:p>2001-03-12</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21T00:00:00" table:style-name="ce30">
            <text:p>2002-03-21</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25T00:00:00" table:style-name="ce30">
            <text:p>2003-03-25</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23T00:00:00" table:style-name="ce30">
            <text:p>2004-03-23</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5-04-09T00:00:00" table:style-name="ce30">
            <text:p>2005-04-09</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6-03-31T00:00:00" table:style-name="ce30">
            <text:p>2006-03-31</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18T00:00:00" table:style-name="ce30">
            <text:p>1995-05-18</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30T00:00:00" table:style-name="ce30">
            <text:p>1996-05-30</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5-02T00:00:00" table:style-name="ce30">
            <text:p>1997-05-02</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29T00:00:00" table:style-name="ce30">
            <text:p>1998-05-29</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6-02T00:00:00" table:style-name="ce30">
            <text:p>1999-06-02</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6-08T00:00:00" table:style-name="ce30">
            <text:p>2000-06-08</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26T00:00:00" table:style-name="ce30">
            <text:p>2001-05-26</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27T00:00:00" table:style-name="ce30">
            <text:p>2002-05-27</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29T00:00:00" table:style-name="ce30">
            <text:p>2003-05-29</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28T00:00:00" table:style-name="ce30">
            <text:p>2004-05-28</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5-06-01T00:00:00" table:style-name="ce30">
            <text:p>2005-06-01</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6-05-29T00:00:00" table:style-name="ce30">
            <text:p>2006-05-29</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8-07T00:00:00" table:style-name="ce30">
            <text:p>1995-08-07</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12T00:00:00" table:style-name="ce30">
            <text:p>1996-08-12</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17T00:00:00" table:style-name="ce30">
            <text:p>1997-07-17</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10T00:00:00" table:style-name="ce30">
            <text:p>1998-08-10</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13T00:00:00" table:style-name="ce30">
            <text:p>1999-08-13</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16T00:00:00" table:style-name="ce30">
            <text:p>2000-08-16</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8-03T00:00:00" table:style-name="ce30">
            <text:p>2001-08-03</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8-10T00:00:00" table:style-name="ce30">
            <text:p>2002-08-10</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11T00:00:00" table:style-name="ce30">
            <text:p>2003-08-11</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8-09T00:00:00" table:style-name="ce30">
            <text:p>2004-08-09</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8-08T00:00:00" table:style-name="ce30">
            <text:p>2005-08-08</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6-08-08T00:00:00" table:style-name="ce30">
            <text:p>2006-08-08</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22T00:00:00" table:style-name="ce30">
            <text:p>1995-09-22</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15T00:00:00" table:style-name="ce30">
            <text:p>1997-09-15</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21T00:00:00" table:style-name="ce30">
            <text:p>1998-09-21</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10-05T00:00:00" table:style-name="ce30">
            <text:p>1999-10-05</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10-05T00:00:00" table:style-name="ce30">
            <text:p>2000-10-05</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10-01T00:00:00" table:style-name="ce30">
            <text:p>2001-10-01</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10-01T00:00:00" table:style-name="ce30">
            <text:p>2002-10-01</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12T00:00:00" table:style-name="ce30">
            <text:p>2003-09-12</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9-07T00:00:00" table:style-name="ce30">
            <text:p>2004-09-07</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9-01T00:00:00" table:style-name="ce30">
            <text:p>2005-09-01</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6-09-06T00:00:00" table:style-name="ce30">
            <text:p>2006-09-06</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0-05-22T00:00:00" table:style-name="ce30">
            <text:p>1990-05-22</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1-06-03T00:00:00" table:style-name="ce30">
            <text:p>1991-06-03</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2-05-28T00:00:00" table:style-name="ce30">
            <text:p>1992-05-28</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3-06-15T00:00:00" table:style-name="ce30">
            <text:p>1993-06-15</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4-05-26T00:00:00" table:style-name="ce30">
            <text:p>1994-05-26</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15T00:00:00" table:style-name="ce30">
            <text:p>1995-05-15</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30T00:00:00" table:style-name="ce30">
            <text:p>1996-05-30</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9T00:00:00" table:style-name="ce30">
            <text:p>1997-04-29</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28T00:00:00" table:style-name="ce30">
            <text:p>1998-05-28</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8T00:00:00" table:style-name="ce30">
            <text:p>1999-05-28</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6-02T00:00:00" table:style-name="ce30">
            <text:p>2000-06-02</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0-05-18T00:00:00" table:style-name="ce30">
            <text:p>1990-05-18</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1-05-27T00:00:00" table:style-name="ce30">
            <text:p>1991-05-27</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2-05-18T00:00:00" table:style-name="ce30">
            <text:p>1992-05-18</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3-06-04T00:00:00" table:style-name="ce30">
            <text:p>1993-06-04</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4-05-16T00:00:00" table:style-name="ce30">
            <text:p>1994-05-16</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08T00:00:00" table:style-name="ce30">
            <text:p>1995-05-08</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3T00:00:00" table:style-name="ce30">
            <text:p>1996-05-23</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2T00:00:00" table:style-name="ce30">
            <text:p>1997-04-22</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15T00:00:00" table:style-name="ce30">
            <text:p>1998-05-15</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2T00:00:00" table:style-name="ce30">
            <text:p>1999-05-22</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5-28T00:00:00" table:style-name="ce30">
            <text:p>2000-05-28</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08T00:00:00" table:style-name="ce30">
            <text:p>1995-05-08</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3T00:00:00" table:style-name="ce30">
            <text:p>1996-05-23</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2T00:00:00" table:style-name="ce30">
            <text:p>1997-04-22</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21T00:00:00" table:style-name="ce30">
            <text:p>1998-05-21</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5T00:00:00" table:style-name="ce30">
            <text:p>1999-05-25</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5-29T00:00:00" table:style-name="ce30">
            <text:p>2000-05-29</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21T00:00:00" table:style-name="ce30">
            <text:p>2001-05-21</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24T00:00:00" table:style-name="ce30">
            <text:p>2002-05-24</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20T00:00:00" table:style-name="ce30">
            <text:p>2003-05-20</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21T00:00:00" table:style-name="ce30">
            <text:p>2004-05-21</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5-05-25T00:00:00" table:style-name="ce30">
            <text:p>2005-05-25</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6-05-22T00:00:00" table:style-name="ce30">
            <text:p>2006-05-22</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0-05-22T00:00:00" table:style-name="ce30">
            <text:p>1990-05-22</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1-05-30T00:00:00" table:style-name="ce30">
            <text:p>1991-05-30</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2-05-21T00:00:00" table:style-name="ce30">
            <text:p>1992-05-21</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3-06-11T00:00:00" table:style-name="ce30">
            <text:p>1993-06-11</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4-05-23T00:00:00" table:style-name="ce30">
            <text:p>1994-05-23</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15T00:00:00" table:style-name="ce30">
            <text:p>1995-05-15</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7T00:00:00" table:style-name="ce30">
            <text:p>1996-05-27</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6T00:00:00" table:style-name="ce30">
            <text:p>1997-04-26</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25T00:00:00" table:style-name="ce30">
            <text:p>1998-05-25</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8T00:00:00" table:style-name="ce30">
            <text:p>1999-05-28</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6-02T00:00:00" table:style-name="ce30">
            <text:p>2000-06-02</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15T00:00:00" table:style-name="ce30">
            <text:p>1995-05-15</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7T00:00:00" table:style-name="ce30">
            <text:p>1996-05-27</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6T00:00:00" table:style-name="ce30">
            <text:p>1997-04-26</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21T00:00:00" table:style-name="ce30">
            <text:p>1998-05-21</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6T00:00:00" table:style-name="ce30">
            <text:p>1999-05-26</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5-29T00:00:00" table:style-name="ce30">
            <text:p>2000-05-29</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24T00:00:00" table:style-name="ce30">
            <text:p>2001-05-24</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22T00:00:00" table:style-name="ce30">
            <text:p>2002-05-22</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26T00:00:00" table:style-name="ce30">
            <text:p>2003-05-26</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22T00:00:00" table:style-name="ce30">
            <text:p>2004-05-22</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5-05-27T00:00:00" table:style-name="ce30">
            <text:p>2005-05-27</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6-05-22T00:00:00" table:style-name="ce30">
            <text:p>2006-05-22</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15T00:00:00" table:style-name="ce30">
            <text:p>1995-05-15</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30T00:00:00" table:style-name="ce30">
            <text:p>1996-05-30</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5-02T00:00:00" table:style-name="ce30">
            <text:p>1997-05-02</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21T00:00:00" table:style-name="ce30">
            <text:p>1998-05-21</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5T00:00:00" table:style-name="ce30">
            <text:p>1999-05-25</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6-08T00:00:00" table:style-name="ce30">
            <text:p>2000-06-08</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24T00:00:00" table:style-name="ce30">
            <text:p>2001-05-24</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27T00:00:00" table:style-name="ce30">
            <text:p>2002-05-27</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23T00:00:00" table:style-name="ce30">
            <text:p>2003-05-23</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28T00:00:00" table:style-name="ce30">
            <text:p>2004-05-28</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5-06-03T00:00:00" table:style-name="ce30">
            <text:p>2005-06-03</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6-05-27T00:00:00" table:style-name="ce30">
            <text:p>2006-05-27</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0-05-18T00:00:00" table:style-name="ce30">
            <text:p>1990-05-18</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1-05-27T00:00:00" table:style-name="ce30">
            <text:p>1991-05-27</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2-05-21T00:00:00" table:style-name="ce30">
            <text:p>1992-05-21</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3-06-04T00:00:00" table:style-name="ce30">
            <text:p>1993-06-04</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4-05-16T00:00:00" table:style-name="ce30">
            <text:p>1994-05-16</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08T00:00:00" table:style-name="ce30">
            <text:p>1995-05-08</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3T00:00:00" table:style-name="ce30">
            <text:p>1996-05-23</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2T00:00:00" table:style-name="ce30">
            <text:p>1997-04-22</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16T00:00:00" table:style-name="ce30">
            <text:p>1998-05-16</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2T00:00:00" table:style-name="ce30">
            <text:p>1999-05-22</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5-26T00:00:00" table:style-name="ce30">
            <text:p>2000-05-26</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15T00:00:00" table:style-name="ce30">
            <text:p>1995-05-15</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7T00:00:00" table:style-name="ce30">
            <text:p>1996-05-27</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6T00:00:00" table:style-name="ce30">
            <text:p>1997-04-26</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25T00:00:00" table:style-name="ce30">
            <text:p>1998-05-25</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8T00:00:00" table:style-name="ce30">
            <text:p>1999-05-28</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5-29T00:00:00" table:style-name="ce30">
            <text:p>2000-05-29</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21T00:00:00" table:style-name="ce30">
            <text:p>2001-05-21</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20T00:00:00" table:style-name="ce30">
            <text:p>2002-05-20</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22T00:00:00" table:style-name="ce30">
            <text:p>2003-05-22</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22T00:00:00" table:style-name="ce30">
            <text:p>2004-05-22</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5-05-25T00:00:00" table:style-name="ce30">
            <text:p>2005-05-25</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0-05-18T00:00:00" table:style-name="ce30">
            <text:p>1990-05-18</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1-05-30T00:00:00" table:style-name="ce30">
            <text:p>1991-05-30</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2-05-18T00:00:00" table:style-name="ce30">
            <text:p>1992-05-18</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3-06-08T00:00:00" table:style-name="ce30">
            <text:p>1993-06-08</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4-05-23T00:00:00" table:style-name="ce30">
            <text:p>1994-05-23</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11T00:00:00" table:style-name="ce30">
            <text:p>1995-05-11</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7T00:00:00" table:style-name="ce30">
            <text:p>1996-05-27</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6T00:00:00" table:style-name="ce30">
            <text:p>1997-04-26</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18T00:00:00" table:style-name="ce30">
            <text:p>1998-05-18</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6T00:00:00" table:style-name="ce30">
            <text:p>1999-05-26</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5-28T00:00:00" table:style-name="ce30">
            <text:p>2000-05-28</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19T00:00:00" table:style-name="ce30">
            <text:p>2001-05-19</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20T00:00:00" table:style-name="ce30">
            <text:p>2002-05-20</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22T00:00:00" table:style-name="ce30">
            <text:p>2003-05-22</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22T00:00:00" table:style-name="ce30">
            <text:p>2004-05-22</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5-05-25T00:00:00" table:style-name="ce30">
            <text:p>2005-05-25</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6-05-23T00:00:00" table:style-name="ce30">
            <text:p>2006-05-23</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11T00:00:00" table:style-name="ce30">
            <text:p>1995-05-11</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3T00:00:00" table:style-name="ce30">
            <text:p>1996-05-23</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6T00:00:00" table:style-name="ce30">
            <text:p>1997-04-26</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25T00:00:00" table:style-name="ce30">
            <text:p>1998-05-25</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8T00:00:00" table:style-name="ce30">
            <text:p>1999-05-28</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6-02T00:00:00" table:style-name="ce30">
            <text:p>2000-06-02</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21T00:00:00" table:style-name="ce30">
            <text:p>2001-05-21</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21T00:00:00" table:style-name="ce30">
            <text:p>2002-05-21</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23T00:00:00" table:style-name="ce30">
            <text:p>2003-05-23</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22T00:00:00" table:style-name="ce30">
            <text:p>2004-05-22</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5-05-25T00:00:00" table:style-name="ce30">
            <text:p>2005-05-25</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6T00:00:00" table:style-name="ce30">
            <text:p>1999-05-26</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6-02T00:00:00" table:style-name="ce30">
            <text:p>2000-06-02</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24T00:00:00" table:style-name="ce30">
            <text:p>2001-05-24</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22T00:00:00" table:style-name="ce30">
            <text:p>2002-05-22</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23T00:00:00" table:style-name="ce30">
            <text:p>2003-05-23</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24T00:00:00" table:style-name="ce30">
            <text:p>2004-05-24</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5-05-27T00:00:00" table:style-name="ce30">
            <text:p>2005-05-27</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6-05-25T00:00:00" table:style-name="ce30">
            <text:p>2006-05-25</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11T00:00:00" table:style-name="ce30">
            <text:p>1995-05-11</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7T00:00:00" table:style-name="ce30">
            <text:p>1996-05-27</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6T00:00:00" table:style-name="ce30">
            <text:p>1997-04-26</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21T00:00:00" table:style-name="ce30">
            <text:p>1998-05-21</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6T00:00:00" table:style-name="ce30">
            <text:p>1999-05-26</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6-02T00:00:00" table:style-name="ce30">
            <text:p>2000-06-02</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24T00:00:00" table:style-name="ce30">
            <text:p>2001-05-24</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20T00:00:00" table:style-name="ce30">
            <text:p>2002-05-20</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26T00:00:00" table:style-name="ce30">
            <text:p>2003-05-26</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25T00:00:00" table:style-name="ce30">
            <text:p>2004-05-25</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5-05-28T00:00:00" table:style-name="ce30">
            <text:p>2005-05-28</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6-05-27T00:00:00" table:style-name="ce30">
            <text:p>2006-05-27</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15T00:00:00" table:style-name="ce30">
            <text:p>1995-05-15</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7T00:00:00" table:style-name="ce30">
            <text:p>1996-05-27</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9T00:00:00" table:style-name="ce30">
            <text:p>1997-04-29</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25T00:00:00" table:style-name="ce30">
            <text:p>1998-05-25</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8T00:00:00" table:style-name="ce30">
            <text:p>1999-05-28</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6-02T00:00:00" table:style-name="ce30">
            <text:p>2000-06-02</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24T00:00:00" table:style-name="ce30">
            <text:p>2001-05-24</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27T00:00:00" table:style-name="ce30">
            <text:p>2002-05-27</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26T00:00:00" table:style-name="ce30">
            <text:p>2003-05-26</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28T00:00:00" table:style-name="ce30">
            <text:p>2004-05-28</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5-06-01T00:00:00" table:style-name="ce30">
            <text:p>2005-06-01</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6-05-29T00:00:00" table:style-name="ce30">
            <text:p>2006-05-29</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3-06-15T00:00:00" table:style-name="ce30">
            <text:p>1993-06-15</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4-06-01T00:00:00" table:style-name="ce30">
            <text:p>1994-06-01</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18T00:00:00" table:style-name="ce30">
            <text:p>1995-05-18</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6-03T00:00:00" table:style-name="ce30">
            <text:p>1996-06-03</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5-06T00:00:00" table:style-name="ce30">
            <text:p>1997-05-06</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6-01T00:00:00" table:style-name="ce30">
            <text:p>1998-06-01</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6-02T00:00:00" table:style-name="ce30">
            <text:p>1999-06-02</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6-09T00:00:00" table:style-name="ce30">
            <text:p>2000-06-09</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6-01T00:00:00" table:style-name="ce30">
            <text:p>2001-06-01</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30T00:00:00" table:style-name="ce30">
            <text:p>2002-05-30</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31T00:00:00" table:style-name="ce30">
            <text:p>2003-05-31</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11T00:00:00" table:style-name="ce30">
            <text:p>1995-05-11</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7T00:00:00" table:style-name="ce30">
            <text:p>1996-05-27</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9T00:00:00" table:style-name="ce30">
            <text:p>1997-04-29</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25T00:00:00" table:style-name="ce30">
            <text:p>1998-05-25</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8T00:00:00" table:style-name="ce30">
            <text:p>1999-05-28</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6-02T00:00:00" table:style-name="ce30">
            <text:p>2000-06-02</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24T00:00:00" table:style-name="ce30">
            <text:p>2001-05-24</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24T00:00:00" table:style-name="ce30">
            <text:p>2002-05-24</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23T00:00:00" table:style-name="ce30">
            <text:p>2003-05-23</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25T00:00:00" table:style-name="ce30">
            <text:p>2004-05-25</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5-05-27T00:00:00" table:style-name="ce30">
            <text:p>2005-05-27</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0-05-22T00:00:00" table:style-name="ce30">
            <text:p>1990-05-22</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1-05-30T00:00:00" table:style-name="ce30">
            <text:p>1991-05-30</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2-05-21T00:00:00" table:style-name="ce30">
            <text:p>1992-05-21</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3-06-11T00:00:00" table:style-name="ce30">
            <text:p>1993-06-11</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4-05-23T00:00:00" table:style-name="ce30">
            <text:p>1994-05-23</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11T00:00:00" table:style-name="ce30">
            <text:p>1995-05-11</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7T00:00:00" table:style-name="ce30">
            <text:p>1996-05-27</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9T00:00:00" table:style-name="ce30">
            <text:p>1997-04-29</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25T00:00:00" table:style-name="ce30">
            <text:p>1998-05-25</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8T00:00:00" table:style-name="ce30">
            <text:p>1999-05-28</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6-02T00:00:00" table:style-name="ce30">
            <text:p>2000-06-02</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15T00:00:00" table:style-name="ce30">
            <text:p>1995-05-15</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7T00:00:00" table:style-name="ce30">
            <text:p>1996-05-27</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9T00:00:00" table:style-name="ce30">
            <text:p>1997-04-29</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25T00:00:00" table:style-name="ce30">
            <text:p>1998-05-25</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8T00:00:00" table:style-name="ce30">
            <text:p>1999-05-28</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6-02T00:00:00" table:style-name="ce30">
            <text:p>2000-06-02</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24T00:00:00" table:style-name="ce30">
            <text:p>2001-05-24</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27T00:00:00" table:style-name="ce30">
            <text:p>2002-05-27</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23T00:00:00" table:style-name="ce30">
            <text:p>2003-05-23</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28T00:00:00" table:style-name="ce30">
            <text:p>2004-05-28</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5-05-28T00:00:00" table:style-name="ce30">
            <text:p>2005-05-28</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6-05-25T00:00:00" table:style-name="ce30">
            <text:p>2006-05-25</text:p>
          </table:table-cell>
          <table:table-cell table:style-name="ce5"/>
          <table:table-cell table:number-columns-repeated="16377"/>
        </table:table-row>
        <table:table-row table:style-name="ro4">
          <table:table-cell office:value-type="string" table:style-name="ce5">
            <text:p>INIAV:2PORTOS:51512:clones</text:p>
          </table:table-cell>
          <table:table-cell office:value-type="string" table:style-name="ce5">
            <text:p>INIAV:2PORTOS:51512: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24T00:00:00" table:style-name="ce30">
            <text:p>2001-05-24</text:p>
          </table:table-cell>
          <table:table-cell table:style-name="ce5"/>
          <table:table-cell table:number-columns-repeated="16377"/>
        </table:table-row>
        <table:table-row table:style-name="ro4">
          <table:table-cell office:value-type="string" table:style-name="ce5">
            <text:p>INIAV:2PORTOS:51512:clones</text:p>
          </table:table-cell>
          <table:table-cell office:value-type="string" table:style-name="ce5">
            <text:p>INIAV:2PORTOS:51512: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23T00:00:00" table:style-name="ce30">
            <text:p>2002-05-23</text:p>
          </table:table-cell>
          <table:table-cell table:style-name="ce5"/>
          <table:table-cell table:number-columns-repeated="16377"/>
        </table:table-row>
        <table:table-row table:style-name="ro4">
          <table:table-cell office:value-type="string" table:style-name="ce5">
            <text:p>INIAV:2PORTOS:51512:clones</text:p>
          </table:table-cell>
          <table:table-cell office:value-type="string" table:style-name="ce5">
            <text:p>INIAV:2PORTOS:51512: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25T00:00:00" table:style-name="ce30">
            <text:p>2003-05-25</text:p>
          </table:table-cell>
          <table:table-cell table:style-name="ce5"/>
          <table:table-cell table:number-columns-repeated="16377"/>
        </table:table-row>
        <table:table-row table:style-name="ro4">
          <table:table-cell office:value-type="string" table:style-name="ce5">
            <text:p>INIAV:2PORTOS:51512:clones</text:p>
          </table:table-cell>
          <table:table-cell office:value-type="string" table:style-name="ce5">
            <text:p>INIAV:2PORTOS:51512: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21T00:00:00" table:style-name="ce30">
            <text:p>2004-05-21</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08T00:00:00" table:style-name="ce30">
            <text:p>1995-05-08</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3T00:00:00" table:style-name="ce30">
            <text:p>1996-05-23</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6T00:00:00" table:style-name="ce30">
            <text:p>1997-04-26</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21T00:00:00" table:style-name="ce30">
            <text:p>1998-05-21</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6T00:00:00" table:style-name="ce30">
            <text:p>1999-05-26</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5-29T00:00:00" table:style-name="ce30">
            <text:p>2000-05-29</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19T00:00:00" table:style-name="ce30">
            <text:p>2001-05-19</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19T00:00:00" table:style-name="ce30">
            <text:p>2002-05-19</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20T00:00:00" table:style-name="ce30">
            <text:p>2003-05-20</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18T00:00:00" table:style-name="ce30">
            <text:p>2004-05-18</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5-05-23T00:00:00" table:style-name="ce30">
            <text:p>2005-05-23</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0-03-22T00:00:00" table:style-name="ce30">
            <text:p>1990-03-22</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1-03-30T00:00:00" table:style-name="ce30">
            <text:p>1991-03-30</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2-04-02T00:00:00" table:style-name="ce30">
            <text:p>1992-04-02</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3-04-02T00:00:00" table:style-name="ce30">
            <text:p>1993-04-02</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4-03-18T00:00:00" table:style-name="ce30">
            <text:p>1994-03-18</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16T00:00:00" table:style-name="ce30">
            <text:p>1995-03-16</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28T00:00:00" table:style-name="ce30">
            <text:p>1996-03-28</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10T00:00:00" table:style-name="ce30">
            <text:p>1997-03-10</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11T00:00:00" table:style-name="ce30">
            <text:p>1998-03-11</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31T00:00:00" table:style-name="ce30">
            <text:p>1999-03-31</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9T00:00:00" table:style-name="ce30">
            <text:p>2000-03-19</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0-03-12T00:00:00" table:style-name="ce30">
            <text:p>1990-03-12</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1-03-14T00:00:00" table:style-name="ce30">
            <text:p>1991-03-14</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2-03-16T00:00:00" table:style-name="ce30">
            <text:p>1992-03-16</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3-03-19T00:00:00" table:style-name="ce30">
            <text:p>1993-03-19</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4-03-07T00:00:00" table:style-name="ce30">
            <text:p>1994-03-07</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06T00:00:00" table:style-name="ce30">
            <text:p>1995-03-06</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07T00:00:00" table:style-name="ce30">
            <text:p>1996-03-07</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2-27T00:00:00" table:style-name="ce30">
            <text:p>1997-02-27</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2-25T00:00:00" table:style-name="ce30">
            <text:p>1998-02-25</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16T00:00:00" table:style-name="ce30">
            <text:p>1999-03-16</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07T00:00:00" table:style-name="ce30">
            <text:p>2000-03-07</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06T00:00:00" table:style-name="ce30">
            <text:p>1995-03-06</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11T00:00:00" table:style-name="ce30">
            <text:p>1996-03-11</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03T00:00:00" table:style-name="ce30">
            <text:p>1997-03-03</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02T00:00:00" table:style-name="ce30">
            <text:p>1998-03-02</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19T00:00:00" table:style-name="ce30">
            <text:p>1999-03-19</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0T00:00:00" table:style-name="ce30">
            <text:p>2000-03-10</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02T00:00:00" table:style-name="ce30">
            <text:p>2001-03-02</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04T00:00:00" table:style-name="ce30">
            <text:p>2002-03-04</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10T00:00:00" table:style-name="ce30">
            <text:p>2003-03-10</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09T00:00:00" table:style-name="ce30">
            <text:p>2004-03-09</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5-03-28T00:00:00" table:style-name="ce30">
            <text:p>2005-03-28</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6-03-24T00:00:00" table:style-name="ce30">
            <text:p>2006-03-24</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0-03-19T00:00:00" table:style-name="ce30">
            <text:p>1990-03-19</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1-03-23T00:00:00" table:style-name="ce30">
            <text:p>1991-03-23</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2-03-23T00:00:00" table:style-name="ce30">
            <text:p>1992-03-23</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3-03-26T00:00:00" table:style-name="ce30">
            <text:p>1993-03-26</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4-03-14T00:00:00" table:style-name="ce30">
            <text:p>1994-03-14</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13T00:00:00" table:style-name="ce30">
            <text:p>1995-03-13</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18T00:00:00" table:style-name="ce30">
            <text:p>1996-03-18</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06T00:00:00" table:style-name="ce30">
            <text:p>1997-03-06</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06T00:00:00" table:style-name="ce30">
            <text:p>1998-03-06</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3T00:00:00" table:style-name="ce30">
            <text:p>1999-03-23</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4T00:00:00" table:style-name="ce30">
            <text:p>2000-03-14</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16T00:00:00" table:style-name="ce30">
            <text:p>1995-03-16</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18T00:00:00" table:style-name="ce30">
            <text:p>1996-03-18</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06T00:00:00" table:style-name="ce30">
            <text:p>1997-03-06</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06T00:00:00" table:style-name="ce30">
            <text:p>1998-03-06</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2T00:00:00" table:style-name="ce30">
            <text:p>1999-03-22</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4T00:00:00" table:style-name="ce30">
            <text:p>2000-03-14</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09T00:00:00" table:style-name="ce30">
            <text:p>2001-03-09</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16T00:00:00" table:style-name="ce30">
            <text:p>2002-03-16</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17T00:00:00" table:style-name="ce30">
            <text:p>2003-03-17</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15T00:00:00" table:style-name="ce30">
            <text:p>2004-03-15</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5-04-03T00:00:00" table:style-name="ce30">
            <text:p>2005-04-03</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6-03-26T00:00:00" table:style-name="ce30">
            <text:p>2006-03-26</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13T00:00:00" table:style-name="ce30">
            <text:p>1995-03-13</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18T00:00:00" table:style-name="ce30">
            <text:p>1996-03-18</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10T00:00:00" table:style-name="ce30">
            <text:p>1997-03-10</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06T00:00:00" table:style-name="ce30">
            <text:p>1998-03-06</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6T00:00:00" table:style-name="ce30">
            <text:p>1999-03-26</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9T00:00:00" table:style-name="ce30">
            <text:p>2000-03-19</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09T00:00:00" table:style-name="ce30">
            <text:p>2001-03-09</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16T00:00:00" table:style-name="ce30">
            <text:p>2002-03-16</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13T00:00:00" table:style-name="ce30">
            <text:p>2003-03-13</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14T00:00:00" table:style-name="ce30">
            <text:p>2004-03-14</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5-04-09T00:00:00" table:style-name="ce30">
            <text:p>2005-04-09</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6-03-27T00:00:00" table:style-name="ce30">
            <text:p>2006-03-27</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0-03-12T00:00:00" table:style-name="ce30">
            <text:p>1990-03-12</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1-03-18T00:00:00" table:style-name="ce30">
            <text:p>1991-03-18</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2-03-26T00:00:00" table:style-name="ce30">
            <text:p>1992-03-26</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3-03-23T00:00:00" table:style-name="ce30">
            <text:p>1993-03-23</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4-03-10T00:00:00" table:style-name="ce30">
            <text:p>1994-03-10</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09T00:00:00" table:style-name="ce30">
            <text:p>1995-03-09</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11T00:00:00" table:style-name="ce30">
            <text:p>1996-03-11</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03T00:00:00" table:style-name="ce30">
            <text:p>1997-03-03</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05T00:00:00" table:style-name="ce30">
            <text:p>1998-03-05</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19T00:00:00" table:style-name="ce30">
            <text:p>1999-03-19</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0T00:00:00" table:style-name="ce30">
            <text:p>2000-03-10</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16T00:00:00" table:style-name="ce30">
            <text:p>1995-03-16</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25T00:00:00" table:style-name="ce30">
            <text:p>1996-03-25</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10T00:00:00" table:style-name="ce30">
            <text:p>1997-03-10</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16T00:00:00" table:style-name="ce30">
            <text:p>1998-03-16</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6T00:00:00" table:style-name="ce30">
            <text:p>1999-03-26</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4T00:00:00" table:style-name="ce30">
            <text:p>2000-03-14</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09T00:00:00" table:style-name="ce30">
            <text:p>2001-03-09</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16T00:00:00" table:style-name="ce30">
            <text:p>2002-03-16</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19T00:00:00" table:style-name="ce30">
            <text:p>2003-03-19</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17T00:00:00" table:style-name="ce30">
            <text:p>2004-03-17</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5-04-01T00:00:00" table:style-name="ce30">
            <text:p>2005-04-01</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0-03-12T00:00:00" table:style-name="ce30">
            <text:p>1990-03-12</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1-03-21T00:00:00" table:style-name="ce30">
            <text:p>1991-03-21</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2-03-19T00:00:00" table:style-name="ce30">
            <text:p>1992-03-19</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3-03-23T00:00:00" table:style-name="ce30">
            <text:p>1993-03-23</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4-03-10T00:00:00" table:style-name="ce30">
            <text:p>1994-03-10</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09T00:00:00" table:style-name="ce30">
            <text:p>1995-03-09</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15T00:00:00" table:style-name="ce30">
            <text:p>1996-03-15</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06T00:00:00" table:style-name="ce30">
            <text:p>1997-03-06</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06T00:00:00" table:style-name="ce30">
            <text:p>1998-03-06</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2T00:00:00" table:style-name="ce30">
            <text:p>1999-03-22</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0T00:00:00" table:style-name="ce30">
            <text:p>2000-03-10</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02T00:00:00" table:style-name="ce30">
            <text:p>2001-03-02</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11T00:00:00" table:style-name="ce30">
            <text:p>2002-03-11</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14T00:00:00" table:style-name="ce30">
            <text:p>2003-03-14</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11T00:00:00" table:style-name="ce30">
            <text:p>2004-03-11</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5-04-01T00:00:00" table:style-name="ce30">
            <text:p>2005-04-01</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6-03-26T00:00:00" table:style-name="ce30">
            <text:p>2006-03-26</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09T00:00:00" table:style-name="ce30">
            <text:p>1995-03-09</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18T00:00:00" table:style-name="ce30">
            <text:p>1996-03-18</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06T00:00:00" table:style-name="ce30">
            <text:p>1997-03-06</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11T00:00:00" table:style-name="ce30">
            <text:p>1998-03-11</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5T00:00:00" table:style-name="ce30">
            <text:p>1999-03-25</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4T00:00:00" table:style-name="ce30">
            <text:p>2000-03-14</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02T00:00:00" table:style-name="ce30">
            <text:p>2001-03-02</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15T00:00:00" table:style-name="ce30">
            <text:p>2002-03-15</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13T00:00:00" table:style-name="ce30">
            <text:p>2003-03-13</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09T00:00:00" table:style-name="ce30">
            <text:p>2004-03-09</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5-03-30T00:00:00" table:style-name="ce30">
            <text:p>2005-03-30</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6T00:00:00" table:style-name="ce30">
            <text:p>1999-03-26</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6T00:00:00" table:style-name="ce30">
            <text:p>2000-03-16</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09T00:00:00" table:style-name="ce30">
            <text:p>2001-03-09</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18T00:00:00" table:style-name="ce30">
            <text:p>2002-03-18</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16T00:00:00" table:style-name="ce30">
            <text:p>2003-03-16</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17T00:00:00" table:style-name="ce30">
            <text:p>2004-03-17</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5-04-02T00:00:00" table:style-name="ce30">
            <text:p>2005-04-02</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6-03-26T00:00:00" table:style-name="ce30">
            <text:p>2006-03-26</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09T00:00:00" table:style-name="ce30">
            <text:p>1995-03-09</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15T00:00:00" table:style-name="ce30">
            <text:p>1996-03-15</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06T00:00:00" table:style-name="ce30">
            <text:p>1997-03-06</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05T00:00:00" table:style-name="ce30">
            <text:p>1998-03-05</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1T00:00:00" table:style-name="ce30">
            <text:p>1999-03-21</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2T00:00:00" table:style-name="ce30">
            <text:p>2000-03-12</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06T00:00:00" table:style-name="ce30">
            <text:p>2001-03-06</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11T00:00:00" table:style-name="ce30">
            <text:p>2002-03-11</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13T00:00:00" table:style-name="ce30">
            <text:p>2003-03-13</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14T00:00:00" table:style-name="ce30">
            <text:p>2004-03-14</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5-04-03T00:00:00" table:style-name="ce30">
            <text:p>2005-04-03</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6-03-27T00:00:00" table:style-name="ce30">
            <text:p>2006-03-27</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13T00:00:00" table:style-name="ce30">
            <text:p>1995-03-13</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18T00:00:00" table:style-name="ce30">
            <text:p>1996-03-18</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06T00:00:00" table:style-name="ce30">
            <text:p>1997-03-06</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10T00:00:00" table:style-name="ce30">
            <text:p>1998-03-10</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6T00:00:00" table:style-name="ce30">
            <text:p>1999-03-26</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5T00:00:00" table:style-name="ce30">
            <text:p>2000-03-15</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06T00:00:00" table:style-name="ce30">
            <text:p>2001-03-06</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11T00:00:00" table:style-name="ce30">
            <text:p>2002-03-11</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18T00:00:00" table:style-name="ce30">
            <text:p>2003-03-18</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17T00:00:00" table:style-name="ce30">
            <text:p>2004-03-17</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5-04-03T00:00:00" table:style-name="ce30">
            <text:p>2005-04-03</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6-03-30T00:00:00" table:style-name="ce30">
            <text:p>2006-03-30</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3-04-06T00:00:00" table:style-name="ce30">
            <text:p>1993-04-06</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4-03-21T00:00:00" table:style-name="ce30">
            <text:p>1994-03-21</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23T00:00:00" table:style-name="ce30">
            <text:p>1995-03-23</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4-02T00:00:00" table:style-name="ce30">
            <text:p>1996-04-02</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17T00:00:00" table:style-name="ce30">
            <text:p>1997-03-17</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20T00:00:00" table:style-name="ce30">
            <text:p>1998-03-20</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31T00:00:00" table:style-name="ce30">
            <text:p>1999-03-31</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20T00:00:00" table:style-name="ce30">
            <text:p>2000-03-20</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15T00:00:00" table:style-name="ce30">
            <text:p>2001-03-15</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26T00:00:00" table:style-name="ce30">
            <text:p>2002-03-26</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28T00:00:00" table:style-name="ce30">
            <text:p>2003-03-28</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13T00:00:00" table:style-name="ce30">
            <text:p>1995-03-13</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18T00:00:00" table:style-name="ce30">
            <text:p>1996-03-18</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06T00:00:00" table:style-name="ce30">
            <text:p>1997-03-06</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06T00:00:00" table:style-name="ce30">
            <text:p>1998-03-06</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2T00:00:00" table:style-name="ce30">
            <text:p>1999-03-22</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1T00:00:00" table:style-name="ce30">
            <text:p>2000-03-11</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02T00:00:00" table:style-name="ce30">
            <text:p>2001-03-02</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12T00:00:00" table:style-name="ce30">
            <text:p>2002-03-12</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12T00:00:00" table:style-name="ce30">
            <text:p>2003-03-12</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12T00:00:00" table:style-name="ce30">
            <text:p>2004-03-12</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5-03-31T00:00:00" table:style-name="ce30">
            <text:p>2005-03-31</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0-03-19T00:00:00" table:style-name="ce30">
            <text:p>1990-03-19</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1-03-25T00:00:00" table:style-name="ce30">
            <text:p>1991-03-25</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2-03-23T00:00:00" table:style-name="ce30">
            <text:p>1992-03-23</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3-03-26T00:00:00" table:style-name="ce30">
            <text:p>1993-03-26</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4-03-14T00:00:00" table:style-name="ce30">
            <text:p>1994-03-14</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13T00:00:00" table:style-name="ce30">
            <text:p>1995-03-13</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18T00:00:00" table:style-name="ce30">
            <text:p>1996-03-18</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06T00:00:00" table:style-name="ce30">
            <text:p>1997-03-06</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09T00:00:00" table:style-name="ce30">
            <text:p>1998-03-09</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6T00:00:00" table:style-name="ce30">
            <text:p>1999-03-26</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4T00:00:00" table:style-name="ce30">
            <text:p>2000-03-14</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13T00:00:00" table:style-name="ce30">
            <text:p>1995-03-13</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21T00:00:00" table:style-name="ce30">
            <text:p>1996-03-21</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10T00:00:00" table:style-name="ce30">
            <text:p>1997-03-10</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10T00:00:00" table:style-name="ce30">
            <text:p>1998-03-10</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6T00:00:00" table:style-name="ce30">
            <text:p>1999-03-26</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6T00:00:00" table:style-name="ce30">
            <text:p>2000-03-16</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06T00:00:00" table:style-name="ce30">
            <text:p>2001-03-06</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18T00:00:00" table:style-name="ce30">
            <text:p>2002-03-18</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17T00:00:00" table:style-name="ce30">
            <text:p>2003-03-17</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16T00:00:00" table:style-name="ce30">
            <text:p>2004-03-16</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5-04-07T00:00:00" table:style-name="ce30">
            <text:p>2005-04-07</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6-03-27T00:00:00" table:style-name="ce30">
            <text:p>2006-03-27</text:p>
          </table:table-cell>
          <table:table-cell table:style-name="ce5"/>
          <table:table-cell table:number-columns-repeated="16377"/>
        </table:table-row>
        <table:table-row table:style-name="ro4">
          <table:table-cell office:value-type="string" table:style-name="ce5">
            <text:p>INIAV:2PORTOS:51512:clones</text:p>
          </table:table-cell>
          <table:table-cell office:value-type="string" table:style-name="ce5">
            <text:p>INIAV:2PORTOS:51512: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09T00:00:00" table:style-name="ce30">
            <text:p>2001-03-09</text:p>
          </table:table-cell>
          <table:table-cell table:style-name="ce5"/>
          <table:table-cell table:number-columns-repeated="16377"/>
        </table:table-row>
        <table:table-row table:style-name="ro4">
          <table:table-cell office:value-type="string" table:style-name="ce5">
            <text:p>INIAV:2PORTOS:51512:clones</text:p>
          </table:table-cell>
          <table:table-cell office:value-type="string" table:style-name="ce5">
            <text:p>INIAV:2PORTOS:51512: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18T00:00:00" table:style-name="ce30">
            <text:p>2002-03-18</text:p>
          </table:table-cell>
          <table:table-cell table:style-name="ce5"/>
          <table:table-cell table:number-columns-repeated="16377"/>
        </table:table-row>
        <table:table-row table:style-name="ro4">
          <table:table-cell office:value-type="string" table:style-name="ce5">
            <text:p>INIAV:2PORTOS:51512:clones</text:p>
          </table:table-cell>
          <table:table-cell office:value-type="string" table:style-name="ce5">
            <text:p>INIAV:2PORTOS:51512: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18T00:00:00" table:style-name="ce30">
            <text:p>2003-03-18</text:p>
          </table:table-cell>
          <table:table-cell table:style-name="ce5"/>
          <table:table-cell table:number-columns-repeated="16377"/>
        </table:table-row>
        <table:table-row table:style-name="ro4">
          <table:table-cell office:value-type="string" table:style-name="ce5">
            <text:p>INIAV:2PORTOS:51512:clones</text:p>
          </table:table-cell>
          <table:table-cell office:value-type="string" table:style-name="ce5">
            <text:p>INIAV:2PORTOS:51512: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17T00:00:00" table:style-name="ce30">
            <text:p>2004-03-17</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13T00:00:00" table:style-name="ce30">
            <text:p>1995-03-13</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18T00:00:00" table:style-name="ce30">
            <text:p>1996-03-18</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10T00:00:00" table:style-name="ce30">
            <text:p>1997-03-10</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09T00:00:00" table:style-name="ce30">
            <text:p>1998-03-09</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6T00:00:00" table:style-name="ce30">
            <text:p>1999-03-26</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5T00:00:00" table:style-name="ce30">
            <text:p>2000-03-15</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09T00:00:00" table:style-name="ce30">
            <text:p>2001-03-09</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17T00:00:00" table:style-name="ce30">
            <text:p>2002-03-17</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13T00:00:00" table:style-name="ce30">
            <text:p>2003-03-13</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17T00:00:00" table:style-name="ce30">
            <text:p>2004-03-17</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5-04-02T00:00:00" table:style-name="ce30">
            <text:p>2005-04-02</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0-10-08T00:00:00" table:style-name="ce30">
            <text:p>1990-10-08</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1-10-07T00:00:00" table:style-name="ce30">
            <text:p>1991-10-07</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2-10-12T00:00:00" table:style-name="ce30">
            <text:p>1992-10-12</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3-10-07T00:00:00" table:style-name="ce30">
            <text:p>1993-10-07</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4-09-24T00:00:00" table:style-name="ce30">
            <text:p>1994-09-24</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21T00:00:00" table:style-name="ce30">
            <text:p>1995-09-21</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09T00:00:00" table:style-name="ce30">
            <text:p>1997-09-09</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10-05T00:00:00" table:style-name="ce30">
            <text:p>1998-10-05</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10-13T00:00:00" table:style-name="ce30">
            <text:p>1999-10-13</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10-04T00:00:00" table:style-name="ce30">
            <text:p>2000-10-04</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0-09-24T00:00:00" table:style-name="ce30">
            <text:p>1990-09-24</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1-09-30T00:00:00" table:style-name="ce30">
            <text:p>1991-09-30</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2-09-28T00:00:00" table:style-name="ce30">
            <text:p>1992-09-28</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3-09-30T00:00:00" table:style-name="ce30">
            <text:p>1993-09-30</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4-09-10T00:00:00" table:style-name="ce30">
            <text:p>1994-09-10</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07T00:00:00" table:style-name="ce30">
            <text:p>1995-09-07</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02T00:00:00" table:style-name="ce30">
            <text:p>1997-09-02</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21T00:00:00" table:style-name="ce30">
            <text:p>1998-09-21</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09-29T00:00:00" table:style-name="ce30">
            <text:p>1999-09-29</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09-20T00:00:00" table:style-name="ce30">
            <text:p>2000-09-20</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07T00:00:00" table:style-name="ce30">
            <text:p>1995-09-07</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02T00:00:00" table:style-name="ce30">
            <text:p>1997-09-02</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14T00:00:00" table:style-name="ce30">
            <text:p>1998-09-14</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09-29T00:00:00" table:style-name="ce30">
            <text:p>1999-09-29</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09-20T00:00:00" table:style-name="ce30">
            <text:p>2000-09-20</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09-11T00:00:00" table:style-name="ce30">
            <text:p>2001-09-11</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09-17T00:00:00" table:style-name="ce30">
            <text:p>2002-09-17</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10T00:00:00" table:style-name="ce30">
            <text:p>2003-09-10</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9-02T00:00:00" table:style-name="ce30">
            <text:p>2004-09-02</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9-15T00:00:00" table:style-name="ce30">
            <text:p>2005-09-15</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6-09-12T00:00:00" table:style-name="ce30">
            <text:p>2006-09-12</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0-10-01T00:00:00" table:style-name="ce30">
            <text:p>1990-10-01</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1-09-30T00:00:00" table:style-name="ce30">
            <text:p>1991-09-30</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2-09-28T00:00:00" table:style-name="ce30">
            <text:p>1992-09-28</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3-10-07T00:00:00" table:style-name="ce30">
            <text:p>1993-10-07</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4-09-03T00:00:00" table:style-name="ce30">
            <text:p>1994-09-03</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14T00:00:00" table:style-name="ce30">
            <text:p>1995-09-14</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8-19T00:00:00" table:style-name="ce30">
            <text:p>1997-08-19</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21T00:00:00" table:style-name="ce30">
            <text:p>1998-09-21</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10-06T00:00:00" table:style-name="ce30">
            <text:p>1999-10-06</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09-13T00:00:00" table:style-name="ce30">
            <text:p>2000-09-13</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14T00:00:00" table:style-name="ce30">
            <text:p>1995-09-14</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02T00:00:00" table:style-name="ce30">
            <text:p>1997-09-02</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28T00:00:00" table:style-name="ce30">
            <text:p>1998-09-28</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09-29T00:00:00" table:style-name="ce30">
            <text:p>1999-09-29</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09-27T00:00:00" table:style-name="ce30">
            <text:p>2000-09-27</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09-18T00:00:00" table:style-name="ce30">
            <text:p>2001-09-18</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09-24T00:00:00" table:style-name="ce30">
            <text:p>2002-09-24</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10T00:00:00" table:style-name="ce30">
            <text:p>2003-09-10</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9-09T00:00:00" table:style-name="ce30">
            <text:p>2004-09-09</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9-08T00:00:00" table:style-name="ce30">
            <text:p>2005-09-08</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6-09-12T00:00:00" table:style-name="ce30">
            <text:p>2006-09-12</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14T00:00:00" table:style-name="ce30">
            <text:p>1995-09-14</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09T00:00:00" table:style-name="ce30">
            <text:p>1997-09-09</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10-05T00:00:00" table:style-name="ce30">
            <text:p>1998-10-05</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10-06T00:00:00" table:style-name="ce30">
            <text:p>1999-10-06</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10-04T00:00:00" table:style-name="ce30">
            <text:p>2000-10-04</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09-18T00:00:00" table:style-name="ce30">
            <text:p>2001-09-18</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09-24T00:00:00" table:style-name="ce30">
            <text:p>2002-09-24</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17T00:00:00" table:style-name="ce30">
            <text:p>2003-09-17</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9-16T00:00:00" table:style-name="ce30">
            <text:p>2004-09-16</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9-22T00:00:00" table:style-name="ce30">
            <text:p>2005-09-22</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6-09-26T00:00:00" table:style-name="ce30">
            <text:p>2006-09-26</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0-10-01T00:00:00" table:style-name="ce30">
            <text:p>1990-10-01</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1-10-07T00:00:00" table:style-name="ce30">
            <text:p>1991-10-07</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2-10-05T00:00:00" table:style-name="ce30">
            <text:p>1992-10-05</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3-09-30T00:00:00" table:style-name="ce30">
            <text:p>1993-09-30</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4-09-10T00:00:00" table:style-name="ce30">
            <text:p>1994-09-10</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14T00:00:00" table:style-name="ce30">
            <text:p>1995-09-14</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09T00:00:00" table:style-name="ce30">
            <text:p>1997-09-09</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10-05T00:00:00" table:style-name="ce30">
            <text:p>1998-10-05</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10-06T00:00:00" table:style-name="ce30">
            <text:p>1999-10-06</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09-27T00:00:00" table:style-name="ce30">
            <text:p>2000-09-27</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14T00:00:00" table:style-name="ce30">
            <text:p>1995-09-14</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8-26T00:00:00" table:style-name="ce30">
            <text:p>1997-08-26</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21T00:00:00" table:style-name="ce30">
            <text:p>1998-09-21</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09-29T00:00:00" table:style-name="ce30">
            <text:p>1999-09-29</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09-27T00:00:00" table:style-name="ce30">
            <text:p>2000-09-27</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09-25T00:00:00" table:style-name="ce30">
            <text:p>2001-09-25</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09-24T00:00:00" table:style-name="ce30">
            <text:p>2002-09-24</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17T00:00:00" table:style-name="ce30">
            <text:p>2003-09-17</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9-09T00:00:00" table:style-name="ce30">
            <text:p>2004-09-09</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9-08T00:00:00" table:style-name="ce30">
            <text:p>2005-09-08</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0-09-24T00:00:00" table:style-name="ce30">
            <text:p>1990-09-24</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1-09-23T00:00:00" table:style-name="ce30">
            <text:p>1991-09-23</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2-09-28T00:00:00" table:style-name="ce30">
            <text:p>1992-09-28</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3-09-30T00:00:00" table:style-name="ce30">
            <text:p>1993-09-30</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4-09-10T00:00:00" table:style-name="ce30">
            <text:p>1994-09-10</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07T00:00:00" table:style-name="ce30">
            <text:p>1995-09-07</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02T00:00:00" table:style-name="ce30">
            <text:p>1997-09-02</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21T00:00:00" table:style-name="ce30">
            <text:p>1998-09-21</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09-29T00:00:00" table:style-name="ce30">
            <text:p>1999-09-29</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09-20T00:00:00" table:style-name="ce30">
            <text:p>2000-09-20</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09-18T00:00:00" table:style-name="ce30">
            <text:p>2001-09-18</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09-24T00:00:00" table:style-name="ce30">
            <text:p>2002-09-24</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10T00:00:00" table:style-name="ce30">
            <text:p>2003-09-10</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9-09T00:00:00" table:style-name="ce30">
            <text:p>2004-09-09</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9-08T00:00:00" table:style-name="ce30">
            <text:p>2005-09-08</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6-09-12T00:00:00" table:style-name="ce30">
            <text:p>2006-09-12</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8-31T00:00:00" table:style-name="ce30">
            <text:p>1995-08-31</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8-26T00:00:00" table:style-name="ce30">
            <text:p>1997-08-26</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21T00:00:00" table:style-name="ce30">
            <text:p>1998-09-21</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09-22T00:00:00" table:style-name="ce30">
            <text:p>1999-09-22</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09-20T00:00:00" table:style-name="ce30">
            <text:p>2000-09-20</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09-18T00:00:00" table:style-name="ce30">
            <text:p>2001-09-18</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09-24T00:00:00" table:style-name="ce30">
            <text:p>2002-09-24</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03T00:00:00" table:style-name="ce30">
            <text:p>2003-09-03</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9-02T00:00:00" table:style-name="ce30">
            <text:p>2004-09-02</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9-08T00:00:00" table:style-name="ce30">
            <text:p>2005-09-08</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10-06T00:00:00" table:style-name="ce30">
            <text:p>1999-10-06</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10-04T00:00:00" table:style-name="ce30">
            <text:p>2000-10-04</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09-18T00:00:00" table:style-name="ce30">
            <text:p>2001-09-18</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10-01T00:00:00" table:style-name="ce30">
            <text:p>2002-10-01</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17T00:00:00" table:style-name="ce30">
            <text:p>2003-09-17</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9-16T00:00:00" table:style-name="ce30">
            <text:p>2004-09-16</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9-15T00:00:00" table:style-name="ce30">
            <text:p>2005-09-15</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6-09-19T00:00:00" table:style-name="ce30">
            <text:p>2006-09-19</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21T00:00:00" table:style-name="ce30">
            <text:p>1995-09-21</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16T00:00:00" table:style-name="ce30">
            <text:p>1997-09-16</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10-12T00:00:00" table:style-name="ce30">
            <text:p>1998-10-12</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10-06T00:00:00" table:style-name="ce30">
            <text:p>1999-10-06</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10-04T00:00:00" table:style-name="ce30">
            <text:p>2000-10-04</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09-25T00:00:00" table:style-name="ce30">
            <text:p>2001-09-25</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10-08T00:00:00" table:style-name="ce30">
            <text:p>2002-10-08</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24T00:00:00" table:style-name="ce30">
            <text:p>2003-09-24</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9-16T00:00:00" table:style-name="ce30">
            <text:p>2004-09-16</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9-29T00:00:00" table:style-name="ce30">
            <text:p>2005-09-29</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6-10-03T00:00:00" table:style-name="ce30">
            <text:p>2006-10-03</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07T00:00:00" table:style-name="ce30">
            <text:p>1995-09-07</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09T00:00:00" table:style-name="ce30">
            <text:p>1997-09-09</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28T00:00:00" table:style-name="ce30">
            <text:p>1998-09-28</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10-06T00:00:00" table:style-name="ce30">
            <text:p>1999-10-06</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09-20T00:00:00" table:style-name="ce30">
            <text:p>2000-09-20</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09-11T00:00:00" table:style-name="ce30">
            <text:p>2001-09-11</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09-24T00:00:00" table:style-name="ce30">
            <text:p>2002-09-24</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17T00:00:00" table:style-name="ce30">
            <text:p>2003-09-17</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9-09T00:00:00" table:style-name="ce30">
            <text:p>2004-09-09</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9-08T00:00:00" table:style-name="ce30">
            <text:p>2005-09-08</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6-09-12T00:00:00" table:style-name="ce30">
            <text:p>2006-09-12</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3-10-14T00:00:00" table:style-name="ce30">
            <text:p>1993-10-14</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4-09-10T00:00:00" table:style-name="ce30">
            <text:p>1994-09-10</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21T00:00:00" table:style-name="ce30">
            <text:p>1995-09-21</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09T00:00:00" table:style-name="ce30">
            <text:p>1997-09-09</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10-05T00:00:00" table:style-name="ce30">
            <text:p>1998-10-05</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10-06T00:00:00" table:style-name="ce30">
            <text:p>1999-10-06</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09-27T00:00:00" table:style-name="ce30">
            <text:p>2000-09-27</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09-18T00:00:00" table:style-name="ce30">
            <text:p>2001-09-18</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10-01T00:00:00" table:style-name="ce30">
            <text:p>2002-10-01</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24T00:00:00" table:style-name="ce30">
            <text:p>2003-09-24</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21T00:00:00" table:style-name="ce30">
            <text:p>1995-09-21</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09T00:00:00" table:style-name="ce30">
            <text:p>1997-09-09</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28T00:00:00" table:style-name="ce30">
            <text:p>1998-09-28</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10-06T00:00:00" table:style-name="ce30">
            <text:p>1999-10-06</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10-04T00:00:00" table:style-name="ce30">
            <text:p>2000-10-04</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09-11T00:00:00" table:style-name="ce30">
            <text:p>2001-09-11</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09-24T00:00:00" table:style-name="ce30">
            <text:p>2002-09-24</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10T00:00:00" table:style-name="ce30">
            <text:p>2003-09-10</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9-09T00:00:00" table:style-name="ce30">
            <text:p>2004-09-09</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9-15T00:00:00" table:style-name="ce30">
            <text:p>2005-09-15</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0-09-24T00:00:00" table:style-name="ce30">
            <text:p>1990-09-24</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1-09-30T00:00:00" table:style-name="ce30">
            <text:p>1991-09-30</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2-10-19T00:00:00" table:style-name="ce30">
            <text:p>1992-10-19</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3-10-07T00:00:00" table:style-name="ce30">
            <text:p>1993-10-07</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4-09-17T00:00:00" table:style-name="ce30">
            <text:p>1994-09-17</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14T00:00:00" table:style-name="ce30">
            <text:p>1995-09-14</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02T00:00:00" table:style-name="ce30">
            <text:p>1997-09-02</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10-05T00:00:00" table:style-name="ce30">
            <text:p>1998-10-05</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10-06T00:00:00" table:style-name="ce30">
            <text:p>1999-10-06</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10-04T00:00:00" table:style-name="ce30">
            <text:p>2000-10-04</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14T00:00:00" table:style-name="ce30">
            <text:p>1995-09-14</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09T00:00:00" table:style-name="ce30">
            <text:p>1997-09-09</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10-05T00:00:00" table:style-name="ce30">
            <text:p>1998-10-05</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10-20T00:00:00" table:style-name="ce30">
            <text:p>1999-10-20</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10-04T00:00:00" table:style-name="ce30">
            <text:p>2000-10-04</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09-11T00:00:00" table:style-name="ce30">
            <text:p>2001-09-11</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10-01T00:00:00" table:style-name="ce30">
            <text:p>2002-10-01</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17T00:00:00" table:style-name="ce30">
            <text:p>2003-09-17</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9-23T00:00:00" table:style-name="ce30">
            <text:p>2004-09-23</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9-29T00:00:00" table:style-name="ce30">
            <text:p>2005-09-29</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6-09-26T00:00:00" table:style-name="ce30">
            <text:p>2006-09-26</text:p>
          </table:table-cell>
          <table:table-cell table:style-name="ce5"/>
          <table:table-cell table:number-columns-repeated="16377"/>
        </table:table-row>
        <table:table-row table:style-name="ro4">
          <table:table-cell office:value-type="string" table:style-name="ce5">
            <text:p>INIAV:2PORTOS:51512:clones</text:p>
          </table:table-cell>
          <table:table-cell office:value-type="string" table:style-name="ce5">
            <text:p>INIAV:2PORTOS:51512: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09-04T00:00:00" table:style-name="ce30">
            <text:p>2001-09-04</text:p>
          </table:table-cell>
          <table:table-cell table:style-name="ce5"/>
          <table:table-cell table:number-columns-repeated="16377"/>
        </table:table-row>
        <table:table-row table:style-name="ro4">
          <table:table-cell office:value-type="string" table:style-name="ce5">
            <text:p>INIAV:2PORTOS:51512:clones</text:p>
          </table:table-cell>
          <table:table-cell office:value-type="string" table:style-name="ce5">
            <text:p>INIAV:2PORTOS:51512: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09-10T00:00:00" table:style-name="ce30">
            <text:p>2002-09-10</text:p>
          </table:table-cell>
          <table:table-cell table:style-name="ce5"/>
          <table:table-cell table:number-columns-repeated="16377"/>
        </table:table-row>
        <table:table-row table:style-name="ro4">
          <table:table-cell office:value-type="string" table:style-name="ce5">
            <text:p>INIAV:2PORTOS:51512:clones</text:p>
          </table:table-cell>
          <table:table-cell office:value-type="string" table:style-name="ce5">
            <text:p>INIAV:2PORTOS:51512: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03T00:00:00" table:style-name="ce30">
            <text:p>2003-09-03</text:p>
          </table:table-cell>
          <table:table-cell table:style-name="ce5"/>
          <table:table-cell table:number-columns-repeated="16377"/>
        </table:table-row>
        <table:table-row table:style-name="ro4">
          <table:table-cell office:value-type="string" table:style-name="ce5">
            <text:p>INIAV:2PORTOS:51512:clones</text:p>
          </table:table-cell>
          <table:table-cell office:value-type="string" table:style-name="ce5">
            <text:p>INIAV:2PORTOS:51512: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8-26T00:00:00" table:style-name="ce30">
            <text:p>2004-08-26</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8-31T00:00:00" table:style-name="ce30">
            <text:p>1995-08-31</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8-26T00:00:00" table:style-name="ce30">
            <text:p>1997-08-26</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14T00:00:00" table:style-name="ce30">
            <text:p>1998-09-14</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09-22T00:00:00" table:style-name="ce30">
            <text:p>1999-09-22</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09-13T00:00:00" table:style-name="ce30">
            <text:p>2000-09-13</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09-11T00:00:00" table:style-name="ce30">
            <text:p>2001-09-11</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09-10T00:00:00" table:style-name="ce30">
            <text:p>2002-09-10</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03T00:00:00" table:style-name="ce30">
            <text:p>2003-09-03</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8-26T00:00:00" table:style-name="ce30">
            <text:p>2004-08-26</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8-18T00:00:00" table:style-name="ce30">
            <text:p>2005-08-18</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0-08-17T00:00:00" table:style-name="ce30">
            <text:p>1990-08-17</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1-08-23T00:00:00" table:style-name="ce30">
            <text:p>1991-08-23</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2-08-31T00:00:00" table:style-name="ce30">
            <text:p>1992-08-31</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3-08-26T00:00:00" table:style-name="ce30">
            <text:p>1993-08-26</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4-08-12T00:00:00" table:style-name="ce30">
            <text:p>1994-08-12</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8-11T00:00:00" table:style-name="ce30">
            <text:p>1995-08-11</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23T00:00:00" table:style-name="ce30">
            <text:p>1996-08-23</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21T00:00:00" table:style-name="ce30">
            <text:p>1997-07-21</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26T00:00:00" table:style-name="ce30">
            <text:p>1998-08-26</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20T00:00:00" table:style-name="ce30">
            <text:p>1999-08-20</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21T00:00:00" table:style-name="ce30">
            <text:p>2000-08-21</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0-08-20T00:00:00" table:style-name="ce30">
            <text:p>1990-08-20</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1-08-21T00:00:00" table:style-name="ce30">
            <text:p>1991-08-21</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2-08-17T00:00:00" table:style-name="ce30">
            <text:p>1992-08-17</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3-08-26T00:00:00" table:style-name="ce30">
            <text:p>1993-08-26</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4-08-12T00:00:00" table:style-name="ce30">
            <text:p>1994-08-12</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8-16T00:00:00" table:style-name="ce30">
            <text:p>1995-08-16</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26T00:00:00" table:style-name="ce30">
            <text:p>1996-08-26</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22T00:00:00" table:style-name="ce30">
            <text:p>1997-07-22</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13T00:00:00" table:style-name="ce30">
            <text:p>1999-08-13</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21T00:00:00" table:style-name="ce30">
            <text:p>2000-08-21</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7-27T00:00:00" table:style-name="ce30">
            <text:p>1995-07-27</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08T00:00:00" table:style-name="ce30">
            <text:p>1996-08-08</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12T00:00:00" table:style-name="ce30">
            <text:p>1997-07-12</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07T00:00:00" table:style-name="ce30">
            <text:p>1998-08-07</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09T00:00:00" table:style-name="ce30">
            <text:p>1999-08-09</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13T00:00:00" table:style-name="ce30">
            <text:p>2000-08-13</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7-31T00:00:00" table:style-name="ce30">
            <text:p>2001-07-31</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8-22T00:00:00" table:style-name="ce30">
            <text:p>2002-08-22</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13T00:00:00" table:style-name="ce30">
            <text:p>2003-08-13</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8-20T00:00:00" table:style-name="ce30">
            <text:p>2004-08-20</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8-22T00:00:00" table:style-name="ce30">
            <text:p>2005-08-22</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6-08-18T00:00:00" table:style-name="ce30">
            <text:p>2006-08-18</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0-08-09T00:00:00" table:style-name="ce30">
            <text:p>1990-08-09</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1-08-12T00:00:00" table:style-name="ce30">
            <text:p>1991-08-12</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2-08-10T00:00:00" table:style-name="ce30">
            <text:p>1992-08-10</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3-08-20T00:00:00" table:style-name="ce30">
            <text:p>1993-08-20</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4-08-11T00:00:00" table:style-name="ce30">
            <text:p>1994-08-11</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7-27T00:00:00" table:style-name="ce30">
            <text:p>1995-07-27</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14T00:00:00" table:style-name="ce30">
            <text:p>1996-08-14</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15T00:00:00" table:style-name="ce30">
            <text:p>1997-07-15</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10T00:00:00" table:style-name="ce30">
            <text:p>1998-08-10</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13T00:00:00" table:style-name="ce30">
            <text:p>1999-08-13</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12T00:00:00" table:style-name="ce30">
            <text:p>2000-08-12</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8-07T00:00:00" table:style-name="ce30">
            <text:p>1995-08-07</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19T00:00:00" table:style-name="ce30">
            <text:p>1996-08-19</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17T00:00:00" table:style-name="ce30">
            <text:p>1997-07-17</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10T00:00:00" table:style-name="ce30">
            <text:p>1998-08-10</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06T00:00:00" table:style-name="ce30">
            <text:p>1999-08-06</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14T00:00:00" table:style-name="ce30">
            <text:p>2000-08-14</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8-03T00:00:00" table:style-name="ce30">
            <text:p>2001-08-03</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8-16T00:00:00" table:style-name="ce30">
            <text:p>2002-08-16</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12T00:00:00" table:style-name="ce30">
            <text:p>2003-08-12</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8-16T00:00:00" table:style-name="ce30">
            <text:p>2004-08-16</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8-16T00:00:00" table:style-name="ce30">
            <text:p>2005-08-16</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6-08-14T00:00:00" table:style-name="ce30">
            <text:p>2006-08-14</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8-10T00:00:00" table:style-name="ce30">
            <text:p>1995-08-10</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22T00:00:00" table:style-name="ce30">
            <text:p>1996-08-22</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21T00:00:00" table:style-name="ce30">
            <text:p>1997-07-21</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17T00:00:00" table:style-name="ce30">
            <text:p>1998-08-17</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13T00:00:00" table:style-name="ce30">
            <text:p>1999-08-13</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22T00:00:00" table:style-name="ce30">
            <text:p>2000-08-22</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8-08T00:00:00" table:style-name="ce30">
            <text:p>2001-08-08</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8-24T00:00:00" table:style-name="ce30">
            <text:p>2002-08-24</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20T00:00:00" table:style-name="ce30">
            <text:p>2003-08-20</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8-17T00:00:00" table:style-name="ce30">
            <text:p>2004-08-17</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8-21T00:00:00" table:style-name="ce30">
            <text:p>2005-08-21</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6-08-17T00:00:00" table:style-name="ce30">
            <text:p>2006-08-17</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0-08-02T00:00:00" table:style-name="ce30">
            <text:p>1990-08-02</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1-08-08T00:00:00" table:style-name="ce30">
            <text:p>1991-08-08</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2-08-10T00:00:00" table:style-name="ce30">
            <text:p>1992-08-10</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3-08-17T00:00:00" table:style-name="ce30">
            <text:p>1993-08-17</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4-08-01T00:00:00" table:style-name="ce30">
            <text:p>1994-08-01</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7-24T00:00:00" table:style-name="ce30">
            <text:p>1995-07-24</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09T00:00:00" table:style-name="ce30">
            <text:p>1996-08-09</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08T00:00:00" table:style-name="ce30">
            <text:p>1997-07-08</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10T00:00:00" table:style-name="ce30">
            <text:p>1998-08-10</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10T00:00:00" table:style-name="ce30">
            <text:p>1999-08-10</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11T00:00:00" table:style-name="ce30">
            <text:p>2000-08-11</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8-07T00:00:00" table:style-name="ce30">
            <text:p>1995-08-07</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19T00:00:00" table:style-name="ce30">
            <text:p>1996-08-19</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17T00:00:00" table:style-name="ce30">
            <text:p>1997-07-17</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07T00:00:00" table:style-name="ce30">
            <text:p>1998-08-07</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16T00:00:00" table:style-name="ce30">
            <text:p>1999-08-16</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15T00:00:00" table:style-name="ce30">
            <text:p>2000-08-15</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8-03T00:00:00" table:style-name="ce30">
            <text:p>2001-08-03</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8-14T00:00:00" table:style-name="ce30">
            <text:p>2002-08-14</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18T00:00:00" table:style-name="ce30">
            <text:p>2003-08-18</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8-20T00:00:00" table:style-name="ce30">
            <text:p>2004-08-20</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8-15T00:00:00" table:style-name="ce30">
            <text:p>2005-08-15</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0-08-02T00:00:00" table:style-name="ce30">
            <text:p>1990-08-02</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1-08-08T00:00:00" table:style-name="ce30">
            <text:p>1991-08-08</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2-08-06T00:00:00" table:style-name="ce30">
            <text:p>1992-08-06</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3-08-17T00:00:00" table:style-name="ce30">
            <text:p>1993-08-17</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4-08-01T00:00:00" table:style-name="ce30">
            <text:p>1994-08-01</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7-24T00:00:00" table:style-name="ce30">
            <text:p>1995-07-24</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05T00:00:00" table:style-name="ce30">
            <text:p>1996-08-05</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08T00:00:00" table:style-name="ce30">
            <text:p>1997-07-08</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04T00:00:00" table:style-name="ce30">
            <text:p>1998-08-04</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06T00:00:00" table:style-name="ce30">
            <text:p>1999-08-06</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09T00:00:00" table:style-name="ce30">
            <text:p>2000-08-09</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7-27T00:00:00" table:style-name="ce30">
            <text:p>2001-07-27</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8-09T00:00:00" table:style-name="ce30">
            <text:p>2002-08-09</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07T00:00:00" table:style-name="ce30">
            <text:p>2003-08-07</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8-11T00:00:00" table:style-name="ce30">
            <text:p>2004-08-11</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8-08T00:00:00" table:style-name="ce30">
            <text:p>2005-08-08</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6-08-14T00:00:00" table:style-name="ce30">
            <text:p>2006-08-14</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8-03T00:00:00" table:style-name="ce30">
            <text:p>1995-08-03</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14T00:00:00" table:style-name="ce30">
            <text:p>1996-08-14</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15T00:00:00" table:style-name="ce30">
            <text:p>1997-07-15</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07T00:00:00" table:style-name="ce30">
            <text:p>1998-08-07</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09T00:00:00" table:style-name="ce30">
            <text:p>1999-08-09</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14T00:00:00" table:style-name="ce30">
            <text:p>2000-08-14</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8-15T00:00:00" table:style-name="ce30">
            <text:p>2001-08-15</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8-17T00:00:00" table:style-name="ce30">
            <text:p>2002-08-17</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14T00:00:00" table:style-name="ce30">
            <text:p>2003-08-14</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8-16T00:00:00" table:style-name="ce30">
            <text:p>2004-08-16</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8-19T00:00:00" table:style-name="ce30">
            <text:p>2005-08-19</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09T00:00:00" table:style-name="ce30">
            <text:p>1999-08-09</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12T00:00:00" table:style-name="ce30">
            <text:p>2000-08-12</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7-26T00:00:00" table:style-name="ce30">
            <text:p>2001-07-26</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8-10T00:00:00" table:style-name="ce30">
            <text:p>2002-08-10</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12T00:00:00" table:style-name="ce30">
            <text:p>2003-08-12</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8-17T00:00:00" table:style-name="ce30">
            <text:p>2004-08-17</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8-21T00:00:00" table:style-name="ce30">
            <text:p>2005-08-21</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6-08-15T00:00:00" table:style-name="ce30">
            <text:p>2006-08-15</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8-16T00:00:00" table:style-name="ce30">
            <text:p>1995-08-16</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21T00:00:00" table:style-name="ce30">
            <text:p>1996-08-21</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22T00:00:00" table:style-name="ce30">
            <text:p>1997-07-22</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14T00:00:00" table:style-name="ce30">
            <text:p>1998-08-14</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16T00:00:00" table:style-name="ce30">
            <text:p>1999-08-16</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20T00:00:00" table:style-name="ce30">
            <text:p>2000-08-20</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8-22T00:00:00" table:style-name="ce30">
            <text:p>2001-08-22</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8-23T00:00:00" table:style-name="ce30">
            <text:p>2002-08-23</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22T00:00:00" table:style-name="ce30">
            <text:p>2003-08-22</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8-18T00:00:00" table:style-name="ce30">
            <text:p>2004-08-18</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8-24T00:00:00" table:style-name="ce30">
            <text:p>2005-08-24</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6-08-20T00:00:00" table:style-name="ce30">
            <text:p>2006-08-20</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8-07T00:00:00" table:style-name="ce30">
            <text:p>1995-08-07</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16T00:00:00" table:style-name="ce30">
            <text:p>1996-08-16</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15T00:00:00" table:style-name="ce30">
            <text:p>1997-07-15</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10T00:00:00" table:style-name="ce30">
            <text:p>1998-08-10</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10T00:00:00" table:style-name="ce30">
            <text:p>1999-08-10</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11T00:00:00" table:style-name="ce30">
            <text:p>2000-08-11</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8-03T00:00:00" table:style-name="ce30">
            <text:p>2001-08-03</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8-17T00:00:00" table:style-name="ce30">
            <text:p>2002-08-17</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11T00:00:00" table:style-name="ce30">
            <text:p>2003-08-11</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8-16T00:00:00" table:style-name="ce30">
            <text:p>2004-08-16</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8-16T00:00:00" table:style-name="ce30">
            <text:p>2005-08-16</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6-08-16T00:00:00" table:style-name="ce30">
            <text:p>2006-08-16</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3-08-20T00:00:00" table:style-name="ce30">
            <text:p>1993-08-20</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4-08-16T00:00:00" table:style-name="ce30">
            <text:p>1994-08-16</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8-04T00:00:00" table:style-name="ce30">
            <text:p>1995-08-04</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22T00:00:00" table:style-name="ce30">
            <text:p>1996-08-22</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17T00:00:00" table:style-name="ce30">
            <text:p>1997-07-17</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19T00:00:00" table:style-name="ce30">
            <text:p>1998-08-19</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10T00:00:00" table:style-name="ce30">
            <text:p>1999-08-10</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07T00:00:00" table:style-name="ce30">
            <text:p>2000-08-07</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8-24T00:00:00" table:style-name="ce30">
            <text:p>2001-08-24</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8-22T00:00:00" table:style-name="ce30">
            <text:p>2002-08-22</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13T00:00:00" table:style-name="ce30">
            <text:p>2003-08-13</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8-07T00:00:00" table:style-name="ce30">
            <text:p>1995-08-07</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21T00:00:00" table:style-name="ce30">
            <text:p>1996-08-21</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14T00:00:00" table:style-name="ce30">
            <text:p>1997-07-14</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10T00:00:00" table:style-name="ce30">
            <text:p>1998-08-10</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06T00:00:00" table:style-name="ce30">
            <text:p>1999-08-06</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14T00:00:00" table:style-name="ce30">
            <text:p>2000-08-14</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8-05T00:00:00" table:style-name="ce30">
            <text:p>2001-08-05</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8-22T00:00:00" table:style-name="ce30">
            <text:p>2002-08-22</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18T00:00:00" table:style-name="ce30">
            <text:p>2003-08-18</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8-17T00:00:00" table:style-name="ce30">
            <text:p>2004-08-17</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8-19T00:00:00" table:style-name="ce30">
            <text:p>2005-08-19</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0-08-14T00:00:00" table:style-name="ce30">
            <text:p>1990-08-14</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1-08-12T00:00:00" table:style-name="ce30">
            <text:p>1991-08-12</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2-08-17T00:00:00" table:style-name="ce30">
            <text:p>1992-08-17</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3-08-26T00:00:00" table:style-name="ce30">
            <text:p>1993-08-26</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4-08-11T00:00:00" table:style-name="ce30">
            <text:p>1994-08-11</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8-03T00:00:00" table:style-name="ce30">
            <text:p>1995-08-03</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22T00:00:00" table:style-name="ce30">
            <text:p>1996-08-22</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22T00:00:00" table:style-name="ce30">
            <text:p>1997-07-22</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12T00:00:00" table:style-name="ce30">
            <text:p>1998-08-12</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12T00:00:00" table:style-name="ce30">
            <text:p>1999-08-12</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16T00:00:00" table:style-name="ce30">
            <text:p>2000-08-16</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8-07T00:00:00" table:style-name="ce30">
            <text:p>1995-08-07</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19T00:00:00" table:style-name="ce30">
            <text:p>1996-08-19</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17T00:00:00" table:style-name="ce30">
            <text:p>1997-07-17</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10T00:00:00" table:style-name="ce30">
            <text:p>1998-08-10</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13T00:00:00" table:style-name="ce30">
            <text:p>1999-08-13</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16T00:00:00" table:style-name="ce30">
            <text:p>2000-08-16</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8-03T00:00:00" table:style-name="ce30">
            <text:p>2001-08-03</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8-21T00:00:00" table:style-name="ce30">
            <text:p>2002-08-21</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21T00:00:00" table:style-name="ce30">
            <text:p>2003-08-21</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8-17T00:00:00" table:style-name="ce30">
            <text:p>2004-08-17</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8-16T00:00:00" table:style-name="ce30">
            <text:p>2005-08-16</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6-08-20T00:00:00" table:style-name="ce30">
            <text:p>2006-08-20</text:p>
          </table:table-cell>
          <table:table-cell table:style-name="ce5"/>
          <table:table-cell table:number-columns-repeated="16377"/>
        </table:table-row>
        <table:table-row table:style-name="ro4">
          <table:table-cell office:value-type="string" table:style-name="ce5">
            <text:p>INIAV:2PORTOS:51512:clones</text:p>
          </table:table-cell>
          <table:table-cell office:value-type="string" table:style-name="ce5">
            <text:p>INIAV:2PORTOS:51512: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8-04T00:00:00" table:style-name="ce30">
            <text:p>2001-08-04</text:p>
          </table:table-cell>
          <table:table-cell table:style-name="ce5"/>
          <table:table-cell table:number-columns-repeated="16377"/>
        </table:table-row>
        <table:table-row table:style-name="ro4">
          <table:table-cell office:value-type="string" table:style-name="ce5">
            <text:p>INIAV:2PORTOS:51512:clones</text:p>
          </table:table-cell>
          <table:table-cell office:value-type="string" table:style-name="ce5">
            <text:p>INIAV:2PORTOS:51512: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8-19T00:00:00" table:style-name="ce30">
            <text:p>2002-08-19</text:p>
          </table:table-cell>
          <table:table-cell table:style-name="ce5"/>
          <table:table-cell table:number-columns-repeated="16377"/>
        </table:table-row>
        <table:table-row table:style-name="ro4">
          <table:table-cell office:value-type="string" table:style-name="ce5">
            <text:p>INIAV:2PORTOS:51512:clones</text:p>
          </table:table-cell>
          <table:table-cell office:value-type="string" table:style-name="ce5">
            <text:p>INIAV:2PORTOS:51512: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15T00:00:00" table:style-name="ce30">
            <text:p>2003-08-15</text:p>
          </table:table-cell>
          <table:table-cell table:style-name="ce5"/>
          <table:table-cell table:number-columns-repeated="16377"/>
        </table:table-row>
        <table:table-row table:style-name="ro4">
          <table:table-cell office:value-type="string" table:style-name="ce5">
            <text:p>INIAV:2PORTOS:51512:clones</text:p>
          </table:table-cell>
          <table:table-cell office:value-type="string" table:style-name="ce5">
            <text:p>INIAV:2PORTOS:51512: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8-18T00:00:00" table:style-name="ce30">
            <text:p>2004-08-18</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7-24T00:00:00" table:style-name="ce30">
            <text:p>1995-07-24</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08T00:00:00" table:style-name="ce30">
            <text:p>1996-08-08</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08T00:00:00" table:style-name="ce30">
            <text:p>1997-07-08</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04T00:00:00" table:style-name="ce30">
            <text:p>1998-08-04</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10T00:00:00" table:style-name="ce30">
            <text:p>1999-08-10</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10T00:00:00" table:style-name="ce30">
            <text:p>2000-08-10</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8-03T00:00:00" table:style-name="ce30">
            <text:p>2001-08-03</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8-15T00:00:00" table:style-name="ce30">
            <text:p>2002-08-15</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09T00:00:00" table:style-name="ce30">
            <text:p>2003-08-09</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8-12T00:00:00" table:style-name="ce30">
            <text:p>2004-08-12</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8-16T00:00:00" table:style-name="ce30">
            <text:p>2005-08-16</text:p>
          </table:table-cell>
          <table:table-cell table:style-name="ce5"/>
          <table:table-cell table:number-columns-repeated="16377"/>
        </table:table-row>
        <table:table-row table:number-rows-repeated="1047079" table:style-name="ro3">
          <table:table-cell table:number-columns-repeated="16384"/>
        </table:table-row>
      </table:table>
      <table:table table:name="Observed_Variable" table:style-name="ta1">
        <table:table-column table:style-name="co27" table:default-cell-style-name="ce4"/>
        <table:table-column table:style-name="co10" table:number-columns-repeated="12" table:default-cell-style-name="ce4"/>
        <table:table-column table:style-name="co4" table:number-columns-repeated="1011" table:default-cell-style-name="ce4"/>
        <table:table-column table:style-name="co6" table:number-columns-repeated="15360" table:default-cell-style-name="ce1"/>
        <table:table-row table:style-name="ro1">
          <table:table-cell office:value-type="string" table:style-name="ce31">
            <text:p>Study unique ID*</text:p>
          </table:table-cell>
          <table:table-cell office:value-type="string" table:style-name="ce31">
            <text:p>Variable ID*</text:p>
          </table:table-cell>
          <table:table-cell office:value-type="string" table:style-name="ce31">
            <text:p>Variable name</text:p>
          </table:table-cell>
          <table:table-cell office:value-type="string" table:style-name="ce31">
            <text:p>Variable accession number</text:p>
          </table:table-cell>
          <table:table-cell office:value-type="string" table:style-name="ce9">
            <text:p>Trait*</text:p>
          </table:table-cell>
          <table:table-cell office:value-type="string" table:style-name="ce31">
            <text:p>Trait accession number</text:p>
          </table:table-cell>
          <table:table-cell office:value-type="string" table:style-name="ce9">
            <text:p>Method*</text:p>
          </table:table-cell>
          <table:table-cell office:value-type="string" table:style-name="ce9">
            <text:p>Method accession number</text:p>
          </table:table-cell>
          <table:table-cell office:value-type="string" table:style-name="ce10">
            <text:p>Method description</text:p>
          </table:table-cell>
          <table:table-cell office:value-type="string" table:style-name="ce9">
            <text:p>Reference associated to the method</text:p>
          </table:table-cell>
          <table:table-cell office:value-type="string" table:style-name="ce9">
            <text:p>Scale*</text:p>
          </table:table-cell>
          <table:table-cell office:value-type="string" table:style-name="ce9">
            <text:p>Scale accession number</text:p>
          </table:table-cell>
          <table:table-cell office:value-type="string" table:style-name="ce9">
            <text:p>Time scale</text:p>
          </table:table-cell>
          <table:table-cell office:value-type="string" table:style-name="ce4">
            <text:p>Coluna1</text:p>
          </table:table-cell>
          <table:table-cell office:value-type="string" table:style-name="ce4">
            <text:p>Coluna2</text:p>
          </table:table-cell>
          <table:table-cell office:value-type="string" table:style-name="ce4">
            <text:p>Coluna3</text:p>
          </table:table-cell>
          <table:table-cell office:value-type="string" table:style-name="ce4">
            <text:p>Coluna4</text:p>
          </table:table-cell>
          <table:table-cell office:value-type="string" table:style-name="ce4">
            <text:p>Coluna5</text:p>
          </table:table-cell>
          <table:table-cell office:value-type="string" table:style-name="ce4">
            <text:p>Coluna6</text:p>
          </table:table-cell>
          <table:table-cell office:value-type="string" table:style-name="ce4">
            <text:p>Coluna7</text:p>
          </table:table-cell>
          <table:table-cell office:value-type="string" table:style-name="ce4">
            <text:p>Coluna8</text:p>
          </table:table-cell>
          <table:table-cell office:value-type="string" table:style-name="ce4">
            <text:p>Coluna9</text:p>
          </table:table-cell>
          <table:table-cell office:value-type="string" table:style-name="ce4">
            <text:p>Coluna10</text:p>
          </table:table-cell>
          <table:table-cell office:value-type="string" table:style-name="ce4">
            <text:p>Coluna11</text:p>
          </table:table-cell>
          <table:table-cell office:value-type="string" table:style-name="ce4">
            <text:p>Coluna12</text:p>
          </table:table-cell>
          <table:table-cell office:value-type="string" table:style-name="ce4">
            <text:p>Coluna13</text:p>
          </table:table-cell>
          <table:table-cell table:number-columns-repeated="16358"/>
        </table:table-row>
        <table:table-row table:style-name="ro10">
          <table:table-cell office:value-type="string" table:style-name="ce21">
            <text:p>INIAV:2PORTOS:Alfrocheiro T</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2">
            <text:p>Budbreak</text:p>
          </table:table-cell>
          <table:table-cell office:value-type="string" table:style-name="ce33">
            <text:p>CO_356:2000000, OIV:301</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when 50 % of the buds are in green shoot tip stage (stage C of Baggiolini, stage 7 to 9 of BBCH scal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011" table:style-name="ce4"/>
          <table:table-cell table:number-columns-repeated="15360"/>
        </table:table-row>
        <table:table-row table:style-name="ro10">
          <table:table-cell office:value-type="string" table:style-name="ce21">
            <text:p>INIAV:2PORTOS:Alfrocheiro T</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2">
            <text:p>Flowering</text:p>
          </table:table-cell>
          <table:table-cell office:value-type="string" table:style-name="ce17">
            <text:p>CO_356:2000001, OIV:302</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when 50 % of flowers are open.</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011" table:style-name="ce4"/>
          <table:table-cell table:number-columns-repeated="15360"/>
        </table:table-row>
        <table:table-row table:style-name="ro10">
          <table:table-cell office:value-type="string" table:style-name="ce21">
            <text:p>INIAV:2PORTOS:Alfrocheiro T</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32">
            <text:p>Veraison</text:p>
          </table:table-cell>
          <table:table-cell office:value-type="string" table:style-name="ce28">
            <text:p>CO_356:2000002?, OIV:303?</text:p>
          </table:table-cell>
          <table:table-cell office:value-type="string" table:style-name="ce34">
            <text:p>Stage_Interpolation</text:p>
          </table:table-cell>
          <table:table-cell office:value-type="string" table:style-name="ce17">
            <text:p>CO_356:3000146</text:p>
          </table:table-cell>
          <table:table-cell office:value-type="string" table:style-name="ce35">
            <text:p>Observation when berries start softening. Examination when about 10 % of the plants reach this stag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011" table:style-name="ce4"/>
          <table:table-cell table:number-columns-repeated="15360"/>
        </table:table-row>
        <table:table-row table:style-name="ro10">
          <table:table-cell office:value-type="string" table:style-name="ce21">
            <text:p>INIAV:2PORTOS:Alfrocheiro T</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32">
            <text:p>Maturity</text:p>
          </table:table-cell>
          <table:table-cell office:value-type="string" table:style-name="ce17">
            <text:p>CO_356:2000003, OIV:304</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011" table:style-name="ce4"/>
          <table:table-cell table:number-columns-repeated="15360"/>
        </table:table-row>
        <table:table-row table:style-name="ro10">
          <table:table-cell office:value-type="string" table:style-name="ce21">
            <text:p>INIAV:2PORTOS:Alvarinho B</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2">
            <text:p>Budbreak</text:p>
          </table:table-cell>
          <table:table-cell office:value-type="string" table:style-name="ce33">
            <text:p>CO_356:2000000, OIV:301</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when 50 % of the buds are in green shoot tip stage (stage C of Baggiolini, stage 7 to 9 of BBCH scal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011" table:style-name="ce4"/>
          <table:table-cell table:number-columns-repeated="15360"/>
        </table:table-row>
        <table:table-row table:style-name="ro10">
          <table:table-cell office:value-type="string" table:style-name="ce21">
            <text:p>INIAV:2PORTOS:Alvarinho B</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2">
            <text:p>Flowering</text:p>
          </table:table-cell>
          <table:table-cell office:value-type="string" table:style-name="ce17">
            <text:p>CO_356:2000001, OIV:302</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when 50 % of flowers are open.</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011" table:style-name="ce4"/>
          <table:table-cell table:number-columns-repeated="15360"/>
        </table:table-row>
        <table:table-row table:style-name="ro10">
          <table:table-cell office:value-type="string" table:style-name="ce21">
            <text:p>INIAV:2PORTOS:Alvarinho B</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32">
            <text:p>Veraison</text:p>
          </table:table-cell>
          <table:table-cell office:value-type="string" table:style-name="ce28">
            <text:p>CO_356:2000002?, OIV:303?</text:p>
          </table:table-cell>
          <table:table-cell office:value-type="string" table:style-name="ce34">
            <text:p>Stage_Interpolation</text:p>
          </table:table-cell>
          <table:table-cell office:value-type="string" table:style-name="ce17">
            <text:p>CO_356:3000146</text:p>
          </table:table-cell>
          <table:table-cell office:value-type="string" table:style-name="ce35">
            <text:p>Observation when berries start softening. Examination when about 10 % of the plants reach this stag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011" table:style-name="ce4"/>
          <table:table-cell table:number-columns-repeated="15360"/>
        </table:table-row>
        <table:table-row table:style-name="ro10">
          <table:table-cell office:value-type="string" table:style-name="ce21">
            <text:p>INIAV:2PORTOS:Alvarinho B</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32">
            <text:p>Maturity</text:p>
          </table:table-cell>
          <table:table-cell office:value-type="string" table:style-name="ce17">
            <text:p>CO_356:2000003, OIV:304</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011" table:style-name="ce4"/>
          <table:table-cell table:number-columns-repeated="15360"/>
        </table:table-row>
        <table:table-row table:style-name="ro10">
          <table:table-cell office:value-type="string" table:style-name="ce21">
            <text:p>INIAV:2PORTOS:Antão Vaz B</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2">
            <text:p>Budbreak</text:p>
          </table:table-cell>
          <table:table-cell office:value-type="string" table:style-name="ce33">
            <text:p>CO_356:2000000, OIV:301</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when 50 % of the buds are in green shoot tip stage (stage C of Baggiolini, stage 7 to 9 of BBCH scal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011" table:style-name="ce4"/>
          <table:table-cell table:number-columns-repeated="15360"/>
        </table:table-row>
        <table:table-row table:style-name="ro10">
          <table:table-cell office:value-type="string" table:style-name="ce21">
            <text:p>INIAV:2PORTOS:Antão Vaz B</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2">
            <text:p>Flowering</text:p>
          </table:table-cell>
          <table:table-cell office:value-type="string" table:style-name="ce17">
            <text:p>CO_356:2000001, OIV:302</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when 50 % of flowers are open.</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011" table:style-name="ce4"/>
          <table:table-cell table:number-columns-repeated="15360"/>
        </table:table-row>
        <table:table-row table:style-name="ro10">
          <table:table-cell office:value-type="string" table:style-name="ce21">
            <text:p>INIAV:2PORTOS:Antão Vaz B</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32">
            <text:p>Veraison</text:p>
          </table:table-cell>
          <table:table-cell office:value-type="string" table:style-name="ce28">
            <text:p>CO_356:2000002?, OIV:303?</text:p>
          </table:table-cell>
          <table:table-cell office:value-type="string" table:style-name="ce34">
            <text:p>Stage_Interpolation</text:p>
          </table:table-cell>
          <table:table-cell office:value-type="string" table:style-name="ce17">
            <text:p>CO_356:3000146</text:p>
          </table:table-cell>
          <table:table-cell office:value-type="string" table:style-name="ce35">
            <text:p>Observation when berries start softening. Examination when about 10 % of the plants reach this stag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011" table:style-name="ce4"/>
          <table:table-cell table:number-columns-repeated="15360"/>
        </table:table-row>
        <table:table-row table:style-name="ro10">
          <table:table-cell office:value-type="string" table:style-name="ce21">
            <text:p>INIAV:2PORTOS:Antão Vaz B</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32">
            <text:p>Maturity</text:p>
          </table:table-cell>
          <table:table-cell office:value-type="string" table:style-name="ce17">
            <text:p>CO_356:2000003, OIV:304</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011" table:style-name="ce4"/>
          <table:table-cell table:number-columns-repeated="15360"/>
        </table:table-row>
        <table:table-row table:style-name="ro10">
          <table:table-cell office:value-type="string" table:style-name="ce17">
            <text:p>INIAV:2PORTOS:Aragonês T</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2">
            <text:p>Budbreak</text:p>
          </table:table-cell>
          <table:table-cell office:value-type="string" table:style-name="ce33">
            <text:p>CO_356:2000000, OIV:301</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when 50 % of the buds are in green shoot tip stage (stage C of Baggiolini, stage 7 to 9 of BBCH scal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011" table:style-name="ce4"/>
          <table:table-cell table:number-columns-repeated="15360"/>
        </table:table-row>
        <table:table-row table:style-name="ro10">
          <table:table-cell office:value-type="string" table:style-name="ce17">
            <text:p>INIAV:2PORTOS:Aragonês T</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2">
            <text:p>Flowering</text:p>
          </table:table-cell>
          <table:table-cell office:value-type="string" table:style-name="ce17">
            <text:p>CO_356:2000001, OIV:302</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when 50 % of flowers are open.</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011" table:style-name="ce4"/>
          <table:table-cell table:number-columns-repeated="15360"/>
        </table:table-row>
        <table:table-row table:style-name="ro10">
          <table:table-cell office:value-type="string" table:style-name="ce17">
            <text:p>INIAV:2PORTOS:Aragonês T</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32">
            <text:p>Veraison</text:p>
          </table:table-cell>
          <table:table-cell office:value-type="string" table:style-name="ce28">
            <text:p>CO_356:2000002?, OIV:303?</text:p>
          </table:table-cell>
          <table:table-cell office:value-type="string" table:style-name="ce34">
            <text:p>Stage_Interpolation</text:p>
          </table:table-cell>
          <table:table-cell office:value-type="string" table:style-name="ce17">
            <text:p>CO_356:3000146</text:p>
          </table:table-cell>
          <table:table-cell office:value-type="string" table:style-name="ce35">
            <text:p>Observation when berries start softening. Examination when about 10 % of the plants reach this stag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011" table:style-name="ce4"/>
          <table:table-cell table:number-columns-repeated="15360"/>
        </table:table-row>
        <table:table-row table:style-name="ro10">
          <table:table-cell office:value-type="string" table:style-name="ce17">
            <text:p>INIAV:2PORTOS:Aragonês T</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32">
            <text:p>Maturity</text:p>
          </table:table-cell>
          <table:table-cell office:value-type="string" table:style-name="ce17">
            <text:p>CO_356:2000003, OIV:304</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Arinto B</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2">
            <text:p>Budbreak</text:p>
          </table:table-cell>
          <table:table-cell office:value-type="string" table:style-name="ce33">
            <text:p>CO_356:2000000, OIV:301</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when 50 % of the buds are in green shoot tip stage (stage C of Baggiolini, stage 7 to 9 of BBCH scal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Arinto B</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2">
            <text:p>Flowering</text:p>
          </table:table-cell>
          <table:table-cell office:value-type="string" table:style-name="ce17">
            <text:p>CO_356:2000001, OIV:302</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when 50 % of flowers are open.</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Arinto B</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32">
            <text:p>Veraison</text:p>
          </table:table-cell>
          <table:table-cell office:value-type="string" table:style-name="ce28">
            <text:p>CO_356:2000002?, OIV:303?</text:p>
          </table:table-cell>
          <table:table-cell office:value-type="string" table:style-name="ce34">
            <text:p>Stage_Interpolation</text:p>
          </table:table-cell>
          <table:table-cell office:value-type="string" table:style-name="ce17">
            <text:p>CO_356:3000146</text:p>
          </table:table-cell>
          <table:table-cell office:value-type="string" table:style-name="ce35">
            <text:p>Observation when berries start softening. Examination when about 10 % of the plants reach this stag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Arinto B</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32">
            <text:p>Maturity</text:p>
          </table:table-cell>
          <table:table-cell office:value-type="string" table:style-name="ce17">
            <text:p>CO_356:2000003, OIV:304</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Avesso B</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2">
            <text:p>Budbreak</text:p>
          </table:table-cell>
          <table:table-cell office:value-type="string" table:style-name="ce33">
            <text:p>CO_356:2000000, OIV:301</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when 50 % of the buds are in green shoot tip stage (stage C of Baggiolini, stage 7 to 9 of BBCH scal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Avesso B</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2">
            <text:p>Flowering</text:p>
          </table:table-cell>
          <table:table-cell office:value-type="string" table:style-name="ce17">
            <text:p>CO_356:2000001, OIV:302</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when 50 % of flowers are open.</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Avesso B</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32">
            <text:p>Veraison</text:p>
          </table:table-cell>
          <table:table-cell office:value-type="string" table:style-name="ce28">
            <text:p>CO_356:2000002?, OIV:303?</text:p>
          </table:table-cell>
          <table:table-cell office:value-type="string" table:style-name="ce34">
            <text:p>Stage_Interpolation</text:p>
          </table:table-cell>
          <table:table-cell office:value-type="string" table:style-name="ce17">
            <text:p>CO_356:3000146</text:p>
          </table:table-cell>
          <table:table-cell office:value-type="string" table:style-name="ce35">
            <text:p>Observation when berries start softening. Examination when about 10 % of the plants reach this stag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Avesso B</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32">
            <text:p>Maturity</text:p>
          </table:table-cell>
          <table:table-cell office:value-type="string" table:style-name="ce17">
            <text:p>CO_356:2000003, OIV:304</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Baga T</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2">
            <text:p>Budbreak</text:p>
          </table:table-cell>
          <table:table-cell office:value-type="string" table:style-name="ce33">
            <text:p>CO_356:2000000, OIV:301</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when 50 % of the buds are in green shoot tip stage (stage C of Baggiolini, stage 7 to 9 of BBCH scal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Baga T</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2">
            <text:p>Flowering</text:p>
          </table:table-cell>
          <table:table-cell office:value-type="string" table:style-name="ce17">
            <text:p>CO_356:2000001, OIV:302</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when 50 % of flowers are open.</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Baga T</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32">
            <text:p>Veraison</text:p>
          </table:table-cell>
          <table:table-cell office:value-type="string" table:style-name="ce28">
            <text:p>CO_356:2000002?, OIV:303?</text:p>
          </table:table-cell>
          <table:table-cell office:value-type="string" table:style-name="ce34">
            <text:p>Stage_Interpolation</text:p>
          </table:table-cell>
          <table:table-cell office:value-type="string" table:style-name="ce17">
            <text:p>CO_356:3000146</text:p>
          </table:table-cell>
          <table:table-cell office:value-type="string" table:style-name="ce35">
            <text:p>Observation when berries start softening. Examination when about 10 % of the plants reach this stag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Baga T</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32">
            <text:p>Maturity</text:p>
          </table:table-cell>
          <table:table-cell office:value-type="string" table:style-name="ce17">
            <text:p>CO_356:2000003, OIV:304</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Bical B</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2">
            <text:p>Budbreak</text:p>
          </table:table-cell>
          <table:table-cell office:value-type="string" table:style-name="ce33">
            <text:p>CO_356:2000000, OIV:301</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when 50 % of the buds are in green shoot tip stage (stage C of Baggiolini, stage 7 to 9 of BBCH scal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Bical B</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2">
            <text:p>Flowering</text:p>
          </table:table-cell>
          <table:table-cell office:value-type="string" table:style-name="ce17">
            <text:p>CO_356:2000001, OIV:302</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when 50 % of flowers are open.</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Bical B</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32">
            <text:p>Veraison</text:p>
          </table:table-cell>
          <table:table-cell office:value-type="string" table:style-name="ce28">
            <text:p>CO_356:2000002?, OIV:303?</text:p>
          </table:table-cell>
          <table:table-cell office:value-type="string" table:style-name="ce34">
            <text:p>Stage_Interpolation</text:p>
          </table:table-cell>
          <table:table-cell office:value-type="string" table:style-name="ce17">
            <text:p>CO_356:3000146</text:p>
          </table:table-cell>
          <table:table-cell office:value-type="string" table:style-name="ce35">
            <text:p>Observation when berries start softening. Examination when about 10 % of the plants reach this stag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Bical B</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32">
            <text:p>Maturity</text:p>
          </table:table-cell>
          <table:table-cell office:value-type="string" table:style-name="ce17">
            <text:p>CO_356:2000003, OIV:304</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Boal Ratinho B</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2">
            <text:p>Budbreak</text:p>
          </table:table-cell>
          <table:table-cell office:value-type="string" table:style-name="ce33">
            <text:p>CO_356:2000000, OIV:301</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when 50 % of the buds are in green shoot tip stage (stage C of Baggiolini, stage 7 to 9 of BBCH scal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Boal Ratinho B</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2">
            <text:p>Flowering</text:p>
          </table:table-cell>
          <table:table-cell office:value-type="string" table:style-name="ce17">
            <text:p>CO_356:2000001, OIV:302</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when 50 % of flowers are open.</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Boal Ratinho B</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34">
            <text:p>Veraison</text:p>
          </table:table-cell>
          <table:table-cell office:value-type="string" table:style-name="ce36">
            <text:p>CO_356:2000002?, OIV:303?</text:p>
          </table:table-cell>
          <table:table-cell office:value-type="string" table:style-name="ce17">
            <text:p>Stage_Interpolation</text:p>
          </table:table-cell>
          <table:table-cell office:value-type="string" table:style-name="ce17">
            <text:p>CO_356:3000146</text:p>
          </table:table-cell>
          <table:table-cell office:value-type="string" table:style-name="ce35">
            <text:p>Observation when berries start softening. Examination when about 10 % of the plants reach this stag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Boal Ratinho B</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34">
            <text:p>Maturity</text:p>
          </table:table-cell>
          <table:table-cell office:value-type="string" table:style-name="ce17">
            <text:p>CO_356:2000003, OIV:304</text:p>
          </table:table-cell>
          <table:table-cell office:value-type="string" table:style-name="ce17">
            <text:p>Stage_Interpolation</text:p>
          </table:table-cell>
          <table:table-cell office:value-type="string" table:style-name="ce17">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Castelão T</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4">
            <text:p>Budbreak</text:p>
          </table:table-cell>
          <table:table-cell office:value-type="string" table:style-name="ce33">
            <text:p>CO_356:2000000, OIV:301</text:p>
          </table:table-cell>
          <table:table-cell office:value-type="string" table:style-name="ce17">
            <text:p>Stage_Interpolation</text:p>
          </table:table-cell>
          <table:table-cell office:value-type="string" table:style-name="ce17">
            <text:p>CO_356:3000146</text:p>
          </table:table-cell>
          <table:table-cell office:value-type="string" table:style-name="ce18">
            <text:p>Observation when 50 % of the buds are in green shoot tip stage (stage C of Baggiolini, stage 7 to 9 of BBCH scal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Castelão T</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4">
            <text:p>Flowering</text:p>
          </table:table-cell>
          <table:table-cell office:value-type="string" table:style-name="ce17">
            <text:p>CO_356:2000001, OIV:302</text:p>
          </table:table-cell>
          <table:table-cell office:value-type="string" table:style-name="ce17">
            <text:p>Stage_Interpolation</text:p>
          </table:table-cell>
          <table:table-cell office:value-type="string" table:style-name="ce17">
            <text:p>CO_356:3000146</text:p>
          </table:table-cell>
          <table:table-cell office:value-type="string" table:style-name="ce18">
            <text:p>Observation when 50 % of flowers are open.</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Castelão T</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34">
            <text:p>Veraison</text:p>
          </table:table-cell>
          <table:table-cell office:value-type="string" table:style-name="ce28">
            <text:p>CO_356:2000002?, OIV:303?</text:p>
          </table:table-cell>
          <table:table-cell office:value-type="string" table:style-name="ce17">
            <text:p>Stage_Interpolation</text:p>
          </table:table-cell>
          <table:table-cell office:value-type="string" table:style-name="ce17">
            <text:p>CO_356:3000146</text:p>
          </table:table-cell>
          <table:table-cell office:value-type="string" table:style-name="ce35">
            <text:p>Observation when berries start softening. Examination when about 10 % of the plants reach this stag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Castelão T</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34">
            <text:p>Maturity</text:p>
          </table:table-cell>
          <table:table-cell office:value-type="string" table:style-name="ce17">
            <text:p>CO_356:2000003, OIV:304</text:p>
          </table:table-cell>
          <table:table-cell office:value-type="string" table:style-name="ce17">
            <text:p>Stage_Interpolation</text:p>
          </table:table-cell>
          <table:table-cell office:value-type="string" table:style-name="ce17">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Chardonnay B</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4">
            <text:p>Budbreak</text:p>
          </table:table-cell>
          <table:table-cell office:value-type="string" table:style-name="ce33">
            <text:p>CO_356:2000000, OIV:301</text:p>
          </table:table-cell>
          <table:table-cell office:value-type="string" table:style-name="ce17">
            <text:p>Stage_Interpolation</text:p>
          </table:table-cell>
          <table:table-cell office:value-type="string" table:style-name="ce17">
            <text:p>CO_356:3000146</text:p>
          </table:table-cell>
          <table:table-cell office:value-type="string" table:style-name="ce18">
            <text:p>Observation when 50 % of the buds are in green shoot tip stage (stage C of Baggiolini, stage 7 to 9 of BBCH scal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Chardonnay B</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4">
            <text:p>Flowering</text:p>
          </table:table-cell>
          <table:table-cell office:value-type="string" table:style-name="ce17">
            <text:p>CO_356:2000001, OIV:302</text:p>
          </table:table-cell>
          <table:table-cell office:value-type="string" table:style-name="ce17">
            <text:p>Stage_Interpolation</text:p>
          </table:table-cell>
          <table:table-cell office:value-type="string" table:style-name="ce17">
            <text:p>CO_356:3000146</text:p>
          </table:table-cell>
          <table:table-cell office:value-type="string" table:style-name="ce18">
            <text:p>Observation when 50 % of flowers are open.</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Chardonnay B</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34">
            <text:p>Veraison</text:p>
          </table:table-cell>
          <table:table-cell office:value-type="string" table:style-name="ce28">
            <text:p>CO_356:2000002?, OIV:303?</text:p>
          </table:table-cell>
          <table:table-cell office:value-type="string" table:style-name="ce17">
            <text:p>Stage_Interpolation</text:p>
          </table:table-cell>
          <table:table-cell office:value-type="string" table:style-name="ce17">
            <text:p>CO_356:3000146</text:p>
          </table:table-cell>
          <table:table-cell office:value-type="string" table:style-name="ce35">
            <text:p>Observation when berries start softening. Examination when about 10 % of the plants reach this stag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Chardonnay B</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34">
            <text:p>Maturity</text:p>
          </table:table-cell>
          <table:table-cell office:value-type="string" table:style-name="ce17">
            <text:p>CO_356:2000003, OIV:304</text:p>
          </table:table-cell>
          <table:table-cell office:value-type="string" table:style-name="ce17">
            <text:p>Stage_Interpolation</text:p>
          </table:table-cell>
          <table:table-cell office:value-type="string" table:style-name="ce17">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Encruzado B</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4">
            <text:p>Budbreak</text:p>
          </table:table-cell>
          <table:table-cell office:value-type="string" table:style-name="ce33">
            <text:p>CO_356:2000000, OIV:301</text:p>
          </table:table-cell>
          <table:table-cell office:value-type="string" table:style-name="ce17">
            <text:p>Stage_Interpolation</text:p>
          </table:table-cell>
          <table:table-cell office:value-type="string" table:style-name="ce17">
            <text:p>CO_356:3000146</text:p>
          </table:table-cell>
          <table:table-cell office:value-type="string" table:style-name="ce37">
            <text:p>Observation when 50 % of the buds are in green shoot tip stage (stage C of Baggiolini, stage 7 to 9 of BBCH scal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Encruzado B</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4">
            <text:p>Flowering</text:p>
          </table:table-cell>
          <table:table-cell office:value-type="string" table:style-name="ce17">
            <text:p>CO_356:2000001, OIV:302</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Encruzado B</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34">
            <text:p>Veraison</text:p>
          </table:table-cell>
          <table:table-cell office:value-type="string" table:style-name="ce28">
            <text:p>CO_356:2000002?, OIV:303?</text:p>
          </table:table-cell>
          <table:table-cell office:value-type="string" table:style-name="ce17">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Encruzado B</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34">
            <text:p>Maturity</text:p>
          </table:table-cell>
          <table:table-cell office:value-type="string" table:style-name="ce17">
            <text:p>CO_356:2000003, OIV:304</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Fernão Pires B</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4">
            <text:p>Budbreak</text:p>
          </table:table-cell>
          <table:table-cell office:value-type="string" table:style-name="ce33">
            <text:p>CO_356:2000000, OIV:301</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Fernão Pires B</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4">
            <text:p>Flowering</text:p>
          </table:table-cell>
          <table:table-cell office:value-type="string" table:style-name="ce17">
            <text:p>CO_356:2000001, OIV:302</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Fernão Pires B</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34">
            <text:p>Veraison</text:p>
          </table:table-cell>
          <table:table-cell office:value-type="string" table:style-name="ce28">
            <text:p>CO_356:2000002?, OIV:303?</text:p>
          </table:table-cell>
          <table:table-cell office:value-type="string" table:style-name="ce17">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Fernão Pires B</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34">
            <text:p>Maturity</text:p>
          </table:table-cell>
          <table:table-cell office:value-type="string" table:style-name="ce17">
            <text:p>CO_356:2000003, OIV:304</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39">
            <text:p>INIAV:2PORTOS:Fonte Cal B</text:p>
          </table:table-cell>
          <table:table-cell office:value-type="string" table:style-name="ce40">
            <text:p>BUD_DATE</text:p>
          </table:table-cell>
          <table:table-cell office:value-type="string" table:style-name="ce41">
            <text:p>Abrolhamento</text:p>
          </table:table-cell>
          <table:table-cell office:value-type="string" table:style-name="ce41">
            <text:p>CO_356:1000001</text:p>
          </table:table-cell>
          <table:table-cell office:value-type="string" table:style-name="ce17">
            <text:p>Budbreak</text:p>
          </table:table-cell>
          <table:table-cell office:value-type="string" table:style-name="ce33">
            <text:p>CO_356:2000000, OIV:301</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Fonte Cal B</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17">
            <text:p>Flowering</text:p>
          </table:table-cell>
          <table:table-cell office:value-type="string" table:style-name="ce17">
            <text:p>CO_356:2000001, OIV:302</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Fonte Cal B</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17">
            <text:p>Veraison</text:p>
          </table:table-cell>
          <table:table-cell office:value-type="string" table:style-name="ce28">
            <text:p>CO_356:2000002?, OIV:303?</text:p>
          </table:table-cell>
          <table:table-cell office:value-type="string" table:style-name="ce17">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Fonte Cal B</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17">
            <text:p>Maturity</text:p>
          </table:table-cell>
          <table:table-cell office:value-type="string" table:style-name="ce17">
            <text:p>CO_356:2000003, OIV:304</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Gouveio B</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17">
            <text:p>Budbreak</text:p>
          </table:table-cell>
          <table:table-cell office:value-type="string" table:style-name="ce33">
            <text:p>CO_356:2000000, OIV:301</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Gouveio B</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17">
            <text:p>Flowering</text:p>
          </table:table-cell>
          <table:table-cell office:value-type="string" table:style-name="ce17">
            <text:p>CO_356:2000001, OIV:302</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Gouveio B</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17">
            <text:p>Veraison</text:p>
          </table:table-cell>
          <table:table-cell office:value-type="string" table:style-name="ce28">
            <text:p>CO_356:2000002?, OIV:303?</text:p>
          </table:table-cell>
          <table:table-cell office:value-type="string" table:style-name="ce17">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Gouveio B</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17">
            <text:p>Maturity</text:p>
          </table:table-cell>
          <table:table-cell office:value-type="string" table:style-name="ce17">
            <text:p>CO_356:2000003, OIV:304</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Jaen T</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17">
            <text:p>Budbreak</text:p>
          </table:table-cell>
          <table:table-cell office:value-type="string" table:style-name="ce33">
            <text:p>CO_356:2000000, OIV:301</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Jaen T</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17">
            <text:p>Flowering</text:p>
          </table:table-cell>
          <table:table-cell office:value-type="string" table:style-name="ce17">
            <text:p>CO_356:2000001, OIV:302</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Jaen T</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17">
            <text:p>Veraison</text:p>
          </table:table-cell>
          <table:table-cell office:value-type="string" table:style-name="ce28">
            <text:p>CO_356:2000002?, OIV:303?</text:p>
          </table:table-cell>
          <table:table-cell office:value-type="string" table:style-name="ce17">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Jaen T</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17">
            <text:p>Maturity</text:p>
          </table:table-cell>
          <table:table-cell office:value-type="string" table:style-name="ce17">
            <text:p>CO_356:2000003, OIV:304</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Loureiro B</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17">
            <text:p>Budbreak</text:p>
          </table:table-cell>
          <table:table-cell office:value-type="string" table:style-name="ce33">
            <text:p>CO_356:2000000, OIV:301</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Loureiro B</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17">
            <text:p>Flowering</text:p>
          </table:table-cell>
          <table:table-cell office:value-type="string" table:style-name="ce17">
            <text:p>CO_356:2000001, OIV:302</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Loureiro B</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17">
            <text:p>Veraison</text:p>
          </table:table-cell>
          <table:table-cell office:value-type="string" table:style-name="ce28">
            <text:p>CO_356:2000002?, OIV:303?</text:p>
          </table:table-cell>
          <table:table-cell office:value-type="string" table:style-name="ce17">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Loureiro B</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17">
            <text:p>Maturity</text:p>
          </table:table-cell>
          <table:table-cell office:value-type="string" table:style-name="ce42">
            <text:p>CO_356:2000003, OIV:304</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Malvasia Fina B</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8">
            <text:p>Budbreak</text:p>
          </table:table-cell>
          <table:table-cell office:value-type="string" table:style-name="ce33">
            <text:p>CO_356:2000000, OIV:301</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Malvasia Fina B</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8">
            <text:p>Flowering</text:p>
          </table:table-cell>
          <table:table-cell office:value-type="string" table:style-name="ce17">
            <text:p>CO_356:2000001, OIV:302</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Malvasia Fina B</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38">
            <text:p>Veraison</text:p>
          </table:table-cell>
          <table:table-cell office:value-type="string" table:style-name="ce28">
            <text:p>CO_356:2000002?, OIV:303?</text:p>
          </table:table-cell>
          <table:table-cell office:value-type="string" table:style-name="ce34">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Malvasia Fina B</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38">
            <text:p>Maturity</text:p>
          </table:table-cell>
          <table:table-cell office:value-type="string" table:style-name="ce17">
            <text:p>CO_356:2000003, OIV:304</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Moscatel de Setúbal B</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8">
            <text:p>Budbreak</text:p>
          </table:table-cell>
          <table:table-cell office:value-type="string" table:style-name="ce33">
            <text:p>CO_356:2000000, OIV:301</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Moscatel de Setúbal B</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8">
            <text:p>Flowering</text:p>
          </table:table-cell>
          <table:table-cell office:value-type="string" table:style-name="ce17">
            <text:p>CO_356:2000001, OIV:302</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Moscatel de Setúbal B</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38">
            <text:p>Veraison</text:p>
          </table:table-cell>
          <table:table-cell office:value-type="string" table:style-name="ce28">
            <text:p>CO_356:2000002?, OIV:303?</text:p>
          </table:table-cell>
          <table:table-cell office:value-type="string" table:style-name="ce34">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Moscatel de Setúbal B</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38">
            <text:p>Maturity</text:p>
          </table:table-cell>
          <table:table-cell office:value-type="string" table:style-name="ce17">
            <text:p>CO_356:2000003, OIV:304</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Rabigato B</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8">
            <text:p>Budbreak</text:p>
          </table:table-cell>
          <table:table-cell office:value-type="string" table:style-name="ce33">
            <text:p>CO_356:2000000, OIV:301</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Rabigato B</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8">
            <text:p>Flowering</text:p>
          </table:table-cell>
          <table:table-cell office:value-type="string" table:style-name="ce17">
            <text:p>CO_356:2000001, OIV:302</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Rabigato B</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38">
            <text:p>Veraison</text:p>
          </table:table-cell>
          <table:table-cell office:value-type="string" table:style-name="ce28">
            <text:p>CO_356:2000002?, OIV:303?</text:p>
          </table:table-cell>
          <table:table-cell office:value-type="string" table:style-name="ce34">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Rabigato B</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38">
            <text:p>Maturity</text:p>
          </table:table-cell>
          <table:table-cell office:value-type="string" table:style-name="ce17">
            <text:p>CO_356:2000003, OIV:304</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Ramisco T</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8">
            <text:p>Budbreak</text:p>
          </table:table-cell>
          <table:table-cell office:value-type="string" table:style-name="ce33">
            <text:p>CO_356:2000000, OIV:301</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Ramisco T</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8">
            <text:p>Flowering</text:p>
          </table:table-cell>
          <table:table-cell office:value-type="string" table:style-name="ce17">
            <text:p>CO_356:2000001, OIV:302</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Ramisco T</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38">
            <text:p>Veraison</text:p>
          </table:table-cell>
          <table:table-cell office:value-type="string" table:style-name="ce28">
            <text:p>CO_356:2000002?, OIV:303?</text:p>
          </table:table-cell>
          <table:table-cell office:value-type="string" table:style-name="ce34">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Ramisco T</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38">
            <text:p>Maturity</text:p>
          </table:table-cell>
          <table:table-cell office:value-type="string" table:style-name="ce17">
            <text:p>CO_356:2000003, OIV:304</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Rufete T</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8">
            <text:p>Budbreak</text:p>
          </table:table-cell>
          <table:table-cell office:value-type="string" table:style-name="ce33">
            <text:p>CO_356:2000000, OIV:301</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Rufete T</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8">
            <text:p>Flowering</text:p>
          </table:table-cell>
          <table:table-cell office:value-type="string" table:style-name="ce17">
            <text:p>CO_356:2000001, OIV:302</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Rufete T</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38">
            <text:p>Veraison</text:p>
          </table:table-cell>
          <table:table-cell office:value-type="string" table:style-name="ce28">
            <text:p>CO_356:2000002?, OIV:303?</text:p>
          </table:table-cell>
          <table:table-cell office:value-type="string" table:style-name="ce34">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Rufete T</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38">
            <text:p>Maturity</text:p>
          </table:table-cell>
          <table:table-cell office:value-type="string" table:style-name="ce17">
            <text:p>CO_356:2000003, OIV:304</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Sercial B</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8">
            <text:p>Budbreak</text:p>
          </table:table-cell>
          <table:table-cell office:value-type="string" table:style-name="ce33">
            <text:p>CO_356:2000000, OIV:301</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Sercial B</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8">
            <text:p>Flowering</text:p>
          </table:table-cell>
          <table:table-cell office:value-type="string" table:style-name="ce17">
            <text:p>CO_356:2000001, OIV:302</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Sercial B</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38">
            <text:p>Veraison</text:p>
          </table:table-cell>
          <table:table-cell office:value-type="string" table:style-name="ce28">
            <text:p>CO_356:2000002?, OIV:303?</text:p>
          </table:table-cell>
          <table:table-cell office:value-type="string" table:style-name="ce34">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Sercial B</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38">
            <text:p>Maturity</text:p>
          </table:table-cell>
          <table:table-cell office:value-type="string" table:style-name="ce17">
            <text:p>CO_356:2000003, OIV:304</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Síria B</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8">
            <text:p>Budbreak</text:p>
          </table:table-cell>
          <table:table-cell office:value-type="string" table:style-name="ce33">
            <text:p>CO_356:2000000, OIV:301</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Síria B</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8">
            <text:p>Flowering</text:p>
          </table:table-cell>
          <table:table-cell office:value-type="string" table:style-name="ce17">
            <text:p>CO_356:2000001, OIV:302</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Síria B</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38">
            <text:p>Veraison</text:p>
          </table:table-cell>
          <table:table-cell office:value-type="string" table:style-name="ce28">
            <text:p>CO_356:2000002?, OIV:303?</text:p>
          </table:table-cell>
          <table:table-cell office:value-type="string" table:style-name="ce34">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Síria B</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38">
            <text:p>Maturity</text:p>
          </table:table-cell>
          <table:table-cell office:value-type="string" table:style-name="ce17">
            <text:p>CO_356:2000003, OIV:304</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inta Barroca T</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8">
            <text:p>Budbreak</text:p>
          </table:table-cell>
          <table:table-cell office:value-type="string" table:style-name="ce33">
            <text:p>CO_356:2000000, OIV:301</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inta Barroca T</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8">
            <text:p>Flowering</text:p>
          </table:table-cell>
          <table:table-cell office:value-type="string" table:style-name="ce17">
            <text:p>CO_356:2000001, OIV:302</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inta Barroca T</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38">
            <text:p>Veraison</text:p>
          </table:table-cell>
          <table:table-cell office:value-type="string" table:style-name="ce28">
            <text:p>CO_356:2000002?, OIV:303?</text:p>
          </table:table-cell>
          <table:table-cell office:value-type="string" table:style-name="ce34">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inta Barroca T</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38">
            <text:p>Maturity</text:p>
          </table:table-cell>
          <table:table-cell office:value-type="string" table:style-name="ce17">
            <text:p>CO_356:2000003, OIV:304</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inta Caiada T</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8">
            <text:p>Budbreak</text:p>
          </table:table-cell>
          <table:table-cell office:value-type="string" table:style-name="ce33">
            <text:p>CO_356:2000000, OIV:301</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inta Caiada T</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8">
            <text:p>Flowering</text:p>
          </table:table-cell>
          <table:table-cell office:value-type="string" table:style-name="ce17">
            <text:p>CO_356:2000001, OIV:302</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inta Caiada T</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17">
            <text:p>Veraison</text:p>
          </table:table-cell>
          <table:table-cell office:value-type="string" table:style-name="ce36">
            <text:p>CO_356:2000002?, OIV:303?</text:p>
          </table:table-cell>
          <table:table-cell office:value-type="string" table:style-name="ce17">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inta Caiada T</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17">
            <text:p>Maturity</text:p>
          </table:table-cell>
          <table:table-cell office:value-type="string" table:style-name="ce17">
            <text:p>CO_356:2000003, OIV:304</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inta Roriz T</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17">
            <text:p>Budbreak</text:p>
          </table:table-cell>
          <table:table-cell office:value-type="string" table:style-name="ce33">
            <text:p>CO_356:2000000, OIV:301</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inta Roriz T</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17">
            <text:p>Flowering</text:p>
          </table:table-cell>
          <table:table-cell office:value-type="string" table:style-name="ce17">
            <text:p>CO_356:2000001, OIV:302</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inta Roriz T</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17">
            <text:p>Veraison</text:p>
          </table:table-cell>
          <table:table-cell office:value-type="string" table:style-name="ce28">
            <text:p>CO_356:2000002?, OIV:303?</text:p>
          </table:table-cell>
          <table:table-cell office:value-type="string" table:style-name="ce17">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inta Roriz T</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17">
            <text:p>Maturity</text:p>
          </table:table-cell>
          <table:table-cell office:value-type="string" table:style-name="ce17">
            <text:p>CO_356:2000003, OIV:304</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into Cão T</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17">
            <text:p>Budbreak</text:p>
          </table:table-cell>
          <table:table-cell office:value-type="string" table:style-name="ce33">
            <text:p>CO_356:2000000, OIV:301</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into Cão T</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17">
            <text:p>Flowering</text:p>
          </table:table-cell>
          <table:table-cell office:value-type="string" table:style-name="ce17">
            <text:p>CO_356:2000001, OIV:302</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into Cão T</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17">
            <text:p>Veraison</text:p>
          </table:table-cell>
          <table:table-cell office:value-type="string" table:style-name="ce28">
            <text:p>CO_356:2000002?, OIV:303?</text:p>
          </table:table-cell>
          <table:table-cell office:value-type="string" table:style-name="ce17">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into Cão T</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17">
            <text:p>Maturity</text:p>
          </table:table-cell>
          <table:table-cell office:value-type="string" table:style-name="ce17">
            <text:p>CO_356:2000003, OIV:304</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ouriga Francesa T</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17">
            <text:p>Budbreak</text:p>
          </table:table-cell>
          <table:table-cell office:value-type="string" table:style-name="ce33">
            <text:p>CO_356:2000000, OIV:301</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ouriga Francesa T</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17">
            <text:p>Flowering</text:p>
          </table:table-cell>
          <table:table-cell office:value-type="string" table:style-name="ce17">
            <text:p>CO_356:2000001, OIV:302</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ouriga Francesa T</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17">
            <text:p>Veraison</text:p>
          </table:table-cell>
          <table:table-cell office:value-type="string" table:style-name="ce28">
            <text:p>CO_356:2000002?, OIV:303?</text:p>
          </table:table-cell>
          <table:table-cell office:value-type="string" table:style-name="ce17">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ouriga Francesa T</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17">
            <text:p>Maturity</text:p>
          </table:table-cell>
          <table:table-cell office:value-type="string" table:style-name="ce17">
            <text:p>CO_356:2000003, OIV:304</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ouriga Nacional T</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17">
            <text:p>Budbreak</text:p>
          </table:table-cell>
          <table:table-cell office:value-type="string" table:style-name="ce33">
            <text:p>CO_356:2000000, OIV:301</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ouriga Nacional T</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17">
            <text:p>Flowering</text:p>
          </table:table-cell>
          <table:table-cell office:value-type="string" table:style-name="ce17">
            <text:p>CO_356:2000001, OIV:302</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ouriga Nacional T</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17">
            <text:p>Veraison</text:p>
          </table:table-cell>
          <table:table-cell office:value-type="string" table:style-name="ce28">
            <text:p>CO_356:2000002?, OIV:303?</text:p>
          </table:table-cell>
          <table:table-cell office:value-type="string" table:style-name="ce17">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ouriga Nacional T</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17">
            <text:p>Maturity</text:p>
          </table:table-cell>
          <table:table-cell office:value-type="string" table:style-name="ce17">
            <text:p>CO_356:2000003, OIV:304</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rincadeira Preta T</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17">
            <text:p>Budbreak</text:p>
          </table:table-cell>
          <table:table-cell office:value-type="string" table:style-name="ce33">
            <text:p>CO_356:2000000, OIV:301</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rincadeira Preta T</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17">
            <text:p>Flowering</text:p>
          </table:table-cell>
          <table:table-cell office:value-type="string" table:style-name="ce17">
            <text:p>CO_356:2000001, OIV:302</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rincadeira Preta T</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17">
            <text:p>Veraison</text:p>
          </table:table-cell>
          <table:table-cell office:value-type="string" table:style-name="ce28">
            <text:p>CO_356:2000002?, OIV:303?</text:p>
          </table:table-cell>
          <table:table-cell office:value-type="string" table:style-name="ce17">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rincadeira Preta T</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17">
            <text:p>Maturity</text:p>
          </table:table-cell>
          <table:table-cell office:value-type="string" table:style-name="ce17">
            <text:p>CO_356:2000003, OIV:304</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Verdelho B</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17">
            <text:p>Budbreak</text:p>
          </table:table-cell>
          <table:table-cell office:value-type="string" table:style-name="ce33">
            <text:p>CO_356:2000000, OIV:301</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Verdelho B</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17">
            <text:p>Flowering</text:p>
          </table:table-cell>
          <table:table-cell office:value-type="string" table:style-name="ce17">
            <text:p>CO_356:2000001, OIV:302</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Verdelho B</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17">
            <text:p>Veraison</text:p>
          </table:table-cell>
          <table:table-cell office:value-type="string" table:style-name="ce28">
            <text:p>CO_356:2000002?, OIV:303?</text:p>
          </table:table-cell>
          <table:table-cell office:value-type="string" table:style-name="ce17">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Verdelho B</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17">
            <text:p>Maturity</text:p>
          </table:table-cell>
          <table:table-cell office:value-type="string" table:style-name="ce17">
            <text:p>CO_356:2000003, OIV:304</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Vinhão T</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17">
            <text:p>Budbreak</text:p>
          </table:table-cell>
          <table:table-cell office:value-type="string" table:style-name="ce33">
            <text:p>CO_356:2000000, OIV:301</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Vinhão T</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17">
            <text:p>Flowering</text:p>
          </table:table-cell>
          <table:table-cell office:value-type="string" table:style-name="ce17">
            <text:p>CO_356:2000001, OIV:302</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Vinhão T</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17">
            <text:p>Veraison</text:p>
          </table:table-cell>
          <table:table-cell office:value-type="string" table:style-name="ce28">
            <text:p>CO_356:2000002?, OIV:303?</text:p>
          </table:table-cell>
          <table:table-cell office:value-type="string" table:style-name="ce17">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Vinhão T</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17">
            <text:p>Maturity</text:p>
          </table:table-cell>
          <table:table-cell office:value-type="string" table:style-name="ce17">
            <text:p>CO_356:2000003, OIV:304</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Viosinho B</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17">
            <text:p>Budbreak</text:p>
          </table:table-cell>
          <table:table-cell office:value-type="string" table:style-name="ce33">
            <text:p>CO_356:2000000, OIV:301</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Viosinho B</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17">
            <text:p>Flowering</text:p>
          </table:table-cell>
          <table:table-cell office:value-type="string" table:style-name="ce17">
            <text:p>CO_356:2000001, OIV:302</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Viosinho B</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17">
            <text:p>Veraison</text:p>
          </table:table-cell>
          <table:table-cell office:value-type="string" table:style-name="ce28">
            <text:p>CO_356:2000002?, OIV:303?</text:p>
          </table:table-cell>
          <table:table-cell office:value-type="string" table:style-name="ce17">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Viosinho B</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17">
            <text:p>Maturity</text:p>
          </table:table-cell>
          <table:table-cell office:value-type="string" table:style-name="ce17">
            <text:p>CO_356:2000003, OIV:304</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number-rows-repeated="7" table:style-name="ro4">
          <table:table-cell table:number-columns-repeated="1024" table:style-name="ce4"/>
          <table:table-cell table:number-columns-repeated="15360"/>
        </table:table-row>
        <table:table-row table:number-rows-repeated="856" table:style-name="ro4">
          <table:table-cell table:number-columns-repeated="16384"/>
        </table:table-row>
        <table:table-row table:number-rows-repeated="1047576" table:style-name="ro3">
          <table:table-cell table:number-columns-repeated="16384"/>
        </table:table-row>
        <table:named-expressions>
          <table:named-range table:name="_xlnm._FilterDatabase" table:cell-range-address="Observed_Variable.$A$1:Observed_Variable.$Z$137" table:base-cell-address="Observed_Variable.$A$1"/>
        </table:named-expressions>
      </table:table>
      <table:table table:name="Data_file" table:style-name="ta1">
        <table:table-column table:style-name="co11" table:default-cell-style-name="ce4"/>
        <table:table-column table:style-name="co28" table:default-cell-style-name="ce4"/>
        <table:table-column table:style-name="co10" table:number-columns-repeated="2" table:default-cell-style-name="ce4"/>
        <table:table-column table:style-name="co4" table:number-columns-repeated="1020" table:default-cell-style-name="ce4"/>
        <table:table-column table:style-name="co6" table:number-columns-repeated="15360" table:default-cell-style-name="ce1"/>
        <table:table-row table:style-name="ro5">
          <table:table-cell office:value-type="string" table:style-name="ce9">
            <text:p>Study unique ID*</text:p>
          </table:table-cell>
          <table:table-cell office:value-type="string" table:style-name="ce9">
            <text:p>Data file link*</text:p>
          </table:table-cell>
          <table:table-cell office:value-type="string" table:style-name="ce9">
            <text:p>Data file description*</text:p>
          </table:table-cell>
          <table:table-cell office:value-type="string" table:style-name="ce9">
            <text:p>Data file version*</text:p>
          </table:table-cell>
          <table:table-cell table:number-columns-repeated="16380"/>
        </table:table-row>
        <table:table-row table:style-name="ro1">
          <table:table-cell office:value-type="string" table:style-name="ce5">
            <text:p>INIAV:2PORTOS:Alvarinho B</text:p>
          </table:table-cell>
          <table:table-cell office:value-type="string" table:style-name="ce5">
            <text:p>https://docs.google.com/spreadsheets/d/1EenQ65uMbDNFq60srn1_K-ydVWGc7zGX/edit#gid=1520649577</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1">
          <table:table-cell office:value-type="string" table:style-name="ce5">
            <text:p>INIAV:2PORTOS:Antão Vaz B</text:p>
          </table:table-cell>
          <table:table-cell office:value-type="string" table:style-name="ce5">
            <text:p>https://docs.google.com/spreadsheets/d/1EenQ65uMbDNFq60srn1_K-ydVWGc7zGX/edit#gid=1520649577</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1">
          <table:table-cell office:value-type="string" table:style-name="ce5">
            <text:p>INIAV:2PORTOS:Arinto B</text:p>
          </table:table-cell>
          <table:table-cell office:value-type="string" table:style-name="ce5">
            <text:p>https://docs.google.com/spreadsheets/d/1EenQ65uMbDNFq60srn1_K-ydVWGc7zGX/edit#gid=1520649577</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1">
          <table:table-cell office:value-type="string" table:style-name="ce5">
            <text:p>INIAV:2PORTOS:Bical B</text:p>
          </table:table-cell>
          <table:table-cell office:value-type="string" table:style-name="ce5">
            <text:p>https://docs.google.com/spreadsheets/d/1EenQ65uMbDNFq60srn1_K-ydVWGc7zGX/edit#gid=1520649577</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1">
          <table:table-cell office:value-type="string" table:style-name="ce5">
            <text:p>INIAV:2PORTOS:Encruzado B</text:p>
          </table:table-cell>
          <table:table-cell office:value-type="string" table:style-name="ce5">
            <text:p>https://docs.google.com/spreadsheets/d/1EenQ65uMbDNFq60srn1_K-ydVWGc7zGX/edit#gid=1520649577</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1">
          <table:table-cell office:value-type="string" table:style-name="ce5">
            <text:p>INIAV:2PORTOS:Fernão Pires B</text:p>
          </table:table-cell>
          <table:table-cell office:value-type="string" table:style-name="ce5">
            <text:p>https://docs.google.com/spreadsheets/d/1EenQ65uMbDNFq60srn1_K-ydVWGc7zGX/edit#gid=1520649577</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1">
          <table:table-cell office:value-type="string" table:style-name="ce5">
            <text:p>INIAV:2PORTOS:Fonte Cal B</text:p>
          </table:table-cell>
          <table:table-cell office:value-type="string" table:style-name="ce5">
            <text:p>https://docs.google.com/spreadsheets/d/1EenQ65uMbDNFq60srn1_K-ydVWGc7zGX/edit#gid=1520649577</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1">
          <table:table-cell office:value-type="string" table:style-name="ce5">
            <text:p>INIAV:2PORTOS:Gouveio B</text:p>
          </table:table-cell>
          <table:table-cell office:value-type="string" table:style-name="ce5">
            <text:p>https://docs.google.com/spreadsheets/d/1EenQ65uMbDNFq60srn1_K-ydVWGc7zGX/edit#gid=1520649577</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1">
          <table:table-cell office:value-type="string" table:style-name="ce5">
            <text:p>INIAV:2PORTOS:Loureiro B</text:p>
          </table:table-cell>
          <table:table-cell office:value-type="string" table:style-name="ce5">
            <text:p>https://docs.google.com/spreadsheets/d/1EenQ65uMbDNFq60srn1_K-ydVWGc7zGX/edit#gid=1520649577</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1">
          <table:table-cell office:value-type="string" table:style-name="ce5">
            <text:p>INIAV:2PORTOS:Malvasia Fina B</text:p>
          </table:table-cell>
          <table:table-cell office:value-type="string" table:style-name="ce5">
            <text:p>https://docs.google.com/spreadsheets/d/1EenQ65uMbDNFq60srn1_K-ydVWGc7zGX/edit#gid=1520649577</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Moscatel de Setúbal B</text:p>
          </table:table-cell>
          <table:table-cell office:value-type="string" table:style-name="ce5">
            <text:p>https://docs.google.com/spreadsheets/d/1EenQ65uMbDNFq60srn1_K-ydVWGc7zGX/edit#gid=1520649577</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Rabigato B</text:p>
          </table:table-cell>
          <table:table-cell office:value-type="string" table:style-name="ce5">
            <text:p>https://docs.google.com/spreadsheets/d/1EenQ65uMbDNFq60srn1_K-ydVWGc7zGX/edit#gid=1520649577</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Sercial B</text:p>
          </table:table-cell>
          <table:table-cell office:value-type="string" table:style-name="ce5">
            <text:p>https://docs.google.com/spreadsheets/d/1EenQ65uMbDNFq60srn1_K-ydVWGc7zGX/edit#gid=1520649577</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Síria B</text:p>
          </table:table-cell>
          <table:table-cell office:value-type="string" table:style-name="ce5">
            <text:p>https://docs.google.com/spreadsheets/d/1EenQ65uMbDNFq60srn1_K-ydVWGc7zGX/edit#gid=1520649577</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Verdelho B</text:p>
          </table:table-cell>
          <table:table-cell office:value-type="string" table:style-name="ce5">
            <text:p>https://docs.google.com/spreadsheets/d/1EenQ65uMbDNFq60srn1_K-ydVWGc7zGX/edit#gid=1520649577</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Viosinho B</text:p>
          </table:table-cell>
          <table:table-cell office:value-type="string" table:style-name="ce5">
            <text:p>https://docs.google.com/spreadsheets/d/1EenQ65uMbDNFq60srn1_K-ydVWGc7zGX/edit#gid=1520649577</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Avesso B</text:p>
          </table:table-cell>
          <table:table-cell office:value-type="string" table:style-name="ce5">
            <text:p>https://docs.google.com/spreadsheets/d/1EenQ65uMbDNFq60srn1_K-ydVWGc7zGX/edit#gid=1520649577</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Boal Ratinho B</text:p>
          </table:table-cell>
          <table:table-cell office:value-type="string" table:style-name="ce5">
            <text:p>https://docs.google.com/spreadsheets/d/1EenQ65uMbDNFq60srn1_K-ydVWGc7zGX/edit#gid=1520649577</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Chardonnay B</text:p>
          </table:table-cell>
          <table:table-cell office:value-type="string" table:style-name="ce5">
            <text:p>https://docs.google.com/spreadsheets/d/1EenQ65uMbDNFq60srn1_K-ydVWGc7zGX/edit#gid=1520649577</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Alfrocheiro T</text:p>
          </table:table-cell>
          <table:table-cell office:value-type="string" table:style-name="ce5">
            <text:p>https://docs.google.com/spreadsheets/d/1AZpk9RKNhRhqDdoBPujBty_31OAXX3n1/edit#gid=2085800204</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17">
            <text:p>INIAV:2PORTOS:Aragonês T</text:p>
          </table:table-cell>
          <table:table-cell office:value-type="string" table:style-name="ce5">
            <text:p>https://docs.google.com/spreadsheets/d/1AZpk9RKNhRhqDdoBPujBty_31OAXX3n1/edit#gid=2085800204</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Baga T</text:p>
          </table:table-cell>
          <table:table-cell office:value-type="string" table:style-name="ce5">
            <text:p>https://docs.google.com/spreadsheets/d/1AZpk9RKNhRhqDdoBPujBty_31OAXX3n1/edit#gid=2085800204</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Jaen T</text:p>
          </table:table-cell>
          <table:table-cell office:value-type="string" table:style-name="ce5">
            <text:p>https://docs.google.com/spreadsheets/d/1AZpk9RKNhRhqDdoBPujBty_31OAXX3n1/edit#gid=2085800204</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Castelão T</text:p>
          </table:table-cell>
          <table:table-cell office:value-type="string" table:style-name="ce5">
            <text:p>https://docs.google.com/spreadsheets/d/1AZpk9RKNhRhqDdoBPujBty_31OAXX3n1/edit#gid=2085800204</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Ramisco T</text:p>
          </table:table-cell>
          <table:table-cell office:value-type="string" table:style-name="ce5">
            <text:p>https://docs.google.com/spreadsheets/d/1AZpk9RKNhRhqDdoBPujBty_31OAXX3n1/edit#gid=2085800204</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Rufete T</text:p>
          </table:table-cell>
          <table:table-cell office:value-type="string" table:style-name="ce5">
            <text:p>https://docs.google.com/spreadsheets/d/1AZpk9RKNhRhqDdoBPujBty_31OAXX3n1/edit#gid=2085800204</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Tinta Barroca T</text:p>
          </table:table-cell>
          <table:table-cell office:value-type="string" table:style-name="ce5">
            <text:p>https://docs.google.com/spreadsheets/d/1AZpk9RKNhRhqDdoBPujBty_31OAXX3n1/edit#gid=2085800204</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Tinta Roriz T</text:p>
          </table:table-cell>
          <table:table-cell office:value-type="string" table:style-name="ce5">
            <text:p>https://docs.google.com/spreadsheets/d/1AZpk9RKNhRhqDdoBPujBty_31OAXX3n1/edit#gid=2085800204</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Tinta Caiada T</text:p>
          </table:table-cell>
          <table:table-cell office:value-type="string" table:style-name="ce5">
            <text:p>https://docs.google.com/spreadsheets/d/1AZpk9RKNhRhqDdoBPujBty_31OAXX3n1/edit#gid=2085800204</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Tinto Cão T</text:p>
          </table:table-cell>
          <table:table-cell office:value-type="string" table:style-name="ce5">
            <text:p>https://docs.google.com/spreadsheets/d/1AZpk9RKNhRhqDdoBPujBty_31OAXX3n1/edit#gid=2085800204</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Touriga Francesa T</text:p>
          </table:table-cell>
          <table:table-cell office:value-type="string" table:style-name="ce5">
            <text:p>https://docs.google.com/spreadsheets/d/1AZpk9RKNhRhqDdoBPujBty_31OAXX3n1/edit#gid=2085800204</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Touriga Nacional T</text:p>
          </table:table-cell>
          <table:table-cell office:value-type="string" table:style-name="ce5">
            <text:p>https://docs.google.com/spreadsheets/d/1AZpk9RKNhRhqDdoBPujBty_31OAXX3n1/edit#gid=2085800204</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Trincadeira Preta T</text:p>
          </table:table-cell>
          <table:table-cell office:value-type="string" table:style-name="ce5">
            <text:p>https://docs.google.com/spreadsheets/d/1AZpk9RKNhRhqDdoBPujBty_31OAXX3n1/edit#gid=2085800204</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Vinhão T</text:p>
          </table:table-cell>
          <table:table-cell office:value-type="string" table:style-name="ce5">
            <text:p>https://docs.google.com/spreadsheets/d/1AZpk9RKNhRhqDdoBPujBty_31OAXX3n1/edit#gid=2085800204</text:p>
          </table:table-cell>
          <table:table-cell office:value-type="string" table:style-name="ce19">
            <text:p>xls</text:p>
          </table:table-cell>
          <table:table-cell office:value-type="string" table:style-name="ce19">
            <text:p>1.0</text:p>
          </table:table-cell>
          <table:table-cell table:number-columns-repeated="16380"/>
        </table:table-row>
        <table:table-row table:number-rows-repeated="13" table:style-name="ro4">
          <table:table-cell table:number-columns-repeated="1024" table:style-name="ce4"/>
          <table:table-cell table:number-columns-repeated="15360"/>
        </table:table-row>
        <table:table-row table:number-rows-repeated="952" table:style-name="ro4">
          <table:table-cell table:number-columns-repeated="16384"/>
        </table:table-row>
        <table:table-row table:number-rows-repeated="1047576" table:style-name="ro3">
          <table:table-cell table:number-columns-repeated="16384"/>
        </table:table-row>
      </table:table>
      <table:table table:name="data_value" table:style-name="ta2">
        <table:table-column table:style-name="co29" table:default-cell-style-name="ce4"/>
        <table:table-column table:style-name="co10" table:default-cell-style-name="ce4"/>
        <table:table-column table:style-name="co4" table:number-columns-repeated="1022" table:default-cell-style-name="ce4"/>
        <table:table-column table:style-name="co6" table:number-columns-repeated="15360" table:default-cell-style-name="ce1"/>
        <table:table-row table:style-name="ro1">
          <table:table-cell office:value-type="string" table:style-name="ce20">
            <text:p>Sample ID*</text:p>
          </table:table-cell>
          <table:table-cell office:value-type="string" table:style-name="ce43">
            <text:p>value</text:p>
          </table:table-cell>
          <table:table-cell office:value-type="string" table:style-name="ce31">
            <text:p>Variable ID*</text:p>
          </table:table-cell>
          <table:table-cell table:number-columns-repeated="16381"/>
        </table:table-row>
        <table:table-row table:style-name="ro1">
          <table:table-cell office:value-type="string" table:style-name="ce20">
            <text:p>INIAV:2PORTOS:52003:1995:bud</text:p>
          </table:table-cell>
          <table:table-cell office:value-type="date" office:date-value="1995-03-06T00:00:00" table:style-name="ce26">
            <text:p>1995-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3:1996:bud</text:p>
          </table:table-cell>
          <table:table-cell office:value-type="date" office:date-value="1996-03-11T00:00:00" table:style-name="ce26">
            <text:p>1996-03-11</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3:1997:bud</text:p>
          </table:table-cell>
          <table:table-cell office:value-type="date" office:date-value="1997-03-03T00:00:00" table:style-name="ce26">
            <text:p>1997-03-03</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3:1998:bud</text:p>
          </table:table-cell>
          <table:table-cell office:value-type="date" office:date-value="1998-03-05T00:00:00" table:style-name="ce26">
            <text:p>1998-03-05</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3:1999:bud</text:p>
          </table:table-cell>
          <table:table-cell office:value-type="date" office:date-value="1999-03-22T00:00:00" table:style-name="ce26">
            <text:p>1999-03-22</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3:2000:bud</text:p>
          </table:table-cell>
          <table:table-cell office:value-type="date" office:date-value="2000-03-09T00:00:00" table:style-name="ce26">
            <text:p>2000-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3:2001:bud</text:p>
          </table:table-cell>
          <table:table-cell office:value-type="date" office:date-value="2001-03-02T00:00:00" table:style-name="ce26">
            <text:p>2001-03-02</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3:2002:bud</text:p>
          </table:table-cell>
          <table:table-cell office:value-type="date" office:date-value="2002-02-28T00:00:00" table:style-name="ce26">
            <text:p>2002-02-28</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3:2003:bud</text:p>
          </table:table-cell>
          <table:table-cell office:value-type="date" office:date-value="2003-03-10T00:00:00" table:style-name="ce26">
            <text:p>2003-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3:2004:bud</text:p>
          </table:table-cell>
          <table:table-cell office:value-type="date" office:date-value="2004-03-06T00:00:00" table:style-name="ce26">
            <text:p>2004-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3:2005:bud</text:p>
          </table:table-cell>
          <table:table-cell office:value-type="date" office:date-value="2005-03-28T00:00:00" table:style-name="ce26">
            <text:p>2005-03-28</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3:2006:bud</text:p>
          </table:table-cell>
          <table:table-cell office:value-type="date" office:date-value="2006-03-26T00:00:00" table:style-name="ce26">
            <text:p>2006-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52606:1990:bud</text:p>
          </table:table-cell>
          <table:table-cell office:value-type="date" office:date-value="1990-03-29T00:00:00" table:style-name="ce30">
            <text:p>1990-03-29</text:p>
          </table:table-cell>
          <table:table-cell office:value-type="string" table:style-name="ce5">
            <text:p>BUD_DATE</text:p>
          </table:table-cell>
          <table:table-cell table:number-columns-repeated="16381"/>
        </table:table-row>
        <table:table-row table:style-name="ro1">
          <table:table-cell office:value-type="string" table:style-name="ce20">
            <text:p>INIAV:2PORTOS:52606:1991:bud</text:p>
          </table:table-cell>
          <table:table-cell office:value-type="date" office:date-value="1991-04-01T00:00:00" table:style-name="ce30">
            <text:p>1991-04-01</text:p>
          </table:table-cell>
          <table:table-cell office:value-type="string" table:style-name="ce5">
            <text:p>BUD_DATE</text:p>
          </table:table-cell>
          <table:table-cell table:number-columns-repeated="16381"/>
        </table:table-row>
        <table:table-row table:style-name="ro1">
          <table:table-cell office:value-type="string" table:style-name="ce20">
            <text:p>INIAV:2PORTOS:52606:1992:bud</text:p>
          </table:table-cell>
          <table:table-cell office:value-type="date" office:date-value="1992-03-30T00:00:00" table:style-name="ce30">
            <text:p>1992-03-30</text:p>
          </table:table-cell>
          <table:table-cell office:value-type="string" table:style-name="ce5">
            <text:p>BUD_DATE</text:p>
          </table:table-cell>
          <table:table-cell table:number-columns-repeated="16381"/>
        </table:table-row>
        <table:table-row table:style-name="ro1">
          <table:table-cell office:value-type="string" table:style-name="ce20">
            <text:p>INIAV:2PORTOS:52606:1993:bud</text:p>
          </table:table-cell>
          <table:table-cell office:value-type="date" office:date-value="1993-03-30T00:00:00" table:style-name="ce30">
            <text:p>1993-03-30</text:p>
          </table:table-cell>
          <table:table-cell office:value-type="string" table:style-name="ce5">
            <text:p>BUD_DATE</text:p>
          </table:table-cell>
          <table:table-cell table:number-columns-repeated="16381"/>
        </table:table-row>
        <table:table-row table:style-name="ro1">
          <table:table-cell office:value-type="string" table:style-name="ce20">
            <text:p>INIAV:2PORTOS:52606:1994:bud</text:p>
          </table:table-cell>
          <table:table-cell office:value-type="date" office:date-value="1994-03-14T00:00:00" table:style-name="ce30">
            <text:p>1994-03-14</text:p>
          </table:table-cell>
          <table:table-cell office:value-type="string" table:style-name="ce5">
            <text:p>BUD_DATE</text:p>
          </table:table-cell>
          <table:table-cell table:number-columns-repeated="16381"/>
        </table:table-row>
        <table:table-row table:style-name="ro1">
          <table:table-cell office:value-type="string" table:style-name="ce20">
            <text:p>INIAV:2PORTOS:52606:1995:bud</text:p>
          </table:table-cell>
          <table:table-cell office:value-type="date" office:date-value="1995-03-16T00:00:00" table:style-name="ce30">
            <text:p>1995-03-16</text:p>
          </table:table-cell>
          <table:table-cell office:value-type="string" table:style-name="ce5">
            <text:p>BUD_DATE</text:p>
          </table:table-cell>
          <table:table-cell table:number-columns-repeated="16381"/>
        </table:table-row>
        <table:table-row table:style-name="ro1">
          <table:table-cell office:value-type="string" table:style-name="ce20">
            <text:p>INIAV:2PORTOS:52606:1996:bud</text:p>
          </table:table-cell>
          <table:table-cell office:value-type="date" office:date-value="1996-03-21T00:00:00" table:style-name="ce30">
            <text:p>1996-03-21</text:p>
          </table:table-cell>
          <table:table-cell office:value-type="string" table:style-name="ce5">
            <text:p>BUD_DATE</text:p>
          </table:table-cell>
          <table:table-cell table:number-columns-repeated="16381"/>
        </table:table-row>
        <table:table-row table:style-name="ro1">
          <table:table-cell office:value-type="string" table:style-name="ce20">
            <text:p>INIAV:2PORTOS:52606:1997:bud</text:p>
          </table:table-cell>
          <table:table-cell office:value-type="date" office:date-value="1997-03-10T00:00:00" table:style-name="ce30">
            <text:p>1997-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2606:1998:bud</text:p>
          </table:table-cell>
          <table:table-cell office:value-type="date" office:date-value="1998-03-09T00:00:00" table:style-name="ce30">
            <text:p>1998-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52606:1999:bud</text:p>
          </table:table-cell>
          <table:table-cell office:value-type="date" office:date-value="1999-03-27T00:00:00" table:style-name="ce30">
            <text:p>1999-03-27</text:p>
          </table:table-cell>
          <table:table-cell office:value-type="string" table:style-name="ce5">
            <text:p>BUD_DATE</text:p>
          </table:table-cell>
          <table:table-cell table:number-columns-repeated="16381"/>
        </table:table-row>
        <table:table-row table:style-name="ro1">
          <table:table-cell office:value-type="string" table:style-name="ce20">
            <text:p>INIAV:2PORTOS:52606:2000:bud</text:p>
          </table:table-cell>
          <table:table-cell office:value-type="date" office:date-value="2000-03-19T00:00:00" table:style-name="ce30">
            <text:p>2000-03-19</text:p>
          </table:table-cell>
          <table:table-cell office:value-type="string" table:style-name="ce5">
            <text:p>BUD_DATE</text:p>
          </table:table-cell>
          <table:table-cell table:number-columns-repeated="16381"/>
        </table:table-row>
        <table:table-row table:style-name="ro1">
          <table:table-cell office:value-type="string" table:style-name="ce20">
            <text:p>INIAV:2PORTOS:52503:1995:bud</text:p>
          </table:table-cell>
          <table:table-cell office:value-type="date" office:date-value="1995-03-13T00:00:00" table:style-name="ce30">
            <text:p>1995-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52503:1996:bud</text:p>
          </table:table-cell>
          <table:table-cell office:value-type="date" office:date-value="1996-03-25T00:00:00" table:style-name="ce30">
            <text:p>1996-03-25</text:p>
          </table:table-cell>
          <table:table-cell office:value-type="string" table:style-name="ce5">
            <text:p>BUD_DATE</text:p>
          </table:table-cell>
          <table:table-cell table:number-columns-repeated="16381"/>
        </table:table-row>
        <table:table-row table:style-name="ro1">
          <table:table-cell office:value-type="string" table:style-name="ce20">
            <text:p>INIAV:2PORTOS:52503:1997:bud</text:p>
          </table:table-cell>
          <table:table-cell office:value-type="date" office:date-value="1997-03-10T00:00:00" table:style-name="ce30">
            <text:p>1997-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2503:1998:bud</text:p>
          </table:table-cell>
          <table:table-cell office:value-type="date" office:date-value="1998-03-09T00:00:00" table:style-name="ce30">
            <text:p>1998-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52503:1999:bud</text:p>
          </table:table-cell>
          <table:table-cell office:value-type="date" office:date-value="1999-03-26T00:00:00" table:style-name="ce30">
            <text:p>1999-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52503:2000:bud</text:p>
          </table:table-cell>
          <table:table-cell office:value-type="date" office:date-value="2000-03-14T00:00:00" table:style-name="ce30">
            <text:p>2000-03-14</text:p>
          </table:table-cell>
          <table:table-cell office:value-type="string" table:style-name="ce5">
            <text:p>BUD_DATE</text:p>
          </table:table-cell>
          <table:table-cell table:number-columns-repeated="16381"/>
        </table:table-row>
        <table:table-row table:style-name="ro1">
          <table:table-cell office:value-type="string" table:style-name="ce20">
            <text:p>INIAV:2PORTOS:52503:2001:bud</text:p>
          </table:table-cell>
          <table:table-cell office:value-type="date" office:date-value="2001-03-06T00:00:00" table:style-name="ce30">
            <text:p>2001-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503:2002:bud</text:p>
          </table:table-cell>
          <table:table-cell office:value-type="date" office:date-value="2002-03-11T00:00:00" table:style-name="ce30">
            <text:p>2002-03-11</text:p>
          </table:table-cell>
          <table:table-cell office:value-type="string" table:style-name="ce5">
            <text:p>BUD_DATE</text:p>
          </table:table-cell>
          <table:table-cell table:number-columns-repeated="16381"/>
        </table:table-row>
        <table:table-row table:style-name="ro1">
          <table:table-cell office:value-type="string" table:style-name="ce20">
            <text:p>INIAV:2PORTOS:52503:2003:bud</text:p>
          </table:table-cell>
          <table:table-cell office:value-type="date" office:date-value="2003-03-20T00:00:00" table:style-name="ce30">
            <text:p>2003-03-20</text:p>
          </table:table-cell>
          <table:table-cell office:value-type="string" table:style-name="ce5">
            <text:p>BUD_DATE</text:p>
          </table:table-cell>
          <table:table-cell table:number-columns-repeated="16381"/>
        </table:table-row>
        <table:table-row table:style-name="ro1">
          <table:table-cell office:value-type="string" table:style-name="ce20">
            <text:p>INIAV:2PORTOS:52503:2004:bud</text:p>
          </table:table-cell>
          <table:table-cell office:value-type="date" office:date-value="2004-03-16T00:00:00" table:style-name="ce30">
            <text:p>2004-03-16</text:p>
          </table:table-cell>
          <table:table-cell office:value-type="string" table:style-name="ce5">
            <text:p>BUD_DATE</text:p>
          </table:table-cell>
          <table:table-cell table:number-columns-repeated="16381"/>
        </table:table-row>
        <table:table-row table:style-name="ro1">
          <table:table-cell office:value-type="string" table:style-name="ce20">
            <text:p>INIAV:2PORTOS:52503:2005:bud</text:p>
          </table:table-cell>
          <table:table-cell office:value-type="date" office:date-value="2005-04-04T00:00:00" table:style-name="ce30">
            <text:p>2005-04-04</text:p>
          </table:table-cell>
          <table:table-cell office:value-type="string" table:style-name="ce5">
            <text:p>BUD_DATE</text:p>
          </table:table-cell>
          <table:table-cell table:number-columns-repeated="16381"/>
        </table:table-row>
        <table:table-row table:style-name="ro1">
          <table:table-cell office:value-type="string" table:style-name="ce20">
            <text:p>INIAV:2PORTOS:52503:2006:bud</text:p>
          </table:table-cell>
          <table:table-cell office:value-type="date" office:date-value="2006-03-28T00:00:00" table:style-name="ce30">
            <text:p>2006-03-28</text:p>
          </table:table-cell>
          <table:table-cell office:value-type="string" table:style-name="ce5">
            <text:p>BUD_DATE</text:p>
          </table:table-cell>
          <table:table-cell table:number-columns-repeated="16381"/>
        </table:table-row>
        <table:table-row table:style-name="ro1">
          <table:table-cell office:value-type="string" table:style-name="ce20">
            <text:p>INIAV:2PORTOS:53104:1990:bud</text:p>
          </table:table-cell>
          <table:table-cell office:value-type="date" office:date-value="1990-03-12T00:00:00" table:style-name="ce30">
            <text:p>1990-03-12</text:p>
          </table:table-cell>
          <table:table-cell office:value-type="string" table:style-name="ce5">
            <text:p>BUD_DATE</text:p>
          </table:table-cell>
          <table:table-cell table:number-columns-repeated="16381"/>
        </table:table-row>
        <table:table-row table:style-name="ro1">
          <table:table-cell office:value-type="string" table:style-name="ce20">
            <text:p>INIAV:2PORTOS:53104:1991:bud</text:p>
          </table:table-cell>
          <table:table-cell office:value-type="date" office:date-value="1991-03-21T00:00:00" table:style-name="ce30">
            <text:p>1991-03-21</text:p>
          </table:table-cell>
          <table:table-cell office:value-type="string" table:style-name="ce5">
            <text:p>BUD_DATE</text:p>
          </table:table-cell>
          <table:table-cell table:number-columns-repeated="16381"/>
        </table:table-row>
        <table:table-row table:style-name="ro1">
          <table:table-cell office:value-type="string" table:style-name="ce20">
            <text:p>INIAV:2PORTOS:53104:1992:bud</text:p>
          </table:table-cell>
          <table:table-cell office:value-type="date" office:date-value="1992-03-19T00:00:00" table:style-name="ce30">
            <text:p>1992-03-19</text:p>
          </table:table-cell>
          <table:table-cell office:value-type="string" table:style-name="ce5">
            <text:p>BUD_DATE</text:p>
          </table:table-cell>
          <table:table-cell table:number-columns-repeated="16381"/>
        </table:table-row>
        <table:table-row table:style-name="ro1">
          <table:table-cell office:value-type="string" table:style-name="ce20">
            <text:p>INIAV:2PORTOS:53104:1993:bud</text:p>
          </table:table-cell>
          <table:table-cell office:value-type="date" office:date-value="1993-03-23T00:00:00" table:style-name="ce30">
            <text:p>1993-03-23</text:p>
          </table:table-cell>
          <table:table-cell office:value-type="string" table:style-name="ce5">
            <text:p>BUD_DATE</text:p>
          </table:table-cell>
          <table:table-cell table:number-columns-repeated="16381"/>
        </table:table-row>
        <table:table-row table:style-name="ro1">
          <table:table-cell office:value-type="string" table:style-name="ce20">
            <text:p>INIAV:2PORTOS:53104:1994:bud</text:p>
          </table:table-cell>
          <table:table-cell office:value-type="date" office:date-value="1994-03-10T00:00:00" table:style-name="ce30">
            <text:p>1994-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3104:1995:bud</text:p>
          </table:table-cell>
          <table:table-cell office:value-type="date" office:date-value="1995-03-09T00:00:00" table:style-name="ce30">
            <text:p>1995-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53104:1996:bud</text:p>
          </table:table-cell>
          <table:table-cell office:value-type="date" office:date-value="1996-03-15T00:00:00" table:style-name="ce30">
            <text:p>1996-03-15</text:p>
          </table:table-cell>
          <table:table-cell office:value-type="string" table:style-name="ce5">
            <text:p>BUD_DATE</text:p>
          </table:table-cell>
          <table:table-cell table:number-columns-repeated="16381"/>
        </table:table-row>
        <table:table-row table:style-name="ro1">
          <table:table-cell office:value-type="string" table:style-name="ce20">
            <text:p>INIAV:2PORTOS:53104:1997:bud</text:p>
          </table:table-cell>
          <table:table-cell office:value-type="date" office:date-value="1997-03-06T00:00:00" table:style-name="ce30">
            <text:p>1997-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3104:1998:bud</text:p>
          </table:table-cell>
          <table:table-cell office:value-type="date" office:date-value="1998-03-06T00:00:00" table:style-name="ce30">
            <text:p>1998-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3104:1999:bud</text:p>
          </table:table-cell>
          <table:table-cell office:value-type="date" office:date-value="1999-03-22T00:00:00" table:style-name="ce30">
            <text:p>1999-03-22</text:p>
          </table:table-cell>
          <table:table-cell office:value-type="string" table:style-name="ce5">
            <text:p>BUD_DATE</text:p>
          </table:table-cell>
          <table:table-cell table:number-columns-repeated="16381"/>
        </table:table-row>
        <table:table-row table:style-name="ro1">
          <table:table-cell office:value-type="string" table:style-name="ce20">
            <text:p>INIAV:2PORTOS:53104:2000:bud</text:p>
          </table:table-cell>
          <table:table-cell office:value-type="date" office:date-value="2000-03-10T00:00:00" table:style-name="ce30">
            <text:p>2000-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3104:2001:bud</text:p>
          </table:table-cell>
          <table:table-cell office:value-type="date" office:date-value="2001-03-02T00:00:00" table:style-name="ce30">
            <text:p>2001-03-02</text:p>
          </table:table-cell>
          <table:table-cell office:value-type="string" table:style-name="ce5">
            <text:p>BUD_DATE</text:p>
          </table:table-cell>
          <table:table-cell table:number-columns-repeated="16381"/>
        </table:table-row>
        <table:table-row table:style-name="ro1">
          <table:table-cell office:value-type="string" table:style-name="ce20">
            <text:p>INIAV:2PORTOS:53104:2002:bud</text:p>
          </table:table-cell>
          <table:table-cell office:value-type="date" office:date-value="2002-03-11T00:00:00" table:style-name="ce30">
            <text:p>2002-03-11</text:p>
          </table:table-cell>
          <table:table-cell office:value-type="string" table:style-name="ce5">
            <text:p>BUD_DATE</text:p>
          </table:table-cell>
          <table:table-cell table:number-columns-repeated="16381"/>
        </table:table-row>
        <table:table-row table:style-name="ro1">
          <table:table-cell office:value-type="string" table:style-name="ce20">
            <text:p>INIAV:2PORTOS:53104:2003:bud</text:p>
          </table:table-cell>
          <table:table-cell office:value-type="date" office:date-value="2003-03-14T00:00:00" table:style-name="ce30">
            <text:p>2003-03-14</text:p>
          </table:table-cell>
          <table:table-cell office:value-type="string" table:style-name="ce5">
            <text:p>BUD_DATE</text:p>
          </table:table-cell>
          <table:table-cell table:number-columns-repeated="16381"/>
        </table:table-row>
        <table:table-row table:style-name="ro1">
          <table:table-cell office:value-type="string" table:style-name="ce20">
            <text:p>INIAV:2PORTOS:53104:2004:bud</text:p>
          </table:table-cell>
          <table:table-cell office:value-type="date" office:date-value="2004-03-11T00:00:00" table:style-name="ce30">
            <text:p>2004-03-11</text:p>
          </table:table-cell>
          <table:table-cell office:value-type="string" table:style-name="ce5">
            <text:p>BUD_DATE</text:p>
          </table:table-cell>
          <table:table-cell table:number-columns-repeated="16381"/>
        </table:table-row>
        <table:table-row table:style-name="ro1">
          <table:table-cell office:value-type="string" table:style-name="ce20">
            <text:p>INIAV:2PORTOS:53104:2005:bud</text:p>
          </table:table-cell>
          <table:table-cell office:value-type="date" office:date-value="2005-04-01T00:00:00" table:style-name="ce30">
            <text:p>2005-04-01</text:p>
          </table:table-cell>
          <table:table-cell office:value-type="string" table:style-name="ce5">
            <text:p>BUD_DATE</text:p>
          </table:table-cell>
          <table:table-cell table:number-columns-repeated="16381"/>
        </table:table-row>
        <table:table-row table:style-name="ro1">
          <table:table-cell office:value-type="string" table:style-name="ce20">
            <text:p>INIAV:2PORTOS:53104:2006:bud</text:p>
          </table:table-cell>
          <table:table-cell office:value-type="date" office:date-value="2006-03-26T00:00:00" table:style-name="ce30">
            <text:p>2006-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3:1992:bud</text:p>
          </table:table-cell>
          <table:table-cell office:value-type="date" office:date-value="1992-04-06T00:00:00" table:style-name="ce30">
            <text:p>1992-04-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3:1993:bud</text:p>
          </table:table-cell>
          <table:table-cell office:value-type="date" office:date-value="1993-04-02T00:00:00" table:style-name="ce30">
            <text:p>1993-04-02</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3:1994:bud</text:p>
          </table:table-cell>
          <table:table-cell office:value-type="date" office:date-value="1994-03-14T00:00:00" table:style-name="ce30">
            <text:p>1994-03-14</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3:1995:bud</text:p>
          </table:table-cell>
          <table:table-cell office:value-type="date" office:date-value="1995-03-23T00:00:00" table:style-name="ce30">
            <text:p>1995-03-23</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3:1996:bud</text:p>
          </table:table-cell>
          <table:table-cell office:value-type="date" office:date-value="1996-03-28T00:00:00" table:style-name="ce30">
            <text:p>1996-03-28</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3:1997:bud</text:p>
          </table:table-cell>
          <table:table-cell office:value-type="date" office:date-value="1997-03-13T00:00:00" table:style-name="ce30">
            <text:p>1997-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3:1998:bud</text:p>
          </table:table-cell>
          <table:table-cell office:value-type="date" office:date-value="1998-03-11T00:00:00" table:style-name="ce30">
            <text:p>1998-03-11</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3:1999:bud</text:p>
          </table:table-cell>
          <table:table-cell office:value-type="date" office:date-value="1999-03-26T00:00:00" table:style-name="ce30">
            <text:p>1999-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3:2000:bud</text:p>
          </table:table-cell>
          <table:table-cell office:value-type="date" office:date-value="2000-03-16T00:00:00" table:style-name="ce30">
            <text:p>2000-03-16</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3:2001:bud</text:p>
          </table:table-cell>
          <table:table-cell office:value-type="date" office:date-value="2001-03-10T00:00:00" table:style-name="ce30">
            <text:p>2001-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3:2002:bud</text:p>
          </table:table-cell>
          <table:table-cell office:value-type="date" office:date-value="2002-03-24T00:00:00" table:style-name="ce30">
            <text:p>2002-03-24</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3:2003:bud</text:p>
          </table:table-cell>
          <table:table-cell office:value-type="date" office:date-value="2003-03-20T00:00:00" table:style-name="ce30">
            <text:p>2003-03-20</text:p>
          </table:table-cell>
          <table:table-cell office:value-type="string" table:style-name="ce5">
            <text:p>BUD_DATE</text:p>
          </table:table-cell>
          <table:table-cell table:number-columns-repeated="16381"/>
        </table:table-row>
        <table:table-row table:style-name="ro1">
          <table:table-cell office:value-type="string" table:style-name="ce20">
            <text:p>INIAV:2PORTOS:52106:1995:bud</text:p>
          </table:table-cell>
          <table:table-cell office:value-type="date" office:date-value="1995-03-09T00:00:00" table:style-name="ce30">
            <text:p>1995-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52106:1996:bud</text:p>
          </table:table-cell>
          <table:table-cell office:value-type="date" office:date-value="1996-03-18T00:00:00" table:style-name="ce30">
            <text:p>1996-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52106:1997:bud</text:p>
          </table:table-cell>
          <table:table-cell office:value-type="date" office:date-value="1997-03-06T00:00:00" table:style-name="ce30">
            <text:p>1997-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106:1998:bud</text:p>
          </table:table-cell>
          <table:table-cell office:value-type="date" office:date-value="1998-03-06T00:00:00" table:style-name="ce30">
            <text:p>1998-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106:1999:bud</text:p>
          </table:table-cell>
          <table:table-cell office:value-type="date" office:date-value="1999-03-26T00:00:00" table:style-name="ce30">
            <text:p>1999-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52106:2000:bud</text:p>
          </table:table-cell>
          <table:table-cell office:value-type="date" office:date-value="2000-03-13T00:00:00" table:style-name="ce30">
            <text:p>2000-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52106:2001:bud</text:p>
          </table:table-cell>
          <table:table-cell office:value-type="date" office:date-value="2001-03-06T00:00:00" table:style-name="ce30">
            <text:p>2001-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106:2002:bud</text:p>
          </table:table-cell>
          <table:table-cell office:value-type="date" office:date-value="2002-03-13T00:00:00" table:style-name="ce30">
            <text:p>2002-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52106:2003:bud</text:p>
          </table:table-cell>
          <table:table-cell office:value-type="date" office:date-value="2003-03-14T00:00:00" table:style-name="ce30">
            <text:p>2003-03-14</text:p>
          </table:table-cell>
          <table:table-cell office:value-type="string" table:style-name="ce5">
            <text:p>BUD_DATE</text:p>
          </table:table-cell>
          <table:table-cell table:number-columns-repeated="16381"/>
        </table:table-row>
        <table:table-row table:style-name="ro1">
          <table:table-cell office:value-type="string" table:style-name="ce20">
            <text:p>INIAV:2PORTOS:52106:2004:bud</text:p>
          </table:table-cell>
          <table:table-cell office:value-type="date" office:date-value="2004-03-12T00:00:00" table:style-name="ce30">
            <text:p>2004-03-12</text:p>
          </table:table-cell>
          <table:table-cell office:value-type="string" table:style-name="ce5">
            <text:p>BUD_DATE</text:p>
          </table:table-cell>
          <table:table-cell table:number-columns-repeated="16381"/>
        </table:table-row>
        <table:table-row table:style-name="ro1">
          <table:table-cell office:value-type="string" table:style-name="ce20">
            <text:p>INIAV:2PORTOS:52106:2005:bud</text:p>
          </table:table-cell>
          <table:table-cell office:value-type="date" office:date-value="2005-04-01T00:00:00" table:style-name="ce30">
            <text:p>2005-04-01</text:p>
          </table:table-cell>
          <table:table-cell office:value-type="string" table:style-name="ce5">
            <text:p>BUD_DATE</text:p>
          </table:table-cell>
          <table:table-cell table:number-columns-repeated="16381"/>
        </table:table-row>
        <table:table-row table:style-name="ro1">
          <table:table-cell office:value-type="string" table:style-name="ce20">
            <text:p>INIAV:2PORTOS:52905:1995:bud</text:p>
          </table:table-cell>
          <table:table-cell office:value-type="date" office:date-value="1995-03-13T00:00:00" table:style-name="ce30">
            <text:p>1995-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52905:1996:bud</text:p>
          </table:table-cell>
          <table:table-cell office:value-type="date" office:date-value="1996-03-18T00:00:00" table:style-name="ce30">
            <text:p>1996-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52905:1997:bud</text:p>
          </table:table-cell>
          <table:table-cell office:value-type="date" office:date-value="1997-03-06T00:00:00" table:style-name="ce30">
            <text:p>1997-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905:1998:bud</text:p>
          </table:table-cell>
          <table:table-cell office:value-type="date" office:date-value="1998-03-05T00:00:00" table:style-name="ce30">
            <text:p>1998-03-05</text:p>
          </table:table-cell>
          <table:table-cell office:value-type="string" table:style-name="ce5">
            <text:p>BUD_DATE</text:p>
          </table:table-cell>
          <table:table-cell table:number-columns-repeated="16381"/>
        </table:table-row>
        <table:table-row table:style-name="ro1">
          <table:table-cell office:value-type="string" table:style-name="ce20">
            <text:p>INIAV:2PORTOS:52905:1999:bud</text:p>
          </table:table-cell>
          <table:table-cell office:value-type="date" office:date-value="1999-03-22T00:00:00" table:style-name="ce30">
            <text:p>1999-03-22</text:p>
          </table:table-cell>
          <table:table-cell office:value-type="string" table:style-name="ce5">
            <text:p>BUD_DATE</text:p>
          </table:table-cell>
          <table:table-cell table:number-columns-repeated="16381"/>
        </table:table-row>
        <table:table-row table:style-name="ro1">
          <table:table-cell office:value-type="string" table:style-name="ce20">
            <text:p>INIAV:2PORTOS:52905:2000:bud</text:p>
          </table:table-cell>
          <table:table-cell office:value-type="date" office:date-value="2000-03-10T00:00:00" table:style-name="ce30">
            <text:p>2000-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2905:2001:bud</text:p>
          </table:table-cell>
          <table:table-cell office:value-type="date" office:date-value="2001-03-06T00:00:00" table:style-name="ce30">
            <text:p>2001-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905:2002:bud</text:p>
          </table:table-cell>
          <table:table-cell office:value-type="date" office:date-value="2002-03-15T00:00:00" table:style-name="ce30">
            <text:p>2002-03-15</text:p>
          </table:table-cell>
          <table:table-cell office:value-type="string" table:style-name="ce5">
            <text:p>BUD_DATE</text:p>
          </table:table-cell>
          <table:table-cell table:number-columns-repeated="16381"/>
        </table:table-row>
        <table:table-row table:style-name="ro1">
          <table:table-cell office:value-type="string" table:style-name="ce20">
            <text:p>INIAV:2PORTOS:52905:2003:bud</text:p>
          </table:table-cell>
          <table:table-cell office:value-type="date" office:date-value="2003-03-12T00:00:00" table:style-name="ce30">
            <text:p>2003-03-12</text:p>
          </table:table-cell>
          <table:table-cell office:value-type="string" table:style-name="ce5">
            <text:p>BUD_DATE</text:p>
          </table:table-cell>
          <table:table-cell table:number-columns-repeated="16381"/>
        </table:table-row>
        <table:table-row table:style-name="ro1">
          <table:table-cell office:value-type="string" table:style-name="ce20">
            <text:p>INIAV:2PORTOS:52905:2004:bud</text:p>
          </table:table-cell>
          <table:table-cell office:value-type="date" office:date-value="2004-03-11T00:00:00" table:style-name="ce30">
            <text:p>2004-03-11</text:p>
          </table:table-cell>
          <table:table-cell office:value-type="string" table:style-name="ce5">
            <text:p>BUD_DATE</text:p>
          </table:table-cell>
          <table:table-cell table:number-columns-repeated="16381"/>
        </table:table-row>
        <table:table-row table:style-name="ro1">
          <table:table-cell office:value-type="string" table:style-name="ce20">
            <text:p>INIAV:2PORTOS:52905:2005:bud</text:p>
          </table:table-cell>
          <table:table-cell office:value-type="date" office:date-value="2005-04-01T00:00:00" table:style-name="ce30">
            <text:p>2005-04-01</text:p>
          </table:table-cell>
          <table:table-cell office:value-type="string" table:style-name="ce5">
            <text:p>BUD_DATE</text:p>
          </table:table-cell>
          <table:table-cell table:number-columns-repeated="16381"/>
        </table:table-row>
        <table:table-row table:style-name="ro1">
          <table:table-cell office:value-type="string" table:style-name="ce20">
            <text:p>INIAV:2PORTOS:AR:1994:bud</text:p>
          </table:table-cell>
          <table:table-cell office:value-type="date" office:date-value="1994-03-14T00:00:00" table:style-name="ce30">
            <text:p>1994-03-14</text:p>
          </table:table-cell>
          <table:table-cell office:value-type="string" table:style-name="ce5">
            <text:p>BUD_DATE</text:p>
          </table:table-cell>
          <table:table-cell table:number-columns-repeated="16381"/>
        </table:table-row>
        <table:table-row table:style-name="ro1">
          <table:table-cell office:value-type="string" table:style-name="ce20">
            <text:p>INIAV:2PORTOS:AR:1995:bud</text:p>
          </table:table-cell>
          <table:table-cell office:value-type="date" office:date-value="1995-03-13T00:00:00" table:style-name="ce30">
            <text:p>1995-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AR:1996:bud</text:p>
          </table:table-cell>
          <table:table-cell office:value-type="date" office:date-value="1996-03-18T00:00:00" table:style-name="ce30">
            <text:p>1996-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AR:1997:bud</text:p>
          </table:table-cell>
          <table:table-cell office:value-type="date" office:date-value="1997-03-10T00:00:00" table:style-name="ce30">
            <text:p>1997-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AR:1998:bud</text:p>
          </table:table-cell>
          <table:table-cell office:value-type="date" office:date-value="1998-03-09T00:00:00" table:style-name="ce30">
            <text:p>1998-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AR:1999:bud</text:p>
          </table:table-cell>
          <table:table-cell office:value-type="date" office:date-value="1999-03-26T00:00:00" table:style-name="ce30">
            <text:p>1999-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AR:2000:bud</text:p>
          </table:table-cell>
          <table:table-cell office:value-type="date" office:date-value="2000-03-18T00:00:00" table:style-name="ce30">
            <text:p>2000-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AR:2001:bud</text:p>
          </table:table-cell>
          <table:table-cell office:value-type="date" office:date-value="2001-03-09T00:00:00" table:style-name="ce30">
            <text:p>2001-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AR:2002:bud</text:p>
          </table:table-cell>
          <table:table-cell office:value-type="date" office:date-value="2002-03-18T00:00:00" table:style-name="ce30">
            <text:p>2002-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AR:2003:bud</text:p>
          </table:table-cell>
          <table:table-cell office:value-type="date" office:date-value="2003-03-19T00:00:00" table:style-name="ce30">
            <text:p>2003-03-19</text:p>
          </table:table-cell>
          <table:table-cell office:value-type="string" table:style-name="ce5">
            <text:p>BUD_DATE</text:p>
          </table:table-cell>
          <table:table-cell table:number-columns-repeated="16381"/>
        </table:table-row>
        <table:table-row table:style-name="ro1">
          <table:table-cell office:value-type="string" table:style-name="ce20">
            <text:p>INIAV:2PORTOS:AR:2004:bud</text:p>
          </table:table-cell>
          <table:table-cell office:value-type="date" office:date-value="2004-03-16T00:00:00" table:style-name="ce30">
            <text:p>2004-03-16</text:p>
          </table:table-cell>
          <table:table-cell office:value-type="string" table:style-name="ce5">
            <text:p>BUD_DATE</text:p>
          </table:table-cell>
          <table:table-cell table:number-columns-repeated="16381"/>
        </table:table-row>
        <table:table-row table:style-name="ro1">
          <table:table-cell office:value-type="string" table:style-name="ce20">
            <text:p>INIAV:2PORTOS:AR:2005:bud</text:p>
          </table:table-cell>
          <table:table-cell office:value-type="date" office:date-value="2005-04-07T00:00:00" table:style-name="ce30">
            <text:p>2005-04-07</text:p>
          </table:table-cell>
          <table:table-cell office:value-type="string" table:style-name="ce5">
            <text:p>BUD_DATE</text:p>
          </table:table-cell>
          <table:table-cell table:number-columns-repeated="16381"/>
        </table:table-row>
        <table:table-row table:style-name="ro1">
          <table:table-cell office:value-type="string" table:style-name="ce20">
            <text:p>INIAV:2PORTOS:AR:2006:bud</text:p>
          </table:table-cell>
          <table:table-cell office:value-type="date" office:date-value="2006-03-31T00:00:00" table:style-name="ce30">
            <text:p>2006-03-31</text:p>
          </table:table-cell>
          <table:table-cell office:value-type="string" table:style-name="ce5">
            <text:p>BUD_DATE</text:p>
          </table:table-cell>
          <table:table-cell table:number-columns-repeated="16381"/>
        </table:table-row>
        <table:table-row table:style-name="ro1">
          <table:table-cell office:value-type="string" table:style-name="ce20">
            <text:p>INIAV:2PORTOS:TT:2001:bud</text:p>
          </table:table-cell>
          <table:table-cell office:value-type="date" office:date-value="2001-03-06T00:00:00" table:style-name="ce30">
            <text:p>2001-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TT:2002:bud</text:p>
          </table:table-cell>
          <table:table-cell office:value-type="date" office:date-value="2002-03-12T00:00:00" table:style-name="ce30">
            <text:p>2002-03-12</text:p>
          </table:table-cell>
          <table:table-cell office:value-type="string" table:style-name="ce5">
            <text:p>BUD_DATE</text:p>
          </table:table-cell>
          <table:table-cell table:number-columns-repeated="16381"/>
        </table:table-row>
        <table:table-row table:style-name="ro1">
          <table:table-cell office:value-type="string" table:style-name="ce20">
            <text:p>INIAV:2PORTOS:TT:2003:bud</text:p>
          </table:table-cell>
          <table:table-cell office:value-type="date" office:date-value="2003-03-13T00:00:00" table:style-name="ce30">
            <text:p>2003-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TT:2004:bud</text:p>
          </table:table-cell>
          <table:table-cell office:value-type="date" office:date-value="2004-03-13T00:00:00" table:style-name="ce30">
            <text:p>2004-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TT:2005:bud</text:p>
          </table:table-cell>
          <table:table-cell office:value-type="date" office:date-value="2005-04-03T00:00:00" table:style-name="ce30">
            <text:p>2005-04-03</text:p>
          </table:table-cell>
          <table:table-cell office:value-type="string" table:style-name="ce5">
            <text:p>BUD_DATE</text:p>
          </table:table-cell>
          <table:table-cell table:number-columns-repeated="16381"/>
        </table:table-row>
        <table:table-row table:style-name="ro1">
          <table:table-cell office:value-type="string" table:style-name="ce20">
            <text:p>INIAV:2PORTOS:TT:2006:bud</text:p>
          </table:table-cell>
          <table:table-cell office:value-type="date" office:date-value="2006-03-27T00:00:00" table:style-name="ce30">
            <text:p>2006-03-27</text:p>
          </table:table-cell>
          <table:table-cell office:value-type="string" table:style-name="ce5">
            <text:p>BUD_DATE</text:p>
          </table:table-cell>
          <table:table-cell table:number-columns-repeated="16381"/>
        </table:table-row>
        <table:table-row table:style-name="ro1">
          <table:table-cell office:value-type="string" table:style-name="ce20">
            <text:p>INIAV:2PORTOS:53307:1995:bud</text:p>
          </table:table-cell>
          <table:table-cell office:value-type="date" office:date-value="1995-03-13T00:00:00" table:style-name="ce30">
            <text:p>1995-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53307:1996:bud</text:p>
          </table:table-cell>
          <table:table-cell office:value-type="date" office:date-value="1996-03-18T00:00:00" table:style-name="ce30">
            <text:p>1996-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53307:1997:bud</text:p>
          </table:table-cell>
          <table:table-cell office:value-type="date" office:date-value="1997-03-06T00:00:00" table:style-name="ce30">
            <text:p>1997-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3307:1998:bud</text:p>
          </table:table-cell>
          <table:table-cell office:value-type="date" office:date-value="1998-03-02T00:00:00" table:style-name="ce30">
            <text:p>1998-03-02</text:p>
          </table:table-cell>
          <table:table-cell office:value-type="string" table:style-name="ce5">
            <text:p>BUD_DATE</text:p>
          </table:table-cell>
          <table:table-cell table:number-columns-repeated="16381"/>
        </table:table-row>
        <table:table-row table:style-name="ro1">
          <table:table-cell office:value-type="string" table:style-name="ce20">
            <text:p>INIAV:2PORTOS:53307:1999:bud</text:p>
          </table:table-cell>
          <table:table-cell office:value-type="date" office:date-value="1999-03-19T00:00:00" table:style-name="ce30">
            <text:p>1999-03-19</text:p>
          </table:table-cell>
          <table:table-cell office:value-type="string" table:style-name="ce5">
            <text:p>BUD_DATE</text:p>
          </table:table-cell>
          <table:table-cell table:number-columns-repeated="16381"/>
        </table:table-row>
        <table:table-row table:style-name="ro1">
          <table:table-cell office:value-type="string" table:style-name="ce20">
            <text:p>INIAV:2PORTOS:53307:2000:bud</text:p>
          </table:table-cell>
          <table:table-cell office:value-type="date" office:date-value="2000-03-14T00:00:00" table:style-name="ce30">
            <text:p>2000-03-14</text:p>
          </table:table-cell>
          <table:table-cell office:value-type="string" table:style-name="ce5">
            <text:p>BUD_DATE</text:p>
          </table:table-cell>
          <table:table-cell table:number-columns-repeated="16381"/>
        </table:table-row>
        <table:table-row table:style-name="ro1">
          <table:table-cell office:value-type="string" table:style-name="ce20">
            <text:p>INIAV:2PORTOS:53307:2001:bud</text:p>
          </table:table-cell>
          <table:table-cell office:value-type="date" office:date-value="2001-03-06T00:00:00" table:style-name="ce30">
            <text:p>2001-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3307:2002:bud</text:p>
          </table:table-cell>
          <table:table-cell office:value-type="date" office:date-value="2002-03-13T00:00:00" table:style-name="ce30">
            <text:p>2002-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53307:2003:bud</text:p>
          </table:table-cell>
          <table:table-cell office:value-type="date" office:date-value="2003-03-17T00:00:00" table:style-name="ce30">
            <text:p>2003-03-17</text:p>
          </table:table-cell>
          <table:table-cell office:value-type="string" table:style-name="ce5">
            <text:p>BUD_DATE</text:p>
          </table:table-cell>
          <table:table-cell table:number-columns-repeated="16381"/>
        </table:table-row>
        <table:table-row table:style-name="ro1">
          <table:table-cell office:value-type="string" table:style-name="ce20">
            <text:p>INIAV:2PORTOS:53307:2004:bud</text:p>
          </table:table-cell>
          <table:table-cell office:value-type="date" office:date-value="2004-03-13T00:00:00" table:style-name="ce30">
            <text:p>2004-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53307:2005:bud</text:p>
          </table:table-cell>
          <table:table-cell office:value-type="date" office:date-value="2005-04-01T00:00:00" table:style-name="ce30">
            <text:p>2005-04-01</text:p>
          </table:table-cell>
          <table:table-cell office:value-type="string" table:style-name="ce5">
            <text:p>BUD_DATE</text:p>
          </table:table-cell>
          <table:table-cell table:number-columns-repeated="16381"/>
        </table:table-row>
        <table:table-row table:style-name="ro1">
          <table:table-cell office:value-type="string" table:style-name="ce20">
            <text:p>INIAV:2PORTOS:53307:2006:bud</text:p>
          </table:table-cell>
          <table:table-cell office:value-type="date" office:date-value="2006-03-26T00:00:00" table:style-name="ce30">
            <text:p>2006-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5:1995:bud</text:p>
          </table:table-cell>
          <table:table-cell office:value-type="date" office:date-value="1995-03-09T00:00:00" table:style-name="ce30">
            <text:p>1995-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5:1996:bud</text:p>
          </table:table-cell>
          <table:table-cell office:value-type="date" office:date-value="1996-03-15T00:00:00" table:style-name="ce30">
            <text:p>1996-03-15</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5:1997:bud</text:p>
          </table:table-cell>
          <table:table-cell office:value-type="date" office:date-value="1997-03-06T00:00:00" table:style-name="ce30">
            <text:p>1997-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5:1998:bud</text:p>
          </table:table-cell>
          <table:table-cell office:value-type="date" office:date-value="1998-03-05T00:00:00" table:style-name="ce30">
            <text:p>1998-03-05</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5:1999:bud</text:p>
          </table:table-cell>
          <table:table-cell office:value-type="date" office:date-value="1999-03-23T00:00:00" table:style-name="ce30">
            <text:p>1999-03-23</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5:2000:bud</text:p>
          </table:table-cell>
          <table:table-cell office:value-type="date" office:date-value="2000-03-12T00:00:00" table:style-name="ce30">
            <text:p>2000-03-12</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5:2001:bud</text:p>
          </table:table-cell>
          <table:table-cell office:value-type="date" office:date-value="2001-03-02T00:00:00" table:style-name="ce30">
            <text:p>2001-03-02</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5:2002:bud</text:p>
          </table:table-cell>
          <table:table-cell office:value-type="date" office:date-value="2002-03-11T00:00:00" table:style-name="ce30">
            <text:p>2002-03-11</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5:2003:bud</text:p>
          </table:table-cell>
          <table:table-cell office:value-type="date" office:date-value="2003-03-10T00:00:00" table:style-name="ce30">
            <text:p>2003-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5:2004:bud</text:p>
          </table:table-cell>
          <table:table-cell office:value-type="date" office:date-value="2004-03-09T00:00:00" table:style-name="ce30">
            <text:p>2004-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5:2005:bud</text:p>
          </table:table-cell>
          <table:table-cell office:value-type="date" office:date-value="2005-03-31T00:00:00" table:style-name="ce30">
            <text:p>2005-03-31</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5:2006:bud</text:p>
          </table:table-cell>
          <table:table-cell office:value-type="date" office:date-value="2006-03-23T00:00:00" table:style-name="ce30">
            <text:p>2006-03-23</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6:1990:bud</text:p>
          </table:table-cell>
          <table:table-cell office:value-type="date" office:date-value="1990-03-19T00:00:00" table:style-name="ce30">
            <text:p>1990-03-19</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6:1991:bud</text:p>
          </table:table-cell>
          <table:table-cell office:value-type="date" office:date-value="1991-03-18T00:00:00" table:style-name="ce30">
            <text:p>1991-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6:1992:bud</text:p>
          </table:table-cell>
          <table:table-cell office:value-type="date" office:date-value="1992-03-19T00:00:00" table:style-name="ce30">
            <text:p>1992-03-19</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6:1993:bud</text:p>
          </table:table-cell>
          <table:table-cell office:value-type="date" office:date-value="1993-03-23T00:00:00" table:style-name="ce30">
            <text:p>1993-03-23</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6:1994:bud</text:p>
          </table:table-cell>
          <table:table-cell office:value-type="date" office:date-value="1994-03-12T00:00:00" table:style-name="ce30">
            <text:p>1994-03-12</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6:1995:bud</text:p>
          </table:table-cell>
          <table:table-cell office:value-type="date" office:date-value="1995-03-09T00:00:00" table:style-name="ce30">
            <text:p>1995-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6:1996:bud</text:p>
          </table:table-cell>
          <table:table-cell office:value-type="date" office:date-value="1996-03-15T00:00:00" table:style-name="ce30">
            <text:p>1996-03-15</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6:1997:bud</text:p>
          </table:table-cell>
          <table:table-cell office:value-type="date" office:date-value="1997-03-06T00:00:00" table:style-name="ce30">
            <text:p>1997-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6:1998:bud</text:p>
          </table:table-cell>
          <table:table-cell office:value-type="date" office:date-value="1998-03-05T00:00:00" table:style-name="ce30">
            <text:p>1998-03-05</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6:1999:bud</text:p>
          </table:table-cell>
          <table:table-cell office:value-type="date" office:date-value="1999-03-22T00:00:00" table:style-name="ce30">
            <text:p>1999-03-22</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6:2000:bud</text:p>
          </table:table-cell>
          <table:table-cell office:value-type="date" office:date-value="2000-03-11T00:00:00" table:style-name="ce30">
            <text:p>2000-03-11</text:p>
          </table:table-cell>
          <table:table-cell office:value-type="string" table:style-name="ce5">
            <text:p>BUD_DATE</text:p>
          </table:table-cell>
          <table:table-cell table:number-columns-repeated="16381"/>
        </table:table-row>
        <table:table-row table:style-name="ro1">
          <table:table-cell office:value-type="string" table:style-name="ce20">
            <text:p>INIAV:2PORTOS:53006:1990:bud</text:p>
          </table:table-cell>
          <table:table-cell office:value-type="date" office:date-value="1990-03-26T00:00:00" table:style-name="ce30">
            <text:p>1990-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53006:1991:bud</text:p>
          </table:table-cell>
          <table:table-cell office:value-type="date" office:date-value="1991-03-21T00:00:00" table:style-name="ce30">
            <text:p>1991-03-21</text:p>
          </table:table-cell>
          <table:table-cell office:value-type="string" table:style-name="ce5">
            <text:p>BUD_DATE</text:p>
          </table:table-cell>
          <table:table-cell table:number-columns-repeated="16381"/>
        </table:table-row>
        <table:table-row table:style-name="ro1">
          <table:table-cell office:value-type="string" table:style-name="ce20">
            <text:p>INIAV:2PORTOS:53006:1992:bud</text:p>
          </table:table-cell>
          <table:table-cell office:value-type="date" office:date-value="1992-03-30T00:00:00" table:style-name="ce30">
            <text:p>1992-03-30</text:p>
          </table:table-cell>
          <table:table-cell office:value-type="string" table:style-name="ce5">
            <text:p>BUD_DATE</text:p>
          </table:table-cell>
          <table:table-cell table:number-columns-repeated="16381"/>
        </table:table-row>
        <table:table-row table:style-name="ro1">
          <table:table-cell office:value-type="string" table:style-name="ce20">
            <text:p>INIAV:2PORTOS:53006:1993:bud</text:p>
          </table:table-cell>
          <table:table-cell office:value-type="date" office:date-value="1993-03-30T00:00:00" table:style-name="ce30">
            <text:p>1993-03-30</text:p>
          </table:table-cell>
          <table:table-cell office:value-type="string" table:style-name="ce5">
            <text:p>BUD_DATE</text:p>
          </table:table-cell>
          <table:table-cell table:number-columns-repeated="16381"/>
        </table:table-row>
        <table:table-row table:style-name="ro1">
          <table:table-cell office:value-type="string" table:style-name="ce20">
            <text:p>INIAV:2PORTOS:53006:1994:bud</text:p>
          </table:table-cell>
          <table:table-cell office:value-type="date" office:date-value="1994-03-14T00:00:00" table:style-name="ce30">
            <text:p>1994-03-14</text:p>
          </table:table-cell>
          <table:table-cell office:value-type="string" table:style-name="ce5">
            <text:p>BUD_DATE</text:p>
          </table:table-cell>
          <table:table-cell table:number-columns-repeated="16381"/>
        </table:table-row>
        <table:table-row table:style-name="ro1">
          <table:table-cell office:value-type="string" table:style-name="ce20">
            <text:p>INIAV:2PORTOS:53006:1995:bud</text:p>
          </table:table-cell>
          <table:table-cell office:value-type="date" office:date-value="1995-03-16T00:00:00" table:style-name="ce30">
            <text:p>1995-03-16</text:p>
          </table:table-cell>
          <table:table-cell office:value-type="string" table:style-name="ce5">
            <text:p>BUD_DATE</text:p>
          </table:table-cell>
          <table:table-cell table:number-columns-repeated="16381"/>
        </table:table-row>
        <table:table-row table:style-name="ro1">
          <table:table-cell office:value-type="string" table:style-name="ce20">
            <text:p>INIAV:2PORTOS:53006:1996:bud</text:p>
          </table:table-cell>
          <table:table-cell office:value-type="date" office:date-value="1996-03-18T00:00:00" table:style-name="ce30">
            <text:p>1996-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53006:1997:bud</text:p>
          </table:table-cell>
          <table:table-cell office:value-type="date" office:date-value="1997-03-10T00:00:00" table:style-name="ce30">
            <text:p>1997-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3006:1998:bud</text:p>
          </table:table-cell>
          <table:table-cell office:value-type="date" office:date-value="1998-03-10T00:00:00" table:style-name="ce30">
            <text:p>1998-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3006:1999:bud</text:p>
          </table:table-cell>
          <table:table-cell office:value-type="date" office:date-value="1999-03-30T00:00:00" table:style-name="ce30">
            <text:p>1999-03-30</text:p>
          </table:table-cell>
          <table:table-cell office:value-type="string" table:style-name="ce5">
            <text:p>BUD_DATE</text:p>
          </table:table-cell>
          <table:table-cell table:number-columns-repeated="16381"/>
        </table:table-row>
        <table:table-row table:style-name="ro1">
          <table:table-cell office:value-type="string" table:style-name="ce20">
            <text:p>INIAV:2PORTOS:53006:2000:bud</text:p>
          </table:table-cell>
          <table:table-cell office:value-type="date" office:date-value="2000-03-20T00:00:00" table:style-name="ce30">
            <text:p>2000-03-20</text:p>
          </table:table-cell>
          <table:table-cell office:value-type="string" table:style-name="ce5">
            <text:p>BUD_DATE</text:p>
          </table:table-cell>
          <table:table-cell table:number-columns-repeated="16381"/>
        </table:table-row>
        <table:table-row table:style-name="ro1">
          <table:table-cell office:value-type="string" table:style-name="ce20">
            <text:p>INIAV:2PORTOS:51902:1995:bud</text:p>
          </table:table-cell>
          <table:table-cell office:value-type="date" office:date-value="1995-03-23T00:00:00" table:style-name="ce30">
            <text:p>1995-03-23</text:p>
          </table:table-cell>
          <table:table-cell office:value-type="string" table:style-name="ce5">
            <text:p>BUD_DATE</text:p>
          </table:table-cell>
          <table:table-cell table:number-columns-repeated="16381"/>
        </table:table-row>
        <table:table-row table:style-name="ro1">
          <table:table-cell office:value-type="string" table:style-name="ce20">
            <text:p>INIAV:2PORTOS:51902:1996:bud</text:p>
          </table:table-cell>
          <table:table-cell office:value-type="date" office:date-value="1996-03-28T00:00:00" table:style-name="ce30">
            <text:p>1996-03-28</text:p>
          </table:table-cell>
          <table:table-cell office:value-type="string" table:style-name="ce5">
            <text:p>BUD_DATE</text:p>
          </table:table-cell>
          <table:table-cell table:number-columns-repeated="16381"/>
        </table:table-row>
        <table:table-row table:style-name="ro1">
          <table:table-cell office:value-type="string" table:style-name="ce20">
            <text:p>INIAV:2PORTOS:51902:1997:bud</text:p>
          </table:table-cell>
          <table:table-cell office:value-type="date" office:date-value="1997-03-13T00:00:00" table:style-name="ce30">
            <text:p>1997-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51902:1998:bud</text:p>
          </table:table-cell>
          <table:table-cell office:value-type="date" office:date-value="1998-03-19T00:00:00" table:style-name="ce30">
            <text:p>1998-03-19</text:p>
          </table:table-cell>
          <table:table-cell office:value-type="string" table:style-name="ce5">
            <text:p>BUD_DATE</text:p>
          </table:table-cell>
          <table:table-cell table:number-columns-repeated="16381"/>
        </table:table-row>
        <table:table-row table:style-name="ro1">
          <table:table-cell office:value-type="string" table:style-name="ce20">
            <text:p>INIAV:2PORTOS:51902:1999:bud</text:p>
          </table:table-cell>
          <table:table-cell office:value-type="date" office:date-value="1999-03-30T00:00:00" table:style-name="ce30">
            <text:p>1999-03-30</text:p>
          </table:table-cell>
          <table:table-cell office:value-type="string" table:style-name="ce5">
            <text:p>BUD_DATE</text:p>
          </table:table-cell>
          <table:table-cell table:number-columns-repeated="16381"/>
        </table:table-row>
        <table:table-row table:style-name="ro1">
          <table:table-cell office:value-type="string" table:style-name="ce20">
            <text:p>INIAV:2PORTOS:51902:2000:bud</text:p>
          </table:table-cell>
          <table:table-cell office:value-type="date" office:date-value="2000-03-20T00:00:00" table:style-name="ce30">
            <text:p>2000-03-20</text:p>
          </table:table-cell>
          <table:table-cell office:value-type="string" table:style-name="ce5">
            <text:p>BUD_DATE</text:p>
          </table:table-cell>
          <table:table-cell table:number-columns-repeated="16381"/>
        </table:table-row>
        <table:table-row table:style-name="ro1">
          <table:table-cell office:value-type="string" table:style-name="ce20">
            <text:p>INIAV:2PORTOS:51902:2001:bud</text:p>
          </table:table-cell>
          <table:table-cell office:value-type="date" office:date-value="2001-03-12T00:00:00" table:style-name="ce30">
            <text:p>2001-03-12</text:p>
          </table:table-cell>
          <table:table-cell office:value-type="string" table:style-name="ce5">
            <text:p>BUD_DATE</text:p>
          </table:table-cell>
          <table:table-cell table:number-columns-repeated="16381"/>
        </table:table-row>
        <table:table-row table:style-name="ro1">
          <table:table-cell office:value-type="string" table:style-name="ce20">
            <text:p>INIAV:2PORTOS:51902:2002:bud</text:p>
          </table:table-cell>
          <table:table-cell office:value-type="date" office:date-value="2002-03-21T00:00:00" table:style-name="ce30">
            <text:p>2002-03-21</text:p>
          </table:table-cell>
          <table:table-cell office:value-type="string" table:style-name="ce5">
            <text:p>BUD_DATE</text:p>
          </table:table-cell>
          <table:table-cell table:number-columns-repeated="16381"/>
        </table:table-row>
        <table:table-row table:style-name="ro1">
          <table:table-cell office:value-type="string" table:style-name="ce20">
            <text:p>INIAV:2PORTOS:51902:2003:bud</text:p>
          </table:table-cell>
          <table:table-cell office:value-type="date" office:date-value="2003-03-25T00:00:00" table:style-name="ce30">
            <text:p>2003-03-25</text:p>
          </table:table-cell>
          <table:table-cell office:value-type="string" table:style-name="ce5">
            <text:p>BUD_DATE</text:p>
          </table:table-cell>
          <table:table-cell table:number-columns-repeated="16381"/>
        </table:table-row>
        <table:table-row table:style-name="ro1">
          <table:table-cell office:value-type="string" table:style-name="ce20">
            <text:p>INIAV:2PORTOS:51902:2004:bud</text:p>
          </table:table-cell>
          <table:table-cell office:value-type="date" office:date-value="2004-03-23T00:00:00" table:style-name="ce30">
            <text:p>2004-03-23</text:p>
          </table:table-cell>
          <table:table-cell office:value-type="string" table:style-name="ce5">
            <text:p>BUD_DATE</text:p>
          </table:table-cell>
          <table:table-cell table:number-columns-repeated="16381"/>
        </table:table-row>
        <table:table-row table:style-name="ro1">
          <table:table-cell office:value-type="string" table:style-name="ce20">
            <text:p>INIAV:2PORTOS:51902:2005:bud</text:p>
          </table:table-cell>
          <table:table-cell office:value-type="date" office:date-value="2005-04-09T00:00:00" table:style-name="ce30">
            <text:p>2005-04-09</text:p>
          </table:table-cell>
          <table:table-cell office:value-type="string" table:style-name="ce5">
            <text:p>BUD_DATE</text:p>
          </table:table-cell>
          <table:table-cell table:number-columns-repeated="16381"/>
        </table:table-row>
        <table:table-row table:style-name="ro1">
          <table:table-cell office:value-type="string" table:style-name="ce20">
            <text:p>INIAV:2PORTOS:51902:2006:bud</text:p>
          </table:table-cell>
          <table:table-cell office:value-type="date" office:date-value="2006-03-31T00:00:00" table:style-name="ce30">
            <text:p>2006-03-31</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1:1990:bud</text:p>
          </table:table-cell>
          <table:table-cell office:value-type="date" office:date-value="1990-03-22T00:00:00" table:style-name="ce30">
            <text:p>1990-03-22</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1:1991:bud</text:p>
          </table:table-cell>
          <table:table-cell office:value-type="date" office:date-value="1991-03-30T00:00:00" table:style-name="ce30">
            <text:p>1991-03-30</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1:1992:bud</text:p>
          </table:table-cell>
          <table:table-cell office:value-type="date" office:date-value="1992-04-02T00:00:00" table:style-name="ce30">
            <text:p>1992-04-02</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1:1993:bud</text:p>
          </table:table-cell>
          <table:table-cell office:value-type="date" office:date-value="1993-04-02T00:00:00" table:style-name="ce30">
            <text:p>1993-04-02</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1:1994:bud</text:p>
          </table:table-cell>
          <table:table-cell office:value-type="date" office:date-value="1994-03-18T00:00:00" table:style-name="ce30">
            <text:p>1994-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1:1995:bud</text:p>
          </table:table-cell>
          <table:table-cell office:value-type="date" office:date-value="1995-03-16T00:00:00" table:style-name="ce30">
            <text:p>1995-03-16</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1:1996:bud</text:p>
          </table:table-cell>
          <table:table-cell office:value-type="date" office:date-value="1996-03-28T00:00:00" table:style-name="ce30">
            <text:p>1996-03-28</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1:1997:bud</text:p>
          </table:table-cell>
          <table:table-cell office:value-type="date" office:date-value="1997-03-10T00:00:00" table:style-name="ce30">
            <text:p>1997-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1:1998:bud</text:p>
          </table:table-cell>
          <table:table-cell office:value-type="date" office:date-value="1998-03-11T00:00:00" table:style-name="ce30">
            <text:p>1998-03-11</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1:1999:bud</text:p>
          </table:table-cell>
          <table:table-cell office:value-type="date" office:date-value="1999-03-31T00:00:00" table:style-name="ce30">
            <text:p>1999-03-31</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1:2000:bud</text:p>
          </table:table-cell>
          <table:table-cell office:value-type="date" office:date-value="2000-03-19T00:00:00" table:style-name="ce30">
            <text:p>2000-03-19</text:p>
          </table:table-cell>
          <table:table-cell office:value-type="string" table:style-name="ce5">
            <text:p>BUD_DATE</text:p>
          </table:table-cell>
          <table:table-cell table:number-columns-repeated="16381"/>
        </table:table-row>
        <table:table-row table:style-name="ro1">
          <table:table-cell office:value-type="string" table:style-name="ce20">
            <text:p>INIAV:2PORTOS:AB:1990:bud</text:p>
          </table:table-cell>
          <table:table-cell office:value-type="date" office:date-value="1990-03-12T00:00:00" table:style-name="ce30">
            <text:p>1990-03-12</text:p>
          </table:table-cell>
          <table:table-cell office:value-type="string" table:style-name="ce5">
            <text:p>BUD_DATE</text:p>
          </table:table-cell>
          <table:table-cell table:number-columns-repeated="16381"/>
        </table:table-row>
        <table:table-row table:style-name="ro1">
          <table:table-cell office:value-type="string" table:style-name="ce20">
            <text:p>INIAV:2PORTOS:AB:1991:bud</text:p>
          </table:table-cell>
          <table:table-cell office:value-type="date" office:date-value="1991-03-14T00:00:00" table:style-name="ce30">
            <text:p>1991-03-14</text:p>
          </table:table-cell>
          <table:table-cell office:value-type="string" table:style-name="ce5">
            <text:p>BUD_DATE</text:p>
          </table:table-cell>
          <table:table-cell table:number-columns-repeated="16381"/>
        </table:table-row>
        <table:table-row table:style-name="ro1">
          <table:table-cell office:value-type="string" table:style-name="ce20">
            <text:p>INIAV:2PORTOS:AB:1992:bud</text:p>
          </table:table-cell>
          <table:table-cell office:value-type="date" office:date-value="1992-03-16T00:00:00" table:style-name="ce30">
            <text:p>1992-03-16</text:p>
          </table:table-cell>
          <table:table-cell office:value-type="string" table:style-name="ce5">
            <text:p>BUD_DATE</text:p>
          </table:table-cell>
          <table:table-cell table:number-columns-repeated="16381"/>
        </table:table-row>
        <table:table-row table:style-name="ro1">
          <table:table-cell office:value-type="string" table:style-name="ce20">
            <text:p>INIAV:2PORTOS:AB:1993:bud</text:p>
          </table:table-cell>
          <table:table-cell office:value-type="date" office:date-value="1993-03-19T00:00:00" table:style-name="ce30">
            <text:p>1993-03-19</text:p>
          </table:table-cell>
          <table:table-cell office:value-type="string" table:style-name="ce5">
            <text:p>BUD_DATE</text:p>
          </table:table-cell>
          <table:table-cell table:number-columns-repeated="16381"/>
        </table:table-row>
        <table:table-row table:style-name="ro1">
          <table:table-cell office:value-type="string" table:style-name="ce20">
            <text:p>INIAV:2PORTOS:AB:1994:bud</text:p>
          </table:table-cell>
          <table:table-cell office:value-type="date" office:date-value="1994-03-07T00:00:00" table:style-name="ce30">
            <text:p>1994-03-07</text:p>
          </table:table-cell>
          <table:table-cell office:value-type="string" table:style-name="ce5">
            <text:p>BUD_DATE</text:p>
          </table:table-cell>
          <table:table-cell table:number-columns-repeated="16381"/>
        </table:table-row>
        <table:table-row table:style-name="ro1">
          <table:table-cell office:value-type="string" table:style-name="ce20">
            <text:p>INIAV:2PORTOS:AB:1995:bud</text:p>
          </table:table-cell>
          <table:table-cell office:value-type="date" office:date-value="1995-03-06T00:00:00" table:style-name="ce30">
            <text:p>1995-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AB:1996:bud</text:p>
          </table:table-cell>
          <table:table-cell office:value-type="date" office:date-value="1996-03-07T00:00:00" table:style-name="ce30">
            <text:p>1996-03-07</text:p>
          </table:table-cell>
          <table:table-cell office:value-type="string" table:style-name="ce5">
            <text:p>BUD_DATE</text:p>
          </table:table-cell>
          <table:table-cell table:number-columns-repeated="16381"/>
        </table:table-row>
        <table:table-row table:style-name="ro1">
          <table:table-cell office:value-type="string" table:style-name="ce20">
            <text:p>INIAV:2PORTOS:AB:1997:bud</text:p>
          </table:table-cell>
          <table:table-cell office:value-type="date" office:date-value="1997-02-27T00:00:00" table:style-name="ce30">
            <text:p>1997-02-27</text:p>
          </table:table-cell>
          <table:table-cell office:value-type="string" table:style-name="ce5">
            <text:p>BUD_DATE</text:p>
          </table:table-cell>
          <table:table-cell table:number-columns-repeated="16381"/>
        </table:table-row>
        <table:table-row table:style-name="ro1">
          <table:table-cell office:value-type="string" table:style-name="ce20">
            <text:p>INIAV:2PORTOS:AB:1998:bud</text:p>
          </table:table-cell>
          <table:table-cell office:value-type="date" office:date-value="1998-02-25T00:00:00" table:style-name="ce30">
            <text:p>1998-02-25</text:p>
          </table:table-cell>
          <table:table-cell office:value-type="string" table:style-name="ce5">
            <text:p>BUD_DATE</text:p>
          </table:table-cell>
          <table:table-cell table:number-columns-repeated="16381"/>
        </table:table-row>
        <table:table-row table:style-name="ro1">
          <table:table-cell office:value-type="string" table:style-name="ce20">
            <text:p>INIAV:2PORTOS:AB:1999:bud</text:p>
          </table:table-cell>
          <table:table-cell office:value-type="date" office:date-value="1999-03-16T00:00:00" table:style-name="ce30">
            <text:p>1999-03-16</text:p>
          </table:table-cell>
          <table:table-cell office:value-type="string" table:style-name="ce5">
            <text:p>BUD_DATE</text:p>
          </table:table-cell>
          <table:table-cell table:number-columns-repeated="16381"/>
        </table:table-row>
        <table:table-row table:style-name="ro1">
          <table:table-cell office:value-type="string" table:style-name="ce20">
            <text:p>INIAV:2PORTOS:AB:2000:bud</text:p>
          </table:table-cell>
          <table:table-cell office:value-type="date" office:date-value="2000-03-07T00:00:00" table:style-name="ce30">
            <text:p>2000-03-07</text:p>
          </table:table-cell>
          <table:table-cell office:value-type="string" table:style-name="ce5">
            <text:p>BUD_DATE</text:p>
          </table:table-cell>
          <table:table-cell table:number-columns-repeated="16381"/>
        </table:table-row>
        <table:table-row table:style-name="ro1">
          <table:table-cell office:value-type="string" table:style-name="ce20">
            <text:p>INIAV:2PORTOS:52016:1995:bud</text:p>
          </table:table-cell>
          <table:table-cell office:value-type="date" office:date-value="1995-03-06T00:00:00" table:style-name="ce30">
            <text:p>1995-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016:1996:bud</text:p>
          </table:table-cell>
          <table:table-cell office:value-type="date" office:date-value="1996-03-11T00:00:00" table:style-name="ce30">
            <text:p>1996-03-11</text:p>
          </table:table-cell>
          <table:table-cell office:value-type="string" table:style-name="ce5">
            <text:p>BUD_DATE</text:p>
          </table:table-cell>
          <table:table-cell table:number-columns-repeated="16381"/>
        </table:table-row>
        <table:table-row table:style-name="ro1">
          <table:table-cell office:value-type="string" table:style-name="ce20">
            <text:p>INIAV:2PORTOS:52016:1997:bud</text:p>
          </table:table-cell>
          <table:table-cell office:value-type="date" office:date-value="1997-03-03T00:00:00" table:style-name="ce30">
            <text:p>1997-03-03</text:p>
          </table:table-cell>
          <table:table-cell office:value-type="string" table:style-name="ce5">
            <text:p>BUD_DATE</text:p>
          </table:table-cell>
          <table:table-cell table:number-columns-repeated="16381"/>
        </table:table-row>
        <table:table-row table:style-name="ro1">
          <table:table-cell office:value-type="string" table:style-name="ce20">
            <text:p>INIAV:2PORTOS:52016:1998:bud</text:p>
          </table:table-cell>
          <table:table-cell office:value-type="date" office:date-value="1998-03-02T00:00:00" table:style-name="ce30">
            <text:p>1998-03-02</text:p>
          </table:table-cell>
          <table:table-cell office:value-type="string" table:style-name="ce5">
            <text:p>BUD_DATE</text:p>
          </table:table-cell>
          <table:table-cell table:number-columns-repeated="16381"/>
        </table:table-row>
        <table:table-row table:style-name="ro1">
          <table:table-cell office:value-type="string" table:style-name="ce20">
            <text:p>INIAV:2PORTOS:52016:1999:bud</text:p>
          </table:table-cell>
          <table:table-cell office:value-type="date" office:date-value="1999-03-19T00:00:00" table:style-name="ce30">
            <text:p>1999-03-19</text:p>
          </table:table-cell>
          <table:table-cell office:value-type="string" table:style-name="ce5">
            <text:p>BUD_DATE</text:p>
          </table:table-cell>
          <table:table-cell table:number-columns-repeated="16381"/>
        </table:table-row>
        <table:table-row table:style-name="ro1">
          <table:table-cell office:value-type="string" table:style-name="ce20">
            <text:p>INIAV:2PORTOS:52016:2000:bud</text:p>
          </table:table-cell>
          <table:table-cell office:value-type="date" office:date-value="2000-03-10T00:00:00" table:style-name="ce30">
            <text:p>2000-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2016:2001:bud</text:p>
          </table:table-cell>
          <table:table-cell office:value-type="date" office:date-value="2001-03-02T00:00:00" table:style-name="ce30">
            <text:p>2001-03-02</text:p>
          </table:table-cell>
          <table:table-cell office:value-type="string" table:style-name="ce5">
            <text:p>BUD_DATE</text:p>
          </table:table-cell>
          <table:table-cell table:number-columns-repeated="16381"/>
        </table:table-row>
        <table:table-row table:style-name="ro1">
          <table:table-cell office:value-type="string" table:style-name="ce20">
            <text:p>INIAV:2PORTOS:52016:2002:bud</text:p>
          </table:table-cell>
          <table:table-cell office:value-type="date" office:date-value="2002-03-04T00:00:00" table:style-name="ce30">
            <text:p>2002-03-04</text:p>
          </table:table-cell>
          <table:table-cell office:value-type="string" table:style-name="ce5">
            <text:p>BUD_DATE</text:p>
          </table:table-cell>
          <table:table-cell table:number-columns-repeated="16381"/>
        </table:table-row>
        <table:table-row table:style-name="ro1">
          <table:table-cell office:value-type="string" table:style-name="ce20">
            <text:p>INIAV:2PORTOS:52016:2003:bud</text:p>
          </table:table-cell>
          <table:table-cell office:value-type="date" office:date-value="2003-03-10T00:00:00" table:style-name="ce30">
            <text:p>2003-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2016:2004:bud</text:p>
          </table:table-cell>
          <table:table-cell office:value-type="date" office:date-value="2004-03-09T00:00:00" table:style-name="ce30">
            <text:p>2004-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52016:2005:bud</text:p>
          </table:table-cell>
          <table:table-cell office:value-type="date" office:date-value="2005-03-28T00:00:00" table:style-name="ce30">
            <text:p>2005-03-28</text:p>
          </table:table-cell>
          <table:table-cell office:value-type="string" table:style-name="ce5">
            <text:p>BUD_DATE</text:p>
          </table:table-cell>
          <table:table-cell table:number-columns-repeated="16381"/>
        </table:table-row>
        <table:table-row table:style-name="ro1">
          <table:table-cell office:value-type="string" table:style-name="ce20">
            <text:p>INIAV:2PORTOS:52016:2006:bud</text:p>
          </table:table-cell>
          <table:table-cell office:value-type="date" office:date-value="2006-03-24T00:00:00" table:style-name="ce30">
            <text:p>2006-03-24</text:p>
          </table:table-cell>
          <table:table-cell office:value-type="string" table:style-name="ce5">
            <text:p>BUD_DATE</text:p>
          </table:table-cell>
          <table:table-cell table:number-columns-repeated="16381"/>
        </table:table-row>
        <table:table-row table:style-name="ro1">
          <table:table-cell office:value-type="string" table:style-name="ce20">
            <text:p>INIAV:2PORTOS:BB:1990:bud</text:p>
          </table:table-cell>
          <table:table-cell office:value-type="date" office:date-value="1990-03-19T00:00:00" table:style-name="ce30">
            <text:p>1990-03-19</text:p>
          </table:table-cell>
          <table:table-cell office:value-type="string" table:style-name="ce5">
            <text:p>BUD_DATE</text:p>
          </table:table-cell>
          <table:table-cell table:number-columns-repeated="16381"/>
        </table:table-row>
        <table:table-row table:style-name="ro1">
          <table:table-cell office:value-type="string" table:style-name="ce20">
            <text:p>INIAV:2PORTOS:BB:1991:bud</text:p>
          </table:table-cell>
          <table:table-cell office:value-type="date" office:date-value="1991-03-23T00:00:00" table:style-name="ce30">
            <text:p>1991-03-23</text:p>
          </table:table-cell>
          <table:table-cell office:value-type="string" table:style-name="ce5">
            <text:p>BUD_DATE</text:p>
          </table:table-cell>
          <table:table-cell table:number-columns-repeated="16381"/>
        </table:table-row>
        <table:table-row table:style-name="ro1">
          <table:table-cell office:value-type="string" table:style-name="ce20">
            <text:p>INIAV:2PORTOS:BB:1992:bud</text:p>
          </table:table-cell>
          <table:table-cell office:value-type="date" office:date-value="1992-03-23T00:00:00" table:style-name="ce30">
            <text:p>1992-03-23</text:p>
          </table:table-cell>
          <table:table-cell office:value-type="string" table:style-name="ce5">
            <text:p>BUD_DATE</text:p>
          </table:table-cell>
          <table:table-cell table:number-columns-repeated="16381"/>
        </table:table-row>
        <table:table-row table:style-name="ro1">
          <table:table-cell office:value-type="string" table:style-name="ce20">
            <text:p>INIAV:2PORTOS:BB:1993:bud</text:p>
          </table:table-cell>
          <table:table-cell office:value-type="date" office:date-value="1993-03-26T00:00:00" table:style-name="ce30">
            <text:p>1993-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BB:1994:bud</text:p>
          </table:table-cell>
          <table:table-cell office:value-type="date" office:date-value="1994-03-14T00:00:00" table:style-name="ce30">
            <text:p>1994-03-14</text:p>
          </table:table-cell>
          <table:table-cell office:value-type="string" table:style-name="ce5">
            <text:p>BUD_DATE</text:p>
          </table:table-cell>
          <table:table-cell table:number-columns-repeated="16381"/>
        </table:table-row>
        <table:table-row table:style-name="ro1">
          <table:table-cell office:value-type="string" table:style-name="ce20">
            <text:p>INIAV:2PORTOS:BB:1995:bud</text:p>
          </table:table-cell>
          <table:table-cell office:value-type="date" office:date-value="1995-03-13T00:00:00" table:style-name="ce30">
            <text:p>1995-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BB:1996:bud</text:p>
          </table:table-cell>
          <table:table-cell office:value-type="date" office:date-value="1996-03-18T00:00:00" table:style-name="ce30">
            <text:p>1996-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BB:1997:bud</text:p>
          </table:table-cell>
          <table:table-cell office:value-type="date" office:date-value="1997-03-06T00:00:00" table:style-name="ce30">
            <text:p>1997-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BB:1998:bud</text:p>
          </table:table-cell>
          <table:table-cell office:value-type="date" office:date-value="1998-03-06T00:00:00" table:style-name="ce30">
            <text:p>1998-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BB:1999:bud</text:p>
          </table:table-cell>
          <table:table-cell office:value-type="date" office:date-value="1999-03-23T00:00:00" table:style-name="ce30">
            <text:p>1999-03-23</text:p>
          </table:table-cell>
          <table:table-cell office:value-type="string" table:style-name="ce5">
            <text:p>BUD_DATE</text:p>
          </table:table-cell>
          <table:table-cell table:number-columns-repeated="16381"/>
        </table:table-row>
        <table:table-row table:style-name="ro1">
          <table:table-cell office:value-type="string" table:style-name="ce20">
            <text:p>INIAV:2PORTOS:BB:2000:bud</text:p>
          </table:table-cell>
          <table:table-cell office:value-type="date" office:date-value="2000-03-14T00:00:00" table:style-name="ce30">
            <text:p>2000-03-14</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7:1995:bud</text:p>
          </table:table-cell>
          <table:table-cell office:value-type="date" office:date-value="1995-03-16T00:00:00" table:style-name="ce30">
            <text:p>1995-03-16</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7:1996:bud</text:p>
          </table:table-cell>
          <table:table-cell office:value-type="date" office:date-value="1996-03-18T00:00:00" table:style-name="ce30">
            <text:p>1996-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7:1997:bud</text:p>
          </table:table-cell>
          <table:table-cell office:value-type="date" office:date-value="1997-03-06T00:00:00" table:style-name="ce30">
            <text:p>1997-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7:1998:bud</text:p>
          </table:table-cell>
          <table:table-cell office:value-type="date" office:date-value="1998-03-06T00:00:00" table:style-name="ce30">
            <text:p>1998-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7:1999:bud</text:p>
          </table:table-cell>
          <table:table-cell office:value-type="date" office:date-value="1999-03-22T00:00:00" table:style-name="ce30">
            <text:p>1999-03-22</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7:2000:bud</text:p>
          </table:table-cell>
          <table:table-cell office:value-type="date" office:date-value="2000-03-14T00:00:00" table:style-name="ce30">
            <text:p>2000-03-14</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7:2001:bud</text:p>
          </table:table-cell>
          <table:table-cell office:value-type="date" office:date-value="2001-03-09T00:00:00" table:style-name="ce30">
            <text:p>2001-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7:2002:bud</text:p>
          </table:table-cell>
          <table:table-cell office:value-type="date" office:date-value="2002-03-16T00:00:00" table:style-name="ce30">
            <text:p>2002-03-16</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7:2003:bud</text:p>
          </table:table-cell>
          <table:table-cell office:value-type="date" office:date-value="2003-03-17T00:00:00" table:style-name="ce30">
            <text:p>2003-03-17</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7:2004:bud</text:p>
          </table:table-cell>
          <table:table-cell office:value-type="date" office:date-value="2004-03-15T00:00:00" table:style-name="ce30">
            <text:p>2004-03-15</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7:2005:bud</text:p>
          </table:table-cell>
          <table:table-cell office:value-type="date" office:date-value="2005-04-03T00:00:00" table:style-name="ce30">
            <text:p>2005-04-03</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7:2006:bud</text:p>
          </table:table-cell>
          <table:table-cell office:value-type="date" office:date-value="2006-03-26T00:00:00" table:style-name="ce30">
            <text:p>2006-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6:1995:bud</text:p>
          </table:table-cell>
          <table:table-cell office:value-type="date" office:date-value="1995-03-13T00:00:00" table:style-name="ce30">
            <text:p>1995-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6:1996:bud</text:p>
          </table:table-cell>
          <table:table-cell office:value-type="date" office:date-value="1996-03-18T00:00:00" table:style-name="ce30">
            <text:p>1996-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6:1997:bud</text:p>
          </table:table-cell>
          <table:table-cell office:value-type="date" office:date-value="1997-03-10T00:00:00" table:style-name="ce30">
            <text:p>1997-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6:1998:bud</text:p>
          </table:table-cell>
          <table:table-cell office:value-type="date" office:date-value="1998-03-06T00:00:00" table:style-name="ce30">
            <text:p>1998-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6:1999:bud</text:p>
          </table:table-cell>
          <table:table-cell office:value-type="date" office:date-value="1999-03-26T00:00:00" table:style-name="ce30">
            <text:p>1999-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6:2000:bud</text:p>
          </table:table-cell>
          <table:table-cell office:value-type="date" office:date-value="2000-03-19T00:00:00" table:style-name="ce30">
            <text:p>2000-03-19</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6:2001:bud</text:p>
          </table:table-cell>
          <table:table-cell office:value-type="date" office:date-value="2001-03-09T00:00:00" table:style-name="ce30">
            <text:p>2001-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6:2002:bud</text:p>
          </table:table-cell>
          <table:table-cell office:value-type="date" office:date-value="2002-03-16T00:00:00" table:style-name="ce30">
            <text:p>2002-03-16</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6:2003:bud</text:p>
          </table:table-cell>
          <table:table-cell office:value-type="date" office:date-value="2003-03-13T00:00:00" table:style-name="ce30">
            <text:p>2003-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6:2004:bud</text:p>
          </table:table-cell>
          <table:table-cell office:value-type="date" office:date-value="2004-03-14T00:00:00" table:style-name="ce30">
            <text:p>2004-03-14</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6:2005:bud</text:p>
          </table:table-cell>
          <table:table-cell office:value-type="date" office:date-value="2005-04-09T00:00:00" table:style-name="ce30">
            <text:p>2005-04-09</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6:2006:bud</text:p>
          </table:table-cell>
          <table:table-cell office:value-type="date" office:date-value="2006-03-27T00:00:00" table:style-name="ce30">
            <text:p>2006-03-27</text:p>
          </table:table-cell>
          <table:table-cell office:value-type="string" table:style-name="ce5">
            <text:p>BUD_DATE</text:p>
          </table:table-cell>
          <table:table-cell table:number-columns-repeated="16381"/>
        </table:table-row>
        <table:table-row table:style-name="ro1">
          <table:table-cell office:value-type="string" table:style-name="ce20">
            <text:p>INIAV:2PORTOS:CB:1990:bud</text:p>
          </table:table-cell>
          <table:table-cell office:value-type="date" office:date-value="1990-03-12T00:00:00" table:style-name="ce30">
            <text:p>1990-03-12</text:p>
          </table:table-cell>
          <table:table-cell office:value-type="string" table:style-name="ce5">
            <text:p>BUD_DATE</text:p>
          </table:table-cell>
          <table:table-cell table:number-columns-repeated="16381"/>
        </table:table-row>
        <table:table-row table:style-name="ro1">
          <table:table-cell office:value-type="string" table:style-name="ce20">
            <text:p>INIAV:2PORTOS:CB:1991:bud</text:p>
          </table:table-cell>
          <table:table-cell office:value-type="date" office:date-value="1991-03-18T00:00:00" table:style-name="ce30">
            <text:p>1991-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CB:1992:bud</text:p>
          </table:table-cell>
          <table:table-cell office:value-type="date" office:date-value="1992-03-26T00:00:00" table:style-name="ce30">
            <text:p>1992-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CB:1993:bud</text:p>
          </table:table-cell>
          <table:table-cell office:value-type="date" office:date-value="1993-03-23T00:00:00" table:style-name="ce30">
            <text:p>1993-03-23</text:p>
          </table:table-cell>
          <table:table-cell office:value-type="string" table:style-name="ce5">
            <text:p>BUD_DATE</text:p>
          </table:table-cell>
          <table:table-cell table:number-columns-repeated="16381"/>
        </table:table-row>
        <table:table-row table:style-name="ro1">
          <table:table-cell office:value-type="string" table:style-name="ce20">
            <text:p>INIAV:2PORTOS:CB:1994:bud</text:p>
          </table:table-cell>
          <table:table-cell office:value-type="date" office:date-value="1994-03-10T00:00:00" table:style-name="ce30">
            <text:p>1994-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CB:1995:bud</text:p>
          </table:table-cell>
          <table:table-cell office:value-type="date" office:date-value="1995-03-09T00:00:00" table:style-name="ce30">
            <text:p>1995-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CB:1996:bud</text:p>
          </table:table-cell>
          <table:table-cell office:value-type="date" office:date-value="1996-03-11T00:00:00" table:style-name="ce30">
            <text:p>1996-03-11</text:p>
          </table:table-cell>
          <table:table-cell office:value-type="string" table:style-name="ce5">
            <text:p>BUD_DATE</text:p>
          </table:table-cell>
          <table:table-cell table:number-columns-repeated="16381"/>
        </table:table-row>
        <table:table-row table:style-name="ro1">
          <table:table-cell office:value-type="string" table:style-name="ce20">
            <text:p>INIAV:2PORTOS:CB:1997:bud</text:p>
          </table:table-cell>
          <table:table-cell office:value-type="date" office:date-value="1997-03-03T00:00:00" table:style-name="ce30">
            <text:p>1997-03-03</text:p>
          </table:table-cell>
          <table:table-cell office:value-type="string" table:style-name="ce5">
            <text:p>BUD_DATE</text:p>
          </table:table-cell>
          <table:table-cell table:number-columns-repeated="16381"/>
        </table:table-row>
        <table:table-row table:style-name="ro1">
          <table:table-cell office:value-type="string" table:style-name="ce20">
            <text:p>INIAV:2PORTOS:CB:1998:bud</text:p>
          </table:table-cell>
          <table:table-cell office:value-type="date" office:date-value="1998-03-05T00:00:00" table:style-name="ce30">
            <text:p>1998-03-05</text:p>
          </table:table-cell>
          <table:table-cell office:value-type="string" table:style-name="ce5">
            <text:p>BUD_DATE</text:p>
          </table:table-cell>
          <table:table-cell table:number-columns-repeated="16381"/>
        </table:table-row>
        <table:table-row table:style-name="ro1">
          <table:table-cell office:value-type="string" table:style-name="ce20">
            <text:p>INIAV:2PORTOS:CB:1999:bud</text:p>
          </table:table-cell>
          <table:table-cell office:value-type="date" office:date-value="1999-03-19T00:00:00" table:style-name="ce30">
            <text:p>1999-03-19</text:p>
          </table:table-cell>
          <table:table-cell office:value-type="string" table:style-name="ce5">
            <text:p>BUD_DATE</text:p>
          </table:table-cell>
          <table:table-cell table:number-columns-repeated="16381"/>
        </table:table-row>
        <table:table-row table:style-name="ro1">
          <table:table-cell office:value-type="string" table:style-name="ce20">
            <text:p>INIAV:2PORTOS:CB:2000:bud</text:p>
          </table:table-cell>
          <table:table-cell office:value-type="date" office:date-value="2000-03-10T00:00:00" table:style-name="ce30">
            <text:p>2000-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7:1995:bud</text:p>
          </table:table-cell>
          <table:table-cell office:value-type="date" office:date-value="1995-03-16T00:00:00" table:style-name="ce30">
            <text:p>1995-03-16</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7:1996:bud</text:p>
          </table:table-cell>
          <table:table-cell office:value-type="date" office:date-value="1996-03-25T00:00:00" table:style-name="ce30">
            <text:p>1996-03-25</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7:1997:bud</text:p>
          </table:table-cell>
          <table:table-cell office:value-type="date" office:date-value="1997-03-10T00:00:00" table:style-name="ce30">
            <text:p>1997-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7:1998:bud</text:p>
          </table:table-cell>
          <table:table-cell office:value-type="date" office:date-value="1998-03-16T00:00:00" table:style-name="ce30">
            <text:p>1998-03-16</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7:1999:bud</text:p>
          </table:table-cell>
          <table:table-cell office:value-type="date" office:date-value="1999-03-26T00:00:00" table:style-name="ce30">
            <text:p>1999-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7:2000:bud</text:p>
          </table:table-cell>
          <table:table-cell office:value-type="date" office:date-value="2000-03-14T00:00:00" table:style-name="ce30">
            <text:p>2000-03-14</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7:2001:bud</text:p>
          </table:table-cell>
          <table:table-cell office:value-type="date" office:date-value="2001-03-09T00:00:00" table:style-name="ce30">
            <text:p>2001-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7:2002:bud</text:p>
          </table:table-cell>
          <table:table-cell office:value-type="date" office:date-value="2002-03-16T00:00:00" table:style-name="ce30">
            <text:p>2002-03-16</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7:2003:bud</text:p>
          </table:table-cell>
          <table:table-cell office:value-type="date" office:date-value="2003-03-19T00:00:00" table:style-name="ce30">
            <text:p>2003-03-19</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7:2004:bud</text:p>
          </table:table-cell>
          <table:table-cell office:value-type="date" office:date-value="2004-03-17T00:00:00" table:style-name="ce30">
            <text:p>2004-03-17</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7:2005:bud</text:p>
          </table:table-cell>
          <table:table-cell office:value-type="date" office:date-value="2005-04-01T00:00:00" table:style-name="ce30">
            <text:p>2005-04-01</text:p>
          </table:table-cell>
          <table:table-cell office:value-type="string" table:style-name="ce5">
            <text:p>BUD_DATE</text:p>
          </table:table-cell>
          <table:table-cell table:number-columns-repeated="16381"/>
        </table:table-row>
        <table:table-row table:style-name="ro1">
          <table:table-cell office:value-type="string" table:style-name="ce20">
            <text:p>INIAV:2PORTOS:52810:1990:bud</text:p>
          </table:table-cell>
          <table:table-cell office:value-type="date" office:date-value="1990-03-12T00:00:00" table:style-name="ce30">
            <text:p>1990-03-12</text:p>
          </table:table-cell>
          <table:table-cell office:value-type="string" table:style-name="ce5">
            <text:p>BUD_DATE</text:p>
          </table:table-cell>
          <table:table-cell table:number-columns-repeated="16381"/>
        </table:table-row>
        <table:table-row table:style-name="ro1">
          <table:table-cell office:value-type="string" table:style-name="ce20">
            <text:p>INIAV:2PORTOS:52810:1991:bud</text:p>
          </table:table-cell>
          <table:table-cell office:value-type="date" office:date-value="1991-03-21T00:00:00" table:style-name="ce30">
            <text:p>1991-03-21</text:p>
          </table:table-cell>
          <table:table-cell office:value-type="string" table:style-name="ce5">
            <text:p>BUD_DATE</text:p>
          </table:table-cell>
          <table:table-cell table:number-columns-repeated="16381"/>
        </table:table-row>
        <table:table-row table:style-name="ro1">
          <table:table-cell office:value-type="string" table:style-name="ce20">
            <text:p>INIAV:2PORTOS:52810:1992:bud</text:p>
          </table:table-cell>
          <table:table-cell office:value-type="date" office:date-value="1992-03-19T00:00:00" table:style-name="ce30">
            <text:p>1992-03-19</text:p>
          </table:table-cell>
          <table:table-cell office:value-type="string" table:style-name="ce5">
            <text:p>BUD_DATE</text:p>
          </table:table-cell>
          <table:table-cell table:number-columns-repeated="16381"/>
        </table:table-row>
        <table:table-row table:style-name="ro1">
          <table:table-cell office:value-type="string" table:style-name="ce20">
            <text:p>INIAV:2PORTOS:52810:1993:bud</text:p>
          </table:table-cell>
          <table:table-cell office:value-type="date" office:date-value="1993-03-23T00:00:00" table:style-name="ce30">
            <text:p>1993-03-23</text:p>
          </table:table-cell>
          <table:table-cell office:value-type="string" table:style-name="ce5">
            <text:p>BUD_DATE</text:p>
          </table:table-cell>
          <table:table-cell table:number-columns-repeated="16381"/>
        </table:table-row>
        <table:table-row table:style-name="ro1">
          <table:table-cell office:value-type="string" table:style-name="ce20">
            <text:p>INIAV:2PORTOS:52810:1994:bud</text:p>
          </table:table-cell>
          <table:table-cell office:value-type="date" office:date-value="1994-03-10T00:00:00" table:style-name="ce30">
            <text:p>1994-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2810:1995:bud</text:p>
          </table:table-cell>
          <table:table-cell office:value-type="date" office:date-value="1995-03-09T00:00:00" table:style-name="ce30">
            <text:p>1995-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52810:1996:bud</text:p>
          </table:table-cell>
          <table:table-cell office:value-type="date" office:date-value="1996-03-15T00:00:00" table:style-name="ce30">
            <text:p>1996-03-15</text:p>
          </table:table-cell>
          <table:table-cell office:value-type="string" table:style-name="ce5">
            <text:p>BUD_DATE</text:p>
          </table:table-cell>
          <table:table-cell table:number-columns-repeated="16381"/>
        </table:table-row>
        <table:table-row table:style-name="ro1">
          <table:table-cell office:value-type="string" table:style-name="ce20">
            <text:p>INIAV:2PORTOS:52810:1997:bud</text:p>
          </table:table-cell>
          <table:table-cell office:value-type="date" office:date-value="1997-03-06T00:00:00" table:style-name="ce30">
            <text:p>1997-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810:1998:bud</text:p>
          </table:table-cell>
          <table:table-cell office:value-type="date" office:date-value="1998-03-06T00:00:00" table:style-name="ce30">
            <text:p>1998-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810:1999:bud</text:p>
          </table:table-cell>
          <table:table-cell office:value-type="date" office:date-value="1999-03-22T00:00:00" table:style-name="ce30">
            <text:p>1999-03-22</text:p>
          </table:table-cell>
          <table:table-cell office:value-type="string" table:style-name="ce5">
            <text:p>BUD_DATE</text:p>
          </table:table-cell>
          <table:table-cell table:number-columns-repeated="16381"/>
        </table:table-row>
        <table:table-row table:style-name="ro1">
          <table:table-cell office:value-type="string" table:style-name="ce20">
            <text:p>INIAV:2PORTOS:52810:2000:bud</text:p>
          </table:table-cell>
          <table:table-cell office:value-type="date" office:date-value="2000-03-10T00:00:00" table:style-name="ce30">
            <text:p>2000-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2810:2001:bud</text:p>
          </table:table-cell>
          <table:table-cell office:value-type="date" office:date-value="2001-03-02T00:00:00" table:style-name="ce30">
            <text:p>2001-03-02</text:p>
          </table:table-cell>
          <table:table-cell office:value-type="string" table:style-name="ce5">
            <text:p>BUD_DATE</text:p>
          </table:table-cell>
          <table:table-cell table:number-columns-repeated="16381"/>
        </table:table-row>
        <table:table-row table:style-name="ro1">
          <table:table-cell office:value-type="string" table:style-name="ce20">
            <text:p>INIAV:2PORTOS:52810:2002:bud</text:p>
          </table:table-cell>
          <table:table-cell office:value-type="date" office:date-value="2002-03-11T00:00:00" table:style-name="ce30">
            <text:p>2002-03-11</text:p>
          </table:table-cell>
          <table:table-cell office:value-type="string" table:style-name="ce5">
            <text:p>BUD_DATE</text:p>
          </table:table-cell>
          <table:table-cell table:number-columns-repeated="16381"/>
        </table:table-row>
        <table:table-row table:style-name="ro1">
          <table:table-cell office:value-type="string" table:style-name="ce20">
            <text:p>INIAV:2PORTOS:52810:2003:bud</text:p>
          </table:table-cell>
          <table:table-cell office:value-type="date" office:date-value="2003-03-14T00:00:00" table:style-name="ce30">
            <text:p>2003-03-14</text:p>
          </table:table-cell>
          <table:table-cell office:value-type="string" table:style-name="ce5">
            <text:p>BUD_DATE</text:p>
          </table:table-cell>
          <table:table-cell table:number-columns-repeated="16381"/>
        </table:table-row>
        <table:table-row table:style-name="ro1">
          <table:table-cell office:value-type="string" table:style-name="ce20">
            <text:p>INIAV:2PORTOS:52810:2004:bud</text:p>
          </table:table-cell>
          <table:table-cell office:value-type="date" office:date-value="2004-03-11T00:00:00" table:style-name="ce30">
            <text:p>2004-03-11</text:p>
          </table:table-cell>
          <table:table-cell office:value-type="string" table:style-name="ce5">
            <text:p>BUD_DATE</text:p>
          </table:table-cell>
          <table:table-cell table:number-columns-repeated="16381"/>
        </table:table-row>
        <table:table-row table:style-name="ro1">
          <table:table-cell office:value-type="string" table:style-name="ce20">
            <text:p>INIAV:2PORTOS:52810:2005:bud</text:p>
          </table:table-cell>
          <table:table-cell office:value-type="date" office:date-value="2005-04-01T00:00:00" table:style-name="ce30">
            <text:p>2005-04-01</text:p>
          </table:table-cell>
          <table:table-cell office:value-type="string" table:style-name="ce5">
            <text:p>BUD_DATE</text:p>
          </table:table-cell>
          <table:table-cell table:number-columns-repeated="16381"/>
        </table:table-row>
        <table:table-row table:style-name="ro1">
          <table:table-cell office:value-type="string" table:style-name="ce20">
            <text:p>INIAV:2PORTOS:52810:2006:bud</text:p>
          </table:table-cell>
          <table:table-cell office:value-type="date" office:date-value="2006-03-26T00:00:00" table:style-name="ce30">
            <text:p>2006-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FB:1995:bud</text:p>
          </table:table-cell>
          <table:table-cell office:value-type="date" office:date-value="1995-03-09T00:00:00" table:style-name="ce30">
            <text:p>1995-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FB:1996:bud</text:p>
          </table:table-cell>
          <table:table-cell office:value-type="date" office:date-value="1996-03-18T00:00:00" table:style-name="ce30">
            <text:p>1996-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FB:1997:bud</text:p>
          </table:table-cell>
          <table:table-cell office:value-type="date" office:date-value="1997-03-06T00:00:00" table:style-name="ce30">
            <text:p>1997-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FB:1998:bud</text:p>
          </table:table-cell>
          <table:table-cell office:value-type="date" office:date-value="1998-03-11T00:00:00" table:style-name="ce30">
            <text:p>1998-03-11</text:p>
          </table:table-cell>
          <table:table-cell office:value-type="string" table:style-name="ce5">
            <text:p>BUD_DATE</text:p>
          </table:table-cell>
          <table:table-cell table:number-columns-repeated="16381"/>
        </table:table-row>
        <table:table-row table:style-name="ro1">
          <table:table-cell office:value-type="string" table:style-name="ce20">
            <text:p>INIAV:2PORTOS:FB:1999:bud</text:p>
          </table:table-cell>
          <table:table-cell office:value-type="date" office:date-value="1999-03-25T00:00:00" table:style-name="ce30">
            <text:p>1999-03-25</text:p>
          </table:table-cell>
          <table:table-cell office:value-type="string" table:style-name="ce5">
            <text:p>BUD_DATE</text:p>
          </table:table-cell>
          <table:table-cell table:number-columns-repeated="16381"/>
        </table:table-row>
        <table:table-row table:style-name="ro1">
          <table:table-cell office:value-type="string" table:style-name="ce20">
            <text:p>INIAV:2PORTOS:FB:2000:bud</text:p>
          </table:table-cell>
          <table:table-cell office:value-type="date" office:date-value="2000-03-14T00:00:00" table:style-name="ce30">
            <text:p>2000-03-14</text:p>
          </table:table-cell>
          <table:table-cell office:value-type="string" table:style-name="ce5">
            <text:p>BUD_DATE</text:p>
          </table:table-cell>
          <table:table-cell table:number-columns-repeated="16381"/>
        </table:table-row>
        <table:table-row table:style-name="ro1">
          <table:table-cell office:value-type="string" table:style-name="ce20">
            <text:p>INIAV:2PORTOS:FB:2001:bud</text:p>
          </table:table-cell>
          <table:table-cell office:value-type="date" office:date-value="2001-03-02T00:00:00" table:style-name="ce30">
            <text:p>2001-03-02</text:p>
          </table:table-cell>
          <table:table-cell office:value-type="string" table:style-name="ce5">
            <text:p>BUD_DATE</text:p>
          </table:table-cell>
          <table:table-cell table:number-columns-repeated="16381"/>
        </table:table-row>
        <table:table-row table:style-name="ro1">
          <table:table-cell office:value-type="string" table:style-name="ce20">
            <text:p>INIAV:2PORTOS:FB:2002:bud</text:p>
          </table:table-cell>
          <table:table-cell office:value-type="date" office:date-value="2002-03-15T00:00:00" table:style-name="ce30">
            <text:p>2002-03-15</text:p>
          </table:table-cell>
          <table:table-cell office:value-type="string" table:style-name="ce5">
            <text:p>BUD_DATE</text:p>
          </table:table-cell>
          <table:table-cell table:number-columns-repeated="16381"/>
        </table:table-row>
        <table:table-row table:style-name="ro1">
          <table:table-cell office:value-type="string" table:style-name="ce20">
            <text:p>INIAV:2PORTOS:FB:2003:bud</text:p>
          </table:table-cell>
          <table:table-cell office:value-type="date" office:date-value="2003-03-13T00:00:00" table:style-name="ce30">
            <text:p>2003-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FB:2004:bud</text:p>
          </table:table-cell>
          <table:table-cell office:value-type="date" office:date-value="2004-03-09T00:00:00" table:style-name="ce30">
            <text:p>2004-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FB:2005:bud</text:p>
          </table:table-cell>
          <table:table-cell office:value-type="date" office:date-value="2005-03-30T00:00:00" table:style-name="ce30">
            <text:p>2005-03-30</text:p>
          </table:table-cell>
          <table:table-cell office:value-type="string" table:style-name="ce5">
            <text:p>BUD_DATE</text:p>
          </table:table-cell>
          <table:table-cell table:number-columns-repeated="16381"/>
        </table:table-row>
        <table:table-row table:style-name="ro1">
          <table:table-cell office:value-type="string" table:style-name="ce20">
            <text:p>INIAV:2PORTOS:52112:1999:bud</text:p>
          </table:table-cell>
          <table:table-cell office:value-type="date" office:date-value="1999-03-26T00:00:00" table:style-name="ce30">
            <text:p>1999-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52112:2000:bud</text:p>
          </table:table-cell>
          <table:table-cell office:value-type="date" office:date-value="2000-03-16T00:00:00" table:style-name="ce30">
            <text:p>2000-03-16</text:p>
          </table:table-cell>
          <table:table-cell office:value-type="string" table:style-name="ce5">
            <text:p>BUD_DATE</text:p>
          </table:table-cell>
          <table:table-cell table:number-columns-repeated="16381"/>
        </table:table-row>
        <table:table-row table:style-name="ro1">
          <table:table-cell office:value-type="string" table:style-name="ce20">
            <text:p>INIAV:2PORTOS:52112:2001:bud</text:p>
          </table:table-cell>
          <table:table-cell office:value-type="date" office:date-value="2001-03-09T00:00:00" table:style-name="ce30">
            <text:p>2001-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52112:2002:bud</text:p>
          </table:table-cell>
          <table:table-cell office:value-type="date" office:date-value="2002-03-18T00:00:00" table:style-name="ce30">
            <text:p>2002-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52112:2003:bud</text:p>
          </table:table-cell>
          <table:table-cell office:value-type="date" office:date-value="2003-03-16T00:00:00" table:style-name="ce30">
            <text:p>2003-03-16</text:p>
          </table:table-cell>
          <table:table-cell office:value-type="string" table:style-name="ce5">
            <text:p>BUD_DATE</text:p>
          </table:table-cell>
          <table:table-cell table:number-columns-repeated="16381"/>
        </table:table-row>
        <table:table-row table:style-name="ro1">
          <table:table-cell office:value-type="string" table:style-name="ce20">
            <text:p>INIAV:2PORTOS:52112:2004:bud</text:p>
          </table:table-cell>
          <table:table-cell office:value-type="date" office:date-value="2004-03-17T00:00:00" table:style-name="ce30">
            <text:p>2004-03-17</text:p>
          </table:table-cell>
          <table:table-cell office:value-type="string" table:style-name="ce5">
            <text:p>BUD_DATE</text:p>
          </table:table-cell>
          <table:table-cell table:number-columns-repeated="16381"/>
        </table:table-row>
        <table:table-row table:style-name="ro1">
          <table:table-cell office:value-type="string" table:style-name="ce20">
            <text:p>INIAV:2PORTOS:52112:2005:bud</text:p>
          </table:table-cell>
          <table:table-cell office:value-type="date" office:date-value="2005-04-02T00:00:00" table:style-name="ce30">
            <text:p>2005-04-02</text:p>
          </table:table-cell>
          <table:table-cell office:value-type="string" table:style-name="ce5">
            <text:p>BUD_DATE</text:p>
          </table:table-cell>
          <table:table-cell table:number-columns-repeated="16381"/>
        </table:table-row>
        <table:table-row table:style-name="ro1">
          <table:table-cell office:value-type="string" table:style-name="ce20">
            <text:p>INIAV:2PORTOS:52112:2006:bud</text:p>
          </table:table-cell>
          <table:table-cell office:value-type="date" office:date-value="2006-03-26T00:00:00" table:style-name="ce30">
            <text:p>2006-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52213:1995:bud</text:p>
          </table:table-cell>
          <table:table-cell office:value-type="date" office:date-value="1995-03-09T00:00:00" table:style-name="ce30">
            <text:p>1995-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52213:1996:bud</text:p>
          </table:table-cell>
          <table:table-cell office:value-type="date" office:date-value="1996-03-15T00:00:00" table:style-name="ce30">
            <text:p>1996-03-15</text:p>
          </table:table-cell>
          <table:table-cell office:value-type="string" table:style-name="ce5">
            <text:p>BUD_DATE</text:p>
          </table:table-cell>
          <table:table-cell table:number-columns-repeated="16381"/>
        </table:table-row>
        <table:table-row table:style-name="ro1">
          <table:table-cell office:value-type="string" table:style-name="ce20">
            <text:p>INIAV:2PORTOS:52213:1997:bud</text:p>
          </table:table-cell>
          <table:table-cell office:value-type="date" office:date-value="1997-03-06T00:00:00" table:style-name="ce30">
            <text:p>1997-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213:1998:bud</text:p>
          </table:table-cell>
          <table:table-cell office:value-type="date" office:date-value="1998-03-05T00:00:00" table:style-name="ce30">
            <text:p>1998-03-05</text:p>
          </table:table-cell>
          <table:table-cell office:value-type="string" table:style-name="ce5">
            <text:p>BUD_DATE</text:p>
          </table:table-cell>
          <table:table-cell table:number-columns-repeated="16381"/>
        </table:table-row>
        <table:table-row table:style-name="ro1">
          <table:table-cell office:value-type="string" table:style-name="ce20">
            <text:p>INIAV:2PORTOS:52213:1999:bud</text:p>
          </table:table-cell>
          <table:table-cell office:value-type="date" office:date-value="1999-03-21T00:00:00" table:style-name="ce30">
            <text:p>1999-03-21</text:p>
          </table:table-cell>
          <table:table-cell office:value-type="string" table:style-name="ce5">
            <text:p>BUD_DATE</text:p>
          </table:table-cell>
          <table:table-cell table:number-columns-repeated="16381"/>
        </table:table-row>
        <table:table-row table:style-name="ro1">
          <table:table-cell office:value-type="string" table:style-name="ce20">
            <text:p>INIAV:2PORTOS:52213:2000:bud</text:p>
          </table:table-cell>
          <table:table-cell office:value-type="date" office:date-value="2000-03-12T00:00:00" table:style-name="ce30">
            <text:p>2000-03-12</text:p>
          </table:table-cell>
          <table:table-cell office:value-type="string" table:style-name="ce5">
            <text:p>BUD_DATE</text:p>
          </table:table-cell>
          <table:table-cell table:number-columns-repeated="16381"/>
        </table:table-row>
        <table:table-row table:style-name="ro1">
          <table:table-cell office:value-type="string" table:style-name="ce20">
            <text:p>INIAV:2PORTOS:52213:2001:bud</text:p>
          </table:table-cell>
          <table:table-cell office:value-type="date" office:date-value="2001-03-06T00:00:00" table:style-name="ce30">
            <text:p>2001-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213:2002:bud</text:p>
          </table:table-cell>
          <table:table-cell office:value-type="date" office:date-value="2002-03-11T00:00:00" table:style-name="ce30">
            <text:p>2002-03-11</text:p>
          </table:table-cell>
          <table:table-cell office:value-type="string" table:style-name="ce5">
            <text:p>BUD_DATE</text:p>
          </table:table-cell>
          <table:table-cell table:number-columns-repeated="16381"/>
        </table:table-row>
        <table:table-row table:style-name="ro1">
          <table:table-cell office:value-type="string" table:style-name="ce20">
            <text:p>INIAV:2PORTOS:52213:2003:bud</text:p>
          </table:table-cell>
          <table:table-cell office:value-type="date" office:date-value="2003-03-13T00:00:00" table:style-name="ce30">
            <text:p>2003-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52213:2004:bud</text:p>
          </table:table-cell>
          <table:table-cell office:value-type="date" office:date-value="2004-03-14T00:00:00" table:style-name="ce30">
            <text:p>2004-03-14</text:p>
          </table:table-cell>
          <table:table-cell office:value-type="string" table:style-name="ce5">
            <text:p>BUD_DATE</text:p>
          </table:table-cell>
          <table:table-cell table:number-columns-repeated="16381"/>
        </table:table-row>
        <table:table-row table:style-name="ro1">
          <table:table-cell office:value-type="string" table:style-name="ce20">
            <text:p>INIAV:2PORTOS:52213:2005:bud</text:p>
          </table:table-cell>
          <table:table-cell office:value-type="date" office:date-value="2005-04-03T00:00:00" table:style-name="ce30">
            <text:p>2005-04-03</text:p>
          </table:table-cell>
          <table:table-cell office:value-type="string" table:style-name="ce5">
            <text:p>BUD_DATE</text:p>
          </table:table-cell>
          <table:table-cell table:number-columns-repeated="16381"/>
        </table:table-row>
        <table:table-row table:style-name="ro1">
          <table:table-cell office:value-type="string" table:style-name="ce20">
            <text:p>INIAV:2PORTOS:52213:2006:bud</text:p>
          </table:table-cell>
          <table:table-cell office:value-type="date" office:date-value="2006-03-27T00:00:00" table:style-name="ce30">
            <text:p>2006-03-27</text:p>
          </table:table-cell>
          <table:table-cell office:value-type="string" table:style-name="ce5">
            <text:p>BUD_DATE</text:p>
          </table:table-cell>
          <table:table-cell table:number-columns-repeated="16381"/>
        </table:table-row>
        <table:table-row table:style-name="ro1">
          <table:table-cell office:value-type="string" table:style-name="ce20">
            <text:p>INIAV:2PORTOS:52512:1995:bud</text:p>
          </table:table-cell>
          <table:table-cell office:value-type="date" office:date-value="1995-03-13T00:00:00" table:style-name="ce30">
            <text:p>1995-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52512:1996:bud</text:p>
          </table:table-cell>
          <table:table-cell office:value-type="date" office:date-value="1996-03-18T00:00:00" table:style-name="ce30">
            <text:p>1996-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52512:1997:bud</text:p>
          </table:table-cell>
          <table:table-cell office:value-type="date" office:date-value="1997-03-06T00:00:00" table:style-name="ce30">
            <text:p>1997-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512:1998:bud</text:p>
          </table:table-cell>
          <table:table-cell office:value-type="date" office:date-value="1998-03-10T00:00:00" table:style-name="ce30">
            <text:p>1998-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2512:1999:bud</text:p>
          </table:table-cell>
          <table:table-cell office:value-type="date" office:date-value="1999-03-26T00:00:00" table:style-name="ce30">
            <text:p>1999-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52512:2000:bud</text:p>
          </table:table-cell>
          <table:table-cell office:value-type="date" office:date-value="2000-03-15T00:00:00" table:style-name="ce30">
            <text:p>2000-03-15</text:p>
          </table:table-cell>
          <table:table-cell office:value-type="string" table:style-name="ce5">
            <text:p>BUD_DATE</text:p>
          </table:table-cell>
          <table:table-cell table:number-columns-repeated="16381"/>
        </table:table-row>
        <table:table-row table:style-name="ro1">
          <table:table-cell office:value-type="string" table:style-name="ce20">
            <text:p>INIAV:2PORTOS:52512:2001:bud</text:p>
          </table:table-cell>
          <table:table-cell office:value-type="date" office:date-value="2001-03-06T00:00:00" table:style-name="ce30">
            <text:p>2001-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512:2002:bud</text:p>
          </table:table-cell>
          <table:table-cell office:value-type="date" office:date-value="2002-03-11T00:00:00" table:style-name="ce30">
            <text:p>2002-03-11</text:p>
          </table:table-cell>
          <table:table-cell office:value-type="string" table:style-name="ce5">
            <text:p>BUD_DATE</text:p>
          </table:table-cell>
          <table:table-cell table:number-columns-repeated="16381"/>
        </table:table-row>
        <table:table-row table:style-name="ro1">
          <table:table-cell office:value-type="string" table:style-name="ce20">
            <text:p>INIAV:2PORTOS:52512:2003:bud</text:p>
          </table:table-cell>
          <table:table-cell office:value-type="date" office:date-value="2003-03-18T00:00:00" table:style-name="ce30">
            <text:p>2003-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52512:2004:bud</text:p>
          </table:table-cell>
          <table:table-cell office:value-type="date" office:date-value="2004-03-17T00:00:00" table:style-name="ce30">
            <text:p>2004-03-17</text:p>
          </table:table-cell>
          <table:table-cell office:value-type="string" table:style-name="ce5">
            <text:p>BUD_DATE</text:p>
          </table:table-cell>
          <table:table-cell table:number-columns-repeated="16381"/>
        </table:table-row>
        <table:table-row table:style-name="ro1">
          <table:table-cell office:value-type="string" table:style-name="ce20">
            <text:p>INIAV:2PORTOS:52512:2005:bud</text:p>
          </table:table-cell>
          <table:table-cell office:value-type="date" office:date-value="2005-04-03T00:00:00" table:style-name="ce30">
            <text:p>2005-04-03</text:p>
          </table:table-cell>
          <table:table-cell office:value-type="string" table:style-name="ce5">
            <text:p>BUD_DATE</text:p>
          </table:table-cell>
          <table:table-cell table:number-columns-repeated="16381"/>
        </table:table-row>
        <table:table-row table:style-name="ro1">
          <table:table-cell office:value-type="string" table:style-name="ce20">
            <text:p>INIAV:2PORTOS:52512:2006:bud</text:p>
          </table:table-cell>
          <table:table-cell office:value-type="date" office:date-value="2006-03-30T00:00:00" table:style-name="ce30">
            <text:p>2006-03-30</text:p>
          </table:table-cell>
          <table:table-cell office:value-type="string" table:style-name="ce5">
            <text:p>BUD_DATE</text:p>
          </table:table-cell>
          <table:table-cell table:number-columns-repeated="16381"/>
        </table:table-row>
        <table:table-row table:style-name="ro1">
          <table:table-cell office:value-type="string" table:style-name="ce20">
            <text:p>INIAV:2PORTOS:53115:1993:bud</text:p>
          </table:table-cell>
          <table:table-cell office:value-type="date" office:date-value="1993-04-06T00:00:00" table:style-name="ce30">
            <text:p>1993-04-06</text:p>
          </table:table-cell>
          <table:table-cell office:value-type="string" table:style-name="ce5">
            <text:p>BUD_DATE</text:p>
          </table:table-cell>
          <table:table-cell table:number-columns-repeated="16381"/>
        </table:table-row>
        <table:table-row table:style-name="ro1">
          <table:table-cell office:value-type="string" table:style-name="ce20">
            <text:p>INIAV:2PORTOS:53115:1994:bud</text:p>
          </table:table-cell>
          <table:table-cell office:value-type="date" office:date-value="1994-03-21T00:00:00" table:style-name="ce30">
            <text:p>1994-03-21</text:p>
          </table:table-cell>
          <table:table-cell office:value-type="string" table:style-name="ce5">
            <text:p>BUD_DATE</text:p>
          </table:table-cell>
          <table:table-cell table:number-columns-repeated="16381"/>
        </table:table-row>
        <table:table-row table:style-name="ro1">
          <table:table-cell office:value-type="string" table:style-name="ce20">
            <text:p>INIAV:2PORTOS:53115:1995:bud</text:p>
          </table:table-cell>
          <table:table-cell office:value-type="date" office:date-value="1995-03-23T00:00:00" table:style-name="ce30">
            <text:p>1995-03-23</text:p>
          </table:table-cell>
          <table:table-cell office:value-type="string" table:style-name="ce5">
            <text:p>BUD_DATE</text:p>
          </table:table-cell>
          <table:table-cell table:number-columns-repeated="16381"/>
        </table:table-row>
        <table:table-row table:style-name="ro1">
          <table:table-cell office:value-type="string" table:style-name="ce20">
            <text:p>INIAV:2PORTOS:53115:1996:bud</text:p>
          </table:table-cell>
          <table:table-cell office:value-type="date" office:date-value="1996-04-02T00:00:00" table:style-name="ce30">
            <text:p>1996-04-02</text:p>
          </table:table-cell>
          <table:table-cell office:value-type="string" table:style-name="ce5">
            <text:p>BUD_DATE</text:p>
          </table:table-cell>
          <table:table-cell table:number-columns-repeated="16381"/>
        </table:table-row>
        <table:table-row table:style-name="ro1">
          <table:table-cell office:value-type="string" table:style-name="ce20">
            <text:p>INIAV:2PORTOS:53115:1997:bud</text:p>
          </table:table-cell>
          <table:table-cell office:value-type="date" office:date-value="1997-03-17T00:00:00" table:style-name="ce30">
            <text:p>1997-03-17</text:p>
          </table:table-cell>
          <table:table-cell office:value-type="string" table:style-name="ce5">
            <text:p>BUD_DATE</text:p>
          </table:table-cell>
          <table:table-cell table:number-columns-repeated="16381"/>
        </table:table-row>
        <table:table-row table:style-name="ro1">
          <table:table-cell office:value-type="string" table:style-name="ce20">
            <text:p>INIAV:2PORTOS:53115:1998:bud</text:p>
          </table:table-cell>
          <table:table-cell office:value-type="date" office:date-value="1998-03-20T00:00:00" table:style-name="ce30">
            <text:p>1998-03-20</text:p>
          </table:table-cell>
          <table:table-cell office:value-type="string" table:style-name="ce5">
            <text:p>BUD_DATE</text:p>
          </table:table-cell>
          <table:table-cell table:number-columns-repeated="16381"/>
        </table:table-row>
        <table:table-row table:style-name="ro1">
          <table:table-cell office:value-type="string" table:style-name="ce20">
            <text:p>INIAV:2PORTOS:53115:1999:bud</text:p>
          </table:table-cell>
          <table:table-cell office:value-type="date" office:date-value="1999-03-31T00:00:00" table:style-name="ce30">
            <text:p>1999-03-31</text:p>
          </table:table-cell>
          <table:table-cell office:value-type="string" table:style-name="ce5">
            <text:p>BUD_DATE</text:p>
          </table:table-cell>
          <table:table-cell table:number-columns-repeated="16381"/>
        </table:table-row>
        <table:table-row table:style-name="ro1">
          <table:table-cell office:value-type="string" table:style-name="ce20">
            <text:p>INIAV:2PORTOS:53115:2000:bud</text:p>
          </table:table-cell>
          <table:table-cell office:value-type="date" office:date-value="2000-03-20T00:00:00" table:style-name="ce30">
            <text:p>2000-03-20</text:p>
          </table:table-cell>
          <table:table-cell office:value-type="string" table:style-name="ce5">
            <text:p>BUD_DATE</text:p>
          </table:table-cell>
          <table:table-cell table:number-columns-repeated="16381"/>
        </table:table-row>
        <table:table-row table:style-name="ro1">
          <table:table-cell office:value-type="string" table:style-name="ce20">
            <text:p>INIAV:2PORTOS:53115:2001:bud</text:p>
          </table:table-cell>
          <table:table-cell office:value-type="date" office:date-value="2001-03-15T00:00:00" table:style-name="ce30">
            <text:p>2001-03-15</text:p>
          </table:table-cell>
          <table:table-cell office:value-type="string" table:style-name="ce5">
            <text:p>BUD_DATE</text:p>
          </table:table-cell>
          <table:table-cell table:number-columns-repeated="16381"/>
        </table:table-row>
        <table:table-row table:style-name="ro1">
          <table:table-cell office:value-type="string" table:style-name="ce20">
            <text:p>INIAV:2PORTOS:53115:2002:bud</text:p>
          </table:table-cell>
          <table:table-cell office:value-type="date" office:date-value="2002-03-26T00:00:00" table:style-name="ce30">
            <text:p>2002-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53115:2003:bud</text:p>
          </table:table-cell>
          <table:table-cell office:value-type="date" office:date-value="2003-03-28T00:00:00" table:style-name="ce30">
            <text:p>2003-03-28</text:p>
          </table:table-cell>
          <table:table-cell office:value-type="string" table:style-name="ce5">
            <text:p>BUD_DATE</text:p>
          </table:table-cell>
          <table:table-cell table:number-columns-repeated="16381"/>
        </table:table-row>
        <table:table-row table:style-name="ro1">
          <table:table-cell office:value-type="string" table:style-name="ce20">
            <text:p>INIAV:2PORTOS:RB:1995:bud</text:p>
          </table:table-cell>
          <table:table-cell office:value-type="date" office:date-value="1995-03-13T00:00:00" table:style-name="ce30">
            <text:p>1995-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RB:1996:bud</text:p>
          </table:table-cell>
          <table:table-cell office:value-type="date" office:date-value="1996-03-18T00:00:00" table:style-name="ce30">
            <text:p>1996-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RB:1997:bud</text:p>
          </table:table-cell>
          <table:table-cell office:value-type="date" office:date-value="1997-03-06T00:00:00" table:style-name="ce30">
            <text:p>1997-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RB:1998:bud</text:p>
          </table:table-cell>
          <table:table-cell office:value-type="date" office:date-value="1998-03-06T00:00:00" table:style-name="ce30">
            <text:p>1998-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RB:1999:bud</text:p>
          </table:table-cell>
          <table:table-cell office:value-type="date" office:date-value="1999-03-22T00:00:00" table:style-name="ce30">
            <text:p>1999-03-22</text:p>
          </table:table-cell>
          <table:table-cell office:value-type="string" table:style-name="ce5">
            <text:p>BUD_DATE</text:p>
          </table:table-cell>
          <table:table-cell table:number-columns-repeated="16381"/>
        </table:table-row>
        <table:table-row table:style-name="ro1">
          <table:table-cell office:value-type="string" table:style-name="ce20">
            <text:p>INIAV:2PORTOS:RB:2000:bud</text:p>
          </table:table-cell>
          <table:table-cell office:value-type="date" office:date-value="2000-03-11T00:00:00" table:style-name="ce30">
            <text:p>2000-03-11</text:p>
          </table:table-cell>
          <table:table-cell office:value-type="string" table:style-name="ce5">
            <text:p>BUD_DATE</text:p>
          </table:table-cell>
          <table:table-cell table:number-columns-repeated="16381"/>
        </table:table-row>
        <table:table-row table:style-name="ro1">
          <table:table-cell office:value-type="string" table:style-name="ce20">
            <text:p>INIAV:2PORTOS:RB:2001:bud</text:p>
          </table:table-cell>
          <table:table-cell office:value-type="date" office:date-value="2001-03-02T00:00:00" table:style-name="ce30">
            <text:p>2001-03-02</text:p>
          </table:table-cell>
          <table:table-cell office:value-type="string" table:style-name="ce5">
            <text:p>BUD_DATE</text:p>
          </table:table-cell>
          <table:table-cell table:number-columns-repeated="16381"/>
        </table:table-row>
        <table:table-row table:style-name="ro1">
          <table:table-cell office:value-type="string" table:style-name="ce20">
            <text:p>INIAV:2PORTOS:RB:2002:bud</text:p>
          </table:table-cell>
          <table:table-cell office:value-type="date" office:date-value="2002-03-12T00:00:00" table:style-name="ce30">
            <text:p>2002-03-12</text:p>
          </table:table-cell>
          <table:table-cell office:value-type="string" table:style-name="ce5">
            <text:p>BUD_DATE</text:p>
          </table:table-cell>
          <table:table-cell table:number-columns-repeated="16381"/>
        </table:table-row>
        <table:table-row table:style-name="ro1">
          <table:table-cell office:value-type="string" table:style-name="ce20">
            <text:p>INIAV:2PORTOS:RB:2003:bud</text:p>
          </table:table-cell>
          <table:table-cell office:value-type="date" office:date-value="2003-03-12T00:00:00" table:style-name="ce30">
            <text:p>2003-03-12</text:p>
          </table:table-cell>
          <table:table-cell office:value-type="string" table:style-name="ce5">
            <text:p>BUD_DATE</text:p>
          </table:table-cell>
          <table:table-cell table:number-columns-repeated="16381"/>
        </table:table-row>
        <table:table-row table:style-name="ro1">
          <table:table-cell office:value-type="string" table:style-name="ce20">
            <text:p>INIAV:2PORTOS:RB:2004:bud</text:p>
          </table:table-cell>
          <table:table-cell office:value-type="date" office:date-value="2004-03-12T00:00:00" table:style-name="ce30">
            <text:p>2004-03-12</text:p>
          </table:table-cell>
          <table:table-cell office:value-type="string" table:style-name="ce5">
            <text:p>BUD_DATE</text:p>
          </table:table-cell>
          <table:table-cell table:number-columns-repeated="16381"/>
        </table:table-row>
        <table:table-row table:style-name="ro1">
          <table:table-cell office:value-type="string" table:style-name="ce20">
            <text:p>INIAV:2PORTOS:RB:2005:bud</text:p>
          </table:table-cell>
          <table:table-cell office:value-type="date" office:date-value="2005-03-31T00:00:00" table:style-name="ce30">
            <text:p>2005-03-31</text:p>
          </table:table-cell>
          <table:table-cell office:value-type="string" table:style-name="ce5">
            <text:p>BUD_DATE</text:p>
          </table:table-cell>
          <table:table-cell table:number-columns-repeated="16381"/>
        </table:table-row>
        <table:table-row table:style-name="ro1">
          <table:table-cell office:value-type="string" table:style-name="ce20">
            <text:p>INIAV:2PORTOS:52413:1990:bud</text:p>
          </table:table-cell>
          <table:table-cell office:value-type="date" office:date-value="1990-03-19T00:00:00" table:style-name="ce30">
            <text:p>1990-03-19</text:p>
          </table:table-cell>
          <table:table-cell office:value-type="string" table:style-name="ce5">
            <text:p>BUD_DATE</text:p>
          </table:table-cell>
          <table:table-cell table:number-columns-repeated="16381"/>
        </table:table-row>
        <table:table-row table:style-name="ro1">
          <table:table-cell office:value-type="string" table:style-name="ce20">
            <text:p>INIAV:2PORTOS:52413:1991:bud</text:p>
          </table:table-cell>
          <table:table-cell office:value-type="date" office:date-value="1991-03-25T00:00:00" table:style-name="ce30">
            <text:p>1991-03-25</text:p>
          </table:table-cell>
          <table:table-cell office:value-type="string" table:style-name="ce5">
            <text:p>BUD_DATE</text:p>
          </table:table-cell>
          <table:table-cell table:number-columns-repeated="16381"/>
        </table:table-row>
        <table:table-row table:style-name="ro1">
          <table:table-cell office:value-type="string" table:style-name="ce20">
            <text:p>INIAV:2PORTOS:52413:1992:bud</text:p>
          </table:table-cell>
          <table:table-cell office:value-type="date" office:date-value="1992-03-23T00:00:00" table:style-name="ce30">
            <text:p>1992-03-23</text:p>
          </table:table-cell>
          <table:table-cell office:value-type="string" table:style-name="ce5">
            <text:p>BUD_DATE</text:p>
          </table:table-cell>
          <table:table-cell table:number-columns-repeated="16381"/>
        </table:table-row>
        <table:table-row table:style-name="ro1">
          <table:table-cell office:value-type="string" table:style-name="ce20">
            <text:p>INIAV:2PORTOS:52413:1993:bud</text:p>
          </table:table-cell>
          <table:table-cell office:value-type="date" office:date-value="1993-03-26T00:00:00" table:style-name="ce30">
            <text:p>1993-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52413:1994:bud</text:p>
          </table:table-cell>
          <table:table-cell office:value-type="date" office:date-value="1994-03-14T00:00:00" table:style-name="ce30">
            <text:p>1994-03-14</text:p>
          </table:table-cell>
          <table:table-cell office:value-type="string" table:style-name="ce5">
            <text:p>BUD_DATE</text:p>
          </table:table-cell>
          <table:table-cell table:number-columns-repeated="16381"/>
        </table:table-row>
        <table:table-row table:style-name="ro1">
          <table:table-cell office:value-type="string" table:style-name="ce20">
            <text:p>INIAV:2PORTOS:52413:1995:bud</text:p>
          </table:table-cell>
          <table:table-cell office:value-type="date" office:date-value="1995-03-13T00:00:00" table:style-name="ce30">
            <text:p>1995-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52413:1996:bud</text:p>
          </table:table-cell>
          <table:table-cell office:value-type="date" office:date-value="1996-03-18T00:00:00" table:style-name="ce30">
            <text:p>1996-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52413:1997:bud</text:p>
          </table:table-cell>
          <table:table-cell office:value-type="date" office:date-value="1997-03-06T00:00:00" table:style-name="ce30">
            <text:p>1997-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413:1998:bud</text:p>
          </table:table-cell>
          <table:table-cell office:value-type="date" office:date-value="1998-03-09T00:00:00" table:style-name="ce30">
            <text:p>1998-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52413:1999:bud</text:p>
          </table:table-cell>
          <table:table-cell office:value-type="date" office:date-value="1999-03-26T00:00:00" table:style-name="ce30">
            <text:p>1999-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52413:2000:bud</text:p>
          </table:table-cell>
          <table:table-cell office:value-type="date" office:date-value="2000-03-14T00:00:00" table:style-name="ce30">
            <text:p>2000-03-14</text:p>
          </table:table-cell>
          <table:table-cell office:value-type="string" table:style-name="ce5">
            <text:p>BUD_DATE</text:p>
          </table:table-cell>
          <table:table-cell table:number-columns-repeated="16381"/>
        </table:table-row>
        <table:table-row table:style-name="ro1">
          <table:table-cell office:value-type="string" table:style-name="ce20">
            <text:p>INIAV:2PORTOS:51914:1995:bud</text:p>
          </table:table-cell>
          <table:table-cell office:value-type="date" office:date-value="1995-03-13T00:00:00" table:style-name="ce30">
            <text:p>1995-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51914:1996:bud</text:p>
          </table:table-cell>
          <table:table-cell office:value-type="date" office:date-value="1996-03-21T00:00:00" table:style-name="ce30">
            <text:p>1996-03-21</text:p>
          </table:table-cell>
          <table:table-cell office:value-type="string" table:style-name="ce5">
            <text:p>BUD_DATE</text:p>
          </table:table-cell>
          <table:table-cell table:number-columns-repeated="16381"/>
        </table:table-row>
        <table:table-row table:style-name="ro1">
          <table:table-cell office:value-type="string" table:style-name="ce20">
            <text:p>INIAV:2PORTOS:51914:1997:bud</text:p>
          </table:table-cell>
          <table:table-cell office:value-type="date" office:date-value="1997-03-10T00:00:00" table:style-name="ce30">
            <text:p>1997-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1914:1998:bud</text:p>
          </table:table-cell>
          <table:table-cell office:value-type="date" office:date-value="1998-03-10T00:00:00" table:style-name="ce30">
            <text:p>1998-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1914:1999:bud</text:p>
          </table:table-cell>
          <table:table-cell office:value-type="date" office:date-value="1999-03-26T00:00:00" table:style-name="ce30">
            <text:p>1999-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51914:2000:bud</text:p>
          </table:table-cell>
          <table:table-cell office:value-type="date" office:date-value="2000-03-16T00:00:00" table:style-name="ce30">
            <text:p>2000-03-16</text:p>
          </table:table-cell>
          <table:table-cell office:value-type="string" table:style-name="ce5">
            <text:p>BUD_DATE</text:p>
          </table:table-cell>
          <table:table-cell table:number-columns-repeated="16381"/>
        </table:table-row>
        <table:table-row table:style-name="ro1">
          <table:table-cell office:value-type="string" table:style-name="ce20">
            <text:p>INIAV:2PORTOS:51914:2001:bud</text:p>
          </table:table-cell>
          <table:table-cell office:value-type="date" office:date-value="2001-03-06T00:00:00" table:style-name="ce30">
            <text:p>2001-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1914:2002:bud</text:p>
          </table:table-cell>
          <table:table-cell office:value-type="date" office:date-value="2002-03-18T00:00:00" table:style-name="ce30">
            <text:p>2002-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51914:2003:bud</text:p>
          </table:table-cell>
          <table:table-cell office:value-type="date" office:date-value="2003-03-17T00:00:00" table:style-name="ce30">
            <text:p>2003-03-17</text:p>
          </table:table-cell>
          <table:table-cell office:value-type="string" table:style-name="ce5">
            <text:p>BUD_DATE</text:p>
          </table:table-cell>
          <table:table-cell table:number-columns-repeated="16381"/>
        </table:table-row>
        <table:table-row table:style-name="ro1">
          <table:table-cell office:value-type="string" table:style-name="ce20">
            <text:p>INIAV:2PORTOS:51914:2004:bud</text:p>
          </table:table-cell>
          <table:table-cell office:value-type="date" office:date-value="2004-03-16T00:00:00" table:style-name="ce30">
            <text:p>2004-03-16</text:p>
          </table:table-cell>
          <table:table-cell office:value-type="string" table:style-name="ce5">
            <text:p>BUD_DATE</text:p>
          </table:table-cell>
          <table:table-cell table:number-columns-repeated="16381"/>
        </table:table-row>
        <table:table-row table:style-name="ro1">
          <table:table-cell office:value-type="string" table:style-name="ce20">
            <text:p>INIAV:2PORTOS:51914:2005:bud</text:p>
          </table:table-cell>
          <table:table-cell office:value-type="date" office:date-value="2005-04-07T00:00:00" table:style-name="ce30">
            <text:p>2005-04-07</text:p>
          </table:table-cell>
          <table:table-cell office:value-type="string" table:style-name="ce5">
            <text:p>BUD_DATE</text:p>
          </table:table-cell>
          <table:table-cell table:number-columns-repeated="16381"/>
        </table:table-row>
        <table:table-row table:style-name="ro1">
          <table:table-cell office:value-type="string" table:style-name="ce20">
            <text:p>INIAV:2PORTOS:51914:2006:bud</text:p>
          </table:table-cell>
          <table:table-cell office:value-type="date" office:date-value="2006-03-27T00:00:00" table:style-name="ce30">
            <text:p>2006-03-27</text:p>
          </table:table-cell>
          <table:table-cell office:value-type="string" table:style-name="ce5">
            <text:p>BUD_DATE</text:p>
          </table:table-cell>
          <table:table-cell table:number-columns-repeated="16381"/>
        </table:table-row>
        <table:table-row table:style-name="ro1">
          <table:table-cell office:value-type="string" table:style-name="ce20">
            <text:p>INIAV:2PORTOS:51512:2001:bud</text:p>
          </table:table-cell>
          <table:table-cell office:value-type="date" office:date-value="2001-03-09T00:00:00" table:style-name="ce30">
            <text:p>2001-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51512:2002:bud</text:p>
          </table:table-cell>
          <table:table-cell office:value-type="date" office:date-value="2002-03-18T00:00:00" table:style-name="ce30">
            <text:p>2002-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51512:2003:bud</text:p>
          </table:table-cell>
          <table:table-cell office:value-type="date" office:date-value="2003-03-18T00:00:00" table:style-name="ce30">
            <text:p>2003-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51512:2004:bud</text:p>
          </table:table-cell>
          <table:table-cell office:value-type="date" office:date-value="2004-03-17T00:00:00" table:style-name="ce30">
            <text:p>2004-03-17</text:p>
          </table:table-cell>
          <table:table-cell office:value-type="string" table:style-name="ce5">
            <text:p>BUD_DATE</text:p>
          </table:table-cell>
          <table:table-cell table:number-columns-repeated="16381"/>
        </table:table-row>
        <table:table-row table:style-name="ro1">
          <table:table-cell office:value-type="string" table:style-name="ce20">
            <text:p>INIAV:2PORTOS:52715:1995:bud</text:p>
          </table:table-cell>
          <table:table-cell office:value-type="date" office:date-value="1995-03-13T00:00:00" table:style-name="ce30">
            <text:p>1995-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52715:1996:bud</text:p>
          </table:table-cell>
          <table:table-cell office:value-type="date" office:date-value="1996-03-18T00:00:00" table:style-name="ce30">
            <text:p>1996-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52715:1997:bud</text:p>
          </table:table-cell>
          <table:table-cell office:value-type="date" office:date-value="1997-03-10T00:00:00" table:style-name="ce30">
            <text:p>1997-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2715:1998:bud</text:p>
          </table:table-cell>
          <table:table-cell office:value-type="date" office:date-value="1998-03-09T00:00:00" table:style-name="ce30">
            <text:p>1998-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52715:1999:bud</text:p>
          </table:table-cell>
          <table:table-cell office:value-type="date" office:date-value="1999-03-26T00:00:00" table:style-name="ce30">
            <text:p>1999-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52715:2000:bud</text:p>
          </table:table-cell>
          <table:table-cell office:value-type="date" office:date-value="2000-03-15T00:00:00" table:style-name="ce30">
            <text:p>2000-03-15</text:p>
          </table:table-cell>
          <table:table-cell office:value-type="string" table:style-name="ce5">
            <text:p>BUD_DATE</text:p>
          </table:table-cell>
          <table:table-cell table:number-columns-repeated="16381"/>
        </table:table-row>
        <table:table-row table:style-name="ro1">
          <table:table-cell office:value-type="string" table:style-name="ce20">
            <text:p>INIAV:2PORTOS:52715:2001:bud</text:p>
          </table:table-cell>
          <table:table-cell office:value-type="date" office:date-value="2001-03-09T00:00:00" table:style-name="ce30">
            <text:p>2001-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52715:2002:bud</text:p>
          </table:table-cell>
          <table:table-cell office:value-type="date" office:date-value="2002-03-17T00:00:00" table:style-name="ce30">
            <text:p>2002-03-17</text:p>
          </table:table-cell>
          <table:table-cell office:value-type="string" table:style-name="ce5">
            <text:p>BUD_DATE</text:p>
          </table:table-cell>
          <table:table-cell table:number-columns-repeated="16381"/>
        </table:table-row>
        <table:table-row table:style-name="ro1">
          <table:table-cell office:value-type="string" table:style-name="ce20">
            <text:p>INIAV:2PORTOS:52715:2003:bud</text:p>
          </table:table-cell>
          <table:table-cell office:value-type="date" office:date-value="2003-03-13T00:00:00" table:style-name="ce30">
            <text:p>2003-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52715:2004:bud</text:p>
          </table:table-cell>
          <table:table-cell office:value-type="date" office:date-value="2004-03-17T00:00:00" table:style-name="ce30">
            <text:p>2004-03-17</text:p>
          </table:table-cell>
          <table:table-cell office:value-type="string" table:style-name="ce5">
            <text:p>BUD_DATE</text:p>
          </table:table-cell>
          <table:table-cell table:number-columns-repeated="16381"/>
        </table:table-row>
        <table:table-row table:style-name="ro1">
          <table:table-cell office:value-type="string" table:style-name="ce20">
            <text:p>INIAV:2PORTOS:52715:2005:bud</text:p>
          </table:table-cell>
          <table:table-cell office:value-type="date" office:date-value="2005-04-02T00:00:00" table:style-name="ce30">
            <text:p>2005-04-02</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3:1995:flw</text:p>
          </table:table-cell>
          <table:table-cell office:value-type="date" office:date-value="1995-05-11T00:00:00" table:style-name="ce26">
            <text:p>1995-05-11</text:p>
          </table:table-cell>
          <table:table-cell office:value-type="string" table:style-name="ce17">
            <text:p>FLO_50</text:p>
          </table:table-cell>
          <table:table-cell table:number-columns-repeated="16381"/>
        </table:table-row>
        <table:table-row table:style-name="ro1">
          <table:table-cell office:value-type="string" table:style-name="ce20">
            <text:p>INIAV:2PORTOS:52003:1996:flw</text:p>
          </table:table-cell>
          <table:table-cell office:value-type="date" office:date-value="1996-05-27T00:00:00" table:style-name="ce26">
            <text:p>1996-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2003:1997:flw</text:p>
          </table:table-cell>
          <table:table-cell office:value-type="date" office:date-value="1997-04-22T00:00:00" table:style-name="ce26">
            <text:p>1997-04-22</text:p>
          </table:table-cell>
          <table:table-cell office:value-type="string" table:style-name="ce17">
            <text:p>FLO_50</text:p>
          </table:table-cell>
          <table:table-cell table:number-columns-repeated="16381"/>
        </table:table-row>
        <table:table-row table:style-name="ro1">
          <table:table-cell office:value-type="string" table:style-name="ce20">
            <text:p>INIAV:2PORTOS:52003:1998:flw</text:p>
          </table:table-cell>
          <table:table-cell office:value-type="date" office:date-value="1998-05-18T00:00:00" table:style-name="ce26">
            <text:p>1998-05-18</text:p>
          </table:table-cell>
          <table:table-cell office:value-type="string" table:style-name="ce17">
            <text:p>FLO_50</text:p>
          </table:table-cell>
          <table:table-cell table:number-columns-repeated="16381"/>
        </table:table-row>
        <table:table-row table:style-name="ro1">
          <table:table-cell office:value-type="string" table:style-name="ce20">
            <text:p>INIAV:2PORTOS:52003:1999:flw</text:p>
          </table:table-cell>
          <table:table-cell office:value-type="date" office:date-value="1999-05-24T00:00:00" table:style-name="ce26">
            <text:p>1999-05-24</text:p>
          </table:table-cell>
          <table:table-cell office:value-type="string" table:style-name="ce17">
            <text:p>FLO_50</text:p>
          </table:table-cell>
          <table:table-cell table:number-columns-repeated="16381"/>
        </table:table-row>
        <table:table-row table:style-name="ro1">
          <table:table-cell office:value-type="string" table:style-name="ce20">
            <text:p>INIAV:2PORTOS:52003:2000:flw</text:p>
          </table:table-cell>
          <table:table-cell office:value-type="date" office:date-value="2000-06-02T00:00:00" table:style-name="ce26">
            <text:p>2000-06-02</text:p>
          </table:table-cell>
          <table:table-cell office:value-type="string" table:style-name="ce17">
            <text:p>FLO_50</text:p>
          </table:table-cell>
          <table:table-cell table:number-columns-repeated="16381"/>
        </table:table-row>
        <table:table-row table:style-name="ro1">
          <table:table-cell office:value-type="string" table:style-name="ce20">
            <text:p>INIAV:2PORTOS:52003:2001:flw</text:p>
          </table:table-cell>
          <table:table-cell office:value-type="date" office:date-value="2001-05-21T00:00:00" table:style-name="ce26">
            <text:p>2001-05-21</text:p>
          </table:table-cell>
          <table:table-cell office:value-type="string" table:style-name="ce17">
            <text:p>FLO_50</text:p>
          </table:table-cell>
          <table:table-cell table:number-columns-repeated="16381"/>
        </table:table-row>
        <table:table-row table:style-name="ro1">
          <table:table-cell office:value-type="string" table:style-name="ce20">
            <text:p>INIAV:2PORTOS:52003:2002:flw</text:p>
          </table:table-cell>
          <table:table-cell office:value-type="date" office:date-value="2002-05-20T00:00:00" table:style-name="ce26">
            <text:p>2002-05-20</text:p>
          </table:table-cell>
          <table:table-cell office:value-type="string" table:style-name="ce17">
            <text:p>FLO_50</text:p>
          </table:table-cell>
          <table:table-cell table:number-columns-repeated="16381"/>
        </table:table-row>
        <table:table-row table:style-name="ro1">
          <table:table-cell office:value-type="string" table:style-name="ce20">
            <text:p>INIAV:2PORTOS:52003:2003:flw</text:p>
          </table:table-cell>
          <table:table-cell office:value-type="date" office:date-value="2003-05-22T00:00:00" table:style-name="ce26">
            <text:p>2003-05-22</text:p>
          </table:table-cell>
          <table:table-cell office:value-type="string" table:style-name="ce17">
            <text:p>FLO_50</text:p>
          </table:table-cell>
          <table:table-cell table:number-columns-repeated="16381"/>
        </table:table-row>
        <table:table-row table:style-name="ro1">
          <table:table-cell office:value-type="string" table:style-name="ce20">
            <text:p>INIAV:2PORTOS:52003:2004:flw</text:p>
          </table:table-cell>
          <table:table-cell office:value-type="date" office:date-value="2004-05-21T00:00:00" table:style-name="ce26">
            <text:p>2004-05-21</text:p>
          </table:table-cell>
          <table:table-cell office:value-type="string" table:style-name="ce17">
            <text:p>FLO_50</text:p>
          </table:table-cell>
          <table:table-cell table:number-columns-repeated="16381"/>
        </table:table-row>
        <table:table-row table:style-name="ro1">
          <table:table-cell office:value-type="string" table:style-name="ce20">
            <text:p>INIAV:2PORTOS:52003:2005:flw</text:p>
          </table:table-cell>
          <table:table-cell office:value-type="date" office:date-value="2005-05-25T00:00:00" table:style-name="ce26">
            <text:p>2005-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2003:2006:flw</text:p>
          </table:table-cell>
          <table:table-cell office:value-type="date" office:date-value="2006-05-25T00:00:00" table:style-name="ce26">
            <text:p>2006-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2606:1990:flw</text:p>
          </table:table-cell>
          <table:table-cell office:value-type="date" office:date-value="1990-05-25T00:00:00" table:style-name="ce30">
            <text:p>1990-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2606:1991:flw</text:p>
          </table:table-cell>
          <table:table-cell office:value-type="date" office:date-value="1991-06-03T00:00:00" table:style-name="ce30">
            <text:p>1991-06-03</text:p>
          </table:table-cell>
          <table:table-cell office:value-type="string" table:style-name="ce17">
            <text:p>FLO_50</text:p>
          </table:table-cell>
          <table:table-cell table:number-columns-repeated="16381"/>
        </table:table-row>
        <table:table-row table:style-name="ro1">
          <table:table-cell office:value-type="string" table:style-name="ce20">
            <text:p>INIAV:2PORTOS:52606:1992:flw</text:p>
          </table:table-cell>
          <table:table-cell office:value-type="date" office:date-value="1992-05-25T00:00:00" table:style-name="ce30">
            <text:p>1992-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2606:1993:flw</text:p>
          </table:table-cell>
          <table:table-cell office:value-type="date" office:date-value="1993-06-11T00:00:00" table:style-name="ce30">
            <text:p>1993-06-11</text:p>
          </table:table-cell>
          <table:table-cell office:value-type="string" table:style-name="ce17">
            <text:p>FLO_50</text:p>
          </table:table-cell>
          <table:table-cell table:number-columns-repeated="16381"/>
        </table:table-row>
        <table:table-row table:style-name="ro1">
          <table:table-cell office:value-type="string" table:style-name="ce20">
            <text:p>INIAV:2PORTOS:52606:1994:flw</text:p>
          </table:table-cell>
          <table:table-cell office:value-type="date" office:date-value="1994-05-23T00:00:00" table:style-name="ce30">
            <text:p>1994-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2606:1995:flw</text:p>
          </table:table-cell>
          <table:table-cell office:value-type="date" office:date-value="1995-05-11T00:00:00" table:style-name="ce30">
            <text:p>1995-05-11</text:p>
          </table:table-cell>
          <table:table-cell office:value-type="string" table:style-name="ce17">
            <text:p>FLO_50</text:p>
          </table:table-cell>
          <table:table-cell table:number-columns-repeated="16381"/>
        </table:table-row>
        <table:table-row table:style-name="ro1">
          <table:table-cell office:value-type="string" table:style-name="ce20">
            <text:p>INIAV:2PORTOS:52606:1996:flw</text:p>
          </table:table-cell>
          <table:table-cell office:value-type="date" office:date-value="1996-05-27T00:00:00" table:style-name="ce30">
            <text:p>1996-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2606:1997:flw</text:p>
          </table:table-cell>
          <table:table-cell office:value-type="date" office:date-value="1997-04-29T00:00:00" table:style-name="ce30">
            <text:p>1997-04-29</text:p>
          </table:table-cell>
          <table:table-cell office:value-type="string" table:style-name="ce17">
            <text:p>FLO_50</text:p>
          </table:table-cell>
          <table:table-cell table:number-columns-repeated="16381"/>
        </table:table-row>
        <table:table-row table:style-name="ro1">
          <table:table-cell office:value-type="string" table:style-name="ce20">
            <text:p>INIAV:2PORTOS:52606:1998:flw</text:p>
          </table:table-cell>
          <table:table-cell office:value-type="date" office:date-value="1998-05-25T00:00:00" table:style-name="ce30">
            <text:p>1998-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2606:1999:flw</text:p>
          </table:table-cell>
          <table:table-cell office:value-type="date" office:date-value="1999-05-28T00:00:00" table:style-name="ce30">
            <text:p>1999-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2606:2000:flw</text:p>
          </table:table-cell>
          <table:table-cell office:value-type="date" office:date-value="2000-05-29T00:00:00" table:style-name="ce30">
            <text:p>2000-05-29</text:p>
          </table:table-cell>
          <table:table-cell office:value-type="string" table:style-name="ce17">
            <text:p>FLO_50</text:p>
          </table:table-cell>
          <table:table-cell table:number-columns-repeated="16381"/>
        </table:table-row>
        <table:table-row table:style-name="ro1">
          <table:table-cell office:value-type="string" table:style-name="ce20">
            <text:p>INIAV:2PORTOS:52503:1995:flw</text:p>
          </table:table-cell>
          <table:table-cell office:value-type="date" office:date-value="1995-05-11T00:00:00" table:style-name="ce30">
            <text:p>1995-05-11</text:p>
          </table:table-cell>
          <table:table-cell office:value-type="string" table:style-name="ce17">
            <text:p>FLO_50</text:p>
          </table:table-cell>
          <table:table-cell table:number-columns-repeated="16381"/>
        </table:table-row>
        <table:table-row table:style-name="ro1">
          <table:table-cell office:value-type="string" table:style-name="ce20">
            <text:p>INIAV:2PORTOS:52503:1996:flw</text:p>
          </table:table-cell>
          <table:table-cell office:value-type="date" office:date-value="1996-05-30T00:00:00" table:style-name="ce30">
            <text:p>1996-05-30</text:p>
          </table:table-cell>
          <table:table-cell office:value-type="string" table:style-name="ce17">
            <text:p>FLO_50</text:p>
          </table:table-cell>
          <table:table-cell table:number-columns-repeated="16381"/>
        </table:table-row>
        <table:table-row table:style-name="ro1">
          <table:table-cell office:value-type="string" table:style-name="ce20">
            <text:p>INIAV:2PORTOS:52503:1997:flw</text:p>
          </table:table-cell>
          <table:table-cell office:value-type="date" office:date-value="1997-04-29T00:00:00" table:style-name="ce30">
            <text:p>1997-04-29</text:p>
          </table:table-cell>
          <table:table-cell office:value-type="string" table:style-name="ce17">
            <text:p>FLO_50</text:p>
          </table:table-cell>
          <table:table-cell table:number-columns-repeated="16381"/>
        </table:table-row>
        <table:table-row table:style-name="ro1">
          <table:table-cell office:value-type="string" table:style-name="ce20">
            <text:p>INIAV:2PORTOS:52503:1998:flw</text:p>
          </table:table-cell>
          <table:table-cell office:value-type="date" office:date-value="1998-05-21T00:00:00" table:style-name="ce30">
            <text:p>1998-05-21</text:p>
          </table:table-cell>
          <table:table-cell office:value-type="string" table:style-name="ce17">
            <text:p>FLO_50</text:p>
          </table:table-cell>
          <table:table-cell table:number-columns-repeated="16381"/>
        </table:table-row>
        <table:table-row table:style-name="ro1">
          <table:table-cell office:value-type="string" table:style-name="ce20">
            <text:p>INIAV:2PORTOS:52503:1999:flw</text:p>
          </table:table-cell>
          <table:table-cell office:value-type="date" office:date-value="1999-05-25T00:00:00" table:style-name="ce30">
            <text:p>1999-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2503:2000:flw</text:p>
          </table:table-cell>
          <table:table-cell office:value-type="date" office:date-value="2000-06-02T00:00:00" table:style-name="ce30">
            <text:p>2000-06-02</text:p>
          </table:table-cell>
          <table:table-cell office:value-type="string" table:style-name="ce17">
            <text:p>FLO_50</text:p>
          </table:table-cell>
          <table:table-cell table:number-columns-repeated="16381"/>
        </table:table-row>
        <table:table-row table:style-name="ro1">
          <table:table-cell office:value-type="string" table:style-name="ce20">
            <text:p>INIAV:2PORTOS:52503:2001:flw</text:p>
          </table:table-cell>
          <table:table-cell office:value-type="date" office:date-value="2001-05-28T00:00:00" table:style-name="ce30">
            <text:p>2001-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2503:2002:flw</text:p>
          </table:table-cell>
          <table:table-cell office:value-type="date" office:date-value="2002-05-23T00:00:00" table:style-name="ce30">
            <text:p>2002-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2503:2003:flw</text:p>
          </table:table-cell>
          <table:table-cell office:value-type="date" office:date-value="2003-05-26T00:00:00" table:style-name="ce30">
            <text:p>2003-05-26</text:p>
          </table:table-cell>
          <table:table-cell office:value-type="string" table:style-name="ce17">
            <text:p>FLO_50</text:p>
          </table:table-cell>
          <table:table-cell table:number-columns-repeated="16381"/>
        </table:table-row>
        <table:table-row table:style-name="ro1">
          <table:table-cell office:value-type="string" table:style-name="ce20">
            <text:p>INIAV:2PORTOS:52503:2004:flw</text:p>
          </table:table-cell>
          <table:table-cell office:value-type="date" office:date-value="2004-05-28T00:00:00" table:style-name="ce30">
            <text:p>2004-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2503:2005:flw</text:p>
          </table:table-cell>
          <table:table-cell office:value-type="date" office:date-value="2005-05-27T00:00:00" table:style-name="ce30">
            <text:p>2005-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2503:2006:flw</text:p>
          </table:table-cell>
          <table:table-cell office:value-type="date" office:date-value="2006-05-25T00:00:00" table:style-name="ce30">
            <text:p>2006-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3104:1990:flw</text:p>
          </table:table-cell>
          <table:table-cell office:value-type="date" office:date-value="1990-05-18T00:00:00" table:style-name="ce30">
            <text:p>1990-05-18</text:p>
          </table:table-cell>
          <table:table-cell office:value-type="string" table:style-name="ce17">
            <text:p>FLO_50</text:p>
          </table:table-cell>
          <table:table-cell table:number-columns-repeated="16381"/>
        </table:table-row>
        <table:table-row table:style-name="ro1">
          <table:table-cell office:value-type="string" table:style-name="ce20">
            <text:p>INIAV:2PORTOS:53104:1991:flw</text:p>
          </table:table-cell>
          <table:table-cell office:value-type="date" office:date-value="1991-05-27T00:00:00" table:style-name="ce30">
            <text:p>1991-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3104:1992:flw</text:p>
          </table:table-cell>
          <table:table-cell office:value-type="date" office:date-value="1992-05-18T00:00:00" table:style-name="ce30">
            <text:p>1992-05-18</text:p>
          </table:table-cell>
          <table:table-cell office:value-type="string" table:style-name="ce17">
            <text:p>FLO_50</text:p>
          </table:table-cell>
          <table:table-cell table:number-columns-repeated="16381"/>
        </table:table-row>
        <table:table-row table:style-name="ro1">
          <table:table-cell office:value-type="string" table:style-name="ce20">
            <text:p>INIAV:2PORTOS:53104:1993:flw</text:p>
          </table:table-cell>
          <table:table-cell office:value-type="date" office:date-value="1993-06-04T00:00:00" table:style-name="ce30">
            <text:p>1993-06-04</text:p>
          </table:table-cell>
          <table:table-cell office:value-type="string" table:style-name="ce17">
            <text:p>FLO_50</text:p>
          </table:table-cell>
          <table:table-cell table:number-columns-repeated="16381"/>
        </table:table-row>
        <table:table-row table:style-name="ro1">
          <table:table-cell office:value-type="string" table:style-name="ce20">
            <text:p>INIAV:2PORTOS:53104:1994:flw</text:p>
          </table:table-cell>
          <table:table-cell office:value-type="date" office:date-value="1994-05-16T00:00:00" table:style-name="ce30">
            <text:p>1994-05-16</text:p>
          </table:table-cell>
          <table:table-cell office:value-type="string" table:style-name="ce17">
            <text:p>FLO_50</text:p>
          </table:table-cell>
          <table:table-cell table:number-columns-repeated="16381"/>
        </table:table-row>
        <table:table-row table:style-name="ro1">
          <table:table-cell office:value-type="string" table:style-name="ce20">
            <text:p>INIAV:2PORTOS:53104:1995:flw</text:p>
          </table:table-cell>
          <table:table-cell office:value-type="date" office:date-value="1995-05-08T00:00:00" table:style-name="ce30">
            <text:p>1995-05-08</text:p>
          </table:table-cell>
          <table:table-cell office:value-type="string" table:style-name="ce17">
            <text:p>FLO_50</text:p>
          </table:table-cell>
          <table:table-cell table:number-columns-repeated="16381"/>
        </table:table-row>
        <table:table-row table:style-name="ro1">
          <table:table-cell office:value-type="string" table:style-name="ce20">
            <text:p>INIAV:2PORTOS:53104:1996:flw</text:p>
          </table:table-cell>
          <table:table-cell office:value-type="date" office:date-value="1996-05-23T00:00:00" table:style-name="ce30">
            <text:p>1996-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3104:1997:flw</text:p>
          </table:table-cell>
          <table:table-cell office:value-type="date" office:date-value="1997-04-22T00:00:00" table:style-name="ce30">
            <text:p>1997-04-22</text:p>
          </table:table-cell>
          <table:table-cell office:value-type="string" table:style-name="ce17">
            <text:p>FLO_50</text:p>
          </table:table-cell>
          <table:table-cell table:number-columns-repeated="16381"/>
        </table:table-row>
        <table:table-row table:style-name="ro1">
          <table:table-cell office:value-type="string" table:style-name="ce20">
            <text:p>INIAV:2PORTOS:53104:1998:flw</text:p>
          </table:table-cell>
          <table:table-cell office:value-type="date" office:date-value="1998-05-18T00:00:00" table:style-name="ce30">
            <text:p>1998-05-18</text:p>
          </table:table-cell>
          <table:table-cell office:value-type="string" table:style-name="ce17">
            <text:p>FLO_50</text:p>
          </table:table-cell>
          <table:table-cell table:number-columns-repeated="16381"/>
        </table:table-row>
        <table:table-row table:style-name="ro1">
          <table:table-cell office:value-type="string" table:style-name="ce20">
            <text:p>INIAV:2PORTOS:53104:1999:flw</text:p>
          </table:table-cell>
          <table:table-cell office:value-type="date" office:date-value="1999-05-23T00:00:00" table:style-name="ce30">
            <text:p>1999-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3104:2000:flw</text:p>
          </table:table-cell>
          <table:table-cell office:value-type="date" office:date-value="2000-05-26T00:00:00" table:style-name="ce30">
            <text:p>2000-05-26</text:p>
          </table:table-cell>
          <table:table-cell office:value-type="string" table:style-name="ce17">
            <text:p>FLO_50</text:p>
          </table:table-cell>
          <table:table-cell table:number-columns-repeated="16381"/>
        </table:table-row>
        <table:table-row table:style-name="ro1">
          <table:table-cell office:value-type="string" table:style-name="ce20">
            <text:p>INIAV:2PORTOS:53104:2001:flw</text:p>
          </table:table-cell>
          <table:table-cell office:value-type="date" office:date-value="2001-05-19T00:00:00" table:style-name="ce30">
            <text:p>2001-05-19</text:p>
          </table:table-cell>
          <table:table-cell office:value-type="string" table:style-name="ce17">
            <text:p>FLO_50</text:p>
          </table:table-cell>
          <table:table-cell table:number-columns-repeated="16381"/>
        </table:table-row>
        <table:table-row table:style-name="ro1">
          <table:table-cell office:value-type="string" table:style-name="ce20">
            <text:p>INIAV:2PORTOS:53104:2002:flw</text:p>
          </table:table-cell>
          <table:table-cell office:value-type="date" office:date-value="2002-05-14T00:00:00" table:style-name="ce30">
            <text:p>2002-05-14</text:p>
          </table:table-cell>
          <table:table-cell office:value-type="string" table:style-name="ce17">
            <text:p>FLO_50</text:p>
          </table:table-cell>
          <table:table-cell table:number-columns-repeated="16381"/>
        </table:table-row>
        <table:table-row table:style-name="ro1">
          <table:table-cell office:value-type="string" table:style-name="ce20">
            <text:p>INIAV:2PORTOS:53104:2003:flw</text:p>
          </table:table-cell>
          <table:table-cell office:value-type="date" office:date-value="2003-05-17T00:00:00" table:style-name="ce30">
            <text:p>2003-05-17</text:p>
          </table:table-cell>
          <table:table-cell office:value-type="string" table:style-name="ce17">
            <text:p>FLO_50</text:p>
          </table:table-cell>
          <table:table-cell table:number-columns-repeated="16381"/>
        </table:table-row>
        <table:table-row table:style-name="ro1">
          <table:table-cell office:value-type="string" table:style-name="ce20">
            <text:p>INIAV:2PORTOS:53104:2004:flw</text:p>
          </table:table-cell>
          <table:table-cell office:value-type="date" office:date-value="2004-05-18T00:00:00" table:style-name="ce30">
            <text:p>2004-05-18</text:p>
          </table:table-cell>
          <table:table-cell office:value-type="string" table:style-name="ce17">
            <text:p>FLO_50</text:p>
          </table:table-cell>
          <table:table-cell table:number-columns-repeated="16381"/>
        </table:table-row>
        <table:table-row table:style-name="ro1">
          <table:table-cell office:value-type="string" table:style-name="ce20">
            <text:p>INIAV:2PORTOS:53104:2005:flw</text:p>
          </table:table-cell>
          <table:table-cell office:value-type="date" office:date-value="2005-05-25T00:00:00" table:style-name="ce30">
            <text:p>2005-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3104:2006:flw</text:p>
          </table:table-cell>
          <table:table-cell office:value-type="date" office:date-value="2006-05-22T00:00:00" table:style-name="ce30">
            <text:p>2006-05-22</text:p>
          </table:table-cell>
          <table:table-cell office:value-type="string" table:style-name="ce17">
            <text:p>FLO_50</text:p>
          </table:table-cell>
          <table:table-cell table:number-columns-repeated="16381"/>
        </table:table-row>
        <table:table-row table:style-name="ro1">
          <table:table-cell office:value-type="string" table:style-name="ce20">
            <text:p>INIAV:2PORTOS:52203:1992:flw</text:p>
          </table:table-cell>
          <table:table-cell office:value-type="date" office:date-value="1992-05-28T00:00:00" table:style-name="ce30">
            <text:p>1992-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2203:1993:flw</text:p>
          </table:table-cell>
          <table:table-cell office:value-type="date" office:date-value="1993-06-15T00:00:00" table:style-name="ce30">
            <text:p>1993-06-15</text:p>
          </table:table-cell>
          <table:table-cell office:value-type="string" table:style-name="ce17">
            <text:p>FLO_50</text:p>
          </table:table-cell>
          <table:table-cell table:number-columns-repeated="16381"/>
        </table:table-row>
        <table:table-row table:style-name="ro1">
          <table:table-cell office:value-type="string" table:style-name="ce20">
            <text:p>INIAV:2PORTOS:52203:1994:flw</text:p>
          </table:table-cell>
          <table:table-cell office:value-type="date" office:date-value="1994-05-23T00:00:00" table:style-name="ce30">
            <text:p>1994-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2203:1995:flw</text:p>
          </table:table-cell>
          <table:table-cell office:value-type="date" office:date-value="1995-05-18T00:00:00" table:style-name="ce30">
            <text:p>1995-05-18</text:p>
          </table:table-cell>
          <table:table-cell office:value-type="string" table:style-name="ce17">
            <text:p>FLO_50</text:p>
          </table:table-cell>
          <table:table-cell table:number-columns-repeated="16381"/>
        </table:table-row>
        <table:table-row table:style-name="ro1">
          <table:table-cell office:value-type="string" table:style-name="ce20">
            <text:p>INIAV:2PORTOS:52203:1996:flw</text:p>
          </table:table-cell>
          <table:table-cell office:value-type="date" office:date-value="1996-05-30T00:00:00" table:style-name="ce30">
            <text:p>1996-05-30</text:p>
          </table:table-cell>
          <table:table-cell office:value-type="string" table:style-name="ce17">
            <text:p>FLO_50</text:p>
          </table:table-cell>
          <table:table-cell table:number-columns-repeated="16381"/>
        </table:table-row>
        <table:table-row table:style-name="ro1">
          <table:table-cell office:value-type="string" table:style-name="ce20">
            <text:p>INIAV:2PORTOS:52203:1997:flw</text:p>
          </table:table-cell>
          <table:table-cell office:value-type="date" office:date-value="1997-05-02T00:00:00" table:style-name="ce30">
            <text:p>1997-05-02</text:p>
          </table:table-cell>
          <table:table-cell office:value-type="string" table:style-name="ce17">
            <text:p>FLO_50</text:p>
          </table:table-cell>
          <table:table-cell table:number-columns-repeated="16381"/>
        </table:table-row>
        <table:table-row table:style-name="ro1">
          <table:table-cell office:value-type="string" table:style-name="ce20">
            <text:p>INIAV:2PORTOS:52203:1998:flw</text:p>
          </table:table-cell>
          <table:table-cell office:value-type="date" office:date-value="1998-05-25T00:00:00" table:style-name="ce30">
            <text:p>1998-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2203:1999:flw</text:p>
          </table:table-cell>
          <table:table-cell office:value-type="date" office:date-value="1999-05-28T00:00:00" table:style-name="ce30">
            <text:p>1999-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2203:2000:flw</text:p>
          </table:table-cell>
          <table:table-cell office:value-type="date" office:date-value="2000-06-02T00:00:00" table:style-name="ce30">
            <text:p>2000-06-02</text:p>
          </table:table-cell>
          <table:table-cell office:value-type="string" table:style-name="ce17">
            <text:p>FLO_50</text:p>
          </table:table-cell>
          <table:table-cell table:number-columns-repeated="16381"/>
        </table:table-row>
        <table:table-row table:style-name="ro1">
          <table:table-cell office:value-type="string" table:style-name="ce20">
            <text:p>INIAV:2PORTOS:52203:2001:flw</text:p>
          </table:table-cell>
          <table:table-cell office:value-type="date" office:date-value="2001-05-24T00:00:00" table:style-name="ce30">
            <text:p>2001-05-24</text:p>
          </table:table-cell>
          <table:table-cell office:value-type="string" table:style-name="ce17">
            <text:p>FLO_50</text:p>
          </table:table-cell>
          <table:table-cell table:number-columns-repeated="16381"/>
        </table:table-row>
        <table:table-row table:style-name="ro1">
          <table:table-cell office:value-type="string" table:style-name="ce20">
            <text:p>INIAV:2PORTOS:52203:2002:flw</text:p>
          </table:table-cell>
          <table:table-cell office:value-type="date" office:date-value="2002-05-27T00:00:00" table:style-name="ce30">
            <text:p>2002-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2203:2003:flw</text:p>
          </table:table-cell>
          <table:table-cell office:value-type="date" office:date-value="2003-05-26T00:00:00" table:style-name="ce30">
            <text:p>2003-05-26</text:p>
          </table:table-cell>
          <table:table-cell office:value-type="string" table:style-name="ce17">
            <text:p>FLO_50</text:p>
          </table:table-cell>
          <table:table-cell table:number-columns-repeated="16381"/>
        </table:table-row>
        <table:table-row table:style-name="ro1">
          <table:table-cell office:value-type="string" table:style-name="ce20">
            <text:p>INIAV:2PORTOS:52106:1995:flw</text:p>
          </table:table-cell>
          <table:table-cell office:value-type="date" office:date-value="1995-05-08T00:00:00" table:style-name="ce30">
            <text:p>1995-05-08</text:p>
          </table:table-cell>
          <table:table-cell office:value-type="string" table:style-name="ce17">
            <text:p>FLO_50</text:p>
          </table:table-cell>
          <table:table-cell table:number-columns-repeated="16381"/>
        </table:table-row>
        <table:table-row table:style-name="ro1">
          <table:table-cell office:value-type="string" table:style-name="ce20">
            <text:p>INIAV:2PORTOS:52106:1996:flw</text:p>
          </table:table-cell>
          <table:table-cell office:value-type="date" office:date-value="1996-05-27T00:00:00" table:style-name="ce30">
            <text:p>1996-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2106:1997:flw</text:p>
          </table:table-cell>
          <table:table-cell office:value-type="date" office:date-value="1997-04-22T00:00:00" table:style-name="ce30">
            <text:p>1997-04-22</text:p>
          </table:table-cell>
          <table:table-cell office:value-type="string" table:style-name="ce17">
            <text:p>FLO_50</text:p>
          </table:table-cell>
          <table:table-cell table:number-columns-repeated="16381"/>
        </table:table-row>
        <table:table-row table:style-name="ro1">
          <table:table-cell office:value-type="string" table:style-name="ce20">
            <text:p>INIAV:2PORTOS:52106:1998:flw</text:p>
          </table:table-cell>
          <table:table-cell office:value-type="date" office:date-value="1998-05-18T00:00:00" table:style-name="ce30">
            <text:p>1998-05-18</text:p>
          </table:table-cell>
          <table:table-cell office:value-type="string" table:style-name="ce17">
            <text:p>FLO_50</text:p>
          </table:table-cell>
          <table:table-cell table:number-columns-repeated="16381"/>
        </table:table-row>
        <table:table-row table:style-name="ro1">
          <table:table-cell office:value-type="string" table:style-name="ce20">
            <text:p>INIAV:2PORTOS:52106:1999:flw</text:p>
          </table:table-cell>
          <table:table-cell office:value-type="date" office:date-value="1999-05-24T00:00:00" table:style-name="ce30">
            <text:p>1999-05-24</text:p>
          </table:table-cell>
          <table:table-cell office:value-type="string" table:style-name="ce17">
            <text:p>FLO_50</text:p>
          </table:table-cell>
          <table:table-cell table:number-columns-repeated="16381"/>
        </table:table-row>
        <table:table-row table:style-name="ro1">
          <table:table-cell office:value-type="string" table:style-name="ce20">
            <text:p>INIAV:2PORTOS:52106:2000:flw</text:p>
          </table:table-cell>
          <table:table-cell office:value-type="date" office:date-value="2000-05-26T00:00:00" table:style-name="ce30">
            <text:p>2000-05-26</text:p>
          </table:table-cell>
          <table:table-cell office:value-type="string" table:style-name="ce17">
            <text:p>FLO_50</text:p>
          </table:table-cell>
          <table:table-cell table:number-columns-repeated="16381"/>
        </table:table-row>
        <table:table-row table:style-name="ro1">
          <table:table-cell office:value-type="string" table:style-name="ce20">
            <text:p>INIAV:2PORTOS:52106:2001:flw</text:p>
          </table:table-cell>
          <table:table-cell office:value-type="date" office:date-value="2001-05-17T00:00:00" table:style-name="ce30">
            <text:p>2001-05-17</text:p>
          </table:table-cell>
          <table:table-cell office:value-type="string" table:style-name="ce17">
            <text:p>FLO_50</text:p>
          </table:table-cell>
          <table:table-cell table:number-columns-repeated="16381"/>
        </table:table-row>
        <table:table-row table:style-name="ro1">
          <table:table-cell office:value-type="string" table:style-name="ce20">
            <text:p>INIAV:2PORTOS:52106:2002:flw</text:p>
          </table:table-cell>
          <table:table-cell office:value-type="date" office:date-value="2002-05-17T00:00:00" table:style-name="ce30">
            <text:p>2002-05-17</text:p>
          </table:table-cell>
          <table:table-cell office:value-type="string" table:style-name="ce17">
            <text:p>FLO_50</text:p>
          </table:table-cell>
          <table:table-cell table:number-columns-repeated="16381"/>
        </table:table-row>
        <table:table-row table:style-name="ro1">
          <table:table-cell office:value-type="string" table:style-name="ce20">
            <text:p>INIAV:2PORTOS:52106:2003:flw</text:p>
          </table:table-cell>
          <table:table-cell office:value-type="date" office:date-value="2003-05-19T00:00:00" table:style-name="ce30">
            <text:p>2003-05-19</text:p>
          </table:table-cell>
          <table:table-cell office:value-type="string" table:style-name="ce17">
            <text:p>FLO_50</text:p>
          </table:table-cell>
          <table:table-cell table:number-columns-repeated="16381"/>
        </table:table-row>
        <table:table-row table:style-name="ro1">
          <table:table-cell office:value-type="string" table:style-name="ce20">
            <text:p>INIAV:2PORTOS:52106:2004:flw</text:p>
          </table:table-cell>
          <table:table-cell office:value-type="date" office:date-value="2004-05-20T00:00:00" table:style-name="ce30">
            <text:p>2004-05-20</text:p>
          </table:table-cell>
          <table:table-cell office:value-type="string" table:style-name="ce17">
            <text:p>FLO_50</text:p>
          </table:table-cell>
          <table:table-cell table:number-columns-repeated="16381"/>
        </table:table-row>
        <table:table-row table:style-name="ro1">
          <table:table-cell office:value-type="string" table:style-name="ce20">
            <text:p>INIAV:2PORTOS:52106:2005:flw</text:p>
          </table:table-cell>
          <table:table-cell office:value-type="date" office:date-value="2005-05-23T00:00:00" table:style-name="ce30">
            <text:p>2005-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2905:1995:flw</text:p>
          </table:table-cell>
          <table:table-cell office:value-type="date" office:date-value="1995-05-11T00:00:00" table:style-name="ce30">
            <text:p>1995-05-11</text:p>
          </table:table-cell>
          <table:table-cell office:value-type="string" table:style-name="ce17">
            <text:p>FLO_50</text:p>
          </table:table-cell>
          <table:table-cell table:number-columns-repeated="16381"/>
        </table:table-row>
        <table:table-row table:style-name="ro1">
          <table:table-cell office:value-type="string" table:style-name="ce20">
            <text:p>INIAV:2PORTOS:52905:1996:flw</text:p>
          </table:table-cell>
          <table:table-cell office:value-type="date" office:date-value="1996-05-23T00:00:00" table:style-name="ce30">
            <text:p>1996-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2905:1997:flw</text:p>
          </table:table-cell>
          <table:table-cell office:value-type="date" office:date-value="1997-04-22T00:00:00" table:style-name="ce30">
            <text:p>1997-04-22</text:p>
          </table:table-cell>
          <table:table-cell office:value-type="string" table:style-name="ce17">
            <text:p>FLO_50</text:p>
          </table:table-cell>
          <table:table-cell table:number-columns-repeated="16381"/>
        </table:table-row>
        <table:table-row table:style-name="ro1">
          <table:table-cell office:value-type="string" table:style-name="ce20">
            <text:p>INIAV:2PORTOS:52905:1998:flw</text:p>
          </table:table-cell>
          <table:table-cell office:value-type="date" office:date-value="1998-05-21T00:00:00" table:style-name="ce30">
            <text:p>1998-05-21</text:p>
          </table:table-cell>
          <table:table-cell office:value-type="string" table:style-name="ce17">
            <text:p>FLO_50</text:p>
          </table:table-cell>
          <table:table-cell table:number-columns-repeated="16381"/>
        </table:table-row>
        <table:table-row table:style-name="ro1">
          <table:table-cell office:value-type="string" table:style-name="ce20">
            <text:p>INIAV:2PORTOS:52905:1999:flw</text:p>
          </table:table-cell>
          <table:table-cell office:value-type="date" office:date-value="1999-05-26T00:00:00" table:style-name="ce30">
            <text:p>1999-05-26</text:p>
          </table:table-cell>
          <table:table-cell office:value-type="string" table:style-name="ce17">
            <text:p>FLO_50</text:p>
          </table:table-cell>
          <table:table-cell table:number-columns-repeated="16381"/>
        </table:table-row>
        <table:table-row table:style-name="ro1">
          <table:table-cell office:value-type="string" table:style-name="ce20">
            <text:p>INIAV:2PORTOS:52905:2000:flw</text:p>
          </table:table-cell>
          <table:table-cell office:value-type="date" office:date-value="2000-05-26T00:00:00" table:style-name="ce30">
            <text:p>2000-05-26</text:p>
          </table:table-cell>
          <table:table-cell office:value-type="string" table:style-name="ce17">
            <text:p>FLO_50</text:p>
          </table:table-cell>
          <table:table-cell table:number-columns-repeated="16381"/>
        </table:table-row>
        <table:table-row table:style-name="ro1">
          <table:table-cell office:value-type="string" table:style-name="ce20">
            <text:p>INIAV:2PORTOS:52905:2001:flw</text:p>
          </table:table-cell>
          <table:table-cell office:value-type="date" office:date-value="2001-05-21T00:00:00" table:style-name="ce30">
            <text:p>2001-05-21</text:p>
          </table:table-cell>
          <table:table-cell office:value-type="string" table:style-name="ce17">
            <text:p>FLO_50</text:p>
          </table:table-cell>
          <table:table-cell table:number-columns-repeated="16381"/>
        </table:table-row>
        <table:table-row table:style-name="ro1">
          <table:table-cell office:value-type="string" table:style-name="ce20">
            <text:p>INIAV:2PORTOS:52905:2002:flw</text:p>
          </table:table-cell>
          <table:table-cell office:value-type="date" office:date-value="2002-05-21T00:00:00" table:style-name="ce30">
            <text:p>2002-05-21</text:p>
          </table:table-cell>
          <table:table-cell office:value-type="string" table:style-name="ce17">
            <text:p>FLO_50</text:p>
          </table:table-cell>
          <table:table-cell table:number-columns-repeated="16381"/>
        </table:table-row>
        <table:table-row table:style-name="ro1">
          <table:table-cell office:value-type="string" table:style-name="ce20">
            <text:p>INIAV:2PORTOS:52905:2003:flw</text:p>
          </table:table-cell>
          <table:table-cell office:value-type="date" office:date-value="2003-05-23T00:00:00" table:style-name="ce30">
            <text:p>2003-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2905:2004:flw</text:p>
          </table:table-cell>
          <table:table-cell office:value-type="date" office:date-value="2004-05-21T00:00:00" table:style-name="ce30">
            <text:p>2004-05-21</text:p>
          </table:table-cell>
          <table:table-cell office:value-type="string" table:style-name="ce17">
            <text:p>FLO_50</text:p>
          </table:table-cell>
          <table:table-cell table:number-columns-repeated="16381"/>
        </table:table-row>
        <table:table-row table:style-name="ro1">
          <table:table-cell office:value-type="string" table:style-name="ce20">
            <text:p>INIAV:2PORTOS:52905:2005:flw</text:p>
          </table:table-cell>
          <table:table-cell office:value-type="date" office:date-value="2005-05-25T00:00:00" table:style-name="ce30">
            <text:p>2005-05-25</text:p>
          </table:table-cell>
          <table:table-cell office:value-type="string" table:style-name="ce17">
            <text:p>FLO_50</text:p>
          </table:table-cell>
          <table:table-cell table:number-columns-repeated="16381"/>
        </table:table-row>
        <table:table-row table:style-name="ro1">
          <table:table-cell office:value-type="string" table:style-name="ce20">
            <text:p>INIAV:2PORTOS:AR:1994:flw</text:p>
          </table:table-cell>
          <table:table-cell office:value-type="date" office:date-value="1994-05-23T00:00:00" table:style-name="ce30">
            <text:p>1994-05-23</text:p>
          </table:table-cell>
          <table:table-cell office:value-type="string" table:style-name="ce17">
            <text:p>FLO_50</text:p>
          </table:table-cell>
          <table:table-cell table:number-columns-repeated="16381"/>
        </table:table-row>
        <table:table-row table:style-name="ro1">
          <table:table-cell office:value-type="string" table:style-name="ce20">
            <text:p>INIAV:2PORTOS:AR:1995:flw</text:p>
          </table:table-cell>
          <table:table-cell office:value-type="date" office:date-value="1995-05-11T00:00:00" table:style-name="ce30">
            <text:p>1995-05-11</text:p>
          </table:table-cell>
          <table:table-cell office:value-type="string" table:style-name="ce17">
            <text:p>FLO_50</text:p>
          </table:table-cell>
          <table:table-cell table:number-columns-repeated="16381"/>
        </table:table-row>
        <table:table-row table:style-name="ro1">
          <table:table-cell office:value-type="string" table:style-name="ce20">
            <text:p>INIAV:2PORTOS:AR:1996:flw</text:p>
          </table:table-cell>
          <table:table-cell office:value-type="date" office:date-value="1996-05-27T00:00:00" table:style-name="ce30">
            <text:p>1996-05-27</text:p>
          </table:table-cell>
          <table:table-cell office:value-type="string" table:style-name="ce17">
            <text:p>FLO_50</text:p>
          </table:table-cell>
          <table:table-cell table:number-columns-repeated="16381"/>
        </table:table-row>
        <table:table-row table:style-name="ro1">
          <table:table-cell office:value-type="string" table:style-name="ce20">
            <text:p>INIAV:2PORTOS:AR:1997:flw</text:p>
          </table:table-cell>
          <table:table-cell office:value-type="date" office:date-value="1997-04-29T00:00:00" table:style-name="ce30">
            <text:p>1997-04-29</text:p>
          </table:table-cell>
          <table:table-cell office:value-type="string" table:style-name="ce17">
            <text:p>FLO_50</text:p>
          </table:table-cell>
          <table:table-cell table:number-columns-repeated="16381"/>
        </table:table-row>
        <table:table-row table:style-name="ro1">
          <table:table-cell office:value-type="string" table:style-name="ce20">
            <text:p>INIAV:2PORTOS:AR:1998:flw</text:p>
          </table:table-cell>
          <table:table-cell office:value-type="date" office:date-value="1998-05-25T00:00:00" table:style-name="ce30">
            <text:p>1998-05-25</text:p>
          </table:table-cell>
          <table:table-cell office:value-type="string" table:style-name="ce17">
            <text:p>FLO_50</text:p>
          </table:table-cell>
          <table:table-cell table:number-columns-repeated="16381"/>
        </table:table-row>
        <table:table-row table:style-name="ro1">
          <table:table-cell office:value-type="string" table:style-name="ce20">
            <text:p>INIAV:2PORTOS:AR:1999:flw</text:p>
          </table:table-cell>
          <table:table-cell office:value-type="date" office:date-value="1999-05-26T00:00:00" table:style-name="ce30">
            <text:p>1999-05-26</text:p>
          </table:table-cell>
          <table:table-cell office:value-type="string" table:style-name="ce17">
            <text:p>FLO_50</text:p>
          </table:table-cell>
          <table:table-cell table:number-columns-repeated="16381"/>
        </table:table-row>
        <table:table-row table:style-name="ro1">
          <table:table-cell office:value-type="string" table:style-name="ce20">
            <text:p>INIAV:2PORTOS:AR:2000:flw</text:p>
          </table:table-cell>
          <table:table-cell office:value-type="date" office:date-value="2000-06-02T00:00:00" table:style-name="ce30">
            <text:p>2000-06-02</text:p>
          </table:table-cell>
          <table:table-cell office:value-type="string" table:style-name="ce17">
            <text:p>FLO_50</text:p>
          </table:table-cell>
          <table:table-cell table:number-columns-repeated="16381"/>
        </table:table-row>
        <table:table-row table:style-name="ro1">
          <table:table-cell office:value-type="string" table:style-name="ce20">
            <text:p>INIAV:2PORTOS:AR:2001:flw</text:p>
          </table:table-cell>
          <table:table-cell office:value-type="date" office:date-value="2001-05-24T00:00:00" table:style-name="ce30">
            <text:p>2001-05-24</text:p>
          </table:table-cell>
          <table:table-cell office:value-type="string" table:style-name="ce17">
            <text:p>FLO_50</text:p>
          </table:table-cell>
          <table:table-cell table:number-columns-repeated="16381"/>
        </table:table-row>
        <table:table-row table:style-name="ro1">
          <table:table-cell office:value-type="string" table:style-name="ce20">
            <text:p>INIAV:2PORTOS:AR:2002:flw</text:p>
          </table:table-cell>
          <table:table-cell office:value-type="date" office:date-value="2002-05-23T00:00:00" table:style-name="ce30">
            <text:p>2002-05-23</text:p>
          </table:table-cell>
          <table:table-cell office:value-type="string" table:style-name="ce17">
            <text:p>FLO_50</text:p>
          </table:table-cell>
          <table:table-cell table:number-columns-repeated="16381"/>
        </table:table-row>
        <table:table-row table:style-name="ro1">
          <table:table-cell office:value-type="string" table:style-name="ce20">
            <text:p>INIAV:2PORTOS:AR:2003:flw</text:p>
          </table:table-cell>
          <table:table-cell office:value-type="date" office:date-value="2003-05-24T00:00:00" table:style-name="ce30">
            <text:p>2003-05-24</text:p>
          </table:table-cell>
          <table:table-cell office:value-type="string" table:style-name="ce17">
            <text:p>FLO_50</text:p>
          </table:table-cell>
          <table:table-cell table:number-columns-repeated="16381"/>
        </table:table-row>
        <table:table-row table:style-name="ro1">
          <table:table-cell office:value-type="string" table:style-name="ce20">
            <text:p>INIAV:2PORTOS:AR:2004:flw</text:p>
          </table:table-cell>
          <table:table-cell office:value-type="date" office:date-value="2004-05-26T00:00:00" table:style-name="ce30">
            <text:p>2004-05-26</text:p>
          </table:table-cell>
          <table:table-cell office:value-type="string" table:style-name="ce17">
            <text:p>FLO_50</text:p>
          </table:table-cell>
          <table:table-cell table:number-columns-repeated="16381"/>
        </table:table-row>
        <table:table-row table:style-name="ro1">
          <table:table-cell office:value-type="string" table:style-name="ce20">
            <text:p>INIAV:2PORTOS:AR:2005:flw</text:p>
          </table:table-cell>
          <table:table-cell office:value-type="date" office:date-value="2005-05-30T00:00:00" table:style-name="ce30">
            <text:p>2005-05-30</text:p>
          </table:table-cell>
          <table:table-cell office:value-type="string" table:style-name="ce17">
            <text:p>FLO_50</text:p>
          </table:table-cell>
          <table:table-cell table:number-columns-repeated="16381"/>
        </table:table-row>
        <table:table-row table:style-name="ro1">
          <table:table-cell office:value-type="string" table:style-name="ce20">
            <text:p>INIAV:2PORTOS:AR:2006:flw</text:p>
          </table:table-cell>
          <table:table-cell office:value-type="date" office:date-value="2006-05-27T00:00:00" table:style-name="ce30">
            <text:p>2006-05-27</text:p>
          </table:table-cell>
          <table:table-cell office:value-type="string" table:style-name="ce17">
            <text:p>FLO_50</text:p>
          </table:table-cell>
          <table:table-cell table:number-columns-repeated="16381"/>
        </table:table-row>
        <table:table-row table:style-name="ro1">
          <table:table-cell office:value-type="string" table:style-name="ce20">
            <text:p>INIAV:2PORTOS:TT:2001:flw</text:p>
          </table:table-cell>
          <table:table-cell office:value-type="date" office:date-value="2001-05-24T00:00:00" table:style-name="ce30">
            <text:p>2001-05-24</text:p>
          </table:table-cell>
          <table:table-cell office:value-type="string" table:style-name="ce17">
            <text:p>FLO_50</text:p>
          </table:table-cell>
          <table:table-cell table:number-columns-repeated="16381"/>
        </table:table-row>
        <table:table-row table:style-name="ro1">
          <table:table-cell office:value-type="string" table:style-name="ce20">
            <text:p>INIAV:2PORTOS:TT:2002:flw</text:p>
          </table:table-cell>
          <table:table-cell office:value-type="date" office:date-value="2002-05-23T00:00:00" table:style-name="ce30">
            <text:p>2002-05-23</text:p>
          </table:table-cell>
          <table:table-cell office:value-type="string" table:style-name="ce17">
            <text:p>FLO_50</text:p>
          </table:table-cell>
          <table:table-cell table:number-columns-repeated="16381"/>
        </table:table-row>
        <table:table-row table:style-name="ro1">
          <table:table-cell office:value-type="string" table:style-name="ce20">
            <text:p>INIAV:2PORTOS:TT:2003:flw</text:p>
          </table:table-cell>
          <table:table-cell office:value-type="date" office:date-value="2003-05-23T00:00:00" table:style-name="ce30">
            <text:p>2003-05-23</text:p>
          </table:table-cell>
          <table:table-cell office:value-type="string" table:style-name="ce17">
            <text:p>FLO_50</text:p>
          </table:table-cell>
          <table:table-cell table:number-columns-repeated="16381"/>
        </table:table-row>
        <table:table-row table:style-name="ro1">
          <table:table-cell office:value-type="string" table:style-name="ce20">
            <text:p>INIAV:2PORTOS:TT:2004:flw</text:p>
          </table:table-cell>
          <table:table-cell office:value-type="date" office:date-value="2004-05-26T00:00:00" table:style-name="ce30">
            <text:p>2004-05-26</text:p>
          </table:table-cell>
          <table:table-cell office:value-type="string" table:style-name="ce17">
            <text:p>FLO_50</text:p>
          </table:table-cell>
          <table:table-cell table:number-columns-repeated="16381"/>
        </table:table-row>
        <table:table-row table:style-name="ro1">
          <table:table-cell office:value-type="string" table:style-name="ce20">
            <text:p>INIAV:2PORTOS:TT:2005:flw</text:p>
          </table:table-cell>
          <table:table-cell office:value-type="date" office:date-value="2005-06-01T00:00:00" table:style-name="ce30">
            <text:p>2005-06-01</text:p>
          </table:table-cell>
          <table:table-cell office:value-type="string" table:style-name="ce17">
            <text:p>FLO_50</text:p>
          </table:table-cell>
          <table:table-cell table:number-columns-repeated="16381"/>
        </table:table-row>
        <table:table-row table:style-name="ro1">
          <table:table-cell office:value-type="string" table:style-name="ce20">
            <text:p>INIAV:2PORTOS:TT:2006:flw</text:p>
          </table:table-cell>
          <table:table-cell office:value-type="date" office:date-value="2006-05-26T00:00:00" table:style-name="ce30">
            <text:p>2006-05-26</text:p>
          </table:table-cell>
          <table:table-cell office:value-type="string" table:style-name="ce17">
            <text:p>FLO_50</text:p>
          </table:table-cell>
          <table:table-cell table:number-columns-repeated="16381"/>
        </table:table-row>
        <table:table-row table:style-name="ro1">
          <table:table-cell office:value-type="string" table:style-name="ce20">
            <text:p>INIAV:2PORTOS:53307:1995:flw</text:p>
          </table:table-cell>
          <table:table-cell office:value-type="date" office:date-value="1995-05-08T00:00:00" table:style-name="ce30">
            <text:p>1995-05-08</text:p>
          </table:table-cell>
          <table:table-cell office:value-type="string" table:style-name="ce17">
            <text:p>FLO_50</text:p>
          </table:table-cell>
          <table:table-cell table:number-columns-repeated="16381"/>
        </table:table-row>
        <table:table-row table:style-name="ro1">
          <table:table-cell office:value-type="string" table:style-name="ce20">
            <text:p>INIAV:2PORTOS:53307:1996:flw</text:p>
          </table:table-cell>
          <table:table-cell office:value-type="date" office:date-value="1996-05-23T00:00:00" table:style-name="ce30">
            <text:p>1996-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3307:1997:flw</text:p>
          </table:table-cell>
          <table:table-cell office:value-type="date" office:date-value="1997-04-24T00:00:00" table:style-name="ce30">
            <text:p>1997-04-24</text:p>
          </table:table-cell>
          <table:table-cell office:value-type="string" table:style-name="ce17">
            <text:p>FLO_50</text:p>
          </table:table-cell>
          <table:table-cell table:number-columns-repeated="16381"/>
        </table:table-row>
        <table:table-row table:style-name="ro1">
          <table:table-cell office:value-type="string" table:style-name="ce20">
            <text:p>INIAV:2PORTOS:53307:1998:flw</text:p>
          </table:table-cell>
          <table:table-cell office:value-type="date" office:date-value="1998-05-18T00:00:00" table:style-name="ce30">
            <text:p>1998-05-18</text:p>
          </table:table-cell>
          <table:table-cell office:value-type="string" table:style-name="ce17">
            <text:p>FLO_50</text:p>
          </table:table-cell>
          <table:table-cell table:number-columns-repeated="16381"/>
        </table:table-row>
        <table:table-row table:style-name="ro1">
          <table:table-cell office:value-type="string" table:style-name="ce20">
            <text:p>INIAV:2PORTOS:53307:1999:flw</text:p>
          </table:table-cell>
          <table:table-cell office:value-type="date" office:date-value="1999-05-23T00:00:00" table:style-name="ce30">
            <text:p>1999-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3307:2000:flw</text:p>
          </table:table-cell>
          <table:table-cell office:value-type="date" office:date-value="2000-05-29T00:00:00" table:style-name="ce30">
            <text:p>2000-05-29</text:p>
          </table:table-cell>
          <table:table-cell office:value-type="string" table:style-name="ce17">
            <text:p>FLO_50</text:p>
          </table:table-cell>
          <table:table-cell table:number-columns-repeated="16381"/>
        </table:table-row>
        <table:table-row table:style-name="ro1">
          <table:table-cell office:value-type="string" table:style-name="ce20">
            <text:p>INIAV:2PORTOS:53307:2001:flw</text:p>
          </table:table-cell>
          <table:table-cell office:value-type="date" office:date-value="2001-05-21T00:00:00" table:style-name="ce30">
            <text:p>2001-05-21</text:p>
          </table:table-cell>
          <table:table-cell office:value-type="string" table:style-name="ce17">
            <text:p>FLO_50</text:p>
          </table:table-cell>
          <table:table-cell table:number-columns-repeated="16381"/>
        </table:table-row>
        <table:table-row table:style-name="ro1">
          <table:table-cell office:value-type="string" table:style-name="ce20">
            <text:p>INIAV:2PORTOS:53307:2002:flw</text:p>
          </table:table-cell>
          <table:table-cell office:value-type="date" office:date-value="2002-05-20T00:00:00" table:style-name="ce30">
            <text:p>2002-05-20</text:p>
          </table:table-cell>
          <table:table-cell office:value-type="string" table:style-name="ce17">
            <text:p>FLO_50</text:p>
          </table:table-cell>
          <table:table-cell table:number-columns-repeated="16381"/>
        </table:table-row>
        <table:table-row table:style-name="ro1">
          <table:table-cell office:value-type="string" table:style-name="ce20">
            <text:p>INIAV:2PORTOS:53307:2003:flw</text:p>
          </table:table-cell>
          <table:table-cell office:value-type="date" office:date-value="2003-05-22T00:00:00" table:style-name="ce30">
            <text:p>2003-05-22</text:p>
          </table:table-cell>
          <table:table-cell office:value-type="string" table:style-name="ce17">
            <text:p>FLO_50</text:p>
          </table:table-cell>
          <table:table-cell table:number-columns-repeated="16381"/>
        </table:table-row>
        <table:table-row table:style-name="ro1">
          <table:table-cell office:value-type="string" table:style-name="ce20">
            <text:p>INIAV:2PORTOS:53307:2004:flw</text:p>
          </table:table-cell>
          <table:table-cell office:value-type="date" office:date-value="2004-05-22T00:00:00" table:style-name="ce30">
            <text:p>2004-05-22</text:p>
          </table:table-cell>
          <table:table-cell office:value-type="string" table:style-name="ce17">
            <text:p>FLO_50</text:p>
          </table:table-cell>
          <table:table-cell table:number-columns-repeated="16381"/>
        </table:table-row>
        <table:table-row table:style-name="ro1">
          <table:table-cell office:value-type="string" table:style-name="ce20">
            <text:p>INIAV:2PORTOS:53307:2005:flw</text:p>
          </table:table-cell>
          <table:table-cell office:value-type="date" office:date-value="2005-05-25T00:00:00" table:style-name="ce30">
            <text:p>2005-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3307:2006:flw</text:p>
          </table:table-cell>
          <table:table-cell office:value-type="date" office:date-value="2006-05-22T00:00:00" table:style-name="ce30">
            <text:p>2006-05-22</text:p>
          </table:table-cell>
          <table:table-cell office:value-type="string" table:style-name="ce17">
            <text:p>FLO_50</text:p>
          </table:table-cell>
          <table:table-cell table:number-columns-repeated="16381"/>
        </table:table-row>
        <table:table-row table:style-name="ro1">
          <table:table-cell office:value-type="string" table:style-name="ce20">
            <text:p>INIAV:2PORTOS:52205:1995:flw</text:p>
          </table:table-cell>
          <table:table-cell office:value-type="date" office:date-value="1995-05-11T00:00:00" table:style-name="ce30">
            <text:p>1995-05-11</text:p>
          </table:table-cell>
          <table:table-cell office:value-type="string" table:style-name="ce17">
            <text:p>FLO_50</text:p>
          </table:table-cell>
          <table:table-cell table:number-columns-repeated="16381"/>
        </table:table-row>
        <table:table-row table:style-name="ro1">
          <table:table-cell office:value-type="string" table:style-name="ce20">
            <text:p>INIAV:2PORTOS:52205:1996:flw</text:p>
          </table:table-cell>
          <table:table-cell office:value-type="date" office:date-value="1996-05-23T00:00:00" table:style-name="ce30">
            <text:p>1996-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2205:1997:flw</text:p>
          </table:table-cell>
          <table:table-cell office:value-type="date" office:date-value="1997-04-22T00:00:00" table:style-name="ce30">
            <text:p>1997-04-22</text:p>
          </table:table-cell>
          <table:table-cell office:value-type="string" table:style-name="ce17">
            <text:p>FLO_50</text:p>
          </table:table-cell>
          <table:table-cell table:number-columns-repeated="16381"/>
        </table:table-row>
        <table:table-row table:style-name="ro1">
          <table:table-cell office:value-type="string" table:style-name="ce20">
            <text:p>INIAV:2PORTOS:52205:1998:flw</text:p>
          </table:table-cell>
          <table:table-cell office:value-type="date" office:date-value="1998-05-18T00:00:00" table:style-name="ce30">
            <text:p>1998-05-18</text:p>
          </table:table-cell>
          <table:table-cell office:value-type="string" table:style-name="ce17">
            <text:p>FLO_50</text:p>
          </table:table-cell>
          <table:table-cell table:number-columns-repeated="16381"/>
        </table:table-row>
        <table:table-row table:style-name="ro1">
          <table:table-cell office:value-type="string" table:style-name="ce20">
            <text:p>INIAV:2PORTOS:52205:1999:flw</text:p>
          </table:table-cell>
          <table:table-cell office:value-type="date" office:date-value="1999-05-25T00:00:00" table:style-name="ce30">
            <text:p>1999-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2205:2000:flw</text:p>
          </table:table-cell>
          <table:table-cell office:value-type="date" office:date-value="2000-05-28T00:00:00" table:style-name="ce30">
            <text:p>2000-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2205:2001:flw</text:p>
          </table:table-cell>
          <table:table-cell office:value-type="date" office:date-value="2001-05-17T00:00:00" table:style-name="ce30">
            <text:p>2001-05-17</text:p>
          </table:table-cell>
          <table:table-cell office:value-type="string" table:style-name="ce17">
            <text:p>FLO_50</text:p>
          </table:table-cell>
          <table:table-cell table:number-columns-repeated="16381"/>
        </table:table-row>
        <table:table-row table:style-name="ro1">
          <table:table-cell office:value-type="string" table:style-name="ce20">
            <text:p>INIAV:2PORTOS:52205:2002:flw</text:p>
          </table:table-cell>
          <table:table-cell office:value-type="date" office:date-value="2002-05-17T00:00:00" table:style-name="ce30">
            <text:p>2002-05-17</text:p>
          </table:table-cell>
          <table:table-cell office:value-type="string" table:style-name="ce17">
            <text:p>FLO_50</text:p>
          </table:table-cell>
          <table:table-cell table:number-columns-repeated="16381"/>
        </table:table-row>
        <table:table-row table:style-name="ro1">
          <table:table-cell office:value-type="string" table:style-name="ce20">
            <text:p>INIAV:2PORTOS:52205:2003:flw</text:p>
          </table:table-cell>
          <table:table-cell office:value-type="date" office:date-value="2003-05-19T00:00:00" table:style-name="ce30">
            <text:p>2003-05-19</text:p>
          </table:table-cell>
          <table:table-cell office:value-type="string" table:style-name="ce17">
            <text:p>FLO_50</text:p>
          </table:table-cell>
          <table:table-cell table:number-columns-repeated="16381"/>
        </table:table-row>
        <table:table-row table:style-name="ro1">
          <table:table-cell office:value-type="string" table:style-name="ce20">
            <text:p>INIAV:2PORTOS:52205:2004:flw</text:p>
          </table:table-cell>
          <table:table-cell office:value-type="date" office:date-value="2004-05-19T00:00:00" table:style-name="ce30">
            <text:p>2004-05-19</text:p>
          </table:table-cell>
          <table:table-cell office:value-type="string" table:style-name="ce17">
            <text:p>FLO_50</text:p>
          </table:table-cell>
          <table:table-cell table:number-columns-repeated="16381"/>
        </table:table-row>
        <table:table-row table:style-name="ro1">
          <table:table-cell office:value-type="string" table:style-name="ce20">
            <text:p>INIAV:2PORTOS:52205:2005:flw</text:p>
          </table:table-cell>
          <table:table-cell office:value-type="date" office:date-value="2005-05-25T00:00:00" table:style-name="ce30">
            <text:p>2005-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2205:2006:flw</text:p>
          </table:table-cell>
          <table:table-cell office:value-type="date" office:date-value="2006-05-20T00:00:00" table:style-name="ce30">
            <text:p>2006-05-20</text:p>
          </table:table-cell>
          <table:table-cell office:value-type="string" table:style-name="ce17">
            <text:p>FLO_50</text:p>
          </table:table-cell>
          <table:table-cell table:number-columns-repeated="16381"/>
        </table:table-row>
        <table:table-row table:style-name="ro1">
          <table:table-cell office:value-type="string" table:style-name="ce20">
            <text:p>INIAV:2PORTOS:52206:1990:flw</text:p>
          </table:table-cell>
          <table:table-cell office:value-type="date" office:date-value="1990-05-18T00:00:00" table:style-name="ce30">
            <text:p>1990-05-18</text:p>
          </table:table-cell>
          <table:table-cell office:value-type="string" table:style-name="ce17">
            <text:p>FLO_50</text:p>
          </table:table-cell>
          <table:table-cell table:number-columns-repeated="16381"/>
        </table:table-row>
        <table:table-row table:style-name="ro1">
          <table:table-cell office:value-type="string" table:style-name="ce20">
            <text:p>INIAV:2PORTOS:52206:1991:flw</text:p>
          </table:table-cell>
          <table:table-cell office:value-type="date" office:date-value="1991-05-27T00:00:00" table:style-name="ce30">
            <text:p>1991-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2206:1992:flw</text:p>
          </table:table-cell>
          <table:table-cell office:value-type="date" office:date-value="1992-05-18T00:00:00" table:style-name="ce30">
            <text:p>1992-05-18</text:p>
          </table:table-cell>
          <table:table-cell office:value-type="string" table:style-name="ce17">
            <text:p>FLO_50</text:p>
          </table:table-cell>
          <table:table-cell table:number-columns-repeated="16381"/>
        </table:table-row>
        <table:table-row table:style-name="ro1">
          <table:table-cell office:value-type="string" table:style-name="ce20">
            <text:p>INIAV:2PORTOS:52206:1993:flw</text:p>
          </table:table-cell>
          <table:table-cell office:value-type="date" office:date-value="1993-06-04T00:00:00" table:style-name="ce30">
            <text:p>1993-06-04</text:p>
          </table:table-cell>
          <table:table-cell office:value-type="string" table:style-name="ce17">
            <text:p>FLO_50</text:p>
          </table:table-cell>
          <table:table-cell table:number-columns-repeated="16381"/>
        </table:table-row>
        <table:table-row table:style-name="ro1">
          <table:table-cell office:value-type="string" table:style-name="ce20">
            <text:p>INIAV:2PORTOS:52206:1994:flw</text:p>
          </table:table-cell>
          <table:table-cell office:value-type="date" office:date-value="1994-05-16T00:00:00" table:style-name="ce30">
            <text:p>1994-05-16</text:p>
          </table:table-cell>
          <table:table-cell office:value-type="string" table:style-name="ce17">
            <text:p>FLO_50</text:p>
          </table:table-cell>
          <table:table-cell table:number-columns-repeated="16381"/>
        </table:table-row>
        <table:table-row table:style-name="ro1">
          <table:table-cell office:value-type="string" table:style-name="ce20">
            <text:p>INIAV:2PORTOS:52206:1995:flw</text:p>
          </table:table-cell>
          <table:table-cell office:value-type="date" office:date-value="1995-05-08T00:00:00" table:style-name="ce30">
            <text:p>1995-05-08</text:p>
          </table:table-cell>
          <table:table-cell office:value-type="string" table:style-name="ce17">
            <text:p>FLO_50</text:p>
          </table:table-cell>
          <table:table-cell table:number-columns-repeated="16381"/>
        </table:table-row>
        <table:table-row table:style-name="ro1">
          <table:table-cell office:value-type="string" table:style-name="ce20">
            <text:p>INIAV:2PORTOS:52206:1996:flw</text:p>
          </table:table-cell>
          <table:table-cell office:value-type="date" office:date-value="1996-05-23T00:00:00" table:style-name="ce30">
            <text:p>1996-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2206:1997:flw</text:p>
          </table:table-cell>
          <table:table-cell office:value-type="date" office:date-value="1997-04-22T00:00:00" table:style-name="ce30">
            <text:p>1997-04-22</text:p>
          </table:table-cell>
          <table:table-cell office:value-type="string" table:style-name="ce17">
            <text:p>FLO_50</text:p>
          </table:table-cell>
          <table:table-cell table:number-columns-repeated="16381"/>
        </table:table-row>
        <table:table-row table:style-name="ro1">
          <table:table-cell office:value-type="string" table:style-name="ce20">
            <text:p>INIAV:2PORTOS:52206:1998:flw</text:p>
          </table:table-cell>
          <table:table-cell office:value-type="date" office:date-value="1998-05-18T00:00:00" table:style-name="ce30">
            <text:p>1998-05-18</text:p>
          </table:table-cell>
          <table:table-cell office:value-type="string" table:style-name="ce17">
            <text:p>FLO_50</text:p>
          </table:table-cell>
          <table:table-cell table:number-columns-repeated="16381"/>
        </table:table-row>
        <table:table-row table:style-name="ro1">
          <table:table-cell office:value-type="string" table:style-name="ce20">
            <text:p>INIAV:2PORTOS:52206:1999:flw</text:p>
          </table:table-cell>
          <table:table-cell office:value-type="date" office:date-value="1999-05-24T00:00:00" table:style-name="ce30">
            <text:p>1999-05-24</text:p>
          </table:table-cell>
          <table:table-cell office:value-type="string" table:style-name="ce17">
            <text:p>FLO_50</text:p>
          </table:table-cell>
          <table:table-cell table:number-columns-repeated="16381"/>
        </table:table-row>
        <table:table-row table:style-name="ro1">
          <table:table-cell office:value-type="string" table:style-name="ce20">
            <text:p>INIAV:2PORTOS:52206:2000:flw</text:p>
          </table:table-cell>
          <table:table-cell office:value-type="date" office:date-value="2000-05-29T00:00:00" table:style-name="ce30">
            <text:p>2000-05-29</text:p>
          </table:table-cell>
          <table:table-cell office:value-type="string" table:style-name="ce17">
            <text:p>FLO_50</text:p>
          </table:table-cell>
          <table:table-cell table:number-columns-repeated="16381"/>
        </table:table-row>
        <table:table-row table:style-name="ro1">
          <table:table-cell office:value-type="string" table:style-name="ce20">
            <text:p>INIAV:2PORTOS:53006:1990:flw</text:p>
          </table:table-cell>
          <table:table-cell office:value-type="date" office:date-value="1990-05-25T00:00:00" table:style-name="ce30">
            <text:p>1990-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3006:1991:flw</text:p>
          </table:table-cell>
          <table:table-cell office:value-type="date" office:date-value="1991-05-27T00:00:00" table:style-name="ce30">
            <text:p>1991-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3006:1992:flw</text:p>
          </table:table-cell>
          <table:table-cell office:value-type="date" office:date-value="1992-05-25T00:00:00" table:style-name="ce30">
            <text:p>1992-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3006:1993:flw</text:p>
          </table:table-cell>
          <table:table-cell office:value-type="date" office:date-value="1993-06-11T00:00:00" table:style-name="ce30">
            <text:p>1993-06-11</text:p>
          </table:table-cell>
          <table:table-cell office:value-type="string" table:style-name="ce17">
            <text:p>FLO_50</text:p>
          </table:table-cell>
          <table:table-cell table:number-columns-repeated="16381"/>
        </table:table-row>
        <table:table-row table:style-name="ro1">
          <table:table-cell office:value-type="string" table:style-name="ce20">
            <text:p>INIAV:2PORTOS:53006:1994:flw</text:p>
          </table:table-cell>
          <table:table-cell office:value-type="date" office:date-value="1994-05-23T00:00:00" table:style-name="ce30">
            <text:p>1994-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3006:1995:flw</text:p>
          </table:table-cell>
          <table:table-cell office:value-type="date" office:date-value="1995-05-15T00:00:00" table:style-name="ce30">
            <text:p>1995-05-15</text:p>
          </table:table-cell>
          <table:table-cell office:value-type="string" table:style-name="ce17">
            <text:p>FLO_50</text:p>
          </table:table-cell>
          <table:table-cell table:number-columns-repeated="16381"/>
        </table:table-row>
        <table:table-row table:style-name="ro1">
          <table:table-cell office:value-type="string" table:style-name="ce20">
            <text:p>INIAV:2PORTOS:53006:1996:flw</text:p>
          </table:table-cell>
          <table:table-cell office:value-type="date" office:date-value="1996-05-27T00:00:00" table:style-name="ce30">
            <text:p>1996-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3006:1997:flw</text:p>
          </table:table-cell>
          <table:table-cell office:value-type="date" office:date-value="1997-04-26T00:00:00" table:style-name="ce30">
            <text:p>1997-04-26</text:p>
          </table:table-cell>
          <table:table-cell office:value-type="string" table:style-name="ce17">
            <text:p>FLO_50</text:p>
          </table:table-cell>
          <table:table-cell table:number-columns-repeated="16381"/>
        </table:table-row>
        <table:table-row table:style-name="ro1">
          <table:table-cell office:value-type="string" table:style-name="ce20">
            <text:p>INIAV:2PORTOS:53006:1998:flw</text:p>
          </table:table-cell>
          <table:table-cell office:value-type="date" office:date-value="1998-05-25T00:00:00" table:style-name="ce30">
            <text:p>1998-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3006:1999:flw</text:p>
          </table:table-cell>
          <table:table-cell office:value-type="date" office:date-value="1999-05-28T00:00:00" table:style-name="ce30">
            <text:p>1999-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3006:2000:flw</text:p>
          </table:table-cell>
          <table:table-cell office:value-type="date" office:date-value="2000-06-09T00:00:00" table:style-name="ce30">
            <text:p>2000-06-09</text:p>
          </table:table-cell>
          <table:table-cell office:value-type="string" table:style-name="ce17">
            <text:p>FLO_50</text:p>
          </table:table-cell>
          <table:table-cell table:number-columns-repeated="16381"/>
        </table:table-row>
        <table:table-row table:style-name="ro1">
          <table:table-cell office:value-type="string" table:style-name="ce20">
            <text:p>INIAV:2PORTOS:51902:1995:flw</text:p>
          </table:table-cell>
          <table:table-cell office:value-type="date" office:date-value="1995-05-18T00:00:00" table:style-name="ce30">
            <text:p>1995-05-18</text:p>
          </table:table-cell>
          <table:table-cell office:value-type="string" table:style-name="ce17">
            <text:p>FLO_50</text:p>
          </table:table-cell>
          <table:table-cell table:number-columns-repeated="16381"/>
        </table:table-row>
        <table:table-row table:style-name="ro1">
          <table:table-cell office:value-type="string" table:style-name="ce20">
            <text:p>INIAV:2PORTOS:51902:1996:flw</text:p>
          </table:table-cell>
          <table:table-cell office:value-type="date" office:date-value="1996-05-30T00:00:00" table:style-name="ce30">
            <text:p>1996-05-30</text:p>
          </table:table-cell>
          <table:table-cell office:value-type="string" table:style-name="ce17">
            <text:p>FLO_50</text:p>
          </table:table-cell>
          <table:table-cell table:number-columns-repeated="16381"/>
        </table:table-row>
        <table:table-row table:style-name="ro1">
          <table:table-cell office:value-type="string" table:style-name="ce20">
            <text:p>INIAV:2PORTOS:51902:1997:flw</text:p>
          </table:table-cell>
          <table:table-cell office:value-type="date" office:date-value="1997-05-02T00:00:00" table:style-name="ce30">
            <text:p>1997-05-02</text:p>
          </table:table-cell>
          <table:table-cell office:value-type="string" table:style-name="ce17">
            <text:p>FLO_50</text:p>
          </table:table-cell>
          <table:table-cell table:number-columns-repeated="16381"/>
        </table:table-row>
        <table:table-row table:style-name="ro1">
          <table:table-cell office:value-type="string" table:style-name="ce20">
            <text:p>INIAV:2PORTOS:51902:1998:flw</text:p>
          </table:table-cell>
          <table:table-cell office:value-type="date" office:date-value="1998-05-29T00:00:00" table:style-name="ce30">
            <text:p>1998-05-29</text:p>
          </table:table-cell>
          <table:table-cell office:value-type="string" table:style-name="ce17">
            <text:p>FLO_50</text:p>
          </table:table-cell>
          <table:table-cell table:number-columns-repeated="16381"/>
        </table:table-row>
        <table:table-row table:style-name="ro1">
          <table:table-cell office:value-type="string" table:style-name="ce20">
            <text:p>INIAV:2PORTOS:51902:1999:flw</text:p>
          </table:table-cell>
          <table:table-cell office:value-type="date" office:date-value="1999-06-02T00:00:00" table:style-name="ce30">
            <text:p>1999-06-02</text:p>
          </table:table-cell>
          <table:table-cell office:value-type="string" table:style-name="ce17">
            <text:p>FLO_50</text:p>
          </table:table-cell>
          <table:table-cell table:number-columns-repeated="16381"/>
        </table:table-row>
        <table:table-row table:style-name="ro1">
          <table:table-cell office:value-type="string" table:style-name="ce20">
            <text:p>INIAV:2PORTOS:51902:2000:flw</text:p>
          </table:table-cell>
          <table:table-cell office:value-type="date" office:date-value="2000-06-08T00:00:00" table:style-name="ce30">
            <text:p>2000-06-08</text:p>
          </table:table-cell>
          <table:table-cell office:value-type="string" table:style-name="ce17">
            <text:p>FLO_50</text:p>
          </table:table-cell>
          <table:table-cell table:number-columns-repeated="16381"/>
        </table:table-row>
        <table:table-row table:style-name="ro1">
          <table:table-cell office:value-type="string" table:style-name="ce20">
            <text:p>INIAV:2PORTOS:51902:2001:flw</text:p>
          </table:table-cell>
          <table:table-cell office:value-type="date" office:date-value="2001-05-26T00:00:00" table:style-name="ce30">
            <text:p>2001-05-26</text:p>
          </table:table-cell>
          <table:table-cell office:value-type="string" table:style-name="ce17">
            <text:p>FLO_50</text:p>
          </table:table-cell>
          <table:table-cell table:number-columns-repeated="16381"/>
        </table:table-row>
        <table:table-row table:style-name="ro1">
          <table:table-cell office:value-type="string" table:style-name="ce20">
            <text:p>INIAV:2PORTOS:51902:2002:flw</text:p>
          </table:table-cell>
          <table:table-cell office:value-type="date" office:date-value="2002-05-27T00:00:00" table:style-name="ce30">
            <text:p>2002-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1902:2003:flw</text:p>
          </table:table-cell>
          <table:table-cell office:value-type="date" office:date-value="2003-05-29T00:00:00" table:style-name="ce30">
            <text:p>2003-05-29</text:p>
          </table:table-cell>
          <table:table-cell office:value-type="string" table:style-name="ce17">
            <text:p>FLO_50</text:p>
          </table:table-cell>
          <table:table-cell table:number-columns-repeated="16381"/>
        </table:table-row>
        <table:table-row table:style-name="ro1">
          <table:table-cell office:value-type="string" table:style-name="ce20">
            <text:p>INIAV:2PORTOS:51902:2004:flw</text:p>
          </table:table-cell>
          <table:table-cell office:value-type="date" office:date-value="2004-05-28T00:00:00" table:style-name="ce30">
            <text:p>2004-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1902:2005:flw</text:p>
          </table:table-cell>
          <table:table-cell office:value-type="date" office:date-value="2005-06-01T00:00:00" table:style-name="ce30">
            <text:p>2005-06-01</text:p>
          </table:table-cell>
          <table:table-cell office:value-type="string" table:style-name="ce17">
            <text:p>FLO_50</text:p>
          </table:table-cell>
          <table:table-cell table:number-columns-repeated="16381"/>
        </table:table-row>
        <table:table-row table:style-name="ro1">
          <table:table-cell office:value-type="string" table:style-name="ce20">
            <text:p>INIAV:2PORTOS:51902:2006:flw</text:p>
          </table:table-cell>
          <table:table-cell office:value-type="date" office:date-value="2006-05-29T00:00:00" table:style-name="ce30">
            <text:p>2006-05-29</text:p>
          </table:table-cell>
          <table:table-cell office:value-type="string" table:style-name="ce17">
            <text:p>FLO_50</text:p>
          </table:table-cell>
          <table:table-cell table:number-columns-repeated="16381"/>
        </table:table-row>
        <table:table-row table:style-name="ro1">
          <table:table-cell office:value-type="string" table:style-name="ce20">
            <text:p>INIAV:2PORTOS:52311:1990:flw</text:p>
          </table:table-cell>
          <table:table-cell office:value-type="date" office:date-value="1990-05-22T00:00:00" table:style-name="ce30">
            <text:p>1990-05-22</text:p>
          </table:table-cell>
          <table:table-cell office:value-type="string" table:style-name="ce17">
            <text:p>FLO_50</text:p>
          </table:table-cell>
          <table:table-cell table:number-columns-repeated="16381"/>
        </table:table-row>
        <table:table-row table:style-name="ro1">
          <table:table-cell office:value-type="string" table:style-name="ce20">
            <text:p>INIAV:2PORTOS:52311:1991:flw</text:p>
          </table:table-cell>
          <table:table-cell office:value-type="date" office:date-value="1991-06-03T00:00:00" table:style-name="ce30">
            <text:p>1991-06-03</text:p>
          </table:table-cell>
          <table:table-cell office:value-type="string" table:style-name="ce17">
            <text:p>FLO_50</text:p>
          </table:table-cell>
          <table:table-cell table:number-columns-repeated="16381"/>
        </table:table-row>
        <table:table-row table:style-name="ro1">
          <table:table-cell office:value-type="string" table:style-name="ce20">
            <text:p>INIAV:2PORTOS:52311:1992:flw</text:p>
          </table:table-cell>
          <table:table-cell office:value-type="date" office:date-value="1992-05-28T00:00:00" table:style-name="ce30">
            <text:p>1992-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2311:1993:flw</text:p>
          </table:table-cell>
          <table:table-cell office:value-type="date" office:date-value="1993-06-15T00:00:00" table:style-name="ce30">
            <text:p>1993-06-15</text:p>
          </table:table-cell>
          <table:table-cell office:value-type="string" table:style-name="ce17">
            <text:p>FLO_50</text:p>
          </table:table-cell>
          <table:table-cell table:number-columns-repeated="16381"/>
        </table:table-row>
        <table:table-row table:style-name="ro1">
          <table:table-cell office:value-type="string" table:style-name="ce20">
            <text:p>INIAV:2PORTOS:52311:1994:flw</text:p>
          </table:table-cell>
          <table:table-cell office:value-type="date" office:date-value="1994-05-26T00:00:00" table:style-name="ce30">
            <text:p>1994-05-26</text:p>
          </table:table-cell>
          <table:table-cell office:value-type="string" table:style-name="ce17">
            <text:p>FLO_50</text:p>
          </table:table-cell>
          <table:table-cell table:number-columns-repeated="16381"/>
        </table:table-row>
        <table:table-row table:style-name="ro1">
          <table:table-cell office:value-type="string" table:style-name="ce20">
            <text:p>INIAV:2PORTOS:52311:1995:flw</text:p>
          </table:table-cell>
          <table:table-cell office:value-type="date" office:date-value="1995-05-15T00:00:00" table:style-name="ce30">
            <text:p>1995-05-15</text:p>
          </table:table-cell>
          <table:table-cell office:value-type="string" table:style-name="ce17">
            <text:p>FLO_50</text:p>
          </table:table-cell>
          <table:table-cell table:number-columns-repeated="16381"/>
        </table:table-row>
        <table:table-row table:style-name="ro1">
          <table:table-cell office:value-type="string" table:style-name="ce20">
            <text:p>INIAV:2PORTOS:52311:1996:flw</text:p>
          </table:table-cell>
          <table:table-cell office:value-type="date" office:date-value="1996-05-30T00:00:00" table:style-name="ce30">
            <text:p>1996-05-30</text:p>
          </table:table-cell>
          <table:table-cell office:value-type="string" table:style-name="ce17">
            <text:p>FLO_50</text:p>
          </table:table-cell>
          <table:table-cell table:number-columns-repeated="16381"/>
        </table:table-row>
        <table:table-row table:style-name="ro1">
          <table:table-cell office:value-type="string" table:style-name="ce20">
            <text:p>INIAV:2PORTOS:52311:1997:flw</text:p>
          </table:table-cell>
          <table:table-cell office:value-type="date" office:date-value="1997-04-29T00:00:00" table:style-name="ce30">
            <text:p>1997-04-29</text:p>
          </table:table-cell>
          <table:table-cell office:value-type="string" table:style-name="ce17">
            <text:p>FLO_50</text:p>
          </table:table-cell>
          <table:table-cell table:number-columns-repeated="16381"/>
        </table:table-row>
        <table:table-row table:style-name="ro1">
          <table:table-cell office:value-type="string" table:style-name="ce20">
            <text:p>INIAV:2PORTOS:52311:1998:flw</text:p>
          </table:table-cell>
          <table:table-cell office:value-type="date" office:date-value="1998-05-28T00:00:00" table:style-name="ce30">
            <text:p>1998-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2311:1999:flw</text:p>
          </table:table-cell>
          <table:table-cell office:value-type="date" office:date-value="1999-05-28T00:00:00" table:style-name="ce30">
            <text:p>1999-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2311:2000:flw</text:p>
          </table:table-cell>
          <table:table-cell office:value-type="date" office:date-value="2000-06-02T00:00:00" table:style-name="ce30">
            <text:p>2000-06-02</text:p>
          </table:table-cell>
          <table:table-cell office:value-type="string" table:style-name="ce17">
            <text:p>FLO_50</text:p>
          </table:table-cell>
          <table:table-cell table:number-columns-repeated="16381"/>
        </table:table-row>
        <table:table-row table:style-name="ro1">
          <table:table-cell office:value-type="string" table:style-name="ce20">
            <text:p>INIAV:2PORTOS:AB:1990:flw</text:p>
          </table:table-cell>
          <table:table-cell office:value-type="date" office:date-value="1990-05-18T00:00:00" table:style-name="ce30">
            <text:p>1990-05-18</text:p>
          </table:table-cell>
          <table:table-cell office:value-type="string" table:style-name="ce17">
            <text:p>FLO_50</text:p>
          </table:table-cell>
          <table:table-cell table:number-columns-repeated="16381"/>
        </table:table-row>
        <table:table-row table:style-name="ro1">
          <table:table-cell office:value-type="string" table:style-name="ce20">
            <text:p>INIAV:2PORTOS:AB:1991:flw</text:p>
          </table:table-cell>
          <table:table-cell office:value-type="date" office:date-value="1991-05-27T00:00:00" table:style-name="ce30">
            <text:p>1991-05-27</text:p>
          </table:table-cell>
          <table:table-cell office:value-type="string" table:style-name="ce17">
            <text:p>FLO_50</text:p>
          </table:table-cell>
          <table:table-cell table:number-columns-repeated="16381"/>
        </table:table-row>
        <table:table-row table:style-name="ro1">
          <table:table-cell office:value-type="string" table:style-name="ce20">
            <text:p>INIAV:2PORTOS:AB:1992:flw</text:p>
          </table:table-cell>
          <table:table-cell office:value-type="date" office:date-value="1992-05-18T00:00:00" table:style-name="ce30">
            <text:p>1992-05-18</text:p>
          </table:table-cell>
          <table:table-cell office:value-type="string" table:style-name="ce17">
            <text:p>FLO_50</text:p>
          </table:table-cell>
          <table:table-cell table:number-columns-repeated="16381"/>
        </table:table-row>
        <table:table-row table:style-name="ro1">
          <table:table-cell office:value-type="string" table:style-name="ce20">
            <text:p>INIAV:2PORTOS:AB:1993:flw</text:p>
          </table:table-cell>
          <table:table-cell office:value-type="date" office:date-value="1993-06-04T00:00:00" table:style-name="ce30">
            <text:p>1993-06-04</text:p>
          </table:table-cell>
          <table:table-cell office:value-type="string" table:style-name="ce17">
            <text:p>FLO_50</text:p>
          </table:table-cell>
          <table:table-cell table:number-columns-repeated="16381"/>
        </table:table-row>
        <table:table-row table:style-name="ro1">
          <table:table-cell office:value-type="string" table:style-name="ce20">
            <text:p>INIAV:2PORTOS:AB:1994:flw</text:p>
          </table:table-cell>
          <table:table-cell office:value-type="date" office:date-value="1994-05-16T00:00:00" table:style-name="ce30">
            <text:p>1994-05-16</text:p>
          </table:table-cell>
          <table:table-cell office:value-type="string" table:style-name="ce17">
            <text:p>FLO_50</text:p>
          </table:table-cell>
          <table:table-cell table:number-columns-repeated="16381"/>
        </table:table-row>
        <table:table-row table:style-name="ro1">
          <table:table-cell office:value-type="string" table:style-name="ce20">
            <text:p>INIAV:2PORTOS:AB:1995:flw</text:p>
          </table:table-cell>
          <table:table-cell office:value-type="date" office:date-value="1995-05-08T00:00:00" table:style-name="ce30">
            <text:p>1995-05-08</text:p>
          </table:table-cell>
          <table:table-cell office:value-type="string" table:style-name="ce17">
            <text:p>FLO_50</text:p>
          </table:table-cell>
          <table:table-cell table:number-columns-repeated="16381"/>
        </table:table-row>
        <table:table-row table:style-name="ro1">
          <table:table-cell office:value-type="string" table:style-name="ce20">
            <text:p>INIAV:2PORTOS:AB:1996:flw</text:p>
          </table:table-cell>
          <table:table-cell office:value-type="date" office:date-value="1996-05-23T00:00:00" table:style-name="ce30">
            <text:p>1996-05-23</text:p>
          </table:table-cell>
          <table:table-cell office:value-type="string" table:style-name="ce17">
            <text:p>FLO_50</text:p>
          </table:table-cell>
          <table:table-cell table:number-columns-repeated="16381"/>
        </table:table-row>
        <table:table-row table:style-name="ro1">
          <table:table-cell office:value-type="string" table:style-name="ce20">
            <text:p>INIAV:2PORTOS:AB:1997:flw</text:p>
          </table:table-cell>
          <table:table-cell office:value-type="date" office:date-value="1997-04-22T00:00:00" table:style-name="ce30">
            <text:p>1997-04-22</text:p>
          </table:table-cell>
          <table:table-cell office:value-type="string" table:style-name="ce17">
            <text:p>FLO_50</text:p>
          </table:table-cell>
          <table:table-cell table:number-columns-repeated="16381"/>
        </table:table-row>
        <table:table-row table:style-name="ro1">
          <table:table-cell office:value-type="string" table:style-name="ce20">
            <text:p>INIAV:2PORTOS:AB:1998:flw</text:p>
          </table:table-cell>
          <table:table-cell office:value-type="date" office:date-value="1998-05-15T00:00:00" table:style-name="ce30">
            <text:p>1998-05-15</text:p>
          </table:table-cell>
          <table:table-cell office:value-type="string" table:style-name="ce17">
            <text:p>FLO_50</text:p>
          </table:table-cell>
          <table:table-cell table:number-columns-repeated="16381"/>
        </table:table-row>
        <table:table-row table:style-name="ro1">
          <table:table-cell office:value-type="string" table:style-name="ce20">
            <text:p>INIAV:2PORTOS:AB:1999:flw</text:p>
          </table:table-cell>
          <table:table-cell office:value-type="date" office:date-value="1999-05-22T00:00:00" table:style-name="ce30">
            <text:p>1999-05-22</text:p>
          </table:table-cell>
          <table:table-cell office:value-type="string" table:style-name="ce17">
            <text:p>FLO_50</text:p>
          </table:table-cell>
          <table:table-cell table:number-columns-repeated="16381"/>
        </table:table-row>
        <table:table-row table:style-name="ro1">
          <table:table-cell office:value-type="string" table:style-name="ce20">
            <text:p>INIAV:2PORTOS:AB:2000:flw</text:p>
          </table:table-cell>
          <table:table-cell office:value-type="date" office:date-value="2000-05-28T00:00:00" table:style-name="ce30">
            <text:p>2000-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2016:1995:flw</text:p>
          </table:table-cell>
          <table:table-cell office:value-type="date" office:date-value="1995-05-08T00:00:00" table:style-name="ce30">
            <text:p>1995-05-08</text:p>
          </table:table-cell>
          <table:table-cell office:value-type="string" table:style-name="ce17">
            <text:p>FLO_50</text:p>
          </table:table-cell>
          <table:table-cell table:number-columns-repeated="16381"/>
        </table:table-row>
        <table:table-row table:style-name="ro1">
          <table:table-cell office:value-type="string" table:style-name="ce20">
            <text:p>INIAV:2PORTOS:52016:1996:flw</text:p>
          </table:table-cell>
          <table:table-cell office:value-type="date" office:date-value="1996-05-23T00:00:00" table:style-name="ce30">
            <text:p>1996-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2016:1997:flw</text:p>
          </table:table-cell>
          <table:table-cell office:value-type="date" office:date-value="1997-04-22T00:00:00" table:style-name="ce30">
            <text:p>1997-04-22</text:p>
          </table:table-cell>
          <table:table-cell office:value-type="string" table:style-name="ce17">
            <text:p>FLO_50</text:p>
          </table:table-cell>
          <table:table-cell table:number-columns-repeated="16381"/>
        </table:table-row>
        <table:table-row table:style-name="ro1">
          <table:table-cell office:value-type="string" table:style-name="ce20">
            <text:p>INIAV:2PORTOS:52016:1998:flw</text:p>
          </table:table-cell>
          <table:table-cell office:value-type="date" office:date-value="1998-05-21T00:00:00" table:style-name="ce30">
            <text:p>1998-05-21</text:p>
          </table:table-cell>
          <table:table-cell office:value-type="string" table:style-name="ce17">
            <text:p>FLO_50</text:p>
          </table:table-cell>
          <table:table-cell table:number-columns-repeated="16381"/>
        </table:table-row>
        <table:table-row table:style-name="ro1">
          <table:table-cell office:value-type="string" table:style-name="ce20">
            <text:p>INIAV:2PORTOS:52016:1999:flw</text:p>
          </table:table-cell>
          <table:table-cell office:value-type="date" office:date-value="1999-05-25T00:00:00" table:style-name="ce30">
            <text:p>1999-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2016:2000:flw</text:p>
          </table:table-cell>
          <table:table-cell office:value-type="date" office:date-value="2000-05-29T00:00:00" table:style-name="ce30">
            <text:p>2000-05-29</text:p>
          </table:table-cell>
          <table:table-cell office:value-type="string" table:style-name="ce17">
            <text:p>FLO_50</text:p>
          </table:table-cell>
          <table:table-cell table:number-columns-repeated="16381"/>
        </table:table-row>
        <table:table-row table:style-name="ro1">
          <table:table-cell office:value-type="string" table:style-name="ce20">
            <text:p>INIAV:2PORTOS:52016:2001:flw</text:p>
          </table:table-cell>
          <table:table-cell office:value-type="date" office:date-value="2001-05-21T00:00:00" table:style-name="ce30">
            <text:p>2001-05-21</text:p>
          </table:table-cell>
          <table:table-cell office:value-type="string" table:style-name="ce17">
            <text:p>FLO_50</text:p>
          </table:table-cell>
          <table:table-cell table:number-columns-repeated="16381"/>
        </table:table-row>
        <table:table-row table:style-name="ro1">
          <table:table-cell office:value-type="string" table:style-name="ce20">
            <text:p>INIAV:2PORTOS:52016:2002:flw</text:p>
          </table:table-cell>
          <table:table-cell office:value-type="date" office:date-value="2002-05-24T00:00:00" table:style-name="ce30">
            <text:p>2002-05-24</text:p>
          </table:table-cell>
          <table:table-cell office:value-type="string" table:style-name="ce17">
            <text:p>FLO_50</text:p>
          </table:table-cell>
          <table:table-cell table:number-columns-repeated="16381"/>
        </table:table-row>
        <table:table-row table:style-name="ro1">
          <table:table-cell office:value-type="string" table:style-name="ce20">
            <text:p>INIAV:2PORTOS:52016:2003:flw</text:p>
          </table:table-cell>
          <table:table-cell office:value-type="date" office:date-value="2003-05-20T00:00:00" table:style-name="ce30">
            <text:p>2003-05-20</text:p>
          </table:table-cell>
          <table:table-cell office:value-type="string" table:style-name="ce17">
            <text:p>FLO_50</text:p>
          </table:table-cell>
          <table:table-cell table:number-columns-repeated="16381"/>
        </table:table-row>
        <table:table-row table:style-name="ro1">
          <table:table-cell office:value-type="string" table:style-name="ce20">
            <text:p>INIAV:2PORTOS:52016:2004:flw</text:p>
          </table:table-cell>
          <table:table-cell office:value-type="date" office:date-value="2004-05-21T00:00:00" table:style-name="ce30">
            <text:p>2004-05-21</text:p>
          </table:table-cell>
          <table:table-cell office:value-type="string" table:style-name="ce17">
            <text:p>FLO_50</text:p>
          </table:table-cell>
          <table:table-cell table:number-columns-repeated="16381"/>
        </table:table-row>
        <table:table-row table:style-name="ro1">
          <table:table-cell office:value-type="string" table:style-name="ce20">
            <text:p>INIAV:2PORTOS:52016:2005:flw</text:p>
          </table:table-cell>
          <table:table-cell office:value-type="date" office:date-value="2005-05-25T00:00:00" table:style-name="ce30">
            <text:p>2005-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2016:2006:flw</text:p>
          </table:table-cell>
          <table:table-cell office:value-type="date" office:date-value="2006-05-22T00:00:00" table:style-name="ce30">
            <text:p>2006-05-22</text:p>
          </table:table-cell>
          <table:table-cell office:value-type="string" table:style-name="ce17">
            <text:p>FLO_50</text:p>
          </table:table-cell>
          <table:table-cell table:number-columns-repeated="16381"/>
        </table:table-row>
        <table:table-row table:style-name="ro1">
          <table:table-cell office:value-type="string" table:style-name="ce20">
            <text:p>INIAV:2PORTOS:BB:1990:flw</text:p>
          </table:table-cell>
          <table:table-cell office:value-type="date" office:date-value="1990-05-22T00:00:00" table:style-name="ce30">
            <text:p>1990-05-22</text:p>
          </table:table-cell>
          <table:table-cell office:value-type="string" table:style-name="ce17">
            <text:p>FLO_50</text:p>
          </table:table-cell>
          <table:table-cell table:number-columns-repeated="16381"/>
        </table:table-row>
        <table:table-row table:style-name="ro1">
          <table:table-cell office:value-type="string" table:style-name="ce20">
            <text:p>INIAV:2PORTOS:BB:1991:flw</text:p>
          </table:table-cell>
          <table:table-cell office:value-type="date" office:date-value="1991-05-30T00:00:00" table:style-name="ce30">
            <text:p>1991-05-30</text:p>
          </table:table-cell>
          <table:table-cell office:value-type="string" table:style-name="ce17">
            <text:p>FLO_50</text:p>
          </table:table-cell>
          <table:table-cell table:number-columns-repeated="16381"/>
        </table:table-row>
        <table:table-row table:style-name="ro1">
          <table:table-cell office:value-type="string" table:style-name="ce20">
            <text:p>INIAV:2PORTOS:BB:1992:flw</text:p>
          </table:table-cell>
          <table:table-cell office:value-type="date" office:date-value="1992-05-21T00:00:00" table:style-name="ce30">
            <text:p>1992-05-21</text:p>
          </table:table-cell>
          <table:table-cell office:value-type="string" table:style-name="ce17">
            <text:p>FLO_50</text:p>
          </table:table-cell>
          <table:table-cell table:number-columns-repeated="16381"/>
        </table:table-row>
        <table:table-row table:style-name="ro1">
          <table:table-cell office:value-type="string" table:style-name="ce20">
            <text:p>INIAV:2PORTOS:BB:1993:flw</text:p>
          </table:table-cell>
          <table:table-cell office:value-type="date" office:date-value="1993-06-11T00:00:00" table:style-name="ce30">
            <text:p>1993-06-11</text:p>
          </table:table-cell>
          <table:table-cell office:value-type="string" table:style-name="ce17">
            <text:p>FLO_50</text:p>
          </table:table-cell>
          <table:table-cell table:number-columns-repeated="16381"/>
        </table:table-row>
        <table:table-row table:style-name="ro1">
          <table:table-cell office:value-type="string" table:style-name="ce20">
            <text:p>INIAV:2PORTOS:BB:1994:flw</text:p>
          </table:table-cell>
          <table:table-cell office:value-type="date" office:date-value="1994-05-23T00:00:00" table:style-name="ce30">
            <text:p>1994-05-23</text:p>
          </table:table-cell>
          <table:table-cell office:value-type="string" table:style-name="ce17">
            <text:p>FLO_50</text:p>
          </table:table-cell>
          <table:table-cell table:number-columns-repeated="16381"/>
        </table:table-row>
        <table:table-row table:style-name="ro1">
          <table:table-cell office:value-type="string" table:style-name="ce20">
            <text:p>INIAV:2PORTOS:BB:1995:flw</text:p>
          </table:table-cell>
          <table:table-cell office:value-type="date" office:date-value="1995-05-15T00:00:00" table:style-name="ce30">
            <text:p>1995-05-15</text:p>
          </table:table-cell>
          <table:table-cell office:value-type="string" table:style-name="ce17">
            <text:p>FLO_50</text:p>
          </table:table-cell>
          <table:table-cell table:number-columns-repeated="16381"/>
        </table:table-row>
        <table:table-row table:style-name="ro1">
          <table:table-cell office:value-type="string" table:style-name="ce20">
            <text:p>INIAV:2PORTOS:BB:1996:flw</text:p>
          </table:table-cell>
          <table:table-cell office:value-type="date" office:date-value="1996-05-27T00:00:00" table:style-name="ce30">
            <text:p>1996-05-27</text:p>
          </table:table-cell>
          <table:table-cell office:value-type="string" table:style-name="ce17">
            <text:p>FLO_50</text:p>
          </table:table-cell>
          <table:table-cell table:number-columns-repeated="16381"/>
        </table:table-row>
        <table:table-row table:style-name="ro1">
          <table:table-cell office:value-type="string" table:style-name="ce20">
            <text:p>INIAV:2PORTOS:BB:1997:flw</text:p>
          </table:table-cell>
          <table:table-cell office:value-type="date" office:date-value="1997-04-26T00:00:00" table:style-name="ce30">
            <text:p>1997-04-26</text:p>
          </table:table-cell>
          <table:table-cell office:value-type="string" table:style-name="ce17">
            <text:p>FLO_50</text:p>
          </table:table-cell>
          <table:table-cell table:number-columns-repeated="16381"/>
        </table:table-row>
        <table:table-row table:style-name="ro1">
          <table:table-cell office:value-type="string" table:style-name="ce20">
            <text:p>INIAV:2PORTOS:BB:1998:flw</text:p>
          </table:table-cell>
          <table:table-cell office:value-type="date" office:date-value="1998-05-25T00:00:00" table:style-name="ce30">
            <text:p>1998-05-25</text:p>
          </table:table-cell>
          <table:table-cell office:value-type="string" table:style-name="ce17">
            <text:p>FLO_50</text:p>
          </table:table-cell>
          <table:table-cell table:number-columns-repeated="16381"/>
        </table:table-row>
        <table:table-row table:style-name="ro1">
          <table:table-cell office:value-type="string" table:style-name="ce20">
            <text:p>INIAV:2PORTOS:BB:1999:flw</text:p>
          </table:table-cell>
          <table:table-cell office:value-type="date" office:date-value="1999-05-28T00:00:00" table:style-name="ce30">
            <text:p>1999-05-28</text:p>
          </table:table-cell>
          <table:table-cell office:value-type="string" table:style-name="ce17">
            <text:p>FLO_50</text:p>
          </table:table-cell>
          <table:table-cell table:number-columns-repeated="16381"/>
        </table:table-row>
        <table:table-row table:style-name="ro1">
          <table:table-cell office:value-type="string" table:style-name="ce20">
            <text:p>INIAV:2PORTOS:BB:2000:flw</text:p>
          </table:table-cell>
          <table:table-cell office:value-type="date" office:date-value="2000-06-02T00:00:00" table:style-name="ce30">
            <text:p>2000-06-02</text:p>
          </table:table-cell>
          <table:table-cell office:value-type="string" table:style-name="ce17">
            <text:p>FLO_50</text:p>
          </table:table-cell>
          <table:table-cell table:number-columns-repeated="16381"/>
        </table:table-row>
        <table:table-row table:style-name="ro1">
          <table:table-cell office:value-type="string" table:style-name="ce20">
            <text:p>INIAV:2PORTOS:52007:1995:flw</text:p>
          </table:table-cell>
          <table:table-cell office:value-type="date" office:date-value="1995-05-15T00:00:00" table:style-name="ce30">
            <text:p>1995-05-15</text:p>
          </table:table-cell>
          <table:table-cell office:value-type="string" table:style-name="ce17">
            <text:p>FLO_50</text:p>
          </table:table-cell>
          <table:table-cell table:number-columns-repeated="16381"/>
        </table:table-row>
        <table:table-row table:style-name="ro1">
          <table:table-cell office:value-type="string" table:style-name="ce20">
            <text:p>INIAV:2PORTOS:52007:1996:flw</text:p>
          </table:table-cell>
          <table:table-cell office:value-type="date" office:date-value="1996-05-27T00:00:00" table:style-name="ce30">
            <text:p>1996-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2007:1997:flw</text:p>
          </table:table-cell>
          <table:table-cell office:value-type="date" office:date-value="1997-04-26T00:00:00" table:style-name="ce30">
            <text:p>1997-04-26</text:p>
          </table:table-cell>
          <table:table-cell office:value-type="string" table:style-name="ce17">
            <text:p>FLO_50</text:p>
          </table:table-cell>
          <table:table-cell table:number-columns-repeated="16381"/>
        </table:table-row>
        <table:table-row table:style-name="ro1">
          <table:table-cell office:value-type="string" table:style-name="ce20">
            <text:p>INIAV:2PORTOS:52007:1998:flw</text:p>
          </table:table-cell>
          <table:table-cell office:value-type="date" office:date-value="1998-05-21T00:00:00" table:style-name="ce30">
            <text:p>1998-05-21</text:p>
          </table:table-cell>
          <table:table-cell office:value-type="string" table:style-name="ce17">
            <text:p>FLO_50</text:p>
          </table:table-cell>
          <table:table-cell table:number-columns-repeated="16381"/>
        </table:table-row>
        <table:table-row table:style-name="ro1">
          <table:table-cell office:value-type="string" table:style-name="ce20">
            <text:p>INIAV:2PORTOS:52007:1999:flw</text:p>
          </table:table-cell>
          <table:table-cell office:value-type="date" office:date-value="1999-05-26T00:00:00" table:style-name="ce30">
            <text:p>1999-05-26</text:p>
          </table:table-cell>
          <table:table-cell office:value-type="string" table:style-name="ce17">
            <text:p>FLO_50</text:p>
          </table:table-cell>
          <table:table-cell table:number-columns-repeated="16381"/>
        </table:table-row>
        <table:table-row table:style-name="ro1">
          <table:table-cell office:value-type="string" table:style-name="ce20">
            <text:p>INIAV:2PORTOS:52007:2000:flw</text:p>
          </table:table-cell>
          <table:table-cell office:value-type="date" office:date-value="2000-05-29T00:00:00" table:style-name="ce30">
            <text:p>2000-05-29</text:p>
          </table:table-cell>
          <table:table-cell office:value-type="string" table:style-name="ce17">
            <text:p>FLO_50</text:p>
          </table:table-cell>
          <table:table-cell table:number-columns-repeated="16381"/>
        </table:table-row>
        <table:table-row table:style-name="ro1">
          <table:table-cell office:value-type="string" table:style-name="ce20">
            <text:p>INIAV:2PORTOS:52007:2001:flw</text:p>
          </table:table-cell>
          <table:table-cell office:value-type="date" office:date-value="2001-05-24T00:00:00" table:style-name="ce30">
            <text:p>2001-05-24</text:p>
          </table:table-cell>
          <table:table-cell office:value-type="string" table:style-name="ce17">
            <text:p>FLO_50</text:p>
          </table:table-cell>
          <table:table-cell table:number-columns-repeated="16381"/>
        </table:table-row>
        <table:table-row table:style-name="ro1">
          <table:table-cell office:value-type="string" table:style-name="ce20">
            <text:p>INIAV:2PORTOS:52007:2002:flw</text:p>
          </table:table-cell>
          <table:table-cell office:value-type="date" office:date-value="2002-05-22T00:00:00" table:style-name="ce30">
            <text:p>2002-05-22</text:p>
          </table:table-cell>
          <table:table-cell office:value-type="string" table:style-name="ce17">
            <text:p>FLO_50</text:p>
          </table:table-cell>
          <table:table-cell table:number-columns-repeated="16381"/>
        </table:table-row>
        <table:table-row table:style-name="ro1">
          <table:table-cell office:value-type="string" table:style-name="ce20">
            <text:p>INIAV:2PORTOS:52007:2003:flw</text:p>
          </table:table-cell>
          <table:table-cell office:value-type="date" office:date-value="2003-05-26T00:00:00" table:style-name="ce30">
            <text:p>2003-05-26</text:p>
          </table:table-cell>
          <table:table-cell office:value-type="string" table:style-name="ce17">
            <text:p>FLO_50</text:p>
          </table:table-cell>
          <table:table-cell table:number-columns-repeated="16381"/>
        </table:table-row>
        <table:table-row table:style-name="ro1">
          <table:table-cell office:value-type="string" table:style-name="ce20">
            <text:p>INIAV:2PORTOS:52007:2004:flw</text:p>
          </table:table-cell>
          <table:table-cell office:value-type="date" office:date-value="2004-05-22T00:00:00" table:style-name="ce30">
            <text:p>2004-05-22</text:p>
          </table:table-cell>
          <table:table-cell office:value-type="string" table:style-name="ce17">
            <text:p>FLO_50</text:p>
          </table:table-cell>
          <table:table-cell table:number-columns-repeated="16381"/>
        </table:table-row>
        <table:table-row table:style-name="ro1">
          <table:table-cell office:value-type="string" table:style-name="ce20">
            <text:p>INIAV:2PORTOS:52007:2005:flw</text:p>
          </table:table-cell>
          <table:table-cell office:value-type="date" office:date-value="2005-05-27T00:00:00" table:style-name="ce30">
            <text:p>2005-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2007:2006:flw</text:p>
          </table:table-cell>
          <table:table-cell office:value-type="date" office:date-value="2006-05-22T00:00:00" table:style-name="ce30">
            <text:p>2006-05-22</text:p>
          </table:table-cell>
          <table:table-cell office:value-type="string" table:style-name="ce17">
            <text:p>FLO_50</text:p>
          </table:table-cell>
          <table:table-cell table:number-columns-repeated="16381"/>
        </table:table-row>
        <table:table-row table:style-name="ro1">
          <table:table-cell office:value-type="string" table:style-name="ce20">
            <text:p>INIAV:2PORTOS:52316:1995:flw</text:p>
          </table:table-cell>
          <table:table-cell office:value-type="date" office:date-value="1995-05-15T00:00:00" table:style-name="ce30">
            <text:p>1995-05-15</text:p>
          </table:table-cell>
          <table:table-cell office:value-type="string" table:style-name="ce17">
            <text:p>FLO_50</text:p>
          </table:table-cell>
          <table:table-cell table:number-columns-repeated="16381"/>
        </table:table-row>
        <table:table-row table:style-name="ro1">
          <table:table-cell office:value-type="string" table:style-name="ce20">
            <text:p>INIAV:2PORTOS:52316:1996:flw</text:p>
          </table:table-cell>
          <table:table-cell office:value-type="date" office:date-value="1996-05-30T00:00:00" table:style-name="ce30">
            <text:p>1996-05-30</text:p>
          </table:table-cell>
          <table:table-cell office:value-type="string" table:style-name="ce17">
            <text:p>FLO_50</text:p>
          </table:table-cell>
          <table:table-cell table:number-columns-repeated="16381"/>
        </table:table-row>
        <table:table-row table:style-name="ro1">
          <table:table-cell office:value-type="string" table:style-name="ce20">
            <text:p>INIAV:2PORTOS:52316:1997:flw</text:p>
          </table:table-cell>
          <table:table-cell office:value-type="date" office:date-value="1997-05-02T00:00:00" table:style-name="ce30">
            <text:p>1997-05-02</text:p>
          </table:table-cell>
          <table:table-cell office:value-type="string" table:style-name="ce17">
            <text:p>FLO_50</text:p>
          </table:table-cell>
          <table:table-cell table:number-columns-repeated="16381"/>
        </table:table-row>
        <table:table-row table:style-name="ro1">
          <table:table-cell office:value-type="string" table:style-name="ce20">
            <text:p>INIAV:2PORTOS:52316:1998:flw</text:p>
          </table:table-cell>
          <table:table-cell office:value-type="date" office:date-value="1998-05-21T00:00:00" table:style-name="ce30">
            <text:p>1998-05-21</text:p>
          </table:table-cell>
          <table:table-cell office:value-type="string" table:style-name="ce17">
            <text:p>FLO_50</text:p>
          </table:table-cell>
          <table:table-cell table:number-columns-repeated="16381"/>
        </table:table-row>
        <table:table-row table:style-name="ro1">
          <table:table-cell office:value-type="string" table:style-name="ce20">
            <text:p>INIAV:2PORTOS:52316:1999:flw</text:p>
          </table:table-cell>
          <table:table-cell office:value-type="date" office:date-value="1999-05-25T00:00:00" table:style-name="ce30">
            <text:p>1999-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2316:2000:flw</text:p>
          </table:table-cell>
          <table:table-cell office:value-type="date" office:date-value="2000-06-08T00:00:00" table:style-name="ce30">
            <text:p>2000-06-08</text:p>
          </table:table-cell>
          <table:table-cell office:value-type="string" table:style-name="ce17">
            <text:p>FLO_50</text:p>
          </table:table-cell>
          <table:table-cell table:number-columns-repeated="16381"/>
        </table:table-row>
        <table:table-row table:style-name="ro1">
          <table:table-cell office:value-type="string" table:style-name="ce20">
            <text:p>INIAV:2PORTOS:52316:2001:flw</text:p>
          </table:table-cell>
          <table:table-cell office:value-type="date" office:date-value="2001-05-24T00:00:00" table:style-name="ce30">
            <text:p>2001-05-24</text:p>
          </table:table-cell>
          <table:table-cell office:value-type="string" table:style-name="ce17">
            <text:p>FLO_50</text:p>
          </table:table-cell>
          <table:table-cell table:number-columns-repeated="16381"/>
        </table:table-row>
        <table:table-row table:style-name="ro1">
          <table:table-cell office:value-type="string" table:style-name="ce20">
            <text:p>INIAV:2PORTOS:52316:2002:flw</text:p>
          </table:table-cell>
          <table:table-cell office:value-type="date" office:date-value="2002-05-27T00:00:00" table:style-name="ce30">
            <text:p>2002-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2316:2003:flw</text:p>
          </table:table-cell>
          <table:table-cell office:value-type="date" office:date-value="2003-05-23T00:00:00" table:style-name="ce30">
            <text:p>2003-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2316:2004:flw</text:p>
          </table:table-cell>
          <table:table-cell office:value-type="date" office:date-value="2004-05-28T00:00:00" table:style-name="ce30">
            <text:p>2004-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2316:2005:flw</text:p>
          </table:table-cell>
          <table:table-cell office:value-type="date" office:date-value="2005-06-03T00:00:00" table:style-name="ce30">
            <text:p>2005-06-03</text:p>
          </table:table-cell>
          <table:table-cell office:value-type="string" table:style-name="ce17">
            <text:p>FLO_50</text:p>
          </table:table-cell>
          <table:table-cell table:number-columns-repeated="16381"/>
        </table:table-row>
        <table:table-row table:style-name="ro1">
          <table:table-cell office:value-type="string" table:style-name="ce20">
            <text:p>INIAV:2PORTOS:52316:2006:flw</text:p>
          </table:table-cell>
          <table:table-cell office:value-type="date" office:date-value="2006-05-27T00:00:00" table:style-name="ce30">
            <text:p>2006-05-27</text:p>
          </table:table-cell>
          <table:table-cell office:value-type="string" table:style-name="ce17">
            <text:p>FLO_50</text:p>
          </table:table-cell>
          <table:table-cell table:number-columns-repeated="16381"/>
        </table:table-row>
        <table:table-row table:style-name="ro1">
          <table:table-cell office:value-type="string" table:style-name="ce20">
            <text:p>INIAV:2PORTOS:CB:1990:flw</text:p>
          </table:table-cell>
          <table:table-cell office:value-type="date" office:date-value="1990-05-18T00:00:00" table:style-name="ce30">
            <text:p>1990-05-18</text:p>
          </table:table-cell>
          <table:table-cell office:value-type="string" table:style-name="ce17">
            <text:p>FLO_50</text:p>
          </table:table-cell>
          <table:table-cell table:number-columns-repeated="16381"/>
        </table:table-row>
        <table:table-row table:style-name="ro1">
          <table:table-cell office:value-type="string" table:style-name="ce20">
            <text:p>INIAV:2PORTOS:CB:1991:flw</text:p>
          </table:table-cell>
          <table:table-cell office:value-type="date" office:date-value="1991-05-27T00:00:00" table:style-name="ce30">
            <text:p>1991-05-27</text:p>
          </table:table-cell>
          <table:table-cell office:value-type="string" table:style-name="ce17">
            <text:p>FLO_50</text:p>
          </table:table-cell>
          <table:table-cell table:number-columns-repeated="16381"/>
        </table:table-row>
        <table:table-row table:style-name="ro1">
          <table:table-cell office:value-type="string" table:style-name="ce20">
            <text:p>INIAV:2PORTOS:CB:1992:flw</text:p>
          </table:table-cell>
          <table:table-cell office:value-type="date" office:date-value="1992-05-21T00:00:00" table:style-name="ce30">
            <text:p>1992-05-21</text:p>
          </table:table-cell>
          <table:table-cell office:value-type="string" table:style-name="ce17">
            <text:p>FLO_50</text:p>
          </table:table-cell>
          <table:table-cell table:number-columns-repeated="16381"/>
        </table:table-row>
        <table:table-row table:style-name="ro1">
          <table:table-cell office:value-type="string" table:style-name="ce20">
            <text:p>INIAV:2PORTOS:CB:1993:flw</text:p>
          </table:table-cell>
          <table:table-cell office:value-type="date" office:date-value="1993-06-04T00:00:00" table:style-name="ce30">
            <text:p>1993-06-04</text:p>
          </table:table-cell>
          <table:table-cell office:value-type="string" table:style-name="ce17">
            <text:p>FLO_50</text:p>
          </table:table-cell>
          <table:table-cell table:number-columns-repeated="16381"/>
        </table:table-row>
        <table:table-row table:style-name="ro1">
          <table:table-cell office:value-type="string" table:style-name="ce20">
            <text:p>INIAV:2PORTOS:CB:1994:flw</text:p>
          </table:table-cell>
          <table:table-cell office:value-type="date" office:date-value="1994-05-16T00:00:00" table:style-name="ce30">
            <text:p>1994-05-16</text:p>
          </table:table-cell>
          <table:table-cell office:value-type="string" table:style-name="ce17">
            <text:p>FLO_50</text:p>
          </table:table-cell>
          <table:table-cell table:number-columns-repeated="16381"/>
        </table:table-row>
        <table:table-row table:style-name="ro1">
          <table:table-cell office:value-type="string" table:style-name="ce20">
            <text:p>INIAV:2PORTOS:CB:1995:flw</text:p>
          </table:table-cell>
          <table:table-cell office:value-type="date" office:date-value="1995-05-08T00:00:00" table:style-name="ce30">
            <text:p>1995-05-08</text:p>
          </table:table-cell>
          <table:table-cell office:value-type="string" table:style-name="ce17">
            <text:p>FLO_50</text:p>
          </table:table-cell>
          <table:table-cell table:number-columns-repeated="16381"/>
        </table:table-row>
        <table:table-row table:style-name="ro1">
          <table:table-cell office:value-type="string" table:style-name="ce20">
            <text:p>INIAV:2PORTOS:CB:1996:flw</text:p>
          </table:table-cell>
          <table:table-cell office:value-type="date" office:date-value="1996-05-23T00:00:00" table:style-name="ce30">
            <text:p>1996-05-23</text:p>
          </table:table-cell>
          <table:table-cell office:value-type="string" table:style-name="ce17">
            <text:p>FLO_50</text:p>
          </table:table-cell>
          <table:table-cell table:number-columns-repeated="16381"/>
        </table:table-row>
        <table:table-row table:style-name="ro1">
          <table:table-cell office:value-type="string" table:style-name="ce20">
            <text:p>INIAV:2PORTOS:CB:1997:flw</text:p>
          </table:table-cell>
          <table:table-cell office:value-type="date" office:date-value="1997-04-22T00:00:00" table:style-name="ce30">
            <text:p>1997-04-22</text:p>
          </table:table-cell>
          <table:table-cell office:value-type="string" table:style-name="ce17">
            <text:p>FLO_50</text:p>
          </table:table-cell>
          <table:table-cell table:number-columns-repeated="16381"/>
        </table:table-row>
        <table:table-row table:style-name="ro1">
          <table:table-cell office:value-type="string" table:style-name="ce20">
            <text:p>INIAV:2PORTOS:CB:1998:flw</text:p>
          </table:table-cell>
          <table:table-cell office:value-type="date" office:date-value="1998-05-16T00:00:00" table:style-name="ce30">
            <text:p>1998-05-16</text:p>
          </table:table-cell>
          <table:table-cell office:value-type="string" table:style-name="ce17">
            <text:p>FLO_50</text:p>
          </table:table-cell>
          <table:table-cell table:number-columns-repeated="16381"/>
        </table:table-row>
        <table:table-row table:style-name="ro1">
          <table:table-cell office:value-type="string" table:style-name="ce20">
            <text:p>INIAV:2PORTOS:CB:1999:flw</text:p>
          </table:table-cell>
          <table:table-cell office:value-type="date" office:date-value="1999-05-22T00:00:00" table:style-name="ce30">
            <text:p>1999-05-22</text:p>
          </table:table-cell>
          <table:table-cell office:value-type="string" table:style-name="ce17">
            <text:p>FLO_50</text:p>
          </table:table-cell>
          <table:table-cell table:number-columns-repeated="16381"/>
        </table:table-row>
        <table:table-row table:style-name="ro1">
          <table:table-cell office:value-type="string" table:style-name="ce20">
            <text:p>INIAV:2PORTOS:CB:2000:flw</text:p>
          </table:table-cell>
          <table:table-cell office:value-type="date" office:date-value="2000-05-26T00:00:00" table:style-name="ce30">
            <text:p>2000-05-26</text:p>
          </table:table-cell>
          <table:table-cell office:value-type="string" table:style-name="ce17">
            <text:p>FLO_50</text:p>
          </table:table-cell>
          <table:table-cell table:number-columns-repeated="16381"/>
        </table:table-row>
        <table:table-row table:style-name="ro1">
          <table:table-cell office:value-type="string" table:style-name="ce20">
            <text:p>INIAV:2PORTOS:52207:1995:flw</text:p>
          </table:table-cell>
          <table:table-cell office:value-type="date" office:date-value="1995-05-15T00:00:00" table:style-name="ce30">
            <text:p>1995-05-15</text:p>
          </table:table-cell>
          <table:table-cell office:value-type="string" table:style-name="ce17">
            <text:p>FLO_50</text:p>
          </table:table-cell>
          <table:table-cell table:number-columns-repeated="16381"/>
        </table:table-row>
        <table:table-row table:style-name="ro1">
          <table:table-cell office:value-type="string" table:style-name="ce20">
            <text:p>INIAV:2PORTOS:52207:1996:flw</text:p>
          </table:table-cell>
          <table:table-cell office:value-type="date" office:date-value="1996-05-27T00:00:00" table:style-name="ce30">
            <text:p>1996-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2207:1997:flw</text:p>
          </table:table-cell>
          <table:table-cell office:value-type="date" office:date-value="1997-04-26T00:00:00" table:style-name="ce30">
            <text:p>1997-04-26</text:p>
          </table:table-cell>
          <table:table-cell office:value-type="string" table:style-name="ce17">
            <text:p>FLO_50</text:p>
          </table:table-cell>
          <table:table-cell table:number-columns-repeated="16381"/>
        </table:table-row>
        <table:table-row table:style-name="ro1">
          <table:table-cell office:value-type="string" table:style-name="ce20">
            <text:p>INIAV:2PORTOS:52207:1998:flw</text:p>
          </table:table-cell>
          <table:table-cell office:value-type="date" office:date-value="1998-05-25T00:00:00" table:style-name="ce30">
            <text:p>1998-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2207:1999:flw</text:p>
          </table:table-cell>
          <table:table-cell office:value-type="date" office:date-value="1999-05-28T00:00:00" table:style-name="ce30">
            <text:p>1999-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2207:2000:flw</text:p>
          </table:table-cell>
          <table:table-cell office:value-type="date" office:date-value="2000-05-29T00:00:00" table:style-name="ce30">
            <text:p>2000-05-29</text:p>
          </table:table-cell>
          <table:table-cell office:value-type="string" table:style-name="ce17">
            <text:p>FLO_50</text:p>
          </table:table-cell>
          <table:table-cell table:number-columns-repeated="16381"/>
        </table:table-row>
        <table:table-row table:style-name="ro1">
          <table:table-cell office:value-type="string" table:style-name="ce20">
            <text:p>INIAV:2PORTOS:52207:2001:flw</text:p>
          </table:table-cell>
          <table:table-cell office:value-type="date" office:date-value="2001-05-21T00:00:00" table:style-name="ce30">
            <text:p>2001-05-21</text:p>
          </table:table-cell>
          <table:table-cell office:value-type="string" table:style-name="ce17">
            <text:p>FLO_50</text:p>
          </table:table-cell>
          <table:table-cell table:number-columns-repeated="16381"/>
        </table:table-row>
        <table:table-row table:style-name="ro1">
          <table:table-cell office:value-type="string" table:style-name="ce20">
            <text:p>INIAV:2PORTOS:52207:2002:flw</text:p>
          </table:table-cell>
          <table:table-cell office:value-type="date" office:date-value="2002-05-20T00:00:00" table:style-name="ce30">
            <text:p>2002-05-20</text:p>
          </table:table-cell>
          <table:table-cell office:value-type="string" table:style-name="ce17">
            <text:p>FLO_50</text:p>
          </table:table-cell>
          <table:table-cell table:number-columns-repeated="16381"/>
        </table:table-row>
        <table:table-row table:style-name="ro1">
          <table:table-cell office:value-type="string" table:style-name="ce20">
            <text:p>INIAV:2PORTOS:52207:2003:flw</text:p>
          </table:table-cell>
          <table:table-cell office:value-type="date" office:date-value="2003-05-22T00:00:00" table:style-name="ce30">
            <text:p>2003-05-22</text:p>
          </table:table-cell>
          <table:table-cell office:value-type="string" table:style-name="ce17">
            <text:p>FLO_50</text:p>
          </table:table-cell>
          <table:table-cell table:number-columns-repeated="16381"/>
        </table:table-row>
        <table:table-row table:style-name="ro1">
          <table:table-cell office:value-type="string" table:style-name="ce20">
            <text:p>INIAV:2PORTOS:52207:2004:flw</text:p>
          </table:table-cell>
          <table:table-cell office:value-type="date" office:date-value="2004-05-22T00:00:00" table:style-name="ce30">
            <text:p>2004-05-22</text:p>
          </table:table-cell>
          <table:table-cell office:value-type="string" table:style-name="ce17">
            <text:p>FLO_50</text:p>
          </table:table-cell>
          <table:table-cell table:number-columns-repeated="16381"/>
        </table:table-row>
        <table:table-row table:style-name="ro1">
          <table:table-cell office:value-type="string" table:style-name="ce20">
            <text:p>INIAV:2PORTOS:52207:2005:flw</text:p>
          </table:table-cell>
          <table:table-cell office:value-type="date" office:date-value="2005-05-25T00:00:00" table:style-name="ce30">
            <text:p>2005-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2810:1990:flw</text:p>
          </table:table-cell>
          <table:table-cell office:value-type="date" office:date-value="1990-05-18T00:00:00" table:style-name="ce30">
            <text:p>1990-05-18</text:p>
          </table:table-cell>
          <table:table-cell office:value-type="string" table:style-name="ce17">
            <text:p>FLO_50</text:p>
          </table:table-cell>
          <table:table-cell table:number-columns-repeated="16381"/>
        </table:table-row>
        <table:table-row table:style-name="ro1">
          <table:table-cell office:value-type="string" table:style-name="ce20">
            <text:p>INIAV:2PORTOS:52810:1991:flw</text:p>
          </table:table-cell>
          <table:table-cell office:value-type="date" office:date-value="1991-05-30T00:00:00" table:style-name="ce30">
            <text:p>1991-05-30</text:p>
          </table:table-cell>
          <table:table-cell office:value-type="string" table:style-name="ce17">
            <text:p>FLO_50</text:p>
          </table:table-cell>
          <table:table-cell table:number-columns-repeated="16381"/>
        </table:table-row>
        <table:table-row table:style-name="ro1">
          <table:table-cell office:value-type="string" table:style-name="ce20">
            <text:p>INIAV:2PORTOS:52810:1992:flw</text:p>
          </table:table-cell>
          <table:table-cell office:value-type="date" office:date-value="1992-05-18T00:00:00" table:style-name="ce30">
            <text:p>1992-05-18</text:p>
          </table:table-cell>
          <table:table-cell office:value-type="string" table:style-name="ce17">
            <text:p>FLO_50</text:p>
          </table:table-cell>
          <table:table-cell table:number-columns-repeated="16381"/>
        </table:table-row>
        <table:table-row table:style-name="ro1">
          <table:table-cell office:value-type="string" table:style-name="ce20">
            <text:p>INIAV:2PORTOS:52810:1993:flw</text:p>
          </table:table-cell>
          <table:table-cell office:value-type="date" office:date-value="1993-06-08T00:00:00" table:style-name="ce30">
            <text:p>1993-06-08</text:p>
          </table:table-cell>
          <table:table-cell office:value-type="string" table:style-name="ce17">
            <text:p>FLO_50</text:p>
          </table:table-cell>
          <table:table-cell table:number-columns-repeated="16381"/>
        </table:table-row>
        <table:table-row table:style-name="ro1">
          <table:table-cell office:value-type="string" table:style-name="ce20">
            <text:p>INIAV:2PORTOS:52810:1994:flw</text:p>
          </table:table-cell>
          <table:table-cell office:value-type="date" office:date-value="1994-05-23T00:00:00" table:style-name="ce30">
            <text:p>1994-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2810:1995:flw</text:p>
          </table:table-cell>
          <table:table-cell office:value-type="date" office:date-value="1995-05-11T00:00:00" table:style-name="ce30">
            <text:p>1995-05-11</text:p>
          </table:table-cell>
          <table:table-cell office:value-type="string" table:style-name="ce17">
            <text:p>FLO_50</text:p>
          </table:table-cell>
          <table:table-cell table:number-columns-repeated="16381"/>
        </table:table-row>
        <table:table-row table:style-name="ro1">
          <table:table-cell office:value-type="string" table:style-name="ce20">
            <text:p>INIAV:2PORTOS:52810:1996:flw</text:p>
          </table:table-cell>
          <table:table-cell office:value-type="date" office:date-value="1996-05-27T00:00:00" table:style-name="ce30">
            <text:p>1996-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2810:1997:flw</text:p>
          </table:table-cell>
          <table:table-cell office:value-type="date" office:date-value="1997-04-26T00:00:00" table:style-name="ce30">
            <text:p>1997-04-26</text:p>
          </table:table-cell>
          <table:table-cell office:value-type="string" table:style-name="ce17">
            <text:p>FLO_50</text:p>
          </table:table-cell>
          <table:table-cell table:number-columns-repeated="16381"/>
        </table:table-row>
        <table:table-row table:style-name="ro1">
          <table:table-cell office:value-type="string" table:style-name="ce20">
            <text:p>INIAV:2PORTOS:52810:1998:flw</text:p>
          </table:table-cell>
          <table:table-cell office:value-type="date" office:date-value="1998-05-18T00:00:00" table:style-name="ce30">
            <text:p>1998-05-18</text:p>
          </table:table-cell>
          <table:table-cell office:value-type="string" table:style-name="ce17">
            <text:p>FLO_50</text:p>
          </table:table-cell>
          <table:table-cell table:number-columns-repeated="16381"/>
        </table:table-row>
        <table:table-row table:style-name="ro1">
          <table:table-cell office:value-type="string" table:style-name="ce20">
            <text:p>INIAV:2PORTOS:52810:1999:flw</text:p>
          </table:table-cell>
          <table:table-cell office:value-type="date" office:date-value="1999-05-26T00:00:00" table:style-name="ce30">
            <text:p>1999-05-26</text:p>
          </table:table-cell>
          <table:table-cell office:value-type="string" table:style-name="ce17">
            <text:p>FLO_50</text:p>
          </table:table-cell>
          <table:table-cell table:number-columns-repeated="16381"/>
        </table:table-row>
        <table:table-row table:style-name="ro1">
          <table:table-cell office:value-type="string" table:style-name="ce20">
            <text:p>INIAV:2PORTOS:52810:2000:flw</text:p>
          </table:table-cell>
          <table:table-cell office:value-type="date" office:date-value="2000-05-28T00:00:00" table:style-name="ce30">
            <text:p>2000-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2810:2001:flw</text:p>
          </table:table-cell>
          <table:table-cell office:value-type="date" office:date-value="2001-05-19T00:00:00" table:style-name="ce30">
            <text:p>2001-05-19</text:p>
          </table:table-cell>
          <table:table-cell office:value-type="string" table:style-name="ce17">
            <text:p>FLO_50</text:p>
          </table:table-cell>
          <table:table-cell table:number-columns-repeated="16381"/>
        </table:table-row>
        <table:table-row table:style-name="ro1">
          <table:table-cell office:value-type="string" table:style-name="ce20">
            <text:p>INIAV:2PORTOS:52810:2002:flw</text:p>
          </table:table-cell>
          <table:table-cell office:value-type="date" office:date-value="2002-05-20T00:00:00" table:style-name="ce30">
            <text:p>2002-05-20</text:p>
          </table:table-cell>
          <table:table-cell office:value-type="string" table:style-name="ce17">
            <text:p>FLO_50</text:p>
          </table:table-cell>
          <table:table-cell table:number-columns-repeated="16381"/>
        </table:table-row>
        <table:table-row table:style-name="ro1">
          <table:table-cell office:value-type="string" table:style-name="ce20">
            <text:p>INIAV:2PORTOS:52810:2003:flw</text:p>
          </table:table-cell>
          <table:table-cell office:value-type="date" office:date-value="2003-05-22T00:00:00" table:style-name="ce30">
            <text:p>2003-05-22</text:p>
          </table:table-cell>
          <table:table-cell office:value-type="string" table:style-name="ce17">
            <text:p>FLO_50</text:p>
          </table:table-cell>
          <table:table-cell table:number-columns-repeated="16381"/>
        </table:table-row>
        <table:table-row table:style-name="ro1">
          <table:table-cell office:value-type="string" table:style-name="ce20">
            <text:p>INIAV:2PORTOS:52810:2004:flw</text:p>
          </table:table-cell>
          <table:table-cell office:value-type="date" office:date-value="2004-05-22T00:00:00" table:style-name="ce30">
            <text:p>2004-05-22</text:p>
          </table:table-cell>
          <table:table-cell office:value-type="string" table:style-name="ce17">
            <text:p>FLO_50</text:p>
          </table:table-cell>
          <table:table-cell table:number-columns-repeated="16381"/>
        </table:table-row>
        <table:table-row table:style-name="ro1">
          <table:table-cell office:value-type="string" table:style-name="ce20">
            <text:p>INIAV:2PORTOS:52810:2005:flw</text:p>
          </table:table-cell>
          <table:table-cell office:value-type="date" office:date-value="2005-05-25T00:00:00" table:style-name="ce30">
            <text:p>2005-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2810:2006:flw</text:p>
          </table:table-cell>
          <table:table-cell office:value-type="date" office:date-value="2006-05-23T00:00:00" table:style-name="ce30">
            <text:p>2006-05-23</text:p>
          </table:table-cell>
          <table:table-cell office:value-type="string" table:style-name="ce17">
            <text:p>FLO_50</text:p>
          </table:table-cell>
          <table:table-cell table:number-columns-repeated="16381"/>
        </table:table-row>
        <table:table-row table:style-name="ro1">
          <table:table-cell office:value-type="string" table:style-name="ce20">
            <text:p>INIAV:2PORTOS:FB:1995:flw</text:p>
          </table:table-cell>
          <table:table-cell office:value-type="date" office:date-value="1995-05-11T00:00:00" table:style-name="ce30">
            <text:p>1995-05-11</text:p>
          </table:table-cell>
          <table:table-cell office:value-type="string" table:style-name="ce17">
            <text:p>FLO_50</text:p>
          </table:table-cell>
          <table:table-cell table:number-columns-repeated="16381"/>
        </table:table-row>
        <table:table-row table:style-name="ro1">
          <table:table-cell office:value-type="string" table:style-name="ce20">
            <text:p>INIAV:2PORTOS:FB:1996:flw</text:p>
          </table:table-cell>
          <table:table-cell office:value-type="date" office:date-value="1996-05-23T00:00:00" table:style-name="ce30">
            <text:p>1996-05-23</text:p>
          </table:table-cell>
          <table:table-cell office:value-type="string" table:style-name="ce17">
            <text:p>FLO_50</text:p>
          </table:table-cell>
          <table:table-cell table:number-columns-repeated="16381"/>
        </table:table-row>
        <table:table-row table:style-name="ro1">
          <table:table-cell office:value-type="string" table:style-name="ce20">
            <text:p>INIAV:2PORTOS:FB:1997:flw</text:p>
          </table:table-cell>
          <table:table-cell office:value-type="date" office:date-value="1997-04-26T00:00:00" table:style-name="ce30">
            <text:p>1997-04-26</text:p>
          </table:table-cell>
          <table:table-cell office:value-type="string" table:style-name="ce17">
            <text:p>FLO_50</text:p>
          </table:table-cell>
          <table:table-cell table:number-columns-repeated="16381"/>
        </table:table-row>
        <table:table-row table:style-name="ro1">
          <table:table-cell office:value-type="string" table:style-name="ce20">
            <text:p>INIAV:2PORTOS:FB:1998:flw</text:p>
          </table:table-cell>
          <table:table-cell office:value-type="date" office:date-value="1998-05-25T00:00:00" table:style-name="ce30">
            <text:p>1998-05-25</text:p>
          </table:table-cell>
          <table:table-cell office:value-type="string" table:style-name="ce17">
            <text:p>FLO_50</text:p>
          </table:table-cell>
          <table:table-cell table:number-columns-repeated="16381"/>
        </table:table-row>
        <table:table-row table:style-name="ro1">
          <table:table-cell office:value-type="string" table:style-name="ce20">
            <text:p>INIAV:2PORTOS:FB:1999:flw</text:p>
          </table:table-cell>
          <table:table-cell office:value-type="date" office:date-value="1999-05-28T00:00:00" table:style-name="ce30">
            <text:p>1999-05-28</text:p>
          </table:table-cell>
          <table:table-cell office:value-type="string" table:style-name="ce17">
            <text:p>FLO_50</text:p>
          </table:table-cell>
          <table:table-cell table:number-columns-repeated="16381"/>
        </table:table-row>
        <table:table-row table:style-name="ro1">
          <table:table-cell office:value-type="string" table:style-name="ce20">
            <text:p>INIAV:2PORTOS:FB:2000:flw</text:p>
          </table:table-cell>
          <table:table-cell office:value-type="date" office:date-value="2000-06-02T00:00:00" table:style-name="ce30">
            <text:p>2000-06-02</text:p>
          </table:table-cell>
          <table:table-cell office:value-type="string" table:style-name="ce17">
            <text:p>FLO_50</text:p>
          </table:table-cell>
          <table:table-cell table:number-columns-repeated="16381"/>
        </table:table-row>
        <table:table-row table:style-name="ro1">
          <table:table-cell office:value-type="string" table:style-name="ce20">
            <text:p>INIAV:2PORTOS:FB:2001:flw</text:p>
          </table:table-cell>
          <table:table-cell office:value-type="date" office:date-value="2001-05-21T00:00:00" table:style-name="ce30">
            <text:p>2001-05-21</text:p>
          </table:table-cell>
          <table:table-cell office:value-type="string" table:style-name="ce17">
            <text:p>FLO_50</text:p>
          </table:table-cell>
          <table:table-cell table:number-columns-repeated="16381"/>
        </table:table-row>
        <table:table-row table:style-name="ro1">
          <table:table-cell office:value-type="string" table:style-name="ce20">
            <text:p>INIAV:2PORTOS:FB:2002:flw</text:p>
          </table:table-cell>
          <table:table-cell office:value-type="date" office:date-value="2002-05-21T00:00:00" table:style-name="ce30">
            <text:p>2002-05-21</text:p>
          </table:table-cell>
          <table:table-cell office:value-type="string" table:style-name="ce17">
            <text:p>FLO_50</text:p>
          </table:table-cell>
          <table:table-cell table:number-columns-repeated="16381"/>
        </table:table-row>
        <table:table-row table:style-name="ro1">
          <table:table-cell office:value-type="string" table:style-name="ce20">
            <text:p>INIAV:2PORTOS:FB:2003:flw</text:p>
          </table:table-cell>
          <table:table-cell office:value-type="date" office:date-value="2003-05-23T00:00:00" table:style-name="ce30">
            <text:p>2003-05-23</text:p>
          </table:table-cell>
          <table:table-cell office:value-type="string" table:style-name="ce17">
            <text:p>FLO_50</text:p>
          </table:table-cell>
          <table:table-cell table:number-columns-repeated="16381"/>
        </table:table-row>
        <table:table-row table:style-name="ro1">
          <table:table-cell office:value-type="string" table:style-name="ce20">
            <text:p>INIAV:2PORTOS:FB:2004:flw</text:p>
          </table:table-cell>
          <table:table-cell office:value-type="date" office:date-value="2004-05-22T00:00:00" table:style-name="ce30">
            <text:p>2004-05-22</text:p>
          </table:table-cell>
          <table:table-cell office:value-type="string" table:style-name="ce17">
            <text:p>FLO_50</text:p>
          </table:table-cell>
          <table:table-cell table:number-columns-repeated="16381"/>
        </table:table-row>
        <table:table-row table:style-name="ro1">
          <table:table-cell office:value-type="string" table:style-name="ce20">
            <text:p>INIAV:2PORTOS:FB:2005:flw</text:p>
          </table:table-cell>
          <table:table-cell office:value-type="date" office:date-value="2005-05-25T00:00:00" table:style-name="ce30">
            <text:p>2005-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2112:1999:flw</text:p>
          </table:table-cell>
          <table:table-cell office:value-type="date" office:date-value="1999-05-26T00:00:00" table:style-name="ce30">
            <text:p>1999-05-26</text:p>
          </table:table-cell>
          <table:table-cell office:value-type="string" table:style-name="ce17">
            <text:p>FLO_50</text:p>
          </table:table-cell>
          <table:table-cell table:number-columns-repeated="16381"/>
        </table:table-row>
        <table:table-row table:style-name="ro1">
          <table:table-cell office:value-type="string" table:style-name="ce20">
            <text:p>INIAV:2PORTOS:52112:2000:flw</text:p>
          </table:table-cell>
          <table:table-cell office:value-type="date" office:date-value="2000-06-02T00:00:00" table:style-name="ce30">
            <text:p>2000-06-02</text:p>
          </table:table-cell>
          <table:table-cell office:value-type="string" table:style-name="ce17">
            <text:p>FLO_50</text:p>
          </table:table-cell>
          <table:table-cell table:number-columns-repeated="16381"/>
        </table:table-row>
        <table:table-row table:style-name="ro1">
          <table:table-cell office:value-type="string" table:style-name="ce20">
            <text:p>INIAV:2PORTOS:52112:2001:flw</text:p>
          </table:table-cell>
          <table:table-cell office:value-type="date" office:date-value="2001-05-24T00:00:00" table:style-name="ce30">
            <text:p>2001-05-24</text:p>
          </table:table-cell>
          <table:table-cell office:value-type="string" table:style-name="ce17">
            <text:p>FLO_50</text:p>
          </table:table-cell>
          <table:table-cell table:number-columns-repeated="16381"/>
        </table:table-row>
        <table:table-row table:style-name="ro1">
          <table:table-cell office:value-type="string" table:style-name="ce20">
            <text:p>INIAV:2PORTOS:52112:2002:flw</text:p>
          </table:table-cell>
          <table:table-cell office:value-type="date" office:date-value="2002-05-22T00:00:00" table:style-name="ce30">
            <text:p>2002-05-22</text:p>
          </table:table-cell>
          <table:table-cell office:value-type="string" table:style-name="ce17">
            <text:p>FLO_50</text:p>
          </table:table-cell>
          <table:table-cell table:number-columns-repeated="16381"/>
        </table:table-row>
        <table:table-row table:style-name="ro1">
          <table:table-cell office:value-type="string" table:style-name="ce20">
            <text:p>INIAV:2PORTOS:52112:2003:flw</text:p>
          </table:table-cell>
          <table:table-cell office:value-type="date" office:date-value="2003-05-23T00:00:00" table:style-name="ce30">
            <text:p>2003-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2112:2004:flw</text:p>
          </table:table-cell>
          <table:table-cell office:value-type="date" office:date-value="2004-05-24T00:00:00" table:style-name="ce30">
            <text:p>2004-05-24</text:p>
          </table:table-cell>
          <table:table-cell office:value-type="string" table:style-name="ce17">
            <text:p>FLO_50</text:p>
          </table:table-cell>
          <table:table-cell table:number-columns-repeated="16381"/>
        </table:table-row>
        <table:table-row table:style-name="ro1">
          <table:table-cell office:value-type="string" table:style-name="ce20">
            <text:p>INIAV:2PORTOS:52112:2005:flw</text:p>
          </table:table-cell>
          <table:table-cell office:value-type="date" office:date-value="2005-05-27T00:00:00" table:style-name="ce30">
            <text:p>2005-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2112:2006:flw</text:p>
          </table:table-cell>
          <table:table-cell office:value-type="date" office:date-value="2006-05-25T00:00:00" table:style-name="ce30">
            <text:p>2006-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2213:1995:flw</text:p>
          </table:table-cell>
          <table:table-cell office:value-type="date" office:date-value="1995-05-11T00:00:00" table:style-name="ce30">
            <text:p>1995-05-11</text:p>
          </table:table-cell>
          <table:table-cell office:value-type="string" table:style-name="ce17">
            <text:p>FLO_50</text:p>
          </table:table-cell>
          <table:table-cell table:number-columns-repeated="16381"/>
        </table:table-row>
        <table:table-row table:style-name="ro1">
          <table:table-cell office:value-type="string" table:style-name="ce20">
            <text:p>INIAV:2PORTOS:52213:1996:flw</text:p>
          </table:table-cell>
          <table:table-cell office:value-type="date" office:date-value="1996-05-27T00:00:00" table:style-name="ce30">
            <text:p>1996-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2213:1997:flw</text:p>
          </table:table-cell>
          <table:table-cell office:value-type="date" office:date-value="1997-04-26T00:00:00" table:style-name="ce30">
            <text:p>1997-04-26</text:p>
          </table:table-cell>
          <table:table-cell office:value-type="string" table:style-name="ce17">
            <text:p>FLO_50</text:p>
          </table:table-cell>
          <table:table-cell table:number-columns-repeated="16381"/>
        </table:table-row>
        <table:table-row table:style-name="ro1">
          <table:table-cell office:value-type="string" table:style-name="ce20">
            <text:p>INIAV:2PORTOS:52213:1998:flw</text:p>
          </table:table-cell>
          <table:table-cell office:value-type="date" office:date-value="1998-05-21T00:00:00" table:style-name="ce30">
            <text:p>1998-05-21</text:p>
          </table:table-cell>
          <table:table-cell office:value-type="string" table:style-name="ce17">
            <text:p>FLO_50</text:p>
          </table:table-cell>
          <table:table-cell table:number-columns-repeated="16381"/>
        </table:table-row>
        <table:table-row table:style-name="ro1">
          <table:table-cell office:value-type="string" table:style-name="ce20">
            <text:p>INIAV:2PORTOS:52213:1999:flw</text:p>
          </table:table-cell>
          <table:table-cell office:value-type="date" office:date-value="1999-05-26T00:00:00" table:style-name="ce30">
            <text:p>1999-05-26</text:p>
          </table:table-cell>
          <table:table-cell office:value-type="string" table:style-name="ce17">
            <text:p>FLO_50</text:p>
          </table:table-cell>
          <table:table-cell table:number-columns-repeated="16381"/>
        </table:table-row>
        <table:table-row table:style-name="ro1">
          <table:table-cell office:value-type="string" table:style-name="ce20">
            <text:p>INIAV:2PORTOS:52213:2000:flw</text:p>
          </table:table-cell>
          <table:table-cell office:value-type="date" office:date-value="2000-06-02T00:00:00" table:style-name="ce30">
            <text:p>2000-06-02</text:p>
          </table:table-cell>
          <table:table-cell office:value-type="string" table:style-name="ce17">
            <text:p>FLO_50</text:p>
          </table:table-cell>
          <table:table-cell table:number-columns-repeated="16381"/>
        </table:table-row>
        <table:table-row table:style-name="ro1">
          <table:table-cell office:value-type="string" table:style-name="ce20">
            <text:p>INIAV:2PORTOS:52213:2001:flw</text:p>
          </table:table-cell>
          <table:table-cell office:value-type="date" office:date-value="2001-05-24T00:00:00" table:style-name="ce30">
            <text:p>2001-05-24</text:p>
          </table:table-cell>
          <table:table-cell office:value-type="string" table:style-name="ce17">
            <text:p>FLO_50</text:p>
          </table:table-cell>
          <table:table-cell table:number-columns-repeated="16381"/>
        </table:table-row>
        <table:table-row table:style-name="ro1">
          <table:table-cell office:value-type="string" table:style-name="ce20">
            <text:p>INIAV:2PORTOS:52213:2002:flw</text:p>
          </table:table-cell>
          <table:table-cell office:value-type="date" office:date-value="2002-05-20T00:00:00" table:style-name="ce30">
            <text:p>2002-05-20</text:p>
          </table:table-cell>
          <table:table-cell office:value-type="string" table:style-name="ce17">
            <text:p>FLO_50</text:p>
          </table:table-cell>
          <table:table-cell table:number-columns-repeated="16381"/>
        </table:table-row>
        <table:table-row table:style-name="ro1">
          <table:table-cell office:value-type="string" table:style-name="ce20">
            <text:p>INIAV:2PORTOS:52213:2003:flw</text:p>
          </table:table-cell>
          <table:table-cell office:value-type="date" office:date-value="2003-05-26T00:00:00" table:style-name="ce30">
            <text:p>2003-05-26</text:p>
          </table:table-cell>
          <table:table-cell office:value-type="string" table:style-name="ce17">
            <text:p>FLO_50</text:p>
          </table:table-cell>
          <table:table-cell table:number-columns-repeated="16381"/>
        </table:table-row>
        <table:table-row table:style-name="ro1">
          <table:table-cell office:value-type="string" table:style-name="ce20">
            <text:p>INIAV:2PORTOS:52213:2004:flw</text:p>
          </table:table-cell>
          <table:table-cell office:value-type="date" office:date-value="2004-05-25T00:00:00" table:style-name="ce30">
            <text:p>2004-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2213:2005:flw</text:p>
          </table:table-cell>
          <table:table-cell office:value-type="date" office:date-value="2005-05-28T00:00:00" table:style-name="ce30">
            <text:p>2005-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2213:2006:flw</text:p>
          </table:table-cell>
          <table:table-cell office:value-type="date" office:date-value="2006-05-27T00:00:00" table:style-name="ce30">
            <text:p>2006-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2512:1995:flw</text:p>
          </table:table-cell>
          <table:table-cell office:value-type="date" office:date-value="1995-05-15T00:00:00" table:style-name="ce30">
            <text:p>1995-05-15</text:p>
          </table:table-cell>
          <table:table-cell office:value-type="string" table:style-name="ce17">
            <text:p>FLO_50</text:p>
          </table:table-cell>
          <table:table-cell table:number-columns-repeated="16381"/>
        </table:table-row>
        <table:table-row table:style-name="ro1">
          <table:table-cell office:value-type="string" table:style-name="ce20">
            <text:p>INIAV:2PORTOS:52512:1996:flw</text:p>
          </table:table-cell>
          <table:table-cell office:value-type="date" office:date-value="1996-05-27T00:00:00" table:style-name="ce30">
            <text:p>1996-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2512:1997:flw</text:p>
          </table:table-cell>
          <table:table-cell office:value-type="date" office:date-value="1997-04-29T00:00:00" table:style-name="ce30">
            <text:p>1997-04-29</text:p>
          </table:table-cell>
          <table:table-cell office:value-type="string" table:style-name="ce17">
            <text:p>FLO_50</text:p>
          </table:table-cell>
          <table:table-cell table:number-columns-repeated="16381"/>
        </table:table-row>
        <table:table-row table:style-name="ro1">
          <table:table-cell office:value-type="string" table:style-name="ce20">
            <text:p>INIAV:2PORTOS:52512:1998:flw</text:p>
          </table:table-cell>
          <table:table-cell office:value-type="date" office:date-value="1998-05-25T00:00:00" table:style-name="ce30">
            <text:p>1998-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2512:1999:flw</text:p>
          </table:table-cell>
          <table:table-cell office:value-type="date" office:date-value="1999-05-28T00:00:00" table:style-name="ce30">
            <text:p>1999-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2512:2000:flw</text:p>
          </table:table-cell>
          <table:table-cell office:value-type="date" office:date-value="2000-06-02T00:00:00" table:style-name="ce30">
            <text:p>2000-06-02</text:p>
          </table:table-cell>
          <table:table-cell office:value-type="string" table:style-name="ce17">
            <text:p>FLO_50</text:p>
          </table:table-cell>
          <table:table-cell table:number-columns-repeated="16381"/>
        </table:table-row>
        <table:table-row table:style-name="ro1">
          <table:table-cell office:value-type="string" table:style-name="ce20">
            <text:p>INIAV:2PORTOS:52512:2001:flw</text:p>
          </table:table-cell>
          <table:table-cell office:value-type="date" office:date-value="2001-05-24T00:00:00" table:style-name="ce30">
            <text:p>2001-05-24</text:p>
          </table:table-cell>
          <table:table-cell office:value-type="string" table:style-name="ce17">
            <text:p>FLO_50</text:p>
          </table:table-cell>
          <table:table-cell table:number-columns-repeated="16381"/>
        </table:table-row>
        <table:table-row table:style-name="ro1">
          <table:table-cell office:value-type="string" table:style-name="ce20">
            <text:p>INIAV:2PORTOS:52512:2002:flw</text:p>
          </table:table-cell>
          <table:table-cell office:value-type="date" office:date-value="2002-05-27T00:00:00" table:style-name="ce30">
            <text:p>2002-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2512:2003:flw</text:p>
          </table:table-cell>
          <table:table-cell office:value-type="date" office:date-value="2003-05-26T00:00:00" table:style-name="ce30">
            <text:p>2003-05-26</text:p>
          </table:table-cell>
          <table:table-cell office:value-type="string" table:style-name="ce17">
            <text:p>FLO_50</text:p>
          </table:table-cell>
          <table:table-cell table:number-columns-repeated="16381"/>
        </table:table-row>
        <table:table-row table:style-name="ro1">
          <table:table-cell office:value-type="string" table:style-name="ce20">
            <text:p>INIAV:2PORTOS:52512:2004:flw</text:p>
          </table:table-cell>
          <table:table-cell office:value-type="date" office:date-value="2004-05-28T00:00:00" table:style-name="ce30">
            <text:p>2004-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2512:2005:flw</text:p>
          </table:table-cell>
          <table:table-cell office:value-type="date" office:date-value="2005-06-01T00:00:00" table:style-name="ce30">
            <text:p>2005-06-01</text:p>
          </table:table-cell>
          <table:table-cell office:value-type="string" table:style-name="ce17">
            <text:p>FLO_50</text:p>
          </table:table-cell>
          <table:table-cell table:number-columns-repeated="16381"/>
        </table:table-row>
        <table:table-row table:style-name="ro1">
          <table:table-cell office:value-type="string" table:style-name="ce20">
            <text:p>INIAV:2PORTOS:52512:2006:flw</text:p>
          </table:table-cell>
          <table:table-cell office:value-type="date" office:date-value="2006-05-29T00:00:00" table:style-name="ce30">
            <text:p>2006-05-29</text:p>
          </table:table-cell>
          <table:table-cell office:value-type="string" table:style-name="ce17">
            <text:p>FLO_50</text:p>
          </table:table-cell>
          <table:table-cell table:number-columns-repeated="16381"/>
        </table:table-row>
        <table:table-row table:style-name="ro1">
          <table:table-cell office:value-type="string" table:style-name="ce20">
            <text:p>INIAV:2PORTOS:53115:1993:flw</text:p>
          </table:table-cell>
          <table:table-cell office:value-type="date" office:date-value="1993-06-15T00:00:00" table:style-name="ce30">
            <text:p>1993-06-15</text:p>
          </table:table-cell>
          <table:table-cell office:value-type="string" table:style-name="ce17">
            <text:p>FLO_50</text:p>
          </table:table-cell>
          <table:table-cell table:number-columns-repeated="16381"/>
        </table:table-row>
        <table:table-row table:style-name="ro1">
          <table:table-cell office:value-type="string" table:style-name="ce20">
            <text:p>INIAV:2PORTOS:53115:1994:flw</text:p>
          </table:table-cell>
          <table:table-cell office:value-type="date" office:date-value="1994-06-01T00:00:00" table:style-name="ce30">
            <text:p>1994-06-01</text:p>
          </table:table-cell>
          <table:table-cell office:value-type="string" table:style-name="ce17">
            <text:p>FLO_50</text:p>
          </table:table-cell>
          <table:table-cell table:number-columns-repeated="16381"/>
        </table:table-row>
        <table:table-row table:style-name="ro1">
          <table:table-cell office:value-type="string" table:style-name="ce20">
            <text:p>INIAV:2PORTOS:53115:1995:flw</text:p>
          </table:table-cell>
          <table:table-cell office:value-type="date" office:date-value="1995-05-18T00:00:00" table:style-name="ce30">
            <text:p>1995-05-18</text:p>
          </table:table-cell>
          <table:table-cell office:value-type="string" table:style-name="ce17">
            <text:p>FLO_50</text:p>
          </table:table-cell>
          <table:table-cell table:number-columns-repeated="16381"/>
        </table:table-row>
        <table:table-row table:style-name="ro1">
          <table:table-cell office:value-type="string" table:style-name="ce20">
            <text:p>INIAV:2PORTOS:53115:1996:flw</text:p>
          </table:table-cell>
          <table:table-cell office:value-type="date" office:date-value="1996-06-03T00:00:00" table:style-name="ce30">
            <text:p>1996-06-03</text:p>
          </table:table-cell>
          <table:table-cell office:value-type="string" table:style-name="ce17">
            <text:p>FLO_50</text:p>
          </table:table-cell>
          <table:table-cell table:number-columns-repeated="16381"/>
        </table:table-row>
        <table:table-row table:style-name="ro1">
          <table:table-cell office:value-type="string" table:style-name="ce20">
            <text:p>INIAV:2PORTOS:53115:1997:flw</text:p>
          </table:table-cell>
          <table:table-cell office:value-type="date" office:date-value="1997-05-06T00:00:00" table:style-name="ce30">
            <text:p>1997-05-06</text:p>
          </table:table-cell>
          <table:table-cell office:value-type="string" table:style-name="ce17">
            <text:p>FLO_50</text:p>
          </table:table-cell>
          <table:table-cell table:number-columns-repeated="16381"/>
        </table:table-row>
        <table:table-row table:style-name="ro1">
          <table:table-cell office:value-type="string" table:style-name="ce20">
            <text:p>INIAV:2PORTOS:53115:1998:flw</text:p>
          </table:table-cell>
          <table:table-cell office:value-type="date" office:date-value="1998-06-01T00:00:00" table:style-name="ce30">
            <text:p>1998-06-01</text:p>
          </table:table-cell>
          <table:table-cell office:value-type="string" table:style-name="ce17">
            <text:p>FLO_50</text:p>
          </table:table-cell>
          <table:table-cell table:number-columns-repeated="16381"/>
        </table:table-row>
        <table:table-row table:style-name="ro1">
          <table:table-cell office:value-type="string" table:style-name="ce20">
            <text:p>INIAV:2PORTOS:53115:1999:flw</text:p>
          </table:table-cell>
          <table:table-cell office:value-type="date" office:date-value="1999-06-02T00:00:00" table:style-name="ce30">
            <text:p>1999-06-02</text:p>
          </table:table-cell>
          <table:table-cell office:value-type="string" table:style-name="ce17">
            <text:p>FLO_50</text:p>
          </table:table-cell>
          <table:table-cell table:number-columns-repeated="16381"/>
        </table:table-row>
        <table:table-row table:style-name="ro1">
          <table:table-cell office:value-type="string" table:style-name="ce20">
            <text:p>INIAV:2PORTOS:53115:2000:flw</text:p>
          </table:table-cell>
          <table:table-cell office:value-type="date" office:date-value="2000-06-09T00:00:00" table:style-name="ce30">
            <text:p>2000-06-09</text:p>
          </table:table-cell>
          <table:table-cell office:value-type="string" table:style-name="ce17">
            <text:p>FLO_50</text:p>
          </table:table-cell>
          <table:table-cell table:number-columns-repeated="16381"/>
        </table:table-row>
        <table:table-row table:style-name="ro1">
          <table:table-cell office:value-type="string" table:style-name="ce20">
            <text:p>INIAV:2PORTOS:53115:2001:flw</text:p>
          </table:table-cell>
          <table:table-cell office:value-type="date" office:date-value="2001-06-01T00:00:00" table:style-name="ce30">
            <text:p>2001-06-01</text:p>
          </table:table-cell>
          <table:table-cell office:value-type="string" table:style-name="ce17">
            <text:p>FLO_50</text:p>
          </table:table-cell>
          <table:table-cell table:number-columns-repeated="16381"/>
        </table:table-row>
        <table:table-row table:style-name="ro1">
          <table:table-cell office:value-type="string" table:style-name="ce20">
            <text:p>INIAV:2PORTOS:53115:2002:flw</text:p>
          </table:table-cell>
          <table:table-cell office:value-type="date" office:date-value="2002-05-30T00:00:00" table:style-name="ce30">
            <text:p>2002-05-30</text:p>
          </table:table-cell>
          <table:table-cell office:value-type="string" table:style-name="ce17">
            <text:p>FLO_50</text:p>
          </table:table-cell>
          <table:table-cell table:number-columns-repeated="16381"/>
        </table:table-row>
        <table:table-row table:style-name="ro1">
          <table:table-cell office:value-type="string" table:style-name="ce20">
            <text:p>INIAV:2PORTOS:53115:2003:flw</text:p>
          </table:table-cell>
          <table:table-cell office:value-type="date" office:date-value="2003-05-31T00:00:00" table:style-name="ce30">
            <text:p>2003-05-31</text:p>
          </table:table-cell>
          <table:table-cell office:value-type="string" table:style-name="ce17">
            <text:p>FLO_50</text:p>
          </table:table-cell>
          <table:table-cell table:number-columns-repeated="16381"/>
        </table:table-row>
        <table:table-row table:style-name="ro1">
          <table:table-cell office:value-type="string" table:style-name="ce20">
            <text:p>INIAV:2PORTOS:RB:1995:flw</text:p>
          </table:table-cell>
          <table:table-cell office:value-type="date" office:date-value="1995-05-11T00:00:00" table:style-name="ce30">
            <text:p>1995-05-11</text:p>
          </table:table-cell>
          <table:table-cell office:value-type="string" table:style-name="ce17">
            <text:p>FLO_50</text:p>
          </table:table-cell>
          <table:table-cell table:number-columns-repeated="16381"/>
        </table:table-row>
        <table:table-row table:style-name="ro1">
          <table:table-cell office:value-type="string" table:style-name="ce20">
            <text:p>INIAV:2PORTOS:RB:1996:flw</text:p>
          </table:table-cell>
          <table:table-cell office:value-type="date" office:date-value="1996-05-27T00:00:00" table:style-name="ce30">
            <text:p>1996-05-27</text:p>
          </table:table-cell>
          <table:table-cell office:value-type="string" table:style-name="ce17">
            <text:p>FLO_50</text:p>
          </table:table-cell>
          <table:table-cell table:number-columns-repeated="16381"/>
        </table:table-row>
        <table:table-row table:style-name="ro1">
          <table:table-cell office:value-type="string" table:style-name="ce20">
            <text:p>INIAV:2PORTOS:RB:1997:flw</text:p>
          </table:table-cell>
          <table:table-cell office:value-type="date" office:date-value="1997-04-29T00:00:00" table:style-name="ce30">
            <text:p>1997-04-29</text:p>
          </table:table-cell>
          <table:table-cell office:value-type="string" table:style-name="ce17">
            <text:p>FLO_50</text:p>
          </table:table-cell>
          <table:table-cell table:number-columns-repeated="16381"/>
        </table:table-row>
        <table:table-row table:style-name="ro1">
          <table:table-cell office:value-type="string" table:style-name="ce20">
            <text:p>INIAV:2PORTOS:RB:1998:flw</text:p>
          </table:table-cell>
          <table:table-cell office:value-type="date" office:date-value="1998-05-25T00:00:00" table:style-name="ce30">
            <text:p>1998-05-25</text:p>
          </table:table-cell>
          <table:table-cell office:value-type="string" table:style-name="ce17">
            <text:p>FLO_50</text:p>
          </table:table-cell>
          <table:table-cell table:number-columns-repeated="16381"/>
        </table:table-row>
        <table:table-row table:style-name="ro1">
          <table:table-cell office:value-type="string" table:style-name="ce20">
            <text:p>INIAV:2PORTOS:RB:1999:flw</text:p>
          </table:table-cell>
          <table:table-cell office:value-type="date" office:date-value="1999-05-28T00:00:00" table:style-name="ce30">
            <text:p>1999-05-28</text:p>
          </table:table-cell>
          <table:table-cell office:value-type="string" table:style-name="ce17">
            <text:p>FLO_50</text:p>
          </table:table-cell>
          <table:table-cell table:number-columns-repeated="16381"/>
        </table:table-row>
        <table:table-row table:style-name="ro1">
          <table:table-cell office:value-type="string" table:style-name="ce20">
            <text:p>INIAV:2PORTOS:RB:2000:flw</text:p>
          </table:table-cell>
          <table:table-cell office:value-type="date" office:date-value="2000-06-02T00:00:00" table:style-name="ce30">
            <text:p>2000-06-02</text:p>
          </table:table-cell>
          <table:table-cell office:value-type="string" table:style-name="ce17">
            <text:p>FLO_50</text:p>
          </table:table-cell>
          <table:table-cell table:number-columns-repeated="16381"/>
        </table:table-row>
        <table:table-row table:style-name="ro1">
          <table:table-cell office:value-type="string" table:style-name="ce20">
            <text:p>INIAV:2PORTOS:RB:2001:flw</text:p>
          </table:table-cell>
          <table:table-cell office:value-type="date" office:date-value="2001-05-24T00:00:00" table:style-name="ce30">
            <text:p>2001-05-24</text:p>
          </table:table-cell>
          <table:table-cell office:value-type="string" table:style-name="ce17">
            <text:p>FLO_50</text:p>
          </table:table-cell>
          <table:table-cell table:number-columns-repeated="16381"/>
        </table:table-row>
        <table:table-row table:style-name="ro1">
          <table:table-cell office:value-type="string" table:style-name="ce20">
            <text:p>INIAV:2PORTOS:RB:2002:flw</text:p>
          </table:table-cell>
          <table:table-cell office:value-type="date" office:date-value="2002-05-24T00:00:00" table:style-name="ce30">
            <text:p>2002-05-24</text:p>
          </table:table-cell>
          <table:table-cell office:value-type="string" table:style-name="ce17">
            <text:p>FLO_50</text:p>
          </table:table-cell>
          <table:table-cell table:number-columns-repeated="16381"/>
        </table:table-row>
        <table:table-row table:style-name="ro1">
          <table:table-cell office:value-type="string" table:style-name="ce20">
            <text:p>INIAV:2PORTOS:RB:2003:flw</text:p>
          </table:table-cell>
          <table:table-cell office:value-type="date" office:date-value="2003-05-23T00:00:00" table:style-name="ce30">
            <text:p>2003-05-23</text:p>
          </table:table-cell>
          <table:table-cell office:value-type="string" table:style-name="ce17">
            <text:p>FLO_50</text:p>
          </table:table-cell>
          <table:table-cell table:number-columns-repeated="16381"/>
        </table:table-row>
        <table:table-row table:style-name="ro1">
          <table:table-cell office:value-type="string" table:style-name="ce20">
            <text:p>INIAV:2PORTOS:RB:2004:flw</text:p>
          </table:table-cell>
          <table:table-cell office:value-type="date" office:date-value="2004-05-25T00:00:00" table:style-name="ce30">
            <text:p>2004-05-25</text:p>
          </table:table-cell>
          <table:table-cell office:value-type="string" table:style-name="ce17">
            <text:p>FLO_50</text:p>
          </table:table-cell>
          <table:table-cell table:number-columns-repeated="16381"/>
        </table:table-row>
        <table:table-row table:style-name="ro1">
          <table:table-cell office:value-type="string" table:style-name="ce20">
            <text:p>INIAV:2PORTOS:RB:2005:flw</text:p>
          </table:table-cell>
          <table:table-cell office:value-type="date" office:date-value="2005-05-27T00:00:00" table:style-name="ce30">
            <text:p>2005-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2413:1990:flw</text:p>
          </table:table-cell>
          <table:table-cell office:value-type="date" office:date-value="1990-05-22T00:00:00" table:style-name="ce30">
            <text:p>1990-05-22</text:p>
          </table:table-cell>
          <table:table-cell office:value-type="string" table:style-name="ce17">
            <text:p>FLO_50</text:p>
          </table:table-cell>
          <table:table-cell table:number-columns-repeated="16381"/>
        </table:table-row>
        <table:table-row table:style-name="ro1">
          <table:table-cell office:value-type="string" table:style-name="ce20">
            <text:p>INIAV:2PORTOS:52413:1991:flw</text:p>
          </table:table-cell>
          <table:table-cell office:value-type="date" office:date-value="1991-05-30T00:00:00" table:style-name="ce30">
            <text:p>1991-05-30</text:p>
          </table:table-cell>
          <table:table-cell office:value-type="string" table:style-name="ce17">
            <text:p>FLO_50</text:p>
          </table:table-cell>
          <table:table-cell table:number-columns-repeated="16381"/>
        </table:table-row>
        <table:table-row table:style-name="ro1">
          <table:table-cell office:value-type="string" table:style-name="ce20">
            <text:p>INIAV:2PORTOS:52413:1992:flw</text:p>
          </table:table-cell>
          <table:table-cell office:value-type="date" office:date-value="1992-05-21T00:00:00" table:style-name="ce30">
            <text:p>1992-05-21</text:p>
          </table:table-cell>
          <table:table-cell office:value-type="string" table:style-name="ce17">
            <text:p>FLO_50</text:p>
          </table:table-cell>
          <table:table-cell table:number-columns-repeated="16381"/>
        </table:table-row>
        <table:table-row table:style-name="ro1">
          <table:table-cell office:value-type="string" table:style-name="ce20">
            <text:p>INIAV:2PORTOS:52413:1993:flw</text:p>
          </table:table-cell>
          <table:table-cell office:value-type="date" office:date-value="1993-06-11T00:00:00" table:style-name="ce30">
            <text:p>1993-06-11</text:p>
          </table:table-cell>
          <table:table-cell office:value-type="string" table:style-name="ce17">
            <text:p>FLO_50</text:p>
          </table:table-cell>
          <table:table-cell table:number-columns-repeated="16381"/>
        </table:table-row>
        <table:table-row table:style-name="ro1">
          <table:table-cell office:value-type="string" table:style-name="ce20">
            <text:p>INIAV:2PORTOS:52413:1994:flw</text:p>
          </table:table-cell>
          <table:table-cell office:value-type="date" office:date-value="1994-05-23T00:00:00" table:style-name="ce30">
            <text:p>1994-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2413:1995:flw</text:p>
          </table:table-cell>
          <table:table-cell office:value-type="date" office:date-value="1995-05-11T00:00:00" table:style-name="ce30">
            <text:p>1995-05-11</text:p>
          </table:table-cell>
          <table:table-cell office:value-type="string" table:style-name="ce17">
            <text:p>FLO_50</text:p>
          </table:table-cell>
          <table:table-cell table:number-columns-repeated="16381"/>
        </table:table-row>
        <table:table-row table:style-name="ro1">
          <table:table-cell office:value-type="string" table:style-name="ce20">
            <text:p>INIAV:2PORTOS:52413:1996:flw</text:p>
          </table:table-cell>
          <table:table-cell office:value-type="date" office:date-value="1996-05-27T00:00:00" table:style-name="ce30">
            <text:p>1996-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2413:1997:flw</text:p>
          </table:table-cell>
          <table:table-cell office:value-type="date" office:date-value="1997-04-29T00:00:00" table:style-name="ce30">
            <text:p>1997-04-29</text:p>
          </table:table-cell>
          <table:table-cell office:value-type="string" table:style-name="ce17">
            <text:p>FLO_50</text:p>
          </table:table-cell>
          <table:table-cell table:number-columns-repeated="16381"/>
        </table:table-row>
        <table:table-row table:style-name="ro1">
          <table:table-cell office:value-type="string" table:style-name="ce20">
            <text:p>INIAV:2PORTOS:52413:1998:flw</text:p>
          </table:table-cell>
          <table:table-cell office:value-type="date" office:date-value="1998-05-25T00:00:00" table:style-name="ce30">
            <text:p>1998-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2413:1999:flw</text:p>
          </table:table-cell>
          <table:table-cell office:value-type="date" office:date-value="1999-05-28T00:00:00" table:style-name="ce30">
            <text:p>1999-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2413:2000:flw</text:p>
          </table:table-cell>
          <table:table-cell office:value-type="date" office:date-value="2000-06-02T00:00:00" table:style-name="ce30">
            <text:p>2000-06-02</text:p>
          </table:table-cell>
          <table:table-cell office:value-type="string" table:style-name="ce17">
            <text:p>FLO_50</text:p>
          </table:table-cell>
          <table:table-cell table:number-columns-repeated="16381"/>
        </table:table-row>
        <table:table-row table:style-name="ro1">
          <table:table-cell office:value-type="string" table:style-name="ce20">
            <text:p>INIAV:2PORTOS:51914:1995:flw</text:p>
          </table:table-cell>
          <table:table-cell office:value-type="date" office:date-value="1995-05-15T00:00:00" table:style-name="ce30">
            <text:p>1995-05-15</text:p>
          </table:table-cell>
          <table:table-cell office:value-type="string" table:style-name="ce17">
            <text:p>FLO_50</text:p>
          </table:table-cell>
          <table:table-cell table:number-columns-repeated="16381"/>
        </table:table-row>
        <table:table-row table:style-name="ro1">
          <table:table-cell office:value-type="string" table:style-name="ce20">
            <text:p>INIAV:2PORTOS:51914:1996:flw</text:p>
          </table:table-cell>
          <table:table-cell office:value-type="date" office:date-value="1996-05-27T00:00:00" table:style-name="ce30">
            <text:p>1996-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1914:1997:flw</text:p>
          </table:table-cell>
          <table:table-cell office:value-type="date" office:date-value="1997-04-29T00:00:00" table:style-name="ce30">
            <text:p>1997-04-29</text:p>
          </table:table-cell>
          <table:table-cell office:value-type="string" table:style-name="ce17">
            <text:p>FLO_50</text:p>
          </table:table-cell>
          <table:table-cell table:number-columns-repeated="16381"/>
        </table:table-row>
        <table:table-row table:style-name="ro1">
          <table:table-cell office:value-type="string" table:style-name="ce20">
            <text:p>INIAV:2PORTOS:51914:1998:flw</text:p>
          </table:table-cell>
          <table:table-cell office:value-type="date" office:date-value="1998-05-25T00:00:00" table:style-name="ce30">
            <text:p>1998-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1914:1999:flw</text:p>
          </table:table-cell>
          <table:table-cell office:value-type="date" office:date-value="1999-05-28T00:00:00" table:style-name="ce30">
            <text:p>1999-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1914:2000:flw</text:p>
          </table:table-cell>
          <table:table-cell office:value-type="date" office:date-value="2000-06-02T00:00:00" table:style-name="ce30">
            <text:p>2000-06-02</text:p>
          </table:table-cell>
          <table:table-cell office:value-type="string" table:style-name="ce17">
            <text:p>FLO_50</text:p>
          </table:table-cell>
          <table:table-cell table:number-columns-repeated="16381"/>
        </table:table-row>
        <table:table-row table:style-name="ro1">
          <table:table-cell office:value-type="string" table:style-name="ce20">
            <text:p>INIAV:2PORTOS:51914:2001:flw</text:p>
          </table:table-cell>
          <table:table-cell office:value-type="date" office:date-value="2001-05-24T00:00:00" table:style-name="ce30">
            <text:p>2001-05-24</text:p>
          </table:table-cell>
          <table:table-cell office:value-type="string" table:style-name="ce17">
            <text:p>FLO_50</text:p>
          </table:table-cell>
          <table:table-cell table:number-columns-repeated="16381"/>
        </table:table-row>
        <table:table-row table:style-name="ro1">
          <table:table-cell office:value-type="string" table:style-name="ce20">
            <text:p>INIAV:2PORTOS:51914:2002:flw</text:p>
          </table:table-cell>
          <table:table-cell office:value-type="date" office:date-value="2002-05-27T00:00:00" table:style-name="ce30">
            <text:p>2002-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1914:2003:flw</text:p>
          </table:table-cell>
          <table:table-cell office:value-type="date" office:date-value="2003-05-23T00:00:00" table:style-name="ce30">
            <text:p>2003-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1914:2004:flw</text:p>
          </table:table-cell>
          <table:table-cell office:value-type="date" office:date-value="2004-05-28T00:00:00" table:style-name="ce30">
            <text:p>2004-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1914:2005:flw</text:p>
          </table:table-cell>
          <table:table-cell office:value-type="date" office:date-value="2005-05-28T00:00:00" table:style-name="ce30">
            <text:p>2005-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1914:2006:flw</text:p>
          </table:table-cell>
          <table:table-cell office:value-type="date" office:date-value="2006-05-25T00:00:00" table:style-name="ce30">
            <text:p>2006-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1512:2001:flw</text:p>
          </table:table-cell>
          <table:table-cell office:value-type="date" office:date-value="2001-05-24T00:00:00" table:style-name="ce30">
            <text:p>2001-05-24</text:p>
          </table:table-cell>
          <table:table-cell office:value-type="string" table:style-name="ce17">
            <text:p>FLO_50</text:p>
          </table:table-cell>
          <table:table-cell table:number-columns-repeated="16381"/>
        </table:table-row>
        <table:table-row table:style-name="ro1">
          <table:table-cell office:value-type="string" table:style-name="ce20">
            <text:p>INIAV:2PORTOS:51512:2002:flw</text:p>
          </table:table-cell>
          <table:table-cell office:value-type="date" office:date-value="2002-05-23T00:00:00" table:style-name="ce30">
            <text:p>2002-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1512:2003:flw</text:p>
          </table:table-cell>
          <table:table-cell office:value-type="date" office:date-value="2003-05-25T00:00:00" table:style-name="ce30">
            <text:p>2003-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1512:2004:flw</text:p>
          </table:table-cell>
          <table:table-cell office:value-type="date" office:date-value="2004-05-21T00:00:00" table:style-name="ce30">
            <text:p>2004-05-21</text:p>
          </table:table-cell>
          <table:table-cell office:value-type="string" table:style-name="ce17">
            <text:p>FLO_50</text:p>
          </table:table-cell>
          <table:table-cell table:number-columns-repeated="16381"/>
        </table:table-row>
        <table:table-row table:style-name="ro1">
          <table:table-cell office:value-type="string" table:style-name="ce20">
            <text:p>INIAV:2PORTOS:52715:1995:flw</text:p>
          </table:table-cell>
          <table:table-cell office:value-type="date" office:date-value="1995-05-08T00:00:00" table:style-name="ce30">
            <text:p>1995-05-08</text:p>
          </table:table-cell>
          <table:table-cell office:value-type="string" table:style-name="ce17">
            <text:p>FLO_50</text:p>
          </table:table-cell>
          <table:table-cell table:number-columns-repeated="16381"/>
        </table:table-row>
        <table:table-row table:style-name="ro1">
          <table:table-cell office:value-type="string" table:style-name="ce20">
            <text:p>INIAV:2PORTOS:52715:1996:flw</text:p>
          </table:table-cell>
          <table:table-cell office:value-type="date" office:date-value="1996-05-23T00:00:00" table:style-name="ce30">
            <text:p>1996-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2715:1997:flw</text:p>
          </table:table-cell>
          <table:table-cell office:value-type="date" office:date-value="1997-04-26T00:00:00" table:style-name="ce30">
            <text:p>1997-04-26</text:p>
          </table:table-cell>
          <table:table-cell office:value-type="string" table:style-name="ce17">
            <text:p>FLO_50</text:p>
          </table:table-cell>
          <table:table-cell table:number-columns-repeated="16381"/>
        </table:table-row>
        <table:table-row table:style-name="ro1">
          <table:table-cell office:value-type="string" table:style-name="ce20">
            <text:p>INIAV:2PORTOS:52715:1998:flw</text:p>
          </table:table-cell>
          <table:table-cell office:value-type="date" office:date-value="1998-05-21T00:00:00" table:style-name="ce30">
            <text:p>1998-05-21</text:p>
          </table:table-cell>
          <table:table-cell office:value-type="string" table:style-name="ce17">
            <text:p>FLO_50</text:p>
          </table:table-cell>
          <table:table-cell table:number-columns-repeated="16381"/>
        </table:table-row>
        <table:table-row table:style-name="ro1">
          <table:table-cell office:value-type="string" table:style-name="ce20">
            <text:p>INIAV:2PORTOS:52715:1999:flw</text:p>
          </table:table-cell>
          <table:table-cell office:value-type="date" office:date-value="1999-05-26T00:00:00" table:style-name="ce30">
            <text:p>1999-05-26</text:p>
          </table:table-cell>
          <table:table-cell office:value-type="string" table:style-name="ce17">
            <text:p>FLO_50</text:p>
          </table:table-cell>
          <table:table-cell table:number-columns-repeated="16381"/>
        </table:table-row>
        <table:table-row table:style-name="ro1">
          <table:table-cell office:value-type="string" table:style-name="ce20">
            <text:p>INIAV:2PORTOS:52715:2000:flw</text:p>
          </table:table-cell>
          <table:table-cell office:value-type="date" office:date-value="2000-05-29T00:00:00" table:style-name="ce30">
            <text:p>2000-05-29</text:p>
          </table:table-cell>
          <table:table-cell office:value-type="string" table:style-name="ce17">
            <text:p>FLO_50</text:p>
          </table:table-cell>
          <table:table-cell table:number-columns-repeated="16381"/>
        </table:table-row>
        <table:table-row table:style-name="ro1">
          <table:table-cell office:value-type="string" table:style-name="ce20">
            <text:p>INIAV:2PORTOS:52715:2001:flw</text:p>
          </table:table-cell>
          <table:table-cell office:value-type="date" office:date-value="2001-05-19T00:00:00" table:style-name="ce30">
            <text:p>2001-05-19</text:p>
          </table:table-cell>
          <table:table-cell office:value-type="string" table:style-name="ce17">
            <text:p>FLO_50</text:p>
          </table:table-cell>
          <table:table-cell table:number-columns-repeated="16381"/>
        </table:table-row>
        <table:table-row table:style-name="ro1">
          <table:table-cell office:value-type="string" table:style-name="ce20">
            <text:p>INIAV:2PORTOS:52715:2002:flw</text:p>
          </table:table-cell>
          <table:table-cell office:value-type="date" office:date-value="2002-05-19T00:00:00" table:style-name="ce30">
            <text:p>2002-05-19</text:p>
          </table:table-cell>
          <table:table-cell office:value-type="string" table:style-name="ce17">
            <text:p>FLO_50</text:p>
          </table:table-cell>
          <table:table-cell table:number-columns-repeated="16381"/>
        </table:table-row>
        <table:table-row table:style-name="ro1">
          <table:table-cell office:value-type="string" table:style-name="ce20">
            <text:p>INIAV:2PORTOS:52715:2003:flw</text:p>
          </table:table-cell>
          <table:table-cell office:value-type="date" office:date-value="2003-05-20T00:00:00" table:style-name="ce30">
            <text:p>2003-05-20</text:p>
          </table:table-cell>
          <table:table-cell office:value-type="string" table:style-name="ce17">
            <text:p>FLO_50</text:p>
          </table:table-cell>
          <table:table-cell table:number-columns-repeated="16381"/>
        </table:table-row>
        <table:table-row table:style-name="ro1">
          <table:table-cell office:value-type="string" table:style-name="ce20">
            <text:p>INIAV:2PORTOS:52715:2004:flw</text:p>
          </table:table-cell>
          <table:table-cell office:value-type="date" office:date-value="2004-05-18T00:00:00" table:style-name="ce30">
            <text:p>2004-05-18</text:p>
          </table:table-cell>
          <table:table-cell office:value-type="string" table:style-name="ce17">
            <text:p>FLO_50</text:p>
          </table:table-cell>
          <table:table-cell table:number-columns-repeated="16381"/>
        </table:table-row>
        <table:table-row table:style-name="ro1">
          <table:table-cell office:value-type="string" table:style-name="ce20">
            <text:p>INIAV:2PORTOS:52715:2005:flw</text:p>
          </table:table-cell>
          <table:table-cell office:value-type="date" office:date-value="2005-05-23T00:00:00" table:style-name="ce30">
            <text:p>2005-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2003:1995:mat</text:p>
          </table:table-cell>
          <table:table-cell office:value-type="date" office:date-value="1995-09-08T00:00:00" table:style-name="ce30">
            <text:p>1995-09-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3: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3:1997:mat</text:p>
          </table:table-cell>
          <table:table-cell office:value-type="date" office:date-value="1997-08-25T00:00:00" table:style-name="ce30">
            <text:p>1997-08-2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3:1998:mat</text:p>
          </table:table-cell>
          <table:table-cell office:value-type="date" office:date-value="1998-09-07T00:00:00" table:style-name="ce30">
            <text:p>1998-09-0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3:1999:mat</text:p>
          </table:table-cell>
          <table:table-cell office:value-type="date" office:date-value="1999-09-21T00:00:00" table:style-name="ce30">
            <text:p>1999-09-2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3:2000:mat</text:p>
          </table:table-cell>
          <table:table-cell office:value-type="date" office:date-value="2000-09-21T00:00:00" table:style-name="ce30">
            <text:p>2000-09-2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3:2001:mat</text:p>
          </table:table-cell>
          <table:table-cell office:value-type="date" office:date-value="2001-09-10T00:00:00" table:style-name="ce30">
            <text:p>2001-09-1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3:2002:mat</text:p>
          </table:table-cell>
          <table:table-cell office:value-type="date" office:date-value="2002-09-24T00:00:00" table:style-name="ce30">
            <text:p>2002-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3:2003:mat</text:p>
          </table:table-cell>
          <table:table-cell office:value-type="date" office:date-value="2003-08-29T00:00:00" table:style-name="ce30">
            <text:p>2003-08-2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3:2004:mat</text:p>
          </table:table-cell>
          <table:table-cell office:value-type="date" office:date-value="2004-08-24T00:00:00" table:style-name="ce30">
            <text:p>2004-08-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3:2005:mat</text:p>
          </table:table-cell>
          <table:table-cell office:value-type="date" office:date-value="2005-09-01T00:00:00" table:style-name="ce30">
            <text:p>2005-09-0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3:2006:mat</text:p>
          </table:table-cell>
          <table:table-cell office:value-type="date" office:date-value="2006-09-20T00:00:00" table:style-name="ce30">
            <text:p>2006-09-2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606:1990:mat</text:p>
          </table:table-cell>
          <table:table-cell office:value-type="date" office:date-value="1990-10-15T00:00:00" table:style-name="ce30">
            <text:p>1990-10-1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606:1991:mat</text:p>
          </table:table-cell>
          <table:table-cell office:value-type="date" office:date-value="1991-10-07T00:00:00" table:style-name="ce30">
            <text:p>1991-10-0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606:1992:mat</text:p>
          </table:table-cell>
          <table:table-cell office:value-type="date" office:date-value="1992-10-27T00:00:00" table:style-name="ce30">
            <text:p>1992-10-2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606:1993:mat</text:p>
          </table:table-cell>
          <table:table-cell office:value-type="date" office:date-value="1993-10-22T00:00:00" table:style-name="ce30">
            <text:p>1993-10-2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606:1994:mat</text:p>
          </table:table-cell>
          <table:table-cell office:value-type="date" office:date-value="1994-10-14T00:00:00" table:style-name="ce30">
            <text:p>1994-10-1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606:1995:mat</text:p>
          </table:table-cell>
          <table:table-cell office:value-type="date" office:date-value="1995-09-29T00:00:00" table:style-name="ce30">
            <text:p>1995-09-2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606: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606:1997:mat</text:p>
          </table:table-cell>
          <table:table-cell office:value-type="date" office:date-value="1997-10-06T00:00:00" table:style-name="ce30">
            <text:p>1997-10-0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606:1998:mat</text:p>
          </table:table-cell>
          <table:table-cell office:value-type="date" office:date-value="1998-10-05T00:00:00" table:style-name="ce30">
            <text:p>1998-10-0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606:1999:mat</text:p>
          </table:table-cell>
          <table:table-cell office:value-type="date" office:date-value="1999-10-19T00:00:00" table:style-name="ce30">
            <text:p>1999-10-1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606:2000:mat</text:p>
          </table:table-cell>
          <table:table-cell office:value-type="date" office:date-value="2000-10-19T00:00:00" table:style-name="ce30">
            <text:p>2000-10-1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03:1995:mat</text:p>
          </table:table-cell>
          <table:table-cell office:value-type="date" office:date-value="1995-09-08T00:00:00" table:style-name="ce30">
            <text:p>1995-09-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03: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03:1997:mat</text:p>
          </table:table-cell>
          <table:table-cell office:value-type="date" office:date-value="1997-09-08T00:00:00" table:style-name="ce30">
            <text:p>1997-09-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03:1998:mat</text:p>
          </table:table-cell>
          <table:table-cell office:value-type="date" office:date-value="1998-09-28T00:00:00" table:style-name="ce30">
            <text:p>1998-09-2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03:1999:mat</text:p>
          </table:table-cell>
          <table:table-cell office:value-type="date" office:date-value="1999-09-28T00:00:00" table:style-name="ce30">
            <text:p>1999-09-2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03:2000:mat</text:p>
          </table:table-cell>
          <table:table-cell office:value-type="date" office:date-value="2000-09-28T00:00:00" table:style-name="ce30">
            <text:p>2000-09-2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03:2001:mat</text:p>
          </table:table-cell>
          <table:table-cell office:value-type="date" office:date-value="2001-09-24T00:00:00" table:style-name="ce30">
            <text:p>2001-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03:2002:mat</text:p>
          </table:table-cell>
          <table:table-cell office:value-type="date" office:date-value="2002-10-01T00:00:00" table:style-name="ce30">
            <text:p>2002-10-0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03:2003:mat</text:p>
          </table:table-cell>
          <table:table-cell office:value-type="date" office:date-value="2003-08-29T00:00:00" table:style-name="ce30">
            <text:p>2003-08-2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03:2004:mat</text:p>
          </table:table-cell>
          <table:table-cell office:value-type="date" office:date-value="2004-08-31T00:00:00" table:style-name="ce30">
            <text:p>2004-08-3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03:2005:mat</text:p>
          </table:table-cell>
          <table:table-cell office:value-type="date" office:date-value="2005-09-08T00:00:00" table:style-name="ce30">
            <text:p>2005-09-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03:2006:mat</text:p>
          </table:table-cell>
          <table:table-cell office:value-type="date" office:date-value="2006-09-06T00:00:00" table:style-name="ce30">
            <text:p>2006-09-0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04:1990:mat</text:p>
          </table:table-cell>
          <table:table-cell office:value-type="date" office:date-value="1990-09-24T00:00:00" table:style-name="ce30">
            <text:p>1990-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04:1991:mat</text:p>
          </table:table-cell>
          <table:table-cell office:value-type="date" office:date-value="1991-09-23T00:00:00" table:style-name="ce30">
            <text:p>1991-09-23</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04:1992:mat</text:p>
          </table:table-cell>
          <table:table-cell office:value-type="date" office:date-value="1992-10-06T00:00:00" table:style-name="ce30">
            <text:p>1992-10-0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04:1993:mat</text:p>
          </table:table-cell>
          <table:table-cell office:value-type="date" office:date-value="1993-10-01T00:00:00" table:style-name="ce30">
            <text:p>1993-10-0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04:1994:mat</text:p>
          </table:table-cell>
          <table:table-cell office:value-type="date" office:date-value="1994-09-23T00:00:00" table:style-name="ce30">
            <text:p>1994-09-23</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04:1995:mat</text:p>
          </table:table-cell>
          <table:table-cell office:value-type="date" office:date-value="1995-09-08T00:00:00" table:style-name="ce30">
            <text:p>1995-09-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04: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04:1997:mat</text:p>
          </table:table-cell>
          <table:table-cell office:value-type="date" office:date-value="1997-09-08T00:00:00" table:style-name="ce30">
            <text:p>1997-09-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04:1998:mat</text:p>
          </table:table-cell>
          <table:table-cell office:value-type="date" office:date-value="1998-09-21T00:00:00" table:style-name="ce30">
            <text:p>1998-09-2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04:1999:mat</text:p>
          </table:table-cell>
          <table:table-cell office:value-type="date" office:date-value="1999-09-28T00:00:00" table:style-name="ce30">
            <text:p>1999-09-2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04:2000:mat</text:p>
          </table:table-cell>
          <table:table-cell office:value-type="date" office:date-value="2000-09-21T00:00:00" table:style-name="ce30">
            <text:p>2000-09-2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04:2001:mat</text:p>
          </table:table-cell>
          <table:table-cell office:value-type="date" office:date-value="2001-09-17T00:00:00" table:style-name="ce30">
            <text:p>2001-09-1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04:2002:mat</text:p>
          </table:table-cell>
          <table:table-cell office:value-type="date" office:date-value="2002-09-24T00:00:00" table:style-name="ce30">
            <text:p>2002-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04:2003:mat</text:p>
          </table:table-cell>
          <table:table-cell office:value-type="date" office:date-value="2003-09-12T00:00:00" table:style-name="ce30">
            <text:p>2003-09-1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04:2004:mat</text:p>
          </table:table-cell>
          <table:table-cell office:value-type="date" office:date-value="2004-09-07T00:00:00" table:style-name="ce30">
            <text:p>2004-09-0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04:2005:mat</text:p>
          </table:table-cell>
          <table:table-cell office:value-type="date" office:date-value="2005-09-08T00:00:00" table:style-name="ce30">
            <text:p>2005-09-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04:2006:mat</text:p>
          </table:table-cell>
          <table:table-cell office:value-type="date" office:date-value="2006-09-13T00:00:00" table:style-name="ce30">
            <text:p>2006-09-13</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3:1992:mat</text:p>
          </table:table-cell>
          <table:table-cell office:value-type="date" office:date-value="1992-10-06T00:00:00" table:style-name="ce30">
            <text:p>1992-10-0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3:1993:mat</text:p>
          </table:table-cell>
          <table:table-cell office:value-type="date" office:date-value="1993-10-01T00:00:00" table:style-name="ce30">
            <text:p>1993-10-0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3:1994:mat</text:p>
          </table:table-cell>
          <table:table-cell office:value-type="date" office:date-value="1994-09-23T00:00:00" table:style-name="ce30">
            <text:p>1994-09-23</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3:1995:mat</text:p>
          </table:table-cell>
          <table:table-cell office:value-type="date" office:date-value="1995-09-01T00:00:00" table:style-name="ce30">
            <text:p>1995-09-0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3: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3:1997:mat</text:p>
          </table:table-cell>
          <table:table-cell office:value-type="date" office:date-value="1997-09-08T00:00:00" table:style-name="ce30">
            <text:p>1997-09-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3:1998:mat</text:p>
          </table:table-cell>
          <table:table-cell office:value-type="date" office:date-value="1998-09-14T00:00:00" table:style-name="ce30">
            <text:p>1998-09-1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3:1999:mat</text:p>
          </table:table-cell>
          <table:table-cell office:value-type="date" office:date-value="1999-10-05T00:00:00" table:style-name="ce30">
            <text:p>1999-10-0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3:2000:mat</text:p>
          </table:table-cell>
          <table:table-cell office:value-type="date" office:date-value="2000-09-21T00:00:00" table:style-name="ce30">
            <text:p>2000-09-2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3:2001:mat</text:p>
          </table:table-cell>
          <table:table-cell office:value-type="date" office:date-value="2001-10-01T00:00:00" table:style-name="ce30">
            <text:p>2001-10-0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3:2002:mat</text:p>
          </table:table-cell>
          <table:table-cell office:value-type="date" office:date-value="2002-09-24T00:00:00" table:style-name="ce30">
            <text:p>2002-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3:2003:mat</text:p>
          </table:table-cell>
          <table:table-cell office:value-type="date" office:date-value="2003-09-05T00:00:00" table:style-name="ce30">
            <text:p>2003-09-0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106:1995:mat</text:p>
          </table:table-cell>
          <table:table-cell office:value-type="date" office:date-value="1995-09-08T00:00:00" table:style-name="ce30">
            <text:p>1995-09-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106:1996:mat</text:p>
          </table:table-cell>
          <table:table-cell office:value-type="string" table:style-name="ce5">
            <text:p>-</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106:1997:mat</text:p>
          </table:table-cell>
          <table:table-cell office:value-type="date" office:date-value="1997-09-08T00:00:00" table:style-name="ce30">
            <text:p>1997-09-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106:1998:mat</text:p>
          </table:table-cell>
          <table:table-cell office:value-type="date" office:date-value="1998-09-14T00:00:00" table:style-name="ce30">
            <text:p>1998-09-1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106:1999:mat</text:p>
          </table:table-cell>
          <table:table-cell office:value-type="date" office:date-value="1999-09-28T00:00:00" table:style-name="ce30">
            <text:p>1999-09-2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106:2000:mat</text:p>
          </table:table-cell>
          <table:table-cell office:value-type="date" office:date-value="2000-09-28T00:00:00" table:style-name="ce30">
            <text:p>2000-09-2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106:2001:mat</text:p>
          </table:table-cell>
          <table:table-cell office:value-type="date" office:date-value="2001-09-24T00:00:00" table:style-name="ce30">
            <text:p>2001-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106:2002:mat</text:p>
          </table:table-cell>
          <table:table-cell office:value-type="date" office:date-value="2002-09-24T00:00:00" table:style-name="ce30">
            <text:p>2002-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106:2003:mat</text:p>
          </table:table-cell>
          <table:table-cell office:value-type="date" office:date-value="2003-09-12T00:00:00" table:style-name="ce30">
            <text:p>2003-09-1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106:2004:mat</text:p>
          </table:table-cell>
          <table:table-cell office:value-type="date" office:date-value="2004-09-07T00:00:00" table:style-name="ce30">
            <text:p>2004-09-0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106:2005:mat</text:p>
          </table:table-cell>
          <table:table-cell office:value-type="date" office:date-value="2005-09-08T00:00:00" table:style-name="ce30">
            <text:p>2005-09-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905:1995:mat</text:p>
          </table:table-cell>
          <table:table-cell office:value-type="date" office:date-value="1995-09-15T00:00:00" table:style-name="ce30">
            <text:p>1995-09-1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905: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905:1997:mat</text:p>
          </table:table-cell>
          <table:table-cell office:value-type="date" office:date-value="1997-09-15T00:00:00" table:style-name="ce30">
            <text:p>1997-09-1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905:1998:mat</text:p>
          </table:table-cell>
          <table:table-cell office:value-type="date" office:date-value="1998-09-28T00:00:00" table:style-name="ce30">
            <text:p>1998-09-2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905:1999:mat</text:p>
          </table:table-cell>
          <table:table-cell office:value-type="date" office:date-value="1999-09-28T00:00:00" table:style-name="ce30">
            <text:p>1999-09-2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905:2000:mat</text:p>
          </table:table-cell>
          <table:table-cell office:value-type="date" office:date-value="2000-10-05T00:00:00" table:style-name="ce30">
            <text:p>2000-10-0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905:2001:mat</text:p>
          </table:table-cell>
          <table:table-cell office:value-type="date" office:date-value="2001-09-24T00:00:00" table:style-name="ce30">
            <text:p>2001-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905:2002:mat</text:p>
          </table:table-cell>
          <table:table-cell office:value-type="date" office:date-value="2002-09-24T00:00:00" table:style-name="ce30">
            <text:p>2002-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905:2003:mat</text:p>
          </table:table-cell>
          <table:table-cell office:value-type="date" office:date-value="2003-09-19T00:00:00" table:style-name="ce30">
            <text:p>2003-09-1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905:2004:mat</text:p>
          </table:table-cell>
          <table:table-cell office:value-type="date" office:date-value="2004-09-07T00:00:00" table:style-name="ce30">
            <text:p>2004-09-0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905:2005:mat</text:p>
          </table:table-cell>
          <table:table-cell office:value-type="date" office:date-value="2005-09-01T00:00:00" table:style-name="ce30">
            <text:p>2005-09-0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R:1994:mat</text:p>
          </table:table-cell>
          <table:table-cell office:value-type="date" office:date-value="1994-09-23T00:00:00" table:style-name="ce30">
            <text:p>1994-09-23</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R:1995:mat</text:p>
          </table:table-cell>
          <table:table-cell office:value-type="date" office:date-value="1995-09-15T00:00:00" table:style-name="ce30">
            <text:p>1995-09-1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R: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R:1997:mat</text:p>
          </table:table-cell>
          <table:table-cell office:value-type="date" office:date-value="1997-09-08T00:00:00" table:style-name="ce30">
            <text:p>1997-09-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R:1998:mat</text:p>
          </table:table-cell>
          <table:table-cell office:value-type="date" office:date-value="1998-09-07T00:00:00" table:style-name="ce30">
            <text:p>1998-09-0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R:1999:mat</text:p>
          </table:table-cell>
          <table:table-cell office:value-type="date" office:date-value="1999-09-28T00:00:00" table:style-name="ce30">
            <text:p>1999-09-2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R:2000:mat</text:p>
          </table:table-cell>
          <table:table-cell office:value-type="date" office:date-value="2000-10-05T00:00:00" table:style-name="ce30">
            <text:p>2000-10-0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R:2001:mat</text:p>
          </table:table-cell>
          <table:table-cell office:value-type="date" office:date-value="2001-09-24T00:00:00" table:style-name="ce30">
            <text:p>2001-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R:2002:mat</text:p>
          </table:table-cell>
          <table:table-cell office:value-type="date" office:date-value="2002-09-24T00:00:00" table:style-name="ce30">
            <text:p>2002-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R:2003:mat</text:p>
          </table:table-cell>
          <table:table-cell office:value-type="date" office:date-value="2003-09-05T00:00:00" table:style-name="ce30">
            <text:p>2003-09-0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R:2004:mat</text:p>
          </table:table-cell>
          <table:table-cell office:value-type="date" office:date-value="2004-09-07T00:00:00" table:style-name="ce30">
            <text:p>2004-09-0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R:2005:mat</text:p>
          </table:table-cell>
          <table:table-cell office:value-type="date" office:date-value="2005-09-01T00:00:00" table:style-name="ce30">
            <text:p>2005-09-0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R:2006:mat</text:p>
          </table:table-cell>
          <table:table-cell office:value-type="date" office:date-value="2006-09-06T00:00:00" table:style-name="ce30">
            <text:p>2006-09-0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TT:2001:mat</text:p>
          </table:table-cell>
          <table:table-cell office:value-type="date" office:date-value="2001-10-15T00:00:00" table:style-name="ce30">
            <text:p>2001-10-1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TT:2002:mat</text:p>
          </table:table-cell>
          <table:table-cell office:value-type="date" office:date-value="2002-10-15T00:00:00" table:style-name="ce30">
            <text:p>2002-10-1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TT:2003:mat</text:p>
          </table:table-cell>
          <table:table-cell office:value-type="date" office:date-value="2003-10-03T00:00:00" table:style-name="ce30">
            <text:p>2003-10-03</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TT:2004:mat</text:p>
          </table:table-cell>
          <table:table-cell office:value-type="date" office:date-value="2004-09-21T00:00:00" table:style-name="ce30">
            <text:p>2004-09-2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TT:2005:mat</text:p>
          </table:table-cell>
          <table:table-cell office:value-type="date" office:date-value="2005-09-22T00:00:00" table:style-name="ce30">
            <text:p>2005-09-2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TT:2006:mat</text:p>
          </table:table-cell>
          <table:table-cell office:value-type="date" office:date-value="2006-09-20T00:00:00" table:style-name="ce30">
            <text:p>2006-09-2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307:1995:mat</text:p>
          </table:table-cell>
          <table:table-cell office:value-type="date" office:date-value="1995-09-22T00:00:00" table:style-name="ce30">
            <text:p>1995-09-2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307: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307:1997:mat</text:p>
          </table:table-cell>
          <table:table-cell office:value-type="date" office:date-value="1997-09-15T00:00:00" table:style-name="ce30">
            <text:p>1997-09-1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307:1998:mat</text:p>
          </table:table-cell>
          <table:table-cell office:value-type="date" office:date-value="1998-09-21T00:00:00" table:style-name="ce30">
            <text:p>1998-09-2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307:1999:mat</text:p>
          </table:table-cell>
          <table:table-cell office:value-type="date" office:date-value="1999-09-28T00:00:00" table:style-name="ce30">
            <text:p>1999-09-2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307:2000:mat</text:p>
          </table:table-cell>
          <table:table-cell office:value-type="date" office:date-value="2000-10-05T00:00:00" table:style-name="ce30">
            <text:p>2000-10-0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307:2001:mat</text:p>
          </table:table-cell>
          <table:table-cell office:value-type="date" office:date-value="2001-10-01T00:00:00" table:style-name="ce30">
            <text:p>2001-10-0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307:2002:mat</text:p>
          </table:table-cell>
          <table:table-cell office:value-type="date" office:date-value="2002-10-01T00:00:00" table:style-name="ce30">
            <text:p>2002-10-0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307:2003:mat</text:p>
          </table:table-cell>
          <table:table-cell office:value-type="date" office:date-value="2003-09-12T00:00:00" table:style-name="ce30">
            <text:p>2003-09-1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307:2004:mat</text:p>
          </table:table-cell>
          <table:table-cell office:value-type="date" office:date-value="2004-09-07T00:00:00" table:style-name="ce30">
            <text:p>2004-09-0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307:2005:mat</text:p>
          </table:table-cell>
          <table:table-cell office:value-type="date" office:date-value="2005-09-01T00:00:00" table:style-name="ce30">
            <text:p>2005-09-0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307:2006:mat</text:p>
          </table:table-cell>
          <table:table-cell office:value-type="date" office:date-value="2006-09-13T00:00:00" table:style-name="ce30">
            <text:p>2006-09-13</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5:1995:mat</text:p>
          </table:table-cell>
          <table:table-cell office:value-type="date" office:date-value="1995-09-22T00:00:00" table:style-name="ce30">
            <text:p>1995-09-2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5: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5:1997:mat</text:p>
          </table:table-cell>
          <table:table-cell office:value-type="date" office:date-value="1997-09-15T00:00:00" table:style-name="ce30">
            <text:p>1997-09-1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5:1998:mat</text:p>
          </table:table-cell>
          <table:table-cell office:value-type="date" office:date-value="1998-09-14T00:00:00" table:style-name="ce30">
            <text:p>1998-09-1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5:1999:mat</text:p>
          </table:table-cell>
          <table:table-cell office:value-type="date" office:date-value="1999-09-28T00:00:00" table:style-name="ce30">
            <text:p>1999-09-2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5:2000:mat</text:p>
          </table:table-cell>
          <table:table-cell office:value-type="date" office:date-value="2000-10-12T00:00:00" table:style-name="ce30">
            <text:p>2000-10-1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5:2001:mat</text:p>
          </table:table-cell>
          <table:table-cell office:value-type="date" office:date-value="2001-10-08T00:00:00" table:style-name="ce30">
            <text:p>2001-10-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5:2002:mat</text:p>
          </table:table-cell>
          <table:table-cell office:value-type="date" office:date-value="2002-10-08T00:00:00" table:style-name="ce30">
            <text:p>2002-10-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5:2003:mat</text:p>
          </table:table-cell>
          <table:table-cell office:value-type="date" office:date-value="2003-09-19T00:00:00" table:style-name="ce30">
            <text:p>2003-09-1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5:2004:mat</text:p>
          </table:table-cell>
          <table:table-cell office:value-type="date" office:date-value="2004-09-14T00:00:00" table:style-name="ce30">
            <text:p>2004-09-1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5:2005:mat</text:p>
          </table:table-cell>
          <table:table-cell office:value-type="date" office:date-value="2005-09-15T00:00:00" table:style-name="ce30">
            <text:p>2005-09-1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5:2006:mat</text:p>
          </table:table-cell>
          <table:table-cell office:value-type="date" office:date-value="2006-09-13T00:00:00" table:style-name="ce30">
            <text:p>2006-09-13</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6:1990:mat</text:p>
          </table:table-cell>
          <table:table-cell office:value-type="date" office:date-value="1990-09-24T00:00:00" table:style-name="ce30">
            <text:p>1990-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6:1991:mat</text:p>
          </table:table-cell>
          <table:table-cell office:value-type="date" office:date-value="1991-09-23T00:00:00" table:style-name="ce30">
            <text:p>1991-09-23</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6:1992:mat</text:p>
          </table:table-cell>
          <table:table-cell office:value-type="date" office:date-value="1992-10-20T00:00:00" table:style-name="ce30">
            <text:p>1992-10-2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6:1993:mat</text:p>
          </table:table-cell>
          <table:table-cell office:value-type="date" office:date-value="1993-10-08T00:00:00" table:style-name="ce30">
            <text:p>1993-10-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6:1994:mat</text:p>
          </table:table-cell>
          <table:table-cell office:value-type="date" office:date-value="1994-10-07T00:00:00" table:style-name="ce30">
            <text:p>1994-10-0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6:1995:mat</text:p>
          </table:table-cell>
          <table:table-cell office:value-type="date" office:date-value="1995-09-15T00:00:00" table:style-name="ce30">
            <text:p>1995-09-1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6: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6:1997:mat</text:p>
          </table:table-cell>
          <table:table-cell office:value-type="date" office:date-value="1997-09-15T00:00:00" table:style-name="ce30">
            <text:p>1997-09-1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6:1998:mat</text:p>
          </table:table-cell>
          <table:table-cell office:value-type="date" office:date-value="1998-09-21T00:00:00" table:style-name="ce30">
            <text:p>1998-09-2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6:1999:mat</text:p>
          </table:table-cell>
          <table:table-cell office:value-type="date" office:date-value="1999-10-05T00:00:00" table:style-name="ce30">
            <text:p>1999-10-0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6:2000:mat</text:p>
          </table:table-cell>
          <table:table-cell office:value-type="date" office:date-value="2000-10-05T00:00:00" table:style-name="ce30">
            <text:p>2000-10-0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006:1990:mat</text:p>
          </table:table-cell>
          <table:table-cell office:value-type="date" office:date-value="1990-09-24T00:00:00" table:style-name="ce30">
            <text:p>1990-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006:1991:mat</text:p>
          </table:table-cell>
          <table:table-cell office:value-type="date" office:date-value="1991-10-07T00:00:00" table:style-name="ce30">
            <text:p>1991-10-0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006:1992:mat</text:p>
          </table:table-cell>
          <table:table-cell office:value-type="date" office:date-value="1992-09-29T00:00:00" table:style-name="ce30">
            <text:p>1992-09-2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006:1993:mat</text:p>
          </table:table-cell>
          <table:table-cell office:value-type="date" office:date-value="1993-10-15T00:00:00" table:style-name="ce30">
            <text:p>1993-10-1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006:1994:mat</text:p>
          </table:table-cell>
          <table:table-cell office:value-type="date" office:date-value="1994-10-14T00:00:00" table:style-name="ce30">
            <text:p>1994-10-1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006:1995:mat</text:p>
          </table:table-cell>
          <table:table-cell office:value-type="date" office:date-value="1995-09-15T00:00:00" table:style-name="ce30">
            <text:p>1995-09-1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006: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006:1997:mat</text:p>
          </table:table-cell>
          <table:table-cell office:value-type="date" office:date-value="1997-09-15T00:00:00" table:style-name="ce30">
            <text:p>1997-09-1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006:1998:mat</text:p>
          </table:table-cell>
          <table:table-cell office:value-type="date" office:date-value="1998-09-14T00:00:00" table:style-name="ce30">
            <text:p>1998-09-1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006:1999:mat</text:p>
          </table:table-cell>
          <table:table-cell office:value-type="date" office:date-value="1999-10-12T00:00:00" table:style-name="ce30">
            <text:p>1999-10-1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006:2000:mat</text:p>
          </table:table-cell>
          <table:table-cell office:value-type="date" office:date-value="2000-09-28T00:00:00" table:style-name="ce30">
            <text:p>2000-09-2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02:1995:mat</text:p>
          </table:table-cell>
          <table:table-cell office:value-type="date" office:date-value="1995-09-22T00:00:00" table:style-name="ce30">
            <text:p>1995-09-2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02: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02:1997:mat</text:p>
          </table:table-cell>
          <table:table-cell office:value-type="date" office:date-value="1997-09-15T00:00:00" table:style-name="ce30">
            <text:p>1997-09-1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02:1998:mat</text:p>
          </table:table-cell>
          <table:table-cell office:value-type="date" office:date-value="1998-09-21T00:00:00" table:style-name="ce30">
            <text:p>1998-09-2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02:1999:mat</text:p>
          </table:table-cell>
          <table:table-cell office:value-type="date" office:date-value="1999-10-05T00:00:00" table:style-name="ce30">
            <text:p>1999-10-0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02:2000:mat</text:p>
          </table:table-cell>
          <table:table-cell office:value-type="date" office:date-value="2000-10-05T00:00:00" table:style-name="ce30">
            <text:p>2000-10-0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02:2001:mat</text:p>
          </table:table-cell>
          <table:table-cell office:value-type="date" office:date-value="2001-10-01T00:00:00" table:style-name="ce30">
            <text:p>2001-10-0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02:2002:mat</text:p>
          </table:table-cell>
          <table:table-cell office:value-type="date" office:date-value="2002-10-01T00:00:00" table:style-name="ce30">
            <text:p>2002-10-0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02:2003:mat</text:p>
          </table:table-cell>
          <table:table-cell office:value-type="date" office:date-value="2003-09-12T00:00:00" table:style-name="ce30">
            <text:p>2003-09-1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02:2004:mat</text:p>
          </table:table-cell>
          <table:table-cell office:value-type="date" office:date-value="2004-09-07T00:00:00" table:style-name="ce30">
            <text:p>2004-09-0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02:2005:mat</text:p>
          </table:table-cell>
          <table:table-cell office:value-type="date" office:date-value="2005-09-01T00:00:00" table:style-name="ce30">
            <text:p>2005-09-0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02:2006:mat</text:p>
          </table:table-cell>
          <table:table-cell office:value-type="date" office:date-value="2006-09-06T00:00:00" table:style-name="ce30">
            <text:p>2006-09-0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1:1990:mat</text:p>
          </table:table-cell>
          <table:table-cell office:value-type="date" office:date-value="1990-10-08T00:00:00" table:style-name="ce30">
            <text:p>1990-10-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1:1991:mat</text:p>
          </table:table-cell>
          <table:table-cell office:value-type="date" office:date-value="1991-10-07T00:00:00" table:style-name="ce30">
            <text:p>1991-10-0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1:1992:mat</text:p>
          </table:table-cell>
          <table:table-cell office:value-type="date" office:date-value="1992-10-12T00:00:00" table:style-name="ce30">
            <text:p>1992-10-1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1:1993:mat</text:p>
          </table:table-cell>
          <table:table-cell office:value-type="date" office:date-value="1993-10-07T00:00:00" table:style-name="ce30">
            <text:p>1993-10-0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1:1994:mat</text:p>
          </table:table-cell>
          <table:table-cell office:value-type="date" office:date-value="1994-09-24T00:00:00" table:style-name="ce30">
            <text:p>1994-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1:1995:mat</text:p>
          </table:table-cell>
          <table:table-cell office:value-type="date" office:date-value="1995-09-21T00:00:00" table:style-name="ce30">
            <text:p>1995-09-2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1: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1:1997:mat</text:p>
          </table:table-cell>
          <table:table-cell office:value-type="date" office:date-value="1997-09-09T00:00:00" table:style-name="ce30">
            <text:p>1997-09-0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1:1998:mat</text:p>
          </table:table-cell>
          <table:table-cell office:value-type="date" office:date-value="1998-10-05T00:00:00" table:style-name="ce30">
            <text:p>1998-10-0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1:1999:mat</text:p>
          </table:table-cell>
          <table:table-cell office:value-type="date" office:date-value="1999-10-13T00:00:00" table:style-name="ce30">
            <text:p>1999-10-13</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1:2000:mat</text:p>
          </table:table-cell>
          <table:table-cell office:value-type="date" office:date-value="2000-10-04T00:00:00" table:style-name="ce30">
            <text:p>2000-10-0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B:1990:mat</text:p>
          </table:table-cell>
          <table:table-cell office:value-type="date" office:date-value="1990-09-24T00:00:00" table:style-name="ce30">
            <text:p>1990-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B:1991:mat</text:p>
          </table:table-cell>
          <table:table-cell office:value-type="date" office:date-value="1991-09-30T00:00:00" table:style-name="ce30">
            <text:p>1991-09-3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B:1992:mat</text:p>
          </table:table-cell>
          <table:table-cell office:value-type="date" office:date-value="1992-09-28T00:00:00" table:style-name="ce30">
            <text:p>1992-09-2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B:1993:mat</text:p>
          </table:table-cell>
          <table:table-cell office:value-type="date" office:date-value="1993-09-30T00:00:00" table:style-name="ce30">
            <text:p>1993-09-3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B:1994:mat</text:p>
          </table:table-cell>
          <table:table-cell office:value-type="date" office:date-value="1994-09-10T00:00:00" table:style-name="ce30">
            <text:p>1994-09-1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B:1995:mat</text:p>
          </table:table-cell>
          <table:table-cell office:value-type="date" office:date-value="1995-09-07T00:00:00" table:style-name="ce30">
            <text:p>1995-09-0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B: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B:1997:mat</text:p>
          </table:table-cell>
          <table:table-cell office:value-type="date" office:date-value="1997-09-02T00:00:00" table:style-name="ce30">
            <text:p>1997-09-0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B:1998:mat</text:p>
          </table:table-cell>
          <table:table-cell office:value-type="date" office:date-value="1998-09-21T00:00:00" table:style-name="ce30">
            <text:p>1998-09-2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B:1999:mat</text:p>
          </table:table-cell>
          <table:table-cell office:value-type="date" office:date-value="1999-09-29T00:00:00" table:style-name="ce30">
            <text:p>1999-09-2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B:2000:mat</text:p>
          </table:table-cell>
          <table:table-cell office:value-type="date" office:date-value="2000-09-20T00:00:00" table:style-name="ce30">
            <text:p>2000-09-2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16:1995:mat</text:p>
          </table:table-cell>
          <table:table-cell office:value-type="date" office:date-value="1995-09-07T00:00:00" table:style-name="ce30">
            <text:p>1995-09-0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16: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16:1997:mat</text:p>
          </table:table-cell>
          <table:table-cell office:value-type="date" office:date-value="1997-09-02T00:00:00" table:style-name="ce30">
            <text:p>1997-09-0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16:1998:mat</text:p>
          </table:table-cell>
          <table:table-cell office:value-type="date" office:date-value="1998-09-14T00:00:00" table:style-name="ce30">
            <text:p>1998-09-1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16:1999:mat</text:p>
          </table:table-cell>
          <table:table-cell office:value-type="date" office:date-value="1999-09-29T00:00:00" table:style-name="ce30">
            <text:p>1999-09-2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16:2000:mat</text:p>
          </table:table-cell>
          <table:table-cell office:value-type="date" office:date-value="2000-09-20T00:00:00" table:style-name="ce30">
            <text:p>2000-09-2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16:2001:mat</text:p>
          </table:table-cell>
          <table:table-cell office:value-type="date" office:date-value="2001-09-11T00:00:00" table:style-name="ce30">
            <text:p>2001-09-1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16:2002:mat</text:p>
          </table:table-cell>
          <table:table-cell office:value-type="date" office:date-value="2002-09-17T00:00:00" table:style-name="ce30">
            <text:p>2002-09-1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16:2003:mat</text:p>
          </table:table-cell>
          <table:table-cell office:value-type="date" office:date-value="2003-09-10T00:00:00" table:style-name="ce30">
            <text:p>2003-09-1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16:2004:mat</text:p>
          </table:table-cell>
          <table:table-cell office:value-type="date" office:date-value="2004-09-02T00:00:00" table:style-name="ce30">
            <text:p>2004-09-0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16:2005:mat</text:p>
          </table:table-cell>
          <table:table-cell office:value-type="date" office:date-value="2005-09-15T00:00:00" table:style-name="ce30">
            <text:p>2005-09-1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16:2006:mat</text:p>
          </table:table-cell>
          <table:table-cell office:value-type="date" office:date-value="2006-09-12T00:00:00" table:style-name="ce30">
            <text:p>2006-09-1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BB:1990:mat</text:p>
          </table:table-cell>
          <table:table-cell office:value-type="date" office:date-value="1990-10-01T00:00:00" table:style-name="ce30">
            <text:p>1990-10-0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BB:1991:mat</text:p>
          </table:table-cell>
          <table:table-cell office:value-type="date" office:date-value="1991-09-30T00:00:00" table:style-name="ce30">
            <text:p>1991-09-3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BB:1992:mat</text:p>
          </table:table-cell>
          <table:table-cell office:value-type="date" office:date-value="1992-09-28T00:00:00" table:style-name="ce30">
            <text:p>1992-09-2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BB:1993:mat</text:p>
          </table:table-cell>
          <table:table-cell office:value-type="date" office:date-value="1993-10-07T00:00:00" table:style-name="ce30">
            <text:p>1993-10-0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BB:1994:mat</text:p>
          </table:table-cell>
          <table:table-cell office:value-type="date" office:date-value="1994-09-03T00:00:00" table:style-name="ce30">
            <text:p>1994-09-03</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BB:1995:mat</text:p>
          </table:table-cell>
          <table:table-cell office:value-type="date" office:date-value="1995-09-14T00:00:00" table:style-name="ce30">
            <text:p>1995-09-1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BB: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BB:1997:mat</text:p>
          </table:table-cell>
          <table:table-cell office:value-type="date" office:date-value="1997-08-19T00:00:00" table:style-name="ce30">
            <text:p>1997-08-1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BB:1998:mat</text:p>
          </table:table-cell>
          <table:table-cell office:value-type="date" office:date-value="1998-09-21T00:00:00" table:style-name="ce30">
            <text:p>1998-09-2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BB:1999:mat</text:p>
          </table:table-cell>
          <table:table-cell office:value-type="date" office:date-value="1999-10-06T00:00:00" table:style-name="ce30">
            <text:p>1999-10-0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BB:2000:mat</text:p>
          </table:table-cell>
          <table:table-cell office:value-type="date" office:date-value="2000-09-13T00:00:00" table:style-name="ce30">
            <text:p>2000-09-13</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7:1995:mat</text:p>
          </table:table-cell>
          <table:table-cell office:value-type="date" office:date-value="1995-09-14T00:00:00" table:style-name="ce30">
            <text:p>1995-09-1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7: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7:1997:mat</text:p>
          </table:table-cell>
          <table:table-cell office:value-type="date" office:date-value="1997-09-02T00:00:00" table:style-name="ce30">
            <text:p>1997-09-0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7:1998:mat</text:p>
          </table:table-cell>
          <table:table-cell office:value-type="date" office:date-value="1998-09-28T00:00:00" table:style-name="ce30">
            <text:p>1998-09-2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7:1999:mat</text:p>
          </table:table-cell>
          <table:table-cell office:value-type="date" office:date-value="1999-09-29T00:00:00" table:style-name="ce30">
            <text:p>1999-09-2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7:2000:mat</text:p>
          </table:table-cell>
          <table:table-cell office:value-type="date" office:date-value="2000-09-27T00:00:00" table:style-name="ce30">
            <text:p>2000-09-2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7:2001:mat</text:p>
          </table:table-cell>
          <table:table-cell office:value-type="date" office:date-value="2001-09-18T00:00:00" table:style-name="ce30">
            <text:p>2001-09-1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7:2002:mat</text:p>
          </table:table-cell>
          <table:table-cell office:value-type="date" office:date-value="2002-09-24T00:00:00" table:style-name="ce30">
            <text:p>2002-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7:2003:mat</text:p>
          </table:table-cell>
          <table:table-cell office:value-type="date" office:date-value="2003-09-10T00:00:00" table:style-name="ce30">
            <text:p>2003-09-1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7:2004:mat</text:p>
          </table:table-cell>
          <table:table-cell office:value-type="date" office:date-value="2004-09-09T00:00:00" table:style-name="ce30">
            <text:p>2004-09-0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7:2005:mat</text:p>
          </table:table-cell>
          <table:table-cell office:value-type="date" office:date-value="2005-09-08T00:00:00" table:style-name="ce30">
            <text:p>2005-09-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7:2006:mat</text:p>
          </table:table-cell>
          <table:table-cell office:value-type="date" office:date-value="2006-09-12T00:00:00" table:style-name="ce30">
            <text:p>2006-09-1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6:1995:mat</text:p>
          </table:table-cell>
          <table:table-cell office:value-type="date" office:date-value="1995-09-14T00:00:00" table:style-name="ce30">
            <text:p>1995-09-1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6: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6:1997:mat</text:p>
          </table:table-cell>
          <table:table-cell office:value-type="date" office:date-value="1997-09-09T00:00:00" table:style-name="ce30">
            <text:p>1997-09-0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6:1998:mat</text:p>
          </table:table-cell>
          <table:table-cell office:value-type="date" office:date-value="1998-10-05T00:00:00" table:style-name="ce30">
            <text:p>1998-10-0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6:1999:mat</text:p>
          </table:table-cell>
          <table:table-cell office:value-type="date" office:date-value="1999-10-06T00:00:00" table:style-name="ce30">
            <text:p>1999-10-0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6:2000:mat</text:p>
          </table:table-cell>
          <table:table-cell office:value-type="date" office:date-value="2000-10-04T00:00:00" table:style-name="ce30">
            <text:p>2000-10-0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6:2001:mat</text:p>
          </table:table-cell>
          <table:table-cell office:value-type="date" office:date-value="2001-09-18T00:00:00" table:style-name="ce30">
            <text:p>2001-09-1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6:2002:mat</text:p>
          </table:table-cell>
          <table:table-cell office:value-type="date" office:date-value="2002-09-24T00:00:00" table:style-name="ce30">
            <text:p>2002-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6:2003:mat</text:p>
          </table:table-cell>
          <table:table-cell office:value-type="date" office:date-value="2003-09-17T00:00:00" table:style-name="ce30">
            <text:p>2003-09-1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6:2004:mat</text:p>
          </table:table-cell>
          <table:table-cell office:value-type="date" office:date-value="2004-09-16T00:00:00" table:style-name="ce30">
            <text:p>2004-09-1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6:2005:mat</text:p>
          </table:table-cell>
          <table:table-cell office:value-type="date" office:date-value="2005-09-22T00:00:00" table:style-name="ce30">
            <text:p>2005-09-2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6:2006:mat</text:p>
          </table:table-cell>
          <table:table-cell office:value-type="date" office:date-value="2006-09-26T00:00:00" table:style-name="ce30">
            <text:p>2006-09-2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CB:1990:mat</text:p>
          </table:table-cell>
          <table:table-cell office:value-type="date" office:date-value="1990-10-01T00:00:00" table:style-name="ce30">
            <text:p>1990-10-0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CB:1991:mat</text:p>
          </table:table-cell>
          <table:table-cell office:value-type="date" office:date-value="1991-10-07T00:00:00" table:style-name="ce30">
            <text:p>1991-10-0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CB:1992:mat</text:p>
          </table:table-cell>
          <table:table-cell office:value-type="date" office:date-value="1992-10-05T00:00:00" table:style-name="ce30">
            <text:p>1992-10-0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CB:1993:mat</text:p>
          </table:table-cell>
          <table:table-cell office:value-type="date" office:date-value="1993-09-30T00:00:00" table:style-name="ce30">
            <text:p>1993-09-3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CB:1994:mat</text:p>
          </table:table-cell>
          <table:table-cell office:value-type="date" office:date-value="1994-09-10T00:00:00" table:style-name="ce30">
            <text:p>1994-09-1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CB:1995:mat</text:p>
          </table:table-cell>
          <table:table-cell office:value-type="date" office:date-value="1995-09-14T00:00:00" table:style-name="ce30">
            <text:p>1995-09-1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CB: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CB:1997:mat</text:p>
          </table:table-cell>
          <table:table-cell office:value-type="date" office:date-value="1997-09-09T00:00:00" table:style-name="ce30">
            <text:p>1997-09-0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CB:1998:mat</text:p>
          </table:table-cell>
          <table:table-cell office:value-type="date" office:date-value="1998-10-05T00:00:00" table:style-name="ce30">
            <text:p>1998-10-0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CB:1999:mat</text:p>
          </table:table-cell>
          <table:table-cell office:value-type="date" office:date-value="1999-10-06T00:00:00" table:style-name="ce30">
            <text:p>1999-10-0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CB:2000:mat</text:p>
          </table:table-cell>
          <table:table-cell office:value-type="date" office:date-value="2000-09-27T00:00:00" table:style-name="ce30">
            <text:p>2000-09-2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7:1995:mat</text:p>
          </table:table-cell>
          <table:table-cell office:value-type="date" office:date-value="1995-09-14T00:00:00" table:style-name="ce30">
            <text:p>1995-09-1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7: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7:1997:mat</text:p>
          </table:table-cell>
          <table:table-cell office:value-type="date" office:date-value="1997-08-26T00:00:00" table:style-name="ce30">
            <text:p>1997-08-2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7:1998:mat</text:p>
          </table:table-cell>
          <table:table-cell office:value-type="date" office:date-value="1998-09-21T00:00:00" table:style-name="ce30">
            <text:p>1998-09-2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7:1999:mat</text:p>
          </table:table-cell>
          <table:table-cell office:value-type="date" office:date-value="1999-09-29T00:00:00" table:style-name="ce30">
            <text:p>1999-09-2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7:2000:mat</text:p>
          </table:table-cell>
          <table:table-cell office:value-type="date" office:date-value="2000-09-27T00:00:00" table:style-name="ce30">
            <text:p>2000-09-2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7:2001:mat</text:p>
          </table:table-cell>
          <table:table-cell office:value-type="date" office:date-value="2001-09-25T00:00:00" table:style-name="ce30">
            <text:p>2001-09-2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7:2002:mat</text:p>
          </table:table-cell>
          <table:table-cell office:value-type="date" office:date-value="2002-09-24T00:00:00" table:style-name="ce30">
            <text:p>2002-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7:2003:mat</text:p>
          </table:table-cell>
          <table:table-cell office:value-type="date" office:date-value="2003-09-17T00:00:00" table:style-name="ce30">
            <text:p>2003-09-1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7:2004:mat</text:p>
          </table:table-cell>
          <table:table-cell office:value-type="date" office:date-value="2004-09-09T00:00:00" table:style-name="ce30">
            <text:p>2004-09-0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7:2005:mat</text:p>
          </table:table-cell>
          <table:table-cell office:value-type="date" office:date-value="2005-09-08T00:00:00" table:style-name="ce30">
            <text:p>2005-09-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810:1990:mat</text:p>
          </table:table-cell>
          <table:table-cell office:value-type="date" office:date-value="1990-09-24T00:00:00" table:style-name="ce30">
            <text:p>1990-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810:1991:mat</text:p>
          </table:table-cell>
          <table:table-cell office:value-type="date" office:date-value="1991-09-23T00:00:00" table:style-name="ce30">
            <text:p>1991-09-23</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810:1992:mat</text:p>
          </table:table-cell>
          <table:table-cell office:value-type="date" office:date-value="1992-09-28T00:00:00" table:style-name="ce30">
            <text:p>1992-09-2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810:1993:mat</text:p>
          </table:table-cell>
          <table:table-cell office:value-type="date" office:date-value="1993-09-30T00:00:00" table:style-name="ce30">
            <text:p>1993-09-3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810:1994:mat</text:p>
          </table:table-cell>
          <table:table-cell office:value-type="date" office:date-value="1994-09-10T00:00:00" table:style-name="ce30">
            <text:p>1994-09-1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810:1995:mat</text:p>
          </table:table-cell>
          <table:table-cell office:value-type="date" office:date-value="1995-09-07T00:00:00" table:style-name="ce30">
            <text:p>1995-09-0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810: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810:1997:mat</text:p>
          </table:table-cell>
          <table:table-cell office:value-type="date" office:date-value="1997-09-02T00:00:00" table:style-name="ce30">
            <text:p>1997-09-0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810:1998:mat</text:p>
          </table:table-cell>
          <table:table-cell office:value-type="date" office:date-value="1998-09-21T00:00:00" table:style-name="ce30">
            <text:p>1998-09-2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810:1999:mat</text:p>
          </table:table-cell>
          <table:table-cell office:value-type="date" office:date-value="1999-09-29T00:00:00" table:style-name="ce30">
            <text:p>1999-09-2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810:2000:mat</text:p>
          </table:table-cell>
          <table:table-cell office:value-type="date" office:date-value="2000-09-20T00:00:00" table:style-name="ce30">
            <text:p>2000-09-2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810:2001:mat</text:p>
          </table:table-cell>
          <table:table-cell office:value-type="date" office:date-value="2001-09-18T00:00:00" table:style-name="ce30">
            <text:p>2001-09-1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810:2002:mat</text:p>
          </table:table-cell>
          <table:table-cell office:value-type="date" office:date-value="2002-09-24T00:00:00" table:style-name="ce30">
            <text:p>2002-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810:2003:mat</text:p>
          </table:table-cell>
          <table:table-cell office:value-type="date" office:date-value="2003-09-10T00:00:00" table:style-name="ce30">
            <text:p>2003-09-1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810:2004:mat</text:p>
          </table:table-cell>
          <table:table-cell office:value-type="date" office:date-value="2004-09-09T00:00:00" table:style-name="ce30">
            <text:p>2004-09-0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810:2005:mat</text:p>
          </table:table-cell>
          <table:table-cell office:value-type="date" office:date-value="2005-09-08T00:00:00" table:style-name="ce30">
            <text:p>2005-09-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810:2006:mat</text:p>
          </table:table-cell>
          <table:table-cell office:value-type="date" office:date-value="2006-09-12T00:00:00" table:style-name="ce30">
            <text:p>2006-09-1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FB:1995:mat</text:p>
          </table:table-cell>
          <table:table-cell office:value-type="date" office:date-value="1995-08-31T00:00:00" table:style-name="ce30">
            <text:p>1995-08-3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FB: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FB:1997:mat</text:p>
          </table:table-cell>
          <table:table-cell office:value-type="date" office:date-value="1997-08-26T00:00:00" table:style-name="ce30">
            <text:p>1997-08-2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FB:1998:mat</text:p>
          </table:table-cell>
          <table:table-cell office:value-type="date" office:date-value="1998-09-21T00:00:00" table:style-name="ce30">
            <text:p>1998-09-2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FB:1999:mat</text:p>
          </table:table-cell>
          <table:table-cell office:value-type="date" office:date-value="1999-09-22T00:00:00" table:style-name="ce30">
            <text:p>1999-09-2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FB:2000:mat</text:p>
          </table:table-cell>
          <table:table-cell office:value-type="date" office:date-value="2000-09-20T00:00:00" table:style-name="ce30">
            <text:p>2000-09-2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FB:2001:mat</text:p>
          </table:table-cell>
          <table:table-cell office:value-type="date" office:date-value="2001-09-18T00:00:00" table:style-name="ce30">
            <text:p>2001-09-1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FB:2002:mat</text:p>
          </table:table-cell>
          <table:table-cell office:value-type="date" office:date-value="2002-09-24T00:00:00" table:style-name="ce30">
            <text:p>2002-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FB:2003:mat</text:p>
          </table:table-cell>
          <table:table-cell office:value-type="date" office:date-value="2003-09-03T00:00:00" table:style-name="ce30">
            <text:p>2003-09-03</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FB:2004:mat</text:p>
          </table:table-cell>
          <table:table-cell office:value-type="date" office:date-value="2004-09-02T00:00:00" table:style-name="ce30">
            <text:p>2004-09-0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FB:2005:mat</text:p>
          </table:table-cell>
          <table:table-cell office:value-type="date" office:date-value="2005-09-08T00:00:00" table:style-name="ce30">
            <text:p>2005-09-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112:1999:mat</text:p>
          </table:table-cell>
          <table:table-cell office:value-type="date" office:date-value="1999-10-06T00:00:00" table:style-name="ce30">
            <text:p>1999-10-0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112:2000:mat</text:p>
          </table:table-cell>
          <table:table-cell office:value-type="date" office:date-value="2000-10-04T00:00:00" table:style-name="ce30">
            <text:p>2000-10-0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112:2001:mat</text:p>
          </table:table-cell>
          <table:table-cell office:value-type="date" office:date-value="2001-09-18T00:00:00" table:style-name="ce30">
            <text:p>2001-09-1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112:2002:mat</text:p>
          </table:table-cell>
          <table:table-cell office:value-type="date" office:date-value="2002-10-01T00:00:00" table:style-name="ce30">
            <text:p>2002-10-0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112:2003:mat</text:p>
          </table:table-cell>
          <table:table-cell office:value-type="date" office:date-value="2003-09-17T00:00:00" table:style-name="ce30">
            <text:p>2003-09-1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112:2004:mat</text:p>
          </table:table-cell>
          <table:table-cell office:value-type="date" office:date-value="2004-09-16T00:00:00" table:style-name="ce30">
            <text:p>2004-09-1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112:2005:mat</text:p>
          </table:table-cell>
          <table:table-cell office:value-type="date" office:date-value="2005-09-15T00:00:00" table:style-name="ce30">
            <text:p>2005-09-1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112:2006:mat</text:p>
          </table:table-cell>
          <table:table-cell office:value-type="date" office:date-value="2006-09-19T00:00:00" table:style-name="ce30">
            <text:p>2006-09-1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13:1995:mat</text:p>
          </table:table-cell>
          <table:table-cell office:value-type="date" office:date-value="1995-09-21T00:00:00" table:style-name="ce30">
            <text:p>1995-09-2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13: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13:1997:mat</text:p>
          </table:table-cell>
          <table:table-cell office:value-type="date" office:date-value="1997-09-16T00:00:00" table:style-name="ce30">
            <text:p>1997-09-1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13:1998:mat</text:p>
          </table:table-cell>
          <table:table-cell office:value-type="date" office:date-value="1998-10-12T00:00:00" table:style-name="ce30">
            <text:p>1998-10-1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13:1999:mat</text:p>
          </table:table-cell>
          <table:table-cell office:value-type="date" office:date-value="1999-10-06T00:00:00" table:style-name="ce30">
            <text:p>1999-10-0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13:2000:mat</text:p>
          </table:table-cell>
          <table:table-cell office:value-type="date" office:date-value="2000-10-04T00:00:00" table:style-name="ce30">
            <text:p>2000-10-0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13:2001:mat</text:p>
          </table:table-cell>
          <table:table-cell office:value-type="date" office:date-value="2001-09-25T00:00:00" table:style-name="ce30">
            <text:p>2001-09-2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13:2002:mat</text:p>
          </table:table-cell>
          <table:table-cell office:value-type="date" office:date-value="2002-10-08T00:00:00" table:style-name="ce30">
            <text:p>2002-10-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13:2003:mat</text:p>
          </table:table-cell>
          <table:table-cell office:value-type="date" office:date-value="2003-09-24T00:00:00" table:style-name="ce30">
            <text:p>2003-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13:2004:mat</text:p>
          </table:table-cell>
          <table:table-cell office:value-type="date" office:date-value="2004-09-16T00:00:00" table:style-name="ce30">
            <text:p>2004-09-1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13:2005:mat</text:p>
          </table:table-cell>
          <table:table-cell office:value-type="date" office:date-value="2005-09-29T00:00:00" table:style-name="ce30">
            <text:p>2005-09-2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13:2006:mat</text:p>
          </table:table-cell>
          <table:table-cell office:value-type="date" office:date-value="2006-10-03T00:00:00" table:style-name="ce30">
            <text:p>2006-10-03</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12:1995:mat</text:p>
          </table:table-cell>
          <table:table-cell office:value-type="date" office:date-value="1995-09-07T00:00:00" table:style-name="ce30">
            <text:p>1995-09-0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12: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12:1997:mat</text:p>
          </table:table-cell>
          <table:table-cell office:value-type="date" office:date-value="1997-09-09T00:00:00" table:style-name="ce30">
            <text:p>1997-09-0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12:1998:mat</text:p>
          </table:table-cell>
          <table:table-cell office:value-type="date" office:date-value="1998-09-28T00:00:00" table:style-name="ce30">
            <text:p>1998-09-2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12:1999:mat</text:p>
          </table:table-cell>
          <table:table-cell office:value-type="date" office:date-value="1999-10-06T00:00:00" table:style-name="ce30">
            <text:p>1999-10-0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12:2000:mat</text:p>
          </table:table-cell>
          <table:table-cell office:value-type="date" office:date-value="2000-09-20T00:00:00" table:style-name="ce30">
            <text:p>2000-09-2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12:2001:mat</text:p>
          </table:table-cell>
          <table:table-cell office:value-type="date" office:date-value="2001-09-11T00:00:00" table:style-name="ce30">
            <text:p>2001-09-1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12:2002:mat</text:p>
          </table:table-cell>
          <table:table-cell office:value-type="date" office:date-value="2002-09-24T00:00:00" table:style-name="ce30">
            <text:p>2002-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12:2003:mat</text:p>
          </table:table-cell>
          <table:table-cell office:value-type="date" office:date-value="2003-09-17T00:00:00" table:style-name="ce30">
            <text:p>2003-09-1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12:2004:mat</text:p>
          </table:table-cell>
          <table:table-cell office:value-type="date" office:date-value="2004-09-09T00:00:00" table:style-name="ce30">
            <text:p>2004-09-0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12:2005:mat</text:p>
          </table:table-cell>
          <table:table-cell office:value-type="date" office:date-value="2005-09-08T00:00:00" table:style-name="ce30">
            <text:p>2005-09-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12:2006:mat</text:p>
          </table:table-cell>
          <table:table-cell office:value-type="date" office:date-value="2006-09-12T00:00:00" table:style-name="ce30">
            <text:p>2006-09-1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15:1993:mat</text:p>
          </table:table-cell>
          <table:table-cell office:value-type="date" office:date-value="1993-10-14T00:00:00" table:style-name="ce30">
            <text:p>1993-10-1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15:1994:mat</text:p>
          </table:table-cell>
          <table:table-cell office:value-type="date" office:date-value="1994-09-10T00:00:00" table:style-name="ce30">
            <text:p>1994-09-1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15:1995:mat</text:p>
          </table:table-cell>
          <table:table-cell office:value-type="date" office:date-value="1995-09-21T00:00:00" table:style-name="ce30">
            <text:p>1995-09-2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15: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15:1997:mat</text:p>
          </table:table-cell>
          <table:table-cell office:value-type="date" office:date-value="1997-09-09T00:00:00" table:style-name="ce30">
            <text:p>1997-09-0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15:1998:mat</text:p>
          </table:table-cell>
          <table:table-cell office:value-type="date" office:date-value="1998-10-05T00:00:00" table:style-name="ce30">
            <text:p>1998-10-0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15:1999:mat</text:p>
          </table:table-cell>
          <table:table-cell office:value-type="date" office:date-value="1999-10-06T00:00:00" table:style-name="ce30">
            <text:p>1999-10-0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15:2000:mat</text:p>
          </table:table-cell>
          <table:table-cell office:value-type="date" office:date-value="2000-09-27T00:00:00" table:style-name="ce30">
            <text:p>2000-09-2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15:2001:mat</text:p>
          </table:table-cell>
          <table:table-cell office:value-type="date" office:date-value="2001-09-18T00:00:00" table:style-name="ce30">
            <text:p>2001-09-1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15:2002:mat</text:p>
          </table:table-cell>
          <table:table-cell office:value-type="date" office:date-value="2002-10-01T00:00:00" table:style-name="ce30">
            <text:p>2002-10-0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15:2003:mat</text:p>
          </table:table-cell>
          <table:table-cell office:value-type="date" office:date-value="2003-09-24T00:00:00" table:style-name="ce30">
            <text:p>2003-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RB:1995:mat</text:p>
          </table:table-cell>
          <table:table-cell office:value-type="date" office:date-value="1995-09-21T00:00:00" table:style-name="ce30">
            <text:p>1995-09-2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RB: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RB:1997:mat</text:p>
          </table:table-cell>
          <table:table-cell office:value-type="date" office:date-value="1997-09-09T00:00:00" table:style-name="ce30">
            <text:p>1997-09-0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RB:1998:mat</text:p>
          </table:table-cell>
          <table:table-cell office:value-type="date" office:date-value="1998-09-28T00:00:00" table:style-name="ce30">
            <text:p>1998-09-2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RB:1999:mat</text:p>
          </table:table-cell>
          <table:table-cell office:value-type="date" office:date-value="1999-10-06T00:00:00" table:style-name="ce30">
            <text:p>1999-10-0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RB:2000:mat</text:p>
          </table:table-cell>
          <table:table-cell office:value-type="date" office:date-value="2000-10-04T00:00:00" table:style-name="ce30">
            <text:p>2000-10-0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RB:2001:mat</text:p>
          </table:table-cell>
          <table:table-cell office:value-type="date" office:date-value="2001-09-11T00:00:00" table:style-name="ce30">
            <text:p>2001-09-1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RB:2002:mat</text:p>
          </table:table-cell>
          <table:table-cell office:value-type="date" office:date-value="2002-09-24T00:00:00" table:style-name="ce30">
            <text:p>2002-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RB:2003:mat</text:p>
          </table:table-cell>
          <table:table-cell office:value-type="date" office:date-value="2003-09-10T00:00:00" table:style-name="ce30">
            <text:p>2003-09-1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RB:2004:mat</text:p>
          </table:table-cell>
          <table:table-cell office:value-type="date" office:date-value="2004-09-09T00:00:00" table:style-name="ce30">
            <text:p>2004-09-0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RB:2005:mat</text:p>
          </table:table-cell>
          <table:table-cell office:value-type="date" office:date-value="2005-09-15T00:00:00" table:style-name="ce30">
            <text:p>2005-09-1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413:1990:mat</text:p>
          </table:table-cell>
          <table:table-cell office:value-type="date" office:date-value="1990-09-24T00:00:00" table:style-name="ce30">
            <text:p>1990-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413:1991:mat</text:p>
          </table:table-cell>
          <table:table-cell office:value-type="date" office:date-value="1991-09-30T00:00:00" table:style-name="ce30">
            <text:p>1991-09-3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413:1992:mat</text:p>
          </table:table-cell>
          <table:table-cell office:value-type="date" office:date-value="1992-10-19T00:00:00" table:style-name="ce30">
            <text:p>1992-10-1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413:1993:mat</text:p>
          </table:table-cell>
          <table:table-cell office:value-type="date" office:date-value="1993-10-07T00:00:00" table:style-name="ce30">
            <text:p>1993-10-0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413:1994:mat</text:p>
          </table:table-cell>
          <table:table-cell office:value-type="date" office:date-value="1994-09-17T00:00:00" table:style-name="ce30">
            <text:p>1994-09-1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413:1995:mat</text:p>
          </table:table-cell>
          <table:table-cell office:value-type="date" office:date-value="1995-09-14T00:00:00" table:style-name="ce30">
            <text:p>1995-09-1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413: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413:1997:mat</text:p>
          </table:table-cell>
          <table:table-cell office:value-type="date" office:date-value="1997-09-02T00:00:00" table:style-name="ce30">
            <text:p>1997-09-0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413:1998:mat</text:p>
          </table:table-cell>
          <table:table-cell office:value-type="date" office:date-value="1998-10-05T00:00:00" table:style-name="ce30">
            <text:p>1998-10-0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413:1999:mat</text:p>
          </table:table-cell>
          <table:table-cell office:value-type="date" office:date-value="1999-10-06T00:00:00" table:style-name="ce30">
            <text:p>1999-10-0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413:2000:mat</text:p>
          </table:table-cell>
          <table:table-cell office:value-type="date" office:date-value="2000-10-04T00:00:00" table:style-name="ce30">
            <text:p>2000-10-0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14:1995:mat</text:p>
          </table:table-cell>
          <table:table-cell office:value-type="date" office:date-value="1995-09-14T00:00:00" table:style-name="ce30">
            <text:p>1995-09-1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14: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14:1997:mat</text:p>
          </table:table-cell>
          <table:table-cell office:value-type="date" office:date-value="1997-09-09T00:00:00" table:style-name="ce30">
            <text:p>1997-09-0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14:1998:mat</text:p>
          </table:table-cell>
          <table:table-cell office:value-type="date" office:date-value="1998-10-05T00:00:00" table:style-name="ce30">
            <text:p>1998-10-0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14:1999:mat</text:p>
          </table:table-cell>
          <table:table-cell office:value-type="date" office:date-value="1999-10-20T00:00:00" table:style-name="ce30">
            <text:p>1999-10-2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14:2000:mat</text:p>
          </table:table-cell>
          <table:table-cell office:value-type="date" office:date-value="2000-10-04T00:00:00" table:style-name="ce30">
            <text:p>2000-10-0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14:2001:mat</text:p>
          </table:table-cell>
          <table:table-cell office:value-type="date" office:date-value="2001-09-11T00:00:00" table:style-name="ce30">
            <text:p>2001-09-1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14:2002:mat</text:p>
          </table:table-cell>
          <table:table-cell office:value-type="date" office:date-value="2002-10-01T00:00:00" table:style-name="ce30">
            <text:p>2002-10-0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14:2003:mat</text:p>
          </table:table-cell>
          <table:table-cell office:value-type="date" office:date-value="2003-09-17T00:00:00" table:style-name="ce30">
            <text:p>2003-09-1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14:2004:mat</text:p>
          </table:table-cell>
          <table:table-cell office:value-type="date" office:date-value="2004-09-23T00:00:00" table:style-name="ce30">
            <text:p>2004-09-23</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14:2005:mat</text:p>
          </table:table-cell>
          <table:table-cell office:value-type="date" office:date-value="2005-09-29T00:00:00" table:style-name="ce30">
            <text:p>2005-09-2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14:2006:mat</text:p>
          </table:table-cell>
          <table:table-cell office:value-type="date" office:date-value="2006-09-26T00:00:00" table:style-name="ce30">
            <text:p>2006-09-2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512:2001:mat</text:p>
          </table:table-cell>
          <table:table-cell office:value-type="date" office:date-value="2001-09-04T00:00:00" table:style-name="ce30">
            <text:p>2001-09-0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512:2002:mat</text:p>
          </table:table-cell>
          <table:table-cell office:value-type="date" office:date-value="2002-09-10T00:00:00" table:style-name="ce30">
            <text:p>2002-09-1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512:2003:mat</text:p>
          </table:table-cell>
          <table:table-cell office:value-type="date" office:date-value="2003-09-03T00:00:00" table:style-name="ce30">
            <text:p>2003-09-03</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512:2004:mat</text:p>
          </table:table-cell>
          <table:table-cell office:value-type="date" office:date-value="2004-08-26T00:00:00" table:style-name="ce30">
            <text:p>2004-08-2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715:1995:mat</text:p>
          </table:table-cell>
          <table:table-cell office:value-type="date" office:date-value="1995-08-31T00:00:00" table:style-name="ce30">
            <text:p>1995-08-3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715: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715:1997:mat</text:p>
          </table:table-cell>
          <table:table-cell office:value-type="date" office:date-value="1997-08-26T00:00:00" table:style-name="ce30">
            <text:p>1997-08-2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715:1998:mat</text:p>
          </table:table-cell>
          <table:table-cell office:value-type="date" office:date-value="1998-09-14T00:00:00" table:style-name="ce30">
            <text:p>1998-09-1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715:1999:mat</text:p>
          </table:table-cell>
          <table:table-cell office:value-type="date" office:date-value="1999-09-22T00:00:00" table:style-name="ce30">
            <text:p>1999-09-2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715:2000:mat</text:p>
          </table:table-cell>
          <table:table-cell office:value-type="date" office:date-value="2000-09-13T00:00:00" table:style-name="ce30">
            <text:p>2000-09-13</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715:2001:mat</text:p>
          </table:table-cell>
          <table:table-cell office:value-type="date" office:date-value="2001-09-11T00:00:00" table:style-name="ce30">
            <text:p>2001-09-1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715:2002:mat</text:p>
          </table:table-cell>
          <table:table-cell office:value-type="date" office:date-value="2002-09-10T00:00:00" table:style-name="ce30">
            <text:p>2002-09-1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715:2003:mat</text:p>
          </table:table-cell>
          <table:table-cell office:value-type="date" office:date-value="2003-09-03T00:00:00" table:style-name="ce30">
            <text:p>2003-09-03</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715:2004:mat</text:p>
          </table:table-cell>
          <table:table-cell office:value-type="date" office:date-value="2004-08-26T00:00:00" table:style-name="ce30">
            <text:p>2004-08-2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715:2005:mat</text:p>
          </table:table-cell>
          <table:table-cell office:value-type="date" office:date-value="2005-08-18T00:00:00" table:style-name="ce30">
            <text:p>2005-08-1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3:1995:pin</text:p>
          </table:table-cell>
          <table:table-cell office:value-type="date" office:date-value="1995-07-24T00:00:00" table:style-name="ce26">
            <text:p>1995-07-24</text:p>
          </table:table-cell>
          <table:table-cell office:value-type="string" table:style-name="ce17">
            <text:p>VER_50</text:p>
          </table:table-cell>
          <table:table-cell table:number-columns-repeated="16381"/>
        </table:table-row>
        <table:table-row table:style-name="ro1">
          <table:table-cell office:value-type="string" table:style-name="ce20">
            <text:p>INIAV:2PORTOS:52003:1996:pin</text:p>
          </table:table-cell>
          <table:table-cell office:value-type="date" office:date-value="1996-08-01T00:00:00" table:style-name="ce26">
            <text:p>1996-08-01</text:p>
          </table:table-cell>
          <table:table-cell office:value-type="string" table:style-name="ce17">
            <text:p>VER_50</text:p>
          </table:table-cell>
          <table:table-cell table:number-columns-repeated="16381"/>
        </table:table-row>
        <table:table-row table:style-name="ro1">
          <table:table-cell office:value-type="string" table:style-name="ce20">
            <text:p>INIAV:2PORTOS:52003:1997:pin</text:p>
          </table:table-cell>
          <table:table-cell office:value-type="date" office:date-value="1997-07-15T00:00:00" table:style-name="ce26">
            <text:p>1997-07-15</text:p>
          </table:table-cell>
          <table:table-cell office:value-type="string" table:style-name="ce17">
            <text:p>VER_50</text:p>
          </table:table-cell>
          <table:table-cell table:number-columns-repeated="16381"/>
        </table:table-row>
        <table:table-row table:style-name="ro1">
          <table:table-cell office:value-type="string" table:style-name="ce20">
            <text:p>INIAV:2PORTOS:52003:1998:pin</text:p>
          </table:table-cell>
          <table:table-cell office:value-type="date" office:date-value="1998-07-31T00:00:00" table:style-name="ce26">
            <text:p>1998-07-31</text:p>
          </table:table-cell>
          <table:table-cell office:value-type="string" table:style-name="ce17">
            <text:p>VER_50</text:p>
          </table:table-cell>
          <table:table-cell table:number-columns-repeated="16381"/>
        </table:table-row>
        <table:table-row table:style-name="ro1">
          <table:table-cell office:value-type="string" table:style-name="ce20">
            <text:p>INIAV:2PORTOS:52003:1999:pin</text:p>
          </table:table-cell>
          <table:table-cell office:value-type="date" office:date-value="1999-08-02T00:00:00" table:style-name="ce26">
            <text:p>1999-08-02</text:p>
          </table:table-cell>
          <table:table-cell office:value-type="string" table:style-name="ce17">
            <text:p>VER_50</text:p>
          </table:table-cell>
          <table:table-cell table:number-columns-repeated="16381"/>
        </table:table-row>
        <table:table-row table:style-name="ro1">
          <table:table-cell office:value-type="string" table:style-name="ce20">
            <text:p>INIAV:2PORTOS:52003:2000:pin</text:p>
          </table:table-cell>
          <table:table-cell office:value-type="date" office:date-value="2000-08-05T00:00:00" table:style-name="ce26">
            <text:p>2000-08-05</text:p>
          </table:table-cell>
          <table:table-cell office:value-type="string" table:style-name="ce17">
            <text:p>VER_50</text:p>
          </table:table-cell>
          <table:table-cell table:number-columns-repeated="16381"/>
        </table:table-row>
        <table:table-row table:style-name="ro1">
          <table:table-cell office:value-type="string" table:style-name="ce20">
            <text:p>INIAV:2PORTOS:52003:2001:pin</text:p>
          </table:table-cell>
          <table:table-cell office:value-type="date" office:date-value="2001-07-27T00:00:00" table:style-name="ce26">
            <text:p>2001-07-27</text:p>
          </table:table-cell>
          <table:table-cell office:value-type="string" table:style-name="ce17">
            <text:p>VER_50</text:p>
          </table:table-cell>
          <table:table-cell table:number-columns-repeated="16381"/>
        </table:table-row>
        <table:table-row table:style-name="ro1">
          <table:table-cell office:value-type="string" table:style-name="ce20">
            <text:p>INIAV:2PORTOS:52003:2002:pin</text:p>
          </table:table-cell>
          <table:table-cell office:value-type="date" office:date-value="2002-08-04T00:00:00" table:style-name="ce29">
            <text:p>2002-08-04</text:p>
          </table:table-cell>
          <table:table-cell office:value-type="string" table:style-name="ce17">
            <text:p>VER_50</text:p>
          </table:table-cell>
          <table:table-cell table:number-columns-repeated="16381"/>
        </table:table-row>
        <table:table-row table:style-name="ro1">
          <table:table-cell office:value-type="string" table:style-name="ce20">
            <text:p>INIAV:2PORTOS:52003:2003:pin</text:p>
          </table:table-cell>
          <table:table-cell office:value-type="date" office:date-value="2003-08-02T00:00:00" table:style-name="ce30">
            <text:p>2003-08-02</text:p>
          </table:table-cell>
          <table:table-cell office:value-type="string" table:style-name="ce17">
            <text:p>VER_50</text:p>
          </table:table-cell>
          <table:table-cell table:number-columns-repeated="16381"/>
        </table:table-row>
        <table:table-row table:style-name="ro1">
          <table:table-cell office:value-type="string" table:style-name="ce20">
            <text:p>INIAV:2PORTOS:52003:2004:pin</text:p>
          </table:table-cell>
          <table:table-cell office:value-type="date" office:date-value="2004-08-01T00:00:00" table:style-name="ce30">
            <text:p>2004-08-01</text:p>
          </table:table-cell>
          <table:table-cell office:value-type="string" table:style-name="ce17">
            <text:p>VER_50</text:p>
          </table:table-cell>
          <table:table-cell table:number-columns-repeated="16381"/>
        </table:table-row>
        <table:table-row table:style-name="ro1">
          <table:table-cell office:value-type="string" table:style-name="ce20">
            <text:p>INIAV:2PORTOS:52003:2005:pin</text:p>
          </table:table-cell>
          <table:table-cell office:value-type="date" office:date-value="2005-08-02T00:00:00" table:style-name="ce30">
            <text:p>2005-08-02</text:p>
          </table:table-cell>
          <table:table-cell office:value-type="string" table:style-name="ce17">
            <text:p>VER_50</text:p>
          </table:table-cell>
          <table:table-cell table:number-columns-repeated="16381"/>
        </table:table-row>
        <table:table-row table:style-name="ro1">
          <table:table-cell office:value-type="string" table:style-name="ce20">
            <text:p>INIAV:2PORTOS:52003:2006:pin</text:p>
          </table:table-cell>
          <table:table-cell office:value-type="date" office:date-value="2006-08-01T00:00:00" table:style-name="ce30">
            <text:p>2006-08-01</text:p>
          </table:table-cell>
          <table:table-cell office:value-type="string" table:style-name="ce17">
            <text:p>VER_50</text:p>
          </table:table-cell>
          <table:table-cell table:number-columns-repeated="16381"/>
        </table:table-row>
        <table:table-row table:style-name="ro1">
          <table:table-cell office:value-type="string" table:style-name="ce20">
            <text:p>INIAV:2PORTOS:52606:1990:pin</text:p>
          </table:table-cell>
          <table:table-cell office:value-type="date" office:date-value="1990-08-09T00:00:00" table:style-name="ce30">
            <text:p>1990-08-09</text:p>
          </table:table-cell>
          <table:table-cell office:value-type="string" table:style-name="ce17">
            <text:p>VER_50</text:p>
          </table:table-cell>
          <table:table-cell table:number-columns-repeated="16381"/>
        </table:table-row>
        <table:table-row table:style-name="ro1">
          <table:table-cell office:value-type="string" table:style-name="ce20">
            <text:p>INIAV:2PORTOS:52606:1991:pin</text:p>
          </table:table-cell>
          <table:table-cell office:value-type="date" office:date-value="1991-08-12T00:00:00" table:style-name="ce30">
            <text:p>1991-08-12</text:p>
          </table:table-cell>
          <table:table-cell office:value-type="string" table:style-name="ce17">
            <text:p>VER_50</text:p>
          </table:table-cell>
          <table:table-cell table:number-columns-repeated="16381"/>
        </table:table-row>
        <table:table-row table:style-name="ro1">
          <table:table-cell office:value-type="string" table:style-name="ce20">
            <text:p>INIAV:2PORTOS:52606:1992:pin</text:p>
          </table:table-cell>
          <table:table-cell office:value-type="date" office:date-value="1992-08-13T00:00:00" table:style-name="ce30">
            <text:p>1992-08-13</text:p>
          </table:table-cell>
          <table:table-cell office:value-type="string" table:style-name="ce17">
            <text:p>VER_50</text:p>
          </table:table-cell>
          <table:table-cell table:number-columns-repeated="16381"/>
        </table:table-row>
        <table:table-row table:style-name="ro1">
          <table:table-cell office:value-type="string" table:style-name="ce20">
            <text:p>INIAV:2PORTOS:52606:1993:pin</text:p>
          </table:table-cell>
          <table:table-cell office:value-type="date" office:date-value="1993-08-23T00:00:00" table:style-name="ce30">
            <text:p>1993-08-23</text:p>
          </table:table-cell>
          <table:table-cell office:value-type="string" table:style-name="ce17">
            <text:p>VER_50</text:p>
          </table:table-cell>
          <table:table-cell table:number-columns-repeated="16381"/>
        </table:table-row>
        <table:table-row table:style-name="ro1">
          <table:table-cell office:value-type="string" table:style-name="ce20">
            <text:p>INIAV:2PORTOS:52606:1994:pin</text:p>
          </table:table-cell>
          <table:table-cell office:value-type="date" office:date-value="1994-08-11T00:00:00" table:style-name="ce30">
            <text:p>1994-08-11</text:p>
          </table:table-cell>
          <table:table-cell office:value-type="string" table:style-name="ce17">
            <text:p>VER_50</text:p>
          </table:table-cell>
          <table:table-cell table:number-columns-repeated="16381"/>
        </table:table-row>
        <table:table-row table:style-name="ro1">
          <table:table-cell office:value-type="string" table:style-name="ce20">
            <text:p>INIAV:2PORTOS:52606:1995:pin</text:p>
          </table:table-cell>
          <table:table-cell office:value-type="date" office:date-value="1995-07-27T00:00:00" table:style-name="ce30">
            <text:p>1995-07-27</text:p>
          </table:table-cell>
          <table:table-cell office:value-type="string" table:style-name="ce17">
            <text:p>VER_50</text:p>
          </table:table-cell>
          <table:table-cell table:number-columns-repeated="16381"/>
        </table:table-row>
        <table:table-row table:style-name="ro1">
          <table:table-cell office:value-type="string" table:style-name="ce20">
            <text:p>INIAV:2PORTOS:52606:1996:pin</text:p>
          </table:table-cell>
          <table:table-cell office:value-type="date" office:date-value="1996-08-05T00:00:00" table:style-name="ce30">
            <text:p>1996-08-05</text:p>
          </table:table-cell>
          <table:table-cell office:value-type="string" table:style-name="ce17">
            <text:p>VER_50</text:p>
          </table:table-cell>
          <table:table-cell table:number-columns-repeated="16381"/>
        </table:table-row>
        <table:table-row table:style-name="ro1">
          <table:table-cell office:value-type="string" table:style-name="ce20">
            <text:p>INIAV:2PORTOS:52606:1997:pin</text:p>
          </table:table-cell>
          <table:table-cell office:value-type="date" office:date-value="1997-07-17T00:00:00" table:style-name="ce30">
            <text:p>1997-07-17</text:p>
          </table:table-cell>
          <table:table-cell office:value-type="string" table:style-name="ce17">
            <text:p>VER_50</text:p>
          </table:table-cell>
          <table:table-cell table:number-columns-repeated="16381"/>
        </table:table-row>
        <table:table-row table:style-name="ro1">
          <table:table-cell office:value-type="string" table:style-name="ce20">
            <text:p>INIAV:2PORTOS:52606:1998:pin</text:p>
          </table:table-cell>
          <table:table-cell office:value-type="date" office:date-value="1998-08-07T00:00:00" table:style-name="ce30">
            <text:p>1998-08-07</text:p>
          </table:table-cell>
          <table:table-cell office:value-type="string" table:style-name="ce17">
            <text:p>VER_50</text:p>
          </table:table-cell>
          <table:table-cell table:number-columns-repeated="16381"/>
        </table:table-row>
        <table:table-row table:style-name="ro1">
          <table:table-cell office:value-type="string" table:style-name="ce20">
            <text:p>INIAV:2PORTOS:52606:1999:pin</text:p>
          </table:table-cell>
          <table:table-cell office:value-type="date" office:date-value="1999-08-06T00:00:00" table:style-name="ce30">
            <text:p>1999-08-06</text:p>
          </table:table-cell>
          <table:table-cell office:value-type="string" table:style-name="ce17">
            <text:p>VER_50</text:p>
          </table:table-cell>
          <table:table-cell table:number-columns-repeated="16381"/>
        </table:table-row>
        <table:table-row table:style-name="ro1">
          <table:table-cell office:value-type="string" table:style-name="ce20">
            <text:p>INIAV:2PORTOS:52606:2000:pin</text:p>
          </table:table-cell>
          <table:table-cell office:value-type="date" office:date-value="2000-08-20T00:00:00" table:style-name="ce30">
            <text:p>2000-08-20</text:p>
          </table:table-cell>
          <table:table-cell office:value-type="string" table:style-name="ce17">
            <text:p>VER_50</text:p>
          </table:table-cell>
          <table:table-cell table:number-columns-repeated="16381"/>
        </table:table-row>
        <table:table-row table:style-name="ro1">
          <table:table-cell office:value-type="string" table:style-name="ce20">
            <text:p>INIAV:2PORTOS:52503:1995:pin</text:p>
          </table:table-cell>
          <table:table-cell office:value-type="date" office:date-value="1995-07-24T00:00:00" table:style-name="ce30">
            <text:p>1995-07-24</text:p>
          </table:table-cell>
          <table:table-cell office:value-type="string" table:style-name="ce17">
            <text:p>VER_50</text:p>
          </table:table-cell>
          <table:table-cell table:number-columns-repeated="16381"/>
        </table:table-row>
        <table:table-row table:style-name="ro1">
          <table:table-cell office:value-type="string" table:style-name="ce20">
            <text:p>INIAV:2PORTOS:52503:1996:pin</text:p>
          </table:table-cell>
          <table:table-cell office:value-type="date" office:date-value="1996-08-05T00:00:00" table:style-name="ce30">
            <text:p>1996-08-05</text:p>
          </table:table-cell>
          <table:table-cell office:value-type="string" table:style-name="ce17">
            <text:p>VER_50</text:p>
          </table:table-cell>
          <table:table-cell table:number-columns-repeated="16381"/>
        </table:table-row>
        <table:table-row table:style-name="ro1">
          <table:table-cell office:value-type="string" table:style-name="ce20">
            <text:p>INIAV:2PORTOS:52503:1997:pin</text:p>
          </table:table-cell>
          <table:table-cell office:value-type="date" office:date-value="1997-07-08T00:00:00" table:style-name="ce30">
            <text:p>1997-07-08</text:p>
          </table:table-cell>
          <table:table-cell office:value-type="string" table:style-name="ce17">
            <text:p>VER_50</text:p>
          </table:table-cell>
          <table:table-cell table:number-columns-repeated="16381"/>
        </table:table-row>
        <table:table-row table:style-name="ro1">
          <table:table-cell office:value-type="string" table:style-name="ce20">
            <text:p>INIAV:2PORTOS:52503:1998:pin</text:p>
          </table:table-cell>
          <table:table-cell office:value-type="date" office:date-value="1998-07-31T00:00:00" table:style-name="ce30">
            <text:p>1998-07-31</text:p>
          </table:table-cell>
          <table:table-cell office:value-type="string" table:style-name="ce17">
            <text:p>VER_50</text:p>
          </table:table-cell>
          <table:table-cell table:number-columns-repeated="16381"/>
        </table:table-row>
        <table:table-row table:style-name="ro1">
          <table:table-cell office:value-type="string" table:style-name="ce20">
            <text:p>INIAV:2PORTOS:52503:1999:pin</text:p>
          </table:table-cell>
          <table:table-cell office:value-type="date" office:date-value="1999-08-02T00:00:00" table:style-name="ce30">
            <text:p>1999-08-02</text:p>
          </table:table-cell>
          <table:table-cell office:value-type="string" table:style-name="ce17">
            <text:p>VER_50</text:p>
          </table:table-cell>
          <table:table-cell table:number-columns-repeated="16381"/>
        </table:table-row>
        <table:table-row table:style-name="ro1">
          <table:table-cell office:value-type="string" table:style-name="ce20">
            <text:p>INIAV:2PORTOS:52503:2000:pin</text:p>
          </table:table-cell>
          <table:table-cell office:value-type="date" office:date-value="2000-08-04T00:00:00" table:style-name="ce30">
            <text:p>2000-08-04</text:p>
          </table:table-cell>
          <table:table-cell office:value-type="string" table:style-name="ce17">
            <text:p>VER_50</text:p>
          </table:table-cell>
          <table:table-cell table:number-columns-repeated="16381"/>
        </table:table-row>
        <table:table-row table:style-name="ro1">
          <table:table-cell office:value-type="string" table:style-name="ce20">
            <text:p>INIAV:2PORTOS:52503:2001:pin</text:p>
          </table:table-cell>
          <table:table-cell office:value-type="date" office:date-value="2001-07-24T00:00:00" table:style-name="ce30">
            <text:p>2001-07-24</text:p>
          </table:table-cell>
          <table:table-cell office:value-type="string" table:style-name="ce17">
            <text:p>VER_50</text:p>
          </table:table-cell>
          <table:table-cell table:number-columns-repeated="16381"/>
        </table:table-row>
        <table:table-row table:style-name="ro1">
          <table:table-cell office:value-type="string" table:style-name="ce20">
            <text:p>INIAV:2PORTOS:52503:2002:pin</text:p>
          </table:table-cell>
          <table:table-cell office:value-type="date" office:date-value="2002-08-02T00:00:00" table:style-name="ce30">
            <text:p>2002-08-02</text:p>
          </table:table-cell>
          <table:table-cell office:value-type="string" table:style-name="ce17">
            <text:p>VER_50</text:p>
          </table:table-cell>
          <table:table-cell table:number-columns-repeated="16381"/>
        </table:table-row>
        <table:table-row table:style-name="ro1">
          <table:table-cell office:value-type="string" table:style-name="ce20">
            <text:p>INIAV:2PORTOS:52503:2003:pin</text:p>
          </table:table-cell>
          <table:table-cell office:value-type="date" office:date-value="2003-08-04T00:00:00" table:style-name="ce30">
            <text:p>2003-08-04</text:p>
          </table:table-cell>
          <table:table-cell office:value-type="string" table:style-name="ce17">
            <text:p>VER_50</text:p>
          </table:table-cell>
          <table:table-cell table:number-columns-repeated="16381"/>
        </table:table-row>
        <table:table-row table:style-name="ro1">
          <table:table-cell office:value-type="string" table:style-name="ce20">
            <text:p>INIAV:2PORTOS:52503:2004:pin</text:p>
          </table:table-cell>
          <table:table-cell office:value-type="date" office:date-value="2004-08-02T00:00:00" table:style-name="ce30">
            <text:p>2004-08-02</text:p>
          </table:table-cell>
          <table:table-cell office:value-type="string" table:style-name="ce17">
            <text:p>VER_50</text:p>
          </table:table-cell>
          <table:table-cell table:number-columns-repeated="16381"/>
        </table:table-row>
        <table:table-row table:style-name="ro1">
          <table:table-cell office:value-type="string" table:style-name="ce20">
            <text:p>INIAV:2PORTOS:52503:2005:pin</text:p>
          </table:table-cell>
          <table:table-cell office:value-type="date" office:date-value="2005-08-01T00:00:00" table:style-name="ce30">
            <text:p>2005-08-01</text:p>
          </table:table-cell>
          <table:table-cell office:value-type="string" table:style-name="ce17">
            <text:p>VER_50</text:p>
          </table:table-cell>
          <table:table-cell table:number-columns-repeated="16381"/>
        </table:table-row>
        <table:table-row table:style-name="ro1">
          <table:table-cell office:value-type="string" table:style-name="ce20">
            <text:p>INIAV:2PORTOS:52503:2006:pin</text:p>
          </table:table-cell>
          <table:table-cell office:value-type="date" office:date-value="2006-07-28T00:00:00" table:style-name="ce30">
            <text:p>2006-07-28</text:p>
          </table:table-cell>
          <table:table-cell office:value-type="string" table:style-name="ce17">
            <text:p>VER_50</text:p>
          </table:table-cell>
          <table:table-cell table:number-columns-repeated="16381"/>
        </table:table-row>
        <table:table-row table:style-name="ro1">
          <table:table-cell office:value-type="string" table:style-name="ce20">
            <text:p>INIAV:2PORTOS:53104:1990:pin</text:p>
          </table:table-cell>
          <table:table-cell office:value-type="date" office:date-value="1990-08-09T00:00:00" table:style-name="ce30">
            <text:p>1990-08-09</text:p>
          </table:table-cell>
          <table:table-cell office:value-type="string" table:style-name="ce17">
            <text:p>VER_50</text:p>
          </table:table-cell>
          <table:table-cell table:number-columns-repeated="16381"/>
        </table:table-row>
        <table:table-row table:style-name="ro1">
          <table:table-cell office:value-type="string" table:style-name="ce20">
            <text:p>INIAV:2PORTOS:53104:1991:pin</text:p>
          </table:table-cell>
          <table:table-cell office:value-type="date" office:date-value="1991-08-16T00:00:00" table:style-name="ce30">
            <text:p>1991-08-16</text:p>
          </table:table-cell>
          <table:table-cell office:value-type="string" table:style-name="ce17">
            <text:p>VER_50</text:p>
          </table:table-cell>
          <table:table-cell table:number-columns-repeated="16381"/>
        </table:table-row>
        <table:table-row table:style-name="ro1">
          <table:table-cell office:value-type="string" table:style-name="ce20">
            <text:p>INIAV:2PORTOS:53104:1992:pin</text:p>
          </table:table-cell>
          <table:table-cell office:value-type="date" office:date-value="1992-08-10T00:00:00" table:style-name="ce30">
            <text:p>1992-08-10</text:p>
          </table:table-cell>
          <table:table-cell office:value-type="string" table:style-name="ce17">
            <text:p>VER_50</text:p>
          </table:table-cell>
          <table:table-cell table:number-columns-repeated="16381"/>
        </table:table-row>
        <table:table-row table:style-name="ro1">
          <table:table-cell office:value-type="string" table:style-name="ce20">
            <text:p>INIAV:2PORTOS:53104:1993:pin</text:p>
          </table:table-cell>
          <table:table-cell office:value-type="date" office:date-value="1993-08-20T00:00:00" table:style-name="ce30">
            <text:p>1993-08-20</text:p>
          </table:table-cell>
          <table:table-cell office:value-type="string" table:style-name="ce17">
            <text:p>VER_50</text:p>
          </table:table-cell>
          <table:table-cell table:number-columns-repeated="16381"/>
        </table:table-row>
        <table:table-row table:style-name="ro1">
          <table:table-cell office:value-type="string" table:style-name="ce20">
            <text:p>INIAV:2PORTOS:53104:1994:pin</text:p>
          </table:table-cell>
          <table:table-cell office:value-type="date" office:date-value="1994-08-04T00:00:00" table:style-name="ce30">
            <text:p>1994-08-04</text:p>
          </table:table-cell>
          <table:table-cell office:value-type="string" table:style-name="ce17">
            <text:p>VER_50</text:p>
          </table:table-cell>
          <table:table-cell table:number-columns-repeated="16381"/>
        </table:table-row>
        <table:table-row table:style-name="ro1">
          <table:table-cell office:value-type="string" table:style-name="ce20">
            <text:p>INIAV:2PORTOS:53104:1995:pin</text:p>
          </table:table-cell>
          <table:table-cell office:value-type="date" office:date-value="1995-07-24T00:00:00" table:style-name="ce30">
            <text:p>1995-07-24</text:p>
          </table:table-cell>
          <table:table-cell office:value-type="string" table:style-name="ce17">
            <text:p>VER_50</text:p>
          </table:table-cell>
          <table:table-cell table:number-columns-repeated="16381"/>
        </table:table-row>
        <table:table-row table:style-name="ro1">
          <table:table-cell office:value-type="string" table:style-name="ce20">
            <text:p>INIAV:2PORTOS:53104:1996:pin</text:p>
          </table:table-cell>
          <table:table-cell office:value-type="date" office:date-value="1996-08-05T00:00:00" table:style-name="ce30">
            <text:p>1996-08-05</text:p>
          </table:table-cell>
          <table:table-cell office:value-type="string" table:style-name="ce17">
            <text:p>VER_50</text:p>
          </table:table-cell>
          <table:table-cell table:number-columns-repeated="16381"/>
        </table:table-row>
        <table:table-row table:style-name="ro1">
          <table:table-cell office:value-type="string" table:style-name="ce20">
            <text:p>INIAV:2PORTOS:53104:1997:pin</text:p>
          </table:table-cell>
          <table:table-cell office:value-type="date" office:date-value="1997-07-17T00:00:00" table:style-name="ce30">
            <text:p>1997-07-17</text:p>
          </table:table-cell>
          <table:table-cell office:value-type="string" table:style-name="ce17">
            <text:p>VER_50</text:p>
          </table:table-cell>
          <table:table-cell table:number-columns-repeated="16381"/>
        </table:table-row>
        <table:table-row table:style-name="ro1">
          <table:table-cell office:value-type="string" table:style-name="ce20">
            <text:p>INIAV:2PORTOS:53104:1998:pin</text:p>
          </table:table-cell>
          <table:table-cell office:value-type="date" office:date-value="1998-08-10T00:00:00" table:style-name="ce30">
            <text:p>1998-08-10</text:p>
          </table:table-cell>
          <table:table-cell office:value-type="string" table:style-name="ce17">
            <text:p>VER_50</text:p>
          </table:table-cell>
          <table:table-cell table:number-columns-repeated="16381"/>
        </table:table-row>
        <table:table-row table:style-name="ro1">
          <table:table-cell office:value-type="string" table:style-name="ce20">
            <text:p>INIAV:2PORTOS:53104:1999:pin</text:p>
          </table:table-cell>
          <table:table-cell office:value-type="date" office:date-value="1999-08-06T00:00:00" table:style-name="ce30">
            <text:p>1999-08-06</text:p>
          </table:table-cell>
          <table:table-cell office:value-type="string" table:style-name="ce17">
            <text:p>VER_50</text:p>
          </table:table-cell>
          <table:table-cell table:number-columns-repeated="16381"/>
        </table:table-row>
        <table:table-row table:style-name="ro1">
          <table:table-cell office:value-type="string" table:style-name="ce20">
            <text:p>INIAV:2PORTOS:53104:2000:pin</text:p>
          </table:table-cell>
          <table:table-cell office:value-type="date" office:date-value="2000-08-12T00:00:00" table:style-name="ce30">
            <text:p>2000-08-12</text:p>
          </table:table-cell>
          <table:table-cell office:value-type="string" table:style-name="ce17">
            <text:p>VER_50</text:p>
          </table:table-cell>
          <table:table-cell table:number-columns-repeated="16381"/>
        </table:table-row>
        <table:table-row table:style-name="ro1">
          <table:table-cell office:value-type="string" table:style-name="ce20">
            <text:p>INIAV:2PORTOS:53104:2001:pin</text:p>
          </table:table-cell>
          <table:table-cell office:value-type="date" office:date-value="2001-08-01T00:00:00" table:style-name="ce30">
            <text:p>2001-08-01</text:p>
          </table:table-cell>
          <table:table-cell office:value-type="string" table:style-name="ce17">
            <text:p>VER_50</text:p>
          </table:table-cell>
          <table:table-cell table:number-columns-repeated="16381"/>
        </table:table-row>
        <table:table-row table:style-name="ro1">
          <table:table-cell office:value-type="string" table:style-name="ce20">
            <text:p>INIAV:2PORTOS:53104:2002:pin</text:p>
          </table:table-cell>
          <table:table-cell office:value-type="date" office:date-value="2002-08-07T00:00:00" table:style-name="ce30">
            <text:p>2002-08-07</text:p>
          </table:table-cell>
          <table:table-cell office:value-type="string" table:style-name="ce17">
            <text:p>VER_50</text:p>
          </table:table-cell>
          <table:table-cell table:number-columns-repeated="16381"/>
        </table:table-row>
        <table:table-row table:style-name="ro1">
          <table:table-cell office:value-type="string" table:style-name="ce20">
            <text:p>INIAV:2PORTOS:53104:2003:pin</text:p>
          </table:table-cell>
          <table:table-cell office:value-type="date" office:date-value="2003-08-05T00:00:00" table:style-name="ce30">
            <text:p>2003-08-05</text:p>
          </table:table-cell>
          <table:table-cell office:value-type="string" table:style-name="ce17">
            <text:p>VER_50</text:p>
          </table:table-cell>
          <table:table-cell table:number-columns-repeated="16381"/>
        </table:table-row>
        <table:table-row table:style-name="ro1">
          <table:table-cell office:value-type="string" table:style-name="ce20">
            <text:p>INIAV:2PORTOS:53104:2004:pin</text:p>
          </table:table-cell>
          <table:table-cell office:value-type="date" office:date-value="2004-08-04T00:00:00" table:style-name="ce30">
            <text:p>2004-08-04</text:p>
          </table:table-cell>
          <table:table-cell office:value-type="string" table:style-name="ce17">
            <text:p>VER_50</text:p>
          </table:table-cell>
          <table:table-cell table:number-columns-repeated="16381"/>
        </table:table-row>
        <table:table-row table:style-name="ro1">
          <table:table-cell office:value-type="string" table:style-name="ce20">
            <text:p>INIAV:2PORTOS:53104:2005:pin</text:p>
          </table:table-cell>
          <table:table-cell office:value-type="date" office:date-value="2005-08-06T00:00:00" table:style-name="ce30">
            <text:p>2005-08-06</text:p>
          </table:table-cell>
          <table:table-cell office:value-type="string" table:style-name="ce17">
            <text:p>VER_50</text:p>
          </table:table-cell>
          <table:table-cell table:number-columns-repeated="16381"/>
        </table:table-row>
        <table:table-row table:style-name="ro1">
          <table:table-cell office:value-type="string" table:style-name="ce20">
            <text:p>INIAV:2PORTOS:53104:2006:pin</text:p>
          </table:table-cell>
          <table:table-cell office:value-type="date" office:date-value="2006-08-11T00:00:00" table:style-name="ce30">
            <text:p>2006-08-11</text:p>
          </table:table-cell>
          <table:table-cell office:value-type="string" table:style-name="ce17">
            <text:p>VER_50</text:p>
          </table:table-cell>
          <table:table-cell table:number-columns-repeated="16381"/>
        </table:table-row>
        <table:table-row table:style-name="ro1">
          <table:table-cell office:value-type="string" table:style-name="ce20">
            <text:p>INIAV:2PORTOS:52203:1992:pin</text:p>
          </table:table-cell>
          <table:table-cell office:value-type="date" office:date-value="1992-09-03T00:00:00" table:style-name="ce30">
            <text:p>1992-09-03</text:p>
          </table:table-cell>
          <table:table-cell office:value-type="string" table:style-name="ce17">
            <text:p>VER_50</text:p>
          </table:table-cell>
          <table:table-cell table:number-columns-repeated="16381"/>
        </table:table-row>
        <table:table-row table:style-name="ro1">
          <table:table-cell office:value-type="string" table:style-name="ce20">
            <text:p>INIAV:2PORTOS:52203:1993:pin</text:p>
          </table:table-cell>
          <table:table-cell office:value-type="date" office:date-value="1993-09-06T00:00:00" table:style-name="ce30">
            <text:p>1993-09-06</text:p>
          </table:table-cell>
          <table:table-cell office:value-type="string" table:style-name="ce17">
            <text:p>VER_50</text:p>
          </table:table-cell>
          <table:table-cell table:number-columns-repeated="16381"/>
        </table:table-row>
        <table:table-row table:style-name="ro1">
          <table:table-cell office:value-type="string" table:style-name="ce20">
            <text:p>INIAV:2PORTOS:52203:1994:pin</text:p>
          </table:table-cell>
          <table:table-cell office:value-type="date" office:date-value="1994-08-18T00:00:00" table:style-name="ce30">
            <text:p>1994-08-18</text:p>
          </table:table-cell>
          <table:table-cell office:value-type="string" table:style-name="ce17">
            <text:p>VER_50</text:p>
          </table:table-cell>
          <table:table-cell table:number-columns-repeated="16381"/>
        </table:table-row>
        <table:table-row table:style-name="ro1">
          <table:table-cell office:value-type="string" table:style-name="ce20">
            <text:p>INIAV:2PORTOS:52203:1995:pin</text:p>
          </table:table-cell>
          <table:table-cell office:value-type="date" office:date-value="1995-08-14T00:00:00" table:style-name="ce30">
            <text:p>1995-08-14</text:p>
          </table:table-cell>
          <table:table-cell office:value-type="string" table:style-name="ce17">
            <text:p>VER_50</text:p>
          </table:table-cell>
          <table:table-cell table:number-columns-repeated="16381"/>
        </table:table-row>
        <table:table-row table:style-name="ro1">
          <table:table-cell office:value-type="string" table:style-name="ce20">
            <text:p>INIAV:2PORTOS:52203:1996:pin</text:p>
          </table:table-cell>
          <table:table-cell office:value-type="date" office:date-value="1996-08-22T00:00:00" table:style-name="ce30">
            <text:p>1996-08-22</text:p>
          </table:table-cell>
          <table:table-cell office:value-type="string" table:style-name="ce17">
            <text:p>VER_50</text:p>
          </table:table-cell>
          <table:table-cell table:number-columns-repeated="16381"/>
        </table:table-row>
        <table:table-row table:style-name="ro1">
          <table:table-cell office:value-type="string" table:style-name="ce20">
            <text:p>INIAV:2PORTOS:52203:1997:pin</text:p>
          </table:table-cell>
          <table:table-cell office:value-type="string" table:style-name="ce5">
            <text:p>NA</text:p>
          </table:table-cell>
          <table:table-cell office:value-type="string" table:style-name="ce17">
            <text:p>VER_50</text:p>
          </table:table-cell>
          <table:table-cell table:number-columns-repeated="16381"/>
        </table:table-row>
        <table:table-row table:style-name="ro1">
          <table:table-cell office:value-type="string" table:style-name="ce20">
            <text:p>INIAV:2PORTOS:52203:1998:pin</text:p>
          </table:table-cell>
          <table:table-cell office:value-type="string" table:style-name="ce5">
            <text:p>NA</text:p>
          </table:table-cell>
          <table:table-cell office:value-type="string" table:style-name="ce17">
            <text:p>VER_50</text:p>
          </table:table-cell>
          <table:table-cell table:number-columns-repeated="16381"/>
        </table:table-row>
        <table:table-row table:style-name="ro1">
          <table:table-cell office:value-type="string" table:style-name="ce20">
            <text:p>INIAV:2PORTOS:52203:1999:pin</text:p>
          </table:table-cell>
          <table:table-cell office:value-type="date" office:date-value="1999-08-19T00:00:00" table:style-name="ce30">
            <text:p>1999-08-19</text:p>
          </table:table-cell>
          <table:table-cell office:value-type="string" table:style-name="ce17">
            <text:p>VER_50</text:p>
          </table:table-cell>
          <table:table-cell table:number-columns-repeated="16381"/>
        </table:table-row>
        <table:table-row table:style-name="ro1">
          <table:table-cell office:value-type="string" table:style-name="ce20">
            <text:p>INIAV:2PORTOS:52203:2000:pin</text:p>
          </table:table-cell>
          <table:table-cell office:value-type="date" office:date-value="2000-08-29T00:00:00" table:style-name="ce30">
            <text:p>2000-08-29</text:p>
          </table:table-cell>
          <table:table-cell office:value-type="string" table:style-name="ce17">
            <text:p>VER_50</text:p>
          </table:table-cell>
          <table:table-cell table:number-columns-repeated="16381"/>
        </table:table-row>
        <table:table-row table:style-name="ro1">
          <table:table-cell office:value-type="string" table:style-name="ce20">
            <text:p>INIAV:2PORTOS:52203:2001:pin</text:p>
          </table:table-cell>
          <table:table-cell office:value-type="date" office:date-value="2001-08-15T00:00:00" table:style-name="ce30">
            <text:p>2001-08-15</text:p>
          </table:table-cell>
          <table:table-cell office:value-type="string" table:style-name="ce17">
            <text:p>VER_50</text:p>
          </table:table-cell>
          <table:table-cell table:number-columns-repeated="16381"/>
        </table:table-row>
        <table:table-row table:style-name="ro1">
          <table:table-cell office:value-type="string" table:style-name="ce20">
            <text:p>INIAV:2PORTOS:52203:2002:pin</text:p>
          </table:table-cell>
          <table:table-cell office:value-type="date" office:date-value="2002-08-22T00:00:00" table:style-name="ce30">
            <text:p>2002-08-22</text:p>
          </table:table-cell>
          <table:table-cell office:value-type="string" table:style-name="ce17">
            <text:p>VER_50</text:p>
          </table:table-cell>
          <table:table-cell table:number-columns-repeated="16381"/>
        </table:table-row>
        <table:table-row table:style-name="ro1">
          <table:table-cell office:value-type="string" table:style-name="ce20">
            <text:p>INIAV:2PORTOS:52203:2003:pin</text:p>
          </table:table-cell>
          <table:table-cell office:value-type="date" office:date-value="2003-08-21T00:00:00" table:style-name="ce30">
            <text:p>2003-08-21</text:p>
          </table:table-cell>
          <table:table-cell office:value-type="string" table:style-name="ce17">
            <text:p>VER_50</text:p>
          </table:table-cell>
          <table:table-cell table:number-columns-repeated="16381"/>
        </table:table-row>
        <table:table-row table:style-name="ro1">
          <table:table-cell office:value-type="string" table:style-name="ce20">
            <text:p>INIAV:2PORTOS:52106:1995:pin</text:p>
          </table:table-cell>
          <table:table-cell office:value-type="date" office:date-value="1995-07-20T00:00:00" table:style-name="ce30">
            <text:p>1995-07-20</text:p>
          </table:table-cell>
          <table:table-cell office:value-type="string" table:style-name="ce17">
            <text:p>VER_50</text:p>
          </table:table-cell>
          <table:table-cell table:number-columns-repeated="16381"/>
        </table:table-row>
        <table:table-row table:style-name="ro1">
          <table:table-cell office:value-type="string" table:style-name="ce20">
            <text:p>INIAV:2PORTOS:52106:1996:pin</text:p>
          </table:table-cell>
          <table:table-cell office:value-type="date" office:date-value="1996-08-01T00:00:00" table:style-name="ce30">
            <text:p>1996-08-01</text:p>
          </table:table-cell>
          <table:table-cell office:value-type="string" table:style-name="ce17">
            <text:p>VER_50</text:p>
          </table:table-cell>
          <table:table-cell table:number-columns-repeated="16381"/>
        </table:table-row>
        <table:table-row table:style-name="ro1">
          <table:table-cell office:value-type="string" table:style-name="ce20">
            <text:p>INIAV:2PORTOS:52106:1997:pin</text:p>
          </table:table-cell>
          <table:table-cell office:value-type="date" office:date-value="1997-06-28T00:00:00" table:style-name="ce30">
            <text:p>1997-06-28</text:p>
          </table:table-cell>
          <table:table-cell office:value-type="string" table:style-name="ce17">
            <text:p>VER_50</text:p>
          </table:table-cell>
          <table:table-cell table:number-columns-repeated="16381"/>
        </table:table-row>
        <table:table-row table:style-name="ro1">
          <table:table-cell office:value-type="string" table:style-name="ce20">
            <text:p>INIAV:2PORTOS:52106:1998:pin</text:p>
          </table:table-cell>
          <table:table-cell office:value-type="date" office:date-value="1998-07-27T00:00:00" table:style-name="ce30">
            <text:p>1998-07-27</text:p>
          </table:table-cell>
          <table:table-cell office:value-type="string" table:style-name="ce17">
            <text:p>VER_50</text:p>
          </table:table-cell>
          <table:table-cell table:number-columns-repeated="16381"/>
        </table:table-row>
        <table:table-row table:style-name="ro1">
          <table:table-cell office:value-type="string" table:style-name="ce20">
            <text:p>INIAV:2PORTOS:52106:1999:pin</text:p>
          </table:table-cell>
          <table:table-cell office:value-type="date" office:date-value="1999-07-30T00:00:00" table:style-name="ce30">
            <text:p>1999-07-30</text:p>
          </table:table-cell>
          <table:table-cell office:value-type="string" table:style-name="ce17">
            <text:p>VER_50</text:p>
          </table:table-cell>
          <table:table-cell table:number-columns-repeated="16381"/>
        </table:table-row>
        <table:table-row table:style-name="ro1">
          <table:table-cell office:value-type="string" table:style-name="ce20">
            <text:p>INIAV:2PORTOS:52106:2000:pin</text:p>
          </table:table-cell>
          <table:table-cell office:value-type="date" office:date-value="2000-08-01T00:00:00" table:style-name="ce30">
            <text:p>2000-08-01</text:p>
          </table:table-cell>
          <table:table-cell office:value-type="string" table:style-name="ce17">
            <text:p>VER_50</text:p>
          </table:table-cell>
          <table:table-cell table:number-columns-repeated="16381"/>
        </table:table-row>
        <table:table-row table:style-name="ro1">
          <table:table-cell office:value-type="string" table:style-name="ce20">
            <text:p>INIAV:2PORTOS:52106:2001:pin</text:p>
          </table:table-cell>
          <table:table-cell office:value-type="date" office:date-value="2001-07-23T00:00:00" table:style-name="ce30">
            <text:p>2001-07-23</text:p>
          </table:table-cell>
          <table:table-cell office:value-type="string" table:style-name="ce17">
            <text:p>VER_50</text:p>
          </table:table-cell>
          <table:table-cell table:number-columns-repeated="16381"/>
        </table:table-row>
        <table:table-row table:style-name="ro1">
          <table:table-cell office:value-type="string" table:style-name="ce20">
            <text:p>INIAV:2PORTOS:52106:2002:pin</text:p>
          </table:table-cell>
          <table:table-cell office:value-type="date" office:date-value="2002-07-27T00:00:00" table:style-name="ce30">
            <text:p>2002-07-27</text:p>
          </table:table-cell>
          <table:table-cell office:value-type="string" table:style-name="ce17">
            <text:p>VER_50</text:p>
          </table:table-cell>
          <table:table-cell table:number-columns-repeated="16381"/>
        </table:table-row>
        <table:table-row table:style-name="ro1">
          <table:table-cell office:value-type="string" table:style-name="ce20">
            <text:p>INIAV:2PORTOS:52106:2003:pin</text:p>
          </table:table-cell>
          <table:table-cell office:value-type="date" office:date-value="2003-07-28T00:00:00" table:style-name="ce30">
            <text:p>2003-07-28</text:p>
          </table:table-cell>
          <table:table-cell office:value-type="string" table:style-name="ce17">
            <text:p>VER_50</text:p>
          </table:table-cell>
          <table:table-cell table:number-columns-repeated="16381"/>
        </table:table-row>
        <table:table-row table:style-name="ro1">
          <table:table-cell office:value-type="string" table:style-name="ce20">
            <text:p>INIAV:2PORTOS:52106:2004:pin</text:p>
          </table:table-cell>
          <table:table-cell office:value-type="date" office:date-value="2004-07-29T00:00:00" table:style-name="ce30">
            <text:p>2004-07-29</text:p>
          </table:table-cell>
          <table:table-cell office:value-type="string" table:style-name="ce17">
            <text:p>VER_50</text:p>
          </table:table-cell>
          <table:table-cell table:number-columns-repeated="16381"/>
        </table:table-row>
        <table:table-row table:style-name="ro1">
          <table:table-cell office:value-type="string" table:style-name="ce20">
            <text:p>INIAV:2PORTOS:52106:2005:pin</text:p>
          </table:table-cell>
          <table:table-cell office:value-type="date" office:date-value="2005-07-31T00:00:00" table:style-name="ce30">
            <text:p>2005-07-31</text:p>
          </table:table-cell>
          <table:table-cell office:value-type="string" table:style-name="ce17">
            <text:p>VER_50</text:p>
          </table:table-cell>
          <table:table-cell table:number-columns-repeated="16381"/>
        </table:table-row>
        <table:table-row table:style-name="ro1">
          <table:table-cell office:value-type="string" table:style-name="ce20">
            <text:p>INIAV:2PORTOS:52905:1995:pin</text:p>
          </table:table-cell>
          <table:table-cell office:value-type="date" office:date-value="1995-07-20T00:00:00" table:style-name="ce30">
            <text:p>1995-07-20</text:p>
          </table:table-cell>
          <table:table-cell office:value-type="string" table:style-name="ce17">
            <text:p>VER_50</text:p>
          </table:table-cell>
          <table:table-cell table:number-columns-repeated="16381"/>
        </table:table-row>
        <table:table-row table:style-name="ro1">
          <table:table-cell office:value-type="string" table:style-name="ce20">
            <text:p>INIAV:2PORTOS:52905:1996:pin</text:p>
          </table:table-cell>
          <table:table-cell office:value-type="date" office:date-value="1996-08-01T00:00:00" table:style-name="ce30">
            <text:p>1996-08-01</text:p>
          </table:table-cell>
          <table:table-cell office:value-type="string" table:style-name="ce17">
            <text:p>VER_50</text:p>
          </table:table-cell>
          <table:table-cell table:number-columns-repeated="16381"/>
        </table:table-row>
        <table:table-row table:style-name="ro1">
          <table:table-cell office:value-type="string" table:style-name="ce20">
            <text:p>INIAV:2PORTOS:52905:1997:pin</text:p>
          </table:table-cell>
          <table:table-cell office:value-type="date" office:date-value="1997-07-08T00:00:00" table:style-name="ce30">
            <text:p>1997-07-08</text:p>
          </table:table-cell>
          <table:table-cell office:value-type="string" table:style-name="ce17">
            <text:p>VER_50</text:p>
          </table:table-cell>
          <table:table-cell table:number-columns-repeated="16381"/>
        </table:table-row>
        <table:table-row table:style-name="ro1">
          <table:table-cell office:value-type="string" table:style-name="ce20">
            <text:p>INIAV:2PORTOS:52905:1998:pin</text:p>
          </table:table-cell>
          <table:table-cell office:value-type="date" office:date-value="1998-07-31T00:00:00" table:style-name="ce30">
            <text:p>1998-07-31</text:p>
          </table:table-cell>
          <table:table-cell office:value-type="string" table:style-name="ce17">
            <text:p>VER_50</text:p>
          </table:table-cell>
          <table:table-cell table:number-columns-repeated="16381"/>
        </table:table-row>
        <table:table-row table:style-name="ro1">
          <table:table-cell office:value-type="string" table:style-name="ce20">
            <text:p>INIAV:2PORTOS:52905:1999:pin</text:p>
          </table:table-cell>
          <table:table-cell office:value-type="date" office:date-value="1999-08-02T00:00:00" table:style-name="ce30">
            <text:p>1999-08-02</text:p>
          </table:table-cell>
          <table:table-cell office:value-type="string" table:style-name="ce17">
            <text:p>VER_50</text:p>
          </table:table-cell>
          <table:table-cell table:number-columns-repeated="16381"/>
        </table:table-row>
        <table:table-row table:style-name="ro1">
          <table:table-cell office:value-type="string" table:style-name="ce20">
            <text:p>INIAV:2PORTOS:52905:2000:pin</text:p>
          </table:table-cell>
          <table:table-cell office:value-type="date" office:date-value="2000-08-01T00:00:00" table:style-name="ce30">
            <text:p>2000-08-01</text:p>
          </table:table-cell>
          <table:table-cell office:value-type="string" table:style-name="ce17">
            <text:p>VER_50</text:p>
          </table:table-cell>
          <table:table-cell table:number-columns-repeated="16381"/>
        </table:table-row>
        <table:table-row table:style-name="ro1">
          <table:table-cell office:value-type="string" table:style-name="ce20">
            <text:p>INIAV:2PORTOS:52905:2001:pin</text:p>
          </table:table-cell>
          <table:table-cell office:value-type="date" office:date-value="2001-07-23T00:00:00" table:style-name="ce30">
            <text:p>2001-07-23</text:p>
          </table:table-cell>
          <table:table-cell office:value-type="string" table:style-name="ce17">
            <text:p>VER_50</text:p>
          </table:table-cell>
          <table:table-cell table:number-columns-repeated="16381"/>
        </table:table-row>
        <table:table-row table:style-name="ro1">
          <table:table-cell office:value-type="string" table:style-name="ce20">
            <text:p>INIAV:2PORTOS:52905:2002:pin</text:p>
          </table:table-cell>
          <table:table-cell office:value-type="date" office:date-value="2002-07-25T00:00:00" table:style-name="ce30">
            <text:p>2002-07-25</text:p>
          </table:table-cell>
          <table:table-cell office:value-type="string" table:style-name="ce17">
            <text:p>VER_50</text:p>
          </table:table-cell>
          <table:table-cell table:number-columns-repeated="16381"/>
        </table:table-row>
        <table:table-row table:style-name="ro1">
          <table:table-cell office:value-type="string" table:style-name="ce20">
            <text:p>INIAV:2PORTOS:52905:2003:pin</text:p>
          </table:table-cell>
          <table:table-cell office:value-type="date" office:date-value="2003-07-28T00:00:00" table:style-name="ce30">
            <text:p>2003-07-28</text:p>
          </table:table-cell>
          <table:table-cell office:value-type="string" table:style-name="ce17">
            <text:p>VER_50</text:p>
          </table:table-cell>
          <table:table-cell table:number-columns-repeated="16381"/>
        </table:table-row>
        <table:table-row table:style-name="ro1">
          <table:table-cell office:value-type="string" table:style-name="ce20">
            <text:p>INIAV:2PORTOS:52905:2004:pin</text:p>
          </table:table-cell>
          <table:table-cell office:value-type="date" office:date-value="2004-07-26T00:00:00" table:style-name="ce30">
            <text:p>2004-07-26</text:p>
          </table:table-cell>
          <table:table-cell office:value-type="string" table:style-name="ce17">
            <text:p>VER_50</text:p>
          </table:table-cell>
          <table:table-cell table:number-columns-repeated="16381"/>
        </table:table-row>
        <table:table-row table:style-name="ro1">
          <table:table-cell office:value-type="string" table:style-name="ce20">
            <text:p>INIAV:2PORTOS:52905:2005:pin</text:p>
          </table:table-cell>
          <table:table-cell office:value-type="date" office:date-value="2005-07-23T00:00:00" table:style-name="ce30">
            <text:p>2005-07-23</text:p>
          </table:table-cell>
          <table:table-cell office:value-type="string" table:style-name="ce17">
            <text:p>VER_50</text:p>
          </table:table-cell>
          <table:table-cell table:number-columns-repeated="16381"/>
        </table:table-row>
        <table:table-row table:style-name="ro1">
          <table:table-cell office:value-type="string" table:style-name="ce20">
            <text:p>INIAV:2PORTOS:AR:1994:pin</text:p>
          </table:table-cell>
          <table:table-cell office:value-type="date" office:date-value="1994-08-01T00:00:00" table:style-name="ce30">
            <text:p>1994-08-01</text:p>
          </table:table-cell>
          <table:table-cell office:value-type="string" table:style-name="ce17">
            <text:p>VER_50</text:p>
          </table:table-cell>
          <table:table-cell table:number-columns-repeated="16381"/>
        </table:table-row>
        <table:table-row table:style-name="ro1">
          <table:table-cell office:value-type="string" table:style-name="ce20">
            <text:p>INIAV:2PORTOS:AR:1995:pin</text:p>
          </table:table-cell>
          <table:table-cell office:value-type="date" office:date-value="1995-07-27T00:00:00" table:style-name="ce30">
            <text:p>1995-07-27</text:p>
          </table:table-cell>
          <table:table-cell office:value-type="string" table:style-name="ce17">
            <text:p>VER_50</text:p>
          </table:table-cell>
          <table:table-cell table:number-columns-repeated="16381"/>
        </table:table-row>
        <table:table-row table:style-name="ro1">
          <table:table-cell office:value-type="string" table:style-name="ce20">
            <text:p>INIAV:2PORTOS:AR:1996:pin</text:p>
          </table:table-cell>
          <table:table-cell office:value-type="date" office:date-value="1996-08-05T00:00:00" table:style-name="ce30">
            <text:p>1996-08-05</text:p>
          </table:table-cell>
          <table:table-cell office:value-type="string" table:style-name="ce17">
            <text:p>VER_50</text:p>
          </table:table-cell>
          <table:table-cell table:number-columns-repeated="16381"/>
        </table:table-row>
        <table:table-row table:style-name="ro1">
          <table:table-cell office:value-type="string" table:style-name="ce20">
            <text:p>INIAV:2PORTOS:AR:1997:pin</text:p>
          </table:table-cell>
          <table:table-cell office:value-type="date" office:date-value="1997-07-12T00:00:00" table:style-name="ce30">
            <text:p>1997-07-12</text:p>
          </table:table-cell>
          <table:table-cell office:value-type="string" table:style-name="ce17">
            <text:p>VER_50</text:p>
          </table:table-cell>
          <table:table-cell table:number-columns-repeated="16381"/>
        </table:table-row>
        <table:table-row table:style-name="ro1">
          <table:table-cell office:value-type="string" table:style-name="ce20">
            <text:p>INIAV:2PORTOS:AR:1998:pin</text:p>
          </table:table-cell>
          <table:table-cell office:value-type="date" office:date-value="1998-07-31T00:00:00" table:style-name="ce30">
            <text:p>1998-07-31</text:p>
          </table:table-cell>
          <table:table-cell office:value-type="string" table:style-name="ce17">
            <text:p>VER_50</text:p>
          </table:table-cell>
          <table:table-cell table:number-columns-repeated="16381"/>
        </table:table-row>
        <table:table-row table:style-name="ro1">
          <table:table-cell office:value-type="string" table:style-name="ce20">
            <text:p>INIAV:2PORTOS:AR:1999:pin</text:p>
          </table:table-cell>
          <table:table-cell office:value-type="date" office:date-value="1999-08-05T00:00:00" table:style-name="ce30">
            <text:p>1999-08-05</text:p>
          </table:table-cell>
          <table:table-cell office:value-type="string" table:style-name="ce17">
            <text:p>VER_50</text:p>
          </table:table-cell>
          <table:table-cell table:number-columns-repeated="16381"/>
        </table:table-row>
        <table:table-row table:style-name="ro1">
          <table:table-cell office:value-type="string" table:style-name="ce20">
            <text:p>INIAV:2PORTOS:AR:2000:pin</text:p>
          </table:table-cell>
          <table:table-cell office:value-type="date" office:date-value="2000-08-15T00:00:00" table:style-name="ce30">
            <text:p>2000-08-15</text:p>
          </table:table-cell>
          <table:table-cell office:value-type="string" table:style-name="ce17">
            <text:p>VER_50</text:p>
          </table:table-cell>
          <table:table-cell table:number-columns-repeated="16381"/>
        </table:table-row>
        <table:table-row table:style-name="ro1">
          <table:table-cell office:value-type="string" table:style-name="ce20">
            <text:p>INIAV:2PORTOS:AR:2001:pin</text:p>
          </table:table-cell>
          <table:table-cell office:value-type="date" office:date-value="2001-07-31T00:00:00" table:style-name="ce30">
            <text:p>2001-07-31</text:p>
          </table:table-cell>
          <table:table-cell office:value-type="string" table:style-name="ce17">
            <text:p>VER_50</text:p>
          </table:table-cell>
          <table:table-cell table:number-columns-repeated="16381"/>
        </table:table-row>
        <table:table-row table:style-name="ro1">
          <table:table-cell office:value-type="string" table:style-name="ce20">
            <text:p>INIAV:2PORTOS:AR:2002:pin</text:p>
          </table:table-cell>
          <table:table-cell office:value-type="date" office:date-value="2002-08-03T00:00:00" table:style-name="ce30">
            <text:p>2002-08-03</text:p>
          </table:table-cell>
          <table:table-cell office:value-type="string" table:style-name="ce17">
            <text:p>VER_50</text:p>
          </table:table-cell>
          <table:table-cell table:number-columns-repeated="16381"/>
        </table:table-row>
        <table:table-row table:style-name="ro1">
          <table:table-cell office:value-type="string" table:style-name="ce20">
            <text:p>INIAV:2PORTOS:AR:2003:pin</text:p>
          </table:table-cell>
          <table:table-cell office:value-type="date" office:date-value="2003-08-04T00:00:00" table:style-name="ce30">
            <text:p>2003-08-04</text:p>
          </table:table-cell>
          <table:table-cell office:value-type="string" table:style-name="ce17">
            <text:p>VER_50</text:p>
          </table:table-cell>
          <table:table-cell table:number-columns-repeated="16381"/>
        </table:table-row>
        <table:table-row table:style-name="ro1">
          <table:table-cell office:value-type="string" table:style-name="ce20">
            <text:p>INIAV:2PORTOS:AR:2004:pin</text:p>
          </table:table-cell>
          <table:table-cell office:value-type="date" office:date-value="2004-08-03T00:00:00" table:style-name="ce30">
            <text:p>2004-08-03</text:p>
          </table:table-cell>
          <table:table-cell office:value-type="string" table:style-name="ce17">
            <text:p>VER_50</text:p>
          </table:table-cell>
          <table:table-cell table:number-columns-repeated="16381"/>
        </table:table-row>
        <table:table-row table:style-name="ro1">
          <table:table-cell office:value-type="string" table:style-name="ce20">
            <text:p>INIAV:2PORTOS:AR:2005:pin</text:p>
          </table:table-cell>
          <table:table-cell office:value-type="date" office:date-value="2005-08-04T00:00:00" table:style-name="ce30">
            <text:p>2005-08-04</text:p>
          </table:table-cell>
          <table:table-cell office:value-type="string" table:style-name="ce17">
            <text:p>VER_50</text:p>
          </table:table-cell>
          <table:table-cell table:number-columns-repeated="16381"/>
        </table:table-row>
        <table:table-row table:style-name="ro1">
          <table:table-cell office:value-type="string" table:style-name="ce20">
            <text:p>INIAV:2PORTOS:AR:2006:pin</text:p>
          </table:table-cell>
          <table:table-cell office:value-type="date" office:date-value="2006-07-31T00:00:00" table:style-name="ce30">
            <text:p>2006-07-31</text:p>
          </table:table-cell>
          <table:table-cell office:value-type="string" table:style-name="ce17">
            <text:p>VER_50</text:p>
          </table:table-cell>
          <table:table-cell table:number-columns-repeated="16381"/>
        </table:table-row>
        <table:table-row table:style-name="ro1">
          <table:table-cell office:value-type="string" table:style-name="ce20">
            <text:p>INIAV:2PORTOS:TT:2001:pin</text:p>
          </table:table-cell>
          <table:table-cell office:value-type="date" office:date-value="2001-08-01T00:00:00" table:style-name="ce30">
            <text:p>2001-08-01</text:p>
          </table:table-cell>
          <table:table-cell office:value-type="string" table:style-name="ce17">
            <text:p>VER_50</text:p>
          </table:table-cell>
          <table:table-cell table:number-columns-repeated="16381"/>
        </table:table-row>
        <table:table-row table:style-name="ro1">
          <table:table-cell office:value-type="string" table:style-name="ce20">
            <text:p>INIAV:2PORTOS:TT:2002:pin</text:p>
          </table:table-cell>
          <table:table-cell office:value-type="date" office:date-value="2002-08-09T00:00:00" table:style-name="ce30">
            <text:p>2002-08-09</text:p>
          </table:table-cell>
          <table:table-cell office:value-type="string" table:style-name="ce17">
            <text:p>VER_50</text:p>
          </table:table-cell>
          <table:table-cell table:number-columns-repeated="16381"/>
        </table:table-row>
        <table:table-row table:style-name="ro1">
          <table:table-cell office:value-type="string" table:style-name="ce20">
            <text:p>INIAV:2PORTOS:TT:2003:pin</text:p>
          </table:table-cell>
          <table:table-cell office:value-type="date" office:date-value="2003-08-04T00:00:00" table:style-name="ce30">
            <text:p>2003-08-04</text:p>
          </table:table-cell>
          <table:table-cell office:value-type="string" table:style-name="ce17">
            <text:p>VER_50</text:p>
          </table:table-cell>
          <table:table-cell table:number-columns-repeated="16381"/>
        </table:table-row>
        <table:table-row table:style-name="ro1">
          <table:table-cell office:value-type="string" table:style-name="ce20">
            <text:p>INIAV:2PORTOS:TT:2004:pin</text:p>
          </table:table-cell>
          <table:table-cell office:value-type="date" office:date-value="2004-08-06T00:00:00" table:style-name="ce30">
            <text:p>2004-08-06</text:p>
          </table:table-cell>
          <table:table-cell office:value-type="string" table:style-name="ce17">
            <text:p>VER_50</text:p>
          </table:table-cell>
          <table:table-cell table:number-columns-repeated="16381"/>
        </table:table-row>
        <table:table-row table:style-name="ro1">
          <table:table-cell office:value-type="string" table:style-name="ce20">
            <text:p>INIAV:2PORTOS:TT:2005:pin</text:p>
          </table:table-cell>
          <table:table-cell office:value-type="date" office:date-value="2005-08-04T00:00:00" table:style-name="ce30">
            <text:p>2005-08-04</text:p>
          </table:table-cell>
          <table:table-cell office:value-type="string" table:style-name="ce17">
            <text:p>VER_50</text:p>
          </table:table-cell>
          <table:table-cell table:number-columns-repeated="16381"/>
        </table:table-row>
        <table:table-row table:style-name="ro1">
          <table:table-cell office:value-type="string" table:style-name="ce20">
            <text:p>INIAV:2PORTOS:TT:2006:pin</text:p>
          </table:table-cell>
          <table:table-cell office:value-type="date" office:date-value="2006-08-08T00:00:00" table:style-name="ce30">
            <text:p>2006-08-08</text:p>
          </table:table-cell>
          <table:table-cell office:value-type="string" table:style-name="ce17">
            <text:p>VER_50</text:p>
          </table:table-cell>
          <table:table-cell table:number-columns-repeated="16381"/>
        </table:table-row>
        <table:table-row table:style-name="ro1">
          <table:table-cell office:value-type="string" table:style-name="ce20">
            <text:p>INIAV:2PORTOS:53307:1995:pin</text:p>
          </table:table-cell>
          <table:table-cell office:value-type="date" office:date-value="1995-08-07T00:00:00" table:style-name="ce30">
            <text:p>1995-08-07</text:p>
          </table:table-cell>
          <table:table-cell office:value-type="string" table:style-name="ce17">
            <text:p>VER_50</text:p>
          </table:table-cell>
          <table:table-cell table:number-columns-repeated="16381"/>
        </table:table-row>
        <table:table-row table:style-name="ro1">
          <table:table-cell office:value-type="string" table:style-name="ce20">
            <text:p>INIAV:2PORTOS:53307:1996:pin</text:p>
          </table:table-cell>
          <table:table-cell office:value-type="date" office:date-value="1996-08-12T00:00:00" table:style-name="ce30">
            <text:p>1996-08-12</text:p>
          </table:table-cell>
          <table:table-cell office:value-type="string" table:style-name="ce17">
            <text:p>VER_50</text:p>
          </table:table-cell>
          <table:table-cell table:number-columns-repeated="16381"/>
        </table:table-row>
        <table:table-row table:style-name="ro1">
          <table:table-cell office:value-type="string" table:style-name="ce20">
            <text:p>INIAV:2PORTOS:53307:1997:pin</text:p>
          </table:table-cell>
          <table:table-cell office:value-type="date" office:date-value="1997-07-17T00:00:00" table:style-name="ce30">
            <text:p>1997-07-17</text:p>
          </table:table-cell>
          <table:table-cell office:value-type="string" table:style-name="ce17">
            <text:p>VER_50</text:p>
          </table:table-cell>
          <table:table-cell table:number-columns-repeated="16381"/>
        </table:table-row>
        <table:table-row table:style-name="ro1">
          <table:table-cell office:value-type="string" table:style-name="ce20">
            <text:p>INIAV:2PORTOS:53307:1998:pin</text:p>
          </table:table-cell>
          <table:table-cell office:value-type="date" office:date-value="1998-08-04T00:00:00" table:style-name="ce30">
            <text:p>1998-08-04</text:p>
          </table:table-cell>
          <table:table-cell office:value-type="string" table:style-name="ce17">
            <text:p>VER_50</text:p>
          </table:table-cell>
          <table:table-cell table:number-columns-repeated="16381"/>
        </table:table-row>
        <table:table-row table:style-name="ro1">
          <table:table-cell office:value-type="string" table:style-name="ce20">
            <text:p>INIAV:2PORTOS:53307:1999:pin</text:p>
          </table:table-cell>
          <table:table-cell office:value-type="date" office:date-value="1999-08-09T00:00:00" table:style-name="ce30">
            <text:p>1999-08-09</text:p>
          </table:table-cell>
          <table:table-cell office:value-type="string" table:style-name="ce17">
            <text:p>VER_50</text:p>
          </table:table-cell>
          <table:table-cell table:number-columns-repeated="16381"/>
        </table:table-row>
        <table:table-row table:style-name="ro1">
          <table:table-cell office:value-type="string" table:style-name="ce20">
            <text:p>INIAV:2PORTOS:53307:2000:pin</text:p>
          </table:table-cell>
          <table:table-cell office:value-type="date" office:date-value="2000-08-14T00:00:00" table:style-name="ce30">
            <text:p>2000-08-14</text:p>
          </table:table-cell>
          <table:table-cell office:value-type="string" table:style-name="ce17">
            <text:p>VER_50</text:p>
          </table:table-cell>
          <table:table-cell table:number-columns-repeated="16381"/>
        </table:table-row>
        <table:table-row table:style-name="ro1">
          <table:table-cell office:value-type="string" table:style-name="ce20">
            <text:p>INIAV:2PORTOS:53307:2001:pin</text:p>
          </table:table-cell>
          <table:table-cell office:value-type="date" office:date-value="2001-08-03T00:00:00" table:style-name="ce30">
            <text:p>2001-08-03</text:p>
          </table:table-cell>
          <table:table-cell office:value-type="string" table:style-name="ce17">
            <text:p>VER_50</text:p>
          </table:table-cell>
          <table:table-cell table:number-columns-repeated="16381"/>
        </table:table-row>
        <table:table-row table:style-name="ro1">
          <table:table-cell office:value-type="string" table:style-name="ce20">
            <text:p>INIAV:2PORTOS:53307:2002:pin</text:p>
          </table:table-cell>
          <table:table-cell office:value-type="date" office:date-value="2002-08-12T00:00:00" table:style-name="ce30">
            <text:p>2002-08-12</text:p>
          </table:table-cell>
          <table:table-cell office:value-type="string" table:style-name="ce17">
            <text:p>VER_50</text:p>
          </table:table-cell>
          <table:table-cell table:number-columns-repeated="16381"/>
        </table:table-row>
        <table:table-row table:style-name="ro1">
          <table:table-cell office:value-type="string" table:style-name="ce20">
            <text:p>INIAV:2PORTOS:53307:2003:pin</text:p>
          </table:table-cell>
          <table:table-cell office:value-type="date" office:date-value="2003-08-07T00:00:00" table:style-name="ce30">
            <text:p>2003-08-07</text:p>
          </table:table-cell>
          <table:table-cell office:value-type="string" table:style-name="ce17">
            <text:p>VER_50</text:p>
          </table:table-cell>
          <table:table-cell table:number-columns-repeated="16381"/>
        </table:table-row>
        <table:table-row table:style-name="ro1">
          <table:table-cell office:value-type="string" table:style-name="ce20">
            <text:p>INIAV:2PORTOS:53307:2004:pin</text:p>
          </table:table-cell>
          <table:table-cell office:value-type="date" office:date-value="2004-08-10T00:00:00" table:style-name="ce30">
            <text:p>2004-08-10</text:p>
          </table:table-cell>
          <table:table-cell office:value-type="string" table:style-name="ce17">
            <text:p>VER_50</text:p>
          </table:table-cell>
          <table:table-cell table:number-columns-repeated="16381"/>
        </table:table-row>
        <table:table-row table:style-name="ro1">
          <table:table-cell office:value-type="string" table:style-name="ce20">
            <text:p>INIAV:2PORTOS:53307:2005:pin</text:p>
          </table:table-cell>
          <table:table-cell office:value-type="date" office:date-value="2005-08-08T00:00:00" table:style-name="ce30">
            <text:p>2005-08-08</text:p>
          </table:table-cell>
          <table:table-cell office:value-type="string" table:style-name="ce17">
            <text:p>VER_50</text:p>
          </table:table-cell>
          <table:table-cell table:number-columns-repeated="16381"/>
        </table:table-row>
        <table:table-row table:style-name="ro1">
          <table:table-cell office:value-type="string" table:style-name="ce20">
            <text:p>INIAV:2PORTOS:53307:2006:pin</text:p>
          </table:table-cell>
          <table:table-cell office:value-type="date" office:date-value="2006-08-11T00:00:00" table:style-name="ce30">
            <text:p>2006-08-11</text:p>
          </table:table-cell>
          <table:table-cell office:value-type="string" table:style-name="ce17">
            <text:p>VER_50</text:p>
          </table:table-cell>
          <table:table-cell table:number-columns-repeated="16381"/>
        </table:table-row>
        <table:table-row table:style-name="ro1">
          <table:table-cell office:value-type="string" table:style-name="ce20">
            <text:p>INIAV:2PORTOS:52205:1995:pin</text:p>
          </table:table-cell>
          <table:table-cell office:value-type="date" office:date-value="1995-07-20T00:00:00" table:style-name="ce30">
            <text:p>1995-07-20</text:p>
          </table:table-cell>
          <table:table-cell office:value-type="string" table:style-name="ce17">
            <text:p>VER_50</text:p>
          </table:table-cell>
          <table:table-cell table:number-columns-repeated="16381"/>
        </table:table-row>
        <table:table-row table:style-name="ro1">
          <table:table-cell office:value-type="string" table:style-name="ce20">
            <text:p>INIAV:2PORTOS:52205:1996:pin</text:p>
          </table:table-cell>
          <table:table-cell office:value-type="date" office:date-value="1996-08-01T00:00:00" table:style-name="ce30">
            <text:p>1996-08-01</text:p>
          </table:table-cell>
          <table:table-cell office:value-type="string" table:style-name="ce17">
            <text:p>VER_50</text:p>
          </table:table-cell>
          <table:table-cell table:number-columns-repeated="16381"/>
        </table:table-row>
        <table:table-row table:style-name="ro1">
          <table:table-cell office:value-type="string" table:style-name="ce20">
            <text:p>INIAV:2PORTOS:52205:1997:pin</text:p>
          </table:table-cell>
          <table:table-cell office:value-type="date" office:date-value="1997-06-28T00:00:00" table:style-name="ce30">
            <text:p>1997-06-28</text:p>
          </table:table-cell>
          <table:table-cell office:value-type="string" table:style-name="ce17">
            <text:p>VER_50</text:p>
          </table:table-cell>
          <table:table-cell table:number-columns-repeated="16381"/>
        </table:table-row>
        <table:table-row table:style-name="ro1">
          <table:table-cell office:value-type="string" table:style-name="ce20">
            <text:p>INIAV:2PORTOS:52205:1998:pin</text:p>
          </table:table-cell>
          <table:table-cell office:value-type="date" office:date-value="1998-07-28T00:00:00" table:style-name="ce30">
            <text:p>1998-07-28</text:p>
          </table:table-cell>
          <table:table-cell office:value-type="string" table:style-name="ce17">
            <text:p>VER_50</text:p>
          </table:table-cell>
          <table:table-cell table:number-columns-repeated="16381"/>
        </table:table-row>
        <table:table-row table:style-name="ro1">
          <table:table-cell office:value-type="string" table:style-name="ce20">
            <text:p>INIAV:2PORTOS:52205:1999:pin</text:p>
          </table:table-cell>
          <table:table-cell office:value-type="date" office:date-value="1999-07-30T00:00:00" table:style-name="ce30">
            <text:p>1999-07-30</text:p>
          </table:table-cell>
          <table:table-cell office:value-type="string" table:style-name="ce17">
            <text:p>VER_50</text:p>
          </table:table-cell>
          <table:table-cell table:number-columns-repeated="16381"/>
        </table:table-row>
        <table:table-row table:style-name="ro1">
          <table:table-cell office:value-type="string" table:style-name="ce20">
            <text:p>INIAV:2PORTOS:52205:2000:pin</text:p>
          </table:table-cell>
          <table:table-cell office:value-type="date" office:date-value="2000-07-30T00:00:00" table:style-name="ce30">
            <text:p>2000-07-30</text:p>
          </table:table-cell>
          <table:table-cell office:value-type="string" table:style-name="ce17">
            <text:p>VER_50</text:p>
          </table:table-cell>
          <table:table-cell table:number-columns-repeated="16381"/>
        </table:table-row>
        <table:table-row table:style-name="ro1">
          <table:table-cell office:value-type="string" table:style-name="ce20">
            <text:p>INIAV:2PORTOS:52205:2001:pin</text:p>
          </table:table-cell>
          <table:table-cell office:value-type="date" office:date-value="2001-07-20T00:00:00" table:style-name="ce30">
            <text:p>2001-07-20</text:p>
          </table:table-cell>
          <table:table-cell office:value-type="string" table:style-name="ce17">
            <text:p>VER_50</text:p>
          </table:table-cell>
          <table:table-cell table:number-columns-repeated="16381"/>
        </table:table-row>
        <table:table-row table:style-name="ro1">
          <table:table-cell office:value-type="string" table:style-name="ce20">
            <text:p>INIAV:2PORTOS:52205:2002:pin</text:p>
          </table:table-cell>
          <table:table-cell office:value-type="date" office:date-value="2002-07-24T00:00:00" table:style-name="ce30">
            <text:p>2002-07-24</text:p>
          </table:table-cell>
          <table:table-cell office:value-type="string" table:style-name="ce17">
            <text:p>VER_50</text:p>
          </table:table-cell>
          <table:table-cell table:number-columns-repeated="16381"/>
        </table:table-row>
        <table:table-row table:style-name="ro1">
          <table:table-cell office:value-type="string" table:style-name="ce20">
            <text:p>INIAV:2PORTOS:52205:2003:pin</text:p>
          </table:table-cell>
          <table:table-cell office:value-type="date" office:date-value="2003-07-26T00:00:00" table:style-name="ce30">
            <text:p>2003-07-26</text:p>
          </table:table-cell>
          <table:table-cell office:value-type="string" table:style-name="ce17">
            <text:p>VER_50</text:p>
          </table:table-cell>
          <table:table-cell table:number-columns-repeated="16381"/>
        </table:table-row>
        <table:table-row table:style-name="ro1">
          <table:table-cell office:value-type="string" table:style-name="ce20">
            <text:p>INIAV:2PORTOS:52205:2004:pin</text:p>
          </table:table-cell>
          <table:table-cell office:value-type="date" office:date-value="2004-07-26T00:00:00" table:style-name="ce30">
            <text:p>2004-07-26</text:p>
          </table:table-cell>
          <table:table-cell office:value-type="string" table:style-name="ce17">
            <text:p>VER_50</text:p>
          </table:table-cell>
          <table:table-cell table:number-columns-repeated="16381"/>
        </table:table-row>
        <table:table-row table:style-name="ro1">
          <table:table-cell office:value-type="string" table:style-name="ce20">
            <text:p>INIAV:2PORTOS:52205:2005:pin</text:p>
          </table:table-cell>
          <table:table-cell office:value-type="date" office:date-value="2005-07-26T00:00:00" table:style-name="ce30">
            <text:p>2005-07-26</text:p>
          </table:table-cell>
          <table:table-cell office:value-type="string" table:style-name="ce17">
            <text:p>VER_50</text:p>
          </table:table-cell>
          <table:table-cell table:number-columns-repeated="16381"/>
        </table:table-row>
        <table:table-row table:style-name="ro1">
          <table:table-cell office:value-type="string" table:style-name="ce20">
            <text:p>INIAV:2PORTOS:52205:2006:pin</text:p>
          </table:table-cell>
          <table:table-cell office:value-type="date" office:date-value="2006-07-24T00:00:00" table:style-name="ce30">
            <text:p>2006-07-24</text:p>
          </table:table-cell>
          <table:table-cell office:value-type="string" table:style-name="ce17">
            <text:p>VER_50</text:p>
          </table:table-cell>
          <table:table-cell table:number-columns-repeated="16381"/>
        </table:table-row>
        <table:table-row table:style-name="ro1">
          <table:table-cell office:value-type="string" table:style-name="ce20">
            <text:p>INIAV:2PORTOS:52206:1990:pin</text:p>
          </table:table-cell>
          <table:table-cell office:value-type="date" office:date-value="1990-08-06T00:00:00" table:style-name="ce30">
            <text:p>1990-08-06</text:p>
          </table:table-cell>
          <table:table-cell office:value-type="string" table:style-name="ce17">
            <text:p>VER_50</text:p>
          </table:table-cell>
          <table:table-cell table:number-columns-repeated="16381"/>
        </table:table-row>
        <table:table-row table:style-name="ro1">
          <table:table-cell office:value-type="string" table:style-name="ce20">
            <text:p>INIAV:2PORTOS:52206:1991:pin</text:p>
          </table:table-cell>
          <table:table-cell office:value-type="date" office:date-value="1991-08-12T00:00:00" table:style-name="ce30">
            <text:p>1991-08-12</text:p>
          </table:table-cell>
          <table:table-cell office:value-type="string" table:style-name="ce17">
            <text:p>VER_50</text:p>
          </table:table-cell>
          <table:table-cell table:number-columns-repeated="16381"/>
        </table:table-row>
        <table:table-row table:style-name="ro1">
          <table:table-cell office:value-type="string" table:style-name="ce20">
            <text:p>INIAV:2PORTOS:52206:1992:pin</text:p>
          </table:table-cell>
          <table:table-cell office:value-type="date" office:date-value="1992-08-13T00:00:00" table:style-name="ce30">
            <text:p>1992-08-13</text:p>
          </table:table-cell>
          <table:table-cell office:value-type="string" table:style-name="ce17">
            <text:p>VER_50</text:p>
          </table:table-cell>
          <table:table-cell table:number-columns-repeated="16381"/>
        </table:table-row>
        <table:table-row table:style-name="ro1">
          <table:table-cell office:value-type="string" table:style-name="ce20">
            <text:p>INIAV:2PORTOS:52206:1993:pin</text:p>
          </table:table-cell>
          <table:table-cell office:value-type="date" office:date-value="1993-08-23T00:00:00" table:style-name="ce30">
            <text:p>1993-08-23</text:p>
          </table:table-cell>
          <table:table-cell office:value-type="string" table:style-name="ce17">
            <text:p>VER_50</text:p>
          </table:table-cell>
          <table:table-cell table:number-columns-repeated="16381"/>
        </table:table-row>
        <table:table-row table:style-name="ro1">
          <table:table-cell office:value-type="string" table:style-name="ce20">
            <text:p>INIAV:2PORTOS:52206:1994:pin</text:p>
          </table:table-cell>
          <table:table-cell office:value-type="date" office:date-value="1994-08-12T00:00:00" table:style-name="ce30">
            <text:p>1994-08-12</text:p>
          </table:table-cell>
          <table:table-cell office:value-type="string" table:style-name="ce17">
            <text:p>VER_50</text:p>
          </table:table-cell>
          <table:table-cell table:number-columns-repeated="16381"/>
        </table:table-row>
        <table:table-row table:style-name="ro1">
          <table:table-cell office:value-type="string" table:style-name="ce20">
            <text:p>INIAV:2PORTOS:52206:1995:pin</text:p>
          </table:table-cell>
          <table:table-cell office:value-type="date" office:date-value="1995-07-27T00:00:00" table:style-name="ce30">
            <text:p>1995-07-27</text:p>
          </table:table-cell>
          <table:table-cell office:value-type="string" table:style-name="ce17">
            <text:p>VER_50</text:p>
          </table:table-cell>
          <table:table-cell table:number-columns-repeated="16381"/>
        </table:table-row>
        <table:table-row table:style-name="ro1">
          <table:table-cell office:value-type="string" table:style-name="ce20">
            <text:p>INIAV:2PORTOS:52206:1996:pin</text:p>
          </table:table-cell>
          <table:table-cell office:value-type="date" office:date-value="1996-08-09T00:00:00" table:style-name="ce30">
            <text:p>1996-08-09</text:p>
          </table:table-cell>
          <table:table-cell office:value-type="string" table:style-name="ce17">
            <text:p>VER_50</text:p>
          </table:table-cell>
          <table:table-cell table:number-columns-repeated="16381"/>
        </table:table-row>
        <table:table-row table:style-name="ro1">
          <table:table-cell office:value-type="string" table:style-name="ce20">
            <text:p>INIAV:2PORTOS:52206:1997:pin</text:p>
          </table:table-cell>
          <table:table-cell office:value-type="date" office:date-value="1997-07-15T00:00:00" table:style-name="ce30">
            <text:p>1997-07-15</text:p>
          </table:table-cell>
          <table:table-cell office:value-type="string" table:style-name="ce17">
            <text:p>VER_50</text:p>
          </table:table-cell>
          <table:table-cell table:number-columns-repeated="16381"/>
        </table:table-row>
        <table:table-row table:style-name="ro1">
          <table:table-cell office:value-type="string" table:style-name="ce20">
            <text:p>INIAV:2PORTOS:52206:1998:pin</text:p>
          </table:table-cell>
          <table:table-cell office:value-type="date" office:date-value="1998-08-10T00:00:00" table:style-name="ce30">
            <text:p>1998-08-10</text:p>
          </table:table-cell>
          <table:table-cell office:value-type="string" table:style-name="ce17">
            <text:p>VER_50</text:p>
          </table:table-cell>
          <table:table-cell table:number-columns-repeated="16381"/>
        </table:table-row>
        <table:table-row table:style-name="ro1">
          <table:table-cell office:value-type="string" table:style-name="ce20">
            <text:p>INIAV:2PORTOS:52206:1999:pin</text:p>
          </table:table-cell>
          <table:table-cell office:value-type="date" office:date-value="1999-08-10T00:00:00" table:style-name="ce30">
            <text:p>1999-08-10</text:p>
          </table:table-cell>
          <table:table-cell office:value-type="string" table:style-name="ce17">
            <text:p>VER_50</text:p>
          </table:table-cell>
          <table:table-cell table:number-columns-repeated="16381"/>
        </table:table-row>
        <table:table-row table:style-name="ro1">
          <table:table-cell office:value-type="string" table:style-name="ce20">
            <text:p>INIAV:2PORTOS:52206:2000:pin</text:p>
          </table:table-cell>
          <table:table-cell office:value-type="date" office:date-value="2000-08-14T00:00:00" table:style-name="ce30">
            <text:p>2000-08-14</text:p>
          </table:table-cell>
          <table:table-cell office:value-type="string" table:style-name="ce17">
            <text:p>VER_50</text:p>
          </table:table-cell>
          <table:table-cell table:number-columns-repeated="16381"/>
        </table:table-row>
        <table:table-row table:style-name="ro1">
          <table:table-cell office:value-type="string" table:style-name="ce20">
            <text:p>INIAV:2PORTOS:53006:1990:pin</text:p>
          </table:table-cell>
          <table:table-cell office:value-type="date" office:date-value="1990-08-06T00:00:00" table:style-name="ce30">
            <text:p>1990-08-06</text:p>
          </table:table-cell>
          <table:table-cell office:value-type="string" table:style-name="ce17">
            <text:p>VER_50</text:p>
          </table:table-cell>
          <table:table-cell table:number-columns-repeated="16381"/>
        </table:table-row>
        <table:table-row table:style-name="ro1">
          <table:table-cell office:value-type="string" table:style-name="ce20">
            <text:p>INIAV:2PORTOS:53006:1991:pin</text:p>
          </table:table-cell>
          <table:table-cell office:value-type="date" office:date-value="1991-08-13T00:00:00" table:style-name="ce30">
            <text:p>1991-08-13</text:p>
          </table:table-cell>
          <table:table-cell office:value-type="string" table:style-name="ce17">
            <text:p>VER_50</text:p>
          </table:table-cell>
          <table:table-cell table:number-columns-repeated="16381"/>
        </table:table-row>
        <table:table-row table:style-name="ro1">
          <table:table-cell office:value-type="string" table:style-name="ce20">
            <text:p>INIAV:2PORTOS:53006:1992:pin</text:p>
          </table:table-cell>
          <table:table-cell office:value-type="date" office:date-value="1992-08-13T00:00:00" table:style-name="ce30">
            <text:p>1992-08-13</text:p>
          </table:table-cell>
          <table:table-cell office:value-type="string" table:style-name="ce17">
            <text:p>VER_50</text:p>
          </table:table-cell>
          <table:table-cell table:number-columns-repeated="16381"/>
        </table:table-row>
        <table:table-row table:style-name="ro1">
          <table:table-cell office:value-type="string" table:style-name="ce20">
            <text:p>INIAV:2PORTOS:53006:1993:pin</text:p>
          </table:table-cell>
          <table:table-cell office:value-type="date" office:date-value="1993-08-17T00:00:00" table:style-name="ce30">
            <text:p>1993-08-17</text:p>
          </table:table-cell>
          <table:table-cell office:value-type="string" table:style-name="ce17">
            <text:p>VER_50</text:p>
          </table:table-cell>
          <table:table-cell table:number-columns-repeated="16381"/>
        </table:table-row>
        <table:table-row table:style-name="ro1">
          <table:table-cell office:value-type="string" table:style-name="ce20">
            <text:p>INIAV:2PORTOS:53006:1994:pin</text:p>
          </table:table-cell>
          <table:table-cell office:value-type="date" office:date-value="1994-08-04T00:00:00" table:style-name="ce30">
            <text:p>1994-08-04</text:p>
          </table:table-cell>
          <table:table-cell office:value-type="string" table:style-name="ce17">
            <text:p>VER_50</text:p>
          </table:table-cell>
          <table:table-cell table:number-columns-repeated="16381"/>
        </table:table-row>
        <table:table-row table:style-name="ro1">
          <table:table-cell office:value-type="string" table:style-name="ce20">
            <text:p>INIAV:2PORTOS:53006:1995:pin</text:p>
          </table:table-cell>
          <table:table-cell office:value-type="date" office:date-value="1995-07-27T00:00:00" table:style-name="ce30">
            <text:p>1995-07-27</text:p>
          </table:table-cell>
          <table:table-cell office:value-type="string" table:style-name="ce17">
            <text:p>VER_50</text:p>
          </table:table-cell>
          <table:table-cell table:number-columns-repeated="16381"/>
        </table:table-row>
        <table:table-row table:style-name="ro1">
          <table:table-cell office:value-type="string" table:style-name="ce20">
            <text:p>INIAV:2PORTOS:53006:1996:pin</text:p>
          </table:table-cell>
          <table:table-cell office:value-type="date" office:date-value="1996-08-05T00:00:00" table:style-name="ce30">
            <text:p>1996-08-05</text:p>
          </table:table-cell>
          <table:table-cell office:value-type="string" table:style-name="ce17">
            <text:p>VER_50</text:p>
          </table:table-cell>
          <table:table-cell table:number-columns-repeated="16381"/>
        </table:table-row>
        <table:table-row table:style-name="ro1">
          <table:table-cell office:value-type="string" table:style-name="ce20">
            <text:p>INIAV:2PORTOS:53006:1997:pin</text:p>
          </table:table-cell>
          <table:table-cell office:value-type="date" office:date-value="1997-07-14T00:00:00" table:style-name="ce30">
            <text:p>1997-07-14</text:p>
          </table:table-cell>
          <table:table-cell office:value-type="string" table:style-name="ce17">
            <text:p>VER_50</text:p>
          </table:table-cell>
          <table:table-cell table:number-columns-repeated="16381"/>
        </table:table-row>
        <table:table-row table:style-name="ro1">
          <table:table-cell office:value-type="string" table:style-name="ce20">
            <text:p>INIAV:2PORTOS:53006:1998:pin</text:p>
          </table:table-cell>
          <table:table-cell office:value-type="date" office:date-value="1998-08-07T00:00:00" table:style-name="ce30">
            <text:p>1998-08-07</text:p>
          </table:table-cell>
          <table:table-cell office:value-type="string" table:style-name="ce17">
            <text:p>VER_50</text:p>
          </table:table-cell>
          <table:table-cell table:number-columns-repeated="16381"/>
        </table:table-row>
        <table:table-row table:style-name="ro1">
          <table:table-cell office:value-type="string" table:style-name="ce20">
            <text:p>INIAV:2PORTOS:53006:1999:pin</text:p>
          </table:table-cell>
          <table:table-cell office:value-type="date" office:date-value="1999-08-09T00:00:00" table:style-name="ce30">
            <text:p>1999-08-09</text:p>
          </table:table-cell>
          <table:table-cell office:value-type="string" table:style-name="ce17">
            <text:p>VER_50</text:p>
          </table:table-cell>
          <table:table-cell table:number-columns-repeated="16381"/>
        </table:table-row>
        <table:table-row table:style-name="ro1">
          <table:table-cell office:value-type="string" table:style-name="ce20">
            <text:p>INIAV:2PORTOS:53006:2000:pin</text:p>
          </table:table-cell>
          <table:table-cell office:value-type="date" office:date-value="2000-08-14T00:00:00" table:style-name="ce30">
            <text:p>2000-08-14</text:p>
          </table:table-cell>
          <table:table-cell office:value-type="string" table:style-name="ce17">
            <text:p>VER_50</text:p>
          </table:table-cell>
          <table:table-cell table:number-columns-repeated="16381"/>
        </table:table-row>
        <table:table-row table:style-name="ro1">
          <table:table-cell office:value-type="string" table:style-name="ce20">
            <text:p>INIAV:2PORTOS:51902:1995:pin</text:p>
          </table:table-cell>
          <table:table-cell office:value-type="date" office:date-value="1995-08-07T00:00:00" table:style-name="ce30">
            <text:p>1995-08-07</text:p>
          </table:table-cell>
          <table:table-cell office:value-type="string" table:style-name="ce17">
            <text:p>VER_50</text:p>
          </table:table-cell>
          <table:table-cell table:number-columns-repeated="16381"/>
        </table:table-row>
        <table:table-row table:style-name="ro1">
          <table:table-cell office:value-type="string" table:style-name="ce20">
            <text:p>INIAV:2PORTOS:51902:1996:pin</text:p>
          </table:table-cell>
          <table:table-cell office:value-type="date" office:date-value="1996-08-12T00:00:00" table:style-name="ce30">
            <text:p>1996-08-12</text:p>
          </table:table-cell>
          <table:table-cell office:value-type="string" table:style-name="ce17">
            <text:p>VER_50</text:p>
          </table:table-cell>
          <table:table-cell table:number-columns-repeated="16381"/>
        </table:table-row>
        <table:table-row table:style-name="ro1">
          <table:table-cell office:value-type="string" table:style-name="ce20">
            <text:p>INIAV:2PORTOS:51902:1997:pin</text:p>
          </table:table-cell>
          <table:table-cell office:value-type="date" office:date-value="1997-07-17T00:00:00" table:style-name="ce30">
            <text:p>1997-07-17</text:p>
          </table:table-cell>
          <table:table-cell office:value-type="string" table:style-name="ce17">
            <text:p>VER_50</text:p>
          </table:table-cell>
          <table:table-cell table:number-columns-repeated="16381"/>
        </table:table-row>
        <table:table-row table:style-name="ro1">
          <table:table-cell office:value-type="string" table:style-name="ce20">
            <text:p>INIAV:2PORTOS:51902:1998:pin</text:p>
          </table:table-cell>
          <table:table-cell office:value-type="date" office:date-value="1998-08-10T00:00:00" table:style-name="ce30">
            <text:p>1998-08-10</text:p>
          </table:table-cell>
          <table:table-cell office:value-type="string" table:style-name="ce17">
            <text:p>VER_50</text:p>
          </table:table-cell>
          <table:table-cell table:number-columns-repeated="16381"/>
        </table:table-row>
        <table:table-row table:style-name="ro1">
          <table:table-cell office:value-type="string" table:style-name="ce20">
            <text:p>INIAV:2PORTOS:51902:1999:pin</text:p>
          </table:table-cell>
          <table:table-cell office:value-type="date" office:date-value="1999-08-13T00:00:00" table:style-name="ce30">
            <text:p>1999-08-13</text:p>
          </table:table-cell>
          <table:table-cell office:value-type="string" table:style-name="ce17">
            <text:p>VER_50</text:p>
          </table:table-cell>
          <table:table-cell table:number-columns-repeated="16381"/>
        </table:table-row>
        <table:table-row table:style-name="ro1">
          <table:table-cell office:value-type="string" table:style-name="ce20">
            <text:p>INIAV:2PORTOS:51902:2000:pin</text:p>
          </table:table-cell>
          <table:table-cell office:value-type="date" office:date-value="2000-08-16T00:00:00" table:style-name="ce30">
            <text:p>2000-08-16</text:p>
          </table:table-cell>
          <table:table-cell office:value-type="string" table:style-name="ce17">
            <text:p>VER_50</text:p>
          </table:table-cell>
          <table:table-cell table:number-columns-repeated="16381"/>
        </table:table-row>
        <table:table-row table:style-name="ro1">
          <table:table-cell office:value-type="string" table:style-name="ce20">
            <text:p>INIAV:2PORTOS:51902:2001:pin</text:p>
          </table:table-cell>
          <table:table-cell office:value-type="date" office:date-value="2001-08-03T00:00:00" table:style-name="ce30">
            <text:p>2001-08-03</text:p>
          </table:table-cell>
          <table:table-cell office:value-type="string" table:style-name="ce17">
            <text:p>VER_50</text:p>
          </table:table-cell>
          <table:table-cell table:number-columns-repeated="16381"/>
        </table:table-row>
        <table:table-row table:style-name="ro1">
          <table:table-cell office:value-type="string" table:style-name="ce20">
            <text:p>INIAV:2PORTOS:51902:2002:pin</text:p>
          </table:table-cell>
          <table:table-cell office:value-type="date" office:date-value="2002-08-10T00:00:00" table:style-name="ce30">
            <text:p>2002-08-10</text:p>
          </table:table-cell>
          <table:table-cell office:value-type="string" table:style-name="ce17">
            <text:p>VER_50</text:p>
          </table:table-cell>
          <table:table-cell table:number-columns-repeated="16381"/>
        </table:table-row>
        <table:table-row table:style-name="ro1">
          <table:table-cell office:value-type="string" table:style-name="ce20">
            <text:p>INIAV:2PORTOS:51902:2003:pin</text:p>
          </table:table-cell>
          <table:table-cell office:value-type="date" office:date-value="2003-08-11T00:00:00" table:style-name="ce30">
            <text:p>2003-08-11</text:p>
          </table:table-cell>
          <table:table-cell office:value-type="string" table:style-name="ce17">
            <text:p>VER_50</text:p>
          </table:table-cell>
          <table:table-cell table:number-columns-repeated="16381"/>
        </table:table-row>
        <table:table-row table:style-name="ro1">
          <table:table-cell office:value-type="string" table:style-name="ce20">
            <text:p>INIAV:2PORTOS:51902:2004:pin</text:p>
          </table:table-cell>
          <table:table-cell office:value-type="date" office:date-value="2004-08-09T00:00:00" table:style-name="ce30">
            <text:p>2004-08-09</text:p>
          </table:table-cell>
          <table:table-cell office:value-type="string" table:style-name="ce17">
            <text:p>VER_50</text:p>
          </table:table-cell>
          <table:table-cell table:number-columns-repeated="16381"/>
        </table:table-row>
        <table:table-row table:style-name="ro1">
          <table:table-cell office:value-type="string" table:style-name="ce20">
            <text:p>INIAV:2PORTOS:51902:2005:pin</text:p>
          </table:table-cell>
          <table:table-cell office:value-type="date" office:date-value="2005-08-08T00:00:00" table:style-name="ce30">
            <text:p>2005-08-08</text:p>
          </table:table-cell>
          <table:table-cell office:value-type="string" table:style-name="ce17">
            <text:p>VER_50</text:p>
          </table:table-cell>
          <table:table-cell table:number-columns-repeated="16381"/>
        </table:table-row>
        <table:table-row table:style-name="ro1">
          <table:table-cell office:value-type="string" table:style-name="ce20">
            <text:p>INIAV:2PORTOS:51902:2006:pin</text:p>
          </table:table-cell>
          <table:table-cell office:value-type="date" office:date-value="2006-08-08T00:00:00" table:style-name="ce30">
            <text:p>2006-08-08</text:p>
          </table:table-cell>
          <table:table-cell office:value-type="string" table:style-name="ce17">
            <text:p>VER_50</text:p>
          </table:table-cell>
          <table:table-cell table:number-columns-repeated="16381"/>
        </table:table-row>
        <table:table-row table:style-name="ro1">
          <table:table-cell office:value-type="string" table:style-name="ce20">
            <text:p>INIAV:2PORTOS:52311:1990:pin</text:p>
          </table:table-cell>
          <table:table-cell office:value-type="date" office:date-value="1990-08-17T00:00:00" table:style-name="ce30">
            <text:p>1990-08-17</text:p>
          </table:table-cell>
          <table:table-cell office:value-type="string" table:style-name="ce17">
            <text:p>VER_50</text:p>
          </table:table-cell>
          <table:table-cell table:number-columns-repeated="16381"/>
        </table:table-row>
        <table:table-row table:style-name="ro1">
          <table:table-cell office:value-type="string" table:style-name="ce20">
            <text:p>INIAV:2PORTOS:52311:1991:pin</text:p>
          </table:table-cell>
          <table:table-cell office:value-type="date" office:date-value="1991-08-23T00:00:00" table:style-name="ce30">
            <text:p>1991-08-23</text:p>
          </table:table-cell>
          <table:table-cell office:value-type="string" table:style-name="ce17">
            <text:p>VER_50</text:p>
          </table:table-cell>
          <table:table-cell table:number-columns-repeated="16381"/>
        </table:table-row>
        <table:table-row table:style-name="ro1">
          <table:table-cell office:value-type="string" table:style-name="ce20">
            <text:p>INIAV:2PORTOS:52311:1992:pin</text:p>
          </table:table-cell>
          <table:table-cell office:value-type="date" office:date-value="1992-08-31T00:00:00" table:style-name="ce30">
            <text:p>1992-08-31</text:p>
          </table:table-cell>
          <table:table-cell office:value-type="string" table:style-name="ce17">
            <text:p>VER_50</text:p>
          </table:table-cell>
          <table:table-cell table:number-columns-repeated="16381"/>
        </table:table-row>
        <table:table-row table:style-name="ro1">
          <table:table-cell office:value-type="string" table:style-name="ce20">
            <text:p>INIAV:2PORTOS:52311:1993:pin</text:p>
          </table:table-cell>
          <table:table-cell office:value-type="date" office:date-value="1993-08-26T00:00:00" table:style-name="ce30">
            <text:p>1993-08-26</text:p>
          </table:table-cell>
          <table:table-cell office:value-type="string" table:style-name="ce17">
            <text:p>VER_50</text:p>
          </table:table-cell>
          <table:table-cell table:number-columns-repeated="16381"/>
        </table:table-row>
        <table:table-row table:style-name="ro1">
          <table:table-cell office:value-type="string" table:style-name="ce20">
            <text:p>INIAV:2PORTOS:52311:1994:pin</text:p>
          </table:table-cell>
          <table:table-cell office:value-type="date" office:date-value="1994-08-12T00:00:00" table:style-name="ce30">
            <text:p>1994-08-12</text:p>
          </table:table-cell>
          <table:table-cell office:value-type="string" table:style-name="ce17">
            <text:p>VER_50</text:p>
          </table:table-cell>
          <table:table-cell table:number-columns-repeated="16381"/>
        </table:table-row>
        <table:table-row table:style-name="ro1">
          <table:table-cell office:value-type="string" table:style-name="ce20">
            <text:p>INIAV:2PORTOS:52311:1995:pin</text:p>
          </table:table-cell>
          <table:table-cell office:value-type="date" office:date-value="1995-08-11T00:00:00" table:style-name="ce30">
            <text:p>1995-08-11</text:p>
          </table:table-cell>
          <table:table-cell office:value-type="string" table:style-name="ce17">
            <text:p>VER_50</text:p>
          </table:table-cell>
          <table:table-cell table:number-columns-repeated="16381"/>
        </table:table-row>
        <table:table-row table:style-name="ro1">
          <table:table-cell office:value-type="string" table:style-name="ce20">
            <text:p>INIAV:2PORTOS:52311:1996:pin</text:p>
          </table:table-cell>
          <table:table-cell office:value-type="date" office:date-value="1996-08-23T00:00:00" table:style-name="ce30">
            <text:p>1996-08-23</text:p>
          </table:table-cell>
          <table:table-cell office:value-type="string" table:style-name="ce17">
            <text:p>VER_50</text:p>
          </table:table-cell>
          <table:table-cell table:number-columns-repeated="16381"/>
        </table:table-row>
        <table:table-row table:style-name="ro1">
          <table:table-cell office:value-type="string" table:style-name="ce20">
            <text:p>INIAV:2PORTOS:52311:1997:pin</text:p>
          </table:table-cell>
          <table:table-cell office:value-type="date" office:date-value="1997-07-21T00:00:00" table:style-name="ce30">
            <text:p>1997-07-21</text:p>
          </table:table-cell>
          <table:table-cell office:value-type="string" table:style-name="ce17">
            <text:p>VER_50</text:p>
          </table:table-cell>
          <table:table-cell table:number-columns-repeated="16381"/>
        </table:table-row>
        <table:table-row table:style-name="ro1">
          <table:table-cell office:value-type="string" table:style-name="ce20">
            <text:p>INIAV:2PORTOS:52311:1998:pin</text:p>
          </table:table-cell>
          <table:table-cell office:value-type="date" office:date-value="1998-08-26T00:00:00" table:style-name="ce30">
            <text:p>1998-08-26</text:p>
          </table:table-cell>
          <table:table-cell office:value-type="string" table:style-name="ce17">
            <text:p>VER_50</text:p>
          </table:table-cell>
          <table:table-cell table:number-columns-repeated="16381"/>
        </table:table-row>
        <table:table-row table:style-name="ro1">
          <table:table-cell office:value-type="string" table:style-name="ce20">
            <text:p>INIAV:2PORTOS:52311:1999:pin</text:p>
          </table:table-cell>
          <table:table-cell office:value-type="date" office:date-value="1999-08-20T00:00:00" table:style-name="ce30">
            <text:p>1999-08-20</text:p>
          </table:table-cell>
          <table:table-cell office:value-type="string" table:style-name="ce17">
            <text:p>VER_50</text:p>
          </table:table-cell>
          <table:table-cell table:number-columns-repeated="16381"/>
        </table:table-row>
        <table:table-row table:style-name="ro1">
          <table:table-cell office:value-type="string" table:style-name="ce20">
            <text:p>INIAV:2PORTOS:52311:2000:pin</text:p>
          </table:table-cell>
          <table:table-cell office:value-type="date" office:date-value="2000-08-21T00:00:00" table:style-name="ce30">
            <text:p>2000-08-21</text:p>
          </table:table-cell>
          <table:table-cell office:value-type="string" table:style-name="ce17">
            <text:p>VER_50</text:p>
          </table:table-cell>
          <table:table-cell table:number-columns-repeated="16381"/>
        </table:table-row>
        <table:table-row table:style-name="ro1">
          <table:table-cell office:value-type="string" table:style-name="ce20">
            <text:p>INIAV:2PORTOS:AB:1990:pin</text:p>
          </table:table-cell>
          <table:table-cell office:value-type="date" office:date-value="1990-08-20T00:00:00" table:style-name="ce30">
            <text:p>1990-08-20</text:p>
          </table:table-cell>
          <table:table-cell office:value-type="string" table:style-name="ce17">
            <text:p>VER_50</text:p>
          </table:table-cell>
          <table:table-cell table:number-columns-repeated="16381"/>
        </table:table-row>
        <table:table-row table:style-name="ro1">
          <table:table-cell office:value-type="string" table:style-name="ce20">
            <text:p>INIAV:2PORTOS:AB:1991:pin</text:p>
          </table:table-cell>
          <table:table-cell office:value-type="date" office:date-value="1991-08-21T00:00:00" table:style-name="ce30">
            <text:p>1991-08-21</text:p>
          </table:table-cell>
          <table:table-cell office:value-type="string" table:style-name="ce17">
            <text:p>VER_50</text:p>
          </table:table-cell>
          <table:table-cell table:number-columns-repeated="16381"/>
        </table:table-row>
        <table:table-row table:style-name="ro1">
          <table:table-cell office:value-type="string" table:style-name="ce20">
            <text:p>INIAV:2PORTOS:AB:1992:pin</text:p>
          </table:table-cell>
          <table:table-cell office:value-type="date" office:date-value="1992-08-17T00:00:00" table:style-name="ce30">
            <text:p>1992-08-17</text:p>
          </table:table-cell>
          <table:table-cell office:value-type="string" table:style-name="ce17">
            <text:p>VER_50</text:p>
          </table:table-cell>
          <table:table-cell table:number-columns-repeated="16381"/>
        </table:table-row>
        <table:table-row table:style-name="ro1">
          <table:table-cell office:value-type="string" table:style-name="ce20">
            <text:p>INIAV:2PORTOS:AB:1993:pin</text:p>
          </table:table-cell>
          <table:table-cell office:value-type="date" office:date-value="1993-08-26T00:00:00" table:style-name="ce30">
            <text:p>1993-08-26</text:p>
          </table:table-cell>
          <table:table-cell office:value-type="string" table:style-name="ce17">
            <text:p>VER_50</text:p>
          </table:table-cell>
          <table:table-cell table:number-columns-repeated="16381"/>
        </table:table-row>
        <table:table-row table:style-name="ro1">
          <table:table-cell office:value-type="string" table:style-name="ce20">
            <text:p>INIAV:2PORTOS:AB:1994:pin</text:p>
          </table:table-cell>
          <table:table-cell office:value-type="date" office:date-value="1994-08-12T00:00:00" table:style-name="ce30">
            <text:p>1994-08-12</text:p>
          </table:table-cell>
          <table:table-cell office:value-type="string" table:style-name="ce17">
            <text:p>VER_50</text:p>
          </table:table-cell>
          <table:table-cell table:number-columns-repeated="16381"/>
        </table:table-row>
        <table:table-row table:style-name="ro1">
          <table:table-cell office:value-type="string" table:style-name="ce20">
            <text:p>INIAV:2PORTOS:AB:1995:pin</text:p>
          </table:table-cell>
          <table:table-cell office:value-type="date" office:date-value="1995-08-16T00:00:00" table:style-name="ce30">
            <text:p>1995-08-16</text:p>
          </table:table-cell>
          <table:table-cell office:value-type="string" table:style-name="ce17">
            <text:p>VER_50</text:p>
          </table:table-cell>
          <table:table-cell table:number-columns-repeated="16381"/>
        </table:table-row>
        <table:table-row table:style-name="ro1">
          <table:table-cell office:value-type="string" table:style-name="ce20">
            <text:p>INIAV:2PORTOS:AB:1996:pin</text:p>
          </table:table-cell>
          <table:table-cell office:value-type="date" office:date-value="1996-08-26T00:00:00" table:style-name="ce30">
            <text:p>1996-08-26</text:p>
          </table:table-cell>
          <table:table-cell office:value-type="string" table:style-name="ce17">
            <text:p>VER_50</text:p>
          </table:table-cell>
          <table:table-cell table:number-columns-repeated="16381"/>
        </table:table-row>
        <table:table-row table:style-name="ro1">
          <table:table-cell office:value-type="string" table:style-name="ce20">
            <text:p>INIAV:2PORTOS:AB:1997:pin</text:p>
          </table:table-cell>
          <table:table-cell office:value-type="date" office:date-value="1997-07-22T00:00:00" table:style-name="ce30">
            <text:p>1997-07-22</text:p>
          </table:table-cell>
          <table:table-cell office:value-type="string" table:style-name="ce17">
            <text:p>VER_50</text:p>
          </table:table-cell>
          <table:table-cell table:number-columns-repeated="16381"/>
        </table:table-row>
        <table:table-row table:style-name="ro1">
          <table:table-cell office:value-type="string" table:style-name="ce20">
            <text:p>INIAV:2PORTOS:AB:1998:pin</text:p>
          </table:table-cell>
          <table:table-cell office:value-type="string" table:style-name="ce5">
            <text:p>NA</text:p>
          </table:table-cell>
          <table:table-cell office:value-type="string" table:style-name="ce17">
            <text:p>VER_50</text:p>
          </table:table-cell>
          <table:table-cell table:number-columns-repeated="16381"/>
        </table:table-row>
        <table:table-row table:style-name="ro1">
          <table:table-cell office:value-type="string" table:style-name="ce20">
            <text:p>INIAV:2PORTOS:AB:1999:pin</text:p>
          </table:table-cell>
          <table:table-cell office:value-type="date" office:date-value="1999-08-13T00:00:00" table:style-name="ce30">
            <text:p>1999-08-13</text:p>
          </table:table-cell>
          <table:table-cell office:value-type="string" table:style-name="ce17">
            <text:p>VER_50</text:p>
          </table:table-cell>
          <table:table-cell table:number-columns-repeated="16381"/>
        </table:table-row>
        <table:table-row table:style-name="ro1">
          <table:table-cell office:value-type="string" table:style-name="ce20">
            <text:p>INIAV:2PORTOS:AB:2000:pin</text:p>
          </table:table-cell>
          <table:table-cell office:value-type="date" office:date-value="2000-08-21T00:00:00" table:style-name="ce30">
            <text:p>2000-08-21</text:p>
          </table:table-cell>
          <table:table-cell office:value-type="string" table:style-name="ce17">
            <text:p>VER_50</text:p>
          </table:table-cell>
          <table:table-cell table:number-columns-repeated="16381"/>
        </table:table-row>
        <table:table-row table:style-name="ro1">
          <table:table-cell office:value-type="string" table:style-name="ce20">
            <text:p>INIAV:2PORTOS:52016:1995:pin</text:p>
          </table:table-cell>
          <table:table-cell office:value-type="date" office:date-value="1995-07-27T00:00:00" table:style-name="ce30">
            <text:p>1995-07-27</text:p>
          </table:table-cell>
          <table:table-cell office:value-type="string" table:style-name="ce17">
            <text:p>VER_50</text:p>
          </table:table-cell>
          <table:table-cell table:number-columns-repeated="16381"/>
        </table:table-row>
        <table:table-row table:style-name="ro1">
          <table:table-cell office:value-type="string" table:style-name="ce20">
            <text:p>INIAV:2PORTOS:52016:1996:pin</text:p>
          </table:table-cell>
          <table:table-cell office:value-type="date" office:date-value="1996-08-08T00:00:00" table:style-name="ce30">
            <text:p>1996-08-08</text:p>
          </table:table-cell>
          <table:table-cell office:value-type="string" table:style-name="ce17">
            <text:p>VER_50</text:p>
          </table:table-cell>
          <table:table-cell table:number-columns-repeated="16381"/>
        </table:table-row>
        <table:table-row table:style-name="ro1">
          <table:table-cell office:value-type="string" table:style-name="ce20">
            <text:p>INIAV:2PORTOS:52016:1997:pin</text:p>
          </table:table-cell>
          <table:table-cell office:value-type="date" office:date-value="1997-07-12T00:00:00" table:style-name="ce30">
            <text:p>1997-07-12</text:p>
          </table:table-cell>
          <table:table-cell office:value-type="string" table:style-name="ce17">
            <text:p>VER_50</text:p>
          </table:table-cell>
          <table:table-cell table:number-columns-repeated="16381"/>
        </table:table-row>
        <table:table-row table:style-name="ro1">
          <table:table-cell office:value-type="string" table:style-name="ce20">
            <text:p>INIAV:2PORTOS:52016:1998:pin</text:p>
          </table:table-cell>
          <table:table-cell office:value-type="date" office:date-value="1998-08-07T00:00:00" table:style-name="ce30">
            <text:p>1998-08-07</text:p>
          </table:table-cell>
          <table:table-cell office:value-type="string" table:style-name="ce17">
            <text:p>VER_50</text:p>
          </table:table-cell>
          <table:table-cell table:number-columns-repeated="16381"/>
        </table:table-row>
        <table:table-row table:style-name="ro1">
          <table:table-cell office:value-type="string" table:style-name="ce20">
            <text:p>INIAV:2PORTOS:52016:1999:pin</text:p>
          </table:table-cell>
          <table:table-cell office:value-type="date" office:date-value="1999-08-09T00:00:00" table:style-name="ce30">
            <text:p>1999-08-09</text:p>
          </table:table-cell>
          <table:table-cell office:value-type="string" table:style-name="ce17">
            <text:p>VER_50</text:p>
          </table:table-cell>
          <table:table-cell table:number-columns-repeated="16381"/>
        </table:table-row>
        <table:table-row table:style-name="ro1">
          <table:table-cell office:value-type="string" table:style-name="ce20">
            <text:p>INIAV:2PORTOS:52016:2000:pin</text:p>
          </table:table-cell>
          <table:table-cell office:value-type="date" office:date-value="2000-08-13T00:00:00" table:style-name="ce30">
            <text:p>2000-08-13</text:p>
          </table:table-cell>
          <table:table-cell office:value-type="string" table:style-name="ce17">
            <text:p>VER_50</text:p>
          </table:table-cell>
          <table:table-cell table:number-columns-repeated="16381"/>
        </table:table-row>
        <table:table-row table:style-name="ro1">
          <table:table-cell office:value-type="string" table:style-name="ce20">
            <text:p>INIAV:2PORTOS:52016:2001:pin</text:p>
          </table:table-cell>
          <table:table-cell office:value-type="date" office:date-value="2001-07-31T00:00:00" table:style-name="ce30">
            <text:p>2001-07-31</text:p>
          </table:table-cell>
          <table:table-cell office:value-type="string" table:style-name="ce17">
            <text:p>VER_50</text:p>
          </table:table-cell>
          <table:table-cell table:number-columns-repeated="16381"/>
        </table:table-row>
        <table:table-row table:style-name="ro1">
          <table:table-cell office:value-type="string" table:style-name="ce20">
            <text:p>INIAV:2PORTOS:52016:2002:pin</text:p>
          </table:table-cell>
          <table:table-cell office:value-type="date" office:date-value="2002-08-22T00:00:00" table:style-name="ce30">
            <text:p>2002-08-22</text:p>
          </table:table-cell>
          <table:table-cell office:value-type="string" table:style-name="ce17">
            <text:p>VER_50</text:p>
          </table:table-cell>
          <table:table-cell table:number-columns-repeated="16381"/>
        </table:table-row>
        <table:table-row table:style-name="ro1">
          <table:table-cell office:value-type="string" table:style-name="ce20">
            <text:p>INIAV:2PORTOS:52016:2003:pin</text:p>
          </table:table-cell>
          <table:table-cell office:value-type="date" office:date-value="2003-08-13T00:00:00" table:style-name="ce30">
            <text:p>2003-08-13</text:p>
          </table:table-cell>
          <table:table-cell office:value-type="string" table:style-name="ce17">
            <text:p>VER_50</text:p>
          </table:table-cell>
          <table:table-cell table:number-columns-repeated="16381"/>
        </table:table-row>
        <table:table-row table:style-name="ro1">
          <table:table-cell office:value-type="string" table:style-name="ce20">
            <text:p>INIAV:2PORTOS:52016:2004:pin</text:p>
          </table:table-cell>
          <table:table-cell office:value-type="date" office:date-value="2004-08-20T00:00:00" table:style-name="ce30">
            <text:p>2004-08-20</text:p>
          </table:table-cell>
          <table:table-cell office:value-type="string" table:style-name="ce17">
            <text:p>VER_50</text:p>
          </table:table-cell>
          <table:table-cell table:number-columns-repeated="16381"/>
        </table:table-row>
        <table:table-row table:style-name="ro1">
          <table:table-cell office:value-type="string" table:style-name="ce20">
            <text:p>INIAV:2PORTOS:52016:2005:pin</text:p>
          </table:table-cell>
          <table:table-cell office:value-type="date" office:date-value="2005-08-22T00:00:00" table:style-name="ce30">
            <text:p>2005-08-22</text:p>
          </table:table-cell>
          <table:table-cell office:value-type="string" table:style-name="ce17">
            <text:p>VER_50</text:p>
          </table:table-cell>
          <table:table-cell table:number-columns-repeated="16381"/>
        </table:table-row>
        <table:table-row table:style-name="ro1">
          <table:table-cell office:value-type="string" table:style-name="ce20">
            <text:p>INIAV:2PORTOS:52016:2006:pin</text:p>
          </table:table-cell>
          <table:table-cell office:value-type="date" office:date-value="2006-08-18T00:00:00" table:style-name="ce30">
            <text:p>2006-08-18</text:p>
          </table:table-cell>
          <table:table-cell office:value-type="string" table:style-name="ce17">
            <text:p>VER_50</text:p>
          </table:table-cell>
          <table:table-cell table:number-columns-repeated="16381"/>
        </table:table-row>
        <table:table-row table:style-name="ro1">
          <table:table-cell office:value-type="string" table:style-name="ce20">
            <text:p>INIAV:2PORTOS:BB:1990:pin</text:p>
          </table:table-cell>
          <table:table-cell office:value-type="date" office:date-value="1990-08-09T00:00:00" table:style-name="ce30">
            <text:p>1990-08-09</text:p>
          </table:table-cell>
          <table:table-cell office:value-type="string" table:style-name="ce17">
            <text:p>VER_50</text:p>
          </table:table-cell>
          <table:table-cell table:number-columns-repeated="16381"/>
        </table:table-row>
        <table:table-row table:style-name="ro1">
          <table:table-cell office:value-type="string" table:style-name="ce20">
            <text:p>INIAV:2PORTOS:BB:1991:pin</text:p>
          </table:table-cell>
          <table:table-cell office:value-type="date" office:date-value="1991-08-12T00:00:00" table:style-name="ce30">
            <text:p>1991-08-12</text:p>
          </table:table-cell>
          <table:table-cell office:value-type="string" table:style-name="ce17">
            <text:p>VER_50</text:p>
          </table:table-cell>
          <table:table-cell table:number-columns-repeated="16381"/>
        </table:table-row>
        <table:table-row table:style-name="ro1">
          <table:table-cell office:value-type="string" table:style-name="ce20">
            <text:p>INIAV:2PORTOS:BB:1992:pin</text:p>
          </table:table-cell>
          <table:table-cell office:value-type="date" office:date-value="1992-08-10T00:00:00" table:style-name="ce30">
            <text:p>1992-08-10</text:p>
          </table:table-cell>
          <table:table-cell office:value-type="string" table:style-name="ce17">
            <text:p>VER_50</text:p>
          </table:table-cell>
          <table:table-cell table:number-columns-repeated="16381"/>
        </table:table-row>
        <table:table-row table:style-name="ro1">
          <table:table-cell office:value-type="string" table:style-name="ce20">
            <text:p>INIAV:2PORTOS:BB:1993:pin</text:p>
          </table:table-cell>
          <table:table-cell office:value-type="date" office:date-value="1993-08-20T00:00:00" table:style-name="ce30">
            <text:p>1993-08-20</text:p>
          </table:table-cell>
          <table:table-cell office:value-type="string" table:style-name="ce17">
            <text:p>VER_50</text:p>
          </table:table-cell>
          <table:table-cell table:number-columns-repeated="16381"/>
        </table:table-row>
        <table:table-row table:style-name="ro1">
          <table:table-cell office:value-type="string" table:style-name="ce20">
            <text:p>INIAV:2PORTOS:BB:1994:pin</text:p>
          </table:table-cell>
          <table:table-cell office:value-type="date" office:date-value="1994-08-11T00:00:00" table:style-name="ce30">
            <text:p>1994-08-11</text:p>
          </table:table-cell>
          <table:table-cell office:value-type="string" table:style-name="ce17">
            <text:p>VER_50</text:p>
          </table:table-cell>
          <table:table-cell table:number-columns-repeated="16381"/>
        </table:table-row>
        <table:table-row table:style-name="ro1">
          <table:table-cell office:value-type="string" table:style-name="ce20">
            <text:p>INIAV:2PORTOS:BB:1995:pin</text:p>
          </table:table-cell>
          <table:table-cell office:value-type="date" office:date-value="1995-07-27T00:00:00" table:style-name="ce30">
            <text:p>1995-07-27</text:p>
          </table:table-cell>
          <table:table-cell office:value-type="string" table:style-name="ce17">
            <text:p>VER_50</text:p>
          </table:table-cell>
          <table:table-cell table:number-columns-repeated="16381"/>
        </table:table-row>
        <table:table-row table:style-name="ro1">
          <table:table-cell office:value-type="string" table:style-name="ce20">
            <text:p>INIAV:2PORTOS:BB:1996:pin</text:p>
          </table:table-cell>
          <table:table-cell office:value-type="date" office:date-value="1996-08-14T00:00:00" table:style-name="ce30">
            <text:p>1996-08-14</text:p>
          </table:table-cell>
          <table:table-cell office:value-type="string" table:style-name="ce17">
            <text:p>VER_50</text:p>
          </table:table-cell>
          <table:table-cell table:number-columns-repeated="16381"/>
        </table:table-row>
        <table:table-row table:style-name="ro1">
          <table:table-cell office:value-type="string" table:style-name="ce20">
            <text:p>INIAV:2PORTOS:BB:1997:pin</text:p>
          </table:table-cell>
          <table:table-cell office:value-type="date" office:date-value="1997-07-15T00:00:00" table:style-name="ce30">
            <text:p>1997-07-15</text:p>
          </table:table-cell>
          <table:table-cell office:value-type="string" table:style-name="ce17">
            <text:p>VER_50</text:p>
          </table:table-cell>
          <table:table-cell table:number-columns-repeated="16381"/>
        </table:table-row>
        <table:table-row table:style-name="ro1">
          <table:table-cell office:value-type="string" table:style-name="ce20">
            <text:p>INIAV:2PORTOS:BB:1998:pin</text:p>
          </table:table-cell>
          <table:table-cell office:value-type="date" office:date-value="1998-08-10T00:00:00" table:style-name="ce30">
            <text:p>1998-08-10</text:p>
          </table:table-cell>
          <table:table-cell office:value-type="string" table:style-name="ce17">
            <text:p>VER_50</text:p>
          </table:table-cell>
          <table:table-cell table:number-columns-repeated="16381"/>
        </table:table-row>
        <table:table-row table:style-name="ro1">
          <table:table-cell office:value-type="string" table:style-name="ce20">
            <text:p>INIAV:2PORTOS:BB:1999:pin</text:p>
          </table:table-cell>
          <table:table-cell office:value-type="date" office:date-value="1999-08-13T00:00:00" table:style-name="ce30">
            <text:p>1999-08-13</text:p>
          </table:table-cell>
          <table:table-cell office:value-type="string" table:style-name="ce17">
            <text:p>VER_50</text:p>
          </table:table-cell>
          <table:table-cell table:number-columns-repeated="16381"/>
        </table:table-row>
        <table:table-row table:style-name="ro1">
          <table:table-cell office:value-type="string" table:style-name="ce20">
            <text:p>INIAV:2PORTOS:BB:2000:pin</text:p>
          </table:table-cell>
          <table:table-cell office:value-type="date" office:date-value="2000-08-12T00:00:00" table:style-name="ce30">
            <text:p>2000-08-12</text:p>
          </table:table-cell>
          <table:table-cell office:value-type="string" table:style-name="ce17">
            <text:p>VER_50</text:p>
          </table:table-cell>
          <table:table-cell table:number-columns-repeated="16381"/>
        </table:table-row>
        <table:table-row table:style-name="ro1">
          <table:table-cell office:value-type="string" table:style-name="ce20">
            <text:p>INIAV:2PORTOS:52007:1995:pin</text:p>
          </table:table-cell>
          <table:table-cell office:value-type="date" office:date-value="1995-08-07T00:00:00" table:style-name="ce30">
            <text:p>1995-08-07</text:p>
          </table:table-cell>
          <table:table-cell office:value-type="string" table:style-name="ce17">
            <text:p>VER_50</text:p>
          </table:table-cell>
          <table:table-cell table:number-columns-repeated="16381"/>
        </table:table-row>
        <table:table-row table:style-name="ro1">
          <table:table-cell office:value-type="string" table:style-name="ce20">
            <text:p>INIAV:2PORTOS:52007:1996:pin</text:p>
          </table:table-cell>
          <table:table-cell office:value-type="date" office:date-value="1996-08-19T00:00:00" table:style-name="ce30">
            <text:p>1996-08-19</text:p>
          </table:table-cell>
          <table:table-cell office:value-type="string" table:style-name="ce17">
            <text:p>VER_50</text:p>
          </table:table-cell>
          <table:table-cell table:number-columns-repeated="16381"/>
        </table:table-row>
        <table:table-row table:style-name="ro1">
          <table:table-cell office:value-type="string" table:style-name="ce20">
            <text:p>INIAV:2PORTOS:52007:1997:pin</text:p>
          </table:table-cell>
          <table:table-cell office:value-type="date" office:date-value="1997-07-17T00:00:00" table:style-name="ce30">
            <text:p>1997-07-17</text:p>
          </table:table-cell>
          <table:table-cell office:value-type="string" table:style-name="ce17">
            <text:p>VER_50</text:p>
          </table:table-cell>
          <table:table-cell table:number-columns-repeated="16381"/>
        </table:table-row>
        <table:table-row table:style-name="ro1">
          <table:table-cell office:value-type="string" table:style-name="ce20">
            <text:p>INIAV:2PORTOS:52007:1998:pin</text:p>
          </table:table-cell>
          <table:table-cell office:value-type="date" office:date-value="1998-08-10T00:00:00" table:style-name="ce30">
            <text:p>1998-08-10</text:p>
          </table:table-cell>
          <table:table-cell office:value-type="string" table:style-name="ce17">
            <text:p>VER_50</text:p>
          </table:table-cell>
          <table:table-cell table:number-columns-repeated="16381"/>
        </table:table-row>
        <table:table-row table:style-name="ro1">
          <table:table-cell office:value-type="string" table:style-name="ce20">
            <text:p>INIAV:2PORTOS:52007:1999:pin</text:p>
          </table:table-cell>
          <table:table-cell office:value-type="date" office:date-value="1999-08-06T00:00:00" table:style-name="ce30">
            <text:p>1999-08-06</text:p>
          </table:table-cell>
          <table:table-cell office:value-type="string" table:style-name="ce17">
            <text:p>VER_50</text:p>
          </table:table-cell>
          <table:table-cell table:number-columns-repeated="16381"/>
        </table:table-row>
        <table:table-row table:style-name="ro1">
          <table:table-cell office:value-type="string" table:style-name="ce20">
            <text:p>INIAV:2PORTOS:52007:2000:pin</text:p>
          </table:table-cell>
          <table:table-cell office:value-type="date" office:date-value="2000-08-14T00:00:00" table:style-name="ce30">
            <text:p>2000-08-14</text:p>
          </table:table-cell>
          <table:table-cell office:value-type="string" table:style-name="ce17">
            <text:p>VER_50</text:p>
          </table:table-cell>
          <table:table-cell table:number-columns-repeated="16381"/>
        </table:table-row>
        <table:table-row table:style-name="ro1">
          <table:table-cell office:value-type="string" table:style-name="ce20">
            <text:p>INIAV:2PORTOS:52007:2001:pin</text:p>
          </table:table-cell>
          <table:table-cell office:value-type="date" office:date-value="2001-08-03T00:00:00" table:style-name="ce30">
            <text:p>2001-08-03</text:p>
          </table:table-cell>
          <table:table-cell office:value-type="string" table:style-name="ce17">
            <text:p>VER_50</text:p>
          </table:table-cell>
          <table:table-cell table:number-columns-repeated="16381"/>
        </table:table-row>
        <table:table-row table:style-name="ro1">
          <table:table-cell office:value-type="string" table:style-name="ce20">
            <text:p>INIAV:2PORTOS:52007:2002:pin</text:p>
          </table:table-cell>
          <table:table-cell office:value-type="date" office:date-value="2002-08-16T00:00:00" table:style-name="ce30">
            <text:p>2002-08-16</text:p>
          </table:table-cell>
          <table:table-cell office:value-type="string" table:style-name="ce17">
            <text:p>VER_50</text:p>
          </table:table-cell>
          <table:table-cell table:number-columns-repeated="16381"/>
        </table:table-row>
        <table:table-row table:style-name="ro1">
          <table:table-cell office:value-type="string" table:style-name="ce20">
            <text:p>INIAV:2PORTOS:52007:2003:pin</text:p>
          </table:table-cell>
          <table:table-cell office:value-type="date" office:date-value="2003-08-12T00:00:00" table:style-name="ce30">
            <text:p>2003-08-12</text:p>
          </table:table-cell>
          <table:table-cell office:value-type="string" table:style-name="ce17">
            <text:p>VER_50</text:p>
          </table:table-cell>
          <table:table-cell table:number-columns-repeated="16381"/>
        </table:table-row>
        <table:table-row table:style-name="ro1">
          <table:table-cell office:value-type="string" table:style-name="ce20">
            <text:p>INIAV:2PORTOS:52007:2004:pin</text:p>
          </table:table-cell>
          <table:table-cell office:value-type="date" office:date-value="2004-08-16T00:00:00" table:style-name="ce30">
            <text:p>2004-08-16</text:p>
          </table:table-cell>
          <table:table-cell office:value-type="string" table:style-name="ce17">
            <text:p>VER_50</text:p>
          </table:table-cell>
          <table:table-cell table:number-columns-repeated="16381"/>
        </table:table-row>
        <table:table-row table:style-name="ro1">
          <table:table-cell office:value-type="string" table:style-name="ce20">
            <text:p>INIAV:2PORTOS:52007:2005:pin</text:p>
          </table:table-cell>
          <table:table-cell office:value-type="date" office:date-value="2005-08-16T00:00:00" table:style-name="ce30">
            <text:p>2005-08-16</text:p>
          </table:table-cell>
          <table:table-cell office:value-type="string" table:style-name="ce17">
            <text:p>VER_50</text:p>
          </table:table-cell>
          <table:table-cell table:number-columns-repeated="16381"/>
        </table:table-row>
        <table:table-row table:style-name="ro1">
          <table:table-cell office:value-type="string" table:style-name="ce20">
            <text:p>INIAV:2PORTOS:52007:2006:pin</text:p>
          </table:table-cell>
          <table:table-cell office:value-type="date" office:date-value="2006-08-14T00:00:00" table:style-name="ce30">
            <text:p>2006-08-14</text:p>
          </table:table-cell>
          <table:table-cell office:value-type="string" table:style-name="ce17">
            <text:p>VER_50</text:p>
          </table:table-cell>
          <table:table-cell table:number-columns-repeated="16381"/>
        </table:table-row>
        <table:table-row table:style-name="ro1">
          <table:table-cell office:value-type="string" table:style-name="ce20">
            <text:p>INIAV:2PORTOS:52316:1995:pin</text:p>
          </table:table-cell>
          <table:table-cell office:value-type="date" office:date-value="1995-08-10T00:00:00" table:style-name="ce30">
            <text:p>1995-08-10</text:p>
          </table:table-cell>
          <table:table-cell office:value-type="string" table:style-name="ce17">
            <text:p>VER_50</text:p>
          </table:table-cell>
          <table:table-cell table:number-columns-repeated="16381"/>
        </table:table-row>
        <table:table-row table:style-name="ro1">
          <table:table-cell office:value-type="string" table:style-name="ce20">
            <text:p>INIAV:2PORTOS:52316:1996:pin</text:p>
          </table:table-cell>
          <table:table-cell office:value-type="date" office:date-value="1996-08-22T00:00:00" table:style-name="ce30">
            <text:p>1996-08-22</text:p>
          </table:table-cell>
          <table:table-cell office:value-type="string" table:style-name="ce17">
            <text:p>VER_50</text:p>
          </table:table-cell>
          <table:table-cell table:number-columns-repeated="16381"/>
        </table:table-row>
        <table:table-row table:style-name="ro1">
          <table:table-cell office:value-type="string" table:style-name="ce20">
            <text:p>INIAV:2PORTOS:52316:1997:pin</text:p>
          </table:table-cell>
          <table:table-cell office:value-type="date" office:date-value="1997-07-21T00:00:00" table:style-name="ce30">
            <text:p>1997-07-21</text:p>
          </table:table-cell>
          <table:table-cell office:value-type="string" table:style-name="ce17">
            <text:p>VER_50</text:p>
          </table:table-cell>
          <table:table-cell table:number-columns-repeated="16381"/>
        </table:table-row>
        <table:table-row table:style-name="ro1">
          <table:table-cell office:value-type="string" table:style-name="ce20">
            <text:p>INIAV:2PORTOS:52316:1998:pin</text:p>
          </table:table-cell>
          <table:table-cell office:value-type="date" office:date-value="1998-08-17T00:00:00" table:style-name="ce30">
            <text:p>1998-08-17</text:p>
          </table:table-cell>
          <table:table-cell office:value-type="string" table:style-name="ce17">
            <text:p>VER_50</text:p>
          </table:table-cell>
          <table:table-cell table:number-columns-repeated="16381"/>
        </table:table-row>
        <table:table-row table:style-name="ro1">
          <table:table-cell office:value-type="string" table:style-name="ce20">
            <text:p>INIAV:2PORTOS:52316:1999:pin</text:p>
          </table:table-cell>
          <table:table-cell office:value-type="date" office:date-value="1999-08-13T00:00:00" table:style-name="ce30">
            <text:p>1999-08-13</text:p>
          </table:table-cell>
          <table:table-cell office:value-type="string" table:style-name="ce17">
            <text:p>VER_50</text:p>
          </table:table-cell>
          <table:table-cell table:number-columns-repeated="16381"/>
        </table:table-row>
        <table:table-row table:style-name="ro1">
          <table:table-cell office:value-type="string" table:style-name="ce20">
            <text:p>INIAV:2PORTOS:52316:2000:pin</text:p>
          </table:table-cell>
          <table:table-cell office:value-type="date" office:date-value="2000-08-22T00:00:00" table:style-name="ce30">
            <text:p>2000-08-22</text:p>
          </table:table-cell>
          <table:table-cell office:value-type="string" table:style-name="ce17">
            <text:p>VER_50</text:p>
          </table:table-cell>
          <table:table-cell table:number-columns-repeated="16381"/>
        </table:table-row>
        <table:table-row table:style-name="ro1">
          <table:table-cell office:value-type="string" table:style-name="ce20">
            <text:p>INIAV:2PORTOS:52316:2001:pin</text:p>
          </table:table-cell>
          <table:table-cell office:value-type="date" office:date-value="2001-08-08T00:00:00" table:style-name="ce30">
            <text:p>2001-08-08</text:p>
          </table:table-cell>
          <table:table-cell office:value-type="string" table:style-name="ce17">
            <text:p>VER_50</text:p>
          </table:table-cell>
          <table:table-cell table:number-columns-repeated="16381"/>
        </table:table-row>
        <table:table-row table:style-name="ro1">
          <table:table-cell office:value-type="string" table:style-name="ce20">
            <text:p>INIAV:2PORTOS:52316:2002:pin</text:p>
          </table:table-cell>
          <table:table-cell office:value-type="date" office:date-value="2002-08-24T00:00:00" table:style-name="ce30">
            <text:p>2002-08-24</text:p>
          </table:table-cell>
          <table:table-cell office:value-type="string" table:style-name="ce17">
            <text:p>VER_50</text:p>
          </table:table-cell>
          <table:table-cell table:number-columns-repeated="16381"/>
        </table:table-row>
        <table:table-row table:style-name="ro1">
          <table:table-cell office:value-type="string" table:style-name="ce20">
            <text:p>INIAV:2PORTOS:52316:2003:pin</text:p>
          </table:table-cell>
          <table:table-cell office:value-type="date" office:date-value="2003-08-20T00:00:00" table:style-name="ce30">
            <text:p>2003-08-20</text:p>
          </table:table-cell>
          <table:table-cell office:value-type="string" table:style-name="ce17">
            <text:p>VER_50</text:p>
          </table:table-cell>
          <table:table-cell table:number-columns-repeated="16381"/>
        </table:table-row>
        <table:table-row table:style-name="ro1">
          <table:table-cell office:value-type="string" table:style-name="ce20">
            <text:p>INIAV:2PORTOS:52316:2004:pin</text:p>
          </table:table-cell>
          <table:table-cell office:value-type="date" office:date-value="2004-08-17T00:00:00" table:style-name="ce30">
            <text:p>2004-08-17</text:p>
          </table:table-cell>
          <table:table-cell office:value-type="string" table:style-name="ce17">
            <text:p>VER_50</text:p>
          </table:table-cell>
          <table:table-cell table:number-columns-repeated="16381"/>
        </table:table-row>
        <table:table-row table:style-name="ro1">
          <table:table-cell office:value-type="string" table:style-name="ce20">
            <text:p>INIAV:2PORTOS:52316:2005:pin</text:p>
          </table:table-cell>
          <table:table-cell office:value-type="date" office:date-value="2005-08-21T00:00:00" table:style-name="ce30">
            <text:p>2005-08-21</text:p>
          </table:table-cell>
          <table:table-cell office:value-type="string" table:style-name="ce17">
            <text:p>VER_50</text:p>
          </table:table-cell>
          <table:table-cell table:number-columns-repeated="16381"/>
        </table:table-row>
        <table:table-row table:style-name="ro1">
          <table:table-cell office:value-type="string" table:style-name="ce20">
            <text:p>INIAV:2PORTOS:52316:2006:pin</text:p>
          </table:table-cell>
          <table:table-cell office:value-type="date" office:date-value="2006-08-17T00:00:00" table:style-name="ce30">
            <text:p>2006-08-17</text:p>
          </table:table-cell>
          <table:table-cell office:value-type="string" table:style-name="ce17">
            <text:p>VER_50</text:p>
          </table:table-cell>
          <table:table-cell table:number-columns-repeated="16381"/>
        </table:table-row>
        <table:table-row table:style-name="ro1">
          <table:table-cell office:value-type="string" table:style-name="ce20">
            <text:p>INIAV:2PORTOS:CB:1990:pin</text:p>
          </table:table-cell>
          <table:table-cell office:value-type="date" office:date-value="1990-08-02T00:00:00" table:style-name="ce30">
            <text:p>1990-08-02</text:p>
          </table:table-cell>
          <table:table-cell office:value-type="string" table:style-name="ce17">
            <text:p>VER_50</text:p>
          </table:table-cell>
          <table:table-cell table:number-columns-repeated="16381"/>
        </table:table-row>
        <table:table-row table:style-name="ro1">
          <table:table-cell office:value-type="string" table:style-name="ce20">
            <text:p>INIAV:2PORTOS:CB:1991:pin</text:p>
          </table:table-cell>
          <table:table-cell office:value-type="date" office:date-value="1991-08-08T00:00:00" table:style-name="ce30">
            <text:p>1991-08-08</text:p>
          </table:table-cell>
          <table:table-cell office:value-type="string" table:style-name="ce17">
            <text:p>VER_50</text:p>
          </table:table-cell>
          <table:table-cell table:number-columns-repeated="16381"/>
        </table:table-row>
        <table:table-row table:style-name="ro1">
          <table:table-cell office:value-type="string" table:style-name="ce20">
            <text:p>INIAV:2PORTOS:CB:1992:pin</text:p>
          </table:table-cell>
          <table:table-cell office:value-type="date" office:date-value="1992-08-10T00:00:00" table:style-name="ce30">
            <text:p>1992-08-10</text:p>
          </table:table-cell>
          <table:table-cell office:value-type="string" table:style-name="ce17">
            <text:p>VER_50</text:p>
          </table:table-cell>
          <table:table-cell table:number-columns-repeated="16381"/>
        </table:table-row>
        <table:table-row table:style-name="ro1">
          <table:table-cell office:value-type="string" table:style-name="ce20">
            <text:p>INIAV:2PORTOS:CB:1993:pin</text:p>
          </table:table-cell>
          <table:table-cell office:value-type="date" office:date-value="1993-08-17T00:00:00" table:style-name="ce30">
            <text:p>1993-08-17</text:p>
          </table:table-cell>
          <table:table-cell office:value-type="string" table:style-name="ce17">
            <text:p>VER_50</text:p>
          </table:table-cell>
          <table:table-cell table:number-columns-repeated="16381"/>
        </table:table-row>
        <table:table-row table:style-name="ro1">
          <table:table-cell office:value-type="string" table:style-name="ce20">
            <text:p>INIAV:2PORTOS:CB:1994:pin</text:p>
          </table:table-cell>
          <table:table-cell office:value-type="date" office:date-value="1994-08-01T00:00:00" table:style-name="ce30">
            <text:p>1994-08-01</text:p>
          </table:table-cell>
          <table:table-cell office:value-type="string" table:style-name="ce17">
            <text:p>VER_50</text:p>
          </table:table-cell>
          <table:table-cell table:number-columns-repeated="16381"/>
        </table:table-row>
        <table:table-row table:style-name="ro1">
          <table:table-cell office:value-type="string" table:style-name="ce20">
            <text:p>INIAV:2PORTOS:CB:1995:pin</text:p>
          </table:table-cell>
          <table:table-cell office:value-type="date" office:date-value="1995-07-24T00:00:00" table:style-name="ce30">
            <text:p>1995-07-24</text:p>
          </table:table-cell>
          <table:table-cell office:value-type="string" table:style-name="ce17">
            <text:p>VER_50</text:p>
          </table:table-cell>
          <table:table-cell table:number-columns-repeated="16381"/>
        </table:table-row>
        <table:table-row table:style-name="ro1">
          <table:table-cell office:value-type="string" table:style-name="ce20">
            <text:p>INIAV:2PORTOS:CB:1996:pin</text:p>
          </table:table-cell>
          <table:table-cell office:value-type="date" office:date-value="1996-08-09T00:00:00" table:style-name="ce30">
            <text:p>1996-08-09</text:p>
          </table:table-cell>
          <table:table-cell office:value-type="string" table:style-name="ce17">
            <text:p>VER_50</text:p>
          </table:table-cell>
          <table:table-cell table:number-columns-repeated="16381"/>
        </table:table-row>
        <table:table-row table:style-name="ro1">
          <table:table-cell office:value-type="string" table:style-name="ce20">
            <text:p>INIAV:2PORTOS:CB:1997:pin</text:p>
          </table:table-cell>
          <table:table-cell office:value-type="date" office:date-value="1997-07-08T00:00:00" table:style-name="ce30">
            <text:p>1997-07-08</text:p>
          </table:table-cell>
          <table:table-cell office:value-type="string" table:style-name="ce17">
            <text:p>VER_50</text:p>
          </table:table-cell>
          <table:table-cell table:number-columns-repeated="16381"/>
        </table:table-row>
        <table:table-row table:style-name="ro1">
          <table:table-cell office:value-type="string" table:style-name="ce20">
            <text:p>INIAV:2PORTOS:CB:1998:pin</text:p>
          </table:table-cell>
          <table:table-cell office:value-type="date" office:date-value="1998-08-10T00:00:00" table:style-name="ce30">
            <text:p>1998-08-10</text:p>
          </table:table-cell>
          <table:table-cell office:value-type="string" table:style-name="ce17">
            <text:p>VER_50</text:p>
          </table:table-cell>
          <table:table-cell table:number-columns-repeated="16381"/>
        </table:table-row>
        <table:table-row table:style-name="ro1">
          <table:table-cell office:value-type="string" table:style-name="ce20">
            <text:p>INIAV:2PORTOS:CB:1999:pin</text:p>
          </table:table-cell>
          <table:table-cell office:value-type="date" office:date-value="1999-08-10T00:00:00" table:style-name="ce30">
            <text:p>1999-08-10</text:p>
          </table:table-cell>
          <table:table-cell office:value-type="string" table:style-name="ce17">
            <text:p>VER_50</text:p>
          </table:table-cell>
          <table:table-cell table:number-columns-repeated="16381"/>
        </table:table-row>
        <table:table-row table:style-name="ro1">
          <table:table-cell office:value-type="string" table:style-name="ce20">
            <text:p>INIAV:2PORTOS:CB:2000:pin</text:p>
          </table:table-cell>
          <table:table-cell office:value-type="date" office:date-value="2000-08-11T00:00:00" table:style-name="ce30">
            <text:p>2000-08-11</text:p>
          </table:table-cell>
          <table:table-cell office:value-type="string" table:style-name="ce17">
            <text:p>VER_50</text:p>
          </table:table-cell>
          <table:table-cell table:number-columns-repeated="16381"/>
        </table:table-row>
        <table:table-row table:style-name="ro1">
          <table:table-cell office:value-type="string" table:style-name="ce20">
            <text:p>INIAV:2PORTOS:52207:1995:pin</text:p>
          </table:table-cell>
          <table:table-cell office:value-type="date" office:date-value="1995-08-07T00:00:00" table:style-name="ce30">
            <text:p>1995-08-07</text:p>
          </table:table-cell>
          <table:table-cell office:value-type="string" table:style-name="ce17">
            <text:p>VER_50</text:p>
          </table:table-cell>
          <table:table-cell table:number-columns-repeated="16381"/>
        </table:table-row>
        <table:table-row table:style-name="ro1">
          <table:table-cell office:value-type="string" table:style-name="ce20">
            <text:p>INIAV:2PORTOS:52207:1996:pin</text:p>
          </table:table-cell>
          <table:table-cell office:value-type="date" office:date-value="1996-08-19T00:00:00" table:style-name="ce30">
            <text:p>1996-08-19</text:p>
          </table:table-cell>
          <table:table-cell office:value-type="string" table:style-name="ce17">
            <text:p>VER_50</text:p>
          </table:table-cell>
          <table:table-cell table:number-columns-repeated="16381"/>
        </table:table-row>
        <table:table-row table:style-name="ro1">
          <table:table-cell office:value-type="string" table:style-name="ce20">
            <text:p>INIAV:2PORTOS:52207:1997:pin</text:p>
          </table:table-cell>
          <table:table-cell office:value-type="date" office:date-value="1997-07-17T00:00:00" table:style-name="ce30">
            <text:p>1997-07-17</text:p>
          </table:table-cell>
          <table:table-cell office:value-type="string" table:style-name="ce17">
            <text:p>VER_50</text:p>
          </table:table-cell>
          <table:table-cell table:number-columns-repeated="16381"/>
        </table:table-row>
        <table:table-row table:style-name="ro1">
          <table:table-cell office:value-type="string" table:style-name="ce20">
            <text:p>INIAV:2PORTOS:52207:1998:pin</text:p>
          </table:table-cell>
          <table:table-cell office:value-type="date" office:date-value="1998-08-07T00:00:00" table:style-name="ce30">
            <text:p>1998-08-07</text:p>
          </table:table-cell>
          <table:table-cell office:value-type="string" table:style-name="ce17">
            <text:p>VER_50</text:p>
          </table:table-cell>
          <table:table-cell table:number-columns-repeated="16381"/>
        </table:table-row>
        <table:table-row table:style-name="ro1">
          <table:table-cell office:value-type="string" table:style-name="ce20">
            <text:p>INIAV:2PORTOS:52207:1999:pin</text:p>
          </table:table-cell>
          <table:table-cell office:value-type="date" office:date-value="1999-08-16T00:00:00" table:style-name="ce30">
            <text:p>1999-08-16</text:p>
          </table:table-cell>
          <table:table-cell office:value-type="string" table:style-name="ce17">
            <text:p>VER_50</text:p>
          </table:table-cell>
          <table:table-cell table:number-columns-repeated="16381"/>
        </table:table-row>
        <table:table-row table:style-name="ro1">
          <table:table-cell office:value-type="string" table:style-name="ce20">
            <text:p>INIAV:2PORTOS:52207:2000:pin</text:p>
          </table:table-cell>
          <table:table-cell office:value-type="date" office:date-value="2000-08-15T00:00:00" table:style-name="ce30">
            <text:p>2000-08-15</text:p>
          </table:table-cell>
          <table:table-cell office:value-type="string" table:style-name="ce17">
            <text:p>VER_50</text:p>
          </table:table-cell>
          <table:table-cell table:number-columns-repeated="16381"/>
        </table:table-row>
        <table:table-row table:style-name="ro1">
          <table:table-cell office:value-type="string" table:style-name="ce20">
            <text:p>INIAV:2PORTOS:52207:2001:pin</text:p>
          </table:table-cell>
          <table:table-cell office:value-type="date" office:date-value="2001-08-03T00:00:00" table:style-name="ce30">
            <text:p>2001-08-03</text:p>
          </table:table-cell>
          <table:table-cell office:value-type="string" table:style-name="ce17">
            <text:p>VER_50</text:p>
          </table:table-cell>
          <table:table-cell table:number-columns-repeated="16381"/>
        </table:table-row>
        <table:table-row table:style-name="ro1">
          <table:table-cell office:value-type="string" table:style-name="ce20">
            <text:p>INIAV:2PORTOS:52207:2002:pin</text:p>
          </table:table-cell>
          <table:table-cell office:value-type="date" office:date-value="2002-08-14T00:00:00" table:style-name="ce30">
            <text:p>2002-08-14</text:p>
          </table:table-cell>
          <table:table-cell office:value-type="string" table:style-name="ce17">
            <text:p>VER_50</text:p>
          </table:table-cell>
          <table:table-cell table:number-columns-repeated="16381"/>
        </table:table-row>
        <table:table-row table:style-name="ro1">
          <table:table-cell office:value-type="string" table:style-name="ce20">
            <text:p>INIAV:2PORTOS:52207:2003:pin</text:p>
          </table:table-cell>
          <table:table-cell office:value-type="date" office:date-value="2003-08-18T00:00:00" table:style-name="ce30">
            <text:p>2003-08-18</text:p>
          </table:table-cell>
          <table:table-cell office:value-type="string" table:style-name="ce17">
            <text:p>VER_50</text:p>
          </table:table-cell>
          <table:table-cell table:number-columns-repeated="16381"/>
        </table:table-row>
        <table:table-row table:style-name="ro1">
          <table:table-cell office:value-type="string" table:style-name="ce20">
            <text:p>INIAV:2PORTOS:52207:2004:pin</text:p>
          </table:table-cell>
          <table:table-cell office:value-type="date" office:date-value="2004-08-20T00:00:00" table:style-name="ce30">
            <text:p>2004-08-20</text:p>
          </table:table-cell>
          <table:table-cell office:value-type="string" table:style-name="ce17">
            <text:p>VER_50</text:p>
          </table:table-cell>
          <table:table-cell table:number-columns-repeated="16381"/>
        </table:table-row>
        <table:table-row table:style-name="ro1">
          <table:table-cell office:value-type="string" table:style-name="ce20">
            <text:p>INIAV:2PORTOS:52207:2005:pin</text:p>
          </table:table-cell>
          <table:table-cell office:value-type="date" office:date-value="2005-08-15T00:00:00" table:style-name="ce30">
            <text:p>2005-08-15</text:p>
          </table:table-cell>
          <table:table-cell office:value-type="string" table:style-name="ce17">
            <text:p>VER_50</text:p>
          </table:table-cell>
          <table:table-cell table:number-columns-repeated="16381"/>
        </table:table-row>
        <table:table-row table:style-name="ro1">
          <table:table-cell office:value-type="string" table:style-name="ce20">
            <text:p>INIAV:2PORTOS:52810:1990:pin</text:p>
          </table:table-cell>
          <table:table-cell office:value-type="date" office:date-value="1990-08-02T00:00:00" table:style-name="ce30">
            <text:p>1990-08-02</text:p>
          </table:table-cell>
          <table:table-cell office:value-type="string" table:style-name="ce17">
            <text:p>VER_50</text:p>
          </table:table-cell>
          <table:table-cell table:number-columns-repeated="16381"/>
        </table:table-row>
        <table:table-row table:style-name="ro1">
          <table:table-cell office:value-type="string" table:style-name="ce20">
            <text:p>INIAV:2PORTOS:52810:1991:pin</text:p>
          </table:table-cell>
          <table:table-cell office:value-type="date" office:date-value="1991-08-08T00:00:00" table:style-name="ce30">
            <text:p>1991-08-08</text:p>
          </table:table-cell>
          <table:table-cell office:value-type="string" table:style-name="ce17">
            <text:p>VER_50</text:p>
          </table:table-cell>
          <table:table-cell table:number-columns-repeated="16381"/>
        </table:table-row>
        <table:table-row table:style-name="ro1">
          <table:table-cell office:value-type="string" table:style-name="ce20">
            <text:p>INIAV:2PORTOS:52810:1992:pin</text:p>
          </table:table-cell>
          <table:table-cell office:value-type="date" office:date-value="1992-08-06T00:00:00" table:style-name="ce30">
            <text:p>1992-08-06</text:p>
          </table:table-cell>
          <table:table-cell office:value-type="string" table:style-name="ce17">
            <text:p>VER_50</text:p>
          </table:table-cell>
          <table:table-cell table:number-columns-repeated="16381"/>
        </table:table-row>
        <table:table-row table:style-name="ro1">
          <table:table-cell office:value-type="string" table:style-name="ce20">
            <text:p>INIAV:2PORTOS:52810:1993:pin</text:p>
          </table:table-cell>
          <table:table-cell office:value-type="date" office:date-value="1993-08-17T00:00:00" table:style-name="ce30">
            <text:p>1993-08-17</text:p>
          </table:table-cell>
          <table:table-cell office:value-type="string" table:style-name="ce17">
            <text:p>VER_50</text:p>
          </table:table-cell>
          <table:table-cell table:number-columns-repeated="16381"/>
        </table:table-row>
        <table:table-row table:style-name="ro1">
          <table:table-cell office:value-type="string" table:style-name="ce20">
            <text:p>INIAV:2PORTOS:52810:1994:pin</text:p>
          </table:table-cell>
          <table:table-cell office:value-type="date" office:date-value="1994-08-01T00:00:00" table:style-name="ce30">
            <text:p>1994-08-01</text:p>
          </table:table-cell>
          <table:table-cell office:value-type="string" table:style-name="ce17">
            <text:p>VER_50</text:p>
          </table:table-cell>
          <table:table-cell table:number-columns-repeated="16381"/>
        </table:table-row>
        <table:table-row table:style-name="ro1">
          <table:table-cell office:value-type="string" table:style-name="ce20">
            <text:p>INIAV:2PORTOS:52810:1995:pin</text:p>
          </table:table-cell>
          <table:table-cell office:value-type="date" office:date-value="1995-07-24T00:00:00" table:style-name="ce30">
            <text:p>1995-07-24</text:p>
          </table:table-cell>
          <table:table-cell office:value-type="string" table:style-name="ce17">
            <text:p>VER_50</text:p>
          </table:table-cell>
          <table:table-cell table:number-columns-repeated="16381"/>
        </table:table-row>
        <table:table-row table:style-name="ro1">
          <table:table-cell office:value-type="string" table:style-name="ce20">
            <text:p>INIAV:2PORTOS:52810:1996:pin</text:p>
          </table:table-cell>
          <table:table-cell office:value-type="date" office:date-value="1996-08-05T00:00:00" table:style-name="ce30">
            <text:p>1996-08-05</text:p>
          </table:table-cell>
          <table:table-cell office:value-type="string" table:style-name="ce17">
            <text:p>VER_50</text:p>
          </table:table-cell>
          <table:table-cell table:number-columns-repeated="16381"/>
        </table:table-row>
        <table:table-row table:style-name="ro1">
          <table:table-cell office:value-type="string" table:style-name="ce20">
            <text:p>INIAV:2PORTOS:52810:1997:pin</text:p>
          </table:table-cell>
          <table:table-cell office:value-type="date" office:date-value="1997-07-08T00:00:00" table:style-name="ce30">
            <text:p>1997-07-08</text:p>
          </table:table-cell>
          <table:table-cell office:value-type="string" table:style-name="ce17">
            <text:p>VER_50</text:p>
          </table:table-cell>
          <table:table-cell table:number-columns-repeated="16381"/>
        </table:table-row>
        <table:table-row table:style-name="ro1">
          <table:table-cell office:value-type="string" table:style-name="ce20">
            <text:p>INIAV:2PORTOS:52810:1998:pin</text:p>
          </table:table-cell>
          <table:table-cell office:value-type="date" office:date-value="1998-08-04T00:00:00" table:style-name="ce30">
            <text:p>1998-08-04</text:p>
          </table:table-cell>
          <table:table-cell office:value-type="string" table:style-name="ce17">
            <text:p>VER_50</text:p>
          </table:table-cell>
          <table:table-cell table:number-columns-repeated="16381"/>
        </table:table-row>
        <table:table-row table:style-name="ro1">
          <table:table-cell office:value-type="string" table:style-name="ce20">
            <text:p>INIAV:2PORTOS:52810:1999:pin</text:p>
          </table:table-cell>
          <table:table-cell office:value-type="date" office:date-value="1999-08-06T00:00:00" table:style-name="ce30">
            <text:p>1999-08-06</text:p>
          </table:table-cell>
          <table:table-cell office:value-type="string" table:style-name="ce17">
            <text:p>VER_50</text:p>
          </table:table-cell>
          <table:table-cell table:number-columns-repeated="16381"/>
        </table:table-row>
        <table:table-row table:style-name="ro1">
          <table:table-cell office:value-type="string" table:style-name="ce20">
            <text:p>INIAV:2PORTOS:52810:2000:pin</text:p>
          </table:table-cell>
          <table:table-cell office:value-type="date" office:date-value="2000-08-09T00:00:00" table:style-name="ce30">
            <text:p>2000-08-09</text:p>
          </table:table-cell>
          <table:table-cell office:value-type="string" table:style-name="ce17">
            <text:p>VER_50</text:p>
          </table:table-cell>
          <table:table-cell table:number-columns-repeated="16381"/>
        </table:table-row>
        <table:table-row table:style-name="ro1">
          <table:table-cell office:value-type="string" table:style-name="ce20">
            <text:p>INIAV:2PORTOS:52810:2001:pin</text:p>
          </table:table-cell>
          <table:table-cell office:value-type="date" office:date-value="2001-07-27T00:00:00" table:style-name="ce30">
            <text:p>2001-07-27</text:p>
          </table:table-cell>
          <table:table-cell office:value-type="string" table:style-name="ce17">
            <text:p>VER_50</text:p>
          </table:table-cell>
          <table:table-cell table:number-columns-repeated="16381"/>
        </table:table-row>
        <table:table-row table:style-name="ro1">
          <table:table-cell office:value-type="string" table:style-name="ce20">
            <text:p>INIAV:2PORTOS:52810:2002:pin</text:p>
          </table:table-cell>
          <table:table-cell office:value-type="date" office:date-value="2002-08-09T00:00:00" table:style-name="ce30">
            <text:p>2002-08-09</text:p>
          </table:table-cell>
          <table:table-cell office:value-type="string" table:style-name="ce17">
            <text:p>VER_50</text:p>
          </table:table-cell>
          <table:table-cell table:number-columns-repeated="16381"/>
        </table:table-row>
        <table:table-row table:style-name="ro1">
          <table:table-cell office:value-type="string" table:style-name="ce20">
            <text:p>INIAV:2PORTOS:52810:2003:pin</text:p>
          </table:table-cell>
          <table:table-cell office:value-type="date" office:date-value="2003-08-07T00:00:00" table:style-name="ce30">
            <text:p>2003-08-07</text:p>
          </table:table-cell>
          <table:table-cell office:value-type="string" table:style-name="ce17">
            <text:p>VER_50</text:p>
          </table:table-cell>
          <table:table-cell table:number-columns-repeated="16381"/>
        </table:table-row>
        <table:table-row table:style-name="ro1">
          <table:table-cell office:value-type="string" table:style-name="ce20">
            <text:p>INIAV:2PORTOS:52810:2004:pin</text:p>
          </table:table-cell>
          <table:table-cell office:value-type="date" office:date-value="2004-08-11T00:00:00" table:style-name="ce30">
            <text:p>2004-08-11</text:p>
          </table:table-cell>
          <table:table-cell office:value-type="string" table:style-name="ce17">
            <text:p>VER_50</text:p>
          </table:table-cell>
          <table:table-cell table:number-columns-repeated="16381"/>
        </table:table-row>
        <table:table-row table:style-name="ro1">
          <table:table-cell office:value-type="string" table:style-name="ce20">
            <text:p>INIAV:2PORTOS:52810:2005:pin</text:p>
          </table:table-cell>
          <table:table-cell office:value-type="date" office:date-value="2005-08-08T00:00:00" table:style-name="ce30">
            <text:p>2005-08-08</text:p>
          </table:table-cell>
          <table:table-cell office:value-type="string" table:style-name="ce17">
            <text:p>VER_50</text:p>
          </table:table-cell>
          <table:table-cell table:number-columns-repeated="16381"/>
        </table:table-row>
        <table:table-row table:style-name="ro1">
          <table:table-cell office:value-type="string" table:style-name="ce20">
            <text:p>INIAV:2PORTOS:52810:2006:pin</text:p>
          </table:table-cell>
          <table:table-cell office:value-type="date" office:date-value="2006-08-14T00:00:00" table:style-name="ce30">
            <text:p>2006-08-14</text:p>
          </table:table-cell>
          <table:table-cell office:value-type="string" table:style-name="ce17">
            <text:p>VER_50</text:p>
          </table:table-cell>
          <table:table-cell table:number-columns-repeated="16381"/>
        </table:table-row>
        <table:table-row table:style-name="ro1">
          <table:table-cell office:value-type="string" table:style-name="ce20">
            <text:p>INIAV:2PORTOS:FB:1995:pin</text:p>
          </table:table-cell>
          <table:table-cell office:value-type="date" office:date-value="1995-08-03T00:00:00" table:style-name="ce30">
            <text:p>1995-08-03</text:p>
          </table:table-cell>
          <table:table-cell office:value-type="string" table:style-name="ce17">
            <text:p>VER_50</text:p>
          </table:table-cell>
          <table:table-cell table:number-columns-repeated="16381"/>
        </table:table-row>
        <table:table-row table:style-name="ro1">
          <table:table-cell office:value-type="string" table:style-name="ce20">
            <text:p>INIAV:2PORTOS:FB:1996:pin</text:p>
          </table:table-cell>
          <table:table-cell office:value-type="date" office:date-value="1996-08-14T00:00:00" table:style-name="ce30">
            <text:p>1996-08-14</text:p>
          </table:table-cell>
          <table:table-cell office:value-type="string" table:style-name="ce17">
            <text:p>VER_50</text:p>
          </table:table-cell>
          <table:table-cell table:number-columns-repeated="16381"/>
        </table:table-row>
        <table:table-row table:style-name="ro1">
          <table:table-cell office:value-type="string" table:style-name="ce20">
            <text:p>INIAV:2PORTOS:FB:1997:pin</text:p>
          </table:table-cell>
          <table:table-cell office:value-type="date" office:date-value="1997-07-15T00:00:00" table:style-name="ce30">
            <text:p>1997-07-15</text:p>
          </table:table-cell>
          <table:table-cell office:value-type="string" table:style-name="ce17">
            <text:p>VER_50</text:p>
          </table:table-cell>
          <table:table-cell table:number-columns-repeated="16381"/>
        </table:table-row>
        <table:table-row table:style-name="ro1">
          <table:table-cell office:value-type="string" table:style-name="ce20">
            <text:p>INIAV:2PORTOS:FB:1998:pin</text:p>
          </table:table-cell>
          <table:table-cell office:value-type="date" office:date-value="1998-08-07T00:00:00" table:style-name="ce30">
            <text:p>1998-08-07</text:p>
          </table:table-cell>
          <table:table-cell office:value-type="string" table:style-name="ce17">
            <text:p>VER_50</text:p>
          </table:table-cell>
          <table:table-cell table:number-columns-repeated="16381"/>
        </table:table-row>
        <table:table-row table:style-name="ro1">
          <table:table-cell office:value-type="string" table:style-name="ce20">
            <text:p>INIAV:2PORTOS:FB:1999:pin</text:p>
          </table:table-cell>
          <table:table-cell office:value-type="date" office:date-value="1999-08-09T00:00:00" table:style-name="ce30">
            <text:p>1999-08-09</text:p>
          </table:table-cell>
          <table:table-cell office:value-type="string" table:style-name="ce17">
            <text:p>VER_50</text:p>
          </table:table-cell>
          <table:table-cell table:number-columns-repeated="16381"/>
        </table:table-row>
        <table:table-row table:style-name="ro1">
          <table:table-cell office:value-type="string" table:style-name="ce20">
            <text:p>INIAV:2PORTOS:FB:2000:pin</text:p>
          </table:table-cell>
          <table:table-cell office:value-type="date" office:date-value="2000-08-14T00:00:00" table:style-name="ce30">
            <text:p>2000-08-14</text:p>
          </table:table-cell>
          <table:table-cell office:value-type="string" table:style-name="ce17">
            <text:p>VER_50</text:p>
          </table:table-cell>
          <table:table-cell table:number-columns-repeated="16381"/>
        </table:table-row>
        <table:table-row table:style-name="ro1">
          <table:table-cell office:value-type="string" table:style-name="ce20">
            <text:p>INIAV:2PORTOS:FB:2001:pin</text:p>
          </table:table-cell>
          <table:table-cell office:value-type="date" office:date-value="2001-08-15T00:00:00" table:style-name="ce30">
            <text:p>2001-08-15</text:p>
          </table:table-cell>
          <table:table-cell office:value-type="string" table:style-name="ce17">
            <text:p>VER_50</text:p>
          </table:table-cell>
          <table:table-cell table:number-columns-repeated="16381"/>
        </table:table-row>
        <table:table-row table:style-name="ro1">
          <table:table-cell office:value-type="string" table:style-name="ce20">
            <text:p>INIAV:2PORTOS:FB:2002:pin</text:p>
          </table:table-cell>
          <table:table-cell office:value-type="date" office:date-value="2002-08-17T00:00:00" table:style-name="ce30">
            <text:p>2002-08-17</text:p>
          </table:table-cell>
          <table:table-cell office:value-type="string" table:style-name="ce17">
            <text:p>VER_50</text:p>
          </table:table-cell>
          <table:table-cell table:number-columns-repeated="16381"/>
        </table:table-row>
        <table:table-row table:style-name="ro1">
          <table:table-cell office:value-type="string" table:style-name="ce20">
            <text:p>INIAV:2PORTOS:FB:2003:pin</text:p>
          </table:table-cell>
          <table:table-cell office:value-type="date" office:date-value="2003-08-14T00:00:00" table:style-name="ce30">
            <text:p>2003-08-14</text:p>
          </table:table-cell>
          <table:table-cell office:value-type="string" table:style-name="ce17">
            <text:p>VER_50</text:p>
          </table:table-cell>
          <table:table-cell table:number-columns-repeated="16381"/>
        </table:table-row>
        <table:table-row table:style-name="ro1">
          <table:table-cell office:value-type="string" table:style-name="ce20">
            <text:p>INIAV:2PORTOS:FB:2004:pin</text:p>
          </table:table-cell>
          <table:table-cell office:value-type="date" office:date-value="2004-08-16T00:00:00" table:style-name="ce30">
            <text:p>2004-08-16</text:p>
          </table:table-cell>
          <table:table-cell office:value-type="string" table:style-name="ce17">
            <text:p>VER_50</text:p>
          </table:table-cell>
          <table:table-cell table:number-columns-repeated="16381"/>
        </table:table-row>
        <table:table-row table:style-name="ro1">
          <table:table-cell office:value-type="string" table:style-name="ce20">
            <text:p>INIAV:2PORTOS:FB:2005:pin</text:p>
          </table:table-cell>
          <table:table-cell office:value-type="date" office:date-value="2005-08-19T00:00:00" table:style-name="ce30">
            <text:p>2005-08-19</text:p>
          </table:table-cell>
          <table:table-cell office:value-type="string" table:style-name="ce17">
            <text:p>VER_50</text:p>
          </table:table-cell>
          <table:table-cell table:number-columns-repeated="16381"/>
        </table:table-row>
        <table:table-row table:style-name="ro1">
          <table:table-cell office:value-type="string" table:style-name="ce20">
            <text:p>INIAV:2PORTOS:52112:1999:pin</text:p>
          </table:table-cell>
          <table:table-cell office:value-type="date" office:date-value="1999-08-09T00:00:00" table:style-name="ce30">
            <text:p>1999-08-09</text:p>
          </table:table-cell>
          <table:table-cell office:value-type="string" table:style-name="ce17">
            <text:p>VER_50</text:p>
          </table:table-cell>
          <table:table-cell table:number-columns-repeated="16381"/>
        </table:table-row>
        <table:table-row table:style-name="ro1">
          <table:table-cell office:value-type="string" table:style-name="ce20">
            <text:p>INIAV:2PORTOS:52112:2000:pin</text:p>
          </table:table-cell>
          <table:table-cell office:value-type="date" office:date-value="2000-08-12T00:00:00" table:style-name="ce30">
            <text:p>2000-08-12</text:p>
          </table:table-cell>
          <table:table-cell office:value-type="string" table:style-name="ce17">
            <text:p>VER_50</text:p>
          </table:table-cell>
          <table:table-cell table:number-columns-repeated="16381"/>
        </table:table-row>
        <table:table-row table:style-name="ro1">
          <table:table-cell office:value-type="string" table:style-name="ce20">
            <text:p>INIAV:2PORTOS:52112:2001:pin</text:p>
          </table:table-cell>
          <table:table-cell office:value-type="date" office:date-value="2001-07-26T00:00:00" table:style-name="ce30">
            <text:p>2001-07-26</text:p>
          </table:table-cell>
          <table:table-cell office:value-type="string" table:style-name="ce17">
            <text:p>VER_50</text:p>
          </table:table-cell>
          <table:table-cell table:number-columns-repeated="16381"/>
        </table:table-row>
        <table:table-row table:style-name="ro1">
          <table:table-cell office:value-type="string" table:style-name="ce20">
            <text:p>INIAV:2PORTOS:52112:2002:pin</text:p>
          </table:table-cell>
          <table:table-cell office:value-type="date" office:date-value="2002-08-10T00:00:00" table:style-name="ce30">
            <text:p>2002-08-10</text:p>
          </table:table-cell>
          <table:table-cell office:value-type="string" table:style-name="ce17">
            <text:p>VER_50</text:p>
          </table:table-cell>
          <table:table-cell table:number-columns-repeated="16381"/>
        </table:table-row>
        <table:table-row table:style-name="ro1">
          <table:table-cell office:value-type="string" table:style-name="ce20">
            <text:p>INIAV:2PORTOS:52112:2003:pin</text:p>
          </table:table-cell>
          <table:table-cell office:value-type="date" office:date-value="2003-08-12T00:00:00" table:style-name="ce30">
            <text:p>2003-08-12</text:p>
          </table:table-cell>
          <table:table-cell office:value-type="string" table:style-name="ce17">
            <text:p>VER_50</text:p>
          </table:table-cell>
          <table:table-cell table:number-columns-repeated="16381"/>
        </table:table-row>
        <table:table-row table:style-name="ro1">
          <table:table-cell office:value-type="string" table:style-name="ce20">
            <text:p>INIAV:2PORTOS:52112:2004:pin</text:p>
          </table:table-cell>
          <table:table-cell office:value-type="date" office:date-value="2004-08-17T00:00:00" table:style-name="ce30">
            <text:p>2004-08-17</text:p>
          </table:table-cell>
          <table:table-cell office:value-type="string" table:style-name="ce17">
            <text:p>VER_50</text:p>
          </table:table-cell>
          <table:table-cell table:number-columns-repeated="16381"/>
        </table:table-row>
        <table:table-row table:style-name="ro1">
          <table:table-cell office:value-type="string" table:style-name="ce20">
            <text:p>INIAV:2PORTOS:52112:2005:pin</text:p>
          </table:table-cell>
          <table:table-cell office:value-type="date" office:date-value="2005-08-21T00:00:00" table:style-name="ce30">
            <text:p>2005-08-21</text:p>
          </table:table-cell>
          <table:table-cell office:value-type="string" table:style-name="ce17">
            <text:p>VER_50</text:p>
          </table:table-cell>
          <table:table-cell table:number-columns-repeated="16381"/>
        </table:table-row>
        <table:table-row table:style-name="ro1">
          <table:table-cell office:value-type="string" table:style-name="ce20">
            <text:p>INIAV:2PORTOS:52112:2006:pin</text:p>
          </table:table-cell>
          <table:table-cell office:value-type="date" office:date-value="2006-08-15T00:00:00" table:style-name="ce30">
            <text:p>2006-08-15</text:p>
          </table:table-cell>
          <table:table-cell office:value-type="string" table:style-name="ce17">
            <text:p>VER_50</text:p>
          </table:table-cell>
          <table:table-cell table:number-columns-repeated="16381"/>
        </table:table-row>
        <table:table-row table:style-name="ro1">
          <table:table-cell office:value-type="string" table:style-name="ce20">
            <text:p>INIAV:2PORTOS:52213:1995:pin</text:p>
          </table:table-cell>
          <table:table-cell office:value-type="date" office:date-value="1995-08-16T00:00:00" table:style-name="ce30">
            <text:p>1995-08-16</text:p>
          </table:table-cell>
          <table:table-cell office:value-type="string" table:style-name="ce17">
            <text:p>VER_50</text:p>
          </table:table-cell>
          <table:table-cell table:number-columns-repeated="16381"/>
        </table:table-row>
        <table:table-row table:style-name="ro1">
          <table:table-cell office:value-type="string" table:style-name="ce20">
            <text:p>INIAV:2PORTOS:52213:1996:pin</text:p>
          </table:table-cell>
          <table:table-cell office:value-type="date" office:date-value="1996-08-21T00:00:00" table:style-name="ce30">
            <text:p>1996-08-21</text:p>
          </table:table-cell>
          <table:table-cell office:value-type="string" table:style-name="ce17">
            <text:p>VER_50</text:p>
          </table:table-cell>
          <table:table-cell table:number-columns-repeated="16381"/>
        </table:table-row>
        <table:table-row table:style-name="ro1">
          <table:table-cell office:value-type="string" table:style-name="ce20">
            <text:p>INIAV:2PORTOS:52213:1997:pin</text:p>
          </table:table-cell>
          <table:table-cell office:value-type="date" office:date-value="1997-07-22T00:00:00" table:style-name="ce30">
            <text:p>1997-07-22</text:p>
          </table:table-cell>
          <table:table-cell office:value-type="string" table:style-name="ce17">
            <text:p>VER_50</text:p>
          </table:table-cell>
          <table:table-cell table:number-columns-repeated="16381"/>
        </table:table-row>
        <table:table-row table:style-name="ro1">
          <table:table-cell office:value-type="string" table:style-name="ce20">
            <text:p>INIAV:2PORTOS:52213:1998:pin</text:p>
          </table:table-cell>
          <table:table-cell office:value-type="date" office:date-value="1998-08-14T00:00:00" table:style-name="ce30">
            <text:p>1998-08-14</text:p>
          </table:table-cell>
          <table:table-cell office:value-type="string" table:style-name="ce17">
            <text:p>VER_50</text:p>
          </table:table-cell>
          <table:table-cell table:number-columns-repeated="16381"/>
        </table:table-row>
        <table:table-row table:style-name="ro1">
          <table:table-cell office:value-type="string" table:style-name="ce20">
            <text:p>INIAV:2PORTOS:52213:1999:pin</text:p>
          </table:table-cell>
          <table:table-cell office:value-type="date" office:date-value="1999-08-16T00:00:00" table:style-name="ce30">
            <text:p>1999-08-16</text:p>
          </table:table-cell>
          <table:table-cell office:value-type="string" table:style-name="ce17">
            <text:p>VER_50</text:p>
          </table:table-cell>
          <table:table-cell table:number-columns-repeated="16381"/>
        </table:table-row>
        <table:table-row table:style-name="ro1">
          <table:table-cell office:value-type="string" table:style-name="ce20">
            <text:p>INIAV:2PORTOS:52213:2000:pin</text:p>
          </table:table-cell>
          <table:table-cell office:value-type="date" office:date-value="2000-08-20T00:00:00" table:style-name="ce30">
            <text:p>2000-08-20</text:p>
          </table:table-cell>
          <table:table-cell office:value-type="string" table:style-name="ce17">
            <text:p>VER_50</text:p>
          </table:table-cell>
          <table:table-cell table:number-columns-repeated="16381"/>
        </table:table-row>
        <table:table-row table:style-name="ro1">
          <table:table-cell office:value-type="string" table:style-name="ce20">
            <text:p>INIAV:2PORTOS:52213:2001:pin</text:p>
          </table:table-cell>
          <table:table-cell office:value-type="date" office:date-value="2001-08-22T00:00:00" table:style-name="ce30">
            <text:p>2001-08-22</text:p>
          </table:table-cell>
          <table:table-cell office:value-type="string" table:style-name="ce17">
            <text:p>VER_50</text:p>
          </table:table-cell>
          <table:table-cell table:number-columns-repeated="16381"/>
        </table:table-row>
        <table:table-row table:style-name="ro1">
          <table:table-cell office:value-type="string" table:style-name="ce20">
            <text:p>INIAV:2PORTOS:52213:2002:pin</text:p>
          </table:table-cell>
          <table:table-cell office:value-type="date" office:date-value="2002-08-23T00:00:00" table:style-name="ce30">
            <text:p>2002-08-23</text:p>
          </table:table-cell>
          <table:table-cell office:value-type="string" table:style-name="ce17">
            <text:p>VER_50</text:p>
          </table:table-cell>
          <table:table-cell table:number-columns-repeated="16381"/>
        </table:table-row>
        <table:table-row table:style-name="ro1">
          <table:table-cell office:value-type="string" table:style-name="ce20">
            <text:p>INIAV:2PORTOS:52213:2003:pin</text:p>
          </table:table-cell>
          <table:table-cell office:value-type="date" office:date-value="2003-08-22T00:00:00" table:style-name="ce30">
            <text:p>2003-08-22</text:p>
          </table:table-cell>
          <table:table-cell office:value-type="string" table:style-name="ce17">
            <text:p>VER_50</text:p>
          </table:table-cell>
          <table:table-cell table:number-columns-repeated="16381"/>
        </table:table-row>
        <table:table-row table:style-name="ro1">
          <table:table-cell office:value-type="string" table:style-name="ce20">
            <text:p>INIAV:2PORTOS:52213:2004:pin</text:p>
          </table:table-cell>
          <table:table-cell office:value-type="date" office:date-value="2004-08-18T00:00:00" table:style-name="ce30">
            <text:p>2004-08-18</text:p>
          </table:table-cell>
          <table:table-cell office:value-type="string" table:style-name="ce17">
            <text:p>VER_50</text:p>
          </table:table-cell>
          <table:table-cell table:number-columns-repeated="16381"/>
        </table:table-row>
        <table:table-row table:style-name="ro1">
          <table:table-cell office:value-type="string" table:style-name="ce20">
            <text:p>INIAV:2PORTOS:52213:2005:pin</text:p>
          </table:table-cell>
          <table:table-cell office:value-type="date" office:date-value="2005-08-24T00:00:00" table:style-name="ce30">
            <text:p>2005-08-24</text:p>
          </table:table-cell>
          <table:table-cell office:value-type="string" table:style-name="ce17">
            <text:p>VER_50</text:p>
          </table:table-cell>
          <table:table-cell table:number-columns-repeated="16381"/>
        </table:table-row>
        <table:table-row table:style-name="ro1">
          <table:table-cell office:value-type="string" table:style-name="ce20">
            <text:p>INIAV:2PORTOS:52213:2006:pin</text:p>
          </table:table-cell>
          <table:table-cell office:value-type="date" office:date-value="2006-08-20T00:00:00" table:style-name="ce30">
            <text:p>2006-08-20</text:p>
          </table:table-cell>
          <table:table-cell office:value-type="string" table:style-name="ce17">
            <text:p>VER_50</text:p>
          </table:table-cell>
          <table:table-cell table:number-columns-repeated="16381"/>
        </table:table-row>
        <table:table-row table:style-name="ro1">
          <table:table-cell office:value-type="string" table:style-name="ce20">
            <text:p>INIAV:2PORTOS:52512:1995:pin</text:p>
          </table:table-cell>
          <table:table-cell office:value-type="date" office:date-value="1995-08-07T00:00:00" table:style-name="ce30">
            <text:p>1995-08-07</text:p>
          </table:table-cell>
          <table:table-cell office:value-type="string" table:style-name="ce17">
            <text:p>VER_50</text:p>
          </table:table-cell>
          <table:table-cell table:number-columns-repeated="16381"/>
        </table:table-row>
        <table:table-row table:style-name="ro1">
          <table:table-cell office:value-type="string" table:style-name="ce20">
            <text:p>INIAV:2PORTOS:52512:1996:pin</text:p>
          </table:table-cell>
          <table:table-cell office:value-type="date" office:date-value="1996-08-16T00:00:00" table:style-name="ce30">
            <text:p>1996-08-16</text:p>
          </table:table-cell>
          <table:table-cell office:value-type="string" table:style-name="ce17">
            <text:p>VER_50</text:p>
          </table:table-cell>
          <table:table-cell table:number-columns-repeated="16381"/>
        </table:table-row>
        <table:table-row table:style-name="ro1">
          <table:table-cell office:value-type="string" table:style-name="ce20">
            <text:p>INIAV:2PORTOS:52512:1997:pin</text:p>
          </table:table-cell>
          <table:table-cell office:value-type="date" office:date-value="1997-07-15T00:00:00" table:style-name="ce30">
            <text:p>1997-07-15</text:p>
          </table:table-cell>
          <table:table-cell office:value-type="string" table:style-name="ce17">
            <text:p>VER_50</text:p>
          </table:table-cell>
          <table:table-cell table:number-columns-repeated="16381"/>
        </table:table-row>
        <table:table-row table:style-name="ro1">
          <table:table-cell office:value-type="string" table:style-name="ce20">
            <text:p>INIAV:2PORTOS:52512:1998:pin</text:p>
          </table:table-cell>
          <table:table-cell office:value-type="date" office:date-value="1998-08-10T00:00:00" table:style-name="ce30">
            <text:p>1998-08-10</text:p>
          </table:table-cell>
          <table:table-cell office:value-type="string" table:style-name="ce17">
            <text:p>VER_50</text:p>
          </table:table-cell>
          <table:table-cell table:number-columns-repeated="16381"/>
        </table:table-row>
        <table:table-row table:style-name="ro1">
          <table:table-cell office:value-type="string" table:style-name="ce20">
            <text:p>INIAV:2PORTOS:52512:1999:pin</text:p>
          </table:table-cell>
          <table:table-cell office:value-type="date" office:date-value="1999-08-10T00:00:00" table:style-name="ce30">
            <text:p>1999-08-10</text:p>
          </table:table-cell>
          <table:table-cell office:value-type="string" table:style-name="ce17">
            <text:p>VER_50</text:p>
          </table:table-cell>
          <table:table-cell table:number-columns-repeated="16381"/>
        </table:table-row>
        <table:table-row table:style-name="ro1">
          <table:table-cell office:value-type="string" table:style-name="ce20">
            <text:p>INIAV:2PORTOS:52512:2000:pin</text:p>
          </table:table-cell>
          <table:table-cell office:value-type="date" office:date-value="2000-08-11T00:00:00" table:style-name="ce30">
            <text:p>2000-08-11</text:p>
          </table:table-cell>
          <table:table-cell office:value-type="string" table:style-name="ce17">
            <text:p>VER_50</text:p>
          </table:table-cell>
          <table:table-cell table:number-columns-repeated="16381"/>
        </table:table-row>
        <table:table-row table:style-name="ro1">
          <table:table-cell office:value-type="string" table:style-name="ce20">
            <text:p>INIAV:2PORTOS:52512:2001:pin</text:p>
          </table:table-cell>
          <table:table-cell office:value-type="date" office:date-value="2001-08-03T00:00:00" table:style-name="ce30">
            <text:p>2001-08-03</text:p>
          </table:table-cell>
          <table:table-cell office:value-type="string" table:style-name="ce17">
            <text:p>VER_50</text:p>
          </table:table-cell>
          <table:table-cell table:number-columns-repeated="16381"/>
        </table:table-row>
        <table:table-row table:style-name="ro1">
          <table:table-cell office:value-type="string" table:style-name="ce20">
            <text:p>INIAV:2PORTOS:52512:2002:pin</text:p>
          </table:table-cell>
          <table:table-cell office:value-type="date" office:date-value="2002-08-17T00:00:00" table:style-name="ce30">
            <text:p>2002-08-17</text:p>
          </table:table-cell>
          <table:table-cell office:value-type="string" table:style-name="ce17">
            <text:p>VER_50</text:p>
          </table:table-cell>
          <table:table-cell table:number-columns-repeated="16381"/>
        </table:table-row>
        <table:table-row table:style-name="ro1">
          <table:table-cell office:value-type="string" table:style-name="ce20">
            <text:p>INIAV:2PORTOS:52512:2003:pin</text:p>
          </table:table-cell>
          <table:table-cell office:value-type="date" office:date-value="2003-08-11T00:00:00" table:style-name="ce30">
            <text:p>2003-08-11</text:p>
          </table:table-cell>
          <table:table-cell office:value-type="string" table:style-name="ce17">
            <text:p>VER_50</text:p>
          </table:table-cell>
          <table:table-cell table:number-columns-repeated="16381"/>
        </table:table-row>
        <table:table-row table:style-name="ro1">
          <table:table-cell office:value-type="string" table:style-name="ce20">
            <text:p>INIAV:2PORTOS:52512:2004:pin</text:p>
          </table:table-cell>
          <table:table-cell office:value-type="date" office:date-value="2004-08-16T00:00:00" table:style-name="ce30">
            <text:p>2004-08-16</text:p>
          </table:table-cell>
          <table:table-cell office:value-type="string" table:style-name="ce17">
            <text:p>VER_50</text:p>
          </table:table-cell>
          <table:table-cell table:number-columns-repeated="16381"/>
        </table:table-row>
        <table:table-row table:style-name="ro1">
          <table:table-cell office:value-type="string" table:style-name="ce20">
            <text:p>INIAV:2PORTOS:52512:2005:pin</text:p>
          </table:table-cell>
          <table:table-cell office:value-type="date" office:date-value="2005-08-16T00:00:00" table:style-name="ce30">
            <text:p>2005-08-16</text:p>
          </table:table-cell>
          <table:table-cell office:value-type="string" table:style-name="ce17">
            <text:p>VER_50</text:p>
          </table:table-cell>
          <table:table-cell table:number-columns-repeated="16381"/>
        </table:table-row>
        <table:table-row table:style-name="ro1">
          <table:table-cell office:value-type="string" table:style-name="ce20">
            <text:p>INIAV:2PORTOS:52512:2006:pin</text:p>
          </table:table-cell>
          <table:table-cell office:value-type="date" office:date-value="2006-08-16T00:00:00" table:style-name="ce30">
            <text:p>2006-08-16</text:p>
          </table:table-cell>
          <table:table-cell office:value-type="string" table:style-name="ce17">
            <text:p>VER_50</text:p>
          </table:table-cell>
          <table:table-cell table:number-columns-repeated="16381"/>
        </table:table-row>
        <table:table-row table:style-name="ro1">
          <table:table-cell office:value-type="string" table:style-name="ce20">
            <text:p>INIAV:2PORTOS:53115:1993:pin</text:p>
          </table:table-cell>
          <table:table-cell office:value-type="date" office:date-value="1993-08-20T00:00:00" table:style-name="ce30">
            <text:p>1993-08-20</text:p>
          </table:table-cell>
          <table:table-cell office:value-type="string" table:style-name="ce17">
            <text:p>VER_50</text:p>
          </table:table-cell>
          <table:table-cell table:number-columns-repeated="16381"/>
        </table:table-row>
        <table:table-row table:style-name="ro1">
          <table:table-cell office:value-type="string" table:style-name="ce20">
            <text:p>INIAV:2PORTOS:53115:1994:pin</text:p>
          </table:table-cell>
          <table:table-cell office:value-type="date" office:date-value="1994-08-16T00:00:00" table:style-name="ce30">
            <text:p>1994-08-16</text:p>
          </table:table-cell>
          <table:table-cell office:value-type="string" table:style-name="ce17">
            <text:p>VER_50</text:p>
          </table:table-cell>
          <table:table-cell table:number-columns-repeated="16381"/>
        </table:table-row>
        <table:table-row table:style-name="ro1">
          <table:table-cell office:value-type="string" table:style-name="ce20">
            <text:p>INIAV:2PORTOS:53115:1995:pin</text:p>
          </table:table-cell>
          <table:table-cell office:value-type="date" office:date-value="1995-08-04T00:00:00" table:style-name="ce30">
            <text:p>1995-08-04</text:p>
          </table:table-cell>
          <table:table-cell office:value-type="string" table:style-name="ce17">
            <text:p>VER_50</text:p>
          </table:table-cell>
          <table:table-cell table:number-columns-repeated="16381"/>
        </table:table-row>
        <table:table-row table:style-name="ro1">
          <table:table-cell office:value-type="string" table:style-name="ce20">
            <text:p>INIAV:2PORTOS:53115:1996:pin</text:p>
          </table:table-cell>
          <table:table-cell office:value-type="date" office:date-value="1996-08-22T00:00:00" table:style-name="ce30">
            <text:p>1996-08-22</text:p>
          </table:table-cell>
          <table:table-cell office:value-type="string" table:style-name="ce17">
            <text:p>VER_50</text:p>
          </table:table-cell>
          <table:table-cell table:number-columns-repeated="16381"/>
        </table:table-row>
        <table:table-row table:style-name="ro1">
          <table:table-cell office:value-type="string" table:style-name="ce20">
            <text:p>INIAV:2PORTOS:53115:1997:pin</text:p>
          </table:table-cell>
          <table:table-cell office:value-type="date" office:date-value="1997-07-17T00:00:00" table:style-name="ce30">
            <text:p>1997-07-17</text:p>
          </table:table-cell>
          <table:table-cell office:value-type="string" table:style-name="ce17">
            <text:p>VER_50</text:p>
          </table:table-cell>
          <table:table-cell table:number-columns-repeated="16381"/>
        </table:table-row>
        <table:table-row table:style-name="ro1">
          <table:table-cell office:value-type="string" table:style-name="ce20">
            <text:p>INIAV:2PORTOS:53115:1998:pin</text:p>
          </table:table-cell>
          <table:table-cell office:value-type="date" office:date-value="1998-08-19T00:00:00" table:style-name="ce30">
            <text:p>1998-08-19</text:p>
          </table:table-cell>
          <table:table-cell office:value-type="string" table:style-name="ce17">
            <text:p>VER_50</text:p>
          </table:table-cell>
          <table:table-cell table:number-columns-repeated="16381"/>
        </table:table-row>
        <table:table-row table:style-name="ro1">
          <table:table-cell office:value-type="string" table:style-name="ce20">
            <text:p>INIAV:2PORTOS:53115:1999:pin</text:p>
          </table:table-cell>
          <table:table-cell office:value-type="date" office:date-value="1999-08-10T00:00:00" table:style-name="ce30">
            <text:p>1999-08-10</text:p>
          </table:table-cell>
          <table:table-cell office:value-type="string" table:style-name="ce17">
            <text:p>VER_50</text:p>
          </table:table-cell>
          <table:table-cell table:number-columns-repeated="16381"/>
        </table:table-row>
        <table:table-row table:style-name="ro1">
          <table:table-cell office:value-type="string" table:style-name="ce20">
            <text:p>INIAV:2PORTOS:53115:2000:pin</text:p>
          </table:table-cell>
          <table:table-cell office:value-type="date" office:date-value="2000-08-07T00:00:00" table:style-name="ce30">
            <text:p>2000-08-07</text:p>
          </table:table-cell>
          <table:table-cell office:value-type="string" table:style-name="ce17">
            <text:p>VER_50</text:p>
          </table:table-cell>
          <table:table-cell table:number-columns-repeated="16381"/>
        </table:table-row>
        <table:table-row table:style-name="ro1">
          <table:table-cell office:value-type="string" table:style-name="ce20">
            <text:p>INIAV:2PORTOS:53115:2001:pin</text:p>
          </table:table-cell>
          <table:table-cell office:value-type="date" office:date-value="2001-08-24T00:00:00" table:style-name="ce30">
            <text:p>2001-08-24</text:p>
          </table:table-cell>
          <table:table-cell office:value-type="string" table:style-name="ce17">
            <text:p>VER_50</text:p>
          </table:table-cell>
          <table:table-cell table:number-columns-repeated="16381"/>
        </table:table-row>
        <table:table-row table:style-name="ro1">
          <table:table-cell office:value-type="string" table:style-name="ce20">
            <text:p>INIAV:2PORTOS:53115:2002:pin</text:p>
          </table:table-cell>
          <table:table-cell office:value-type="date" office:date-value="2002-08-22T00:00:00" table:style-name="ce30">
            <text:p>2002-08-22</text:p>
          </table:table-cell>
          <table:table-cell office:value-type="string" table:style-name="ce17">
            <text:p>VER_50</text:p>
          </table:table-cell>
          <table:table-cell table:number-columns-repeated="16381"/>
        </table:table-row>
        <table:table-row table:style-name="ro1">
          <table:table-cell office:value-type="string" table:style-name="ce20">
            <text:p>INIAV:2PORTOS:53115:2003:pin</text:p>
          </table:table-cell>
          <table:table-cell office:value-type="date" office:date-value="2003-08-13T00:00:00" table:style-name="ce30">
            <text:p>2003-08-13</text:p>
          </table:table-cell>
          <table:table-cell office:value-type="string" table:style-name="ce17">
            <text:p>VER_50</text:p>
          </table:table-cell>
          <table:table-cell table:number-columns-repeated="16381"/>
        </table:table-row>
        <table:table-row table:style-name="ro1">
          <table:table-cell office:value-type="string" table:style-name="ce20">
            <text:p>INIAV:2PORTOS:RB:1995:pin</text:p>
          </table:table-cell>
          <table:table-cell office:value-type="date" office:date-value="1995-08-07T00:00:00" table:style-name="ce30">
            <text:p>1995-08-07</text:p>
          </table:table-cell>
          <table:table-cell office:value-type="string" table:style-name="ce17">
            <text:p>VER_50</text:p>
          </table:table-cell>
          <table:table-cell table:number-columns-repeated="16381"/>
        </table:table-row>
        <table:table-row table:style-name="ro1">
          <table:table-cell office:value-type="string" table:style-name="ce20">
            <text:p>INIAV:2PORTOS:RB:1996:pin</text:p>
          </table:table-cell>
          <table:table-cell office:value-type="date" office:date-value="1996-08-21T00:00:00" table:style-name="ce30">
            <text:p>1996-08-21</text:p>
          </table:table-cell>
          <table:table-cell office:value-type="string" table:style-name="ce17">
            <text:p>VER_50</text:p>
          </table:table-cell>
          <table:table-cell table:number-columns-repeated="16381"/>
        </table:table-row>
        <table:table-row table:style-name="ro1">
          <table:table-cell office:value-type="string" table:style-name="ce20">
            <text:p>INIAV:2PORTOS:RB:1997:pin</text:p>
          </table:table-cell>
          <table:table-cell office:value-type="date" office:date-value="1997-07-14T00:00:00" table:style-name="ce30">
            <text:p>1997-07-14</text:p>
          </table:table-cell>
          <table:table-cell office:value-type="string" table:style-name="ce17">
            <text:p>VER_50</text:p>
          </table:table-cell>
          <table:table-cell table:number-columns-repeated="16381"/>
        </table:table-row>
        <table:table-row table:style-name="ro1">
          <table:table-cell office:value-type="string" table:style-name="ce20">
            <text:p>INIAV:2PORTOS:RB:1998:pin</text:p>
          </table:table-cell>
          <table:table-cell office:value-type="date" office:date-value="1998-08-10T00:00:00" table:style-name="ce30">
            <text:p>1998-08-10</text:p>
          </table:table-cell>
          <table:table-cell office:value-type="string" table:style-name="ce17">
            <text:p>VER_50</text:p>
          </table:table-cell>
          <table:table-cell table:number-columns-repeated="16381"/>
        </table:table-row>
        <table:table-row table:style-name="ro1">
          <table:table-cell office:value-type="string" table:style-name="ce20">
            <text:p>INIAV:2PORTOS:RB:1999:pin</text:p>
          </table:table-cell>
          <table:table-cell office:value-type="date" office:date-value="1999-08-06T00:00:00" table:style-name="ce30">
            <text:p>1999-08-06</text:p>
          </table:table-cell>
          <table:table-cell office:value-type="string" table:style-name="ce17">
            <text:p>VER_50</text:p>
          </table:table-cell>
          <table:table-cell table:number-columns-repeated="16381"/>
        </table:table-row>
        <table:table-row table:style-name="ro1">
          <table:table-cell office:value-type="string" table:style-name="ce20">
            <text:p>INIAV:2PORTOS:RB:2000:pin</text:p>
          </table:table-cell>
          <table:table-cell office:value-type="date" office:date-value="2000-08-14T00:00:00" table:style-name="ce30">
            <text:p>2000-08-14</text:p>
          </table:table-cell>
          <table:table-cell office:value-type="string" table:style-name="ce17">
            <text:p>VER_50</text:p>
          </table:table-cell>
          <table:table-cell table:number-columns-repeated="16381"/>
        </table:table-row>
        <table:table-row table:style-name="ro1">
          <table:table-cell office:value-type="string" table:style-name="ce20">
            <text:p>INIAV:2PORTOS:RB:2001:pin</text:p>
          </table:table-cell>
          <table:table-cell office:value-type="date" office:date-value="2001-08-05T00:00:00" table:style-name="ce30">
            <text:p>2001-08-05</text:p>
          </table:table-cell>
          <table:table-cell office:value-type="string" table:style-name="ce17">
            <text:p>VER_50</text:p>
          </table:table-cell>
          <table:table-cell table:number-columns-repeated="16381"/>
        </table:table-row>
        <table:table-row table:style-name="ro1">
          <table:table-cell office:value-type="string" table:style-name="ce20">
            <text:p>INIAV:2PORTOS:RB:2002:pin</text:p>
          </table:table-cell>
          <table:table-cell office:value-type="date" office:date-value="2002-08-22T00:00:00" table:style-name="ce30">
            <text:p>2002-08-22</text:p>
          </table:table-cell>
          <table:table-cell office:value-type="string" table:style-name="ce17">
            <text:p>VER_50</text:p>
          </table:table-cell>
          <table:table-cell table:number-columns-repeated="16381"/>
        </table:table-row>
        <table:table-row table:style-name="ro1">
          <table:table-cell office:value-type="string" table:style-name="ce20">
            <text:p>INIAV:2PORTOS:RB:2003:pin</text:p>
          </table:table-cell>
          <table:table-cell office:value-type="date" office:date-value="2003-08-18T00:00:00" table:style-name="ce30">
            <text:p>2003-08-18</text:p>
          </table:table-cell>
          <table:table-cell office:value-type="string" table:style-name="ce17">
            <text:p>VER_50</text:p>
          </table:table-cell>
          <table:table-cell table:number-columns-repeated="16381"/>
        </table:table-row>
        <table:table-row table:style-name="ro1">
          <table:table-cell office:value-type="string" table:style-name="ce20">
            <text:p>INIAV:2PORTOS:RB:2004:pin</text:p>
          </table:table-cell>
          <table:table-cell office:value-type="date" office:date-value="2004-08-17T00:00:00" table:style-name="ce30">
            <text:p>2004-08-17</text:p>
          </table:table-cell>
          <table:table-cell office:value-type="string" table:style-name="ce17">
            <text:p>VER_50</text:p>
          </table:table-cell>
          <table:table-cell table:number-columns-repeated="16381"/>
        </table:table-row>
        <table:table-row table:style-name="ro1">
          <table:table-cell office:value-type="string" table:style-name="ce20">
            <text:p>INIAV:2PORTOS:RB:2005:pin</text:p>
          </table:table-cell>
          <table:table-cell office:value-type="date" office:date-value="2005-08-19T00:00:00" table:style-name="ce30">
            <text:p>2005-08-19</text:p>
          </table:table-cell>
          <table:table-cell office:value-type="string" table:style-name="ce17">
            <text:p>VER_50</text:p>
          </table:table-cell>
          <table:table-cell table:number-columns-repeated="16381"/>
        </table:table-row>
        <table:table-row table:style-name="ro1">
          <table:table-cell office:value-type="string" table:style-name="ce20">
            <text:p>INIAV:2PORTOS:52413:1990:pin</text:p>
          </table:table-cell>
          <table:table-cell office:value-type="date" office:date-value="1990-08-14T00:00:00" table:style-name="ce30">
            <text:p>1990-08-14</text:p>
          </table:table-cell>
          <table:table-cell office:value-type="string" table:style-name="ce17">
            <text:p>VER_50</text:p>
          </table:table-cell>
          <table:table-cell table:number-columns-repeated="16381"/>
        </table:table-row>
        <table:table-row table:style-name="ro1">
          <table:table-cell office:value-type="string" table:style-name="ce20">
            <text:p>INIAV:2PORTOS:52413:1991:pin</text:p>
          </table:table-cell>
          <table:table-cell office:value-type="date" office:date-value="1991-08-12T00:00:00" table:style-name="ce30">
            <text:p>1991-08-12</text:p>
          </table:table-cell>
          <table:table-cell office:value-type="string" table:style-name="ce17">
            <text:p>VER_50</text:p>
          </table:table-cell>
          <table:table-cell table:number-columns-repeated="16381"/>
        </table:table-row>
        <table:table-row table:style-name="ro1">
          <table:table-cell office:value-type="string" table:style-name="ce20">
            <text:p>INIAV:2PORTOS:52413:1992:pin</text:p>
          </table:table-cell>
          <table:table-cell office:value-type="date" office:date-value="1992-08-17T00:00:00" table:style-name="ce30">
            <text:p>1992-08-17</text:p>
          </table:table-cell>
          <table:table-cell office:value-type="string" table:style-name="ce17">
            <text:p>VER_50</text:p>
          </table:table-cell>
          <table:table-cell table:number-columns-repeated="16381"/>
        </table:table-row>
        <table:table-row table:style-name="ro1">
          <table:table-cell office:value-type="string" table:style-name="ce20">
            <text:p>INIAV:2PORTOS:52413:1993:pin</text:p>
          </table:table-cell>
          <table:table-cell office:value-type="date" office:date-value="1993-08-26T00:00:00" table:style-name="ce30">
            <text:p>1993-08-26</text:p>
          </table:table-cell>
          <table:table-cell office:value-type="string" table:style-name="ce17">
            <text:p>VER_50</text:p>
          </table:table-cell>
          <table:table-cell table:number-columns-repeated="16381"/>
        </table:table-row>
        <table:table-row table:style-name="ro1">
          <table:table-cell office:value-type="string" table:style-name="ce20">
            <text:p>INIAV:2PORTOS:52413:1994:pin</text:p>
          </table:table-cell>
          <table:table-cell office:value-type="date" office:date-value="1994-08-11T00:00:00" table:style-name="ce30">
            <text:p>1994-08-11</text:p>
          </table:table-cell>
          <table:table-cell office:value-type="string" table:style-name="ce17">
            <text:p>VER_50</text:p>
          </table:table-cell>
          <table:table-cell table:number-columns-repeated="16381"/>
        </table:table-row>
        <table:table-row table:style-name="ro1">
          <table:table-cell office:value-type="string" table:style-name="ce20">
            <text:p>INIAV:2PORTOS:52413:1995:pin</text:p>
          </table:table-cell>
          <table:table-cell office:value-type="date" office:date-value="1995-08-03T00:00:00" table:style-name="ce30">
            <text:p>1995-08-03</text:p>
          </table:table-cell>
          <table:table-cell office:value-type="string" table:style-name="ce17">
            <text:p>VER_50</text:p>
          </table:table-cell>
          <table:table-cell table:number-columns-repeated="16381"/>
        </table:table-row>
        <table:table-row table:style-name="ro1">
          <table:table-cell office:value-type="string" table:style-name="ce20">
            <text:p>INIAV:2PORTOS:52413:1996:pin</text:p>
          </table:table-cell>
          <table:table-cell office:value-type="date" office:date-value="1996-08-22T00:00:00" table:style-name="ce30">
            <text:p>1996-08-22</text:p>
          </table:table-cell>
          <table:table-cell office:value-type="string" table:style-name="ce17">
            <text:p>VER_50</text:p>
          </table:table-cell>
          <table:table-cell table:number-columns-repeated="16381"/>
        </table:table-row>
        <table:table-row table:style-name="ro1">
          <table:table-cell office:value-type="string" table:style-name="ce20">
            <text:p>INIAV:2PORTOS:52413:1997:pin</text:p>
          </table:table-cell>
          <table:table-cell office:value-type="date" office:date-value="1997-07-22T00:00:00" table:style-name="ce30">
            <text:p>1997-07-22</text:p>
          </table:table-cell>
          <table:table-cell office:value-type="string" table:style-name="ce17">
            <text:p>VER_50</text:p>
          </table:table-cell>
          <table:table-cell table:number-columns-repeated="16381"/>
        </table:table-row>
        <table:table-row table:style-name="ro1">
          <table:table-cell office:value-type="string" table:style-name="ce20">
            <text:p>INIAV:2PORTOS:52413:1998:pin</text:p>
          </table:table-cell>
          <table:table-cell office:value-type="date" office:date-value="1998-08-12T00:00:00" table:style-name="ce30">
            <text:p>1998-08-12</text:p>
          </table:table-cell>
          <table:table-cell office:value-type="string" table:style-name="ce17">
            <text:p>VER_50</text:p>
          </table:table-cell>
          <table:table-cell table:number-columns-repeated="16381"/>
        </table:table-row>
        <table:table-row table:style-name="ro1">
          <table:table-cell office:value-type="string" table:style-name="ce20">
            <text:p>INIAV:2PORTOS:52413:1999:pin</text:p>
          </table:table-cell>
          <table:table-cell office:value-type="date" office:date-value="1999-08-12T00:00:00" table:style-name="ce30">
            <text:p>1999-08-12</text:p>
          </table:table-cell>
          <table:table-cell office:value-type="string" table:style-name="ce17">
            <text:p>VER_50</text:p>
          </table:table-cell>
          <table:table-cell table:number-columns-repeated="16381"/>
        </table:table-row>
        <table:table-row table:style-name="ro1">
          <table:table-cell office:value-type="string" table:style-name="ce20">
            <text:p>INIAV:2PORTOS:52413:2000:pin</text:p>
          </table:table-cell>
          <table:table-cell office:value-type="date" office:date-value="2000-08-16T00:00:00" table:style-name="ce30">
            <text:p>2000-08-16</text:p>
          </table:table-cell>
          <table:table-cell office:value-type="string" table:style-name="ce17">
            <text:p>VER_50</text:p>
          </table:table-cell>
          <table:table-cell table:number-columns-repeated="16381"/>
        </table:table-row>
        <table:table-row table:style-name="ro1">
          <table:table-cell office:value-type="string" table:style-name="ce20">
            <text:p>INIAV:2PORTOS:51914:1995:pin</text:p>
          </table:table-cell>
          <table:table-cell office:value-type="date" office:date-value="1995-08-07T00:00:00" table:style-name="ce30">
            <text:p>1995-08-07</text:p>
          </table:table-cell>
          <table:table-cell office:value-type="string" table:style-name="ce17">
            <text:p>VER_50</text:p>
          </table:table-cell>
          <table:table-cell table:number-columns-repeated="16381"/>
        </table:table-row>
        <table:table-row table:style-name="ro1">
          <table:table-cell office:value-type="string" table:style-name="ce20">
            <text:p>INIAV:2PORTOS:51914:1996:pin</text:p>
          </table:table-cell>
          <table:table-cell office:value-type="date" office:date-value="1996-08-19T00:00:00" table:style-name="ce30">
            <text:p>1996-08-19</text:p>
          </table:table-cell>
          <table:table-cell office:value-type="string" table:style-name="ce17">
            <text:p>VER_50</text:p>
          </table:table-cell>
          <table:table-cell table:number-columns-repeated="16381"/>
        </table:table-row>
        <table:table-row table:style-name="ro1">
          <table:table-cell office:value-type="string" table:style-name="ce20">
            <text:p>INIAV:2PORTOS:51914:1997:pin</text:p>
          </table:table-cell>
          <table:table-cell office:value-type="date" office:date-value="1997-07-17T00:00:00" table:style-name="ce30">
            <text:p>1997-07-17</text:p>
          </table:table-cell>
          <table:table-cell office:value-type="string" table:style-name="ce17">
            <text:p>VER_50</text:p>
          </table:table-cell>
          <table:table-cell table:number-columns-repeated="16381"/>
        </table:table-row>
        <table:table-row table:style-name="ro1">
          <table:table-cell office:value-type="string" table:style-name="ce20">
            <text:p>INIAV:2PORTOS:51914:1998:pin</text:p>
          </table:table-cell>
          <table:table-cell office:value-type="date" office:date-value="1998-08-10T00:00:00" table:style-name="ce30">
            <text:p>1998-08-10</text:p>
          </table:table-cell>
          <table:table-cell office:value-type="string" table:style-name="ce17">
            <text:p>VER_50</text:p>
          </table:table-cell>
          <table:table-cell table:number-columns-repeated="16381"/>
        </table:table-row>
        <table:table-row table:style-name="ro1">
          <table:table-cell office:value-type="string" table:style-name="ce20">
            <text:p>INIAV:2PORTOS:51914:1999:pin</text:p>
          </table:table-cell>
          <table:table-cell office:value-type="date" office:date-value="1999-08-13T00:00:00" table:style-name="ce30">
            <text:p>1999-08-13</text:p>
          </table:table-cell>
          <table:table-cell office:value-type="string" table:style-name="ce17">
            <text:p>VER_50</text:p>
          </table:table-cell>
          <table:table-cell table:number-columns-repeated="16381"/>
        </table:table-row>
        <table:table-row table:style-name="ro1">
          <table:table-cell office:value-type="string" table:style-name="ce20">
            <text:p>INIAV:2PORTOS:51914:2000:pin</text:p>
          </table:table-cell>
          <table:table-cell office:value-type="date" office:date-value="2000-08-16T00:00:00" table:style-name="ce30">
            <text:p>2000-08-16</text:p>
          </table:table-cell>
          <table:table-cell office:value-type="string" table:style-name="ce17">
            <text:p>VER_50</text:p>
          </table:table-cell>
          <table:table-cell table:number-columns-repeated="16381"/>
        </table:table-row>
        <table:table-row table:style-name="ro1">
          <table:table-cell office:value-type="string" table:style-name="ce20">
            <text:p>INIAV:2PORTOS:51914:2001:pin</text:p>
          </table:table-cell>
          <table:table-cell office:value-type="date" office:date-value="2001-08-03T00:00:00" table:style-name="ce30">
            <text:p>2001-08-03</text:p>
          </table:table-cell>
          <table:table-cell office:value-type="string" table:style-name="ce17">
            <text:p>VER_50</text:p>
          </table:table-cell>
          <table:table-cell table:number-columns-repeated="16381"/>
        </table:table-row>
        <table:table-row table:style-name="ro1">
          <table:table-cell office:value-type="string" table:style-name="ce20">
            <text:p>INIAV:2PORTOS:51914:2002:pin</text:p>
          </table:table-cell>
          <table:table-cell office:value-type="date" office:date-value="2002-08-21T00:00:00" table:style-name="ce30">
            <text:p>2002-08-21</text:p>
          </table:table-cell>
          <table:table-cell office:value-type="string" table:style-name="ce17">
            <text:p>VER_50</text:p>
          </table:table-cell>
          <table:table-cell table:number-columns-repeated="16381"/>
        </table:table-row>
        <table:table-row table:style-name="ro1">
          <table:table-cell office:value-type="string" table:style-name="ce20">
            <text:p>INIAV:2PORTOS:51914:2003:pin</text:p>
          </table:table-cell>
          <table:table-cell office:value-type="date" office:date-value="2003-08-21T00:00:00" table:style-name="ce30">
            <text:p>2003-08-21</text:p>
          </table:table-cell>
          <table:table-cell office:value-type="string" table:style-name="ce17">
            <text:p>VER_50</text:p>
          </table:table-cell>
          <table:table-cell table:number-columns-repeated="16381"/>
        </table:table-row>
        <table:table-row table:style-name="ro1">
          <table:table-cell office:value-type="string" table:style-name="ce20">
            <text:p>INIAV:2PORTOS:51914:2004:pin</text:p>
          </table:table-cell>
          <table:table-cell office:value-type="date" office:date-value="2004-08-17T00:00:00" table:style-name="ce30">
            <text:p>2004-08-17</text:p>
          </table:table-cell>
          <table:table-cell office:value-type="string" table:style-name="ce17">
            <text:p>VER_50</text:p>
          </table:table-cell>
          <table:table-cell table:number-columns-repeated="16381"/>
        </table:table-row>
        <table:table-row table:style-name="ro1">
          <table:table-cell office:value-type="string" table:style-name="ce20">
            <text:p>INIAV:2PORTOS:51914:2005:pin</text:p>
          </table:table-cell>
          <table:table-cell office:value-type="date" office:date-value="2005-08-16T00:00:00" table:style-name="ce30">
            <text:p>2005-08-16</text:p>
          </table:table-cell>
          <table:table-cell office:value-type="string" table:style-name="ce17">
            <text:p>VER_50</text:p>
          </table:table-cell>
          <table:table-cell table:number-columns-repeated="16381"/>
        </table:table-row>
        <table:table-row table:style-name="ro1">
          <table:table-cell office:value-type="string" table:style-name="ce20">
            <text:p>INIAV:2PORTOS:51914:2006:pin</text:p>
          </table:table-cell>
          <table:table-cell office:value-type="date" office:date-value="2006-08-20T00:00:00" table:style-name="ce30">
            <text:p>2006-08-20</text:p>
          </table:table-cell>
          <table:table-cell office:value-type="string" table:style-name="ce17">
            <text:p>VER_50</text:p>
          </table:table-cell>
          <table:table-cell table:number-columns-repeated="16381"/>
        </table:table-row>
        <table:table-row table:style-name="ro1">
          <table:table-cell office:value-type="string" table:style-name="ce20">
            <text:p>INIAV:2PORTOS:51512:2001:pin</text:p>
          </table:table-cell>
          <table:table-cell office:value-type="date" office:date-value="2001-08-04T00:00:00" table:style-name="ce30">
            <text:p>2001-08-04</text:p>
          </table:table-cell>
          <table:table-cell office:value-type="string" table:style-name="ce17">
            <text:p>VER_50</text:p>
          </table:table-cell>
          <table:table-cell table:number-columns-repeated="16381"/>
        </table:table-row>
        <table:table-row table:style-name="ro1">
          <table:table-cell office:value-type="string" table:style-name="ce20">
            <text:p>INIAV:2PORTOS:51512:2002:pin</text:p>
          </table:table-cell>
          <table:table-cell office:value-type="date" office:date-value="2002-08-19T00:00:00" table:style-name="ce30">
            <text:p>2002-08-19</text:p>
          </table:table-cell>
          <table:table-cell office:value-type="string" table:style-name="ce17">
            <text:p>VER_50</text:p>
          </table:table-cell>
          <table:table-cell table:number-columns-repeated="16381"/>
        </table:table-row>
        <table:table-row table:style-name="ro1">
          <table:table-cell office:value-type="string" table:style-name="ce20">
            <text:p>INIAV:2PORTOS:51512:2003:pin</text:p>
          </table:table-cell>
          <table:table-cell office:value-type="date" office:date-value="2003-08-15T00:00:00" table:style-name="ce30">
            <text:p>2003-08-15</text:p>
          </table:table-cell>
          <table:table-cell office:value-type="string" table:style-name="ce17">
            <text:p>VER_50</text:p>
          </table:table-cell>
          <table:table-cell table:number-columns-repeated="16381"/>
        </table:table-row>
        <table:table-row table:style-name="ro1">
          <table:table-cell office:value-type="string" table:style-name="ce20">
            <text:p>INIAV:2PORTOS:51512:2004:pin</text:p>
          </table:table-cell>
          <table:table-cell office:value-type="date" office:date-value="2004-08-18T00:00:00" table:style-name="ce30">
            <text:p>2004-08-18</text:p>
          </table:table-cell>
          <table:table-cell office:value-type="string" table:style-name="ce17">
            <text:p>VER_50</text:p>
          </table:table-cell>
          <table:table-cell table:number-columns-repeated="16381"/>
        </table:table-row>
        <table:table-row table:style-name="ro1">
          <table:table-cell office:value-type="string" table:style-name="ce20">
            <text:p>INIAV:2PORTOS:52715:1995:pin</text:p>
          </table:table-cell>
          <table:table-cell office:value-type="date" office:date-value="1995-07-24T00:00:00" table:style-name="ce30">
            <text:p>1995-07-24</text:p>
          </table:table-cell>
          <table:table-cell office:value-type="string" table:style-name="ce17">
            <text:p>VER_50</text:p>
          </table:table-cell>
          <table:table-cell table:number-columns-repeated="16381"/>
        </table:table-row>
        <table:table-row table:style-name="ro1">
          <table:table-cell office:value-type="string" table:style-name="ce20">
            <text:p>INIAV:2PORTOS:52715:1996:pin</text:p>
          </table:table-cell>
          <table:table-cell office:value-type="date" office:date-value="1996-08-08T00:00:00" table:style-name="ce30">
            <text:p>1996-08-08</text:p>
          </table:table-cell>
          <table:table-cell office:value-type="string" table:style-name="ce17">
            <text:p>VER_50</text:p>
          </table:table-cell>
          <table:table-cell table:number-columns-repeated="16381"/>
        </table:table-row>
        <table:table-row table:style-name="ro1">
          <table:table-cell office:value-type="string" table:style-name="ce20">
            <text:p>INIAV:2PORTOS:52715:1997:pin</text:p>
          </table:table-cell>
          <table:table-cell office:value-type="date" office:date-value="1997-07-08T00:00:00" table:style-name="ce30">
            <text:p>1997-07-08</text:p>
          </table:table-cell>
          <table:table-cell office:value-type="string" table:style-name="ce17">
            <text:p>VER_50</text:p>
          </table:table-cell>
          <table:table-cell table:number-columns-repeated="16381"/>
        </table:table-row>
        <table:table-row table:style-name="ro1">
          <table:table-cell office:value-type="string" table:style-name="ce20">
            <text:p>INIAV:2PORTOS:52715:1998:pin</text:p>
          </table:table-cell>
          <table:table-cell office:value-type="date" office:date-value="1998-08-04T00:00:00" table:style-name="ce30">
            <text:p>1998-08-04</text:p>
          </table:table-cell>
          <table:table-cell office:value-type="string" table:style-name="ce17">
            <text:p>VER_50</text:p>
          </table:table-cell>
          <table:table-cell table:number-columns-repeated="16381"/>
        </table:table-row>
        <table:table-row table:style-name="ro1">
          <table:table-cell office:value-type="string" table:style-name="ce20">
            <text:p>INIAV:2PORTOS:52715:1999:pin</text:p>
          </table:table-cell>
          <table:table-cell office:value-type="date" office:date-value="1999-08-10T00:00:00" table:style-name="ce30">
            <text:p>1999-08-10</text:p>
          </table:table-cell>
          <table:table-cell office:value-type="string" table:style-name="ce17">
            <text:p>VER_50</text:p>
          </table:table-cell>
          <table:table-cell table:number-columns-repeated="16381"/>
        </table:table-row>
        <table:table-row table:style-name="ro1">
          <table:table-cell office:value-type="string" table:style-name="ce20">
            <text:p>INIAV:2PORTOS:52715:2000:pin</text:p>
          </table:table-cell>
          <table:table-cell office:value-type="date" office:date-value="2000-08-10T00:00:00" table:style-name="ce30">
            <text:p>2000-08-10</text:p>
          </table:table-cell>
          <table:table-cell office:value-type="string" table:style-name="ce17">
            <text:p>VER_50</text:p>
          </table:table-cell>
          <table:table-cell table:number-columns-repeated="16381"/>
        </table:table-row>
        <table:table-row table:style-name="ro1">
          <table:table-cell office:value-type="string" table:style-name="ce20">
            <text:p>INIAV:2PORTOS:52715:2001:pin</text:p>
          </table:table-cell>
          <table:table-cell office:value-type="date" office:date-value="2001-08-03T00:00:00" table:style-name="ce30">
            <text:p>2001-08-03</text:p>
          </table:table-cell>
          <table:table-cell office:value-type="string" table:style-name="ce17">
            <text:p>VER_50</text:p>
          </table:table-cell>
          <table:table-cell table:number-columns-repeated="16381"/>
        </table:table-row>
        <table:table-row table:style-name="ro1">
          <table:table-cell office:value-type="string" table:style-name="ce20">
            <text:p>INIAV:2PORTOS:52715:2002:pin</text:p>
          </table:table-cell>
          <table:table-cell office:value-type="date" office:date-value="2002-08-15T00:00:00" table:style-name="ce30">
            <text:p>2002-08-15</text:p>
          </table:table-cell>
          <table:table-cell office:value-type="string" table:style-name="ce17">
            <text:p>VER_50</text:p>
          </table:table-cell>
          <table:table-cell table:number-columns-repeated="16381"/>
        </table:table-row>
        <table:table-row table:style-name="ro1">
          <table:table-cell office:value-type="string" table:style-name="ce20">
            <text:p>INIAV:2PORTOS:52715:2003:pin</text:p>
          </table:table-cell>
          <table:table-cell office:value-type="date" office:date-value="2003-08-09T00:00:00" table:style-name="ce30">
            <text:p>2003-08-09</text:p>
          </table:table-cell>
          <table:table-cell office:value-type="string" table:style-name="ce17">
            <text:p>VER_50</text:p>
          </table:table-cell>
          <table:table-cell table:number-columns-repeated="16381"/>
        </table:table-row>
        <table:table-row table:style-name="ro1">
          <table:table-cell office:value-type="string" table:style-name="ce20">
            <text:p>INIAV:2PORTOS:52715:2004:pin</text:p>
          </table:table-cell>
          <table:table-cell office:value-type="date" office:date-value="2004-08-12T00:00:00" table:style-name="ce30">
            <text:p>2004-08-12</text:p>
          </table:table-cell>
          <table:table-cell office:value-type="string" table:style-name="ce17">
            <text:p>VER_50</text:p>
          </table:table-cell>
          <table:table-cell table:number-columns-repeated="16381"/>
        </table:table-row>
        <table:table-row table:style-name="ro1">
          <table:table-cell office:value-type="string" table:style-name="ce20">
            <text:p>INIAV:2PORTOS:52715:2005:pin</text:p>
          </table:table-cell>
          <table:table-cell office:value-type="date" office:date-value="2005-08-16T00:00:00" table:style-name="ce30">
            <text:p>2005-08-16</text:p>
          </table:table-cell>
          <table:table-cell office:value-type="string" table:style-name="ce17">
            <text:p>VER_50</text:p>
          </table:table-cell>
          <table:table-cell table:number-columns-repeated="16381"/>
        </table:table-row>
        <table:table-row table:number-rows-repeated="1047079" table:style-name="ro3">
          <table:table-cell table:number-columns-repeated="16384"/>
        </table:table-row>
        <table:named-expressions>
          <table:named-range table:name="_xlnm._FilterDatabase" table:cell-range-address="data_value.$A$1:data_value.$C$1" table:base-cell-address="data_value.$A$1"/>
        </table:named-expressions>
      </table:table>
      <table:table table:name="Environment" table:style-name="ta1">
        <table:table-column table:style-name="co10" table:number-columns-repeated="2" table:default-cell-style-name="ce4"/>
        <table:table-column table:style-name="co30" table:default-cell-style-name="ce4"/>
        <table:table-column table:style-name="co4" table:number-columns-repeated="1021" table:default-cell-style-name="ce4"/>
        <table:table-column table:style-name="co6" table:number-columns-repeated="15360" table:default-cell-style-name="ce1"/>
        <table:table-row table:style-name="ro5">
          <table:table-cell office:value-type="string" table:style-name="ce9">
            <text:p>Study unique ID*</text:p>
          </table:table-cell>
          <table:table-cell office:value-type="string" table:style-name="ce9">
            <text:p>Environment parameter*</text:p>
          </table:table-cell>
          <table:table-cell office:value-type="string" table:style-name="ce9">
            <text:p>Environment parameter value*</text:p>
          </table:table-cell>
          <table:table-cell table:number-columns-repeated="16381"/>
        </table:table-row>
        <table:table-row table:number-rows-repeated="12" table:style-name="ro3">
          <table:table-cell table:number-columns-repeated="3" table:style-name="ce13"/>
          <table:table-cell table:number-columns-repeated="16381"/>
        </table:table-row>
        <table:table-row table:style-name="ro11">
          <table:table-cell table:number-columns-repeated="3" table:style-name="ce13"/>
          <table:table-cell table:number-columns-repeated="16381"/>
        </table:table-row>
        <table:table-row table:style-name="ro12">
          <table:table-cell table:number-columns-repeated="3" table:style-name="ce13"/>
          <table:table-cell table:number-columns-repeated="16381"/>
        </table:table-row>
        <table:table-row table:style-name="ro13">
          <table:table-cell table:number-columns-repeated="3" table:style-name="ce13"/>
          <table:table-cell table:number-columns-repeated="16381"/>
        </table:table-row>
        <table:table-row table:style-name="ro14">
          <table:table-cell table:number-columns-repeated="3" table:style-name="ce13"/>
          <table:table-cell table:number-columns-repeated="16381"/>
        </table:table-row>
        <table:table-row table:style-name="ro15">
          <table:table-cell table:number-columns-repeated="3" table:style-name="ce13"/>
          <table:table-cell table:number-columns-repeated="16381"/>
        </table:table-row>
        <table:table-row table:style-name="ro16">
          <table:table-cell table:number-columns-repeated="3" table:style-name="ce13"/>
          <table:table-cell table:number-columns-repeated="16381"/>
        </table:table-row>
        <table:table-row table:number-rows-repeated="6" table:style-name="ro3">
          <table:table-cell table:number-columns-repeated="3" table:style-name="ce13"/>
          <table:table-cell table:number-columns-repeated="16381"/>
        </table:table-row>
        <table:table-row table:number-rows-repeated="7" table:style-name="ro4">
          <table:table-cell table:number-columns-repeated="1024" table:style-name="ce4"/>
          <table:table-cell table:number-columns-repeated="15360"/>
        </table:table-row>
        <table:table-row table:number-rows-repeated="968" table:style-name="ro4">
          <table:table-cell table:number-columns-repeated="16384"/>
        </table:table-row>
        <table:table-row table:number-rows-repeated="1047576" table:style-name="ro3">
          <table:table-cell table:number-columns-repeated="16384"/>
        </table:table-row>
      </table:table>
      <table:table table:name="Factor" table:style-name="ta1">
        <table:table-column table:style-name="co10" table:number-columns-repeated="4" table:default-cell-style-name="ce4"/>
        <table:table-column table:style-name="co4" table:number-columns-repeated="1020" table:default-cell-style-name="ce4"/>
        <table:table-column table:style-name="co6" table:number-columns-repeated="15360" table:default-cell-style-name="ce1"/>
        <table:table-row table:style-name="ro5">
          <table:table-cell office:value-type="string" table:style-name="ce9">
            <text:p>Study unique ID*</text:p>
          </table:table-cell>
          <table:table-cell office:value-type="string" table:style-name="ce9">
            <text:p>Factor type*</text:p>
          </table:table-cell>
          <table:table-cell office:value-type="string" table:style-name="ce9">
            <text:p>Factor description</text:p>
          </table:table-cell>
          <table:table-cell office:value-type="string" table:style-name="ce9">
            <text:p>Factor values*</text:p>
          </table:table-cell>
          <table:table-cell table:number-columns-repeated="16380"/>
        </table:table-row>
        <table:table-row table:number-rows-repeated="7" table:style-name="ro9">
          <table:table-cell table:number-columns-repeated="4" table:style-name="ce21"/>
          <table:table-cell table:number-columns-repeated="16380"/>
        </table:table-row>
        <table:table-row table:number-rows-repeated="3" table:style-name="ro3">
          <table:table-cell table:number-columns-repeated="16384"/>
        </table:table-row>
        <table:table-row table:number-rows-repeated="5" table:style-name="ro4">
          <table:table-cell table:number-columns-repeated="1024" table:style-name="ce4"/>
          <table:table-cell table:number-columns-repeated="15360"/>
        </table:table-row>
        <table:table-row table:number-rows-repeated="984" table:style-name="ro4">
          <table:table-cell table:number-columns-repeated="16384"/>
        </table:table-row>
        <table:table-row table:number-rows-repeated="1047576" table:style-name="ro3">
          <table:table-cell table:number-columns-repeated="16384"/>
        </table:table-row>
      </table:table>
      <table:table table:name="Event" table:style-name="ta1">
        <table:table-column table:style-name="co10" table:number-columns-repeated="6" table:default-cell-style-name="ce4"/>
        <table:table-column table:style-name="co4" table:number-columns-repeated="1018" table:default-cell-style-name="ce4"/>
        <table:table-column table:style-name="co6" table:number-columns-repeated="15360" table:default-cell-style-name="ce1"/>
        <table:table-row table:style-name="ro5">
          <table:table-cell office:value-type="string" table:style-name="ce9">
            <text:p>Study unique ID*</text:p>
          </table:table-cell>
          <table:table-cell office:value-type="string" table:style-name="ce10">
            <text:p>Observation unit ID</text:p>
          </table:table-cell>
          <table:table-cell office:value-type="string" table:style-name="ce9">
            <text:p>Event type*</text:p>
          </table:table-cell>
          <table:table-cell office:value-type="string" table:style-name="ce9">
            <text:p>Event acession number</text:p>
          </table:table-cell>
          <table:table-cell office:value-type="string" table:style-name="ce9">
            <text:p>Event description</text:p>
          </table:table-cell>
          <table:table-cell office:value-type="string" table:style-name="ce9">
            <text:p>Event date*</text:p>
          </table:table-cell>
          <table:table-cell table:number-columns-repeated="16378"/>
        </table:table-row>
        <table:table-row table:number-rows-repeated="7" table:style-name="ro9">
          <table:table-cell table:number-columns-repeated="6" table:style-name="ce21"/>
          <table:table-cell table:number-columns-repeated="16378"/>
        </table:table-row>
        <table:table-row table:style-name="ro3">
          <table:table-cell table:number-columns-repeated="16384"/>
        </table:table-row>
        <table:table-row table:number-rows-repeated="7" table:style-name="ro4">
          <table:table-cell table:number-columns-repeated="1024" table:style-name="ce4"/>
          <table:table-cell table:number-columns-repeated="15360"/>
        </table:table-row>
        <table:table-row table:number-rows-repeated="984" table:style-name="ro4">
          <table:table-cell table:number-columns-repeated="16384"/>
        </table:table-row>
        <table:table-row table:number-rows-repeated="1047576" table:style-name="ro3">
          <table:table-cell table:number-columns-repeated="16384"/>
        </table:table-row>
      </table:table>
      <table:database-ranges>
        <table:database-range table:target-range-address="Observed_Variable.A1:Observed_Variable.Z137" table:name="__xlnm._FilterDatabase"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Calibri1" svg:font-family="Calibri1"/>
  </office:font-face-decls>
  <office:styles>
    <number:number-style style:name="N0">
      <number:number number:min-integer-digits="1"/>
    </number:number-style>
    <number:text-style style:name="N30">
      <number:text-content/>
    </number:text-style>
    <number:date-style style:name="N36">
      <number:year number:style="long"/>
      <number:text>-</number:text>
      <number:month number:style="long"/>
      <number:text>-</number:text>
      <number:day number:style="long"/>
    </number:date-style>
    <number:number-style style:name="N37" number:language="en" number:country="US">
      <number:number number:min-integer-digits="1"/>
    </number:number-style>
    <number:currency-style style:name="N38P0" number:language="en" number:country="US">
      <number:currency-symbol number:language="en" number:country="US">$</number:currency-symbol>
      <number:number number:decimal-places="2" number:min-decimal-places="2" number:min-integer-digits="1" number:grouping="true"/>
    </number:currency-style>
    <number:currency-style style:name="N38"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38P0"/>
    </number:currency-style>
    <style:style style:name="Excel_32_Built-in_32_Normal" style:display-name="Excel Built-in Normal" style:family="table-cell" style:data-style-name="N37">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landscape"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311</meta:generator>
    <dc:creator>Bruno Eduardo Vasques Costa</dc:creator>
    <meta:creation-date>2024-03-15T17:58:59Z</meta:creation-date>
    <dc:date>2024-03-15T17:59:01Z</dc:date>
    <meta:editing-cycles>1</meta:editing-cycles>
    <meta:editing-duration>PT14944S</meta:editing-duration>
  </office:meta>
</office:document-meta>
</file>